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09in"/>
    </style:style>
    <style:style style:name="co2" style:family="table-column">
      <style:table-column-properties fo:break-before="auto" style:column-width="0.8638in"/>
    </style:style>
    <style:style style:name="co3" style:family="table-column">
      <style:table-column-properties fo:break-before="auto" style:column-width="0.9555in"/>
    </style:style>
    <style:style style:name="co4" style:family="table-column">
      <style:table-column-properties fo:break-before="auto" style:column-width="1.3154in"/>
    </style:style>
    <style:style style:name="co5" style:family="table-column">
      <style:table-column-properties fo:break-before="auto" style:column-width="1.4071in"/>
    </style:style>
    <style:style style:name="co6" style:family="table-column">
      <style:table-column-properties fo:break-before="auto" style:column-width="0.6634in"/>
    </style:style>
    <style:style style:name="co7" style:family="table-column">
      <style:table-column-properties fo:break-before="auto" style:column-width="1.0146in"/>
    </style:style>
    <style:style style:name="co8" style:family="table-column">
      <style:table-column-properties fo:break-before="auto" style:column-width="0.2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name-asian="Liberation Mono" style:language-asian="zh" style:country-asian="CN" style:font-name-complex="Liberation Mono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Accent_20_2" office:value-type="string" calcext:value-type="string">
            <text:p>Left Column</text:p>
          </table:table-cell>
          <table:table-cell table:style-name="Accent_20_2" office:value-type="string" calcext:value-type="string">
            <text:p>Right Column</text:p>
          </table:table-cell>
          <table:table-cell table:style-name="Accent_20_2" office:value-type="string" calcext:value-type="string">
            <text:p>Left Column Sorted</text:p>
          </table:table-cell>
          <table:table-cell table:style-name="Accent_20_2" office:value-type="string" calcext:value-type="string">
            <text:p>Right Column Sorted</text:p>
          </table:table-cell>
          <table:table-cell table:style-name="Accent_20_2" office:value-type="string" calcext:value-type="string">
            <text:p>Distance</text:p>
          </table:table-cell>
          <table:table-cell table:style-name="Accent_20_2" office:value-type="string" calcext:value-type="string">
            <text:p>Total Distance</text:p>
          </table:table-cell>
          <table:table-cell table:style-name="Accent_20_2"/>
          <table:table-cell table:style-name="Accent_20_2" office:value-type="string" calcext:value-type="string">
            <text:p>Counts</text:p>
          </table:table-cell>
          <table:table-cell table:style-name="Accent_20_2" office:value-type="string" calcext:value-type="string">
            <text:p>Products</text:p>
          </table:table-cell>
          <table:table-cell table:style-name="Accent_20_2" office:value-type="string" calcext:value-type="string">
            <text:p>Total Similarity</text:p>
          </table:table-cell>
          <table:table-cell table:style-name="Accent_20_2" table:number-columns-repeated="16373"/>
        </table:table-row>
        <table:table-row table:style-name="ro1">
          <table:table-cell office:value-type="string" calcext:value-type="string">
            <text:p>37033 <text:s text:c="2"/>48086</text:p>
          </table:table-cell>
          <table:table-cell office:value-type="float" office:value="37033" calcext:value-type="float">
            <text:p>37033</text:p>
          </table:table-cell>
          <table:table-cell office:value-type="float" office:value="48086" calcext:value-type="float">
            <text:p>48086</text:p>
          </table:table-cell>
          <table:table-cell table:number-matrix-columns-spanned="1" table:number-matrix-rows-spanned="1000" table:formula="of:=COM.MICROSOFT.SORT([.B2:.B1001])" office:value-type="float" office:value="10204" calcext:value-type="float">
            <text:p>10204</text:p>
          </table:table-cell>
          <table:table-cell table:number-matrix-columns-spanned="1" table:number-matrix-rows-spanned="1000" table:formula="of:=COM.MICROSOFT.SORT([.C2:.C1001])" office:value-type="float" office:value="10033" calcext:value-type="float">
            <text:p>10033</text:p>
          </table:table-cell>
          <table:table-cell table:formula="of:=ABS([.D2]-[.E2])" office:value-type="float" office:value="171" calcext:value-type="float">
            <text:p>171</text:p>
          </table:table-cell>
          <table:table-cell table:style-name="Good" table:formula="of:=SUM([.F2:.F1001])" office:value-type="float" office:value="1223326" calcext:value-type="float">
            <text:p>1223326</text:p>
          </table:table-cell>
          <table:table-cell/>
          <table:table-cell table:formula="of:=COUNTIF([.C$2:.C$1001];[.B2])" office:value-type="float" office:value="0" calcext:value-type="float">
            <text:p>0</text:p>
          </table:table-cell>
          <table:table-cell table:formula="of:=[.I2]*[.B2]" office:value-type="float" office:value="0" calcext:value-type="float">
            <text:p>0</text:p>
          </table:table-cell>
          <table:table-cell table:style-name="Good" table:formula="of:=SUM([.J2:.J1001])" office:value-type="float" office:value="21070419" calcext:value-type="float">
            <text:p>210704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80098 <text:s text:c="2"/>34930</text:p>
          </table:table-cell>
          <table:table-cell office:value-type="float" office:value="80098" calcext:value-type="float">
            <text:p>80098</text:p>
          </table:table-cell>
          <table:table-cell office:value-type="float" office:value="34930" calcext:value-type="float">
            <text:p>34930</text:p>
          </table:table-cell>
          <table:table-cell office:value-type="float" office:value="10218" calcext:value-type="float">
            <text:p>10218</text:p>
          </table:table-cell>
          <table:table-cell office:value-type="float" office:value="10062" calcext:value-type="float">
            <text:p>10062</text:p>
          </table:table-cell>
          <table:table-cell table:formula="of:=ABS([.D3]-[.E3])" office:value-type="float" office:value="156" calcext:value-type="float">
            <text:p>156</text:p>
          </table:table-cell>
          <table:table-cell table:number-columns-repeated="2"/>
          <table:table-cell table:formula="of:=COUNTIF([.C$2:.C$1001];[.B3])" office:value-type="float" office:value="0" calcext:value-type="float">
            <text:p>0</text:p>
          </table:table-cell>
          <table:table-cell table:formula="of:=[.I3]*[.B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8073 <text:s text:c="2"/>69183</text:p>
          </table:table-cell>
          <table:table-cell office:value-type="float" office:value="88073" calcext:value-type="float">
            <text:p>88073</text:p>
          </table:table-cell>
          <table:table-cell office:value-type="float" office:value="69183" calcext:value-type="float">
            <text:p>69183</text:p>
          </table:table-cell>
          <table:table-cell office:value-type="float" office:value="10355" calcext:value-type="float">
            <text:p>10355</text:p>
          </table:table-cell>
          <table:table-cell office:value-type="float" office:value="10345" calcext:value-type="float">
            <text:p>10345</text:p>
          </table:table-cell>
          <table:table-cell table:formula="of:=ABS([.D4]-[.E4])" office:value-type="float" office:value="10" calcext:value-type="float">
            <text:p>10</text:p>
          </table:table-cell>
          <table:table-cell table:number-columns-repeated="2"/>
          <table:table-cell table:formula="of:=COUNTIF([.C$2:.C$1001];[.B4])" office:value-type="float" office:value="0" calcext:value-type="float">
            <text:p>0</text:p>
          </table:table-cell>
          <table:table-cell table:formula="of:=[.I4]*[.B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342 <text:s text:c="2"/>63061</text:p>
          </table:table-cell>
          <table:table-cell office:value-type="float" office:value="54342" calcext:value-type="float">
            <text:p>54342</text:p>
          </table:table-cell>
          <table:table-cell office:value-type="float" office:value="63061" calcext:value-type="float">
            <text:p>63061</text:p>
          </table:table-cell>
          <table:table-cell office:value-type="float" office:value="10375" calcext:value-type="float">
            <text:p>10375</text:p>
          </table:table-cell>
          <table:table-cell office:value-type="float" office:value="10464" calcext:value-type="float">
            <text:p>10464</text:p>
          </table:table-cell>
          <table:table-cell table:formula="of:=ABS([.D5]-[.E5])" office:value-type="float" office:value="89" calcext:value-type="float">
            <text:p>89</text:p>
          </table:table-cell>
          <table:table-cell table:number-columns-repeated="2"/>
          <table:table-cell table:formula="of:=COUNTIF([.C$2:.C$1001];[.B5])" office:value-type="float" office:value="0" calcext:value-type="float">
            <text:p>0</text:p>
          </table:table-cell>
          <table:table-cell table:formula="of:=[.I5]*[.B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8409 <text:s text:c="2"/>87908</text:p>
          </table:table-cell>
          <table:table-cell office:value-type="float" office:value="98409" calcext:value-type="float">
            <text:p>98409</text:p>
          </table:table-cell>
          <table:table-cell office:value-type="float" office:value="87908" calcext:value-type="float">
            <text:p>87908</text:p>
          </table:table-cell>
          <table:table-cell office:value-type="float" office:value="10500" calcext:value-type="float">
            <text:p>10500</text:p>
          </table:table-cell>
          <table:table-cell office:value-type="float" office:value="10485" calcext:value-type="float">
            <text:p>10485</text:p>
          </table:table-cell>
          <table:table-cell table:formula="of:=ABS([.D6]-[.E6])" office:value-type="float" office:value="15" calcext:value-type="float">
            <text:p>15</text:p>
          </table:table-cell>
          <table:table-cell table:number-columns-repeated="2"/>
          <table:table-cell table:formula="of:=COUNTIF([.C$2:.C$1001];[.B6])" office:value-type="float" office:value="15" calcext:value-type="float">
            <text:p>15</text:p>
          </table:table-cell>
          <table:table-cell table:formula="of:=[.I6]*[.B6]" office:value-type="float" office:value="1476135" calcext:value-type="float">
            <text:p>147613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1400 <text:s text:c="2"/>96222</text:p>
          </table:table-cell>
          <table:table-cell office:value-type="float" office:value="81400" calcext:value-type="float">
            <text:p>81400</text:p>
          </table:table-cell>
          <table:table-cell office:value-type="float" office:value="96222" calcext:value-type="float">
            <text:p>96222</text:p>
          </table:table-cell>
          <table:table-cell office:value-type="float" office:value="10533" calcext:value-type="float">
            <text:p>10533</text:p>
          </table:table-cell>
          <table:table-cell office:value-type="float" office:value="10612" calcext:value-type="float">
            <text:p>10612</text:p>
          </table:table-cell>
          <table:table-cell table:formula="of:=ABS([.D7]-[.E7])" office:value-type="float" office:value="79" calcext:value-type="float">
            <text:p>79</text:p>
          </table:table-cell>
          <table:table-cell table:number-columns-repeated="2"/>
          <table:table-cell table:formula="of:=COUNTIF([.C$2:.C$1001];[.B7])" office:value-type="float" office:value="0" calcext:value-type="float">
            <text:p>0</text:p>
          </table:table-cell>
          <table:table-cell table:formula="of:=[.I7]*[.B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062 <text:s text:c="2"/>53621</text:p>
          </table:table-cell>
          <table:table-cell office:value-type="float" office:value="42062" calcext:value-type="float">
            <text:p>42062</text:p>
          </table:table-cell>
          <table:table-cell office:value-type="float" office:value="53621" calcext:value-type="float">
            <text:p>53621</text:p>
          </table:table-cell>
          <table:table-cell office:value-type="float" office:value="10596" calcext:value-type="float">
            <text:p>10596</text:p>
          </table:table-cell>
          <table:table-cell office:value-type="float" office:value="10761" calcext:value-type="float">
            <text:p>10761</text:p>
          </table:table-cell>
          <table:table-cell table:formula="of:=ABS([.D8]-[.E8])" office:value-type="float" office:value="165" calcext:value-type="float">
            <text:p>165</text:p>
          </table:table-cell>
          <table:table-cell table:number-columns-repeated="2"/>
          <table:table-cell table:formula="of:=COUNTIF([.C$2:.C$1001];[.B8])" office:value-type="float" office:value="0" calcext:value-type="float">
            <text:p>0</text:p>
          </table:table-cell>
          <table:table-cell table:formula="of:=[.I8]*[.B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208 <text:s text:c="2"/>48086</text:p>
          </table:table-cell>
          <table:table-cell office:value-type="float" office:value="55208" calcext:value-type="float">
            <text:p>55208</text:p>
          </table:table-cell>
          <table:table-cell office:value-type="float" office:value="48086" calcext:value-type="float">
            <text:p>48086</text:p>
          </table:table-cell>
          <table:table-cell office:value-type="float" office:value="10733" calcext:value-type="float">
            <text:p>10733</text:p>
          </table:table-cell>
          <table:table-cell office:value-type="float" office:value="10812" calcext:value-type="float">
            <text:p>10812</text:p>
          </table:table-cell>
          <table:table-cell table:formula="of:=ABS([.D9]-[.E9])" office:value-type="float" office:value="79" calcext:value-type="float">
            <text:p>79</text:p>
          </table:table-cell>
          <table:table-cell table:number-columns-repeated="2"/>
          <table:table-cell table:formula="of:=COUNTIF([.C$2:.C$1001];[.B9])" office:value-type="float" office:value="0" calcext:value-type="float">
            <text:p>0</text:p>
          </table:table-cell>
          <table:table-cell table:formula="of:=[.I9]*[.B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847 <text:s text:c="2"/>20622</text:p>
          </table:table-cell>
          <table:table-cell office:value-type="float" office:value="10847" calcext:value-type="float">
            <text:p>10847</text:p>
          </table:table-cell>
          <table:table-cell office:value-type="float" office:value="20622" calcext:value-type="float">
            <text:p>20622</text:p>
          </table:table-cell>
          <table:table-cell office:value-type="float" office:value="10750" calcext:value-type="float">
            <text:p>10750</text:p>
          </table:table-cell>
          <table:table-cell office:value-type="float" office:value="10919" calcext:value-type="float">
            <text:p>10919</text:p>
          </table:table-cell>
          <table:table-cell table:formula="of:=ABS([.D10]-[.E10])" office:value-type="float" office:value="169" calcext:value-type="float">
            <text:p>169</text:p>
          </table:table-cell>
          <table:table-cell table:number-columns-repeated="2"/>
          <table:table-cell table:formula="of:=COUNTIF([.C$2:.C$1001];[.B10])" office:value-type="float" office:value="0" calcext:value-type="float">
            <text:p>0</text:p>
          </table:table-cell>
          <table:table-cell table:formula="of:=[.I10]*[.B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237 <text:s text:c="2"/>11766</text:p>
          </table:table-cell>
          <table:table-cell office:value-type="float" office:value="53237" calcext:value-type="float">
            <text:p>53237</text:p>
          </table:table-cell>
          <table:table-cell office:value-type="float" office:value="11766" calcext:value-type="float">
            <text:p>11766</text:p>
          </table:table-cell>
          <table:table-cell office:value-type="float" office:value="10847" calcext:value-type="float">
            <text:p>10847</text:p>
          </table:table-cell>
          <table:table-cell office:value-type="float" office:value="11400" calcext:value-type="float">
            <text:p>11400</text:p>
          </table:table-cell>
          <table:table-cell table:formula="of:=ABS([.D11]-[.E11])" office:value-type="float" office:value="553" calcext:value-type="float">
            <text:p>553</text:p>
          </table:table-cell>
          <table:table-cell table:number-columns-repeated="2"/>
          <table:table-cell table:formula="of:=COUNTIF([.C$2:.C$1001];[.B11])" office:value-type="float" office:value="0" calcext:value-type="float">
            <text:p>0</text:p>
          </table:table-cell>
          <table:table-cell table:formula="of:=[.I11]*[.B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609 <text:s text:c="2"/>19507</text:p>
          </table:table-cell>
          <table:table-cell office:value-type="float" office:value="12609" calcext:value-type="float">
            <text:p>12609</text:p>
          </table:table-cell>
          <table:table-cell office:value-type="float" office:value="19507" calcext:value-type="float">
            <text:p>19507</text:p>
          </table:table-cell>
          <table:table-cell office:value-type="float" office:value="10856" calcext:value-type="float">
            <text:p>10856</text:p>
          </table:table-cell>
          <table:table-cell office:value-type="float" office:value="11420" calcext:value-type="float">
            <text:p>11420</text:p>
          </table:table-cell>
          <table:table-cell table:formula="of:=ABS([.D12]-[.E12])" office:value-type="float" office:value="564" calcext:value-type="float">
            <text:p>564</text:p>
          </table:table-cell>
          <table:table-cell table:number-columns-repeated="2"/>
          <table:table-cell table:formula="of:=COUNTIF([.C$2:.C$1001];[.B12])" office:value-type="float" office:value="0" calcext:value-type="float">
            <text:p>0</text:p>
          </table:table-cell>
          <table:table-cell table:formula="of:=[.I12]*[.B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1524 <text:s text:c="2"/>33054</text:p>
          </table:table-cell>
          <table:table-cell office:value-type="float" office:value="31524" calcext:value-type="float">
            <text:p>31524</text:p>
          </table:table-cell>
          <table:table-cell office:value-type="float" office:value="33054" calcext:value-type="float">
            <text:p>33054</text:p>
          </table:table-cell>
          <table:table-cell office:value-type="float" office:value="10891" calcext:value-type="float">
            <text:p>10891</text:p>
          </table:table-cell>
          <table:table-cell office:value-type="float" office:value="11420" calcext:value-type="float">
            <text:p>11420</text:p>
          </table:table-cell>
          <table:table-cell table:formula="of:=ABS([.D13]-[.E13])" office:value-type="float" office:value="529" calcext:value-type="float">
            <text:p>529</text:p>
          </table:table-cell>
          <table:table-cell table:number-columns-repeated="2"/>
          <table:table-cell table:formula="of:=COUNTIF([.C$2:.C$1001];[.B13])" office:value-type="float" office:value="13" calcext:value-type="float">
            <text:p>13</text:p>
          </table:table-cell>
          <table:table-cell table:formula="of:=[.I13]*[.B13]" office:value-type="float" office:value="409812" calcext:value-type="float">
            <text:p>40981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3455 <text:s text:c="2"/>96879</text:p>
          </table:table-cell>
          <table:table-cell office:value-type="float" office:value="83455" calcext:value-type="float">
            <text:p>83455</text:p>
          </table:table-cell>
          <table:table-cell office:value-type="float" office:value="96879" calcext:value-type="float">
            <text:p>96879</text:p>
          </table:table-cell>
          <table:table-cell office:value-type="float" office:value="11050" calcext:value-type="float">
            <text:p>11050</text:p>
          </table:table-cell>
          <table:table-cell office:value-type="float" office:value="11420" calcext:value-type="float">
            <text:p>11420</text:p>
          </table:table-cell>
          <table:table-cell table:formula="of:=ABS([.D14]-[.E14])" office:value-type="float" office:value="370" calcext:value-type="float">
            <text:p>370</text:p>
          </table:table-cell>
          <table:table-cell table:number-columns-repeated="2"/>
          <table:table-cell table:formula="of:=COUNTIF([.C$2:.C$1001];[.B14])" office:value-type="float" office:value="0" calcext:value-type="float">
            <text:p>0</text:p>
          </table:table-cell>
          <table:table-cell table:formula="of:=[.I14]*[.B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344 <text:s text:c="2"/>76641</text:p>
          </table:table-cell>
          <table:table-cell office:value-type="float" office:value="53344" calcext:value-type="float">
            <text:p>53344</text:p>
          </table:table-cell>
          <table:table-cell office:value-type="float" office:value="76641" calcext:value-type="float">
            <text:p>76641</text:p>
          </table:table-cell>
          <table:table-cell office:value-type="float" office:value="11104" calcext:value-type="float">
            <text:p>11104</text:p>
          </table:table-cell>
          <table:table-cell office:value-type="float" office:value="11420" calcext:value-type="float">
            <text:p>11420</text:p>
          </table:table-cell>
          <table:table-cell table:formula="of:=ABS([.D15]-[.E15])" office:value-type="float" office:value="316" calcext:value-type="float">
            <text:p>316</text:p>
          </table:table-cell>
          <table:table-cell table:number-columns-repeated="2"/>
          <table:table-cell table:formula="of:=COUNTIF([.C$2:.C$1001];[.B15])" office:value-type="float" office:value="0" calcext:value-type="float">
            <text:p>0</text:p>
          </table:table-cell>
          <table:table-cell table:formula="of:=[.I15]*[.B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982 <text:s text:c="2"/>66380</text:p>
          </table:table-cell>
          <table:table-cell office:value-type="float" office:value="94982" calcext:value-type="float">
            <text:p>94982</text:p>
          </table:table-cell>
          <table:table-cell office:value-type="float" office:value="66380" calcext:value-type="float">
            <text:p>66380</text:p>
          </table:table-cell>
          <table:table-cell office:value-type="float" office:value="11114" calcext:value-type="float">
            <text:p>11114</text:p>
          </table:table-cell>
          <table:table-cell office:value-type="float" office:value="11420" calcext:value-type="float">
            <text:p>11420</text:p>
          </table:table-cell>
          <table:table-cell table:formula="of:=ABS([.D16]-[.E16])" office:value-type="float" office:value="306" calcext:value-type="float">
            <text:p>306</text:p>
          </table:table-cell>
          <table:table-cell table:number-columns-repeated="2"/>
          <table:table-cell table:formula="of:=COUNTIF([.C$2:.C$1001];[.B16])" office:value-type="float" office:value="0" calcext:value-type="float">
            <text:p>0</text:p>
          </table:table-cell>
          <table:table-cell table:formula="of:=[.I16]*[.B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9183 <text:s text:c="2"/>70224</text:p>
          </table:table-cell>
          <table:table-cell office:value-type="float" office:value="69183" calcext:value-type="float">
            <text:p>69183</text:p>
          </table:table-cell>
          <table:table-cell office:value-type="float" office:value="70224" calcext:value-type="float">
            <text:p>70224</text:p>
          </table:table-cell>
          <table:table-cell office:value-type="float" office:value="11234" calcext:value-type="float">
            <text:p>11234</text:p>
          </table:table-cell>
          <table:table-cell office:value-type="float" office:value="11420" calcext:value-type="float">
            <text:p>11420</text:p>
          </table:table-cell>
          <table:table-cell table:formula="of:=ABS([.D17]-[.E17])" office:value-type="float" office:value="186" calcext:value-type="float">
            <text:p>186</text:p>
          </table:table-cell>
          <table:table-cell table:number-columns-repeated="2"/>
          <table:table-cell table:formula="of:=COUNTIF([.C$2:.C$1001];[.B17])" office:value-type="float" office:value="11" calcext:value-type="float">
            <text:p>11</text:p>
          </table:table-cell>
          <table:table-cell table:formula="of:=[.I17]*[.B17]" office:value-type="float" office:value="761013" calcext:value-type="float">
            <text:p>76101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5580 <text:s text:c="2"/>12846</text:p>
          </table:table-cell>
          <table:table-cell office:value-type="float" office:value="35580" calcext:value-type="float">
            <text:p>35580</text:p>
          </table:table-cell>
          <table:table-cell office:value-type="float" office:value="12846" calcext:value-type="float">
            <text:p>12846</text:p>
          </table:table-cell>
          <table:table-cell office:value-type="float" office:value="11420" calcext:value-type="float">
            <text:p>11420</text:p>
          </table:table-cell>
          <table:table-cell office:value-type="float" office:value="11420" calcext:value-type="float">
            <text:p>11420</text:p>
          </table:table-cell>
          <table:table-cell table:formula="of:=ABS([.D18]-[.E18])" office:value-type="float" office:value="0" calcext:value-type="float">
            <text:p>0</text:p>
          </table:table-cell>
          <table:table-cell table:number-columns-repeated="2"/>
          <table:table-cell table:formula="of:=COUNTIF([.C$2:.C$1001];[.B18])" office:value-type="float" office:value="0" calcext:value-type="float">
            <text:p>0</text:p>
          </table:table-cell>
          <table:table-cell table:formula="of:=[.I18]*[.B1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7598 <text:s text:c="2"/>24335</text:p>
          </table:table-cell>
          <table:table-cell office:value-type="float" office:value="87598" calcext:value-type="float">
            <text:p>87598</text:p>
          </table:table-cell>
          <table:table-cell office:value-type="float" office:value="24335" calcext:value-type="float">
            <text:p>24335</text:p>
          </table:table-cell>
          <table:table-cell office:value-type="float" office:value="11480" calcext:value-type="float">
            <text:p>11480</text:p>
          </table:table-cell>
          <table:table-cell office:value-type="float" office:value="11420" calcext:value-type="float">
            <text:p>11420</text:p>
          </table:table-cell>
          <table:table-cell table:formula="of:=ABS([.D19]-[.E19])" office:value-type="float" office:value="60" calcext:value-type="float">
            <text:p>60</text:p>
          </table:table-cell>
          <table:table-cell table:number-columns-repeated="2"/>
          <table:table-cell table:formula="of:=COUNTIF([.C$2:.C$1001];[.B19])" office:value-type="float" office:value="0" calcext:value-type="float">
            <text:p>0</text:p>
          </table:table-cell>
          <table:table-cell table:formula="of:=[.I19]*[.B1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2193 <text:s text:c="2"/>11774</text:p>
          </table:table-cell>
          <table:table-cell office:value-type="float" office:value="82193" calcext:value-type="float">
            <text:p>82193</text:p>
          </table:table-cell>
          <table:table-cell office:value-type="float" office:value="11774" calcext:value-type="float">
            <text:p>11774</text:p>
          </table:table-cell>
          <table:table-cell office:value-type="float" office:value="11531" calcext:value-type="float">
            <text:p>11531</text:p>
          </table:table-cell>
          <table:table-cell office:value-type="float" office:value="11654" calcext:value-type="float">
            <text:p>11654</text:p>
          </table:table-cell>
          <table:table-cell table:formula="of:=ABS([.D20]-[.E20])" office:value-type="float" office:value="123" calcext:value-type="float">
            <text:p>123</text:p>
          </table:table-cell>
          <table:table-cell table:number-columns-repeated="2"/>
          <table:table-cell table:formula="of:=COUNTIF([.C$2:.C$1001];[.B20])" office:value-type="float" office:value="0" calcext:value-type="float">
            <text:p>0</text:p>
          </table:table-cell>
          <table:table-cell table:formula="of:=[.I20]*[.B2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9512 <text:s text:c="2"/>57198</text:p>
          </table:table-cell>
          <table:table-cell office:value-type="float" office:value="69512" calcext:value-type="float">
            <text:p>69512</text:p>
          </table:table-cell>
          <table:table-cell office:value-type="float" office:value="57198" calcext:value-type="float">
            <text:p>57198</text:p>
          </table:table-cell>
          <table:table-cell office:value-type="float" office:value="11532" calcext:value-type="float">
            <text:p>11532</text:p>
          </table:table-cell>
          <table:table-cell office:value-type="float" office:value="11766" calcext:value-type="float">
            <text:p>11766</text:p>
          </table:table-cell>
          <table:table-cell table:formula="of:=ABS([.D21]-[.E21])" office:value-type="float" office:value="234" calcext:value-type="float">
            <text:p>234</text:p>
          </table:table-cell>
          <table:table-cell table:number-columns-repeated="2"/>
          <table:table-cell table:formula="of:=COUNTIF([.C$2:.C$1001];[.B21])" office:value-type="float" office:value="0" calcext:value-type="float">
            <text:p>0</text:p>
          </table:table-cell>
          <table:table-cell table:formula="of:=[.I21]*[.B2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322 <text:s text:c="2"/>57031</text:p>
          </table:table-cell>
          <table:table-cell office:value-type="float" office:value="59322" calcext:value-type="float">
            <text:p>59322</text:p>
          </table:table-cell>
          <table:table-cell office:value-type="float" office:value="57031" calcext:value-type="float">
            <text:p>57031</text:p>
          </table:table-cell>
          <table:table-cell office:value-type="float" office:value="11751" calcext:value-type="float">
            <text:p>11751</text:p>
          </table:table-cell>
          <table:table-cell office:value-type="float" office:value="11774" calcext:value-type="float">
            <text:p>11774</text:p>
          </table:table-cell>
          <table:table-cell table:formula="of:=ABS([.D22]-[.E22])" office:value-type="float" office:value="23" calcext:value-type="float">
            <text:p>23</text:p>
          </table:table-cell>
          <table:table-cell table:number-columns-repeated="2"/>
          <table:table-cell table:formula="of:=COUNTIF([.C$2:.C$1001];[.B22])" office:value-type="float" office:value="0" calcext:value-type="float">
            <text:p>0</text:p>
          </table:table-cell>
          <table:table-cell table:formula="of:=[.I22]*[.B2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8842 <text:s text:c="2"/>58244</text:p>
          </table:table-cell>
          <table:table-cell office:value-type="float" office:value="68842" calcext:value-type="float">
            <text:p>68842</text:p>
          </table:table-cell>
          <table:table-cell office:value-type="float" office:value="58244" calcext:value-type="float">
            <text:p>58244</text:p>
          </table:table-cell>
          <table:table-cell office:value-type="float" office:value="11880" calcext:value-type="float">
            <text:p>11880</text:p>
          </table:table-cell>
          <table:table-cell office:value-type="float" office:value="11810" calcext:value-type="float">
            <text:p>11810</text:p>
          </table:table-cell>
          <table:table-cell table:formula="of:=ABS([.D23]-[.E23])" office:value-type="float" office:value="70" calcext:value-type="float">
            <text:p>70</text:p>
          </table:table-cell>
          <table:table-cell table:number-columns-repeated="2"/>
          <table:table-cell table:formula="of:=COUNTIF([.C$2:.C$1001];[.B23])" office:value-type="float" office:value="0" calcext:value-type="float">
            <text:p>0</text:p>
          </table:table-cell>
          <table:table-cell table:formula="of:=[.I23]*[.B2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042 <text:s text:c="2"/>39233</text:p>
          </table:table-cell>
          <table:table-cell office:value-type="float" office:value="44042" calcext:value-type="float">
            <text:p>44042</text:p>
          </table:table-cell>
          <table:table-cell office:value-type="float" office:value="39233" calcext:value-type="float">
            <text:p>39233</text:p>
          </table:table-cell>
          <table:table-cell office:value-type="float" office:value="11881" calcext:value-type="float">
            <text:p>11881</text:p>
          </table:table-cell>
          <table:table-cell office:value-type="float" office:value="11954" calcext:value-type="float">
            <text:p>11954</text:p>
          </table:table-cell>
          <table:table-cell table:formula="of:=ABS([.D24]-[.E24])" office:value-type="float" office:value="73" calcext:value-type="float">
            <text:p>73</text:p>
          </table:table-cell>
          <table:table-cell table:number-columns-repeated="2"/>
          <table:table-cell table:formula="of:=COUNTIF([.C$2:.C$1001];[.B24])" office:value-type="float" office:value="0" calcext:value-type="float">
            <text:p>0</text:p>
          </table:table-cell>
          <table:table-cell table:formula="of:=[.I24]*[.B2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249 <text:s text:c="2"/>57139</text:p>
          </table:table-cell>
          <table:table-cell office:value-type="float" office:value="16249" calcext:value-type="float">
            <text:p>16249</text:p>
          </table:table-cell>
          <table:table-cell office:value-type="float" office:value="57139" calcext:value-type="float">
            <text:p>57139</text:p>
          </table:table-cell>
          <table:table-cell office:value-type="float" office:value="11888" calcext:value-type="float">
            <text:p>11888</text:p>
          </table:table-cell>
          <table:table-cell office:value-type="float" office:value="12197" calcext:value-type="float">
            <text:p>12197</text:p>
          </table:table-cell>
          <table:table-cell table:formula="of:=ABS([.D25]-[.E25])" office:value-type="float" office:value="309" calcext:value-type="float">
            <text:p>309</text:p>
          </table:table-cell>
          <table:table-cell table:number-columns-repeated="2"/>
          <table:table-cell table:formula="of:=COUNTIF([.C$2:.C$1001];[.B25])" office:value-type="float" office:value="0" calcext:value-type="float">
            <text:p>0</text:p>
          </table:table-cell>
          <table:table-cell table:formula="of:=[.I25]*[.B2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264 <text:s text:c="2"/>31175</text:p>
          </table:table-cell>
          <table:table-cell office:value-type="float" office:value="85264" calcext:value-type="float">
            <text:p>85264</text:p>
          </table:table-cell>
          <table:table-cell office:value-type="float" office:value="31175" calcext:value-type="float">
            <text:p>31175</text:p>
          </table:table-cell>
          <table:table-cell office:value-type="float" office:value="11895" calcext:value-type="float">
            <text:p>11895</text:p>
          </table:table-cell>
          <table:table-cell office:value-type="float" office:value="12243" calcext:value-type="float">
            <text:p>12243</text:p>
          </table:table-cell>
          <table:table-cell table:formula="of:=ABS([.D26]-[.E26])" office:value-type="float" office:value="348" calcext:value-type="float">
            <text:p>348</text:p>
          </table:table-cell>
          <table:table-cell table:number-columns-repeated="2"/>
          <table:table-cell table:formula="of:=COUNTIF([.C$2:.C$1001];[.B26])" office:value-type="float" office:value="0" calcext:value-type="float">
            <text:p>0</text:p>
          </table:table-cell>
          <table:table-cell table:formula="of:=[.I26]*[.B2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891 <text:s text:c="2"/>68793</text:p>
          </table:table-cell>
          <table:table-cell office:value-type="float" office:value="10891" calcext:value-type="float">
            <text:p>10891</text:p>
          </table:table-cell>
          <table:table-cell office:value-type="float" office:value="68793" calcext:value-type="float">
            <text:p>68793</text:p>
          </table:table-cell>
          <table:table-cell office:value-type="float" office:value="12117" calcext:value-type="float">
            <text:p>12117</text:p>
          </table:table-cell>
          <table:table-cell office:value-type="float" office:value="12428" calcext:value-type="float">
            <text:p>12428</text:p>
          </table:table-cell>
          <table:table-cell table:formula="of:=ABS([.D27]-[.E27])" office:value-type="float" office:value="311" calcext:value-type="float">
            <text:p>311</text:p>
          </table:table-cell>
          <table:table-cell table:number-columns-repeated="2"/>
          <table:table-cell table:formula="of:=COUNTIF([.C$2:.C$1001];[.B27])" office:value-type="float" office:value="0" calcext:value-type="float">
            <text:p>0</text:p>
          </table:table-cell>
          <table:table-cell table:formula="of:=[.I27]*[.B2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0085 <text:s text:c="2"/>98617</text:p>
          </table:table-cell>
          <table:table-cell office:value-type="float" office:value="40085" calcext:value-type="float">
            <text:p>40085</text:p>
          </table:table-cell>
          <table:table-cell office:value-type="float" office:value="98617" calcext:value-type="float">
            <text:p>98617</text:p>
          </table:table-cell>
          <table:table-cell office:value-type="float" office:value="12221" calcext:value-type="float">
            <text:p>12221</text:p>
          </table:table-cell>
          <table:table-cell office:value-type="float" office:value="12526" calcext:value-type="float">
            <text:p>12526</text:p>
          </table:table-cell>
          <table:table-cell table:formula="of:=ABS([.D28]-[.E28])" office:value-type="float" office:value="305" calcext:value-type="float">
            <text:p>305</text:p>
          </table:table-cell>
          <table:table-cell table:number-columns-repeated="2"/>
          <table:table-cell table:formula="of:=COUNTIF([.C$2:.C$1001];[.B28])" office:value-type="float" office:value="0" calcext:value-type="float">
            <text:p>0</text:p>
          </table:table-cell>
          <table:table-cell table:formula="of:=[.I28]*[.B2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1566 <text:s text:c="2"/>98409</text:p>
          </table:table-cell>
          <table:table-cell office:value-type="float" office:value="91566" calcext:value-type="float">
            <text:p>91566</text:p>
          </table:table-cell>
          <table:table-cell office:value-type="float" office:value="98409" calcext:value-type="float">
            <text:p>98409</text:p>
          </table:table-cell>
          <table:table-cell office:value-type="float" office:value="12525" calcext:value-type="float">
            <text:p>12525</text:p>
          </table:table-cell>
          <table:table-cell office:value-type="float" office:value="12779" calcext:value-type="float">
            <text:p>12779</text:p>
          </table:table-cell>
          <table:table-cell table:formula="of:=ABS([.D29]-[.E29])" office:value-type="float" office:value="254" calcext:value-type="float">
            <text:p>254</text:p>
          </table:table-cell>
          <table:table-cell table:number-columns-repeated="2"/>
          <table:table-cell table:formula="of:=COUNTIF([.C$2:.C$1001];[.B29])" office:value-type="float" office:value="0" calcext:value-type="float">
            <text:p>0</text:p>
          </table:table-cell>
          <table:table-cell table:formula="of:=[.I29]*[.B2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7478 <text:s text:c="2"/>49199</text:p>
          </table:table-cell>
          <table:table-cell office:value-type="float" office:value="87478" calcext:value-type="float">
            <text:p>87478</text:p>
          </table:table-cell>
          <table:table-cell office:value-type="float" office:value="49199" calcext:value-type="float">
            <text:p>49199</text:p>
          </table:table-cell>
          <table:table-cell office:value-type="float" office:value="12567" calcext:value-type="float">
            <text:p>12567</text:p>
          </table:table-cell>
          <table:table-cell office:value-type="float" office:value="12846" calcext:value-type="float">
            <text:p>12846</text:p>
          </table:table-cell>
          <table:table-cell table:formula="of:=ABS([.D30]-[.E30])" office:value-type="float" office:value="279" calcext:value-type="float">
            <text:p>279</text:p>
          </table:table-cell>
          <table:table-cell table:number-columns-repeated="2"/>
          <table:table-cell table:formula="of:=COUNTIF([.C$2:.C$1001];[.B30])" office:value-type="float" office:value="0" calcext:value-type="float">
            <text:p>0</text:p>
          </table:table-cell>
          <table:table-cell table:formula="of:=[.I30]*[.B3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9821 <text:s text:c="2"/>33343</text:p>
          </table:table-cell>
          <table:table-cell office:value-type="float" office:value="39821" calcext:value-type="float">
            <text:p>39821</text:p>
          </table:table-cell>
          <table:table-cell office:value-type="float" office:value="33343" calcext:value-type="float">
            <text:p>33343</text:p>
          </table:table-cell>
          <table:table-cell office:value-type="float" office:value="12571" calcext:value-type="float">
            <text:p>12571</text:p>
          </table:table-cell>
          <table:table-cell office:value-type="float" office:value="13032" calcext:value-type="float">
            <text:p>13032</text:p>
          </table:table-cell>
          <table:table-cell table:formula="of:=ABS([.D31]-[.E31])" office:value-type="float" office:value="461" calcext:value-type="float">
            <text:p>461</text:p>
          </table:table-cell>
          <table:table-cell table:number-columns-repeated="2"/>
          <table:table-cell table:formula="of:=COUNTIF([.C$2:.C$1001];[.B31])" office:value-type="float" office:value="0" calcext:value-type="float">
            <text:p>0</text:p>
          </table:table-cell>
          <table:table-cell table:formula="of:=[.I31]*[.B3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4610 <text:s text:c="2"/>62695</text:p>
          </table:table-cell>
          <table:table-cell office:value-type="float" office:value="74610" calcext:value-type="float">
            <text:p>74610</text:p>
          </table:table-cell>
          <table:table-cell office:value-type="float" office:value="62695" calcext:value-type="float">
            <text:p>62695</text:p>
          </table:table-cell>
          <table:table-cell office:value-type="float" office:value="12609" calcext:value-type="float">
            <text:p>12609</text:p>
          </table:table-cell>
          <table:table-cell office:value-type="float" office:value="13399" calcext:value-type="float">
            <text:p>13399</text:p>
          </table:table-cell>
          <table:table-cell table:formula="of:=ABS([.D32]-[.E32])" office:value-type="float" office:value="790" calcext:value-type="float">
            <text:p>790</text:p>
          </table:table-cell>
          <table:table-cell table:number-columns-repeated="2"/>
          <table:table-cell table:formula="of:=COUNTIF([.C$2:.C$1001];[.B32])" office:value-type="float" office:value="0" calcext:value-type="float">
            <text:p>0</text:p>
          </table:table-cell>
          <table:table-cell table:formula="of:=[.I32]*[.B3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8536 <text:s text:c="2"/>31524</text:p>
          </table:table-cell>
          <table:table-cell office:value-type="float" office:value="68536" calcext:value-type="float">
            <text:p>68536</text:p>
          </table:table-cell>
          <table:table-cell office:value-type="float" office:value="31524" calcext:value-type="float">
            <text:p>31524</text:p>
          </table:table-cell>
          <table:table-cell office:value-type="float" office:value="12807" calcext:value-type="float">
            <text:p>12807</text:p>
          </table:table-cell>
          <table:table-cell office:value-type="float" office:value="13399" calcext:value-type="float">
            <text:p>13399</text:p>
          </table:table-cell>
          <table:table-cell table:formula="of:=ABS([.D33]-[.E33])" office:value-type="float" office:value="592" calcext:value-type="float">
            <text:p>592</text:p>
          </table:table-cell>
          <table:table-cell table:number-columns-repeated="2"/>
          <table:table-cell table:formula="of:=COUNTIF([.C$2:.C$1001];[.B33])" office:value-type="float" office:value="0" calcext:value-type="float">
            <text:p>0</text:p>
          </table:table-cell>
          <table:table-cell table:formula="of:=[.I33]*[.B3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8470 <text:s text:c="2"/>52968</text:p>
          </table:table-cell>
          <table:table-cell office:value-type="float" office:value="68470" calcext:value-type="float">
            <text:p>68470</text:p>
          </table:table-cell>
          <table:table-cell office:value-type="float" office:value="52968" calcext:value-type="float">
            <text:p>52968</text:p>
          </table:table-cell>
          <table:table-cell office:value-type="float" office:value="12902" calcext:value-type="float">
            <text:p>12902</text:p>
          </table:table-cell>
          <table:table-cell office:value-type="float" office:value="13399" calcext:value-type="float">
            <text:p>13399</text:p>
          </table:table-cell>
          <table:table-cell table:formula="of:=ABS([.D34]-[.E34])" office:value-type="float" office:value="497" calcext:value-type="float">
            <text:p>497</text:p>
          </table:table-cell>
          <table:table-cell table:number-columns-repeated="2"/>
          <table:table-cell table:formula="of:=COUNTIF([.C$2:.C$1001];[.B34])" office:value-type="float" office:value="0" calcext:value-type="float">
            <text:p>0</text:p>
          </table:table-cell>
          <table:table-cell table:formula="of:=[.I34]*[.B3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9918 <text:s text:c="2"/>78866</text:p>
          </table:table-cell>
          <table:table-cell office:value-type="float" office:value="49918" calcext:value-type="float">
            <text:p>49918</text:p>
          </table:table-cell>
          <table:table-cell office:value-type="float" office:value="78866" calcext:value-type="float">
            <text:p>78866</text:p>
          </table:table-cell>
          <table:table-cell office:value-type="float" office:value="12954" calcext:value-type="float">
            <text:p>12954</text:p>
          </table:table-cell>
          <table:table-cell office:value-type="float" office:value="13399" calcext:value-type="float">
            <text:p>13399</text:p>
          </table:table-cell>
          <table:table-cell table:formula="of:=ABS([.D35]-[.E35])" office:value-type="float" office:value="445" calcext:value-type="float">
            <text:p>445</text:p>
          </table:table-cell>
          <table:table-cell table:number-columns-repeated="2"/>
          <table:table-cell table:formula="of:=COUNTIF([.C$2:.C$1001];[.B35])" office:value-type="float" office:value="0" calcext:value-type="float">
            <text:p>0</text:p>
          </table:table-cell>
          <table:table-cell table:formula="of:=[.I35]*[.B3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2935 <text:s text:c="2"/>44471</text:p>
          </table:table-cell>
          <table:table-cell office:value-type="float" office:value="22935" calcext:value-type="float">
            <text:p>22935</text:p>
          </table:table-cell>
          <table:table-cell office:value-type="float" office:value="44471" calcext:value-type="float">
            <text:p>44471</text:p>
          </table:table-cell>
          <table:table-cell office:value-type="float" office:value="12955" calcext:value-type="float">
            <text:p>12955</text:p>
          </table:table-cell>
          <table:table-cell office:value-type="float" office:value="13399" calcext:value-type="float">
            <text:p>13399</text:p>
          </table:table-cell>
          <table:table-cell table:formula="of:=ABS([.D36]-[.E36])" office:value-type="float" office:value="444" calcext:value-type="float">
            <text:p>444</text:p>
          </table:table-cell>
          <table:table-cell table:number-columns-repeated="2"/>
          <table:table-cell table:formula="of:=COUNTIF([.C$2:.C$1001];[.B36])" office:value-type="float" office:value="0" calcext:value-type="float">
            <text:p>0</text:p>
          </table:table-cell>
          <table:table-cell table:formula="of:=[.I36]*[.B3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6024 <text:s text:c="2"/>92757</text:p>
          </table:table-cell>
          <table:table-cell office:value-type="float" office:value="76024" calcext:value-type="float">
            <text:p>76024</text:p>
          </table:table-cell>
          <table:table-cell office:value-type="float" office:value="92757" calcext:value-type="float">
            <text:p>92757</text:p>
          </table:table-cell>
          <table:table-cell office:value-type="float" office:value="12964" calcext:value-type="float">
            <text:p>12964</text:p>
          </table:table-cell>
          <table:table-cell office:value-type="float" office:value="13399" calcext:value-type="float">
            <text:p>13399</text:p>
          </table:table-cell>
          <table:table-cell table:formula="of:=ABS([.D37]-[.E37])" office:value-type="float" office:value="435" calcext:value-type="float">
            <text:p>435</text:p>
          </table:table-cell>
          <table:table-cell table:number-columns-repeated="2"/>
          <table:table-cell table:formula="of:=COUNTIF([.C$2:.C$1001];[.B37])" office:value-type="float" office:value="0" calcext:value-type="float">
            <text:p>0</text:p>
          </table:table-cell>
          <table:table-cell table:formula="of:=[.I37]*[.B3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43 <text:s text:c="2"/>98409</text:p>
          </table:table-cell>
          <table:table-cell office:value-type="float" office:value="65243" calcext:value-type="float">
            <text:p>65243</text:p>
          </table:table-cell>
          <table:table-cell office:value-type="float" office:value="98409" calcext:value-type="float">
            <text:p>98409</text:p>
          </table:table-cell>
          <table:table-cell office:value-type="float" office:value="13036" calcext:value-type="float">
            <text:p>13036</text:p>
          </table:table-cell>
          <table:table-cell office:value-type="float" office:value="13399" calcext:value-type="float">
            <text:p>13399</text:p>
          </table:table-cell>
          <table:table-cell table:formula="of:=ABS([.D38]-[.E38])" office:value-type="float" office:value="363" calcext:value-type="float">
            <text:p>363</text:p>
          </table:table-cell>
          <table:table-cell table:number-columns-repeated="2"/>
          <table:table-cell table:formula="of:=COUNTIF([.C$2:.C$1001];[.B38])" office:value-type="float" office:value="0" calcext:value-type="float">
            <text:p>0</text:p>
          </table:table-cell>
          <table:table-cell table:formula="of:=[.I38]*[.B3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3508 <text:s text:c="2"/>26529</text:p>
          </table:table-cell>
          <table:table-cell office:value-type="float" office:value="93508" calcext:value-type="float">
            <text:p>93508</text:p>
          </table:table-cell>
          <table:table-cell office:value-type="float" office:value="26529" calcext:value-type="float">
            <text:p>26529</text:p>
          </table:table-cell>
          <table:table-cell office:value-type="float" office:value="13139" calcext:value-type="float">
            <text:p>13139</text:p>
          </table:table-cell>
          <table:table-cell office:value-type="float" office:value="13399" calcext:value-type="float">
            <text:p>13399</text:p>
          </table:table-cell>
          <table:table-cell table:formula="of:=ABS([.D39]-[.E39])" office:value-type="float" office:value="260" calcext:value-type="float">
            <text:p>260</text:p>
          </table:table-cell>
          <table:table-cell table:number-columns-repeated="2"/>
          <table:table-cell table:formula="of:=COUNTIF([.C$2:.C$1001];[.B39])" office:value-type="float" office:value="0" calcext:value-type="float">
            <text:p>0</text:p>
          </table:table-cell>
          <table:table-cell table:formula="of:=[.I39]*[.B3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9938 <text:s text:c="2"/>19767</text:p>
          </table:table-cell>
          <table:table-cell office:value-type="float" office:value="89938" calcext:value-type="float">
            <text:p>89938</text:p>
          </table:table-cell>
          <table:table-cell office:value-type="float" office:value="19767" calcext:value-type="float">
            <text:p>19767</text:p>
          </table:table-cell>
          <table:table-cell office:value-type="float" office:value="13159" calcext:value-type="float">
            <text:p>13159</text:p>
          </table:table-cell>
          <table:table-cell office:value-type="float" office:value="13399" calcext:value-type="float">
            <text:p>13399</text:p>
          </table:table-cell>
          <table:table-cell table:formula="of:=ABS([.D40]-[.E40])" office:value-type="float" office:value="240" calcext:value-type="float">
            <text:p>240</text:p>
          </table:table-cell>
          <table:table-cell table:number-columns-repeated="2"/>
          <table:table-cell table:formula="of:=COUNTIF([.C$2:.C$1001];[.B40])" office:value-type="float" office:value="0" calcext:value-type="float">
            <text:p>0</text:p>
          </table:table-cell>
          <table:table-cell table:formula="of:=[.I40]*[.B4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4104 <text:s text:c="2"/>28327</text:p>
          </table:table-cell>
          <table:table-cell office:value-type="float" office:value="74104" calcext:value-type="float">
            <text:p>74104</text:p>
          </table:table-cell>
          <table:table-cell office:value-type="float" office:value="28327" calcext:value-type="float">
            <text:p>28327</text:p>
          </table:table-cell>
          <table:table-cell office:value-type="float" office:value="13285" calcext:value-type="float">
            <text:p>13285</text:p>
          </table:table-cell>
          <table:table-cell office:value-type="float" office:value="13399" calcext:value-type="float">
            <text:p>13399</text:p>
          </table:table-cell>
          <table:table-cell table:formula="of:=ABS([.D41]-[.E41])" office:value-type="float" office:value="114" calcext:value-type="float">
            <text:p>114</text:p>
          </table:table-cell>
          <table:table-cell table:number-columns-repeated="2"/>
          <table:table-cell table:formula="of:=COUNTIF([.C$2:.C$1001];[.B41])" office:value-type="float" office:value="0" calcext:value-type="float">
            <text:p>0</text:p>
          </table:table-cell>
          <table:table-cell table:formula="of:=[.I41]*[.B4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5395 <text:s text:c="2"/>51124</text:p>
          </table:table-cell>
          <table:table-cell office:value-type="float" office:value="95395" calcext:value-type="float">
            <text:p>95395</text:p>
          </table:table-cell>
          <table:table-cell office:value-type="float" office:value="51124" calcext:value-type="float">
            <text:p>51124</text:p>
          </table:table-cell>
          <table:table-cell office:value-type="float" office:value="13399" calcext:value-type="float">
            <text:p>13399</text:p>
          </table:table-cell>
          <table:table-cell office:value-type="float" office:value="13399" calcext:value-type="float">
            <text:p>13399</text:p>
          </table:table-cell>
          <table:table-cell table:formula="of:=ABS([.D42]-[.E42])" office:value-type="float" office:value="0" calcext:value-type="float">
            <text:p>0</text:p>
          </table:table-cell>
          <table:table-cell table:number-columns-repeated="2"/>
          <table:table-cell table:formula="of:=COUNTIF([.C$2:.C$1001];[.B42])" office:value-type="float" office:value="0" calcext:value-type="float">
            <text:p>0</text:p>
          </table:table-cell>
          <table:table-cell table:formula="of:=[.I42]*[.B4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361 <text:s text:c="2"/>30769</text:p>
          </table:table-cell>
          <table:table-cell office:value-type="float" office:value="57361" calcext:value-type="float">
            <text:p>57361</text:p>
          </table:table-cell>
          <table:table-cell office:value-type="float" office:value="30769" calcext:value-type="float">
            <text:p>30769</text:p>
          </table:table-cell>
          <table:table-cell office:value-type="float" office:value="13439" calcext:value-type="float">
            <text:p>13439</text:p>
          </table:table-cell>
          <table:table-cell office:value-type="float" office:value="13399" calcext:value-type="float">
            <text:p>13399</text:p>
          </table:table-cell>
          <table:table-cell table:formula="of:=ABS([.D43]-[.E43])" office:value-type="float" office:value="40" calcext:value-type="float">
            <text:p>40</text:p>
          </table:table-cell>
          <table:table-cell table:number-columns-repeated="2"/>
          <table:table-cell table:formula="of:=COUNTIF([.C$2:.C$1001];[.B43])" office:value-type="float" office:value="0" calcext:value-type="float">
            <text:p>0</text:p>
          </table:table-cell>
          <table:table-cell table:formula="of:=[.I43]*[.B4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053 <text:s text:c="2"/>38420</text:p>
          </table:table-cell>
          <table:table-cell office:value-type="float" office:value="17053" calcext:value-type="float">
            <text:p>17053</text:p>
          </table:table-cell>
          <table:table-cell office:value-type="float" office:value="38420" calcext:value-type="float">
            <text:p>38420</text:p>
          </table:table-cell>
          <table:table-cell office:value-type="float" office:value="13455" calcext:value-type="float">
            <text:p>13455</text:p>
          </table:table-cell>
          <table:table-cell office:value-type="float" office:value="13419" calcext:value-type="float">
            <text:p>13419</text:p>
          </table:table-cell>
          <table:table-cell table:formula="of:=ABS([.D44]-[.E44])" office:value-type="float" office:value="36" calcext:value-type="float">
            <text:p>36</text:p>
          </table:table-cell>
          <table:table-cell table:number-columns-repeated="2"/>
          <table:table-cell table:formula="of:=COUNTIF([.C$2:.C$1001];[.B44])" office:value-type="float" office:value="0" calcext:value-type="float">
            <text:p>0</text:p>
          </table:table-cell>
          <table:table-cell table:formula="of:=[.I44]*[.B4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9386 <text:s text:c="2"/>27077</text:p>
          </table:table-cell>
          <table:table-cell office:value-type="float" office:value="89386" calcext:value-type="float">
            <text:p>89386</text:p>
          </table:table-cell>
          <table:table-cell office:value-type="float" office:value="27077" calcext:value-type="float">
            <text:p>27077</text:p>
          </table:table-cell>
          <table:table-cell office:value-type="float" office:value="13501" calcext:value-type="float">
            <text:p>13501</text:p>
          </table:table-cell>
          <table:table-cell office:value-type="float" office:value="13439" calcext:value-type="float">
            <text:p>13439</text:p>
          </table:table-cell>
          <table:table-cell table:formula="of:=ABS([.D45]-[.E45])" office:value-type="float" office:value="62" calcext:value-type="float">
            <text:p>62</text:p>
          </table:table-cell>
          <table:table-cell table:number-columns-repeated="2"/>
          <table:table-cell table:formula="of:=COUNTIF([.C$2:.C$1001];[.B45])" office:value-type="float" office:value="0" calcext:value-type="float">
            <text:p>0</text:p>
          </table:table-cell>
          <table:table-cell table:formula="of:=[.I45]*[.B4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052 <text:s text:c="2"/>49634</text:p>
          </table:table-cell>
          <table:table-cell office:value-type="float" office:value="66052" calcext:value-type="float">
            <text:p>66052</text:p>
          </table:table-cell>
          <table:table-cell office:value-type="float" office:value="49634" calcext:value-type="float">
            <text:p>49634</text:p>
          </table:table-cell>
          <table:table-cell office:value-type="float" office:value="13509" calcext:value-type="float">
            <text:p>13509</text:p>
          </table:table-cell>
          <table:table-cell office:value-type="float" office:value="13439" calcext:value-type="float">
            <text:p>13439</text:p>
          </table:table-cell>
          <table:table-cell table:formula="of:=ABS([.D46]-[.E46])" office:value-type="float" office:value="70" calcext:value-type="float">
            <text:p>70</text:p>
          </table:table-cell>
          <table:table-cell table:number-columns-repeated="2"/>
          <table:table-cell table:formula="of:=COUNTIF([.C$2:.C$1001];[.B46])" office:value-type="float" office:value="0" calcext:value-type="float">
            <text:p>0</text:p>
          </table:table-cell>
          <table:table-cell table:formula="of:=[.I46]*[.B4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1107 <text:s text:c="2"/>86173</text:p>
          </table:table-cell>
          <table:table-cell office:value-type="float" office:value="31107" calcext:value-type="float">
            <text:p>31107</text:p>
          </table:table-cell>
          <table:table-cell office:value-type="float" office:value="86173" calcext:value-type="float">
            <text:p>86173</text:p>
          </table:table-cell>
          <table:table-cell office:value-type="float" office:value="13551" calcext:value-type="float">
            <text:p>13551</text:p>
          </table:table-cell>
          <table:table-cell office:value-type="float" office:value="13439" calcext:value-type="float">
            <text:p>13439</text:p>
          </table:table-cell>
          <table:table-cell table:formula="of:=ABS([.D47]-[.E47])" office:value-type="float" office:value="112" calcext:value-type="float">
            <text:p>112</text:p>
          </table:table-cell>
          <table:table-cell table:number-columns-repeated="2"/>
          <table:table-cell table:formula="of:=COUNTIF([.C$2:.C$1001];[.B47])" office:value-type="float" office:value="0" calcext:value-type="float">
            <text:p>0</text:p>
          </table:table-cell>
          <table:table-cell table:formula="of:=[.I47]*[.B4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356 <text:s text:c="2"/>70681</text:p>
          </table:table-cell>
          <table:table-cell office:value-type="float" office:value="20356" calcext:value-type="float">
            <text:p>20356</text:p>
          </table:table-cell>
          <table:table-cell office:value-type="float" office:value="70681" calcext:value-type="float">
            <text:p>70681</text:p>
          </table:table-cell>
          <table:table-cell office:value-type="float" office:value="13568" calcext:value-type="float">
            <text:p>13568</text:p>
          </table:table-cell>
          <table:table-cell office:value-type="float" office:value="13439" calcext:value-type="float">
            <text:p>13439</text:p>
          </table:table-cell>
          <table:table-cell table:formula="of:=ABS([.D48]-[.E48])" office:value-type="float" office:value="129" calcext:value-type="float">
            <text:p>129</text:p>
          </table:table-cell>
          <table:table-cell table:number-columns-repeated="2"/>
          <table:table-cell table:formula="of:=COUNTIF([.C$2:.C$1001];[.B48])" office:value-type="float" office:value="0" calcext:value-type="float">
            <text:p>0</text:p>
          </table:table-cell>
          <table:table-cell table:formula="of:=[.I48]*[.B4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2859 <text:s text:c="2"/>77448</text:p>
          </table:table-cell>
          <table:table-cell office:value-type="float" office:value="32859" calcext:value-type="float">
            <text:p>32859</text:p>
          </table:table-cell>
          <table:table-cell office:value-type="float" office:value="77448" calcext:value-type="float">
            <text:p>77448</text:p>
          </table:table-cell>
          <table:table-cell office:value-type="float" office:value="13588" calcext:value-type="float">
            <text:p>13588</text:p>
          </table:table-cell>
          <table:table-cell office:value-type="float" office:value="13439" calcext:value-type="float">
            <text:p>13439</text:p>
          </table:table-cell>
          <table:table-cell table:formula="of:=ABS([.D49]-[.E49])" office:value-type="float" office:value="149" calcext:value-type="float">
            <text:p>149</text:p>
          </table:table-cell>
          <table:table-cell table:number-columns-repeated="2"/>
          <table:table-cell table:formula="of:=COUNTIF([.C$2:.C$1001];[.B49])" office:value-type="float" office:value="0" calcext:value-type="float">
            <text:p>0</text:p>
          </table:table-cell>
          <table:table-cell table:formula="of:=[.I49]*[.B4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1081 <text:s text:c="2"/>68078</text:p>
          </table:table-cell>
          <table:table-cell office:value-type="float" office:value="61081" calcext:value-type="float">
            <text:p>61081</text:p>
          </table:table-cell>
          <table:table-cell office:value-type="float" office:value="68078" calcext:value-type="float">
            <text:p>68078</text:p>
          </table:table-cell>
          <table:table-cell office:value-type="float" office:value="13678" calcext:value-type="float">
            <text:p>13678</text:p>
          </table:table-cell>
          <table:table-cell office:value-type="float" office:value="13439" calcext:value-type="float">
            <text:p>13439</text:p>
          </table:table-cell>
          <table:table-cell table:formula="of:=ABS([.D50]-[.E50])" office:value-type="float" office:value="239" calcext:value-type="float">
            <text:p>239</text:p>
          </table:table-cell>
          <table:table-cell table:number-columns-repeated="2"/>
          <table:table-cell table:formula="of:=COUNTIF([.C$2:.C$1001];[.B50])" office:value-type="float" office:value="0" calcext:value-type="float">
            <text:p>0</text:p>
          </table:table-cell>
          <table:table-cell table:formula="of:=[.I50]*[.B5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997 <text:s text:c="2"/>11420</text:p>
          </table:table-cell>
          <table:table-cell office:value-type="float" office:value="66997" calcext:value-type="float">
            <text:p>66997</text:p>
          </table:table-cell>
          <table:table-cell office:value-type="float" office:value="11420" calcext:value-type="float">
            <text:p>11420</text:p>
          </table:table-cell>
          <table:table-cell office:value-type="float" office:value="13844" calcext:value-type="float">
            <text:p>13844</text:p>
          </table:table-cell>
          <table:table-cell office:value-type="float" office:value="13439" calcext:value-type="float">
            <text:p>13439</text:p>
          </table:table-cell>
          <table:table-cell table:formula="of:=ABS([.D51]-[.E51])" office:value-type="float" office:value="405" calcext:value-type="float">
            <text:p>405</text:p>
          </table:table-cell>
          <table:table-cell table:number-columns-repeated="2"/>
          <table:table-cell table:formula="of:=COUNTIF([.C$2:.C$1001];[.B51])" office:value-type="float" office:value="0" calcext:value-type="float">
            <text:p>0</text:p>
          </table:table-cell>
          <table:table-cell table:formula="of:=[.I51]*[.B5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7491 <text:s text:c="2"/>52799</text:p>
          </table:table-cell>
          <table:table-cell office:value-type="float" office:value="47491" calcext:value-type="float">
            <text:p>47491</text:p>
          </table:table-cell>
          <table:table-cell office:value-type="float" office:value="52799" calcext:value-type="float">
            <text:p>52799</text:p>
          </table:table-cell>
          <table:table-cell office:value-type="float" office:value="13871" calcext:value-type="float">
            <text:p>13871</text:p>
          </table:table-cell>
          <table:table-cell office:value-type="float" office:value="13439" calcext:value-type="float">
            <text:p>13439</text:p>
          </table:table-cell>
          <table:table-cell table:formula="of:=ABS([.D52]-[.E52])" office:value-type="float" office:value="432" calcext:value-type="float">
            <text:p>432</text:p>
          </table:table-cell>
          <table:table-cell table:number-columns-repeated="2"/>
          <table:table-cell table:formula="of:=COUNTIF([.C$2:.C$1001];[.B52])" office:value-type="float" office:value="0" calcext:value-type="float">
            <text:p>0</text:p>
          </table:table-cell>
          <table:table-cell table:formula="of:=[.I52]*[.B5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2909 <text:s text:c="2"/>18865</text:p>
          </table:table-cell>
          <table:table-cell office:value-type="float" office:value="52909" calcext:value-type="float">
            <text:p>52909</text:p>
          </table:table-cell>
          <table:table-cell office:value-type="float" office:value="18865" calcext:value-type="float">
            <text:p>18865</text:p>
          </table:table-cell>
          <table:table-cell office:value-type="float" office:value="14066" calcext:value-type="float">
            <text:p>14066</text:p>
          </table:table-cell>
          <table:table-cell office:value-type="float" office:value="13439" calcext:value-type="float">
            <text:p>13439</text:p>
          </table:table-cell>
          <table:table-cell table:formula="of:=ABS([.D53]-[.E53])" office:value-type="float" office:value="627" calcext:value-type="float">
            <text:p>627</text:p>
          </table:table-cell>
          <table:table-cell table:number-columns-repeated="2"/>
          <table:table-cell table:formula="of:=COUNTIF([.C$2:.C$1001];[.B53])" office:value-type="float" office:value="0" calcext:value-type="float">
            <text:p>0</text:p>
          </table:table-cell>
          <table:table-cell table:formula="of:=[.I53]*[.B5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8231 <text:s text:c="2"/>14451</text:p>
          </table:table-cell>
          <table:table-cell office:value-type="float" office:value="98231" calcext:value-type="float">
            <text:p>98231</text:p>
          </table:table-cell>
          <table:table-cell office:value-type="float" office:value="14451" calcext:value-type="float">
            <text:p>14451</text:p>
          </table:table-cell>
          <table:table-cell office:value-type="float" office:value="14384" calcext:value-type="float">
            <text:p>14384</text:p>
          </table:table-cell>
          <table:table-cell office:value-type="float" office:value="13685" calcext:value-type="float">
            <text:p>13685</text:p>
          </table:table-cell>
          <table:table-cell table:formula="of:=ABS([.D54]-[.E54])" office:value-type="float" office:value="699" calcext:value-type="float">
            <text:p>699</text:p>
          </table:table-cell>
          <table:table-cell table:number-columns-repeated="2"/>
          <table:table-cell table:formula="of:=COUNTIF([.C$2:.C$1001];[.B54])" office:value-type="float" office:value="0" calcext:value-type="float">
            <text:p>0</text:p>
          </table:table-cell>
          <table:table-cell table:formula="of:=[.I54]*[.B5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232 <text:s text:c="2"/>81629</text:p>
          </table:table-cell>
          <table:table-cell office:value-type="float" office:value="78232" calcext:value-type="float">
            <text:p>78232</text:p>
          </table:table-cell>
          <table:table-cell office:value-type="float" office:value="81629" calcext:value-type="float">
            <text:p>81629</text:p>
          </table:table-cell>
          <table:table-cell office:value-type="float" office:value="14477" calcext:value-type="float">
            <text:p>14477</text:p>
          </table:table-cell>
          <table:table-cell office:value-type="float" office:value="13717" calcext:value-type="float">
            <text:p>13717</text:p>
          </table:table-cell>
          <table:table-cell table:formula="of:=ABS([.D55]-[.E55])" office:value-type="float" office:value="760" calcext:value-type="float">
            <text:p>760</text:p>
          </table:table-cell>
          <table:table-cell table:number-columns-repeated="2"/>
          <table:table-cell table:formula="of:=COUNTIF([.C$2:.C$1001];[.B55])" office:value-type="float" office:value="0" calcext:value-type="float">
            <text:p>0</text:p>
          </table:table-cell>
          <table:table-cell table:formula="of:=[.I55]*[.B5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844 <text:s text:c="2"/>65959</text:p>
          </table:table-cell>
          <table:table-cell office:value-type="float" office:value="13844" calcext:value-type="float">
            <text:p>13844</text:p>
          </table:table-cell>
          <table:table-cell office:value-type="float" office:value="65959" calcext:value-type="float">
            <text:p>65959</text:p>
          </table:table-cell>
          <table:table-cell office:value-type="float" office:value="14579" calcext:value-type="float">
            <text:p>14579</text:p>
          </table:table-cell>
          <table:table-cell office:value-type="float" office:value="14271" calcext:value-type="float">
            <text:p>14271</text:p>
          </table:table-cell>
          <table:table-cell table:formula="of:=ABS([.D56]-[.E56])" office:value-type="float" office:value="308" calcext:value-type="float">
            <text:p>308</text:p>
          </table:table-cell>
          <table:table-cell table:number-columns-repeated="2"/>
          <table:table-cell table:formula="of:=COUNTIF([.C$2:.C$1001];[.B56])" office:value-type="float" office:value="0" calcext:value-type="float">
            <text:p>0</text:p>
          </table:table-cell>
          <table:table-cell table:formula="of:=[.I56]*[.B5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821 <text:s text:c="2"/>44935</text:p>
          </table:table-cell>
          <table:table-cell office:value-type="float" office:value="42821" calcext:value-type="float">
            <text:p>42821</text:p>
          </table:table-cell>
          <table:table-cell office:value-type="float" office:value="44935" calcext:value-type="float">
            <text:p>44935</text:p>
          </table:table-cell>
          <table:table-cell office:value-type="float" office:value="14642" calcext:value-type="float">
            <text:p>14642</text:p>
          </table:table-cell>
          <table:table-cell office:value-type="float" office:value="14327" calcext:value-type="float">
            <text:p>14327</text:p>
          </table:table-cell>
          <table:table-cell table:formula="of:=ABS([.D57]-[.E57])" office:value-type="float" office:value="315" calcext:value-type="float">
            <text:p>315</text:p>
          </table:table-cell>
          <table:table-cell table:number-columns-repeated="2"/>
          <table:table-cell table:formula="of:=COUNTIF([.C$2:.C$1001];[.B57])" office:value-type="float" office:value="0" calcext:value-type="float">
            <text:p>0</text:p>
          </table:table-cell>
          <table:table-cell table:formula="of:=[.I57]*[.B5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441 <text:s text:c="2"/>17048</text:p>
          </table:table-cell>
          <table:table-cell office:value-type="float" office:value="42441" calcext:value-type="float">
            <text:p>42441</text:p>
          </table:table-cell>
          <table:table-cell office:value-type="float" office:value="17048" calcext:value-type="float">
            <text:p>17048</text:p>
          </table:table-cell>
          <table:table-cell office:value-type="float" office:value="14778" calcext:value-type="float">
            <text:p>14778</text:p>
          </table:table-cell>
          <table:table-cell office:value-type="float" office:value="14395" calcext:value-type="float">
            <text:p>14395</text:p>
          </table:table-cell>
          <table:table-cell table:formula="of:=ABS([.D58]-[.E58])" office:value-type="float" office:value="383" calcext:value-type="float">
            <text:p>383</text:p>
          </table:table-cell>
          <table:table-cell table:number-columns-repeated="2"/>
          <table:table-cell table:formula="of:=COUNTIF([.C$2:.C$1001];[.B58])" office:value-type="float" office:value="0" calcext:value-type="float">
            <text:p>0</text:p>
          </table:table-cell>
          <table:table-cell table:formula="of:=[.I58]*[.B5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3148 <text:s text:c="2"/>63037</text:p>
          </table:table-cell>
          <table:table-cell office:value-type="float" office:value="43148" calcext:value-type="float">
            <text:p>43148</text:p>
          </table:table-cell>
          <table:table-cell office:value-type="float" office:value="63037" calcext:value-type="float">
            <text:p>63037</text:p>
          </table:table-cell>
          <table:table-cell office:value-type="float" office:value="14796" calcext:value-type="float">
            <text:p>14796</text:p>
          </table:table-cell>
          <table:table-cell office:value-type="float" office:value="14451" calcext:value-type="float">
            <text:p>14451</text:p>
          </table:table-cell>
          <table:table-cell table:formula="of:=ABS([.D59]-[.E59])" office:value-type="float" office:value="345" calcext:value-type="float">
            <text:p>345</text:p>
          </table:table-cell>
          <table:table-cell table:number-columns-repeated="2"/>
          <table:table-cell table:formula="of:=COUNTIF([.C$2:.C$1001];[.B59])" office:value-type="float" office:value="0" calcext:value-type="float">
            <text:p>0</text:p>
          </table:table-cell>
          <table:table-cell table:formula="of:=[.I59]*[.B5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953 <text:s text:c="2"/>17930</text:p>
          </table:table-cell>
          <table:table-cell office:value-type="float" office:value="64953" calcext:value-type="float">
            <text:p>64953</text:p>
          </table:table-cell>
          <table:table-cell office:value-type="float" office:value="17930" calcext:value-type="float">
            <text:p>17930</text:p>
          </table:table-cell>
          <table:table-cell office:value-type="float" office:value="15005" calcext:value-type="float">
            <text:p>15005</text:p>
          </table:table-cell>
          <table:table-cell office:value-type="float" office:value="14591" calcext:value-type="float">
            <text:p>14591</text:p>
          </table:table-cell>
          <table:table-cell table:formula="of:=ABS([.D60]-[.E60])" office:value-type="float" office:value="414" calcext:value-type="float">
            <text:p>414</text:p>
          </table:table-cell>
          <table:table-cell table:number-columns-repeated="2"/>
          <table:table-cell table:formula="of:=COUNTIF([.C$2:.C$1001];[.B60])" office:value-type="float" office:value="0" calcext:value-type="float">
            <text:p>0</text:p>
          </table:table-cell>
          <table:table-cell table:formula="of:=[.I60]*[.B6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799 <text:s text:c="2"/>43046</text:p>
          </table:table-cell>
          <table:table-cell office:value-type="float" office:value="94799" calcext:value-type="float">
            <text:p>94799</text:p>
          </table:table-cell>
          <table:table-cell office:value-type="float" office:value="43046" calcext:value-type="float">
            <text:p>43046</text:p>
          </table:table-cell>
          <table:table-cell office:value-type="float" office:value="15058" calcext:value-type="float">
            <text:p>15058</text:p>
          </table:table-cell>
          <table:table-cell office:value-type="float" office:value="14824" calcext:value-type="float">
            <text:p>14824</text:p>
          </table:table-cell>
          <table:table-cell table:formula="of:=ABS([.D61]-[.E61])" office:value-type="float" office:value="234" calcext:value-type="float">
            <text:p>234</text:p>
          </table:table-cell>
          <table:table-cell table:number-columns-repeated="2"/>
          <table:table-cell table:formula="of:=COUNTIF([.C$2:.C$1001];[.B61])" office:value-type="float" office:value="0" calcext:value-type="float">
            <text:p>0</text:p>
          </table:table-cell>
          <table:table-cell table:formula="of:=[.I61]*[.B6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6346 <text:s text:c="2"/>50323</text:p>
          </table:table-cell>
          <table:table-cell office:value-type="float" office:value="36346" calcext:value-type="float">
            <text:p>36346</text:p>
          </table:table-cell>
          <table:table-cell office:value-type="float" office:value="50323" calcext:value-type="float">
            <text:p>50323</text:p>
          </table:table-cell>
          <table:table-cell office:value-type="float" office:value="15216" calcext:value-type="float">
            <text:p>15216</text:p>
          </table:table-cell>
          <table:table-cell office:value-type="float" office:value="14960" calcext:value-type="float">
            <text:p>14960</text:p>
          </table:table-cell>
          <table:table-cell table:formula="of:=ABS([.D62]-[.E62])" office:value-type="float" office:value="256" calcext:value-type="float">
            <text:p>256</text:p>
          </table:table-cell>
          <table:table-cell table:number-columns-repeated="2"/>
          <table:table-cell table:formula="of:=COUNTIF([.C$2:.C$1001];[.B62])" office:value-type="float" office:value="5" calcext:value-type="float">
            <text:p>5</text:p>
          </table:table-cell>
          <table:table-cell table:formula="of:=[.I62]*[.B62]" office:value-type="float" office:value="181730" calcext:value-type="float">
            <text:p>1817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2122 <text:s text:c="2"/>36926</text:p>
          </table:table-cell>
          <table:table-cell office:value-type="float" office:value="62122" calcext:value-type="float">
            <text:p>62122</text:p>
          </table:table-cell>
          <table:table-cell office:value-type="float" office:value="36926" calcext:value-type="float">
            <text:p>36926</text:p>
          </table:table-cell>
          <table:table-cell office:value-type="float" office:value="15291" calcext:value-type="float">
            <text:p>15291</text:p>
          </table:table-cell>
          <table:table-cell office:value-type="float" office:value="15178" calcext:value-type="float">
            <text:p>15178</text:p>
          </table:table-cell>
          <table:table-cell table:formula="of:=ABS([.D63]-[.E63])" office:value-type="float" office:value="113" calcext:value-type="float">
            <text:p>113</text:p>
          </table:table-cell>
          <table:table-cell table:number-columns-repeated="2"/>
          <table:table-cell table:formula="of:=COUNTIF([.C$2:.C$1001];[.B63])" office:value-type="float" office:value="0" calcext:value-type="float">
            <text:p>0</text:p>
          </table:table-cell>
          <table:table-cell table:formula="of:=[.I63]*[.B6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807 <text:s text:c="2"/>35501</text:p>
          </table:table-cell>
          <table:table-cell office:value-type="float" office:value="12807" calcext:value-type="float">
            <text:p>12807</text:p>
          </table:table-cell>
          <table:table-cell office:value-type="float" office:value="35501" calcext:value-type="float">
            <text:p>35501</text:p>
          </table:table-cell>
          <table:table-cell office:value-type="float" office:value="15315" calcext:value-type="float">
            <text:p>15315</text:p>
          </table:table-cell>
          <table:table-cell office:value-type="float" office:value="15430" calcext:value-type="float">
            <text:p>15430</text:p>
          </table:table-cell>
          <table:table-cell table:formula="of:=ABS([.D64]-[.E64])" office:value-type="float" office:value="115" calcext:value-type="float">
            <text:p>115</text:p>
          </table:table-cell>
          <table:table-cell table:number-columns-repeated="2"/>
          <table:table-cell table:formula="of:=COUNTIF([.C$2:.C$1001];[.B64])" office:value-type="float" office:value="0" calcext:value-type="float">
            <text:p>0</text:p>
          </table:table-cell>
          <table:table-cell table:formula="of:=[.I64]*[.B6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2695 <text:s text:c="2"/>49155</text:p>
          </table:table-cell>
          <table:table-cell office:value-type="float" office:value="62695" calcext:value-type="float">
            <text:p>62695</text:p>
          </table:table-cell>
          <table:table-cell office:value-type="float" office:value="49155" calcext:value-type="float">
            <text:p>49155</text:p>
          </table:table-cell>
          <table:table-cell office:value-type="float" office:value="15324" calcext:value-type="float">
            <text:p>15324</text:p>
          </table:table-cell>
          <table:table-cell office:value-type="float" office:value="15556" calcext:value-type="float">
            <text:p>15556</text:p>
          </table:table-cell>
          <table:table-cell table:formula="of:=ABS([.D65]-[.E65])" office:value-type="float" office:value="232" calcext:value-type="float">
            <text:p>232</text:p>
          </table:table-cell>
          <table:table-cell table:number-columns-repeated="2"/>
          <table:table-cell table:formula="of:=COUNTIF([.C$2:.C$1001];[.B65])" office:value-type="float" office:value="17" calcext:value-type="float">
            <text:p>17</text:p>
          </table:table-cell>
          <table:table-cell table:formula="of:=[.I65]*[.B65]" office:value-type="float" office:value="1065815" calcext:value-type="float">
            <text:p>106581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0681 <text:s text:c="2"/>87913</text:p>
          </table:table-cell>
          <table:table-cell office:value-type="float" office:value="70681" calcext:value-type="float">
            <text:p>70681</text:p>
          </table:table-cell>
          <table:table-cell office:value-type="float" office:value="87913" calcext:value-type="float">
            <text:p>87913</text:p>
          </table:table-cell>
          <table:table-cell office:value-type="float" office:value="15532" calcext:value-type="float">
            <text:p>15532</text:p>
          </table:table-cell>
          <table:table-cell office:value-type="float" office:value="15661" calcext:value-type="float">
            <text:p>15661</text:p>
          </table:table-cell>
          <table:table-cell table:formula="of:=ABS([.D66]-[.E66])" office:value-type="float" office:value="129" calcext:value-type="float">
            <text:p>129</text:p>
          </table:table-cell>
          <table:table-cell table:number-columns-repeated="2"/>
          <table:table-cell table:formula="of:=COUNTIF([.C$2:.C$1001];[.B66])" office:value-type="float" office:value="16" calcext:value-type="float">
            <text:p>16</text:p>
          </table:table-cell>
          <table:table-cell table:formula="of:=[.I66]*[.B66]" office:value-type="float" office:value="1130896" calcext:value-type="float">
            <text:p>113089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566 <text:s text:c="2"/>67881</text:p>
          </table:table-cell>
          <table:table-cell office:value-type="float" office:value="44566" calcext:value-type="float">
            <text:p>44566</text:p>
          </table:table-cell>
          <table:table-cell office:value-type="float" office:value="67881" calcext:value-type="float">
            <text:p>67881</text:p>
          </table:table-cell>
          <table:table-cell office:value-type="float" office:value="15650" calcext:value-type="float">
            <text:p>15650</text:p>
          </table:table-cell>
          <table:table-cell office:value-type="float" office:value="15771" calcext:value-type="float">
            <text:p>15771</text:p>
          </table:table-cell>
          <table:table-cell table:formula="of:=ABS([.D67]-[.E67])" office:value-type="float" office:value="121" calcext:value-type="float">
            <text:p>121</text:p>
          </table:table-cell>
          <table:table-cell table:number-columns-repeated="2"/>
          <table:table-cell table:formula="of:=COUNTIF([.C$2:.C$1001];[.B67])" office:value-type="float" office:value="0" calcext:value-type="float">
            <text:p>0</text:p>
          </table:table-cell>
          <table:table-cell table:formula="of:=[.I67]*[.B6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4508 <text:s text:c="2"/>75693</text:p>
          </table:table-cell>
          <table:table-cell office:value-type="float" office:value="84508" calcext:value-type="float">
            <text:p>84508</text:p>
          </table:table-cell>
          <table:table-cell office:value-type="float" office:value="75693" calcext:value-type="float">
            <text:p>75693</text:p>
          </table:table-cell>
          <table:table-cell office:value-type="float" office:value="15915" calcext:value-type="float">
            <text:p>15915</text:p>
          </table:table-cell>
          <table:table-cell office:value-type="float" office:value="15951" calcext:value-type="float">
            <text:p>15951</text:p>
          </table:table-cell>
          <table:table-cell table:formula="of:=ABS([.D68]-[.E68])" office:value-type="float" office:value="36" calcext:value-type="float">
            <text:p>36</text:p>
          </table:table-cell>
          <table:table-cell table:number-columns-repeated="2"/>
          <table:table-cell table:formula="of:=COUNTIF([.C$2:.C$1001];[.B68])" office:value-type="float" office:value="0" calcext:value-type="float">
            <text:p>0</text:p>
          </table:table-cell>
          <table:table-cell table:formula="of:=[.I68]*[.B6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457 <text:s text:c="2"/>53621</text:p>
          </table:table-cell>
          <table:table-cell office:value-type="float" office:value="53457" calcext:value-type="float">
            <text:p>53457</text:p>
          </table:table-cell>
          <table:table-cell office:value-type="float" office:value="53621" calcext:value-type="float">
            <text:p>53621</text:p>
          </table:table-cell>
          <table:table-cell office:value-type="float" office:value="15951" calcext:value-type="float">
            <text:p>15951</text:p>
          </table:table-cell>
          <table:table-cell office:value-type="float" office:value="15951" calcext:value-type="float">
            <text:p>15951</text:p>
          </table:table-cell>
          <table:table-cell table:formula="of:=ABS([.D69]-[.E69])" office:value-type="float" office:value="0" calcext:value-type="float">
            <text:p>0</text:p>
          </table:table-cell>
          <table:table-cell table:number-columns-repeated="2"/>
          <table:table-cell table:formula="of:=COUNTIF([.C$2:.C$1001];[.B69])" office:value-type="float" office:value="0" calcext:value-type="float">
            <text:p>0</text:p>
          </table:table-cell>
          <table:table-cell table:formula="of:=[.I69]*[.B6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1188 <text:s text:c="2"/>75898</text:p>
          </table:table-cell>
          <table:table-cell office:value-type="float" office:value="81188" calcext:value-type="float">
            <text:p>81188</text:p>
          </table:table-cell>
          <table:table-cell office:value-type="float" office:value="75898" calcext:value-type="float">
            <text:p>75898</text:p>
          </table:table-cell>
          <table:table-cell office:value-type="float" office:value="15961" calcext:value-type="float">
            <text:p>15961</text:p>
          </table:table-cell>
          <table:table-cell office:value-type="float" office:value="15951" calcext:value-type="float">
            <text:p>15951</text:p>
          </table:table-cell>
          <table:table-cell table:formula="of:=ABS([.D70]-[.E70])" office:value-type="float" office:value="10" calcext:value-type="float">
            <text:p>10</text:p>
          </table:table-cell>
          <table:table-cell table:number-columns-repeated="2"/>
          <table:table-cell table:formula="of:=COUNTIF([.C$2:.C$1001];[.B70])" office:value-type="float" office:value="0" calcext:value-type="float">
            <text:p>0</text:p>
          </table:table-cell>
          <table:table-cell table:formula="of:=[.I70]*[.B7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8550 <text:s text:c="2"/>78193</text:p>
          </table:table-cell>
          <table:table-cell office:value-type="float" office:value="18550" calcext:value-type="float">
            <text:p>18550</text:p>
          </table:table-cell>
          <table:table-cell office:value-type="float" office:value="78193" calcext:value-type="float">
            <text:p>78193</text:p>
          </table:table-cell>
          <table:table-cell office:value-type="float" office:value="16021" calcext:value-type="float">
            <text:p>16021</text:p>
          </table:table-cell>
          <table:table-cell office:value-type="float" office:value="15951" calcext:value-type="float">
            <text:p>15951</text:p>
          </table:table-cell>
          <table:table-cell table:formula="of:=ABS([.D71]-[.E71])" office:value-type="float" office:value="70" calcext:value-type="float">
            <text:p>70</text:p>
          </table:table-cell>
          <table:table-cell table:number-columns-repeated="2"/>
          <table:table-cell table:formula="of:=COUNTIF([.C$2:.C$1001];[.B71])" office:value-type="float" office:value="0" calcext:value-type="float">
            <text:p>0</text:p>
          </table:table-cell>
          <table:table-cell table:formula="of:=[.I71]*[.B7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314 <text:s text:c="2"/>72664</text:p>
          </table:table-cell>
          <table:table-cell office:value-type="float" office:value="78314" calcext:value-type="float">
            <text:p>78314</text:p>
          </table:table-cell>
          <table:table-cell office:value-type="float" office:value="72664" calcext:value-type="float">
            <text:p>72664</text:p>
          </table:table-cell>
          <table:table-cell office:value-type="float" office:value="16249" calcext:value-type="float">
            <text:p>16249</text:p>
          </table:table-cell>
          <table:table-cell office:value-type="float" office:value="15951" calcext:value-type="float">
            <text:p>15951</text:p>
          </table:table-cell>
          <table:table-cell table:formula="of:=ABS([.D72]-[.E72])" office:value-type="float" office:value="298" calcext:value-type="float">
            <text:p>298</text:p>
          </table:table-cell>
          <table:table-cell table:number-columns-repeated="2"/>
          <table:table-cell table:formula="of:=COUNTIF([.C$2:.C$1001];[.B72])" office:value-type="float" office:value="0" calcext:value-type="float">
            <text:p>0</text:p>
          </table:table-cell>
          <table:table-cell table:formula="of:=[.I72]*[.B7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118 <text:s text:c="2"/>75012</text:p>
          </table:table-cell>
          <table:table-cell office:value-type="float" office:value="28118" calcext:value-type="float">
            <text:p>28118</text:p>
          </table:table-cell>
          <table:table-cell office:value-type="float" office:value="75012" calcext:value-type="float">
            <text:p>75012</text:p>
          </table:table-cell>
          <table:table-cell office:value-type="float" office:value="16465" calcext:value-type="float">
            <text:p>16465</text:p>
          </table:table-cell>
          <table:table-cell office:value-type="float" office:value="15951" calcext:value-type="float">
            <text:p>15951</text:p>
          </table:table-cell>
          <table:table-cell table:formula="of:=ABS([.D73]-[.E73])" office:value-type="float" office:value="514" calcext:value-type="float">
            <text:p>514</text:p>
          </table:table-cell>
          <table:table-cell table:number-columns-repeated="2"/>
          <table:table-cell table:formula="of:=COUNTIF([.C$2:.C$1001];[.B73])" office:value-type="float" office:value="0" calcext:value-type="float">
            <text:p>0</text:p>
          </table:table-cell>
          <table:table-cell table:formula="of:=[.I73]*[.B7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363 <text:s text:c="2"/>82133</text:p>
          </table:table-cell>
          <table:table-cell office:value-type="float" office:value="55363" calcext:value-type="float">
            <text:p>55363</text:p>
          </table:table-cell>
          <table:table-cell office:value-type="float" office:value="82133" calcext:value-type="float">
            <text:p>82133</text:p>
          </table:table-cell>
          <table:table-cell office:value-type="float" office:value="16603" calcext:value-type="float">
            <text:p>16603</text:p>
          </table:table-cell>
          <table:table-cell office:value-type="float" office:value="15951" calcext:value-type="float">
            <text:p>15951</text:p>
          </table:table-cell>
          <table:table-cell table:formula="of:=ABS([.D74]-[.E74])" office:value-type="float" office:value="652" calcext:value-type="float">
            <text:p>652</text:p>
          </table:table-cell>
          <table:table-cell table:number-columns-repeated="2"/>
          <table:table-cell table:formula="of:=COUNTIF([.C$2:.C$1001];[.B74])" office:value-type="float" office:value="0" calcext:value-type="float">
            <text:p>0</text:p>
          </table:table-cell>
          <table:table-cell table:formula="of:=[.I74]*[.B7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936 <text:s text:c="2"/>96958</text:p>
          </table:table-cell>
          <table:table-cell office:value-type="float" office:value="55936" calcext:value-type="float">
            <text:p>55936</text:p>
          </table:table-cell>
          <table:table-cell office:value-type="float" office:value="96958" calcext:value-type="float">
            <text:p>96958</text:p>
          </table:table-cell>
          <table:table-cell office:value-type="float" office:value="16707" calcext:value-type="float">
            <text:p>16707</text:p>
          </table:table-cell>
          <table:table-cell office:value-type="float" office:value="15951" calcext:value-type="float">
            <text:p>15951</text:p>
          </table:table-cell>
          <table:table-cell table:formula="of:=ABS([.D75]-[.E75])" office:value-type="float" office:value="756" calcext:value-type="float">
            <text:p>756</text:p>
          </table:table-cell>
          <table:table-cell table:number-columns-repeated="2"/>
          <table:table-cell table:formula="of:=COUNTIF([.C$2:.C$1001];[.B75])" office:value-type="float" office:value="0" calcext:value-type="float">
            <text:p>0</text:p>
          </table:table-cell>
          <table:table-cell table:formula="of:=[.I75]*[.B7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1769 <text:s text:c="2"/>62301</text:p>
          </table:table-cell>
          <table:table-cell office:value-type="float" office:value="71769" calcext:value-type="float">
            <text:p>71769</text:p>
          </table:table-cell>
          <table:table-cell office:value-type="float" office:value="62301" calcext:value-type="float">
            <text:p>62301</text:p>
          </table:table-cell>
          <table:table-cell office:value-type="float" office:value="16725" calcext:value-type="float">
            <text:p>16725</text:p>
          </table:table-cell>
          <table:table-cell office:value-type="float" office:value="15951" calcext:value-type="float">
            <text:p>15951</text:p>
          </table:table-cell>
          <table:table-cell table:formula="of:=ABS([.D76]-[.E76])" office:value-type="float" office:value="774" calcext:value-type="float">
            <text:p>774</text:p>
          </table:table-cell>
          <table:table-cell table:number-columns-repeated="2"/>
          <table:table-cell table:formula="of:=COUNTIF([.C$2:.C$1001];[.B76])" office:value-type="float" office:value="0" calcext:value-type="float">
            <text:p>0</text:p>
          </table:table-cell>
          <table:table-cell table:formula="of:=[.I76]*[.B7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882 <text:s text:c="2"/>55809</text:p>
          </table:table-cell>
          <table:table-cell office:value-type="float" office:value="64882" calcext:value-type="float">
            <text:p>64882</text:p>
          </table:table-cell>
          <table:table-cell office:value-type="float" office:value="55809" calcext:value-type="float">
            <text:p>55809</text:p>
          </table:table-cell>
          <table:table-cell office:value-type="float" office:value="16808" calcext:value-type="float">
            <text:p>16808</text:p>
          </table:table-cell>
          <table:table-cell office:value-type="float" office:value="15951" calcext:value-type="float">
            <text:p>15951</text:p>
          </table:table-cell>
          <table:table-cell table:formula="of:=ABS([.D77]-[.E77])" office:value-type="float" office:value="857" calcext:value-type="float">
            <text:p>857</text:p>
          </table:table-cell>
          <table:table-cell table:number-columns-repeated="2"/>
          <table:table-cell table:formula="of:=COUNTIF([.C$2:.C$1001];[.B77])" office:value-type="float" office:value="0" calcext:value-type="float">
            <text:p>0</text:p>
          </table:table-cell>
          <table:table-cell table:formula="of:=[.I77]*[.B7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2070 <text:s text:c="2"/>52069</text:p>
          </table:table-cell>
          <table:table-cell office:value-type="float" office:value="22070" calcext:value-type="float">
            <text:p>22070</text:p>
          </table:table-cell>
          <table:table-cell office:value-type="float" office:value="52069" calcext:value-type="float">
            <text:p>52069</text:p>
          </table:table-cell>
          <table:table-cell office:value-type="float" office:value="16866" calcext:value-type="float">
            <text:p>16866</text:p>
          </table:table-cell>
          <table:table-cell office:value-type="float" office:value="15951" calcext:value-type="float">
            <text:p>15951</text:p>
          </table:table-cell>
          <table:table-cell table:formula="of:=ABS([.D78]-[.E78])" office:value-type="float" office:value="915" calcext:value-type="float">
            <text:p>915</text:p>
          </table:table-cell>
          <table:table-cell table:number-columns-repeated="2"/>
          <table:table-cell table:formula="of:=COUNTIF([.C$2:.C$1001];[.B78])" office:value-type="float" office:value="0" calcext:value-type="float">
            <text:p>0</text:p>
          </table:table-cell>
          <table:table-cell table:formula="of:=[.I78]*[.B7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0402 <text:s text:c="2"/>18865</text:p>
          </table:table-cell>
          <table:table-cell office:value-type="float" office:value="80402" calcext:value-type="float">
            <text:p>80402</text:p>
          </table:table-cell>
          <table:table-cell office:value-type="float" office:value="18865" calcext:value-type="float">
            <text:p>18865</text:p>
          </table:table-cell>
          <table:table-cell office:value-type="float" office:value="16915" calcext:value-type="float">
            <text:p>16915</text:p>
          </table:table-cell>
          <table:table-cell office:value-type="float" office:value="15951" calcext:value-type="float">
            <text:p>15951</text:p>
          </table:table-cell>
          <table:table-cell table:formula="of:=ABS([.D79]-[.E79])" office:value-type="float" office:value="964" calcext:value-type="float">
            <text:p>964</text:p>
          </table:table-cell>
          <table:table-cell table:number-columns-repeated="2"/>
          <table:table-cell table:formula="of:=COUNTIF([.C$2:.C$1001];[.B79])" office:value-type="float" office:value="0" calcext:value-type="float">
            <text:p>0</text:p>
          </table:table-cell>
          <table:table-cell table:formula="of:=[.I79]*[.B7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7887 <text:s text:c="2"/>59381</text:p>
          </table:table-cell>
          <table:table-cell office:value-type="float" office:value="87887" calcext:value-type="float">
            <text:p>87887</text:p>
          </table:table-cell>
          <table:table-cell office:value-type="float" office:value="59381" calcext:value-type="float">
            <text:p>59381</text:p>
          </table:table-cell>
          <table:table-cell office:value-type="float" office:value="17053" calcext:value-type="float">
            <text:p>17053</text:p>
          </table:table-cell>
          <table:table-cell office:value-type="float" office:value="15951" calcext:value-type="float">
            <text:p>15951</text:p>
          </table:table-cell>
          <table:table-cell table:formula="of:=ABS([.D80]-[.E80])" office:value-type="float" office:value="1102" calcext:value-type="float">
            <text:p>1102</text:p>
          </table:table-cell>
          <table:table-cell table:number-columns-repeated="2"/>
          <table:table-cell table:formula="of:=COUNTIF([.C$2:.C$1001];[.B80])" office:value-type="float" office:value="0" calcext:value-type="float">
            <text:p>0</text:p>
          </table:table-cell>
          <table:table-cell table:formula="of:=[.I80]*[.B8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262 <text:s text:c="2"/>90572</text:p>
          </table:table-cell>
          <table:table-cell office:value-type="float" office:value="19262" calcext:value-type="float">
            <text:p>19262</text:p>
          </table:table-cell>
          <table:table-cell office:value-type="float" office:value="90572" calcext:value-type="float">
            <text:p>90572</text:p>
          </table:table-cell>
          <table:table-cell office:value-type="float" office:value="17107" calcext:value-type="float">
            <text:p>17107</text:p>
          </table:table-cell>
          <table:table-cell office:value-type="float" office:value="15951" calcext:value-type="float">
            <text:p>15951</text:p>
          </table:table-cell>
          <table:table-cell table:formula="of:=ABS([.D81]-[.E81])" office:value-type="float" office:value="1156" calcext:value-type="float">
            <text:p>1156</text:p>
          </table:table-cell>
          <table:table-cell table:number-columns-repeated="2"/>
          <table:table-cell table:formula="of:=COUNTIF([.C$2:.C$1001];[.B81])" office:value-type="float" office:value="0" calcext:value-type="float">
            <text:p>0</text:p>
          </table:table-cell>
          <table:table-cell table:formula="of:=[.I81]*[.B8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007 <text:s text:c="2"/>46788</text:p>
          </table:table-cell>
          <table:table-cell office:value-type="float" office:value="85007" calcext:value-type="float">
            <text:p>85007</text:p>
          </table:table-cell>
          <table:table-cell office:value-type="float" office:value="46788" calcext:value-type="float">
            <text:p>46788</text:p>
          </table:table-cell>
          <table:table-cell office:value-type="float" office:value="17159" calcext:value-type="float">
            <text:p>17159</text:p>
          </table:table-cell>
          <table:table-cell office:value-type="float" office:value="15951" calcext:value-type="float">
            <text:p>15951</text:p>
          </table:table-cell>
          <table:table-cell table:formula="of:=ABS([.D82]-[.E82])" office:value-type="float" office:value="1208" calcext:value-type="float">
            <text:p>1208</text:p>
          </table:table-cell>
          <table:table-cell table:number-columns-repeated="2"/>
          <table:table-cell table:formula="of:=COUNTIF([.C$2:.C$1001];[.B82])" office:value-type="float" office:value="0" calcext:value-type="float">
            <text:p>0</text:p>
          </table:table-cell>
          <table:table-cell table:formula="of:=[.I82]*[.B8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6926 <text:s text:c="2"/>95926</text:p>
          </table:table-cell>
          <table:table-cell office:value-type="float" office:value="36926" calcext:value-type="float">
            <text:p>36926</text:p>
          </table:table-cell>
          <table:table-cell office:value-type="float" office:value="95926" calcext:value-type="float">
            <text:p>95926</text:p>
          </table:table-cell>
          <table:table-cell office:value-type="float" office:value="17254" calcext:value-type="float">
            <text:p>17254</text:p>
          </table:table-cell>
          <table:table-cell office:value-type="float" office:value="15951" calcext:value-type="float">
            <text:p>15951</text:p>
          </table:table-cell>
          <table:table-cell table:formula="of:=ABS([.D83]-[.E83])" office:value-type="float" office:value="1303" calcext:value-type="float">
            <text:p>1303</text:p>
          </table:table-cell>
          <table:table-cell table:number-columns-repeated="2"/>
          <table:table-cell table:formula="of:=COUNTIF([.C$2:.C$1001];[.B83])" office:value-type="float" office:value="7" calcext:value-type="float">
            <text:p>7</text:p>
          </table:table-cell>
          <table:table-cell table:formula="of:=[.I83]*[.B83]" office:value-type="float" office:value="258482" calcext:value-type="float">
            <text:p>25848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398 <text:s text:c="2"/>39233</text:p>
          </table:table-cell>
          <table:table-cell office:value-type="float" office:value="19398" calcext:value-type="float">
            <text:p>19398</text:p>
          </table:table-cell>
          <table:table-cell office:value-type="float" office:value="39233" calcext:value-type="float">
            <text:p>39233</text:p>
          </table:table-cell>
          <table:table-cell office:value-type="float" office:value="17276" calcext:value-type="float">
            <text:p>17276</text:p>
          </table:table-cell>
          <table:table-cell office:value-type="float" office:value="16038" calcext:value-type="float">
            <text:p>16038</text:p>
          </table:table-cell>
          <table:table-cell table:formula="of:=ABS([.D84]-[.E84])" office:value-type="float" office:value="1238" calcext:value-type="float">
            <text:p>1238</text:p>
          </table:table-cell>
          <table:table-cell table:number-columns-repeated="2"/>
          <table:table-cell table:formula="of:=COUNTIF([.C$2:.C$1001];[.B84])" office:value-type="float" office:value="0" calcext:value-type="float">
            <text:p>0</text:p>
          </table:table-cell>
          <table:table-cell table:formula="of:=[.I84]*[.B8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8479 <text:s text:c="2"/>40232</text:p>
          </table:table-cell>
          <table:table-cell office:value-type="float" office:value="38479" calcext:value-type="float">
            <text:p>38479</text:p>
          </table:table-cell>
          <table:table-cell office:value-type="float" office:value="40232" calcext:value-type="float">
            <text:p>40232</text:p>
          </table:table-cell>
          <table:table-cell office:value-type="float" office:value="17412" calcext:value-type="float">
            <text:p>17412</text:p>
          </table:table-cell>
          <table:table-cell office:value-type="float" office:value="16069" calcext:value-type="float">
            <text:p>16069</text:p>
          </table:table-cell>
          <table:table-cell table:formula="of:=ABS([.D85]-[.E85])" office:value-type="float" office:value="1343" calcext:value-type="float">
            <text:p>1343</text:p>
          </table:table-cell>
          <table:table-cell table:number-columns-repeated="2"/>
          <table:table-cell table:formula="of:=COUNTIF([.C$2:.C$1001];[.B85])" office:value-type="float" office:value="0" calcext:value-type="float">
            <text:p>0</text:p>
          </table:table-cell>
          <table:table-cell table:formula="of:=[.I85]*[.B8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2794 <text:s text:c="2"/>85776</text:p>
          </table:table-cell>
          <table:table-cell office:value-type="float" office:value="32794" calcext:value-type="float">
            <text:p>32794</text:p>
          </table:table-cell>
          <table:table-cell office:value-type="float" office:value="85776" calcext:value-type="float">
            <text:p>85776</text:p>
          </table:table-cell>
          <table:table-cell office:value-type="float" office:value="17517" calcext:value-type="float">
            <text:p>17517</text:p>
          </table:table-cell>
          <table:table-cell office:value-type="float" office:value="16132" calcext:value-type="float">
            <text:p>16132</text:p>
          </table:table-cell>
          <table:table-cell table:formula="of:=ABS([.D86]-[.E86])" office:value-type="float" office:value="1385" calcext:value-type="float">
            <text:p>1385</text:p>
          </table:table-cell>
          <table:table-cell table:number-columns-repeated="2"/>
          <table:table-cell table:formula="of:=COUNTIF([.C$2:.C$1001];[.B86])" office:value-type="float" office:value="0" calcext:value-type="float">
            <text:p>0</text:p>
          </table:table-cell>
          <table:table-cell table:formula="of:=[.I86]*[.B8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2010 <text:s text:c="2"/>48505</text:p>
          </table:table-cell>
          <table:table-cell office:value-type="float" office:value="82010" calcext:value-type="float">
            <text:p>82010</text:p>
          </table:table-cell>
          <table:table-cell office:value-type="float" office:value="48505" calcext:value-type="float">
            <text:p>48505</text:p>
          </table:table-cell>
          <table:table-cell office:value-type="float" office:value="17642" calcext:value-type="float">
            <text:p>17642</text:p>
          </table:table-cell>
          <table:table-cell office:value-type="float" office:value="16321" calcext:value-type="float">
            <text:p>16321</text:p>
          </table:table-cell>
          <table:table-cell table:formula="of:=ABS([.D87]-[.E87])" office:value-type="float" office:value="1321" calcext:value-type="float">
            <text:p>1321</text:p>
          </table:table-cell>
          <table:table-cell table:number-columns-repeated="2"/>
          <table:table-cell table:formula="of:=COUNTIF([.C$2:.C$1001];[.B87])" office:value-type="float" office:value="0" calcext:value-type="float">
            <text:p>0</text:p>
          </table:table-cell>
          <table:table-cell table:formula="of:=[.I87]*[.B8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551 <text:s text:c="2"/>59594</text:p>
          </table:table-cell>
          <table:table-cell office:value-type="float" office:value="44551" calcext:value-type="float">
            <text:p>44551</text:p>
          </table:table-cell>
          <table:table-cell office:value-type="float" office:value="59594" calcext:value-type="float">
            <text:p>59594</text:p>
          </table:table-cell>
          <table:table-cell office:value-type="float" office:value="17675" calcext:value-type="float">
            <text:p>17675</text:p>
          </table:table-cell>
          <table:table-cell office:value-type="float" office:value="16454" calcext:value-type="float">
            <text:p>16454</text:p>
          </table:table-cell>
          <table:table-cell table:formula="of:=ABS([.D88]-[.E88])" office:value-type="float" office:value="1221" calcext:value-type="float">
            <text:p>1221</text:p>
          </table:table-cell>
          <table:table-cell table:number-columns-repeated="2"/>
          <table:table-cell table:formula="of:=COUNTIF([.C$2:.C$1001];[.B88])" office:value-type="float" office:value="0" calcext:value-type="float">
            <text:p>0</text:p>
          </table:table-cell>
          <table:table-cell table:formula="of:=[.I88]*[.B8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2215 <text:s text:c="2"/>96042</text:p>
          </table:table-cell>
          <table:table-cell office:value-type="float" office:value="52215" calcext:value-type="float">
            <text:p>52215</text:p>
          </table:table-cell>
          <table:table-cell office:value-type="float" office:value="96042" calcext:value-type="float">
            <text:p>96042</text:p>
          </table:table-cell>
          <table:table-cell office:value-type="float" office:value="17677" calcext:value-type="float">
            <text:p>17677</text:p>
          </table:table-cell>
          <table:table-cell office:value-type="float" office:value="16525" calcext:value-type="float">
            <text:p>16525</text:p>
          </table:table-cell>
          <table:table-cell table:formula="of:=ABS([.D89]-[.E89])" office:value-type="float" office:value="1152" calcext:value-type="float">
            <text:p>1152</text:p>
          </table:table-cell>
          <table:table-cell table:number-columns-repeated="2"/>
          <table:table-cell table:formula="of:=COUNTIF([.C$2:.C$1001];[.B89])" office:value-type="float" office:value="0" calcext:value-type="float">
            <text:p>0</text:p>
          </table:table-cell>
          <table:table-cell table:formula="of:=[.I89]*[.B8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7295 <text:s text:c="2"/>62695</text:p>
          </table:table-cell>
          <table:table-cell office:value-type="float" office:value="47295" calcext:value-type="float">
            <text:p>47295</text:p>
          </table:table-cell>
          <table:table-cell office:value-type="float" office:value="62695" calcext:value-type="float">
            <text:p>62695</text:p>
          </table:table-cell>
          <table:table-cell office:value-type="float" office:value="17832" calcext:value-type="float">
            <text:p>17832</text:p>
          </table:table-cell>
          <table:table-cell office:value-type="float" office:value="17048" calcext:value-type="float">
            <text:p>17048</text:p>
          </table:table-cell>
          <table:table-cell table:formula="of:=ABS([.D90]-[.E90])" office:value-type="float" office:value="784" calcext:value-type="float">
            <text:p>784</text:p>
          </table:table-cell>
          <table:table-cell table:number-columns-repeated="2"/>
          <table:table-cell table:formula="of:=COUNTIF([.C$2:.C$1001];[.B90])" office:value-type="float" office:value="0" calcext:value-type="float">
            <text:p>0</text:p>
          </table:table-cell>
          <table:table-cell table:formula="of:=[.I90]*[.B9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560 <text:s text:c="2"/>64868</text:p>
          </table:table-cell>
          <table:table-cell office:value-type="float" office:value="23560" calcext:value-type="float">
            <text:p>23560</text:p>
          </table:table-cell>
          <table:table-cell office:value-type="float" office:value="64868" calcext:value-type="float">
            <text:p>64868</text:p>
          </table:table-cell>
          <table:table-cell office:value-type="float" office:value="18002" calcext:value-type="float">
            <text:p>18002</text:p>
          </table:table-cell>
          <table:table-cell office:value-type="float" office:value="17083" calcext:value-type="float">
            <text:p>17083</text:p>
          </table:table-cell>
          <table:table-cell table:formula="of:=ABS([.D91]-[.E91])" office:value-type="float" office:value="919" calcext:value-type="float">
            <text:p>919</text:p>
          </table:table-cell>
          <table:table-cell table:number-columns-repeated="2"/>
          <table:table-cell table:formula="of:=COUNTIF([.C$2:.C$1001];[.B91])" office:value-type="float" office:value="0" calcext:value-type="float">
            <text:p>0</text:p>
          </table:table-cell>
          <table:table-cell table:formula="of:=[.I91]*[.B9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1516 <text:s text:c="2"/>29134</text:p>
          </table:table-cell>
          <table:table-cell office:value-type="float" office:value="41516" calcext:value-type="float">
            <text:p>41516</text:p>
          </table:table-cell>
          <table:table-cell office:value-type="float" office:value="29134" calcext:value-type="float">
            <text:p>29134</text:p>
          </table:table-cell>
          <table:table-cell office:value-type="float" office:value="18073" calcext:value-type="float">
            <text:p>18073</text:p>
          </table:table-cell>
          <table:table-cell office:value-type="float" office:value="17111" calcext:value-type="float">
            <text:p>17111</text:p>
          </table:table-cell>
          <table:table-cell table:formula="of:=ABS([.D92]-[.E92])" office:value-type="float" office:value="962" calcext:value-type="float">
            <text:p>962</text:p>
          </table:table-cell>
          <table:table-cell table:number-columns-repeated="2"/>
          <table:table-cell table:formula="of:=COUNTIF([.C$2:.C$1001];[.B92])" office:value-type="float" office:value="0" calcext:value-type="float">
            <text:p>0</text:p>
          </table:table-cell>
          <table:table-cell table:formula="of:=[.I92]*[.B9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567 <text:s text:c="2"/>96879</text:p>
          </table:table-cell>
          <table:table-cell office:value-type="float" office:value="78567" calcext:value-type="float">
            <text:p>78567</text:p>
          </table:table-cell>
          <table:table-cell office:value-type="float" office:value="96879" calcext:value-type="float">
            <text:p>96879</text:p>
          </table:table-cell>
          <table:table-cell office:value-type="float" office:value="18216" calcext:value-type="float">
            <text:p>18216</text:p>
          </table:table-cell>
          <table:table-cell office:value-type="float" office:value="17350" calcext:value-type="float">
            <text:p>17350</text:p>
          </table:table-cell>
          <table:table-cell table:formula="of:=ABS([.D93]-[.E93])" office:value-type="float" office:value="866" calcext:value-type="float">
            <text:p>866</text:p>
          </table:table-cell>
          <table:table-cell table:number-columns-repeated="2"/>
          <table:table-cell table:formula="of:=COUNTIF([.C$2:.C$1001];[.B93])" office:value-type="float" office:value="0" calcext:value-type="float">
            <text:p>0</text:p>
          </table:table-cell>
          <table:table-cell table:formula="of:=[.I93]*[.B9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6100 <text:s text:c="2"/>44280</text:p>
          </table:table-cell>
          <table:table-cell office:value-type="float" office:value="56100" calcext:value-type="float">
            <text:p>56100</text:p>
          </table:table-cell>
          <table:table-cell office:value-type="float" office:value="44280" calcext:value-type="float">
            <text:p>44280</text:p>
          </table:table-cell>
          <table:table-cell office:value-type="float" office:value="18295" calcext:value-type="float">
            <text:p>18295</text:p>
          </table:table-cell>
          <table:table-cell office:value-type="float" office:value="17440" calcext:value-type="float">
            <text:p>17440</text:p>
          </table:table-cell>
          <table:table-cell table:formula="of:=ABS([.D94]-[.E94])" office:value-type="float" office:value="855" calcext:value-type="float">
            <text:p>855</text:p>
          </table:table-cell>
          <table:table-cell table:number-columns-repeated="2"/>
          <table:table-cell table:formula="of:=COUNTIF([.C$2:.C$1001];[.B94])" office:value-type="float" office:value="0" calcext:value-type="float">
            <text:p>0</text:p>
          </table:table-cell>
          <table:table-cell table:formula="of:=[.I94]*[.B9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7923 <text:s text:c="2"/>53621</text:p>
          </table:table-cell>
          <table:table-cell office:value-type="float" office:value="37923" calcext:value-type="float">
            <text:p>37923</text:p>
          </table:table-cell>
          <table:table-cell office:value-type="float" office:value="53621" calcext:value-type="float">
            <text:p>53621</text:p>
          </table:table-cell>
          <table:table-cell office:value-type="float" office:value="18470" calcext:value-type="float">
            <text:p>18470</text:p>
          </table:table-cell>
          <table:table-cell office:value-type="float" office:value="17517" calcext:value-type="float">
            <text:p>17517</text:p>
          </table:table-cell>
          <table:table-cell table:formula="of:=ABS([.D95]-[.E95])" office:value-type="float" office:value="953" calcext:value-type="float">
            <text:p>953</text:p>
          </table:table-cell>
          <table:table-cell table:number-columns-repeated="2"/>
          <table:table-cell table:formula="of:=COUNTIF([.C$2:.C$1001];[.B95])" office:value-type="float" office:value="0" calcext:value-type="float">
            <text:p>0</text:p>
          </table:table-cell>
          <table:table-cell table:formula="of:=[.I95]*[.B9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366 <text:s text:c="2"/>20622</text:p>
          </table:table-cell>
          <table:table-cell office:value-type="float" office:value="23366" calcext:value-type="float">
            <text:p>23366</text:p>
          </table:table-cell>
          <table:table-cell office:value-type="float" office:value="20622" calcext:value-type="float">
            <text:p>20622</text:p>
          </table:table-cell>
          <table:table-cell office:value-type="float" office:value="18508" calcext:value-type="float">
            <text:p>18508</text:p>
          </table:table-cell>
          <table:table-cell office:value-type="float" office:value="17517" calcext:value-type="float">
            <text:p>17517</text:p>
          </table:table-cell>
          <table:table-cell table:formula="of:=ABS([.D96]-[.E96])" office:value-type="float" office:value="991" calcext:value-type="float">
            <text:p>991</text:p>
          </table:table-cell>
          <table:table-cell table:number-columns-repeated="2"/>
          <table:table-cell table:formula="of:=COUNTIF([.C$2:.C$1001];[.B96])" office:value-type="float" office:value="0" calcext:value-type="float">
            <text:p>0</text:p>
          </table:table-cell>
          <table:table-cell table:formula="of:=[.I96]*[.B9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8384 <text:s text:c="2"/>38143</text:p>
          </table:table-cell>
          <table:table-cell office:value-type="float" office:value="88384" calcext:value-type="float">
            <text:p>88384</text:p>
          </table:table-cell>
          <table:table-cell office:value-type="float" office:value="38143" calcext:value-type="float">
            <text:p>38143</text:p>
          </table:table-cell>
          <table:table-cell office:value-type="float" office:value="18550" calcext:value-type="float">
            <text:p>18550</text:p>
          </table:table-cell>
          <table:table-cell office:value-type="float" office:value="17517" calcext:value-type="float">
            <text:p>17517</text:p>
          </table:table-cell>
          <table:table-cell table:formula="of:=ABS([.D97]-[.E97])" office:value-type="float" office:value="1033" calcext:value-type="float">
            <text:p>1033</text:p>
          </table:table-cell>
          <table:table-cell table:number-columns-repeated="2"/>
          <table:table-cell table:formula="of:=COUNTIF([.C$2:.C$1001];[.B97])" office:value-type="float" office:value="0" calcext:value-type="float">
            <text:p>0</text:p>
          </table:table-cell>
          <table:table-cell table:formula="of:=[.I97]*[.B9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2427 <text:s text:c="2"/>93236</text:p>
          </table:table-cell>
          <table:table-cell office:value-type="float" office:value="32427" calcext:value-type="float">
            <text:p>32427</text:p>
          </table:table-cell>
          <table:table-cell office:value-type="float" office:value="93236" calcext:value-type="float">
            <text:p>93236</text:p>
          </table:table-cell>
          <table:table-cell office:value-type="float" office:value="18599" calcext:value-type="float">
            <text:p>18599</text:p>
          </table:table-cell>
          <table:table-cell office:value-type="float" office:value="17646" calcext:value-type="float">
            <text:p>17646</text:p>
          </table:table-cell>
          <table:table-cell table:formula="of:=ABS([.D98]-[.E98])" office:value-type="float" office:value="953" calcext:value-type="float">
            <text:p>953</text:p>
          </table:table-cell>
          <table:table-cell table:number-columns-repeated="2"/>
          <table:table-cell table:formula="of:=COUNTIF([.C$2:.C$1001];[.B98])" office:value-type="float" office:value="0" calcext:value-type="float">
            <text:p>0</text:p>
          </table:table-cell>
          <table:table-cell table:formula="of:=[.I98]*[.B9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815 <text:s text:c="2"/>77641</text:p>
          </table:table-cell>
          <table:table-cell office:value-type="float" office:value="28815" calcext:value-type="float">
            <text:p>28815</text:p>
          </table:table-cell>
          <table:table-cell office:value-type="float" office:value="77641" calcext:value-type="float">
            <text:p>77641</text:p>
          </table:table-cell>
          <table:table-cell office:value-type="float" office:value="18657" calcext:value-type="float">
            <text:p>18657</text:p>
          </table:table-cell>
          <table:table-cell office:value-type="float" office:value="17762" calcext:value-type="float">
            <text:p>17762</text:p>
          </table:table-cell>
          <table:table-cell table:formula="of:=ABS([.D99]-[.E99])" office:value-type="float" office:value="895" calcext:value-type="float">
            <text:p>895</text:p>
          </table:table-cell>
          <table:table-cell table:number-columns-repeated="2"/>
          <table:table-cell table:formula="of:=COUNTIF([.C$2:.C$1001];[.B99])" office:value-type="float" office:value="0" calcext:value-type="float">
            <text:p>0</text:p>
          </table:table-cell>
          <table:table-cell table:formula="of:=[.I99]*[.B9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098 <text:s text:c="2"/>70832</text:p>
          </table:table-cell>
          <table:table-cell office:value-type="float" office:value="64098" calcext:value-type="float">
            <text:p>64098</text:p>
          </table:table-cell>
          <table:table-cell office:value-type="float" office:value="70832" calcext:value-type="float">
            <text:p>70832</text:p>
          </table:table-cell>
          <table:table-cell office:value-type="float" office:value="18865" calcext:value-type="float">
            <text:p>18865</text:p>
          </table:table-cell>
          <table:table-cell office:value-type="float" office:value="17930" calcext:value-type="float">
            <text:p>17930</text:p>
          </table:table-cell>
          <table:table-cell table:formula="of:=ABS([.D100]-[.E100])" office:value-type="float" office:value="935" calcext:value-type="float">
            <text:p>935</text:p>
          </table:table-cell>
          <table:table-cell table:number-columns-repeated="2"/>
          <table:table-cell table:formula="of:=COUNTIF([.C$2:.C$1001];[.B100])" office:value-type="float" office:value="0" calcext:value-type="float">
            <text:p>0</text:p>
          </table:table-cell>
          <table:table-cell table:formula="of:=[.I100]*[.B10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3820 <text:s text:c="2"/>52069</text:p>
          </table:table-cell>
          <table:table-cell office:value-type="float" office:value="63820" calcext:value-type="float">
            <text:p>63820</text:p>
          </table:table-cell>
          <table:table-cell office:value-type="float" office:value="52069" calcext:value-type="float">
            <text:p>52069</text:p>
          </table:table-cell>
          <table:table-cell office:value-type="float" office:value="18981" calcext:value-type="float">
            <text:p>18981</text:p>
          </table:table-cell>
          <table:table-cell office:value-type="float" office:value="18223" calcext:value-type="float">
            <text:p>18223</text:p>
          </table:table-cell>
          <table:table-cell table:formula="of:=ABS([.D101]-[.E101])" office:value-type="float" office:value="758" calcext:value-type="float">
            <text:p>758</text:p>
          </table:table-cell>
          <table:table-cell table:number-columns-repeated="2"/>
          <table:table-cell table:formula="of:=COUNTIF([.C$2:.C$1001];[.B101])" office:value-type="float" office:value="0" calcext:value-type="float">
            <text:p>0</text:p>
          </table:table-cell>
          <table:table-cell table:formula="of:=[.I101]*[.B10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685 <text:s text:c="2"/>41926</text:p>
          </table:table-cell>
          <table:table-cell office:value-type="float" office:value="65685" calcext:value-type="float">
            <text:p>65685</text:p>
          </table:table-cell>
          <table:table-cell office:value-type="float" office:value="41926" calcext:value-type="float">
            <text:p>41926</text:p>
          </table:table-cell>
          <table:table-cell office:value-type="float" office:value="18994" calcext:value-type="float">
            <text:p>18994</text:p>
          </table:table-cell>
          <table:table-cell office:value-type="float" office:value="18353" calcext:value-type="float">
            <text:p>18353</text:p>
          </table:table-cell>
          <table:table-cell table:formula="of:=ABS([.D102]-[.E102])" office:value-type="float" office:value="641" calcext:value-type="float">
            <text:p>641</text:p>
          </table:table-cell>
          <table:table-cell table:number-columns-repeated="2"/>
          <table:table-cell table:formula="of:=COUNTIF([.C$2:.C$1001];[.B102])" office:value-type="float" office:value="0" calcext:value-type="float">
            <text:p>0</text:p>
          </table:table-cell>
          <table:table-cell table:formula="of:=[.I102]*[.B10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7989 <text:s text:c="2"/>34282</text:p>
          </table:table-cell>
          <table:table-cell office:value-type="float" office:value="77989" calcext:value-type="float">
            <text:p>77989</text:p>
          </table:table-cell>
          <table:table-cell office:value-type="float" office:value="34282" calcext:value-type="float">
            <text:p>34282</text:p>
          </table:table-cell>
          <table:table-cell office:value-type="float" office:value="19076" calcext:value-type="float">
            <text:p>19076</text:p>
          </table:table-cell>
          <table:table-cell office:value-type="float" office:value="18580" calcext:value-type="float">
            <text:p>18580</text:p>
          </table:table-cell>
          <table:table-cell table:formula="of:=ABS([.D103]-[.E103])" office:value-type="float" office:value="496" calcext:value-type="float">
            <text:p>496</text:p>
          </table:table-cell>
          <table:table-cell table:number-columns-repeated="2"/>
          <table:table-cell table:formula="of:=COUNTIF([.C$2:.C$1001];[.B103])" office:value-type="float" office:value="0" calcext:value-type="float">
            <text:p>0</text:p>
          </table:table-cell>
          <table:table-cell table:formula="of:=[.I103]*[.B10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213 <text:s text:c="2"/>73228</text:p>
          </table:table-cell>
          <table:table-cell office:value-type="float" office:value="19213" calcext:value-type="float">
            <text:p>19213</text:p>
          </table:table-cell>
          <table:table-cell office:value-type="float" office:value="73228" calcext:value-type="float">
            <text:p>73228</text:p>
          </table:table-cell>
          <table:table-cell office:value-type="float" office:value="19173" calcext:value-type="float">
            <text:p>19173</text:p>
          </table:table-cell>
          <table:table-cell office:value-type="float" office:value="18626" calcext:value-type="float">
            <text:p>18626</text:p>
          </table:table-cell>
          <table:table-cell table:formula="of:=ABS([.D104]-[.E104])" office:value-type="float" office:value="547" calcext:value-type="float">
            <text:p>547</text:p>
          </table:table-cell>
          <table:table-cell table:number-columns-repeated="2"/>
          <table:table-cell table:formula="of:=COUNTIF([.C$2:.C$1001];[.B104])" office:value-type="float" office:value="0" calcext:value-type="float">
            <text:p>0</text:p>
          </table:table-cell>
          <table:table-cell table:formula="of:=[.I104]*[.B10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0916 <text:s text:c="2"/>59042</text:p>
          </table:table-cell>
          <table:table-cell office:value-type="float" office:value="90916" calcext:value-type="float">
            <text:p>90916</text:p>
          </table:table-cell>
          <table:table-cell office:value-type="float" office:value="59042" calcext:value-type="float">
            <text:p>59042</text:p>
          </table:table-cell>
          <table:table-cell office:value-type="float" office:value="19213" calcext:value-type="float">
            <text:p>19213</text:p>
          </table:table-cell>
          <table:table-cell office:value-type="float" office:value="18683" calcext:value-type="float">
            <text:p>18683</text:p>
          </table:table-cell>
          <table:table-cell table:formula="of:=ABS([.D105]-[.E105])" office:value-type="float" office:value="530" calcext:value-type="float">
            <text:p>530</text:p>
          </table:table-cell>
          <table:table-cell table:number-columns-repeated="2"/>
          <table:table-cell table:formula="of:=COUNTIF([.C$2:.C$1001];[.B105])" office:value-type="float" office:value="0" calcext:value-type="float">
            <text:p>0</text:p>
          </table:table-cell>
          <table:table-cell table:formula="of:=[.I105]*[.B10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392 <text:s text:c="2"/>59594</text:p>
          </table:table-cell>
          <table:table-cell office:value-type="float" office:value="34392" calcext:value-type="float">
            <text:p>34392</text:p>
          </table:table-cell>
          <table:table-cell office:value-type="float" office:value="59594" calcext:value-type="float">
            <text:p>59594</text:p>
          </table:table-cell>
          <table:table-cell office:value-type="float" office:value="19262" calcext:value-type="float">
            <text:p>19262</text:p>
          </table:table-cell>
          <table:table-cell office:value-type="float" office:value="18865" calcext:value-type="float">
            <text:p>18865</text:p>
          </table:table-cell>
          <table:table-cell table:formula="of:=ABS([.D106]-[.E106])" office:value-type="float" office:value="397" calcext:value-type="float">
            <text:p>397</text:p>
          </table:table-cell>
          <table:table-cell table:number-columns-repeated="2"/>
          <table:table-cell table:formula="of:=COUNTIF([.C$2:.C$1001];[.B106])" office:value-type="float" office:value="0" calcext:value-type="float">
            <text:p>0</text:p>
          </table:table-cell>
          <table:table-cell table:formula="of:=[.I106]*[.B10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405 <text:s text:c="2"/>20622</text:p>
          </table:table-cell>
          <table:table-cell office:value-type="float" office:value="53405" calcext:value-type="float">
            <text:p>53405</text:p>
          </table:table-cell>
          <table:table-cell office:value-type="float" office:value="20622" calcext:value-type="float">
            <text:p>20622</text:p>
          </table:table-cell>
          <table:table-cell office:value-type="float" office:value="19340" calcext:value-type="float">
            <text:p>19340</text:p>
          </table:table-cell>
          <table:table-cell office:value-type="float" office:value="18865" calcext:value-type="float">
            <text:p>18865</text:p>
          </table:table-cell>
          <table:table-cell table:formula="of:=ABS([.D107]-[.E107])" office:value-type="float" office:value="475" calcext:value-type="float">
            <text:p>475</text:p>
          </table:table-cell>
          <table:table-cell table:number-columns-repeated="2"/>
          <table:table-cell table:formula="of:=COUNTIF([.C$2:.C$1001];[.B107])" office:value-type="float" office:value="0" calcext:value-type="float">
            <text:p>0</text:p>
          </table:table-cell>
          <table:table-cell table:formula="of:=[.I107]*[.B10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1530 <text:s text:c="2"/>85362</text:p>
          </table:table-cell>
          <table:table-cell office:value-type="float" office:value="61530" calcext:value-type="float">
            <text:p>61530</text:p>
          </table:table-cell>
          <table:table-cell office:value-type="float" office:value="85362" calcext:value-type="float">
            <text:p>85362</text:p>
          </table:table-cell>
          <table:table-cell office:value-type="float" office:value="19398" calcext:value-type="float">
            <text:p>19398</text:p>
          </table:table-cell>
          <table:table-cell office:value-type="float" office:value="18865" calcext:value-type="float">
            <text:p>18865</text:p>
          </table:table-cell>
          <table:table-cell table:formula="of:=ABS([.D108]-[.E108])" office:value-type="float" office:value="533" calcext:value-type="float">
            <text:p>533</text:p>
          </table:table-cell>
          <table:table-cell table:number-columns-repeated="2"/>
          <table:table-cell table:formula="of:=COUNTIF([.C$2:.C$1001];[.B108])" office:value-type="float" office:value="0" calcext:value-type="float">
            <text:p>0</text:p>
          </table:table-cell>
          <table:table-cell table:formula="of:=[.I108]*[.B10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7067 <text:s text:c="2"/>58244</text:p>
          </table:table-cell>
          <table:table-cell office:value-type="float" office:value="67067" calcext:value-type="float">
            <text:p>67067</text:p>
          </table:table-cell>
          <table:table-cell office:value-type="float" office:value="58244" calcext:value-type="float">
            <text:p>58244</text:p>
          </table:table-cell>
          <table:table-cell office:value-type="float" office:value="19426" calcext:value-type="float">
            <text:p>19426</text:p>
          </table:table-cell>
          <table:table-cell office:value-type="float" office:value="18865" calcext:value-type="float">
            <text:p>18865</text:p>
          </table:table-cell>
          <table:table-cell table:formula="of:=ABS([.D109]-[.E109])" office:value-type="float" office:value="561" calcext:value-type="float">
            <text:p>561</text:p>
          </table:table-cell>
          <table:table-cell table:number-columns-repeated="2"/>
          <table:table-cell table:formula="of:=COUNTIF([.C$2:.C$1001];[.B109])" office:value-type="float" office:value="0" calcext:value-type="float">
            <text:p>0</text:p>
          </table:table-cell>
          <table:table-cell table:formula="of:=[.I109]*[.B10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915 <text:s text:c="2"/>52074</text:p>
          </table:table-cell>
          <table:table-cell office:value-type="float" office:value="15915" calcext:value-type="float">
            <text:p>15915</text:p>
          </table:table-cell>
          <table:table-cell office:value-type="float" office:value="52074" calcext:value-type="float">
            <text:p>52074</text:p>
          </table:table-cell>
          <table:table-cell office:value-type="float" office:value="19457" calcext:value-type="float">
            <text:p>19457</text:p>
          </table:table-cell>
          <table:table-cell office:value-type="float" office:value="18865" calcext:value-type="float">
            <text:p>18865</text:p>
          </table:table-cell>
          <table:table-cell table:formula="of:=ABS([.D110]-[.E110])" office:value-type="float" office:value="592" calcext:value-type="float">
            <text:p>592</text:p>
          </table:table-cell>
          <table:table-cell table:number-columns-repeated="2"/>
          <table:table-cell table:formula="of:=COUNTIF([.C$2:.C$1001];[.B110])" office:value-type="float" office:value="0" calcext:value-type="float">
            <text:p>0</text:p>
          </table:table-cell>
          <table:table-cell table:formula="of:=[.I110]*[.B1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4869 <text:s text:c="2"/>45493</text:p>
          </table:table-cell>
          <table:table-cell office:value-type="float" office:value="84869" calcext:value-type="float">
            <text:p>84869</text:p>
          </table:table-cell>
          <table:table-cell office:value-type="float" office:value="45493" calcext:value-type="float">
            <text:p>45493</text:p>
          </table:table-cell>
          <table:table-cell office:value-type="float" office:value="19567" calcext:value-type="float">
            <text:p>19567</text:p>
          </table:table-cell>
          <table:table-cell office:value-type="float" office:value="18865" calcext:value-type="float">
            <text:p>18865</text:p>
          </table:table-cell>
          <table:table-cell table:formula="of:=ABS([.D111]-[.E111])" office:value-type="float" office:value="702" calcext:value-type="float">
            <text:p>702</text:p>
          </table:table-cell>
          <table:table-cell table:number-columns-repeated="2"/>
          <table:table-cell table:formula="of:=COUNTIF([.C$2:.C$1001];[.B111])" office:value-type="float" office:value="0" calcext:value-type="float">
            <text:p>0</text:p>
          </table:table-cell>
          <table:table-cell table:formula="of:=[.I111]*[.B1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808 <text:s text:c="2"/>52099</text:p>
          </table:table-cell>
          <table:table-cell office:value-type="float" office:value="16808" calcext:value-type="float">
            <text:p>16808</text:p>
          </table:table-cell>
          <table:table-cell office:value-type="float" office:value="52099" calcext:value-type="float">
            <text:p>52099</text:p>
          </table:table-cell>
          <table:table-cell office:value-type="float" office:value="19604" calcext:value-type="float">
            <text:p>19604</text:p>
          </table:table-cell>
          <table:table-cell office:value-type="float" office:value="18865" calcext:value-type="float">
            <text:p>18865</text:p>
          </table:table-cell>
          <table:table-cell table:formula="of:=ABS([.D112]-[.E112])" office:value-type="float" office:value="739" calcext:value-type="float">
            <text:p>739</text:p>
          </table:table-cell>
          <table:table-cell table:number-columns-repeated="2"/>
          <table:table-cell table:formula="of:=COUNTIF([.C$2:.C$1001];[.B112])" office:value-type="float" office:value="0" calcext:value-type="float">
            <text:p>0</text:p>
          </table:table-cell>
          <table:table-cell table:formula="of:=[.I112]*[.B1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3066 <text:s text:c="2"/>30481</text:p>
          </table:table-cell>
          <table:table-cell office:value-type="float" office:value="83066" calcext:value-type="float">
            <text:p>83066</text:p>
          </table:table-cell>
          <table:table-cell office:value-type="float" office:value="30481" calcext:value-type="float">
            <text:p>30481</text:p>
          </table:table-cell>
          <table:table-cell office:value-type="float" office:value="19815" calcext:value-type="float">
            <text:p>19815</text:p>
          </table:table-cell>
          <table:table-cell office:value-type="float" office:value="18865" calcext:value-type="float">
            <text:p>18865</text:p>
          </table:table-cell>
          <table:table-cell table:formula="of:=ABS([.D113]-[.E113])" office:value-type="float" office:value="950" calcext:value-type="float">
            <text:p>950</text:p>
          </table:table-cell>
          <table:table-cell table:number-columns-repeated="2"/>
          <table:table-cell table:formula="of:=COUNTIF([.C$2:.C$1001];[.B113])" office:value-type="float" office:value="0" calcext:value-type="float">
            <text:p>0</text:p>
          </table:table-cell>
          <table:table-cell table:formula="of:=[.I113]*[.B1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279 <text:s text:c="2"/>34507</text:p>
          </table:table-cell>
          <table:table-cell office:value-type="float" office:value="60279" calcext:value-type="float">
            <text:p>60279</text:p>
          </table:table-cell>
          <table:table-cell office:value-type="float" office:value="34507" calcext:value-type="float">
            <text:p>34507</text:p>
          </table:table-cell>
          <table:table-cell office:value-type="float" office:value="19872" calcext:value-type="float">
            <text:p>19872</text:p>
          </table:table-cell>
          <table:table-cell office:value-type="float" office:value="18865" calcext:value-type="float">
            <text:p>18865</text:p>
          </table:table-cell>
          <table:table-cell table:formula="of:=ABS([.D114]-[.E114])" office:value-type="float" office:value="1007" calcext:value-type="float">
            <text:p>1007</text:p>
          </table:table-cell>
          <table:table-cell table:number-columns-repeated="2"/>
          <table:table-cell table:formula="of:=COUNTIF([.C$2:.C$1001];[.B114])" office:value-type="float" office:value="0" calcext:value-type="float">
            <text:p>0</text:p>
          </table:table-cell>
          <table:table-cell table:formula="of:=[.I114]*[.B1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8216 <text:s text:c="2"/>69308</text:p>
          </table:table-cell>
          <table:table-cell office:value-type="float" office:value="18216" calcext:value-type="float">
            <text:p>18216</text:p>
          </table:table-cell>
          <table:table-cell office:value-type="float" office:value="69308" calcext:value-type="float">
            <text:p>69308</text:p>
          </table:table-cell>
          <table:table-cell office:value-type="float" office:value="20090" calcext:value-type="float">
            <text:p>20090</text:p>
          </table:table-cell>
          <table:table-cell office:value-type="float" office:value="18865" calcext:value-type="float">
            <text:p>18865</text:p>
          </table:table-cell>
          <table:table-cell table:formula="of:=ABS([.D115]-[.E115])" office:value-type="float" office:value="1225" calcext:value-type="float">
            <text:p>1225</text:p>
          </table:table-cell>
          <table:table-cell table:number-columns-repeated="2"/>
          <table:table-cell table:formula="of:=COUNTIF([.C$2:.C$1001];[.B115])" office:value-type="float" office:value="0" calcext:value-type="float">
            <text:p>0</text:p>
          </table:table-cell>
          <table:table-cell table:formula="of:=[.I115]*[.B1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3386 <text:s text:c="2"/>89121</text:p>
          </table:table-cell>
          <table:table-cell office:value-type="float" office:value="43386" calcext:value-type="float">
            <text:p>43386</text:p>
          </table:table-cell>
          <table:table-cell office:value-type="float" office:value="89121" calcext:value-type="float">
            <text:p>89121</text:p>
          </table:table-cell>
          <table:table-cell office:value-type="float" office:value="20092" calcext:value-type="float">
            <text:p>20092</text:p>
          </table:table-cell>
          <table:table-cell office:value-type="float" office:value="18865" calcext:value-type="float">
            <text:p>18865</text:p>
          </table:table-cell>
          <table:table-cell table:formula="of:=ABS([.D116]-[.E116])" office:value-type="float" office:value="1227" calcext:value-type="float">
            <text:p>1227</text:p>
          </table:table-cell>
          <table:table-cell table:number-columns-repeated="2"/>
          <table:table-cell table:formula="of:=COUNTIF([.C$2:.C$1001];[.B116])" office:value-type="float" office:value="0" calcext:value-type="float">
            <text:p>0</text:p>
          </table:table-cell>
          <table:table-cell table:formula="of:=[.I116]*[.B1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8876 <text:s text:c="2"/>20622</text:p>
          </table:table-cell>
          <table:table-cell office:value-type="float" office:value="48876" calcext:value-type="float">
            <text:p>48876</text:p>
          </table:table-cell>
          <table:table-cell office:value-type="float" office:value="20622" calcext:value-type="float">
            <text:p>20622</text:p>
          </table:table-cell>
          <table:table-cell office:value-type="float" office:value="20243" calcext:value-type="float">
            <text:p>20243</text:p>
          </table:table-cell>
          <table:table-cell office:value-type="float" office:value="18865" calcext:value-type="float">
            <text:p>18865</text:p>
          </table:table-cell>
          <table:table-cell table:formula="of:=ABS([.D117]-[.E117])" office:value-type="float" office:value="1378" calcext:value-type="float">
            <text:p>1378</text:p>
          </table:table-cell>
          <table:table-cell table:number-columns-repeated="2"/>
          <table:table-cell table:formula="of:=COUNTIF([.C$2:.C$1001];[.B117])" office:value-type="float" office:value="0" calcext:value-type="float">
            <text:p>0</text:p>
          </table:table-cell>
          <table:table-cell table:formula="of:=[.I117]*[.B1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1226 <text:s text:c="2"/>81863</text:p>
          </table:table-cell>
          <table:table-cell office:value-type="float" office:value="81226" calcext:value-type="float">
            <text:p>81226</text:p>
          </table:table-cell>
          <table:table-cell office:value-type="float" office:value="81863" calcext:value-type="float">
            <text:p>81863</text:p>
          </table:table-cell>
          <table:table-cell office:value-type="float" office:value="20356" calcext:value-type="float">
            <text:p>20356</text:p>
          </table:table-cell>
          <table:table-cell office:value-type="float" office:value="18865" calcext:value-type="float">
            <text:p>18865</text:p>
          </table:table-cell>
          <table:table-cell table:formula="of:=ABS([.D118]-[.E118])" office:value-type="float" office:value="1491" calcext:value-type="float">
            <text:p>1491</text:p>
          </table:table-cell>
          <table:table-cell table:number-columns-repeated="2"/>
          <table:table-cell table:formula="of:=COUNTIF([.C$2:.C$1001];[.B118])" office:value-type="float" office:value="0" calcext:value-type="float">
            <text:p>0</text:p>
          </table:table-cell>
          <table:table-cell table:formula="of:=[.I118]*[.B11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439 <text:s text:c="2"/>96879</text:p>
          </table:table-cell>
          <table:table-cell office:value-type="float" office:value="13439" calcext:value-type="float">
            <text:p>13439</text:p>
          </table:table-cell>
          <table:table-cell office:value-type="float" office:value="96879" calcext:value-type="float">
            <text:p>96879</text:p>
          </table:table-cell>
          <table:table-cell office:value-type="float" office:value="20622" calcext:value-type="float">
            <text:p>20622</text:p>
          </table:table-cell>
          <table:table-cell office:value-type="float" office:value="18865" calcext:value-type="float">
            <text:p>18865</text:p>
          </table:table-cell>
          <table:table-cell table:formula="of:=ABS([.D119]-[.E119])" office:value-type="float" office:value="1757" calcext:value-type="float">
            <text:p>1757</text:p>
          </table:table-cell>
          <table:table-cell table:number-columns-repeated="2"/>
          <table:table-cell table:formula="of:=COUNTIF([.C$2:.C$1001];[.B119])" office:value-type="float" office:value="9" calcext:value-type="float">
            <text:p>9</text:p>
          </table:table-cell>
          <table:table-cell table:formula="of:=[.I119]*[.B119]" office:value-type="float" office:value="120951" calcext:value-type="float">
            <text:p>12095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3538 <text:s text:c="2"/>20803</text:p>
          </table:table-cell>
          <table:table-cell office:value-type="float" office:value="33538" calcext:value-type="float">
            <text:p>33538</text:p>
          </table:table-cell>
          <table:table-cell office:value-type="float" office:value="20803" calcext:value-type="float">
            <text:p>20803</text:p>
          </table:table-cell>
          <table:table-cell office:value-type="float" office:value="20724" calcext:value-type="float">
            <text:p>20724</text:p>
          </table:table-cell>
          <table:table-cell office:value-type="float" office:value="18865" calcext:value-type="float">
            <text:p>18865</text:p>
          </table:table-cell>
          <table:table-cell table:formula="of:=ABS([.D120]-[.E120])" office:value-type="float" office:value="1859" calcext:value-type="float">
            <text:p>1859</text:p>
          </table:table-cell>
          <table:table-cell table:number-columns-repeated="2"/>
          <table:table-cell table:formula="of:=COUNTIF([.C$2:.C$1001];[.B120])" office:value-type="float" office:value="0" calcext:value-type="float">
            <text:p>0</text:p>
          </table:table-cell>
          <table:table-cell table:formula="of:=[.I120]*[.B12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046 <text:s text:c="2"/>57031</text:p>
          </table:table-cell>
          <table:table-cell office:value-type="float" office:value="57046" calcext:value-type="float">
            <text:p>57046</text:p>
          </table:table-cell>
          <table:table-cell office:value-type="float" office:value="57031" calcext:value-type="float">
            <text:p>57031</text:p>
          </table:table-cell>
          <table:table-cell office:value-type="float" office:value="20837" calcext:value-type="float">
            <text:p>20837</text:p>
          </table:table-cell>
          <table:table-cell office:value-type="float" office:value="18865" calcext:value-type="float">
            <text:p>18865</text:p>
          </table:table-cell>
          <table:table-cell table:formula="of:=ABS([.D121]-[.E121])" office:value-type="float" office:value="1972" calcext:value-type="float">
            <text:p>1972</text:p>
          </table:table-cell>
          <table:table-cell table:number-columns-repeated="2"/>
          <table:table-cell table:formula="of:=COUNTIF([.C$2:.C$1001];[.B121])" office:value-type="float" office:value="0" calcext:value-type="float">
            <text:p>0</text:p>
          </table:table-cell>
          <table:table-cell table:formula="of:=[.I121]*[.B12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890 <text:s text:c="2"/>31524</text:p>
          </table:table-cell>
          <table:table-cell office:value-type="float" office:value="97890" calcext:value-type="float">
            <text:p>97890</text:p>
          </table:table-cell>
          <table:table-cell office:value-type="float" office:value="31524" calcext:value-type="float">
            <text:p>31524</text:p>
          </table:table-cell>
          <table:table-cell office:value-type="float" office:value="21344" calcext:value-type="float">
            <text:p>21344</text:p>
          </table:table-cell>
          <table:table-cell office:value-type="float" office:value="18865" calcext:value-type="float">
            <text:p>18865</text:p>
          </table:table-cell>
          <table:table-cell table:formula="of:=ABS([.D122]-[.E122])" office:value-type="float" office:value="2479" calcext:value-type="float">
            <text:p>2479</text:p>
          </table:table-cell>
          <table:table-cell table:number-columns-repeated="2"/>
          <table:table-cell table:formula="of:=COUNTIF([.C$2:.C$1001];[.B122])" office:value-type="float" office:value="0" calcext:value-type="float">
            <text:p>0</text:p>
          </table:table-cell>
          <table:table-cell table:formula="of:=[.I122]*[.B12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9650 <text:s text:c="2"/>81758</text:p>
          </table:table-cell>
          <table:table-cell office:value-type="float" office:value="49650" calcext:value-type="float">
            <text:p>49650</text:p>
          </table:table-cell>
          <table:table-cell office:value-type="float" office:value="81758" calcext:value-type="float">
            <text:p>81758</text:p>
          </table:table-cell>
          <table:table-cell office:value-type="float" office:value="21358" calcext:value-type="float">
            <text:p>21358</text:p>
          </table:table-cell>
          <table:table-cell office:value-type="float" office:value="18865" calcext:value-type="float">
            <text:p>18865</text:p>
          </table:table-cell>
          <table:table-cell table:formula="of:=ABS([.D123]-[.E123])" office:value-type="float" office:value="2493" calcext:value-type="float">
            <text:p>2493</text:p>
          </table:table-cell>
          <table:table-cell table:number-columns-repeated="2"/>
          <table:table-cell table:formula="of:=COUNTIF([.C$2:.C$1001];[.B123])" office:value-type="float" office:value="0" calcext:value-type="float">
            <text:p>0</text:p>
          </table:table-cell>
          <table:table-cell table:formula="of:=[.I123]*[.B12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3353 <text:s text:c="2"/>53621</text:p>
          </table:table-cell>
          <table:table-cell office:value-type="float" office:value="83353" calcext:value-type="float">
            <text:p>83353</text:p>
          </table:table-cell>
          <table:table-cell office:value-type="float" office:value="53621" calcext:value-type="float">
            <text:p>53621</text:p>
          </table:table-cell>
          <table:table-cell office:value-type="float" office:value="21476" calcext:value-type="float">
            <text:p>21476</text:p>
          </table:table-cell>
          <table:table-cell office:value-type="float" office:value="18865" calcext:value-type="float">
            <text:p>18865</text:p>
          </table:table-cell>
          <table:table-cell table:formula="of:=ABS([.D124]-[.E124])" office:value-type="float" office:value="2611" calcext:value-type="float">
            <text:p>2611</text:p>
          </table:table-cell>
          <table:table-cell table:number-columns-repeated="2"/>
          <table:table-cell table:formula="of:=COUNTIF([.C$2:.C$1001];[.B124])" office:value-type="float" office:value="0" calcext:value-type="float">
            <text:p>0</text:p>
          </table:table-cell>
          <table:table-cell table:formula="of:=[.I124]*[.B12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124 <text:s text:c="2"/>11654</text:p>
          </table:table-cell>
          <table:table-cell office:value-type="float" office:value="97124" calcext:value-type="float">
            <text:p>97124</text:p>
          </table:table-cell>
          <table:table-cell office:value-type="float" office:value="11654" calcext:value-type="float">
            <text:p>11654</text:p>
          </table:table-cell>
          <table:table-cell office:value-type="float" office:value="21579" calcext:value-type="float">
            <text:p>21579</text:p>
          </table:table-cell>
          <table:table-cell office:value-type="float" office:value="18889" calcext:value-type="float">
            <text:p>18889</text:p>
          </table:table-cell>
          <table:table-cell table:formula="of:=ABS([.D125]-[.E125])" office:value-type="float" office:value="2690" calcext:value-type="float">
            <text:p>2690</text:p>
          </table:table-cell>
          <table:table-cell table:number-columns-repeated="2"/>
          <table:table-cell table:formula="of:=COUNTIF([.C$2:.C$1001];[.B125])" office:value-type="float" office:value="0" calcext:value-type="float">
            <text:p>0</text:p>
          </table:table-cell>
          <table:table-cell table:formula="of:=[.I125]*[.B12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320 <text:s text:c="2"/>55708</text:p>
          </table:table-cell>
          <table:table-cell office:value-type="float" office:value="42320" calcext:value-type="float">
            <text:p>42320</text:p>
          </table:table-cell>
          <table:table-cell office:value-type="float" office:value="55708" calcext:value-type="float">
            <text:p>55708</text:p>
          </table:table-cell>
          <table:table-cell office:value-type="float" office:value="21850" calcext:value-type="float">
            <text:p>21850</text:p>
          </table:table-cell>
          <table:table-cell office:value-type="float" office:value="18923" calcext:value-type="float">
            <text:p>18923</text:p>
          </table:table-cell>
          <table:table-cell table:formula="of:=ABS([.D126]-[.E126])" office:value-type="float" office:value="2927" calcext:value-type="float">
            <text:p>2927</text:p>
          </table:table-cell>
          <table:table-cell table:number-columns-repeated="2"/>
          <table:table-cell table:formula="of:=COUNTIF([.C$2:.C$1001];[.B126])" office:value-type="float" office:value="0" calcext:value-type="float">
            <text:p>0</text:p>
          </table:table-cell>
          <table:table-cell table:formula="of:=[.I126]*[.B12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216 <text:s text:c="2"/>67981</text:p>
          </table:table-cell>
          <table:table-cell office:value-type="float" office:value="15216" calcext:value-type="float">
            <text:p>15216</text:p>
          </table:table-cell>
          <table:table-cell office:value-type="float" office:value="67981" calcext:value-type="float">
            <text:p>67981</text:p>
          </table:table-cell>
          <table:table-cell office:value-type="float" office:value="21871" calcext:value-type="float">
            <text:p>21871</text:p>
          </table:table-cell>
          <table:table-cell office:value-type="float" office:value="19055" calcext:value-type="float">
            <text:p>19055</text:p>
          </table:table-cell>
          <table:table-cell table:formula="of:=ABS([.D127]-[.E127])" office:value-type="float" office:value="2816" calcext:value-type="float">
            <text:p>2816</text:p>
          </table:table-cell>
          <table:table-cell table:number-columns-repeated="2"/>
          <table:table-cell table:formula="of:=COUNTIF([.C$2:.C$1001];[.B127])" office:value-type="float" office:value="0" calcext:value-type="float">
            <text:p>0</text:p>
          </table:table-cell>
          <table:table-cell table:formula="of:=[.I127]*[.B12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1159 <text:s text:c="2"/>54382</text:p>
          </table:table-cell>
          <table:table-cell office:value-type="float" office:value="41159" calcext:value-type="float">
            <text:p>41159</text:p>
          </table:table-cell>
          <table:table-cell office:value-type="float" office:value="54382" calcext:value-type="float">
            <text:p>54382</text:p>
          </table:table-cell>
          <table:table-cell office:value-type="float" office:value="21908" calcext:value-type="float">
            <text:p>21908</text:p>
          </table:table-cell>
          <table:table-cell office:value-type="float" office:value="19287" calcext:value-type="float">
            <text:p>19287</text:p>
          </table:table-cell>
          <table:table-cell table:formula="of:=ABS([.D128]-[.E128])" office:value-type="float" office:value="2621" calcext:value-type="float">
            <text:p>2621</text:p>
          </table:table-cell>
          <table:table-cell table:number-columns-repeated="2"/>
          <table:table-cell table:formula="of:=COUNTIF([.C$2:.C$1001];[.B128])" office:value-type="float" office:value="0" calcext:value-type="float">
            <text:p>0</text:p>
          </table:table-cell>
          <table:table-cell table:formula="of:=[.I128]*[.B12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511 <text:s text:c="2"/>59594</text:p>
          </table:table-cell>
          <table:table-cell office:value-type="float" office:value="23511" calcext:value-type="float">
            <text:p>23511</text:p>
          </table:table-cell>
          <table:table-cell office:value-type="float" office:value="59594" calcext:value-type="float">
            <text:p>59594</text:p>
          </table:table-cell>
          <table:table-cell office:value-type="float" office:value="21950" calcext:value-type="float">
            <text:p>21950</text:p>
          </table:table-cell>
          <table:table-cell office:value-type="float" office:value="19497" calcext:value-type="float">
            <text:p>19497</text:p>
          </table:table-cell>
          <table:table-cell table:formula="of:=ABS([.D129]-[.E129])" office:value-type="float" office:value="2453" calcext:value-type="float">
            <text:p>2453</text:p>
          </table:table-cell>
          <table:table-cell table:number-columns-repeated="2"/>
          <table:table-cell table:formula="of:=COUNTIF([.C$2:.C$1001];[.B129])" office:value-type="float" office:value="0" calcext:value-type="float">
            <text:p>0</text:p>
          </table:table-cell>
          <table:table-cell table:formula="of:=[.I129]*[.B12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9428 <text:s text:c="2"/>62695</text:p>
          </table:table-cell>
          <table:table-cell office:value-type="float" office:value="69428" calcext:value-type="float">
            <text:p>69428</text:p>
          </table:table-cell>
          <table:table-cell office:value-type="float" office:value="62695" calcext:value-type="float">
            <text:p>62695</text:p>
          </table:table-cell>
          <table:table-cell office:value-type="float" office:value="22070" calcext:value-type="float">
            <text:p>22070</text:p>
          </table:table-cell>
          <table:table-cell office:value-type="float" office:value="19507" calcext:value-type="float">
            <text:p>19507</text:p>
          </table:table-cell>
          <table:table-cell table:formula="of:=ABS([.D130]-[.E130])" office:value-type="float" office:value="2563" calcext:value-type="float">
            <text:p>2563</text:p>
          </table:table-cell>
          <table:table-cell table:number-columns-repeated="2"/>
          <table:table-cell table:formula="of:=COUNTIF([.C$2:.C$1001];[.B130])" office:value-type="float" office:value="0" calcext:value-type="float">
            <text:p>0</text:p>
          </table:table-cell>
          <table:table-cell table:formula="of:=[.I130]*[.B13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545 <text:s text:c="2"/>54382</text:p>
          </table:table-cell>
          <table:table-cell office:value-type="float" office:value="75545" calcext:value-type="float">
            <text:p>75545</text:p>
          </table:table-cell>
          <table:table-cell office:value-type="float" office:value="54382" calcext:value-type="float">
            <text:p>54382</text:p>
          </table:table-cell>
          <table:table-cell office:value-type="float" office:value="22102" calcext:value-type="float">
            <text:p>22102</text:p>
          </table:table-cell>
          <table:table-cell office:value-type="float" office:value="19767" calcext:value-type="float">
            <text:p>19767</text:p>
          </table:table-cell>
          <table:table-cell table:formula="of:=ABS([.D131]-[.E131])" office:value-type="float" office:value="2335" calcext:value-type="float">
            <text:p>2335</text:p>
          </table:table-cell>
          <table:table-cell table:number-columns-repeated="2"/>
          <table:table-cell table:formula="of:=COUNTIF([.C$2:.C$1001];[.B131])" office:value-type="float" office:value="0" calcext:value-type="float">
            <text:p>0</text:p>
          </table:table-cell>
          <table:table-cell table:formula="of:=[.I131]*[.B13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0455 <text:s text:c="2"/>50323</text:p>
          </table:table-cell>
          <table:table-cell office:value-type="float" office:value="40455" calcext:value-type="float">
            <text:p>40455</text:p>
          </table:table-cell>
          <table:table-cell office:value-type="float" office:value="50323" calcext:value-type="float">
            <text:p>50323</text:p>
          </table:table-cell>
          <table:table-cell office:value-type="float" office:value="22123" calcext:value-type="float">
            <text:p>22123</text:p>
          </table:table-cell>
          <table:table-cell office:value-type="float" office:value="19917" calcext:value-type="float">
            <text:p>19917</text:p>
          </table:table-cell>
          <table:table-cell table:formula="of:=ABS([.D132]-[.E132])" office:value-type="float" office:value="2206" calcext:value-type="float">
            <text:p>2206</text:p>
          </table:table-cell>
          <table:table-cell table:number-columns-repeated="2"/>
          <table:table-cell table:formula="of:=COUNTIF([.C$2:.C$1001];[.B132])" office:value-type="float" office:value="0" calcext:value-type="float">
            <text:p>0</text:p>
          </table:table-cell>
          <table:table-cell table:formula="of:=[.I132]*[.B13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796 <text:s text:c="2"/>17517</text:p>
          </table:table-cell>
          <table:table-cell office:value-type="float" office:value="14796" calcext:value-type="float">
            <text:p>14796</text:p>
          </table:table-cell>
          <table:table-cell office:value-type="float" office:value="17517" calcext:value-type="float">
            <text:p>17517</text:p>
          </table:table-cell>
          <table:table-cell office:value-type="float" office:value="22658" calcext:value-type="float">
            <text:p>22658</text:p>
          </table:table-cell>
          <table:table-cell office:value-type="float" office:value="19931" calcext:value-type="float">
            <text:p>19931</text:p>
          </table:table-cell>
          <table:table-cell table:formula="of:=ABS([.D133]-[.E133])" office:value-type="float" office:value="2727" calcext:value-type="float">
            <text:p>2727</text:p>
          </table:table-cell>
          <table:table-cell table:number-columns-repeated="2"/>
          <table:table-cell table:formula="of:=COUNTIF([.C$2:.C$1001];[.B133])" office:value-type="float" office:value="0" calcext:value-type="float">
            <text:p>0</text:p>
          </table:table-cell>
          <table:table-cell table:formula="of:=[.I133]*[.B13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841 <text:s text:c="2"/>54382</text:p>
          </table:table-cell>
          <table:table-cell office:value-type="float" office:value="64841" calcext:value-type="float">
            <text:p>64841</text:p>
          </table:table-cell>
          <table:table-cell office:value-type="float" office:value="54382" calcext:value-type="float">
            <text:p>54382</text:p>
          </table:table-cell>
          <table:table-cell office:value-type="float" office:value="22774" calcext:value-type="float">
            <text:p>22774</text:p>
          </table:table-cell>
          <table:table-cell office:value-type="float" office:value="20148" calcext:value-type="float">
            <text:p>20148</text:p>
          </table:table-cell>
          <table:table-cell table:formula="of:=ABS([.D134]-[.E134])" office:value-type="float" office:value="2626" calcext:value-type="float">
            <text:p>2626</text:p>
          </table:table-cell>
          <table:table-cell table:number-columns-repeated="2"/>
          <table:table-cell table:formula="of:=COUNTIF([.C$2:.C$1001];[.B134])" office:value-type="float" office:value="0" calcext:value-type="float">
            <text:p>0</text:p>
          </table:table-cell>
          <table:table-cell table:formula="of:=[.I134]*[.B13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5297 <text:s text:c="2"/>98409</text:p>
          </table:table-cell>
          <table:table-cell office:value-type="float" office:value="45297" calcext:value-type="float">
            <text:p>45297</text:p>
          </table:table-cell>
          <table:table-cell office:value-type="float" office:value="98409" calcext:value-type="float">
            <text:p>98409</text:p>
          </table:table-cell>
          <table:table-cell office:value-type="float" office:value="22831" calcext:value-type="float">
            <text:p>22831</text:p>
          </table:table-cell>
          <table:table-cell office:value-type="float" office:value="20173" calcext:value-type="float">
            <text:p>20173</text:p>
          </table:table-cell>
          <table:table-cell table:formula="of:=ABS([.D135]-[.E135])" office:value-type="float" office:value="2658" calcext:value-type="float">
            <text:p>2658</text:p>
          </table:table-cell>
          <table:table-cell table:number-columns-repeated="2"/>
          <table:table-cell table:formula="of:=COUNTIF([.C$2:.C$1001];[.B135])" office:value-type="float" office:value="0" calcext:value-type="float">
            <text:p>0</text:p>
          </table:table-cell>
          <table:table-cell table:formula="of:=[.I135]*[.B13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055 <text:s text:c="2"/>15951</text:p>
          </table:table-cell>
          <table:table-cell office:value-type="float" office:value="85055" calcext:value-type="float">
            <text:p>85055</text:p>
          </table:table-cell>
          <table:table-cell office:value-type="float" office:value="15951" calcext:value-type="float">
            <text:p>15951</text:p>
          </table:table-cell>
          <table:table-cell office:value-type="float" office:value="22862" calcext:value-type="float">
            <text:p>22862</text:p>
          </table:table-cell>
          <table:table-cell office:value-type="float" office:value="20174" calcext:value-type="float">
            <text:p>20174</text:p>
          </table:table-cell>
          <table:table-cell table:formula="of:=ABS([.D136]-[.E136])" office:value-type="float" office:value="2688" calcext:value-type="float">
            <text:p>2688</text:p>
          </table:table-cell>
          <table:table-cell table:number-columns-repeated="2"/>
          <table:table-cell table:formula="of:=COUNTIF([.C$2:.C$1001];[.B136])" office:value-type="float" office:value="0" calcext:value-type="float">
            <text:p>0</text:p>
          </table:table-cell>
          <table:table-cell table:formula="of:=[.I136]*[.B13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382 <text:s text:c="2"/>89121</text:p>
          </table:table-cell>
          <table:table-cell office:value-type="float" office:value="54382" calcext:value-type="float">
            <text:p>54382</text:p>
          </table:table-cell>
          <table:table-cell office:value-type="float" office:value="89121" calcext:value-type="float">
            <text:p>89121</text:p>
          </table:table-cell>
          <table:table-cell office:value-type="float" office:value="22901" calcext:value-type="float">
            <text:p>22901</text:p>
          </table:table-cell>
          <table:table-cell office:value-type="float" office:value="20243" calcext:value-type="float">
            <text:p>20243</text:p>
          </table:table-cell>
          <table:table-cell table:formula="of:=ABS([.D137]-[.E137])" office:value-type="float" office:value="2658" calcext:value-type="float">
            <text:p>2658</text:p>
          </table:table-cell>
          <table:table-cell table:number-columns-repeated="2"/>
          <table:table-cell table:formula="of:=COUNTIF([.C$2:.C$1001];[.B137])" office:value-type="float" office:value="14" calcext:value-type="float">
            <text:p>14</text:p>
          </table:table-cell>
          <table:table-cell table:formula="of:=[.I137]*[.B137]" office:value-type="float" office:value="761348" calcext:value-type="float">
            <text:p>7613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123 <text:s text:c="2"/>48014</text:p>
          </table:table-cell>
          <table:table-cell office:value-type="float" office:value="75123" calcext:value-type="float">
            <text:p>75123</text:p>
          </table:table-cell>
          <table:table-cell office:value-type="float" office:value="48014" calcext:value-type="float">
            <text:p>48014</text:p>
          </table:table-cell>
          <table:table-cell office:value-type="float" office:value="22935" calcext:value-type="float">
            <text:p>22935</text:p>
          </table:table-cell>
          <table:table-cell office:value-type="float" office:value="20243" calcext:value-type="float">
            <text:p>20243</text:p>
          </table:table-cell>
          <table:table-cell table:formula="of:=ABS([.D138]-[.E138])" office:value-type="float" office:value="2692" calcext:value-type="float">
            <text:p>2692</text:p>
          </table:table-cell>
          <table:table-cell table:number-columns-repeated="2"/>
          <table:table-cell table:formula="of:=COUNTIF([.C$2:.C$1001];[.B138])" office:value-type="float" office:value="0" calcext:value-type="float">
            <text:p>0</text:p>
          </table:table-cell>
          <table:table-cell table:formula="of:=[.I138]*[.B13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7380 <text:s text:c="2"/>73118</text:p>
          </table:table-cell>
          <table:table-cell office:value-type="float" office:value="77380" calcext:value-type="float">
            <text:p>77380</text:p>
          </table:table-cell>
          <table:table-cell office:value-type="float" office:value="73118" calcext:value-type="float">
            <text:p>73118</text:p>
          </table:table-cell>
          <table:table-cell office:value-type="float" office:value="23216" calcext:value-type="float">
            <text:p>23216</text:p>
          </table:table-cell>
          <table:table-cell office:value-type="float" office:value="20258" calcext:value-type="float">
            <text:p>20258</text:p>
          </table:table-cell>
          <table:table-cell table:formula="of:=ABS([.D139]-[.E139])" office:value-type="float" office:value="2958" calcext:value-type="float">
            <text:p>2958</text:p>
          </table:table-cell>
          <table:table-cell table:number-columns-repeated="2"/>
          <table:table-cell table:formula="of:=COUNTIF([.C$2:.C$1001];[.B139])" office:value-type="float" office:value="0" calcext:value-type="float">
            <text:p>0</text:p>
          </table:table-cell>
          <table:table-cell table:formula="of:=[.I139]*[.B13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9593 <text:s text:c="2"/>29398</text:p>
          </table:table-cell>
          <table:table-cell office:value-type="float" office:value="89593" calcext:value-type="float">
            <text:p>89593</text:p>
          </table:table-cell>
          <table:table-cell office:value-type="float" office:value="29398" calcext:value-type="float">
            <text:p>29398</text:p>
          </table:table-cell>
          <table:table-cell office:value-type="float" office:value="23289" calcext:value-type="float">
            <text:p>23289</text:p>
          </table:table-cell>
          <table:table-cell office:value-type="float" office:value="20332" calcext:value-type="float">
            <text:p>20332</text:p>
          </table:table-cell>
          <table:table-cell table:formula="of:=ABS([.D140]-[.E140])" office:value-type="float" office:value="2957" calcext:value-type="float">
            <text:p>2957</text:p>
          </table:table-cell>
          <table:table-cell table:number-columns-repeated="2"/>
          <table:table-cell table:formula="of:=COUNTIF([.C$2:.C$1001];[.B140])" office:value-type="float" office:value="0" calcext:value-type="float">
            <text:p>0</text:p>
          </table:table-cell>
          <table:table-cell table:formula="of:=[.I140]*[.B14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102 <text:s text:c="2"/>84571</text:p>
          </table:table-cell>
          <table:table-cell office:value-type="float" office:value="65102" calcext:value-type="float">
            <text:p>65102</text:p>
          </table:table-cell>
          <table:table-cell office:value-type="float" office:value="84571" calcext:value-type="float">
            <text:p>84571</text:p>
          </table:table-cell>
          <table:table-cell office:value-type="float" office:value="23321" calcext:value-type="float">
            <text:p>23321</text:p>
          </table:table-cell>
          <table:table-cell office:value-type="float" office:value="20622" calcext:value-type="float">
            <text:p>20622</text:p>
          </table:table-cell>
          <table:table-cell table:formula="of:=ABS([.D141]-[.E141])" office:value-type="float" office:value="2699" calcext:value-type="float">
            <text:p>2699</text:p>
          </table:table-cell>
          <table:table-cell table:number-columns-repeated="2"/>
          <table:table-cell table:formula="of:=COUNTIF([.C$2:.C$1001];[.B141])" office:value-type="float" office:value="0" calcext:value-type="float">
            <text:p>0</text:p>
          </table:table-cell>
          <table:table-cell table:formula="of:=[.I141]*[.B14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9684 <text:s text:c="2"/>50323</text:p>
          </table:table-cell>
          <table:table-cell office:value-type="float" office:value="29684" calcext:value-type="float">
            <text:p>29684</text:p>
          </table:table-cell>
          <table:table-cell office:value-type="float" office:value="50323" calcext:value-type="float">
            <text:p>50323</text:p>
          </table:table-cell>
          <table:table-cell office:value-type="float" office:value="23350" calcext:value-type="float">
            <text:p>23350</text:p>
          </table:table-cell>
          <table:table-cell office:value-type="float" office:value="20622" calcext:value-type="float">
            <text:p>20622</text:p>
          </table:table-cell>
          <table:table-cell table:formula="of:=ABS([.D142]-[.E142])" office:value-type="float" office:value="2728" calcext:value-type="float">
            <text:p>2728</text:p>
          </table:table-cell>
          <table:table-cell table:number-columns-repeated="2"/>
          <table:table-cell table:formula="of:=COUNTIF([.C$2:.C$1001];[.B142])" office:value-type="float" office:value="0" calcext:value-type="float">
            <text:p>0</text:p>
          </table:table-cell>
          <table:table-cell table:formula="of:=[.I142]*[.B14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501 <text:s text:c="2"/>98409</text:p>
          </table:table-cell>
          <table:table-cell office:value-type="float" office:value="78501" calcext:value-type="float">
            <text:p>78501</text:p>
          </table:table-cell>
          <table:table-cell office:value-type="float" office:value="98409" calcext:value-type="float">
            <text:p>98409</text:p>
          </table:table-cell>
          <table:table-cell office:value-type="float" office:value="23366" calcext:value-type="float">
            <text:p>23366</text:p>
          </table:table-cell>
          <table:table-cell office:value-type="float" office:value="20622" calcext:value-type="float">
            <text:p>20622</text:p>
          </table:table-cell>
          <table:table-cell table:formula="of:=ABS([.D143]-[.E143])" office:value-type="float" office:value="2744" calcext:value-type="float">
            <text:p>2744</text:p>
          </table:table-cell>
          <table:table-cell table:number-columns-repeated="2"/>
          <table:table-cell table:formula="of:=COUNTIF([.C$2:.C$1001];[.B143])" office:value-type="float" office:value="0" calcext:value-type="float">
            <text:p>0</text:p>
          </table:table-cell>
          <table:table-cell table:formula="of:=[.I143]*[.B14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2658 <text:s text:c="2"/>48086</text:p>
          </table:table-cell>
          <table:table-cell office:value-type="float" office:value="22658" calcext:value-type="float">
            <text:p>22658</text:p>
          </table:table-cell>
          <table:table-cell office:value-type="float" office:value="48086" calcext:value-type="float">
            <text:p>48086</text:p>
          </table:table-cell>
          <table:table-cell office:value-type="float" office:value="23433" calcext:value-type="float">
            <text:p>23433</text:p>
          </table:table-cell>
          <table:table-cell office:value-type="float" office:value="20622" calcext:value-type="float">
            <text:p>20622</text:p>
          </table:table-cell>
          <table:table-cell table:formula="of:=ABS([.D144]-[.E144])" office:value-type="float" office:value="2811" calcext:value-type="float">
            <text:p>2811</text:p>
          </table:table-cell>
          <table:table-cell table:number-columns-repeated="2"/>
          <table:table-cell table:formula="of:=COUNTIF([.C$2:.C$1001];[.B144])" office:value-type="float" office:value="0" calcext:value-type="float">
            <text:p>0</text:p>
          </table:table-cell>
          <table:table-cell table:formula="of:=[.I144]*[.B14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9048 <text:s text:c="2"/>37242</text:p>
          </table:table-cell>
          <table:table-cell office:value-type="float" office:value="69048" calcext:value-type="float">
            <text:p>69048</text:p>
          </table:table-cell>
          <table:table-cell office:value-type="float" office:value="37242" calcext:value-type="float">
            <text:p>37242</text:p>
          </table:table-cell>
          <table:table-cell office:value-type="float" office:value="23499" calcext:value-type="float">
            <text:p>23499</text:p>
          </table:table-cell>
          <table:table-cell office:value-type="float" office:value="20622" calcext:value-type="float">
            <text:p>20622</text:p>
          </table:table-cell>
          <table:table-cell table:formula="of:=ABS([.D145]-[.E145])" office:value-type="float" office:value="2877" calcext:value-type="float">
            <text:p>2877</text:p>
          </table:table-cell>
          <table:table-cell table:number-columns-repeated="2"/>
          <table:table-cell table:formula="of:=COUNTIF([.C$2:.C$1001];[.B145])" office:value-type="float" office:value="0" calcext:value-type="float">
            <text:p>0</text:p>
          </table:table-cell>
          <table:table-cell table:formula="of:=[.I145]*[.B14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675 <text:s text:c="2"/>43046</text:p>
          </table:table-cell>
          <table:table-cell office:value-type="float" office:value="78675" calcext:value-type="float">
            <text:p>78675</text:p>
          </table:table-cell>
          <table:table-cell office:value-type="float" office:value="43046" calcext:value-type="float">
            <text:p>43046</text:p>
          </table:table-cell>
          <table:table-cell office:value-type="float" office:value="23511" calcext:value-type="float">
            <text:p>23511</text:p>
          </table:table-cell>
          <table:table-cell office:value-type="float" office:value="20622" calcext:value-type="float">
            <text:p>20622</text:p>
          </table:table-cell>
          <table:table-cell table:formula="of:=ABS([.D146]-[.E146])" office:value-type="float" office:value="2889" calcext:value-type="float">
            <text:p>2889</text:p>
          </table:table-cell>
          <table:table-cell table:number-columns-repeated="2"/>
          <table:table-cell table:formula="of:=COUNTIF([.C$2:.C$1001];[.B146])" office:value-type="float" office:value="0" calcext:value-type="float">
            <text:p>0</text:p>
          </table:table-cell>
          <table:table-cell table:formula="of:=[.I146]*[.B14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018 <text:s text:c="2"/>64394</text:p>
          </table:table-cell>
          <table:table-cell office:value-type="float" office:value="42018" calcext:value-type="float">
            <text:p>42018</text:p>
          </table:table-cell>
          <table:table-cell office:value-type="float" office:value="64394" calcext:value-type="float">
            <text:p>64394</text:p>
          </table:table-cell>
          <table:table-cell office:value-type="float" office:value="23521" calcext:value-type="float">
            <text:p>23521</text:p>
          </table:table-cell>
          <table:table-cell office:value-type="float" office:value="20622" calcext:value-type="float">
            <text:p>20622</text:p>
          </table:table-cell>
          <table:table-cell table:formula="of:=ABS([.D147]-[.E147])" office:value-type="float" office:value="2899" calcext:value-type="float">
            <text:p>2899</text:p>
          </table:table-cell>
          <table:table-cell table:number-columns-repeated="2"/>
          <table:table-cell table:formula="of:=COUNTIF([.C$2:.C$1001];[.B147])" office:value-type="float" office:value="0" calcext:value-type="float">
            <text:p>0</text:p>
          </table:table-cell>
          <table:table-cell table:formula="of:=[.I147]*[.B14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90 <text:s text:c="2"/>98409</text:p>
          </table:table-cell>
          <table:table-cell office:value-type="float" office:value="20090" calcext:value-type="float">
            <text:p>20090</text:p>
          </table:table-cell>
          <table:table-cell office:value-type="float" office:value="98409" calcext:value-type="float">
            <text:p>98409</text:p>
          </table:table-cell>
          <table:table-cell office:value-type="float" office:value="23560" calcext:value-type="float">
            <text:p>23560</text:p>
          </table:table-cell>
          <table:table-cell office:value-type="float" office:value="20622" calcext:value-type="float">
            <text:p>20622</text:p>
          </table:table-cell>
          <table:table-cell table:formula="of:=ABS([.D148]-[.E148])" office:value-type="float" office:value="2938" calcext:value-type="float">
            <text:p>2938</text:p>
          </table:table-cell>
          <table:table-cell table:number-columns-repeated="2"/>
          <table:table-cell table:formula="of:=COUNTIF([.C$2:.C$1001];[.B148])" office:value-type="float" office:value="0" calcext:value-type="float">
            <text:p>0</text:p>
          </table:table-cell>
          <table:table-cell table:formula="of:=[.I148]*[.B14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590 <text:s text:c="2"/>59594</text:p>
          </table:table-cell>
          <table:table-cell office:value-type="float" office:value="73590" calcext:value-type="float">
            <text:p>73590</text:p>
          </table:table-cell>
          <table:table-cell office:value-type="float" office:value="59594" calcext:value-type="float">
            <text:p>59594</text:p>
          </table:table-cell>
          <table:table-cell office:value-type="float" office:value="23719" calcext:value-type="float">
            <text:p>23719</text:p>
          </table:table-cell>
          <table:table-cell office:value-type="float" office:value="20622" calcext:value-type="float">
            <text:p>20622</text:p>
          </table:table-cell>
          <table:table-cell table:formula="of:=ABS([.D149]-[.E149])" office:value-type="float" office:value="3097" calcext:value-type="float">
            <text:p>3097</text:p>
          </table:table-cell>
          <table:table-cell table:number-columns-repeated="2"/>
          <table:table-cell table:formula="of:=COUNTIF([.C$2:.C$1001];[.B149])" office:value-type="float" office:value="0" calcext:value-type="float">
            <text:p>0</text:p>
          </table:table-cell>
          <table:table-cell table:formula="of:=[.I149]*[.B14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7407 <text:s text:c="2"/>70588</text:p>
          </table:table-cell>
          <table:table-cell office:value-type="float" office:value="77407" calcext:value-type="float">
            <text:p>77407</text:p>
          </table:table-cell>
          <table:table-cell office:value-type="float" office:value="70588" calcext:value-type="float">
            <text:p>70588</text:p>
          </table:table-cell>
          <table:table-cell office:value-type="float" office:value="23846" calcext:value-type="float">
            <text:p>23846</text:p>
          </table:table-cell>
          <table:table-cell office:value-type="float" office:value="20622" calcext:value-type="float">
            <text:p>20622</text:p>
          </table:table-cell>
          <table:table-cell table:formula="of:=ABS([.D150]-[.E150])" office:value-type="float" office:value="3224" calcext:value-type="float">
            <text:p>3224</text:p>
          </table:table-cell>
          <table:table-cell table:number-columns-repeated="2"/>
          <table:table-cell table:formula="of:=COUNTIF([.C$2:.C$1001];[.B150])" office:value-type="float" office:value="0" calcext:value-type="float">
            <text:p>0</text:p>
          </table:table-cell>
          <table:table-cell table:formula="of:=[.I150]*[.B15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617 <text:s text:c="2"/>60692</text:p>
          </table:table-cell>
          <table:table-cell office:value-type="float" office:value="54617" calcext:value-type="float">
            <text:p>54617</text:p>
          </table:table-cell>
          <table:table-cell office:value-type="float" office:value="60692" calcext:value-type="float">
            <text:p>60692</text:p>
          </table:table-cell>
          <table:table-cell office:value-type="float" office:value="23874" calcext:value-type="float">
            <text:p>23874</text:p>
          </table:table-cell>
          <table:table-cell office:value-type="float" office:value="20622" calcext:value-type="float">
            <text:p>20622</text:p>
          </table:table-cell>
          <table:table-cell table:formula="of:=ABS([.D151]-[.E151])" office:value-type="float" office:value="3252" calcext:value-type="float">
            <text:p>3252</text:p>
          </table:table-cell>
          <table:table-cell table:number-columns-repeated="2"/>
          <table:table-cell table:formula="of:=COUNTIF([.C$2:.C$1001];[.B151])" office:value-type="float" office:value="0" calcext:value-type="float">
            <text:p>0</text:p>
          </table:table-cell>
          <table:table-cell table:formula="of:=[.I151]*[.B15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1801 <text:s text:c="2"/>30470</text:p>
          </table:table-cell>
          <table:table-cell office:value-type="float" office:value="31801" calcext:value-type="float">
            <text:p>31801</text:p>
          </table:table-cell>
          <table:table-cell office:value-type="float" office:value="30470" calcext:value-type="float">
            <text:p>30470</text:p>
          </table:table-cell>
          <table:table-cell office:value-type="float" office:value="23911" calcext:value-type="float">
            <text:p>23911</text:p>
          </table:table-cell>
          <table:table-cell office:value-type="float" office:value="20622" calcext:value-type="float">
            <text:p>20622</text:p>
          </table:table-cell>
          <table:table-cell table:formula="of:=ABS([.D152]-[.E152])" office:value-type="float" office:value="3289" calcext:value-type="float">
            <text:p>3289</text:p>
          </table:table-cell>
          <table:table-cell table:number-columns-repeated="2"/>
          <table:table-cell table:formula="of:=COUNTIF([.C$2:.C$1001];[.B152])" office:value-type="float" office:value="0" calcext:value-type="float">
            <text:p>0</text:p>
          </table:table-cell>
          <table:table-cell table:formula="of:=[.I152]*[.B15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282 <text:s text:c="2"/>59594</text:p>
          </table:table-cell>
          <table:table-cell office:value-type="float" office:value="94282" calcext:value-type="float">
            <text:p>94282</text:p>
          </table:table-cell>
          <table:table-cell office:value-type="float" office:value="59594" calcext:value-type="float">
            <text:p>59594</text:p>
          </table:table-cell>
          <table:table-cell office:value-type="float" office:value="23924" calcext:value-type="float">
            <text:p>23924</text:p>
          </table:table-cell>
          <table:table-cell office:value-type="float" office:value="20622" calcext:value-type="float">
            <text:p>20622</text:p>
          </table:table-cell>
          <table:table-cell table:formula="of:=ABS([.D153]-[.E153])" office:value-type="float" office:value="3302" calcext:value-type="float">
            <text:p>3302</text:p>
          </table:table-cell>
          <table:table-cell table:number-columns-repeated="2"/>
          <table:table-cell table:formula="of:=COUNTIF([.C$2:.C$1001];[.B153])" office:value-type="float" office:value="0" calcext:value-type="float">
            <text:p>0</text:p>
          </table:table-cell>
          <table:table-cell table:formula="of:=[.I153]*[.B15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846 <text:s text:c="2"/>84393</text:p>
          </table:table-cell>
          <table:table-cell office:value-type="float" office:value="23846" calcext:value-type="float">
            <text:p>23846</text:p>
          </table:table-cell>
          <table:table-cell office:value-type="float" office:value="84393" calcext:value-type="float">
            <text:p>84393</text:p>
          </table:table-cell>
          <table:table-cell office:value-type="float" office:value="23926" calcext:value-type="float">
            <text:p>23926</text:p>
          </table:table-cell>
          <table:table-cell office:value-type="float" office:value="20622" calcext:value-type="float">
            <text:p>20622</text:p>
          </table:table-cell>
          <table:table-cell table:formula="of:=ABS([.D154]-[.E154])" office:value-type="float" office:value="3304" calcext:value-type="float">
            <text:p>3304</text:p>
          </table:table-cell>
          <table:table-cell table:number-columns-repeated="2"/>
          <table:table-cell table:formula="of:=COUNTIF([.C$2:.C$1001];[.B154])" office:value-type="float" office:value="0" calcext:value-type="float">
            <text:p>0</text:p>
          </table:table-cell>
          <table:table-cell table:formula="of:=[.I154]*[.B15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0158 <text:s text:c="2"/>75833</text:p>
          </table:table-cell>
          <table:table-cell office:value-type="float" office:value="80158" calcext:value-type="float">
            <text:p>80158</text:p>
          </table:table-cell>
          <table:table-cell office:value-type="float" office:value="75833" calcext:value-type="float">
            <text:p>75833</text:p>
          </table:table-cell>
          <table:table-cell office:value-type="float" office:value="23929" calcext:value-type="float">
            <text:p>23929</text:p>
          </table:table-cell>
          <table:table-cell office:value-type="float" office:value="20622" calcext:value-type="float">
            <text:p>20622</text:p>
          </table:table-cell>
          <table:table-cell table:formula="of:=ABS([.D155]-[.E155])" office:value-type="float" office:value="3307" calcext:value-type="float">
            <text:p>3307</text:p>
          </table:table-cell>
          <table:table-cell table:number-columns-repeated="2"/>
          <table:table-cell table:formula="of:=COUNTIF([.C$2:.C$1001];[.B155])" office:value-type="float" office:value="0" calcext:value-type="float">
            <text:p>0</text:p>
          </table:table-cell>
          <table:table-cell table:formula="of:=[.I155]*[.B15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1973 <text:s text:c="2"/>18865</text:p>
          </table:table-cell>
          <table:table-cell office:value-type="float" office:value="41973" calcext:value-type="float">
            <text:p>41973</text:p>
          </table:table-cell>
          <table:table-cell office:value-type="float" office:value="18865" calcext:value-type="float">
            <text:p>18865</text:p>
          </table:table-cell>
          <table:table-cell office:value-type="float" office:value="23936" calcext:value-type="float">
            <text:p>23936</text:p>
          </table:table-cell>
          <table:table-cell office:value-type="float" office:value="20622" calcext:value-type="float">
            <text:p>20622</text:p>
          </table:table-cell>
          <table:table-cell table:formula="of:=ABS([.D156]-[.E156])" office:value-type="float" office:value="3314" calcext:value-type="float">
            <text:p>3314</text:p>
          </table:table-cell>
          <table:table-cell table:number-columns-repeated="2"/>
          <table:table-cell table:formula="of:=COUNTIF([.C$2:.C$1001];[.B156])" office:value-type="float" office:value="0" calcext:value-type="float">
            <text:p>0</text:p>
          </table:table-cell>
          <table:table-cell table:formula="of:=[.I156]*[.B15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733 <text:s text:c="2"/>72754</text:p>
          </table:table-cell>
          <table:table-cell office:value-type="float" office:value="10733" calcext:value-type="float">
            <text:p>10733</text:p>
          </table:table-cell>
          <table:table-cell office:value-type="float" office:value="72754" calcext:value-type="float">
            <text:p>72754</text:p>
          </table:table-cell>
          <table:table-cell office:value-type="float" office:value="23978" calcext:value-type="float">
            <text:p>23978</text:p>
          </table:table-cell>
          <table:table-cell office:value-type="float" office:value="20622" calcext:value-type="float">
            <text:p>20622</text:p>
          </table:table-cell>
          <table:table-cell table:formula="of:=ABS([.D157]-[.E157])" office:value-type="float" office:value="3356" calcext:value-type="float">
            <text:p>3356</text:p>
          </table:table-cell>
          <table:table-cell table:number-columns-repeated="2"/>
          <table:table-cell table:formula="of:=COUNTIF([.C$2:.C$1001];[.B157])" office:value-type="float" office:value="0" calcext:value-type="float">
            <text:p>0</text:p>
          </table:table-cell>
          <table:table-cell table:formula="of:=[.I157]*[.B15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1476 <text:s text:c="2"/>89327</text:p>
          </table:table-cell>
          <table:table-cell office:value-type="float" office:value="21476" calcext:value-type="float">
            <text:p>21476</text:p>
          </table:table-cell>
          <table:table-cell office:value-type="float" office:value="89327" calcext:value-type="float">
            <text:p>89327</text:p>
          </table:table-cell>
          <table:table-cell office:value-type="float" office:value="23995" calcext:value-type="float">
            <text:p>23995</text:p>
          </table:table-cell>
          <table:table-cell office:value-type="float" office:value="20622" calcext:value-type="float">
            <text:p>20622</text:p>
          </table:table-cell>
          <table:table-cell table:formula="of:=ABS([.D158]-[.E158])" office:value-type="float" office:value="3373" calcext:value-type="float">
            <text:p>3373</text:p>
          </table:table-cell>
          <table:table-cell table:number-columns-repeated="2"/>
          <table:table-cell table:formula="of:=COUNTIF([.C$2:.C$1001];[.B158])" office:value-type="float" office:value="0" calcext:value-type="float">
            <text:p>0</text:p>
          </table:table-cell>
          <table:table-cell table:formula="of:=[.I158]*[.B15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199 <text:s text:c="2"/>42757</text:p>
          </table:table-cell>
          <table:table-cell office:value-type="float" office:value="53199" calcext:value-type="float">
            <text:p>53199</text:p>
          </table:table-cell>
          <table:table-cell office:value-type="float" office:value="42757" calcext:value-type="float">
            <text:p>42757</text:p>
          </table:table-cell>
          <table:table-cell office:value-type="float" office:value="24054" calcext:value-type="float">
            <text:p>24054</text:p>
          </table:table-cell>
          <table:table-cell office:value-type="float" office:value="20803" calcext:value-type="float">
            <text:p>20803</text:p>
          </table:table-cell>
          <table:table-cell table:formula="of:=ABS([.D159]-[.E159])" office:value-type="float" office:value="3251" calcext:value-type="float">
            <text:p>3251</text:p>
          </table:table-cell>
          <table:table-cell table:number-columns-repeated="2"/>
          <table:table-cell table:formula="of:=COUNTIF([.C$2:.C$1001];[.B159])" office:value-type="float" office:value="0" calcext:value-type="float">
            <text:p>0</text:p>
          </table:table-cell>
          <table:table-cell table:formula="of:=[.I159]*[.B15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875 <text:s text:c="2"/>22438</text:p>
          </table:table-cell>
          <table:table-cell office:value-type="float" office:value="57875" calcext:value-type="float">
            <text:p>57875</text:p>
          </table:table-cell>
          <table:table-cell office:value-type="float" office:value="22438" calcext:value-type="float">
            <text:p>22438</text:p>
          </table:table-cell>
          <table:table-cell office:value-type="float" office:value="24080" calcext:value-type="float">
            <text:p>24080</text:p>
          </table:table-cell>
          <table:table-cell office:value-type="float" office:value="20989" calcext:value-type="float">
            <text:p>20989</text:p>
          </table:table-cell>
          <table:table-cell table:formula="of:=ABS([.D160]-[.E160])" office:value-type="float" office:value="3091" calcext:value-type="float">
            <text:p>3091</text:p>
          </table:table-cell>
          <table:table-cell table:number-columns-repeated="2"/>
          <table:table-cell table:formula="of:=COUNTIF([.C$2:.C$1001];[.B160])" office:value-type="float" office:value="0" calcext:value-type="float">
            <text:p>0</text:p>
          </table:table-cell>
          <table:table-cell table:formula="of:=[.I160]*[.B16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0198 <text:s text:c="2"/>27009</text:p>
          </table:table-cell>
          <table:table-cell office:value-type="float" office:value="80198" calcext:value-type="float">
            <text:p>80198</text:p>
          </table:table-cell>
          <table:table-cell office:value-type="float" office:value="27009" calcext:value-type="float">
            <text:p>27009</text:p>
          </table:table-cell>
          <table:table-cell office:value-type="float" office:value="24113" calcext:value-type="float">
            <text:p>24113</text:p>
          </table:table-cell>
          <table:table-cell office:value-type="float" office:value="21603" calcext:value-type="float">
            <text:p>21603</text:p>
          </table:table-cell>
          <table:table-cell table:formula="of:=ABS([.D161]-[.E161])" office:value-type="float" office:value="2510" calcext:value-type="float">
            <text:p>2510</text:p>
          </table:table-cell>
          <table:table-cell table:number-columns-repeated="2"/>
          <table:table-cell table:formula="of:=COUNTIF([.C$2:.C$1001];[.B161])" office:value-type="float" office:value="0" calcext:value-type="float">
            <text:p>0</text:p>
          </table:table-cell>
          <table:table-cell table:formula="of:=[.I161]*[.B16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998 <text:s text:c="2"/>36146</text:p>
          </table:table-cell>
          <table:table-cell office:value-type="float" office:value="78998" calcext:value-type="float">
            <text:p>78998</text:p>
          </table:table-cell>
          <table:table-cell office:value-type="float" office:value="36146" calcext:value-type="float">
            <text:p>36146</text:p>
          </table:table-cell>
          <table:table-cell office:value-type="float" office:value="24116" calcext:value-type="float">
            <text:p>24116</text:p>
          </table:table-cell>
          <table:table-cell office:value-type="float" office:value="21673" calcext:value-type="float">
            <text:p>21673</text:p>
          </table:table-cell>
          <table:table-cell table:formula="of:=ABS([.D162]-[.E162])" office:value-type="float" office:value="2443" calcext:value-type="float">
            <text:p>2443</text:p>
          </table:table-cell>
          <table:table-cell table:number-columns-repeated="2"/>
          <table:table-cell table:formula="of:=COUNTIF([.C$2:.C$1001];[.B162])" office:value-type="float" office:value="0" calcext:value-type="float">
            <text:p>0</text:p>
          </table:table-cell>
          <table:table-cell table:formula="of:=[.I162]*[.B16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6245 <text:s text:c="2"/>29134</text:p>
          </table:table-cell>
          <table:table-cell office:value-type="float" office:value="46245" calcext:value-type="float">
            <text:p>46245</text:p>
          </table:table-cell>
          <table:table-cell office:value-type="float" office:value="29134" calcext:value-type="float">
            <text:p>29134</text:p>
          </table:table-cell>
          <table:table-cell office:value-type="float" office:value="24345" calcext:value-type="float">
            <text:p>24345</text:p>
          </table:table-cell>
          <table:table-cell office:value-type="float" office:value="21713" calcext:value-type="float">
            <text:p>21713</text:p>
          </table:table-cell>
          <table:table-cell table:formula="of:=ABS([.D163]-[.E163])" office:value-type="float" office:value="2632" calcext:value-type="float">
            <text:p>2632</text:p>
          </table:table-cell>
          <table:table-cell table:number-columns-repeated="2"/>
          <table:table-cell table:formula="of:=COUNTIF([.C$2:.C$1001];[.B163])" office:value-type="float" office:value="0" calcext:value-type="float">
            <text:p>0</text:p>
          </table:table-cell>
          <table:table-cell table:formula="of:=[.I163]*[.B16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0181 <text:s text:c="2"/>37209</text:p>
          </table:table-cell>
          <table:table-cell office:value-type="float" office:value="50181" calcext:value-type="float">
            <text:p>50181</text:p>
          </table:table-cell>
          <table:table-cell office:value-type="float" office:value="37209" calcext:value-type="float">
            <text:p>37209</text:p>
          </table:table-cell>
          <table:table-cell office:value-type="float" office:value="24553" calcext:value-type="float">
            <text:p>24553</text:p>
          </table:table-cell>
          <table:table-cell office:value-type="float" office:value="21887" calcext:value-type="float">
            <text:p>21887</text:p>
          </table:table-cell>
          <table:table-cell table:formula="of:=ABS([.D164]-[.E164])" office:value-type="float" office:value="2666" calcext:value-type="float">
            <text:p>2666</text:p>
          </table:table-cell>
          <table:table-cell table:number-columns-repeated="2"/>
          <table:table-cell table:formula="of:=COUNTIF([.C$2:.C$1001];[.B164])" office:value-type="float" office:value="0" calcext:value-type="float">
            <text:p>0</text:p>
          </table:table-cell>
          <table:table-cell table:formula="of:=[.I164]*[.B16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481 <text:s text:c="2"/>89603</text:p>
          </table:table-cell>
          <table:table-cell office:value-type="float" office:value="65481" calcext:value-type="float">
            <text:p>65481</text:p>
          </table:table-cell>
          <table:table-cell office:value-type="float" office:value="89603" calcext:value-type="float">
            <text:p>89603</text:p>
          </table:table-cell>
          <table:table-cell office:value-type="float" office:value="24630" calcext:value-type="float">
            <text:p>24630</text:p>
          </table:table-cell>
          <table:table-cell office:value-type="float" office:value="22108" calcext:value-type="float">
            <text:p>22108</text:p>
          </table:table-cell>
          <table:table-cell table:formula="of:=ABS([.D165]-[.E165])" office:value-type="float" office:value="2522" calcext:value-type="float">
            <text:p>2522</text:p>
          </table:table-cell>
          <table:table-cell table:number-columns-repeated="2"/>
          <table:table-cell table:formula="of:=COUNTIF([.C$2:.C$1001];[.B165])" office:value-type="float" office:value="0" calcext:value-type="float">
            <text:p>0</text:p>
          </table:table-cell>
          <table:table-cell table:formula="of:=[.I165]*[.B16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531 <text:s text:c="2"/>16038</text:p>
          </table:table-cell>
          <table:table-cell office:value-type="float" office:value="11531" calcext:value-type="float">
            <text:p>11531</text:p>
          </table:table-cell>
          <table:table-cell office:value-type="float" office:value="16038" calcext:value-type="float">
            <text:p>16038</text:p>
          </table:table-cell>
          <table:table-cell office:value-type="float" office:value="24657" calcext:value-type="float">
            <text:p>24657</text:p>
          </table:table-cell>
          <table:table-cell office:value-type="float" office:value="22142" calcext:value-type="float">
            <text:p>22142</text:p>
          </table:table-cell>
          <table:table-cell table:formula="of:=ABS([.D166]-[.E166])" office:value-type="float" office:value="2515" calcext:value-type="float">
            <text:p>2515</text:p>
          </table:table-cell>
          <table:table-cell table:number-columns-repeated="2"/>
          <table:table-cell table:formula="of:=COUNTIF([.C$2:.C$1001];[.B166])" office:value-type="float" office:value="0" calcext:value-type="float">
            <text:p>0</text:p>
          </table:table-cell>
          <table:table-cell table:formula="of:=[.I166]*[.B16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3594 <text:s text:c="2"/>38324</text:p>
          </table:table-cell>
          <table:table-cell office:value-type="float" office:value="33594" calcext:value-type="float">
            <text:p>33594</text:p>
          </table:table-cell>
          <table:table-cell office:value-type="float" office:value="38324" calcext:value-type="float">
            <text:p>38324</text:p>
          </table:table-cell>
          <table:table-cell office:value-type="float" office:value="24673" calcext:value-type="float">
            <text:p>24673</text:p>
          </table:table-cell>
          <table:table-cell office:value-type="float" office:value="22306" calcext:value-type="float">
            <text:p>22306</text:p>
          </table:table-cell>
          <table:table-cell table:formula="of:=ABS([.D167]-[.E167])" office:value-type="float" office:value="2367" calcext:value-type="float">
            <text:p>2367</text:p>
          </table:table-cell>
          <table:table-cell table:number-columns-repeated="2"/>
          <table:table-cell table:formula="of:=COUNTIF([.C$2:.C$1001];[.B167])" office:value-type="float" office:value="0" calcext:value-type="float">
            <text:p>0</text:p>
          </table:table-cell>
          <table:table-cell table:formula="of:=[.I167]*[.B16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846 <text:s text:c="2"/>75210</text:p>
          </table:table-cell>
          <table:table-cell office:value-type="float" office:value="57846" calcext:value-type="float">
            <text:p>57846</text:p>
          </table:table-cell>
          <table:table-cell office:value-type="float" office:value="75210" calcext:value-type="float">
            <text:p>75210</text:p>
          </table:table-cell>
          <table:table-cell office:value-type="float" office:value="24686" calcext:value-type="float">
            <text:p>24686</text:p>
          </table:table-cell>
          <table:table-cell office:value-type="float" office:value="22438" calcext:value-type="float">
            <text:p>22438</text:p>
          </table:table-cell>
          <table:table-cell table:formula="of:=ABS([.D168]-[.E168])" office:value-type="float" office:value="2248" calcext:value-type="float">
            <text:p>2248</text:p>
          </table:table-cell>
          <table:table-cell table:number-columns-repeated="2"/>
          <table:table-cell table:formula="of:=COUNTIF([.C$2:.C$1001];[.B168])" office:value-type="float" office:value="0" calcext:value-type="float">
            <text:p>0</text:p>
          </table:table-cell>
          <table:table-cell table:formula="of:=[.I168]*[.B16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2753 <text:s text:c="2"/>46215</text:p>
          </table:table-cell>
          <table:table-cell office:value-type="float" office:value="92753" calcext:value-type="float">
            <text:p>92753</text:p>
          </table:table-cell>
          <table:table-cell office:value-type="float" office:value="46215" calcext:value-type="float">
            <text:p>46215</text:p>
          </table:table-cell>
          <table:table-cell office:value-type="float" office:value="24717" calcext:value-type="float">
            <text:p>24717</text:p>
          </table:table-cell>
          <table:table-cell office:value-type="float" office:value="22559" calcext:value-type="float">
            <text:p>22559</text:p>
          </table:table-cell>
          <table:table-cell table:formula="of:=ABS([.D169]-[.E169])" office:value-type="float" office:value="2158" calcext:value-type="float">
            <text:p>2158</text:p>
          </table:table-cell>
          <table:table-cell table:number-columns-repeated="2"/>
          <table:table-cell table:formula="of:=COUNTIF([.C$2:.C$1001];[.B169])" office:value-type="float" office:value="0" calcext:value-type="float">
            <text:p>0</text:p>
          </table:table-cell>
          <table:table-cell table:formula="of:=[.I169]*[.B16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725 <text:s text:c="2"/>78130</text:p>
          </table:table-cell>
          <table:table-cell office:value-type="float" office:value="16725" calcext:value-type="float">
            <text:p>16725</text:p>
          </table:table-cell>
          <table:table-cell office:value-type="float" office:value="78130" calcext:value-type="float">
            <text:p>78130</text:p>
          </table:table-cell>
          <table:table-cell office:value-type="float" office:value="24743" calcext:value-type="float">
            <text:p>24743</text:p>
          </table:table-cell>
          <table:table-cell office:value-type="float" office:value="22755" calcext:value-type="float">
            <text:p>22755</text:p>
          </table:table-cell>
          <table:table-cell table:formula="of:=ABS([.D170]-[.E170])" office:value-type="float" office:value="1988" calcext:value-type="float">
            <text:p>1988</text:p>
          </table:table-cell>
          <table:table-cell table:number-columns-repeated="2"/>
          <table:table-cell table:formula="of:=COUNTIF([.C$2:.C$1001];[.B170])" office:value-type="float" office:value="0" calcext:value-type="float">
            <text:p>0</text:p>
          </table:table-cell>
          <table:table-cell table:formula="of:=[.I170]*[.B17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7071 <text:s text:c="2"/>32249</text:p>
          </table:table-cell>
          <table:table-cell office:value-type="float" office:value="67071" calcext:value-type="float">
            <text:p>67071</text:p>
          </table:table-cell>
          <table:table-cell office:value-type="float" office:value="32249" calcext:value-type="float">
            <text:p>32249</text:p>
          </table:table-cell>
          <table:table-cell office:value-type="float" office:value="25038" calcext:value-type="float">
            <text:p>25038</text:p>
          </table:table-cell>
          <table:table-cell office:value-type="float" office:value="23115" calcext:value-type="float">
            <text:p>23115</text:p>
          </table:table-cell>
          <table:table-cell table:formula="of:=ABS([.D171]-[.E171])" office:value-type="float" office:value="1923" calcext:value-type="float">
            <text:p>1923</text:p>
          </table:table-cell>
          <table:table-cell table:number-columns-repeated="2"/>
          <table:table-cell table:formula="of:=COUNTIF([.C$2:.C$1001];[.B171])" office:value-type="float" office:value="0" calcext:value-type="float">
            <text:p>0</text:p>
          </table:table-cell>
          <table:table-cell table:formula="of:=[.I171]*[.B17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8481 <text:s text:c="2"/>81278</text:p>
          </table:table-cell>
          <table:table-cell office:value-type="float" office:value="58481" calcext:value-type="float">
            <text:p>58481</text:p>
          </table:table-cell>
          <table:table-cell office:value-type="float" office:value="81278" calcext:value-type="float">
            <text:p>81278</text:p>
          </table:table-cell>
          <table:table-cell office:value-type="float" office:value="25065" calcext:value-type="float">
            <text:p>25065</text:p>
          </table:table-cell>
          <table:table-cell office:value-type="float" office:value="23118" calcext:value-type="float">
            <text:p>23118</text:p>
          </table:table-cell>
          <table:table-cell table:formula="of:=ABS([.D172]-[.E172])" office:value-type="float" office:value="1947" calcext:value-type="float">
            <text:p>1947</text:p>
          </table:table-cell>
          <table:table-cell table:number-columns-repeated="2"/>
          <table:table-cell table:formula="of:=COUNTIF([.C$2:.C$1001];[.B172])" office:value-type="float" office:value="0" calcext:value-type="float">
            <text:p>0</text:p>
          </table:table-cell>
          <table:table-cell table:formula="of:=[.I172]*[.B17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9423 <text:s text:c="2"/>50340</text:p>
          </table:table-cell>
          <table:table-cell office:value-type="float" office:value="79423" calcext:value-type="float">
            <text:p>79423</text:p>
          </table:table-cell>
          <table:table-cell office:value-type="float" office:value="50340" calcext:value-type="float">
            <text:p>50340</text:p>
          </table:table-cell>
          <table:table-cell office:value-type="float" office:value="25327" calcext:value-type="float">
            <text:p>25327</text:p>
          </table:table-cell>
          <table:table-cell office:value-type="float" office:value="23132" calcext:value-type="float">
            <text:p>23132</text:p>
          </table:table-cell>
          <table:table-cell table:formula="of:=ABS([.D173]-[.E173])" office:value-type="float" office:value="2195" calcext:value-type="float">
            <text:p>2195</text:p>
          </table:table-cell>
          <table:table-cell table:number-columns-repeated="2"/>
          <table:table-cell table:formula="of:=COUNTIF([.C$2:.C$1001];[.B173])" office:value-type="float" office:value="0" calcext:value-type="float">
            <text:p>0</text:p>
          </table:table-cell>
          <table:table-cell table:formula="of:=[.I173]*[.B17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039 <text:s text:c="2"/>64868</text:p>
          </table:table-cell>
          <table:table-cell office:value-type="float" office:value="97039" calcext:value-type="float">
            <text:p>97039</text:p>
          </table:table-cell>
          <table:table-cell office:value-type="float" office:value="64868" calcext:value-type="float">
            <text:p>64868</text:p>
          </table:table-cell>
          <table:table-cell office:value-type="float" office:value="25375" calcext:value-type="float">
            <text:p>25375</text:p>
          </table:table-cell>
          <table:table-cell office:value-type="float" office:value="23334" calcext:value-type="float">
            <text:p>23334</text:p>
          </table:table-cell>
          <table:table-cell table:formula="of:=ABS([.D174]-[.E174])" office:value-type="float" office:value="2041" calcext:value-type="float">
            <text:p>2041</text:p>
          </table:table-cell>
          <table:table-cell table:number-columns-repeated="2"/>
          <table:table-cell table:formula="of:=COUNTIF([.C$2:.C$1001];[.B174])" office:value-type="float" office:value="0" calcext:value-type="float">
            <text:p>0</text:p>
          </table:table-cell>
          <table:table-cell table:formula="of:=[.I174]*[.B17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7562 <text:s text:c="2"/>54382</text:p>
          </table:table-cell>
          <table:table-cell office:value-type="float" office:value="87562" calcext:value-type="float">
            <text:p>87562</text:p>
          </table:table-cell>
          <table:table-cell office:value-type="float" office:value="54382" calcext:value-type="float">
            <text:p>54382</text:p>
          </table:table-cell>
          <table:table-cell office:value-type="float" office:value="25501" calcext:value-type="float">
            <text:p>25501</text:p>
          </table:table-cell>
          <table:table-cell office:value-type="float" office:value="23577" calcext:value-type="float">
            <text:p>23577</text:p>
          </table:table-cell>
          <table:table-cell table:formula="of:=ABS([.D175]-[.E175])" office:value-type="float" office:value="1924" calcext:value-type="float">
            <text:p>1924</text:p>
          </table:table-cell>
          <table:table-cell table:number-columns-repeated="2"/>
          <table:table-cell table:formula="of:=COUNTIF([.C$2:.C$1001];[.B175])" office:value-type="float" office:value="0" calcext:value-type="float">
            <text:p>0</text:p>
          </table:table-cell>
          <table:table-cell table:formula="of:=[.I175]*[.B17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3046 <text:s text:c="2"/>90102</text:p>
          </table:table-cell>
          <table:table-cell office:value-type="float" office:value="43046" calcext:value-type="float">
            <text:p>43046</text:p>
          </table:table-cell>
          <table:table-cell office:value-type="float" office:value="90102" calcext:value-type="float">
            <text:p>90102</text:p>
          </table:table-cell>
          <table:table-cell office:value-type="float" office:value="25517" calcext:value-type="float">
            <text:p>25517</text:p>
          </table:table-cell>
          <table:table-cell office:value-type="float" office:value="24117" calcext:value-type="float">
            <text:p>24117</text:p>
          </table:table-cell>
          <table:table-cell table:formula="of:=ABS([.D176]-[.E176])" office:value-type="float" office:value="1400" calcext:value-type="float">
            <text:p>1400</text:p>
          </table:table-cell>
          <table:table-cell table:number-columns-repeated="2"/>
          <table:table-cell table:formula="of:=COUNTIF([.C$2:.C$1001];[.B176])" office:value-type="float" office:value="5" calcext:value-type="float">
            <text:p>5</text:p>
          </table:table-cell>
          <table:table-cell table:formula="of:=[.I176]*[.B176]" office:value-type="float" office:value="215230" calcext:value-type="float">
            <text:p>2152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9144 <text:s text:c="2"/>51352</text:p>
          </table:table-cell>
          <table:table-cell office:value-type="float" office:value="39144" calcext:value-type="float">
            <text:p>39144</text:p>
          </table:table-cell>
          <table:table-cell office:value-type="float" office:value="51352" calcext:value-type="float">
            <text:p>51352</text:p>
          </table:table-cell>
          <table:table-cell office:value-type="float" office:value="25723" calcext:value-type="float">
            <text:p>25723</text:p>
          </table:table-cell>
          <table:table-cell office:value-type="float" office:value="24335" calcext:value-type="float">
            <text:p>24335</text:p>
          </table:table-cell>
          <table:table-cell table:formula="of:=ABS([.D177]-[.E177])" office:value-type="float" office:value="1388" calcext:value-type="float">
            <text:p>1388</text:p>
          </table:table-cell>
          <table:table-cell table:number-columns-repeated="2"/>
          <table:table-cell table:formula="of:=COUNTIF([.C$2:.C$1001];[.B177])" office:value-type="float" office:value="0" calcext:value-type="float">
            <text:p>0</text:p>
          </table:table-cell>
          <table:table-cell table:formula="of:=[.I177]*[.B17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94 <text:s text:c="2"/>15951</text:p>
          </table:table-cell>
          <table:table-cell office:value-type="float" office:value="59594" calcext:value-type="float">
            <text:p>59594</text:p>
          </table:table-cell>
          <table:table-cell office:value-type="float" office:value="15951" calcext:value-type="float">
            <text:p>15951</text:p>
          </table:table-cell>
          <table:table-cell office:value-type="float" office:value="25732" calcext:value-type="float">
            <text:p>25732</text:p>
          </table:table-cell>
          <table:table-cell office:value-type="float" office:value="24425" calcext:value-type="float">
            <text:p>24425</text:p>
          </table:table-cell>
          <table:table-cell table:formula="of:=ABS([.D178]-[.E178])" office:value-type="float" office:value="1307" calcext:value-type="float">
            <text:p>1307</text:p>
          </table:table-cell>
          <table:table-cell table:number-columns-repeated="2"/>
          <table:table-cell table:formula="of:=COUNTIF([.C$2:.C$1001];[.B178])" office:value-type="float" office:value="20" calcext:value-type="float">
            <text:p>20</text:p>
          </table:table-cell>
          <table:table-cell table:formula="of:=[.I178]*[.B178]" office:value-type="float" office:value="1191880" calcext:value-type="float">
            <text:p>119188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4863 <text:s text:c="2"/>15951</text:p>
          </table:table-cell>
          <table:table-cell office:value-type="float" office:value="84863" calcext:value-type="float">
            <text:p>84863</text:p>
          </table:table-cell>
          <table:table-cell office:value-type="float" office:value="15951" calcext:value-type="float">
            <text:p>15951</text:p>
          </table:table-cell>
          <table:table-cell office:value-type="float" office:value="25792" calcext:value-type="float">
            <text:p>25792</text:p>
          </table:table-cell>
          <table:table-cell office:value-type="float" office:value="24728" calcext:value-type="float">
            <text:p>24728</text:p>
          </table:table-cell>
          <table:table-cell table:formula="of:=ABS([.D179]-[.E179])" office:value-type="float" office:value="1064" calcext:value-type="float">
            <text:p>1064</text:p>
          </table:table-cell>
          <table:table-cell table:number-columns-repeated="2"/>
          <table:table-cell table:formula="of:=COUNTIF([.C$2:.C$1001];[.B179])" office:value-type="float" office:value="0" calcext:value-type="float">
            <text:p>0</text:p>
          </table:table-cell>
          <table:table-cell table:formula="of:=[.I179]*[.B17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517 <text:s text:c="2"/>18865</text:p>
          </table:table-cell>
          <table:table-cell office:value-type="float" office:value="17517" calcext:value-type="float">
            <text:p>17517</text:p>
          </table:table-cell>
          <table:table-cell office:value-type="float" office:value="18865" calcext:value-type="float">
            <text:p>18865</text:p>
          </table:table-cell>
          <table:table-cell office:value-type="float" office:value="25839" calcext:value-type="float">
            <text:p>25839</text:p>
          </table:table-cell>
          <table:table-cell office:value-type="float" office:value="24749" calcext:value-type="float">
            <text:p>24749</text:p>
          </table:table-cell>
          <table:table-cell table:formula="of:=ABS([.D180]-[.E180])" office:value-type="float" office:value="1090" calcext:value-type="float">
            <text:p>1090</text:p>
          </table:table-cell>
          <table:table-cell table:number-columns-repeated="2"/>
          <table:table-cell table:formula="of:=COUNTIF([.C$2:.C$1001];[.B180])" office:value-type="float" office:value="3" calcext:value-type="float">
            <text:p>3</text:p>
          </table:table-cell>
          <table:table-cell table:formula="of:=[.I180]*[.B180]" office:value-type="float" office:value="52551" calcext:value-type="float">
            <text:p>5255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9574 <text:s text:c="2"/>65630</text:p>
          </table:table-cell>
          <table:table-cell office:value-type="float" office:value="49574" calcext:value-type="float">
            <text:p>49574</text:p>
          </table:table-cell>
          <table:table-cell office:value-type="float" office:value="65630" calcext:value-type="float">
            <text:p>65630</text:p>
          </table:table-cell>
          <table:table-cell office:value-type="float" office:value="26268" calcext:value-type="float">
            <text:p>26268</text:p>
          </table:table-cell>
          <table:table-cell office:value-type="float" office:value="25006" calcext:value-type="float">
            <text:p>25006</text:p>
          </table:table-cell>
          <table:table-cell table:formula="of:=ABS([.D181]-[.E181])" office:value-type="float" office:value="1262" calcext:value-type="float">
            <text:p>1262</text:p>
          </table:table-cell>
          <table:table-cell table:number-columns-repeated="2"/>
          <table:table-cell table:formula="of:=COUNTIF([.C$2:.C$1001];[.B181])" office:value-type="float" office:value="0" calcext:value-type="float">
            <text:p>0</text:p>
          </table:table-cell>
          <table:table-cell table:formula="of:=[.I181]*[.B18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2557 <text:s text:c="2"/>63961</text:p>
          </table:table-cell>
          <table:table-cell office:value-type="float" office:value="32557" calcext:value-type="float">
            <text:p>32557</text:p>
          </table:table-cell>
          <table:table-cell office:value-type="float" office:value="63961" calcext:value-type="float">
            <text:p>63961</text:p>
          </table:table-cell>
          <table:table-cell office:value-type="float" office:value="26343" calcext:value-type="float">
            <text:p>26343</text:p>
          </table:table-cell>
          <table:table-cell office:value-type="float" office:value="25503" calcext:value-type="float">
            <text:p>25503</text:p>
          </table:table-cell>
          <table:table-cell table:formula="of:=ABS([.D182]-[.E182])" office:value-type="float" office:value="840" calcext:value-type="float">
            <text:p>840</text:p>
          </table:table-cell>
          <table:table-cell table:number-columns-repeated="2"/>
          <table:table-cell table:formula="of:=COUNTIF([.C$2:.C$1001];[.B182])" office:value-type="float" office:value="0" calcext:value-type="float">
            <text:p>0</text:p>
          </table:table-cell>
          <table:table-cell table:formula="of:=[.I182]*[.B18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6236 <text:s text:c="2"/>13439</text:p>
          </table:table-cell>
          <table:table-cell office:value-type="float" office:value="46236" calcext:value-type="float">
            <text:p>46236</text:p>
          </table:table-cell>
          <table:table-cell office:value-type="float" office:value="13439" calcext:value-type="float">
            <text:p>13439</text:p>
          </table:table-cell>
          <table:table-cell office:value-type="float" office:value="26344" calcext:value-type="float">
            <text:p>26344</text:p>
          </table:table-cell>
          <table:table-cell office:value-type="float" office:value="25744" calcext:value-type="float">
            <text:p>25744</text:p>
          </table:table-cell>
          <table:table-cell table:formula="of:=ABS([.D183]-[.E183])" office:value-type="float" office:value="600" calcext:value-type="float">
            <text:p>600</text:p>
          </table:table-cell>
          <table:table-cell table:number-columns-repeated="2"/>
          <table:table-cell table:formula="of:=COUNTIF([.C$2:.C$1001];[.B183])" office:value-type="float" office:value="0" calcext:value-type="float">
            <text:p>0</text:p>
          </table:table-cell>
          <table:table-cell table:formula="of:=[.I183]*[.B18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729 <text:s text:c="2"/>58376</text:p>
          </table:table-cell>
          <table:table-cell office:value-type="float" office:value="97729" calcext:value-type="float">
            <text:p>97729</text:p>
          </table:table-cell>
          <table:table-cell office:value-type="float" office:value="58376" calcext:value-type="float">
            <text:p>58376</text:p>
          </table:table-cell>
          <table:table-cell office:value-type="float" office:value="26564" calcext:value-type="float">
            <text:p>26564</text:p>
          </table:table-cell>
          <table:table-cell office:value-type="float" office:value="25793" calcext:value-type="float">
            <text:p>25793</text:p>
          </table:table-cell>
          <table:table-cell table:formula="of:=ABS([.D184]-[.E184])" office:value-type="float" office:value="771" calcext:value-type="float">
            <text:p>771</text:p>
          </table:table-cell>
          <table:table-cell table:number-columns-repeated="2"/>
          <table:table-cell table:formula="of:=COUNTIF([.C$2:.C$1001];[.B184])" office:value-type="float" office:value="0" calcext:value-type="float">
            <text:p>0</text:p>
          </table:table-cell>
          <table:table-cell table:formula="of:=[.I184]*[.B18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1110 <text:s text:c="2"/>50323</text:p>
          </table:table-cell>
          <table:table-cell office:value-type="float" office:value="71110" calcext:value-type="float">
            <text:p>71110</text:p>
          </table:table-cell>
          <table:table-cell office:value-type="float" office:value="50323" calcext:value-type="float">
            <text:p>50323</text:p>
          </table:table-cell>
          <table:table-cell office:value-type="float" office:value="27015" calcext:value-type="float">
            <text:p>27015</text:p>
          </table:table-cell>
          <table:table-cell office:value-type="float" office:value="26034" calcext:value-type="float">
            <text:p>26034</text:p>
          </table:table-cell>
          <table:table-cell table:formula="of:=ABS([.D185]-[.E185])" office:value-type="float" office:value="981" calcext:value-type="float">
            <text:p>981</text:p>
          </table:table-cell>
          <table:table-cell table:number-columns-repeated="2"/>
          <table:table-cell table:formula="of:=COUNTIF([.C$2:.C$1001];[.B185])" office:value-type="float" office:value="0" calcext:value-type="float">
            <text:p>0</text:p>
          </table:table-cell>
          <table:table-cell table:formula="of:=[.I185]*[.B18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6590 <text:s text:c="2"/>53621</text:p>
          </table:table-cell>
          <table:table-cell office:value-type="float" office:value="96590" calcext:value-type="float">
            <text:p>96590</text:p>
          </table:table-cell>
          <table:table-cell office:value-type="float" office:value="53621" calcext:value-type="float">
            <text:p>53621</text:p>
          </table:table-cell>
          <table:table-cell office:value-type="float" office:value="27195" calcext:value-type="float">
            <text:p>27195</text:p>
          </table:table-cell>
          <table:table-cell office:value-type="float" office:value="26287" calcext:value-type="float">
            <text:p>26287</text:p>
          </table:table-cell>
          <table:table-cell table:formula="of:=ABS([.D186]-[.E186])" office:value-type="float" office:value="908" calcext:value-type="float">
            <text:p>908</text:p>
          </table:table-cell>
          <table:table-cell table:number-columns-repeated="2"/>
          <table:table-cell table:formula="of:=COUNTIF([.C$2:.C$1001];[.B186])" office:value-type="float" office:value="0" calcext:value-type="float">
            <text:p>0</text:p>
          </table:table-cell>
          <table:table-cell table:formula="of:=[.I186]*[.B18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510 <text:s text:c="2"/>30481</text:p>
          </table:table-cell>
          <table:table-cell office:value-type="float" office:value="94510" calcext:value-type="float">
            <text:p>94510</text:p>
          </table:table-cell>
          <table:table-cell office:value-type="float" office:value="30481" calcext:value-type="float">
            <text:p>30481</text:p>
          </table:table-cell>
          <table:table-cell office:value-type="float" office:value="27250" calcext:value-type="float">
            <text:p>27250</text:p>
          </table:table-cell>
          <table:table-cell office:value-type="float" office:value="26363" calcext:value-type="float">
            <text:p>26363</text:p>
          </table:table-cell>
          <table:table-cell table:formula="of:=ABS([.D187]-[.E187])" office:value-type="float" office:value="887" calcext:value-type="float">
            <text:p>887</text:p>
          </table:table-cell>
          <table:table-cell table:number-columns-repeated="2"/>
          <table:table-cell table:formula="of:=COUNTIF([.C$2:.C$1001];[.B187])" office:value-type="float" office:value="0" calcext:value-type="float">
            <text:p>0</text:p>
          </table:table-cell>
          <table:table-cell table:formula="of:=[.I187]*[.B18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1029 <text:s text:c="2"/>34573</text:p>
          </table:table-cell>
          <table:table-cell office:value-type="float" office:value="71029" calcext:value-type="float">
            <text:p>71029</text:p>
          </table:table-cell>
          <table:table-cell office:value-type="float" office:value="34573" calcext:value-type="float">
            <text:p>34573</text:p>
          </table:table-cell>
          <table:table-cell office:value-type="float" office:value="27486" calcext:value-type="float">
            <text:p>27486</text:p>
          </table:table-cell>
          <table:table-cell office:value-type="float" office:value="26365" calcext:value-type="float">
            <text:p>26365</text:p>
          </table:table-cell>
          <table:table-cell table:formula="of:=ABS([.D188]-[.E188])" office:value-type="float" office:value="1121" calcext:value-type="float">
            <text:p>1121</text:p>
          </table:table-cell>
          <table:table-cell table:number-columns-repeated="2"/>
          <table:table-cell table:formula="of:=COUNTIF([.C$2:.C$1001];[.B188])" office:value-type="float" office:value="0" calcext:value-type="float">
            <text:p>0</text:p>
          </table:table-cell>
          <table:table-cell table:formula="of:=[.I188]*[.B18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6457 <text:s text:c="2"/>21887</text:p>
          </table:table-cell>
          <table:table-cell office:value-type="float" office:value="86457" calcext:value-type="float">
            <text:p>86457</text:p>
          </table:table-cell>
          <table:table-cell office:value-type="float" office:value="21887" calcext:value-type="float">
            <text:p>21887</text:p>
          </table:table-cell>
          <table:table-cell office:value-type="float" office:value="27516" calcext:value-type="float">
            <text:p>27516</text:p>
          </table:table-cell>
          <table:table-cell office:value-type="float" office:value="26413" calcext:value-type="float">
            <text:p>26413</text:p>
          </table:table-cell>
          <table:table-cell table:formula="of:=ABS([.D189]-[.E189])" office:value-type="float" office:value="1103" calcext:value-type="float">
            <text:p>1103</text:p>
          </table:table-cell>
          <table:table-cell table:number-columns-repeated="2"/>
          <table:table-cell table:formula="of:=COUNTIF([.C$2:.C$1001];[.B189])" office:value-type="float" office:value="0" calcext:value-type="float">
            <text:p>0</text:p>
          </table:table-cell>
          <table:table-cell table:formula="of:=[.I189]*[.B18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954 <text:s text:c="2"/>17350</text:p>
          </table:table-cell>
          <table:table-cell office:value-type="float" office:value="28954" calcext:value-type="float">
            <text:p>28954</text:p>
          </table:table-cell>
          <table:table-cell office:value-type="float" office:value="17350" calcext:value-type="float">
            <text:p>17350</text:p>
          </table:table-cell>
          <table:table-cell office:value-type="float" office:value="27559" calcext:value-type="float">
            <text:p>27559</text:p>
          </table:table-cell>
          <table:table-cell office:value-type="float" office:value="26529" calcext:value-type="float">
            <text:p>26529</text:p>
          </table:table-cell>
          <table:table-cell table:formula="of:=ABS([.D190]-[.E190])" office:value-type="float" office:value="1030" calcext:value-type="float">
            <text:p>1030</text:p>
          </table:table-cell>
          <table:table-cell table:number-columns-repeated="2"/>
          <table:table-cell table:formula="of:=COUNTIF([.C$2:.C$1001];[.B190])" office:value-type="float" office:value="0" calcext:value-type="float">
            <text:p>0</text:p>
          </table:table-cell>
          <table:table-cell table:formula="of:=[.I190]*[.B19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5852 <text:s text:c="2"/>31524</text:p>
          </table:table-cell>
          <table:table-cell office:value-type="float" office:value="35852" calcext:value-type="float">
            <text:p>35852</text:p>
          </table:table-cell>
          <table:table-cell office:value-type="float" office:value="31524" calcext:value-type="float">
            <text:p>31524</text:p>
          </table:table-cell>
          <table:table-cell office:value-type="float" office:value="27571" calcext:value-type="float">
            <text:p>27571</text:p>
          </table:table-cell>
          <table:table-cell office:value-type="float" office:value="26689" calcext:value-type="float">
            <text:p>26689</text:p>
          </table:table-cell>
          <table:table-cell table:formula="of:=ABS([.D191]-[.E191])" office:value-type="float" office:value="882" calcext:value-type="float">
            <text:p>882</text:p>
          </table:table-cell>
          <table:table-cell table:number-columns-repeated="2"/>
          <table:table-cell table:formula="of:=COUNTIF([.C$2:.C$1001];[.B191])" office:value-type="float" office:value="0" calcext:value-type="float">
            <text:p>0</text:p>
          </table:table-cell>
          <table:table-cell table:formula="of:=[.I191]*[.B19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3863 <text:s text:c="2"/>39233</text:p>
          </table:table-cell>
          <table:table-cell office:value-type="float" office:value="93863" calcext:value-type="float">
            <text:p>93863</text:p>
          </table:table-cell>
          <table:table-cell office:value-type="float" office:value="39233" calcext:value-type="float">
            <text:p>39233</text:p>
          </table:table-cell>
          <table:table-cell office:value-type="float" office:value="28020" calcext:value-type="float">
            <text:p>28020</text:p>
          </table:table-cell>
          <table:table-cell office:value-type="float" office:value="26780" calcext:value-type="float">
            <text:p>26780</text:p>
          </table:table-cell>
          <table:table-cell table:formula="of:=ABS([.D192]-[.E192])" office:value-type="float" office:value="1240" calcext:value-type="float">
            <text:p>1240</text:p>
          </table:table-cell>
          <table:table-cell table:number-columns-repeated="2"/>
          <table:table-cell table:formula="of:=COUNTIF([.C$2:.C$1001];[.B192])" office:value-type="float" office:value="0" calcext:value-type="float">
            <text:p>0</text:p>
          </table:table-cell>
          <table:table-cell table:formula="of:=[.I192]*[.B19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7572 <text:s text:c="2"/>73683</text:p>
          </table:table-cell>
          <table:table-cell office:value-type="float" office:value="47572" calcext:value-type="float">
            <text:p>47572</text:p>
          </table:table-cell>
          <table:table-cell office:value-type="float" office:value="73683" calcext:value-type="float">
            <text:p>73683</text:p>
          </table:table-cell>
          <table:table-cell office:value-type="float" office:value="28118" calcext:value-type="float">
            <text:p>28118</text:p>
          </table:table-cell>
          <table:table-cell office:value-type="float" office:value="26817" calcext:value-type="float">
            <text:p>26817</text:p>
          </table:table-cell>
          <table:table-cell table:formula="of:=ABS([.D193]-[.E193])" office:value-type="float" office:value="1301" calcext:value-type="float">
            <text:p>1301</text:p>
          </table:table-cell>
          <table:table-cell table:number-columns-repeated="2"/>
          <table:table-cell table:formula="of:=COUNTIF([.C$2:.C$1001];[.B193])" office:value-type="float" office:value="0" calcext:value-type="float">
            <text:p>0</text:p>
          </table:table-cell>
          <table:table-cell table:formula="of:=[.I193]*[.B19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380 <text:s text:c="2"/>18865</text:p>
          </table:table-cell>
          <table:table-cell office:value-type="float" office:value="97380" calcext:value-type="float">
            <text:p>97380</text:p>
          </table:table-cell>
          <table:table-cell office:value-type="float" office:value="18865" calcext:value-type="float">
            <text:p>18865</text:p>
          </table:table-cell>
          <table:table-cell office:value-type="float" office:value="28368" calcext:value-type="float">
            <text:p>28368</text:p>
          </table:table-cell>
          <table:table-cell office:value-type="float" office:value="26952" calcext:value-type="float">
            <text:p>26952</text:p>
          </table:table-cell>
          <table:table-cell table:formula="of:=ABS([.D194]-[.E194])" office:value-type="float" office:value="1416" calcext:value-type="float">
            <text:p>1416</text:p>
          </table:table-cell>
          <table:table-cell table:number-columns-repeated="2"/>
          <table:table-cell table:formula="of:=COUNTIF([.C$2:.C$1001];[.B194])" office:value-type="float" office:value="0" calcext:value-type="float">
            <text:p>0</text:p>
          </table:table-cell>
          <table:table-cell table:formula="of:=[.I194]*[.B19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754 <text:s text:c="2"/>30481</text:p>
          </table:table-cell>
          <table:table-cell office:value-type="float" office:value="30754" calcext:value-type="float">
            <text:p>30754</text:p>
          </table:table-cell>
          <table:table-cell office:value-type="float" office:value="30481" calcext:value-type="float">
            <text:p>30481</text:p>
          </table:table-cell>
          <table:table-cell office:value-type="float" office:value="28401" calcext:value-type="float">
            <text:p>28401</text:p>
          </table:table-cell>
          <table:table-cell office:value-type="float" office:value="27009" calcext:value-type="float">
            <text:p>27009</text:p>
          </table:table-cell>
          <table:table-cell table:formula="of:=ABS([.D195]-[.E195])" office:value-type="float" office:value="1392" calcext:value-type="float">
            <text:p>1392</text:p>
          </table:table-cell>
          <table:table-cell table:number-columns-repeated="2"/>
          <table:table-cell table:formula="of:=COUNTIF([.C$2:.C$1001];[.B195])" office:value-type="float" office:value="0" calcext:value-type="float">
            <text:p>0</text:p>
          </table:table-cell>
          <table:table-cell table:formula="of:=[.I195]*[.B19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704 <text:s text:c="2"/>89447</text:p>
          </table:table-cell>
          <table:table-cell office:value-type="float" office:value="60704" calcext:value-type="float">
            <text:p>60704</text:p>
          </table:table-cell>
          <table:table-cell office:value-type="float" office:value="89447" calcext:value-type="float">
            <text:p>89447</text:p>
          </table:table-cell>
          <table:table-cell office:value-type="float" office:value="28516" calcext:value-type="float">
            <text:p>28516</text:p>
          </table:table-cell>
          <table:table-cell office:value-type="float" office:value="27055" calcext:value-type="float">
            <text:p>27055</text:p>
          </table:table-cell>
          <table:table-cell table:formula="of:=ABS([.D196]-[.E196])" office:value-type="float" office:value="1461" calcext:value-type="float">
            <text:p>1461</text:p>
          </table:table-cell>
          <table:table-cell table:number-columns-repeated="2"/>
          <table:table-cell table:formula="of:=COUNTIF([.C$2:.C$1001];[.B196])" office:value-type="float" office:value="0" calcext:value-type="float">
            <text:p>0</text:p>
          </table:table-cell>
          <table:table-cell table:formula="of:=[.I196]*[.B19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2001 <text:s text:c="2"/>69183</text:p>
          </table:table-cell>
          <table:table-cell office:value-type="float" office:value="92001" calcext:value-type="float">
            <text:p>92001</text:p>
          </table:table-cell>
          <table:table-cell office:value-type="float" office:value="69183" calcext:value-type="float">
            <text:p>69183</text:p>
          </table:table-cell>
          <table:table-cell office:value-type="float" office:value="28615" calcext:value-type="float">
            <text:p>28615</text:p>
          </table:table-cell>
          <table:table-cell office:value-type="float" office:value="27077" calcext:value-type="float">
            <text:p>27077</text:p>
          </table:table-cell>
          <table:table-cell table:formula="of:=ABS([.D197]-[.E197])" office:value-type="float" office:value="1538" calcext:value-type="float">
            <text:p>1538</text:p>
          </table:table-cell>
          <table:table-cell table:number-columns-repeated="2"/>
          <table:table-cell table:formula="of:=COUNTIF([.C$2:.C$1001];[.B197])" office:value-type="float" office:value="0" calcext:value-type="float">
            <text:p>0</text:p>
          </table:table-cell>
          <table:table-cell table:formula="of:=[.I197]*[.B19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2801 <text:s text:c="2"/>66142</text:p>
          </table:table-cell>
          <table:table-cell office:value-type="float" office:value="32801" calcext:value-type="float">
            <text:p>32801</text:p>
          </table:table-cell>
          <table:table-cell office:value-type="float" office:value="66142" calcext:value-type="float">
            <text:p>66142</text:p>
          </table:table-cell>
          <table:table-cell office:value-type="float" office:value="28625" calcext:value-type="float">
            <text:p>28625</text:p>
          </table:table-cell>
          <table:table-cell office:value-type="float" office:value="27093" calcext:value-type="float">
            <text:p>27093</text:p>
          </table:table-cell>
          <table:table-cell table:formula="of:=ABS([.D198]-[.E198])" office:value-type="float" office:value="1532" calcext:value-type="float">
            <text:p>1532</text:p>
          </table:table-cell>
          <table:table-cell table:number-columns-repeated="2"/>
          <table:table-cell table:formula="of:=COUNTIF([.C$2:.C$1001];[.B198])" office:value-type="float" office:value="0" calcext:value-type="float">
            <text:p>0</text:p>
          </table:table-cell>
          <table:table-cell table:formula="of:=[.I198]*[.B19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1487 <text:s text:c="2"/>31524</text:p>
          </table:table-cell>
          <table:table-cell office:value-type="float" office:value="81487" calcext:value-type="float">
            <text:p>81487</text:p>
          </table:table-cell>
          <table:table-cell office:value-type="float" office:value="31524" calcext:value-type="float">
            <text:p>31524</text:p>
          </table:table-cell>
          <table:table-cell office:value-type="float" office:value="28705" calcext:value-type="float">
            <text:p>28705</text:p>
          </table:table-cell>
          <table:table-cell office:value-type="float" office:value="27108" calcext:value-type="float">
            <text:p>27108</text:p>
          </table:table-cell>
          <table:table-cell table:formula="of:=ABS([.D199]-[.E199])" office:value-type="float" office:value="1597" calcext:value-type="float">
            <text:p>1597</text:p>
          </table:table-cell>
          <table:table-cell table:number-columns-repeated="2"/>
          <table:table-cell table:formula="of:=COUNTIF([.C$2:.C$1001];[.B199])" office:value-type="float" office:value="0" calcext:value-type="float">
            <text:p>0</text:p>
          </table:table-cell>
          <table:table-cell table:formula="of:=[.I199]*[.B19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8073 <text:s text:c="2"/>52639</text:p>
          </table:table-cell>
          <table:table-cell office:value-type="float" office:value="18073" calcext:value-type="float">
            <text:p>18073</text:p>
          </table:table-cell>
          <table:table-cell office:value-type="float" office:value="52639" calcext:value-type="float">
            <text:p>52639</text:p>
          </table:table-cell>
          <table:table-cell office:value-type="float" office:value="28815" calcext:value-type="float">
            <text:p>28815</text:p>
          </table:table-cell>
          <table:table-cell office:value-type="float" office:value="27216" calcext:value-type="float">
            <text:p>27216</text:p>
          </table:table-cell>
          <table:table-cell table:formula="of:=ABS([.D200]-[.E200])" office:value-type="float" office:value="1599" calcext:value-type="float">
            <text:p>1599</text:p>
          </table:table-cell>
          <table:table-cell table:number-columns-repeated="2"/>
          <table:table-cell table:formula="of:=COUNTIF([.C$2:.C$1001];[.B200])" office:value-type="float" office:value="0" calcext:value-type="float">
            <text:p>0</text:p>
          </table:table-cell>
          <table:table-cell table:formula="of:=[.I200]*[.B20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5906 <text:s text:c="2"/>59208</text:p>
          </table:table-cell>
          <table:table-cell office:value-type="float" office:value="35906" calcext:value-type="float">
            <text:p>35906</text:p>
          </table:table-cell>
          <table:table-cell office:value-type="float" office:value="59208" calcext:value-type="float">
            <text:p>59208</text:p>
          </table:table-cell>
          <table:table-cell office:value-type="float" office:value="28954" calcext:value-type="float">
            <text:p>28954</text:p>
          </table:table-cell>
          <table:table-cell office:value-type="float" office:value="27299" calcext:value-type="float">
            <text:p>27299</text:p>
          </table:table-cell>
          <table:table-cell table:formula="of:=ABS([.D201]-[.E201])" office:value-type="float" office:value="1655" calcext:value-type="float">
            <text:p>1655</text:p>
          </table:table-cell>
          <table:table-cell table:number-columns-repeated="2"/>
          <table:table-cell table:formula="of:=COUNTIF([.C$2:.C$1001];[.B201])" office:value-type="float" office:value="0" calcext:value-type="float">
            <text:p>0</text:p>
          </table:table-cell>
          <table:table-cell table:formula="of:=[.I201]*[.B20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3812 <text:s text:c="2"/>17762</text:p>
          </table:table-cell>
          <table:table-cell office:value-type="float" office:value="43812" calcext:value-type="float">
            <text:p>43812</text:p>
          </table:table-cell>
          <table:table-cell office:value-type="float" office:value="17762" calcext:value-type="float">
            <text:p>17762</text:p>
          </table:table-cell>
          <table:table-cell office:value-type="float" office:value="29116" calcext:value-type="float">
            <text:p>29116</text:p>
          </table:table-cell>
          <table:table-cell office:value-type="float" office:value="27351" calcext:value-type="float">
            <text:p>27351</text:p>
          </table:table-cell>
          <table:table-cell table:formula="of:=ABS([.D202]-[.E202])" office:value-type="float" office:value="1765" calcext:value-type="float">
            <text:p>1765</text:p>
          </table:table-cell>
          <table:table-cell table:number-columns-repeated="2"/>
          <table:table-cell table:formula="of:=COUNTIF([.C$2:.C$1001];[.B202])" office:value-type="float" office:value="0" calcext:value-type="float">
            <text:p>0</text:p>
          </table:table-cell>
          <table:table-cell table:formula="of:=[.I202]*[.B20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8364 <text:s text:c="2"/>54382</text:p>
          </table:table-cell>
          <table:table-cell office:value-type="float" office:value="98364" calcext:value-type="float">
            <text:p>98364</text:p>
          </table:table-cell>
          <table:table-cell office:value-type="float" office:value="54382" calcext:value-type="float">
            <text:p>54382</text:p>
          </table:table-cell>
          <table:table-cell office:value-type="float" office:value="29134" calcext:value-type="float">
            <text:p>29134</text:p>
          </table:table-cell>
          <table:table-cell office:value-type="float" office:value="27403" calcext:value-type="float">
            <text:p>27403</text:p>
          </table:table-cell>
          <table:table-cell table:formula="of:=ABS([.D203]-[.E203])" office:value-type="float" office:value="1731" calcext:value-type="float">
            <text:p>1731</text:p>
          </table:table-cell>
          <table:table-cell table:number-columns-repeated="2"/>
          <table:table-cell table:formula="of:=COUNTIF([.C$2:.C$1001];[.B203])" office:value-type="float" office:value="0" calcext:value-type="float">
            <text:p>0</text:p>
          </table:table-cell>
          <table:table-cell table:formula="of:=[.I203]*[.B20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3099 <text:s text:c="2"/>93285</text:p>
          </table:table-cell>
          <table:table-cell office:value-type="float" office:value="63099" calcext:value-type="float">
            <text:p>63099</text:p>
          </table:table-cell>
          <table:table-cell office:value-type="float" office:value="93285" calcext:value-type="float">
            <text:p>93285</text:p>
          </table:table-cell>
          <table:table-cell office:value-type="float" office:value="29166" calcext:value-type="float">
            <text:p>29166</text:p>
          </table:table-cell>
          <table:table-cell office:value-type="float" office:value="28072" calcext:value-type="float">
            <text:p>28072</text:p>
          </table:table-cell>
          <table:table-cell table:formula="of:=ABS([.D204]-[.E204])" office:value-type="float" office:value="1094" calcext:value-type="float">
            <text:p>1094</text:p>
          </table:table-cell>
          <table:table-cell table:number-columns-repeated="2"/>
          <table:table-cell table:formula="of:=COUNTIF([.C$2:.C$1001];[.B204])" office:value-type="float" office:value="0" calcext:value-type="float">
            <text:p>0</text:p>
          </table:table-cell>
          <table:table-cell table:formula="of:=[.I204]*[.B20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874 <text:s text:c="2"/>11420</text:p>
          </table:table-cell>
          <table:table-cell office:value-type="float" office:value="23874" calcext:value-type="float">
            <text:p>23874</text:p>
          </table:table-cell>
          <table:table-cell office:value-type="float" office:value="11420" calcext:value-type="float">
            <text:p>11420</text:p>
          </table:table-cell>
          <table:table-cell office:value-type="float" office:value="29356" calcext:value-type="float">
            <text:p>29356</text:p>
          </table:table-cell>
          <table:table-cell office:value-type="float" office:value="28084" calcext:value-type="float">
            <text:p>28084</text:p>
          </table:table-cell>
          <table:table-cell table:formula="of:=ABS([.D205]-[.E205])" office:value-type="float" office:value="1272" calcext:value-type="float">
            <text:p>1272</text:p>
          </table:table-cell>
          <table:table-cell table:number-columns-repeated="2"/>
          <table:table-cell table:formula="of:=COUNTIF([.C$2:.C$1001];[.B205])" office:value-type="float" office:value="0" calcext:value-type="float">
            <text:p>0</text:p>
          </table:table-cell>
          <table:table-cell table:formula="of:=[.I205]*[.B20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929 <text:s text:c="2"/>15951</text:p>
          </table:table-cell>
          <table:table-cell office:value-type="float" office:value="23929" calcext:value-type="float">
            <text:p>23929</text:p>
          </table:table-cell>
          <table:table-cell office:value-type="float" office:value="15951" calcext:value-type="float">
            <text:p>15951</text:p>
          </table:table-cell>
          <table:table-cell office:value-type="float" office:value="29417" calcext:value-type="float">
            <text:p>29417</text:p>
          </table:table-cell>
          <table:table-cell office:value-type="float" office:value="28233" calcext:value-type="float">
            <text:p>28233</text:p>
          </table:table-cell>
          <table:table-cell table:formula="of:=ABS([.D206]-[.E206])" office:value-type="float" office:value="1184" calcext:value-type="float">
            <text:p>1184</text:p>
          </table:table-cell>
          <table:table-cell table:number-columns-repeated="2"/>
          <table:table-cell table:formula="of:=COUNTIF([.C$2:.C$1001];[.B206])" office:value-type="float" office:value="0" calcext:value-type="float">
            <text:p>0</text:p>
          </table:table-cell>
          <table:table-cell table:formula="of:=[.I206]*[.B20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3965 <text:s text:c="2"/>58244</text:p>
          </table:table-cell>
          <table:table-cell office:value-type="float" office:value="63965" calcext:value-type="float">
            <text:p>63965</text:p>
          </table:table-cell>
          <table:table-cell office:value-type="float" office:value="58244" calcext:value-type="float">
            <text:p>58244</text:p>
          </table:table-cell>
          <table:table-cell office:value-type="float" office:value="29684" calcext:value-type="float">
            <text:p>29684</text:p>
          </table:table-cell>
          <table:table-cell office:value-type="float" office:value="28294" calcext:value-type="float">
            <text:p>28294</text:p>
          </table:table-cell>
          <table:table-cell table:formula="of:=ABS([.D207]-[.E207])" office:value-type="float" office:value="1390" calcext:value-type="float">
            <text:p>1390</text:p>
          </table:table-cell>
          <table:table-cell table:number-columns-repeated="2"/>
          <table:table-cell table:formula="of:=COUNTIF([.C$2:.C$1001];[.B207])" office:value-type="float" office:value="0" calcext:value-type="float">
            <text:p>0</text:p>
          </table:table-cell>
          <table:table-cell table:formula="of:=[.I207]*[.B20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509 <text:s text:c="2"/>50297</text:p>
          </table:table-cell>
          <table:table-cell office:value-type="float" office:value="13509" calcext:value-type="float">
            <text:p>13509</text:p>
          </table:table-cell>
          <table:table-cell office:value-type="float" office:value="50297" calcext:value-type="float">
            <text:p>50297</text:p>
          </table:table-cell>
          <table:table-cell office:value-type="float" office:value="29751" calcext:value-type="float">
            <text:p>29751</text:p>
          </table:table-cell>
          <table:table-cell office:value-type="float" office:value="28298" calcext:value-type="float">
            <text:p>28298</text:p>
          </table:table-cell>
          <table:table-cell table:formula="of:=ABS([.D208]-[.E208])" office:value-type="float" office:value="1453" calcext:value-type="float">
            <text:p>1453</text:p>
          </table:table-cell>
          <table:table-cell table:number-columns-repeated="2"/>
          <table:table-cell table:formula="of:=COUNTIF([.C$2:.C$1001];[.B208])" office:value-type="float" office:value="0" calcext:value-type="float">
            <text:p>0</text:p>
          </table:table-cell>
          <table:table-cell table:formula="of:=[.I208]*[.B20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7586 <text:s text:c="2"/>72452</text:p>
          </table:table-cell>
          <table:table-cell office:value-type="float" office:value="67586" calcext:value-type="float">
            <text:p>67586</text:p>
          </table:table-cell>
          <table:table-cell office:value-type="float" office:value="72452" calcext:value-type="float">
            <text:p>72452</text:p>
          </table:table-cell>
          <table:table-cell office:value-type="float" office:value="29927" calcext:value-type="float">
            <text:p>29927</text:p>
          </table:table-cell>
          <table:table-cell office:value-type="float" office:value="28327" calcext:value-type="float">
            <text:p>28327</text:p>
          </table:table-cell>
          <table:table-cell table:formula="of:=ABS([.D209]-[.E209])" office:value-type="float" office:value="1600" calcext:value-type="float">
            <text:p>1600</text:p>
          </table:table-cell>
          <table:table-cell table:number-columns-repeated="2"/>
          <table:table-cell table:formula="of:=COUNTIF([.C$2:.C$1001];[.B209])" office:value-type="float" office:value="0" calcext:value-type="float">
            <text:p>0</text:p>
          </table:table-cell>
          <table:table-cell table:formula="of:=[.I209]*[.B20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8100 <text:s text:c="2"/>76429</text:p>
          </table:table-cell>
          <table:table-cell office:value-type="float" office:value="38100" calcext:value-type="float">
            <text:p>38100</text:p>
          </table:table-cell>
          <table:table-cell office:value-type="float" office:value="76429" calcext:value-type="float">
            <text:p>76429</text:p>
          </table:table-cell>
          <table:table-cell office:value-type="float" office:value="29959" calcext:value-type="float">
            <text:p>29959</text:p>
          </table:table-cell>
          <table:table-cell office:value-type="float" office:value="28415" calcext:value-type="float">
            <text:p>28415</text:p>
          </table:table-cell>
          <table:table-cell table:formula="of:=ABS([.D210]-[.E210])" office:value-type="float" office:value="1544" calcext:value-type="float">
            <text:p>1544</text:p>
          </table:table-cell>
          <table:table-cell table:number-columns-repeated="2"/>
          <table:table-cell table:formula="of:=COUNTIF([.C$2:.C$1001];[.B210])" office:value-type="float" office:value="0" calcext:value-type="float">
            <text:p>0</text:p>
          </table:table-cell>
          <table:table-cell table:formula="of:=[.I210]*[.B2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896 <text:s text:c="2"/>36516</text:p>
          </table:table-cell>
          <table:table-cell office:value-type="float" office:value="57896" calcext:value-type="float">
            <text:p>57896</text:p>
          </table:table-cell>
          <table:table-cell office:value-type="float" office:value="36516" calcext:value-type="float">
            <text:p>36516</text:p>
          </table:table-cell>
          <table:table-cell office:value-type="float" office:value="30087" calcext:value-type="float">
            <text:p>30087</text:p>
          </table:table-cell>
          <table:table-cell office:value-type="float" office:value="28445" calcext:value-type="float">
            <text:p>28445</text:p>
          </table:table-cell>
          <table:table-cell table:formula="of:=ABS([.D211]-[.E211])" office:value-type="float" office:value="1642" calcext:value-type="float">
            <text:p>1642</text:p>
          </table:table-cell>
          <table:table-cell table:number-columns-repeated="2"/>
          <table:table-cell table:formula="of:=COUNTIF([.C$2:.C$1001];[.B211])" office:value-type="float" office:value="0" calcext:value-type="float">
            <text:p>0</text:p>
          </table:table-cell>
          <table:table-cell table:formula="of:=[.I211]*[.B2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1621 <text:s text:c="2"/>59594</text:p>
          </table:table-cell>
          <table:table-cell office:value-type="float" office:value="31621" calcext:value-type="float">
            <text:p>31621</text:p>
          </table:table-cell>
          <table:table-cell office:value-type="float" office:value="59594" calcext:value-type="float">
            <text:p>59594</text:p>
          </table:table-cell>
          <table:table-cell office:value-type="float" office:value="30121" calcext:value-type="float">
            <text:p>30121</text:p>
          </table:table-cell>
          <table:table-cell office:value-type="float" office:value="28641" calcext:value-type="float">
            <text:p>28641</text:p>
          </table:table-cell>
          <table:table-cell table:formula="of:=ABS([.D212]-[.E212])" office:value-type="float" office:value="1480" calcext:value-type="float">
            <text:p>1480</text:p>
          </table:table-cell>
          <table:table-cell table:number-columns-repeated="2"/>
          <table:table-cell table:formula="of:=COUNTIF([.C$2:.C$1001];[.B212])" office:value-type="float" office:value="0" calcext:value-type="float">
            <text:p>0</text:p>
          </table:table-cell>
          <table:table-cell table:formula="of:=[.I212]*[.B2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8378 <text:s text:c="2"/>13399</text:p>
          </table:table-cell>
          <table:table-cell office:value-type="float" office:value="68378" calcext:value-type="float">
            <text:p>68378</text:p>
          </table:table-cell>
          <table:table-cell office:value-type="float" office:value="13399" calcext:value-type="float">
            <text:p>13399</text:p>
          </table:table-cell>
          <table:table-cell office:value-type="float" office:value="30310" calcext:value-type="float">
            <text:p>30310</text:p>
          </table:table-cell>
          <table:table-cell office:value-type="float" office:value="29134" calcext:value-type="float">
            <text:p>29134</text:p>
          </table:table-cell>
          <table:table-cell table:formula="of:=ABS([.D213]-[.E213])" office:value-type="float" office:value="1176" calcext:value-type="float">
            <text:p>1176</text:p>
          </table:table-cell>
          <table:table-cell table:number-columns-repeated="2"/>
          <table:table-cell table:formula="of:=COUNTIF([.C$2:.C$1001];[.B213])" office:value-type="float" office:value="0" calcext:value-type="float">
            <text:p>0</text:p>
          </table:table-cell>
          <table:table-cell table:formula="of:=[.I213]*[.B2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8229 <text:s text:c="2"/>89945</text:p>
          </table:table-cell>
          <table:table-cell office:value-type="float" office:value="98229" calcext:value-type="float">
            <text:p>98229</text:p>
          </table:table-cell>
          <table:table-cell office:value-type="float" office:value="89945" calcext:value-type="float">
            <text:p>89945</text:p>
          </table:table-cell>
          <table:table-cell office:value-type="float" office:value="30448" calcext:value-type="float">
            <text:p>30448</text:p>
          </table:table-cell>
          <table:table-cell office:value-type="float" office:value="29134" calcext:value-type="float">
            <text:p>29134</text:p>
          </table:table-cell>
          <table:table-cell table:formula="of:=ABS([.D214]-[.E214])" office:value-type="float" office:value="1314" calcext:value-type="float">
            <text:p>1314</text:p>
          </table:table-cell>
          <table:table-cell table:number-columns-repeated="2"/>
          <table:table-cell table:formula="of:=COUNTIF([.C$2:.C$1001];[.B214])" office:value-type="float" office:value="0" calcext:value-type="float">
            <text:p>0</text:p>
          </table:table-cell>
          <table:table-cell table:formula="of:=[.I214]*[.B2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7332 <text:s text:c="2"/>42762</text:p>
          </table:table-cell>
          <table:table-cell office:value-type="float" office:value="37332" calcext:value-type="float">
            <text:p>37332</text:p>
          </table:table-cell>
          <table:table-cell office:value-type="float" office:value="42762" calcext:value-type="float">
            <text:p>42762</text:p>
          </table:table-cell>
          <table:table-cell office:value-type="float" office:value="30481" calcext:value-type="float">
            <text:p>30481</text:p>
          </table:table-cell>
          <table:table-cell office:value-type="float" office:value="29134" calcext:value-type="float">
            <text:p>29134</text:p>
          </table:table-cell>
          <table:table-cell table:formula="of:=ABS([.D215]-[.E215])" office:value-type="float" office:value="1347" calcext:value-type="float">
            <text:p>1347</text:p>
          </table:table-cell>
          <table:table-cell table:number-columns-repeated="2"/>
          <table:table-cell table:formula="of:=COUNTIF([.C$2:.C$1001];[.B215])" office:value-type="float" office:value="0" calcext:value-type="float">
            <text:p>0</text:p>
          </table:table-cell>
          <table:table-cell table:formula="of:=[.I215]*[.B2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9317 <text:s text:c="2"/>13399</text:p>
          </table:table-cell>
          <table:table-cell office:value-type="float" office:value="39317" calcext:value-type="float">
            <text:p>39317</text:p>
          </table:table-cell>
          <table:table-cell office:value-type="float" office:value="13399" calcext:value-type="float">
            <text:p>13399</text:p>
          </table:table-cell>
          <table:table-cell office:value-type="float" office:value="30591" calcext:value-type="float">
            <text:p>30591</text:p>
          </table:table-cell>
          <table:table-cell office:value-type="float" office:value="29134" calcext:value-type="float">
            <text:p>29134</text:p>
          </table:table-cell>
          <table:table-cell table:formula="of:=ABS([.D216]-[.E216])" office:value-type="float" office:value="1457" calcext:value-type="float">
            <text:p>1457</text:p>
          </table:table-cell>
          <table:table-cell table:number-columns-repeated="2"/>
          <table:table-cell table:formula="of:=COUNTIF([.C$2:.C$1001];[.B216])" office:value-type="float" office:value="0" calcext:value-type="float">
            <text:p>0</text:p>
          </table:table-cell>
          <table:table-cell table:formula="of:=[.I216]*[.B2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9751 <text:s text:c="2"/>70681</text:p>
          </table:table-cell>
          <table:table-cell office:value-type="float" office:value="29751" calcext:value-type="float">
            <text:p>29751</text:p>
          </table:table-cell>
          <table:table-cell office:value-type="float" office:value="70681" calcext:value-type="float">
            <text:p>70681</text:p>
          </table:table-cell>
          <table:table-cell office:value-type="float" office:value="30709" calcext:value-type="float">
            <text:p>30709</text:p>
          </table:table-cell>
          <table:table-cell office:value-type="float" office:value="29196" calcext:value-type="float">
            <text:p>29196</text:p>
          </table:table-cell>
          <table:table-cell table:formula="of:=ABS([.D217]-[.E217])" office:value-type="float" office:value="1513" calcext:value-type="float">
            <text:p>1513</text:p>
          </table:table-cell>
          <table:table-cell table:number-columns-repeated="2"/>
          <table:table-cell table:formula="of:=COUNTIF([.C$2:.C$1001];[.B217])" office:value-type="float" office:value="0" calcext:value-type="float">
            <text:p>0</text:p>
          </table:table-cell>
          <table:table-cell table:formula="of:=[.I217]*[.B2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350 <text:s text:c="2"/>49329</text:p>
          </table:table-cell>
          <table:table-cell office:value-type="float" office:value="23350" calcext:value-type="float">
            <text:p>23350</text:p>
          </table:table-cell>
          <table:table-cell office:value-type="float" office:value="49329" calcext:value-type="float">
            <text:p>49329</text:p>
          </table:table-cell>
          <table:table-cell office:value-type="float" office:value="30754" calcext:value-type="float">
            <text:p>30754</text:p>
          </table:table-cell>
          <table:table-cell office:value-type="float" office:value="29331" calcext:value-type="float">
            <text:p>29331</text:p>
          </table:table-cell>
          <table:table-cell table:formula="of:=ABS([.D218]-[.E218])" office:value-type="float" office:value="1423" calcext:value-type="float">
            <text:p>1423</text:p>
          </table:table-cell>
          <table:table-cell table:number-columns-repeated="2"/>
          <table:table-cell table:formula="of:=COUNTIF([.C$2:.C$1001];[.B218])" office:value-type="float" office:value="0" calcext:value-type="float">
            <text:p>0</text:p>
          </table:table-cell>
          <table:table-cell table:formula="of:=[.I218]*[.B21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426 <text:s text:c="2"/>54530</text:p>
          </table:table-cell>
          <table:table-cell office:value-type="float" office:value="94426" calcext:value-type="float">
            <text:p>94426</text:p>
          </table:table-cell>
          <table:table-cell office:value-type="float" office:value="54530" calcext:value-type="float">
            <text:p>54530</text:p>
          </table:table-cell>
          <table:table-cell office:value-type="float" office:value="30931" calcext:value-type="float">
            <text:p>30931</text:p>
          </table:table-cell>
          <table:table-cell office:value-type="float" office:value="29333" calcext:value-type="float">
            <text:p>29333</text:p>
          </table:table-cell>
          <table:table-cell table:formula="of:=ABS([.D219]-[.E219])" office:value-type="float" office:value="1598" calcext:value-type="float">
            <text:p>1598</text:p>
          </table:table-cell>
          <table:table-cell table:number-columns-repeated="2"/>
          <table:table-cell table:formula="of:=COUNTIF([.C$2:.C$1001];[.B219])" office:value-type="float" office:value="0" calcext:value-type="float">
            <text:p>0</text:p>
          </table:table-cell>
          <table:table-cell table:formula="of:=[.I219]*[.B21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125 <text:s text:c="2"/>98409</text:p>
          </table:table-cell>
          <table:table-cell office:value-type="float" office:value="51125" calcext:value-type="float">
            <text:p>51125</text:p>
          </table:table-cell>
          <table:table-cell office:value-type="float" office:value="98409" calcext:value-type="float">
            <text:p>98409</text:p>
          </table:table-cell>
          <table:table-cell office:value-type="float" office:value="30934" calcext:value-type="float">
            <text:p>30934</text:p>
          </table:table-cell>
          <table:table-cell office:value-type="float" office:value="29398" calcext:value-type="float">
            <text:p>29398</text:p>
          </table:table-cell>
          <table:table-cell table:formula="of:=ABS([.D220]-[.E220])" office:value-type="float" office:value="1536" calcext:value-type="float">
            <text:p>1536</text:p>
          </table:table-cell>
          <table:table-cell table:number-columns-repeated="2"/>
          <table:table-cell table:formula="of:=COUNTIF([.C$2:.C$1001];[.B220])" office:value-type="float" office:value="0" calcext:value-type="float">
            <text:p>0</text:p>
          </table:table-cell>
          <table:table-cell table:formula="of:=[.I220]*[.B22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568 <text:s text:c="2"/>25793</text:p>
          </table:table-cell>
          <table:table-cell office:value-type="float" office:value="13568" calcext:value-type="float">
            <text:p>13568</text:p>
          </table:table-cell>
          <table:table-cell office:value-type="float" office:value="25793" calcext:value-type="float">
            <text:p>25793</text:p>
          </table:table-cell>
          <table:table-cell office:value-type="float" office:value="31073" calcext:value-type="float">
            <text:p>31073</text:p>
          </table:table-cell>
          <table:table-cell office:value-type="float" office:value="29807" calcext:value-type="float">
            <text:p>29807</text:p>
          </table:table-cell>
          <table:table-cell table:formula="of:=ABS([.D221]-[.E221])" office:value-type="float" office:value="1266" calcext:value-type="float">
            <text:p>1266</text:p>
          </table:table-cell>
          <table:table-cell table:number-columns-repeated="2"/>
          <table:table-cell table:formula="of:=COUNTIF([.C$2:.C$1001];[.B221])" office:value-type="float" office:value="0" calcext:value-type="float">
            <text:p>0</text:p>
          </table:table-cell>
          <table:table-cell table:formula="of:=[.I221]*[.B22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0634 <text:s text:c="2"/>93771</text:p>
          </table:table-cell>
          <table:table-cell office:value-type="float" office:value="40634" calcext:value-type="float">
            <text:p>40634</text:p>
          </table:table-cell>
          <table:table-cell office:value-type="float" office:value="93771" calcext:value-type="float">
            <text:p>93771</text:p>
          </table:table-cell>
          <table:table-cell office:value-type="float" office:value="31107" calcext:value-type="float">
            <text:p>31107</text:p>
          </table:table-cell>
          <table:table-cell office:value-type="float" office:value="30122" calcext:value-type="float">
            <text:p>30122</text:p>
          </table:table-cell>
          <table:table-cell table:formula="of:=ABS([.D222]-[.E222])" office:value-type="float" office:value="985" calcext:value-type="float">
            <text:p>985</text:p>
          </table:table-cell>
          <table:table-cell table:number-columns-repeated="2"/>
          <table:table-cell table:formula="of:=COUNTIF([.C$2:.C$1001];[.B222])" office:value-type="float" office:value="0" calcext:value-type="float">
            <text:p>0</text:p>
          </table:table-cell>
          <table:table-cell table:formula="of:=[.I222]*[.B22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6318 <text:s text:c="2"/>20622</text:p>
          </table:table-cell>
          <table:table-cell office:value-type="float" office:value="76318" calcext:value-type="float">
            <text:p>76318</text:p>
          </table:table-cell>
          <table:table-cell office:value-type="float" office:value="20622" calcext:value-type="float">
            <text:p>20622</text:p>
          </table:table-cell>
          <table:table-cell office:value-type="float" office:value="31177" calcext:value-type="float">
            <text:p>31177</text:p>
          </table:table-cell>
          <table:table-cell office:value-type="float" office:value="30148" calcext:value-type="float">
            <text:p>30148</text:p>
          </table:table-cell>
          <table:table-cell table:formula="of:=ABS([.D223]-[.E223])" office:value-type="float" office:value="1029" calcext:value-type="float">
            <text:p>1029</text:p>
          </table:table-cell>
          <table:table-cell table:number-columns-repeated="2"/>
          <table:table-cell table:formula="of:=COUNTIF([.C$2:.C$1001];[.B223])" office:value-type="float" office:value="0" calcext:value-type="float">
            <text:p>0</text:p>
          </table:table-cell>
          <table:table-cell table:formula="of:=[.I223]*[.B22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6797 <text:s text:c="2"/>62352</text:p>
          </table:table-cell>
          <table:table-cell office:value-type="float" office:value="56797" calcext:value-type="float">
            <text:p>56797</text:p>
          </table:table-cell>
          <table:table-cell office:value-type="float" office:value="62352" calcext:value-type="float">
            <text:p>62352</text:p>
          </table:table-cell>
          <table:table-cell office:value-type="float" office:value="31212" calcext:value-type="float">
            <text:p>31212</text:p>
          </table:table-cell>
          <table:table-cell office:value-type="float" office:value="30293" calcext:value-type="float">
            <text:p>30293</text:p>
          </table:table-cell>
          <table:table-cell table:formula="of:=ABS([.D224]-[.E224])" office:value-type="float" office:value="919" calcext:value-type="float">
            <text:p>919</text:p>
          </table:table-cell>
          <table:table-cell table:number-columns-repeated="2"/>
          <table:table-cell table:formula="of:=COUNTIF([.C$2:.C$1001];[.B224])" office:value-type="float" office:value="0" calcext:value-type="float">
            <text:p>0</text:p>
          </table:table-cell>
          <table:table-cell table:formula="of:=[.I224]*[.B22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7125 <text:s text:c="2"/>92452</text:p>
          </table:table-cell>
          <table:table-cell office:value-type="float" office:value="77125" calcext:value-type="float">
            <text:p>77125</text:p>
          </table:table-cell>
          <table:table-cell office:value-type="float" office:value="92452" calcext:value-type="float">
            <text:p>92452</text:p>
          </table:table-cell>
          <table:table-cell office:value-type="float" office:value="31342" calcext:value-type="float">
            <text:p>31342</text:p>
          </table:table-cell>
          <table:table-cell office:value-type="float" office:value="30398" calcext:value-type="float">
            <text:p>30398</text:p>
          </table:table-cell>
          <table:table-cell table:formula="of:=ABS([.D225]-[.E225])" office:value-type="float" office:value="944" calcext:value-type="float">
            <text:p>944</text:p>
          </table:table-cell>
          <table:table-cell table:number-columns-repeated="2"/>
          <table:table-cell table:formula="of:=COUNTIF([.C$2:.C$1001];[.B225])" office:value-type="float" office:value="0" calcext:value-type="float">
            <text:p>0</text:p>
          </table:table-cell>
          <table:table-cell table:formula="of:=[.I225]*[.B22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2723 <text:s text:c="2"/>78193</text:p>
          </table:table-cell>
          <table:table-cell office:value-type="float" office:value="92723" calcext:value-type="float">
            <text:p>92723</text:p>
          </table:table-cell>
          <table:table-cell office:value-type="float" office:value="78193" calcext:value-type="float">
            <text:p>78193</text:p>
          </table:table-cell>
          <table:table-cell office:value-type="float" office:value="31497" calcext:value-type="float">
            <text:p>31497</text:p>
          </table:table-cell>
          <table:table-cell office:value-type="float" office:value="30470" calcext:value-type="float">
            <text:p>30470</text:p>
          </table:table-cell>
          <table:table-cell table:formula="of:=ABS([.D226]-[.E226])" office:value-type="float" office:value="1027" calcext:value-type="float">
            <text:p>1027</text:p>
          </table:table-cell>
          <table:table-cell table:number-columns-repeated="2"/>
          <table:table-cell table:formula="of:=COUNTIF([.C$2:.C$1001];[.B226])" office:value-type="float" office:value="0" calcext:value-type="float">
            <text:p>0</text:p>
          </table:table-cell>
          <table:table-cell table:formula="of:=[.I226]*[.B22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2702 <text:s text:c="2"/>97941</text:p>
          </table:table-cell>
          <table:table-cell office:value-type="float" office:value="52702" calcext:value-type="float">
            <text:p>52702</text:p>
          </table:table-cell>
          <table:table-cell office:value-type="float" office:value="97941" calcext:value-type="float">
            <text:p>97941</text:p>
          </table:table-cell>
          <table:table-cell office:value-type="float" office:value="31524" calcext:value-type="float">
            <text:p>31524</text:p>
          </table:table-cell>
          <table:table-cell office:value-type="float" office:value="30481" calcext:value-type="float">
            <text:p>30481</text:p>
          </table:table-cell>
          <table:table-cell table:formula="of:=ABS([.D227]-[.E227])" office:value-type="float" office:value="1043" calcext:value-type="float">
            <text:p>1043</text:p>
          </table:table-cell>
          <table:table-cell table:number-columns-repeated="2"/>
          <table:table-cell table:formula="of:=COUNTIF([.C$2:.C$1001];[.B227])" office:value-type="float" office:value="0" calcext:value-type="float">
            <text:p>0</text:p>
          </table:table-cell>
          <table:table-cell table:formula="of:=[.I227]*[.B22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1042 <text:s text:c="2"/>48086</text:p>
          </table:table-cell>
          <table:table-cell office:value-type="float" office:value="71042" calcext:value-type="float">
            <text:p>71042</text:p>
          </table:table-cell>
          <table:table-cell office:value-type="float" office:value="48086" calcext:value-type="float">
            <text:p>48086</text:p>
          </table:table-cell>
          <table:table-cell office:value-type="float" office:value="31621" calcext:value-type="float">
            <text:p>31621</text:p>
          </table:table-cell>
          <table:table-cell office:value-type="float" office:value="30481" calcext:value-type="float">
            <text:p>30481</text:p>
          </table:table-cell>
          <table:table-cell table:formula="of:=ABS([.D228]-[.E228])" office:value-type="float" office:value="1140" calcext:value-type="float">
            <text:p>1140</text:p>
          </table:table-cell>
          <table:table-cell table:number-columns-repeated="2"/>
          <table:table-cell table:formula="of:=COUNTIF([.C$2:.C$1001];[.B228])" office:value-type="float" office:value="0" calcext:value-type="float">
            <text:p>0</text:p>
          </table:table-cell>
          <table:table-cell table:formula="of:=[.I228]*[.B22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241 <text:s text:c="2"/>48086</text:p>
          </table:table-cell>
          <table:table-cell office:value-type="float" office:value="75241" calcext:value-type="float">
            <text:p>75241</text:p>
          </table:table-cell>
          <table:table-cell office:value-type="float" office:value="48086" calcext:value-type="float">
            <text:p>48086</text:p>
          </table:table-cell>
          <table:table-cell office:value-type="float" office:value="31630" calcext:value-type="float">
            <text:p>31630</text:p>
          </table:table-cell>
          <table:table-cell office:value-type="float" office:value="30481" calcext:value-type="float">
            <text:p>30481</text:p>
          </table:table-cell>
          <table:table-cell table:formula="of:=ABS([.D229]-[.E229])" office:value-type="float" office:value="1149" calcext:value-type="float">
            <text:p>1149</text:p>
          </table:table-cell>
          <table:table-cell table:number-columns-repeated="2"/>
          <table:table-cell table:formula="of:=COUNTIF([.C$2:.C$1001];[.B229])" office:value-type="float" office:value="0" calcext:value-type="float">
            <text:p>0</text:p>
          </table:table-cell>
          <table:table-cell table:formula="of:=[.I229]*[.B22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2106 <text:s text:c="2"/>86471</text:p>
          </table:table-cell>
          <table:table-cell office:value-type="float" office:value="82106" calcext:value-type="float">
            <text:p>82106</text:p>
          </table:table-cell>
          <table:table-cell office:value-type="float" office:value="86471" calcext:value-type="float">
            <text:p>86471</text:p>
          </table:table-cell>
          <table:table-cell office:value-type="float" office:value="31633" calcext:value-type="float">
            <text:p>31633</text:p>
          </table:table-cell>
          <table:table-cell office:value-type="float" office:value="30481" calcext:value-type="float">
            <text:p>30481</text:p>
          </table:table-cell>
          <table:table-cell table:formula="of:=ABS([.D230]-[.E230])" office:value-type="float" office:value="1152" calcext:value-type="float">
            <text:p>1152</text:p>
          </table:table-cell>
          <table:table-cell table:number-columns-repeated="2"/>
          <table:table-cell table:formula="of:=COUNTIF([.C$2:.C$1001];[.B230])" office:value-type="float" office:value="0" calcext:value-type="float">
            <text:p>0</text:p>
          </table:table-cell>
          <table:table-cell table:formula="of:=[.I230]*[.B23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3549 <text:s text:c="2"/>51785</text:p>
          </table:table-cell>
          <table:table-cell office:value-type="float" office:value="43549" calcext:value-type="float">
            <text:p>43549</text:p>
          </table:table-cell>
          <table:table-cell office:value-type="float" office:value="51785" calcext:value-type="float">
            <text:p>51785</text:p>
          </table:table-cell>
          <table:table-cell office:value-type="float" office:value="31652" calcext:value-type="float">
            <text:p>31652</text:p>
          </table:table-cell>
          <table:table-cell office:value-type="float" office:value="30481" calcext:value-type="float">
            <text:p>30481</text:p>
          </table:table-cell>
          <table:table-cell table:formula="of:=ABS([.D231]-[.E231])" office:value-type="float" office:value="1171" calcext:value-type="float">
            <text:p>1171</text:p>
          </table:table-cell>
          <table:table-cell table:number-columns-repeated="2"/>
          <table:table-cell table:formula="of:=COUNTIF([.C$2:.C$1001];[.B231])" office:value-type="float" office:value="0" calcext:value-type="float">
            <text:p>0</text:p>
          </table:table-cell>
          <table:table-cell table:formula="of:=[.I231]*[.B23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031 <text:s text:c="2"/>93563</text:p>
          </table:table-cell>
          <table:table-cell office:value-type="float" office:value="57031" calcext:value-type="float">
            <text:p>57031</text:p>
          </table:table-cell>
          <table:table-cell office:value-type="float" office:value="93563" calcext:value-type="float">
            <text:p>93563</text:p>
          </table:table-cell>
          <table:table-cell office:value-type="float" office:value="31786" calcext:value-type="float">
            <text:p>31786</text:p>
          </table:table-cell>
          <table:table-cell office:value-type="float" office:value="30520" calcext:value-type="float">
            <text:p>30520</text:p>
          </table:table-cell>
          <table:table-cell table:formula="of:=ABS([.D232]-[.E232])" office:value-type="float" office:value="1266" calcext:value-type="float">
            <text:p>1266</text:p>
          </table:table-cell>
          <table:table-cell table:number-columns-repeated="2"/>
          <table:table-cell table:formula="of:=COUNTIF([.C$2:.C$1001];[.B232])" office:value-type="float" office:value="7" calcext:value-type="float">
            <text:p>7</text:p>
          </table:table-cell>
          <table:table-cell table:formula="of:=[.I232]*[.B232]" office:value-type="float" office:value="399217" calcext:value-type="float">
            <text:p>39921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5097 <text:s text:c="2"/>85133</text:p>
          </table:table-cell>
          <table:table-cell office:value-type="float" office:value="45097" calcext:value-type="float">
            <text:p>45097</text:p>
          </table:table-cell>
          <table:table-cell office:value-type="float" office:value="85133" calcext:value-type="float">
            <text:p>85133</text:p>
          </table:table-cell>
          <table:table-cell office:value-type="float" office:value="31801" calcext:value-type="float">
            <text:p>31801</text:p>
          </table:table-cell>
          <table:table-cell office:value-type="float" office:value="30575" calcext:value-type="float">
            <text:p>30575</text:p>
          </table:table-cell>
          <table:table-cell table:formula="of:=ABS([.D233]-[.E233])" office:value-type="float" office:value="1226" calcext:value-type="float">
            <text:p>1226</text:p>
          </table:table-cell>
          <table:table-cell table:number-columns-repeated="2"/>
          <table:table-cell table:formula="of:=COUNTIF([.C$2:.C$1001];[.B233])" office:value-type="float" office:value="0" calcext:value-type="float">
            <text:p>0</text:p>
          </table:table-cell>
          <table:table-cell table:formula="of:=[.I233]*[.B23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9233 <text:s text:c="2"/>38284</text:p>
          </table:table-cell>
          <table:table-cell office:value-type="float" office:value="39233" calcext:value-type="float">
            <text:p>39233</text:p>
          </table:table-cell>
          <table:table-cell office:value-type="float" office:value="38284" calcext:value-type="float">
            <text:p>38284</text:p>
          </table:table-cell>
          <table:table-cell office:value-type="float" office:value="32006" calcext:value-type="float">
            <text:p>32006</text:p>
          </table:table-cell>
          <table:table-cell office:value-type="float" office:value="30769" calcext:value-type="float">
            <text:p>30769</text:p>
          </table:table-cell>
          <table:table-cell table:formula="of:=ABS([.D234]-[.E234])" office:value-type="float" office:value="1237" calcext:value-type="float">
            <text:p>1237</text:p>
          </table:table-cell>
          <table:table-cell table:number-columns-repeated="2"/>
          <table:table-cell table:formula="of:=COUNTIF([.C$2:.C$1001];[.B234])" office:value-type="float" office:value="10" calcext:value-type="float">
            <text:p>10</text:p>
          </table:table-cell>
          <table:table-cell table:formula="of:=[.I234]*[.B234]" office:value-type="float" office:value="392330" calcext:value-type="float">
            <text:p>3923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072 <text:s text:c="2"/>23577</text:p>
          </table:table-cell>
          <table:table-cell office:value-type="float" office:value="44072" calcext:value-type="float">
            <text:p>44072</text:p>
          </table:table-cell>
          <table:table-cell office:value-type="float" office:value="23577" calcext:value-type="float">
            <text:p>23577</text:p>
          </table:table-cell>
          <table:table-cell office:value-type="float" office:value="32025" calcext:value-type="float">
            <text:p>32025</text:p>
          </table:table-cell>
          <table:table-cell office:value-type="float" office:value="31175" calcext:value-type="float">
            <text:p>31175</text:p>
          </table:table-cell>
          <table:table-cell table:formula="of:=ABS([.D235]-[.E235])" office:value-type="float" office:value="850" calcext:value-type="float">
            <text:p>850</text:p>
          </table:table-cell>
          <table:table-cell table:number-columns-repeated="2"/>
          <table:table-cell table:formula="of:=COUNTIF([.C$2:.C$1001];[.B235])" office:value-type="float" office:value="0" calcext:value-type="float">
            <text:p>0</text:p>
          </table:table-cell>
          <table:table-cell table:formula="of:=[.I235]*[.B23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219 <text:s text:c="2"/>48086</text:p>
          </table:table-cell>
          <table:table-cell office:value-type="float" office:value="78219" calcext:value-type="float">
            <text:p>78219</text:p>
          </table:table-cell>
          <table:table-cell office:value-type="float" office:value="48086" calcext:value-type="float">
            <text:p>48086</text:p>
          </table:table-cell>
          <table:table-cell office:value-type="float" office:value="32065" calcext:value-type="float">
            <text:p>32065</text:p>
          </table:table-cell>
          <table:table-cell office:value-type="float" office:value="31222" calcext:value-type="float">
            <text:p>31222</text:p>
          </table:table-cell>
          <table:table-cell table:formula="of:=ABS([.D236]-[.E236])" office:value-type="float" office:value="843" calcext:value-type="float">
            <text:p>843</text:p>
          </table:table-cell>
          <table:table-cell table:number-columns-repeated="2"/>
          <table:table-cell table:formula="of:=COUNTIF([.C$2:.C$1001];[.B236])" office:value-type="float" office:value="0" calcext:value-type="float">
            <text:p>0</text:p>
          </table:table-cell>
          <table:table-cell table:formula="of:=[.I236]*[.B23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218 <text:s text:c="2"/>75355</text:p>
          </table:table-cell>
          <table:table-cell office:value-type="float" office:value="10218" calcext:value-type="float">
            <text:p>10218</text:p>
          </table:table-cell>
          <table:table-cell office:value-type="float" office:value="75355" calcext:value-type="float">
            <text:p>75355</text:p>
          </table:table-cell>
          <table:table-cell office:value-type="float" office:value="32080" calcext:value-type="float">
            <text:p>32080</text:p>
          </table:table-cell>
          <table:table-cell office:value-type="float" office:value="31524" calcext:value-type="float">
            <text:p>31524</text:p>
          </table:table-cell>
          <table:table-cell table:formula="of:=ABS([.D237]-[.E237])" office:value-type="float" office:value="556" calcext:value-type="float">
            <text:p>556</text:p>
          </table:table-cell>
          <table:table-cell table:number-columns-repeated="2"/>
          <table:table-cell table:formula="of:=COUNTIF([.C$2:.C$1001];[.B237])" office:value-type="float" office:value="0" calcext:value-type="float">
            <text:p>0</text:p>
          </table:table-cell>
          <table:table-cell table:formula="of:=[.I237]*[.B23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441 <text:s text:c="2"/>52069</text:p>
          </table:table-cell>
          <table:table-cell office:value-type="float" office:value="34441" calcext:value-type="float">
            <text:p>34441</text:p>
          </table:table-cell>
          <table:table-cell office:value-type="float" office:value="52069" calcext:value-type="float">
            <text:p>52069</text:p>
          </table:table-cell>
          <table:table-cell office:value-type="float" office:value="32201" calcext:value-type="float">
            <text:p>32201</text:p>
          </table:table-cell>
          <table:table-cell office:value-type="float" office:value="31524" calcext:value-type="float">
            <text:p>31524</text:p>
          </table:table-cell>
          <table:table-cell table:formula="of:=ABS([.D238]-[.E238])" office:value-type="float" office:value="677" calcext:value-type="float">
            <text:p>677</text:p>
          </table:table-cell>
          <table:table-cell table:number-columns-repeated="2"/>
          <table:table-cell table:formula="of:=COUNTIF([.C$2:.C$1001];[.B238])" office:value-type="float" office:value="0" calcext:value-type="float">
            <text:p>0</text:p>
          </table:table-cell>
          <table:table-cell table:formula="of:=[.I238]*[.B23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7486 <text:s text:c="2"/>64929</text:p>
          </table:table-cell>
          <table:table-cell office:value-type="float" office:value="27486" calcext:value-type="float">
            <text:p>27486</text:p>
          </table:table-cell>
          <table:table-cell office:value-type="float" office:value="64929" calcext:value-type="float">
            <text:p>64929</text:p>
          </table:table-cell>
          <table:table-cell office:value-type="float" office:value="32427" calcext:value-type="float">
            <text:p>32427</text:p>
          </table:table-cell>
          <table:table-cell office:value-type="float" office:value="31524" calcext:value-type="float">
            <text:p>31524</text:p>
          </table:table-cell>
          <table:table-cell table:formula="of:=ABS([.D239]-[.E239])" office:value-type="float" office:value="903" calcext:value-type="float">
            <text:p>903</text:p>
          </table:table-cell>
          <table:table-cell table:number-columns-repeated="2"/>
          <table:table-cell table:formula="of:=COUNTIF([.C$2:.C$1001];[.B239])" office:value-type="float" office:value="0" calcext:value-type="float">
            <text:p>0</text:p>
          </table:table-cell>
          <table:table-cell table:formula="of:=[.I239]*[.B23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555 <text:s text:c="2"/>15951</text:p>
          </table:table-cell>
          <table:table-cell office:value-type="float" office:value="94555" calcext:value-type="float">
            <text:p>94555</text:p>
          </table:table-cell>
          <table:table-cell office:value-type="float" office:value="15951" calcext:value-type="float">
            <text:p>15951</text:p>
          </table:table-cell>
          <table:table-cell office:value-type="float" office:value="32557" calcext:value-type="float">
            <text:p>32557</text:p>
          </table:table-cell>
          <table:table-cell office:value-type="float" office:value="31524" calcext:value-type="float">
            <text:p>31524</text:p>
          </table:table-cell>
          <table:table-cell table:formula="of:=ABS([.D240]-[.E240])" office:value-type="float" office:value="1033" calcext:value-type="float">
            <text:p>1033</text:p>
          </table:table-cell>
          <table:table-cell table:number-columns-repeated="2"/>
          <table:table-cell table:formula="of:=COUNTIF([.C$2:.C$1001];[.B240])" office:value-type="float" office:value="0" calcext:value-type="float">
            <text:p>0</text:p>
          </table:table-cell>
          <table:table-cell table:formula="of:=[.I240]*[.B24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6126 <text:s text:c="2"/>33020</text:p>
          </table:table-cell>
          <table:table-cell office:value-type="float" office:value="36126" calcext:value-type="float">
            <text:p>36126</text:p>
          </table:table-cell>
          <table:table-cell office:value-type="float" office:value="33020" calcext:value-type="float">
            <text:p>33020</text:p>
          </table:table-cell>
          <table:table-cell office:value-type="float" office:value="32670" calcext:value-type="float">
            <text:p>32670</text:p>
          </table:table-cell>
          <table:table-cell office:value-type="float" office:value="31524" calcext:value-type="float">
            <text:p>31524</text:p>
          </table:table-cell>
          <table:table-cell table:formula="of:=ABS([.D241]-[.E241])" office:value-type="float" office:value="1146" calcext:value-type="float">
            <text:p>1146</text:p>
          </table:table-cell>
          <table:table-cell table:number-columns-repeated="2"/>
          <table:table-cell table:formula="of:=COUNTIF([.C$2:.C$1001];[.B241])" office:value-type="float" office:value="0" calcext:value-type="float">
            <text:p>0</text:p>
          </table:table-cell>
          <table:table-cell table:formula="of:=[.I241]*[.B24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0417 <text:s text:c="2"/>20622</text:p>
          </table:table-cell>
          <table:table-cell office:value-type="float" office:value="50417" calcext:value-type="float">
            <text:p>50417</text:p>
          </table:table-cell>
          <table:table-cell office:value-type="float" office:value="20622" calcext:value-type="float">
            <text:p>20622</text:p>
          </table:table-cell>
          <table:table-cell office:value-type="float" office:value="32709" calcext:value-type="float">
            <text:p>32709</text:p>
          </table:table-cell>
          <table:table-cell office:value-type="float" office:value="31524" calcext:value-type="float">
            <text:p>31524</text:p>
          </table:table-cell>
          <table:table-cell table:formula="of:=ABS([.D242]-[.E242])" office:value-type="float" office:value="1185" calcext:value-type="float">
            <text:p>1185</text:p>
          </table:table-cell>
          <table:table-cell table:number-columns-repeated="2"/>
          <table:table-cell table:formula="of:=COUNTIF([.C$2:.C$1001];[.B242])" office:value-type="float" office:value="0" calcext:value-type="float">
            <text:p>0</text:p>
          </table:table-cell>
          <table:table-cell table:formula="of:=[.I242]*[.B24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392 <text:s text:c="2"/>18353</text:p>
          </table:table-cell>
          <table:table-cell office:value-type="float" office:value="97392" calcext:value-type="float">
            <text:p>97392</text:p>
          </table:table-cell>
          <table:table-cell office:value-type="float" office:value="18353" calcext:value-type="float">
            <text:p>18353</text:p>
          </table:table-cell>
          <table:table-cell office:value-type="float" office:value="32794" calcext:value-type="float">
            <text:p>32794</text:p>
          </table:table-cell>
          <table:table-cell office:value-type="float" office:value="31524" calcext:value-type="float">
            <text:p>31524</text:p>
          </table:table-cell>
          <table:table-cell table:formula="of:=ABS([.D243]-[.E243])" office:value-type="float" office:value="1270" calcext:value-type="float">
            <text:p>1270</text:p>
          </table:table-cell>
          <table:table-cell table:number-columns-repeated="2"/>
          <table:table-cell table:formula="of:=COUNTIF([.C$2:.C$1001];[.B243])" office:value-type="float" office:value="0" calcext:value-type="float">
            <text:p>0</text:p>
          </table:table-cell>
          <table:table-cell table:formula="of:=[.I243]*[.B24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162 <text:s text:c="2"/>90002</text:p>
          </table:table-cell>
          <table:table-cell office:value-type="float" office:value="59162" calcext:value-type="float">
            <text:p>59162</text:p>
          </table:table-cell>
          <table:table-cell office:value-type="float" office:value="90002" calcext:value-type="float">
            <text:p>90002</text:p>
          </table:table-cell>
          <table:table-cell office:value-type="float" office:value="32801" calcext:value-type="float">
            <text:p>32801</text:p>
          </table:table-cell>
          <table:table-cell office:value-type="float" office:value="31524" calcext:value-type="float">
            <text:p>31524</text:p>
          </table:table-cell>
          <table:table-cell table:formula="of:=ABS([.D244]-[.E244])" office:value-type="float" office:value="1277" calcext:value-type="float">
            <text:p>1277</text:p>
          </table:table-cell>
          <table:table-cell table:number-columns-repeated="2"/>
          <table:table-cell table:formula="of:=COUNTIF([.C$2:.C$1001];[.B244])" office:value-type="float" office:value="0" calcext:value-type="float">
            <text:p>0</text:p>
          </table:table-cell>
          <table:table-cell table:formula="of:=[.I244]*[.B24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3315 <text:s text:c="2"/>19287</text:p>
          </table:table-cell>
          <table:table-cell office:value-type="float" office:value="43315" calcext:value-type="float">
            <text:p>43315</text:p>
          </table:table-cell>
          <table:table-cell office:value-type="float" office:value="19287" calcext:value-type="float">
            <text:p>19287</text:p>
          </table:table-cell>
          <table:table-cell office:value-type="float" office:value="32859" calcext:value-type="float">
            <text:p>32859</text:p>
          </table:table-cell>
          <table:table-cell office:value-type="float" office:value="31524" calcext:value-type="float">
            <text:p>31524</text:p>
          </table:table-cell>
          <table:table-cell table:formula="of:=ABS([.D245]-[.E245])" office:value-type="float" office:value="1335" calcext:value-type="float">
            <text:p>1335</text:p>
          </table:table-cell>
          <table:table-cell table:number-columns-repeated="2"/>
          <table:table-cell table:formula="of:=COUNTIF([.C$2:.C$1001];[.B245])" office:value-type="float" office:value="0" calcext:value-type="float">
            <text:p>0</text:p>
          </table:table-cell>
          <table:table-cell table:formula="of:=[.I245]*[.B24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705 <text:s text:c="2"/>67881</text:p>
          </table:table-cell>
          <table:table-cell office:value-type="float" office:value="28705" calcext:value-type="float">
            <text:p>28705</text:p>
          </table:table-cell>
          <table:table-cell office:value-type="float" office:value="67881" calcext:value-type="float">
            <text:p>67881</text:p>
          </table:table-cell>
          <table:table-cell office:value-type="float" office:value="32967" calcext:value-type="float">
            <text:p>32967</text:p>
          </table:table-cell>
          <table:table-cell office:value-type="float" office:value="31524" calcext:value-type="float">
            <text:p>31524</text:p>
          </table:table-cell>
          <table:table-cell table:formula="of:=ABS([.D246]-[.E246])" office:value-type="float" office:value="1443" calcext:value-type="float">
            <text:p>1443</text:p>
          </table:table-cell>
          <table:table-cell table:number-columns-repeated="2"/>
          <table:table-cell table:formula="of:=COUNTIF([.C$2:.C$1001];[.B246])" office:value-type="float" office:value="0" calcext:value-type="float">
            <text:p>0</text:p>
          </table:table-cell>
          <table:table-cell table:formula="of:=[.I246]*[.B24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9116 <text:s text:c="2"/>18865</text:p>
          </table:table-cell>
          <table:table-cell office:value-type="float" office:value="29116" calcext:value-type="float">
            <text:p>29116</text:p>
          </table:table-cell>
          <table:table-cell office:value-type="float" office:value="18865" calcext:value-type="float">
            <text:p>18865</text:p>
          </table:table-cell>
          <table:table-cell office:value-type="float" office:value="33037" calcext:value-type="float">
            <text:p>33037</text:p>
          </table:table-cell>
          <table:table-cell office:value-type="float" office:value="31524" calcext:value-type="float">
            <text:p>31524</text:p>
          </table:table-cell>
          <table:table-cell table:formula="of:=ABS([.D247]-[.E247])" office:value-type="float" office:value="1513" calcext:value-type="float">
            <text:p>1513</text:p>
          </table:table-cell>
          <table:table-cell table:number-columns-repeated="2"/>
          <table:table-cell table:formula="of:=COUNTIF([.C$2:.C$1001];[.B247])" office:value-type="float" office:value="0" calcext:value-type="float">
            <text:p>0</text:p>
          </table:table-cell>
          <table:table-cell table:formula="of:=[.I247]*[.B24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164 <text:s text:c="2"/>39121</text:p>
          </table:table-cell>
          <table:table-cell office:value-type="float" office:value="54164" calcext:value-type="float">
            <text:p>54164</text:p>
          </table:table-cell>
          <table:table-cell office:value-type="float" office:value="39121" calcext:value-type="float">
            <text:p>39121</text:p>
          </table:table-cell>
          <table:table-cell office:value-type="float" office:value="33181" calcext:value-type="float">
            <text:p>33181</text:p>
          </table:table-cell>
          <table:table-cell office:value-type="float" office:value="31524" calcext:value-type="float">
            <text:p>31524</text:p>
          </table:table-cell>
          <table:table-cell table:formula="of:=ABS([.D248]-[.E248])" office:value-type="float" office:value="1657" calcext:value-type="float">
            <text:p>1657</text:p>
          </table:table-cell>
          <table:table-cell table:number-columns-repeated="2"/>
          <table:table-cell table:formula="of:=COUNTIF([.C$2:.C$1001];[.B248])" office:value-type="float" office:value="0" calcext:value-type="float">
            <text:p>0</text:p>
          </table:table-cell>
          <table:table-cell table:formula="of:=[.I248]*[.B24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1481 <text:s text:c="2"/>91282</text:p>
          </table:table-cell>
          <table:table-cell office:value-type="float" office:value="41481" calcext:value-type="float">
            <text:p>41481</text:p>
          </table:table-cell>
          <table:table-cell office:value-type="float" office:value="91282" calcext:value-type="float">
            <text:p>91282</text:p>
          </table:table-cell>
          <table:table-cell office:value-type="float" office:value="33237" calcext:value-type="float">
            <text:p>33237</text:p>
          </table:table-cell>
          <table:table-cell office:value-type="float" office:value="31524" calcext:value-type="float">
            <text:p>31524</text:p>
          </table:table-cell>
          <table:table-cell table:formula="of:=ABS([.D249]-[.E249])" office:value-type="float" office:value="1713" calcext:value-type="float">
            <text:p>1713</text:p>
          </table:table-cell>
          <table:table-cell table:number-columns-repeated="2"/>
          <table:table-cell table:formula="of:=COUNTIF([.C$2:.C$1001];[.B249])" office:value-type="float" office:value="0" calcext:value-type="float">
            <text:p>0</text:p>
          </table:table-cell>
          <table:table-cell table:formula="of:=[.I249]*[.B24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1138 <text:s text:c="2"/>85776</text:p>
          </table:table-cell>
          <table:table-cell office:value-type="float" office:value="81138" calcext:value-type="float">
            <text:p>81138</text:p>
          </table:table-cell>
          <table:table-cell office:value-type="float" office:value="85776" calcext:value-type="float">
            <text:p>85776</text:p>
          </table:table-cell>
          <table:table-cell office:value-type="float" office:value="33348" calcext:value-type="float">
            <text:p>33348</text:p>
          </table:table-cell>
          <table:table-cell office:value-type="float" office:value="32023" calcext:value-type="float">
            <text:p>32023</text:p>
          </table:table-cell>
          <table:table-cell table:formula="of:=ABS([.D250]-[.E250])" office:value-type="float" office:value="1325" calcext:value-type="float">
            <text:p>1325</text:p>
          </table:table-cell>
          <table:table-cell table:number-columns-repeated="2"/>
          <table:table-cell table:formula="of:=COUNTIF([.C$2:.C$1001];[.B250])" office:value-type="float" office:value="0" calcext:value-type="float">
            <text:p>0</text:p>
          </table:table-cell>
          <table:table-cell table:formula="of:=[.I250]*[.B25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885 <text:s text:c="2"/>67495</text:p>
          </table:table-cell>
          <table:table-cell office:value-type="float" office:value="85885" calcext:value-type="float">
            <text:p>85885</text:p>
          </table:table-cell>
          <table:table-cell office:value-type="float" office:value="67495" calcext:value-type="float">
            <text:p>67495</text:p>
          </table:table-cell>
          <table:table-cell office:value-type="float" office:value="33428" calcext:value-type="float">
            <text:p>33428</text:p>
          </table:table-cell>
          <table:table-cell office:value-type="float" office:value="32122" calcext:value-type="float">
            <text:p>32122</text:p>
          </table:table-cell>
          <table:table-cell table:formula="of:=ABS([.D251]-[.E251])" office:value-type="float" office:value="1306" calcext:value-type="float">
            <text:p>1306</text:p>
          </table:table-cell>
          <table:table-cell table:number-columns-repeated="2"/>
          <table:table-cell table:formula="of:=COUNTIF([.C$2:.C$1001];[.B251])" office:value-type="float" office:value="0" calcext:value-type="float">
            <text:p>0</text:p>
          </table:table-cell>
          <table:table-cell table:formula="of:=[.I251]*[.B25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6203 <text:s text:c="2"/>95531</text:p>
          </table:table-cell>
          <table:table-cell office:value-type="float" office:value="96203" calcext:value-type="float">
            <text:p>96203</text:p>
          </table:table-cell>
          <table:table-cell office:value-type="float" office:value="95531" calcext:value-type="float">
            <text:p>95531</text:p>
          </table:table-cell>
          <table:table-cell office:value-type="float" office:value="33476" calcext:value-type="float">
            <text:p>33476</text:p>
          </table:table-cell>
          <table:table-cell office:value-type="float" office:value="32249" calcext:value-type="float">
            <text:p>32249</text:p>
          </table:table-cell>
          <table:table-cell table:formula="of:=ABS([.D252]-[.E252])" office:value-type="float" office:value="1227" calcext:value-type="float">
            <text:p>1227</text:p>
          </table:table-cell>
          <table:table-cell table:number-columns-repeated="2"/>
          <table:table-cell table:formula="of:=COUNTIF([.C$2:.C$1001];[.B252])" office:value-type="float" office:value="0" calcext:value-type="float">
            <text:p>0</text:p>
          </table:table-cell>
          <table:table-cell table:formula="of:=[.I252]*[.B25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050 <text:s text:c="2"/>37542</text:p>
          </table:table-cell>
          <table:table-cell office:value-type="float" office:value="11050" calcext:value-type="float">
            <text:p>11050</text:p>
          </table:table-cell>
          <table:table-cell office:value-type="float" office:value="37542" calcext:value-type="float">
            <text:p>37542</text:p>
          </table:table-cell>
          <table:table-cell office:value-type="float" office:value="33538" calcext:value-type="float">
            <text:p>33538</text:p>
          </table:table-cell>
          <table:table-cell office:value-type="float" office:value="32349" calcext:value-type="float">
            <text:p>32349</text:p>
          </table:table-cell>
          <table:table-cell table:formula="of:=ABS([.D253]-[.E253])" office:value-type="float" office:value="1189" calcext:value-type="float">
            <text:p>1189</text:p>
          </table:table-cell>
          <table:table-cell table:number-columns-repeated="2"/>
          <table:table-cell table:formula="of:=COUNTIF([.C$2:.C$1001];[.B253])" office:value-type="float" office:value="0" calcext:value-type="float">
            <text:p>0</text:p>
          </table:table-cell>
          <table:table-cell table:formula="of:=[.I253]*[.B25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902 <text:s text:c="2"/>95734</text:p>
          </table:table-cell>
          <table:table-cell office:value-type="float" office:value="12902" calcext:value-type="float">
            <text:p>12902</text:p>
          </table:table-cell>
          <table:table-cell office:value-type="float" office:value="95734" calcext:value-type="float">
            <text:p>95734</text:p>
          </table:table-cell>
          <table:table-cell office:value-type="float" office:value="33579" calcext:value-type="float">
            <text:p>33579</text:p>
          </table:table-cell>
          <table:table-cell office:value-type="float" office:value="32761" calcext:value-type="float">
            <text:p>32761</text:p>
          </table:table-cell>
          <table:table-cell table:formula="of:=ABS([.D254]-[.E254])" office:value-type="float" office:value="818" calcext:value-type="float">
            <text:p>818</text:p>
          </table:table-cell>
          <table:table-cell table:number-columns-repeated="2"/>
          <table:table-cell table:formula="of:=COUNTIF([.C$2:.C$1001];[.B254])" office:value-type="float" office:value="0" calcext:value-type="float">
            <text:p>0</text:p>
          </table:table-cell>
          <table:table-cell table:formula="of:=[.I254]*[.B25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499 <text:s text:c="2"/>10033</text:p>
          </table:table-cell>
          <table:table-cell office:value-type="float" office:value="23499" calcext:value-type="float">
            <text:p>23499</text:p>
          </table:table-cell>
          <table:table-cell office:value-type="float" office:value="10033" calcext:value-type="float">
            <text:p>10033</text:p>
          </table:table-cell>
          <table:table-cell office:value-type="float" office:value="33594" calcext:value-type="float">
            <text:p>33594</text:p>
          </table:table-cell>
          <table:table-cell office:value-type="float" office:value="32777" calcext:value-type="float">
            <text:p>32777</text:p>
          </table:table-cell>
          <table:table-cell table:formula="of:=ABS([.D255]-[.E255])" office:value-type="float" office:value="817" calcext:value-type="float">
            <text:p>817</text:p>
          </table:table-cell>
          <table:table-cell table:number-columns-repeated="2"/>
          <table:table-cell table:formula="of:=COUNTIF([.C$2:.C$1001];[.B255])" office:value-type="float" office:value="0" calcext:value-type="float">
            <text:p>0</text:p>
          </table:table-cell>
          <table:table-cell table:formula="of:=[.I255]*[.B25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6109 <text:s text:c="2"/>18865</text:p>
          </table:table-cell>
          <table:table-cell office:value-type="float" office:value="86109" calcext:value-type="float">
            <text:p>86109</text:p>
          </table:table-cell>
          <table:table-cell office:value-type="float" office:value="18865" calcext:value-type="float">
            <text:p>18865</text:p>
          </table:table-cell>
          <table:table-cell office:value-type="float" office:value="33595" calcext:value-type="float">
            <text:p>33595</text:p>
          </table:table-cell>
          <table:table-cell office:value-type="float" office:value="32786" calcext:value-type="float">
            <text:p>32786</text:p>
          </table:table-cell>
          <table:table-cell table:formula="of:=ABS([.D256]-[.E256])" office:value-type="float" office:value="809" calcext:value-type="float">
            <text:p>809</text:p>
          </table:table-cell>
          <table:table-cell table:number-columns-repeated="2"/>
          <table:table-cell table:formula="of:=COUNTIF([.C$2:.C$1001];[.B256])" office:value-type="float" office:value="0" calcext:value-type="float">
            <text:p>0</text:p>
          </table:table-cell>
          <table:table-cell table:formula="of:=[.I256]*[.B25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588 <text:s text:c="2"/>75493</text:p>
          </table:table-cell>
          <table:table-cell office:value-type="float" office:value="13588" calcext:value-type="float">
            <text:p>13588</text:p>
          </table:table-cell>
          <table:table-cell office:value-type="float" office:value="75493" calcext:value-type="float">
            <text:p>75493</text:p>
          </table:table-cell>
          <table:table-cell office:value-type="float" office:value="33929" calcext:value-type="float">
            <text:p>33929</text:p>
          </table:table-cell>
          <table:table-cell office:value-type="float" office:value="32950" calcext:value-type="float">
            <text:p>32950</text:p>
          </table:table-cell>
          <table:table-cell table:formula="of:=ABS([.D257]-[.E257])" office:value-type="float" office:value="979" calcext:value-type="float">
            <text:p>979</text:p>
          </table:table-cell>
          <table:table-cell table:number-columns-repeated="2"/>
          <table:table-cell table:formula="of:=COUNTIF([.C$2:.C$1001];[.B257])" office:value-type="float" office:value="0" calcext:value-type="float">
            <text:p>0</text:p>
          </table:table-cell>
          <table:table-cell table:formula="of:=[.I257]*[.B25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234 <text:s text:c="2"/>42933</text:p>
          </table:table-cell>
          <table:table-cell office:value-type="float" office:value="11234" calcext:value-type="float">
            <text:p>11234</text:p>
          </table:table-cell>
          <table:table-cell office:value-type="float" office:value="42933" calcext:value-type="float">
            <text:p>42933</text:p>
          </table:table-cell>
          <table:table-cell office:value-type="float" office:value="33967" calcext:value-type="float">
            <text:p>33967</text:p>
          </table:table-cell>
          <table:table-cell office:value-type="float" office:value="32990" calcext:value-type="float">
            <text:p>32990</text:p>
          </table:table-cell>
          <table:table-cell table:formula="of:=ABS([.D258]-[.E258])" office:value-type="float" office:value="977" calcext:value-type="float">
            <text:p>977</text:p>
          </table:table-cell>
          <table:table-cell table:number-columns-repeated="2"/>
          <table:table-cell table:formula="of:=COUNTIF([.C$2:.C$1001];[.B258])" office:value-type="float" office:value="0" calcext:value-type="float">
            <text:p>0</text:p>
          </table:table-cell>
          <table:table-cell table:formula="of:=[.I258]*[.B25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8393 <text:s text:c="2"/>31524</text:p>
          </table:table-cell>
          <table:table-cell office:value-type="float" office:value="58393" calcext:value-type="float">
            <text:p>58393</text:p>
          </table:table-cell>
          <table:table-cell office:value-type="float" office:value="31524" calcext:value-type="float">
            <text:p>31524</text:p>
          </table:table-cell>
          <table:table-cell office:value-type="float" office:value="34019" calcext:value-type="float">
            <text:p>34019</text:p>
          </table:table-cell>
          <table:table-cell office:value-type="float" office:value="33020" calcext:value-type="float">
            <text:p>33020</text:p>
          </table:table-cell>
          <table:table-cell table:formula="of:=ABS([.D259]-[.E259])" office:value-type="float" office:value="999" calcext:value-type="float">
            <text:p>999</text:p>
          </table:table-cell>
          <table:table-cell table:number-columns-repeated="2"/>
          <table:table-cell table:formula="of:=COUNTIF([.C$2:.C$1001];[.B259])" office:value-type="float" office:value="0" calcext:value-type="float">
            <text:p>0</text:p>
          </table:table-cell>
          <table:table-cell table:formula="of:=[.I259]*[.B25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4806 <text:s text:c="2"/>69463</text:p>
          </table:table-cell>
          <table:table-cell office:value-type="float" office:value="74806" calcext:value-type="float">
            <text:p>74806</text:p>
          </table:table-cell>
          <table:table-cell office:value-type="float" office:value="69463" calcext:value-type="float">
            <text:p>69463</text:p>
          </table:table-cell>
          <table:table-cell office:value-type="float" office:value="34060" calcext:value-type="float">
            <text:p>34060</text:p>
          </table:table-cell>
          <table:table-cell office:value-type="float" office:value="33054" calcext:value-type="float">
            <text:p>33054</text:p>
          </table:table-cell>
          <table:table-cell table:formula="of:=ABS([.D260]-[.E260])" office:value-type="float" office:value="1006" calcext:value-type="float">
            <text:p>1006</text:p>
          </table:table-cell>
          <table:table-cell table:number-columns-repeated="2"/>
          <table:table-cell table:formula="of:=COUNTIF([.C$2:.C$1001];[.B260])" office:value-type="float" office:value="0" calcext:value-type="float">
            <text:p>0</text:p>
          </table:table-cell>
          <table:table-cell table:formula="of:=[.I260]*[.B26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1423 <text:s text:c="2"/>40663</text:p>
          </table:table-cell>
          <table:table-cell office:value-type="float" office:value="81423" calcext:value-type="float">
            <text:p>81423</text:p>
          </table:table-cell>
          <table:table-cell office:value-type="float" office:value="40663" calcext:value-type="float">
            <text:p>40663</text:p>
          </table:table-cell>
          <table:table-cell office:value-type="float" office:value="34351" calcext:value-type="float">
            <text:p>34351</text:p>
          </table:table-cell>
          <table:table-cell office:value-type="float" office:value="33145" calcext:value-type="float">
            <text:p>33145</text:p>
          </table:table-cell>
          <table:table-cell table:formula="of:=ABS([.D261]-[.E261])" office:value-type="float" office:value="1206" calcext:value-type="float">
            <text:p>1206</text:p>
          </table:table-cell>
          <table:table-cell table:number-columns-repeated="2"/>
          <table:table-cell table:formula="of:=COUNTIF([.C$2:.C$1001];[.B261])" office:value-type="float" office:value="0" calcext:value-type="float">
            <text:p>0</text:p>
          </table:table-cell>
          <table:table-cell table:formula="of:=[.I261]*[.B26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6077 <text:s text:c="2"/>58244</text:p>
          </table:table-cell>
          <table:table-cell office:value-type="float" office:value="56077" calcext:value-type="float">
            <text:p>56077</text:p>
          </table:table-cell>
          <table:table-cell office:value-type="float" office:value="58244" calcext:value-type="float">
            <text:p>58244</text:p>
          </table:table-cell>
          <table:table-cell office:value-type="float" office:value="34392" calcext:value-type="float">
            <text:p>34392</text:p>
          </table:table-cell>
          <table:table-cell office:value-type="float" office:value="33258" calcext:value-type="float">
            <text:p>33258</text:p>
          </table:table-cell>
          <table:table-cell table:formula="of:=ABS([.D262]-[.E262])" office:value-type="float" office:value="1134" calcext:value-type="float">
            <text:p>1134</text:p>
          </table:table-cell>
          <table:table-cell table:number-columns-repeated="2"/>
          <table:table-cell table:formula="of:=COUNTIF([.C$2:.C$1001];[.B262])" office:value-type="float" office:value="0" calcext:value-type="float">
            <text:p>0</text:p>
          </table:table-cell>
          <table:table-cell table:formula="of:=[.I262]*[.B26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377 <text:s text:c="2"/>18865</text:p>
          </table:table-cell>
          <table:table-cell office:value-type="float" office:value="55377" calcext:value-type="float">
            <text:p>55377</text:p>
          </table:table-cell>
          <table:table-cell office:value-type="float" office:value="18865" calcext:value-type="float">
            <text:p>18865</text:p>
          </table:table-cell>
          <table:table-cell office:value-type="float" office:value="34441" calcext:value-type="float">
            <text:p>34441</text:p>
          </table:table-cell>
          <table:table-cell office:value-type="float" office:value="33343" calcext:value-type="float">
            <text:p>33343</text:p>
          </table:table-cell>
          <table:table-cell table:formula="of:=ABS([.D263]-[.E263])" office:value-type="float" office:value="1098" calcext:value-type="float">
            <text:p>1098</text:p>
          </table:table-cell>
          <table:table-cell table:number-columns-repeated="2"/>
          <table:table-cell table:formula="of:=COUNTIF([.C$2:.C$1001];[.B263])" office:value-type="float" office:value="0" calcext:value-type="float">
            <text:p>0</text:p>
          </table:table-cell>
          <table:table-cell table:formula="of:=[.I263]*[.B26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426 <text:s text:c="2"/>52069</text:p>
          </table:table-cell>
          <table:table-cell office:value-type="float" office:value="19426" calcext:value-type="float">
            <text:p>19426</text:p>
          </table:table-cell>
          <table:table-cell office:value-type="float" office:value="52069" calcext:value-type="float">
            <text:p>52069</text:p>
          </table:table-cell>
          <table:table-cell office:value-type="float" office:value="34500" calcext:value-type="float">
            <text:p>34500</text:p>
          </table:table-cell>
          <table:table-cell office:value-type="float" office:value="33499" calcext:value-type="float">
            <text:p>33499</text:p>
          </table:table-cell>
          <table:table-cell table:formula="of:=ABS([.D264]-[.E264])" office:value-type="float" office:value="1001" calcext:value-type="float">
            <text:p>1001</text:p>
          </table:table-cell>
          <table:table-cell table:number-columns-repeated="2"/>
          <table:table-cell table:formula="of:=COUNTIF([.C$2:.C$1001];[.B264])" office:value-type="float" office:value="0" calcext:value-type="float">
            <text:p>0</text:p>
          </table:table-cell>
          <table:table-cell table:formula="of:=[.I264]*[.B26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6626 <text:s text:c="2"/>54382</text:p>
          </table:table-cell>
          <table:table-cell office:value-type="float" office:value="46626" calcext:value-type="float">
            <text:p>46626</text:p>
          </table:table-cell>
          <table:table-cell office:value-type="float" office:value="54382" calcext:value-type="float">
            <text:p>54382</text:p>
          </table:table-cell>
          <table:table-cell office:value-type="float" office:value="34634" calcext:value-type="float">
            <text:p>34634</text:p>
          </table:table-cell>
          <table:table-cell office:value-type="float" office:value="33954" calcext:value-type="float">
            <text:p>33954</text:p>
          </table:table-cell>
          <table:table-cell table:formula="of:=ABS([.D265]-[.E265])" office:value-type="float" office:value="680" calcext:value-type="float">
            <text:p>680</text:p>
          </table:table-cell>
          <table:table-cell table:number-columns-repeated="2"/>
          <table:table-cell table:formula="of:=COUNTIF([.C$2:.C$1001];[.B265])" office:value-type="float" office:value="0" calcext:value-type="float">
            <text:p>0</text:p>
          </table:table-cell>
          <table:table-cell table:formula="of:=[.I265]*[.B26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7701 <text:s text:c="2"/>33145</text:p>
          </table:table-cell>
          <table:table-cell office:value-type="float" office:value="37701" calcext:value-type="float">
            <text:p>37701</text:p>
          </table:table-cell>
          <table:table-cell office:value-type="float" office:value="33145" calcext:value-type="float">
            <text:p>33145</text:p>
          </table:table-cell>
          <table:table-cell office:value-type="float" office:value="34672" calcext:value-type="float">
            <text:p>34672</text:p>
          </table:table-cell>
          <table:table-cell office:value-type="float" office:value="34282" calcext:value-type="float">
            <text:p>34282</text:p>
          </table:table-cell>
          <table:table-cell table:formula="of:=ABS([.D266]-[.E266])" office:value-type="float" office:value="390" calcext:value-type="float">
            <text:p>390</text:p>
          </table:table-cell>
          <table:table-cell table:number-columns-repeated="2"/>
          <table:table-cell table:formula="of:=COUNTIF([.C$2:.C$1001];[.B266])" office:value-type="float" office:value="0" calcext:value-type="float">
            <text:p>0</text:p>
          </table:table-cell>
          <table:table-cell table:formula="of:=[.I266]*[.B26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512 <text:s text:c="2"/>74160</text:p>
          </table:table-cell>
          <table:table-cell office:value-type="float" office:value="57512" calcext:value-type="float">
            <text:p>57512</text:p>
          </table:table-cell>
          <table:table-cell office:value-type="float" office:value="74160" calcext:value-type="float">
            <text:p>74160</text:p>
          </table:table-cell>
          <table:table-cell office:value-type="float" office:value="34716" calcext:value-type="float">
            <text:p>34716</text:p>
          </table:table-cell>
          <table:table-cell office:value-type="float" office:value="34507" calcext:value-type="float">
            <text:p>34507</text:p>
          </table:table-cell>
          <table:table-cell table:formula="of:=ABS([.D267]-[.E267])" office:value-type="float" office:value="209" calcext:value-type="float">
            <text:p>209</text:p>
          </table:table-cell>
          <table:table-cell table:number-columns-repeated="2"/>
          <table:table-cell table:formula="of:=COUNTIF([.C$2:.C$1001];[.B267])" office:value-type="float" office:value="0" calcext:value-type="float">
            <text:p>0</text:p>
          </table:table-cell>
          <table:table-cell table:formula="of:=[.I267]*[.B26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7195 <text:s text:c="2"/>70681</text:p>
          </table:table-cell>
          <table:table-cell office:value-type="float" office:value="27195" calcext:value-type="float">
            <text:p>27195</text:p>
          </table:table-cell>
          <table:table-cell office:value-type="float" office:value="70681" calcext:value-type="float">
            <text:p>70681</text:p>
          </table:table-cell>
          <table:table-cell office:value-type="float" office:value="34760" calcext:value-type="float">
            <text:p>34760</text:p>
          </table:table-cell>
          <table:table-cell office:value-type="float" office:value="34573" calcext:value-type="float">
            <text:p>34573</text:p>
          </table:table-cell>
          <table:table-cell table:formula="of:=ABS([.D268]-[.E268])" office:value-type="float" office:value="187" calcext:value-type="float">
            <text:p>187</text:p>
          </table:table-cell>
          <table:table-cell table:number-columns-repeated="2"/>
          <table:table-cell table:formula="of:=COUNTIF([.C$2:.C$1001];[.B268])" office:value-type="float" office:value="0" calcext:value-type="float">
            <text:p>0</text:p>
          </table:table-cell>
          <table:table-cell table:formula="of:=[.I268]*[.B26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778 <text:s text:c="2"/>22306</text:p>
          </table:table-cell>
          <table:table-cell office:value-type="float" office:value="14778" calcext:value-type="float">
            <text:p>14778</text:p>
          </table:table-cell>
          <table:table-cell office:value-type="float" office:value="22306" calcext:value-type="float">
            <text:p>22306</text:p>
          </table:table-cell>
          <table:table-cell office:value-type="float" office:value="34909" calcext:value-type="float">
            <text:p>34909</text:p>
          </table:table-cell>
          <table:table-cell office:value-type="float" office:value="34677" calcext:value-type="float">
            <text:p>34677</text:p>
          </table:table-cell>
          <table:table-cell table:formula="of:=ABS([.D269]-[.E269])" office:value-type="float" office:value="232" calcext:value-type="float">
            <text:p>232</text:p>
          </table:table-cell>
          <table:table-cell table:number-columns-repeated="2"/>
          <table:table-cell table:formula="of:=COUNTIF([.C$2:.C$1001];[.B269])" office:value-type="float" office:value="0" calcext:value-type="float">
            <text:p>0</text:p>
          </table:table-cell>
          <table:table-cell table:formula="of:=[.I269]*[.B26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4054 <text:s text:c="2"/>25503</text:p>
          </table:table-cell>
          <table:table-cell office:value-type="float" office:value="24054" calcext:value-type="float">
            <text:p>24054</text:p>
          </table:table-cell>
          <table:table-cell office:value-type="float" office:value="25503" calcext:value-type="float">
            <text:p>25503</text:p>
          </table:table-cell>
          <table:table-cell office:value-type="float" office:value="35068" calcext:value-type="float">
            <text:p>35068</text:p>
          </table:table-cell>
          <table:table-cell office:value-type="float" office:value="34907" calcext:value-type="float">
            <text:p>34907</text:p>
          </table:table-cell>
          <table:table-cell table:formula="of:=ABS([.D270]-[.E270])" office:value-type="float" office:value="161" calcext:value-type="float">
            <text:p>161</text:p>
          </table:table-cell>
          <table:table-cell table:number-columns-repeated="2"/>
          <table:table-cell table:formula="of:=COUNTIF([.C$2:.C$1001];[.B270])" office:value-type="float" office:value="0" calcext:value-type="float">
            <text:p>0</text:p>
          </table:table-cell>
          <table:table-cell table:formula="of:=[.I270]*[.B27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289 <text:s text:c="2"/>29807</text:p>
          </table:table-cell>
          <table:table-cell office:value-type="float" office:value="23289" calcext:value-type="float">
            <text:p>23289</text:p>
          </table:table-cell>
          <table:table-cell office:value-type="float" office:value="29807" calcext:value-type="float">
            <text:p>29807</text:p>
          </table:table-cell>
          <table:table-cell office:value-type="float" office:value="35297" calcext:value-type="float">
            <text:p>35297</text:p>
          </table:table-cell>
          <table:table-cell office:value-type="float" office:value="34930" calcext:value-type="float">
            <text:p>34930</text:p>
          </table:table-cell>
          <table:table-cell table:formula="of:=ABS([.D271]-[.E271])" office:value-type="float" office:value="367" calcext:value-type="float">
            <text:p>367</text:p>
          </table:table-cell>
          <table:table-cell table:number-columns-repeated="2"/>
          <table:table-cell table:formula="of:=COUNTIF([.C$2:.C$1001];[.B271])" office:value-type="float" office:value="0" calcext:value-type="float">
            <text:p>0</text:p>
          </table:table-cell>
          <table:table-cell table:formula="of:=[.I271]*[.B27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7933 <text:s text:c="2"/>36926</text:p>
          </table:table-cell>
          <table:table-cell office:value-type="float" office:value="37933" calcext:value-type="float">
            <text:p>37933</text:p>
          </table:table-cell>
          <table:table-cell office:value-type="float" office:value="36926" calcext:value-type="float">
            <text:p>36926</text:p>
          </table:table-cell>
          <table:table-cell office:value-type="float" office:value="35319" calcext:value-type="float">
            <text:p>35319</text:p>
          </table:table-cell>
          <table:table-cell office:value-type="float" office:value="35025" calcext:value-type="float">
            <text:p>35025</text:p>
          </table:table-cell>
          <table:table-cell table:formula="of:=ABS([.D272]-[.E272])" office:value-type="float" office:value="294" calcext:value-type="float">
            <text:p>294</text:p>
          </table:table-cell>
          <table:table-cell table:number-columns-repeated="2"/>
          <table:table-cell table:formula="of:=COUNTIF([.C$2:.C$1001];[.B272])" office:value-type="float" office:value="0" calcext:value-type="float">
            <text:p>0</text:p>
          </table:table-cell>
          <table:table-cell table:formula="of:=[.I272]*[.B27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1780 <text:s text:c="2"/>11400</text:p>
          </table:table-cell>
          <table:table-cell office:value-type="float" office:value="61780" calcext:value-type="float">
            <text:p>61780</text:p>
          </table:table-cell>
          <table:table-cell office:value-type="float" office:value="11400" calcext:value-type="float">
            <text:p>11400</text:p>
          </table:table-cell>
          <table:table-cell office:value-type="float" office:value="35580" calcext:value-type="float">
            <text:p>35580</text:p>
          </table:table-cell>
          <table:table-cell office:value-type="float" office:value="35175" calcext:value-type="float">
            <text:p>35175</text:p>
          </table:table-cell>
          <table:table-cell table:formula="of:=ABS([.D273]-[.E273])" office:value-type="float" office:value="405" calcext:value-type="float">
            <text:p>405</text:p>
          </table:table-cell>
          <table:table-cell table:number-columns-repeated="2"/>
          <table:table-cell table:formula="of:=COUNTIF([.C$2:.C$1001];[.B273])" office:value-type="float" office:value="0" calcext:value-type="float">
            <text:p>0</text:p>
          </table:table-cell>
          <table:table-cell table:formula="of:=[.I273]*[.B27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0323 <text:s text:c="2"/>83188</text:p>
          </table:table-cell>
          <table:table-cell office:value-type="float" office:value="50323" calcext:value-type="float">
            <text:p>50323</text:p>
          </table:table-cell>
          <table:table-cell office:value-type="float" office:value="83188" calcext:value-type="float">
            <text:p>83188</text:p>
          </table:table-cell>
          <table:table-cell office:value-type="float" office:value="35599" calcext:value-type="float">
            <text:p>35599</text:p>
          </table:table-cell>
          <table:table-cell office:value-type="float" office:value="35203" calcext:value-type="float">
            <text:p>35203</text:p>
          </table:table-cell>
          <table:table-cell table:formula="of:=ABS([.D274]-[.E274])" office:value-type="float" office:value="396" calcext:value-type="float">
            <text:p>396</text:p>
          </table:table-cell>
          <table:table-cell table:number-columns-repeated="2"/>
          <table:table-cell table:formula="of:=COUNTIF([.C$2:.C$1001];[.B274])" office:value-type="float" office:value="7" calcext:value-type="float">
            <text:p>7</text:p>
          </table:table-cell>
          <table:table-cell table:formula="of:=[.I274]*[.B274]" office:value-type="float" office:value="352261" calcext:value-type="float">
            <text:p>35226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3579 <text:s text:c="2"/>91321</text:p>
          </table:table-cell>
          <table:table-cell office:value-type="float" office:value="33579" calcext:value-type="float">
            <text:p>33579</text:p>
          </table:table-cell>
          <table:table-cell office:value-type="float" office:value="91321" calcext:value-type="float">
            <text:p>91321</text:p>
          </table:table-cell>
          <table:table-cell office:value-type="float" office:value="35641" calcext:value-type="float">
            <text:p>35641</text:p>
          </table:table-cell>
          <table:table-cell office:value-type="float" office:value="35213" calcext:value-type="float">
            <text:p>35213</text:p>
          </table:table-cell>
          <table:table-cell table:formula="of:=ABS([.D275]-[.E275])" office:value-type="float" office:value="428" calcext:value-type="float">
            <text:p>428</text:p>
          </table:table-cell>
          <table:table-cell table:number-columns-repeated="2"/>
          <table:table-cell table:formula="of:=COUNTIF([.C$2:.C$1001];[.B275])" office:value-type="float" office:value="0" calcext:value-type="float">
            <text:p>0</text:p>
          </table:table-cell>
          <table:table-cell table:formula="of:=[.I275]*[.B27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3956 <text:s text:c="2"/>13439</text:p>
          </table:table-cell>
          <table:table-cell office:value-type="float" office:value="63956" calcext:value-type="float">
            <text:p>63956</text:p>
          </table:table-cell>
          <table:table-cell office:value-type="float" office:value="13439" calcext:value-type="float">
            <text:p>13439</text:p>
          </table:table-cell>
          <table:table-cell office:value-type="float" office:value="35667" calcext:value-type="float">
            <text:p>35667</text:p>
          </table:table-cell>
          <table:table-cell office:value-type="float" office:value="35501" calcext:value-type="float">
            <text:p>35501</text:p>
          </table:table-cell>
          <table:table-cell table:formula="of:=ABS([.D276]-[.E276])" office:value-type="float" office:value="166" calcext:value-type="float">
            <text:p>166</text:p>
          </table:table-cell>
          <table:table-cell table:number-columns-repeated="2"/>
          <table:table-cell table:formula="of:=COUNTIF([.C$2:.C$1001];[.B276])" office:value-type="float" office:value="0" calcext:value-type="float">
            <text:p>0</text:p>
          </table:table-cell>
          <table:table-cell table:formula="of:=[.I276]*[.B27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9407 <text:s text:c="2"/>96879</text:p>
          </table:table-cell>
          <table:table-cell office:value-type="float" office:value="99407" calcext:value-type="float">
            <text:p>99407</text:p>
          </table:table-cell>
          <table:table-cell office:value-type="float" office:value="96879" calcext:value-type="float">
            <text:p>96879</text:p>
          </table:table-cell>
          <table:table-cell office:value-type="float" office:value="35695" calcext:value-type="float">
            <text:p>35695</text:p>
          </table:table-cell>
          <table:table-cell office:value-type="float" office:value="35575" calcext:value-type="float">
            <text:p>35575</text:p>
          </table:table-cell>
          <table:table-cell table:formula="of:=ABS([.D277]-[.E277])" office:value-type="float" office:value="120" calcext:value-type="float">
            <text:p>120</text:p>
          </table:table-cell>
          <table:table-cell table:number-columns-repeated="2"/>
          <table:table-cell table:formula="of:=COUNTIF([.C$2:.C$1001];[.B277])" office:value-type="float" office:value="0" calcext:value-type="float">
            <text:p>0</text:p>
          </table:table-cell>
          <table:table-cell table:formula="of:=[.I277]*[.B27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1416 <text:s text:c="2"/>76077</text:p>
          </table:table-cell>
          <table:table-cell office:value-type="float" office:value="91416" calcext:value-type="float">
            <text:p>91416</text:p>
          </table:table-cell>
          <table:table-cell office:value-type="float" office:value="76077" calcext:value-type="float">
            <text:p>76077</text:p>
          </table:table-cell>
          <table:table-cell office:value-type="float" office:value="35852" calcext:value-type="float">
            <text:p>35852</text:p>
          </table:table-cell>
          <table:table-cell office:value-type="float" office:value="35859" calcext:value-type="float">
            <text:p>35859</text:p>
          </table:table-cell>
          <table:table-cell table:formula="of:=ABS([.D278]-[.E278])" office:value-type="float" office:value="7" calcext:value-type="float">
            <text:p>7</text:p>
          </table:table-cell>
          <table:table-cell table:number-columns-repeated="2"/>
          <table:table-cell table:formula="of:=COUNTIF([.C$2:.C$1001];[.B278])" office:value-type="float" office:value="0" calcext:value-type="float">
            <text:p>0</text:p>
          </table:table-cell>
          <table:table-cell table:formula="of:=[.I278]*[.B27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8001 <text:s text:c="2"/>95578</text:p>
          </table:table-cell>
          <table:table-cell office:value-type="float" office:value="88001" calcext:value-type="float">
            <text:p>88001</text:p>
          </table:table-cell>
          <table:table-cell office:value-type="float" office:value="95578" calcext:value-type="float">
            <text:p>95578</text:p>
          </table:table-cell>
          <table:table-cell office:value-type="float" office:value="35906" calcext:value-type="float">
            <text:p>35906</text:p>
          </table:table-cell>
          <table:table-cell office:value-type="float" office:value="36146" calcext:value-type="float">
            <text:p>36146</text:p>
          </table:table-cell>
          <table:table-cell table:formula="of:=ABS([.D279]-[.E279])" office:value-type="float" office:value="240" calcext:value-type="float">
            <text:p>240</text:p>
          </table:table-cell>
          <table:table-cell table:number-columns-repeated="2"/>
          <table:table-cell table:formula="of:=COUNTIF([.C$2:.C$1001];[.B279])" office:value-type="float" office:value="0" calcext:value-type="float">
            <text:p>0</text:p>
          </table:table-cell>
          <table:table-cell table:formula="of:=[.I279]*[.B27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2066 <text:s text:c="2"/>33499</text:p>
          </table:table-cell>
          <table:table-cell office:value-type="float" office:value="62066" calcext:value-type="float">
            <text:p>62066</text:p>
          </table:table-cell>
          <table:table-cell office:value-type="float" office:value="33499" calcext:value-type="float">
            <text:p>33499</text:p>
          </table:table-cell>
          <table:table-cell office:value-type="float" office:value="36004" calcext:value-type="float">
            <text:p>36004</text:p>
          </table:table-cell>
          <table:table-cell office:value-type="float" office:value="36182" calcext:value-type="float">
            <text:p>36182</text:p>
          </table:table-cell>
          <table:table-cell table:formula="of:=ABS([.D280]-[.E280])" office:value-type="float" office:value="178" calcext:value-type="float">
            <text:p>178</text:p>
          </table:table-cell>
          <table:table-cell table:number-columns-repeated="2"/>
          <table:table-cell table:formula="of:=COUNTIF([.C$2:.C$1001];[.B280])" office:value-type="float" office:value="0" calcext:value-type="float">
            <text:p>0</text:p>
          </table:table-cell>
          <table:table-cell table:formula="of:=[.I280]*[.B28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4116 <text:s text:c="2"/>98790</text:p>
          </table:table-cell>
          <table:table-cell office:value-type="float" office:value="24116" calcext:value-type="float">
            <text:p>24116</text:p>
          </table:table-cell>
          <table:table-cell office:value-type="float" office:value="98790" calcext:value-type="float">
            <text:p>98790</text:p>
          </table:table-cell>
          <table:table-cell office:value-type="float" office:value="36126" calcext:value-type="float">
            <text:p>36126</text:p>
          </table:table-cell>
          <table:table-cell office:value-type="float" office:value="36346" calcext:value-type="float">
            <text:p>36346</text:p>
          </table:table-cell>
          <table:table-cell table:formula="of:=ABS([.D281]-[.E281])" office:value-type="float" office:value="220" calcext:value-type="float">
            <text:p>220</text:p>
          </table:table-cell>
          <table:table-cell table:number-columns-repeated="2"/>
          <table:table-cell table:formula="of:=COUNTIF([.C$2:.C$1001];[.B281])" office:value-type="float" office:value="0" calcext:value-type="float">
            <text:p>0</text:p>
          </table:table-cell>
          <table:table-cell table:formula="of:=[.I281]*[.B28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7745 <text:s text:c="2"/>19497</text:p>
          </table:table-cell>
          <table:table-cell office:value-type="float" office:value="47745" calcext:value-type="float">
            <text:p>47745</text:p>
          </table:table-cell>
          <table:table-cell office:value-type="float" office:value="19497" calcext:value-type="float">
            <text:p>19497</text:p>
          </table:table-cell>
          <table:table-cell office:value-type="float" office:value="36211" calcext:value-type="float">
            <text:p>36211</text:p>
          </table:table-cell>
          <table:table-cell office:value-type="float" office:value="36346" calcext:value-type="float">
            <text:p>36346</text:p>
          </table:table-cell>
          <table:table-cell table:formula="of:=ABS([.D282]-[.E282])" office:value-type="float" office:value="135" calcext:value-type="float">
            <text:p>135</text:p>
          </table:table-cell>
          <table:table-cell table:number-columns-repeated="2"/>
          <table:table-cell table:formula="of:=COUNTIF([.C$2:.C$1001];[.B282])" office:value-type="float" office:value="0" calcext:value-type="float">
            <text:p>0</text:p>
          </table:table-cell>
          <table:table-cell table:formula="of:=[.I282]*[.B28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915 <text:s text:c="2"/>31524</text:p>
          </table:table-cell>
          <table:table-cell office:value-type="float" office:value="64915" calcext:value-type="float">
            <text:p>64915</text:p>
          </table:table-cell>
          <table:table-cell office:value-type="float" office:value="31524" calcext:value-type="float">
            <text:p>31524</text:p>
          </table:table-cell>
          <table:table-cell office:value-type="float" office:value="36346" calcext:value-type="float">
            <text:p>36346</text:p>
          </table:table-cell>
          <table:table-cell office:value-type="float" office:value="36346" calcext:value-type="float">
            <text:p>36346</text:p>
          </table:table-cell>
          <table:table-cell table:formula="of:=ABS([.D283]-[.E283])" office:value-type="float" office:value="0" calcext:value-type="float">
            <text:p>0</text:p>
          </table:table-cell>
          <table:table-cell table:number-columns-repeated="2"/>
          <table:table-cell table:formula="of:=COUNTIF([.C$2:.C$1001];[.B283])" office:value-type="float" office:value="0" calcext:value-type="float">
            <text:p>0</text:p>
          </table:table-cell>
          <table:table-cell table:formula="of:=[.I283]*[.B28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961 <text:s text:c="2"/>93427</text:p>
          </table:table-cell>
          <table:table-cell office:value-type="float" office:value="15961" calcext:value-type="float">
            <text:p>15961</text:p>
          </table:table-cell>
          <table:table-cell office:value-type="float" office:value="93427" calcext:value-type="float">
            <text:p>93427</text:p>
          </table:table-cell>
          <table:table-cell office:value-type="float" office:value="36373" calcext:value-type="float">
            <text:p>36373</text:p>
          </table:table-cell>
          <table:table-cell office:value-type="float" office:value="36346" calcext:value-type="float">
            <text:p>36346</text:p>
          </table:table-cell>
          <table:table-cell table:formula="of:=ABS([.D284]-[.E284])" office:value-type="float" office:value="27" calcext:value-type="float">
            <text:p>27</text:p>
          </table:table-cell>
          <table:table-cell table:number-columns-repeated="2"/>
          <table:table-cell table:formula="of:=COUNTIF([.C$2:.C$1001];[.B284])" office:value-type="float" office:value="0" calcext:value-type="float">
            <text:p>0</text:p>
          </table:table-cell>
          <table:table-cell table:formula="of:=[.I284]*[.B28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8594 <text:s text:c="2"/>81210</text:p>
          </table:table-cell>
          <table:table-cell office:value-type="float" office:value="68594" calcext:value-type="float">
            <text:p>68594</text:p>
          </table:table-cell>
          <table:table-cell office:value-type="float" office:value="81210" calcext:value-type="float">
            <text:p>81210</text:p>
          </table:table-cell>
          <table:table-cell office:value-type="float" office:value="36666" calcext:value-type="float">
            <text:p>36666</text:p>
          </table:table-cell>
          <table:table-cell office:value-type="float" office:value="36346" calcext:value-type="float">
            <text:p>36346</text:p>
          </table:table-cell>
          <table:table-cell table:formula="of:=ABS([.D285]-[.E285])" office:value-type="float" office:value="320" calcext:value-type="float">
            <text:p>320</text:p>
          </table:table-cell>
          <table:table-cell table:number-columns-repeated="2"/>
          <table:table-cell table:formula="of:=COUNTIF([.C$2:.C$1001];[.B285])" office:value-type="float" office:value="0" calcext:value-type="float">
            <text:p>0</text:p>
          </table:table-cell>
          <table:table-cell table:formula="of:=[.I285]*[.B28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351 <text:s text:c="2"/>59202</text:p>
          </table:table-cell>
          <table:table-cell office:value-type="float" office:value="34351" calcext:value-type="float">
            <text:p>34351</text:p>
          </table:table-cell>
          <table:table-cell office:value-type="float" office:value="59202" calcext:value-type="float">
            <text:p>59202</text:p>
          </table:table-cell>
          <table:table-cell office:value-type="float" office:value="36754" calcext:value-type="float">
            <text:p>36754</text:p>
          </table:table-cell>
          <table:table-cell office:value-type="float" office:value="36480" calcext:value-type="float">
            <text:p>36480</text:p>
          </table:table-cell>
          <table:table-cell table:formula="of:=ABS([.D286]-[.E286])" office:value-type="float" office:value="274" calcext:value-type="float">
            <text:p>274</text:p>
          </table:table-cell>
          <table:table-cell table:number-columns-repeated="2"/>
          <table:table-cell table:formula="of:=COUNTIF([.C$2:.C$1001];[.B286])" office:value-type="float" office:value="0" calcext:value-type="float">
            <text:p>0</text:p>
          </table:table-cell>
          <table:table-cell table:formula="of:=[.I286]*[.B28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0327 <text:s text:c="2"/>98303</text:p>
          </table:table-cell>
          <table:table-cell office:value-type="float" office:value="40327" calcext:value-type="float">
            <text:p>40327</text:p>
          </table:table-cell>
          <table:table-cell office:value-type="float" office:value="98303" calcext:value-type="float">
            <text:p>98303</text:p>
          </table:table-cell>
          <table:table-cell office:value-type="float" office:value="36889" calcext:value-type="float">
            <text:p>36889</text:p>
          </table:table-cell>
          <table:table-cell office:value-type="float" office:value="36516" calcext:value-type="float">
            <text:p>36516</text:p>
          </table:table-cell>
          <table:table-cell table:formula="of:=ABS([.D287]-[.E287])" office:value-type="float" office:value="373" calcext:value-type="float">
            <text:p>373</text:p>
          </table:table-cell>
          <table:table-cell table:number-columns-repeated="2"/>
          <table:table-cell table:formula="of:=COUNTIF([.C$2:.C$1001];[.B287])" office:value-type="float" office:value="0" calcext:value-type="float">
            <text:p>0</text:p>
          </table:table-cell>
          <table:table-cell table:formula="of:=[.I287]*[.B28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2705 <text:s text:c="2"/>67448</text:p>
          </table:table-cell>
          <table:table-cell office:value-type="float" office:value="72705" calcext:value-type="float">
            <text:p>72705</text:p>
          </table:table-cell>
          <table:table-cell office:value-type="float" office:value="67448" calcext:value-type="float">
            <text:p>67448</text:p>
          </table:table-cell>
          <table:table-cell office:value-type="float" office:value="36905" calcext:value-type="float">
            <text:p>36905</text:p>
          </table:table-cell>
          <table:table-cell office:value-type="float" office:value="36926" calcext:value-type="float">
            <text:p>36926</text:p>
          </table:table-cell>
          <table:table-cell table:formula="of:=ABS([.D288]-[.E288])" office:value-type="float" office:value="21" calcext:value-type="float">
            <text:p>21</text:p>
          </table:table-cell>
          <table:table-cell table:number-columns-repeated="2"/>
          <table:table-cell table:formula="of:=COUNTIF([.C$2:.C$1001];[.B288])" office:value-type="float" office:value="0" calcext:value-type="float">
            <text:p>0</text:p>
          </table:table-cell>
          <table:table-cell table:formula="of:=[.I288]*[.B28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525 <text:s text:c="2"/>23334</text:p>
          </table:table-cell>
          <table:table-cell office:value-type="float" office:value="12525" calcext:value-type="float">
            <text:p>12525</text:p>
          </table:table-cell>
          <table:table-cell office:value-type="float" office:value="23334" calcext:value-type="float">
            <text:p>23334</text:p>
          </table:table-cell>
          <table:table-cell office:value-type="float" office:value="36923" calcext:value-type="float">
            <text:p>36923</text:p>
          </table:table-cell>
          <table:table-cell office:value-type="float" office:value="36926" calcext:value-type="float">
            <text:p>36926</text:p>
          </table:table-cell>
          <table:table-cell table:formula="of:=ABS([.D289]-[.E289])" office:value-type="float" office:value="3" calcext:value-type="float">
            <text:p>3</text:p>
          </table:table-cell>
          <table:table-cell table:number-columns-repeated="2"/>
          <table:table-cell table:formula="of:=COUNTIF([.C$2:.C$1001];[.B289])" office:value-type="float" office:value="0" calcext:value-type="float">
            <text:p>0</text:p>
          </table:table-cell>
          <table:table-cell table:formula="of:=[.I289]*[.B28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3151 <text:s text:c="2"/>82488</text:p>
          </table:table-cell>
          <table:table-cell office:value-type="float" office:value="43151" calcext:value-type="float">
            <text:p>43151</text:p>
          </table:table-cell>
          <table:table-cell office:value-type="float" office:value="82488" calcext:value-type="float">
            <text:p>82488</text:p>
          </table:table-cell>
          <table:table-cell office:value-type="float" office:value="36926" calcext:value-type="float">
            <text:p>36926</text:p>
          </table:table-cell>
          <table:table-cell office:value-type="float" office:value="36926" calcext:value-type="float">
            <text:p>36926</text:p>
          </table:table-cell>
          <table:table-cell table:formula="of:=ABS([.D290]-[.E290])" office:value-type="float" office:value="0" calcext:value-type="float">
            <text:p>0</text:p>
          </table:table-cell>
          <table:table-cell table:number-columns-repeated="2"/>
          <table:table-cell table:formula="of:=COUNTIF([.C$2:.C$1001];[.B290])" office:value-type="float" office:value="0" calcext:value-type="float">
            <text:p>0</text:p>
          </table:table-cell>
          <table:table-cell table:formula="of:=[.I290]*[.B29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5068 <text:s text:c="2"/>49777</text:p>
          </table:table-cell>
          <table:table-cell office:value-type="float" office:value="35068" calcext:value-type="float">
            <text:p>35068</text:p>
          </table:table-cell>
          <table:table-cell office:value-type="float" office:value="49777" calcext:value-type="float">
            <text:p>49777</text:p>
          </table:table-cell>
          <table:table-cell office:value-type="float" office:value="36998" calcext:value-type="float">
            <text:p>36998</text:p>
          </table:table-cell>
          <table:table-cell office:value-type="float" office:value="36926" calcext:value-type="float">
            <text:p>36926</text:p>
          </table:table-cell>
          <table:table-cell table:formula="of:=ABS([.D291]-[.E291])" office:value-type="float" office:value="72" calcext:value-type="float">
            <text:p>72</text:p>
          </table:table-cell>
          <table:table-cell table:number-columns-repeated="2"/>
          <table:table-cell table:formula="of:=COUNTIF([.C$2:.C$1001];[.B291])" office:value-type="float" office:value="0" calcext:value-type="float">
            <text:p>0</text:p>
          </table:table-cell>
          <table:table-cell table:formula="of:=[.I291]*[.B29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8599 <text:s text:c="2"/>69183</text:p>
          </table:table-cell>
          <table:table-cell office:value-type="float" office:value="68599" calcext:value-type="float">
            <text:p>68599</text:p>
          </table:table-cell>
          <table:table-cell office:value-type="float" office:value="69183" calcext:value-type="float">
            <text:p>69183</text:p>
          </table:table-cell>
          <table:table-cell office:value-type="float" office:value="37033" calcext:value-type="float">
            <text:p>37033</text:p>
          </table:table-cell>
          <table:table-cell office:value-type="float" office:value="36926" calcext:value-type="float">
            <text:p>36926</text:p>
          </table:table-cell>
          <table:table-cell table:formula="of:=ABS([.D292]-[.E292])" office:value-type="float" office:value="107" calcext:value-type="float">
            <text:p>107</text:p>
          </table:table-cell>
          <table:table-cell table:number-columns-repeated="2"/>
          <table:table-cell table:formula="of:=COUNTIF([.C$2:.C$1001];[.B292])" office:value-type="float" office:value="0" calcext:value-type="float">
            <text:p>0</text:p>
          </table:table-cell>
          <table:table-cell table:formula="of:=[.I292]*[.B29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043 <text:s text:c="2"/>78193</text:p>
          </table:table-cell>
          <table:table-cell office:value-type="float" office:value="94043" calcext:value-type="float">
            <text:p>94043</text:p>
          </table:table-cell>
          <table:table-cell office:value-type="float" office:value="78193" calcext:value-type="float">
            <text:p>78193</text:p>
          </table:table-cell>
          <table:table-cell office:value-type="float" office:value="37067" calcext:value-type="float">
            <text:p>37067</text:p>
          </table:table-cell>
          <table:table-cell office:value-type="float" office:value="36926" calcext:value-type="float">
            <text:p>36926</text:p>
          </table:table-cell>
          <table:table-cell table:formula="of:=ABS([.D293]-[.E293])" office:value-type="float" office:value="141" calcext:value-type="float">
            <text:p>141</text:p>
          </table:table-cell>
          <table:table-cell table:number-columns-repeated="2"/>
          <table:table-cell table:formula="of:=COUNTIF([.C$2:.C$1001];[.B293])" office:value-type="float" office:value="0" calcext:value-type="float">
            <text:p>0</text:p>
          </table:table-cell>
          <table:table-cell table:formula="of:=[.I293]*[.B29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678 <text:s text:c="2"/>98199</text:p>
          </table:table-cell>
          <table:table-cell office:value-type="float" office:value="13678" calcext:value-type="float">
            <text:p>13678</text:p>
          </table:table-cell>
          <table:table-cell office:value-type="float" office:value="98199" calcext:value-type="float">
            <text:p>98199</text:p>
          </table:table-cell>
          <table:table-cell office:value-type="float" office:value="37141" calcext:value-type="float">
            <text:p>37141</text:p>
          </table:table-cell>
          <table:table-cell office:value-type="float" office:value="36926" calcext:value-type="float">
            <text:p>36926</text:p>
          </table:table-cell>
          <table:table-cell table:formula="of:=ABS([.D294]-[.E294])" office:value-type="float" office:value="215" calcext:value-type="float">
            <text:p>215</text:p>
          </table:table-cell>
          <table:table-cell table:number-columns-repeated="2"/>
          <table:table-cell table:formula="of:=COUNTIF([.C$2:.C$1001];[.B294])" office:value-type="float" office:value="0" calcext:value-type="float">
            <text:p>0</text:p>
          </table:table-cell>
          <table:table-cell table:formula="of:=[.I294]*[.B29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1582 <text:s text:c="2"/>69183</text:p>
          </table:table-cell>
          <table:table-cell office:value-type="float" office:value="81582" calcext:value-type="float">
            <text:p>81582</text:p>
          </table:table-cell>
          <table:table-cell office:value-type="float" office:value="69183" calcext:value-type="float">
            <text:p>69183</text:p>
          </table:table-cell>
          <table:table-cell office:value-type="float" office:value="37332" calcext:value-type="float">
            <text:p>37332</text:p>
          </table:table-cell>
          <table:table-cell office:value-type="float" office:value="37037" calcext:value-type="float">
            <text:p>37037</text:p>
          </table:table-cell>
          <table:table-cell table:formula="of:=ABS([.D295]-[.E295])" office:value-type="float" office:value="295" calcext:value-type="float">
            <text:p>295</text:p>
          </table:table-cell>
          <table:table-cell table:number-columns-repeated="2"/>
          <table:table-cell table:formula="of:=COUNTIF([.C$2:.C$1001];[.B295])" office:value-type="float" office:value="0" calcext:value-type="float">
            <text:p>0</text:p>
          </table:table-cell>
          <table:table-cell table:formula="of:=[.I295]*[.B29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934 <text:s text:c="2"/>36346</text:p>
          </table:table-cell>
          <table:table-cell office:value-type="float" office:value="73934" calcext:value-type="float">
            <text:p>73934</text:p>
          </table:table-cell>
          <table:table-cell office:value-type="float" office:value="36346" calcext:value-type="float">
            <text:p>36346</text:p>
          </table:table-cell>
          <table:table-cell office:value-type="float" office:value="37701" calcext:value-type="float">
            <text:p>37701</text:p>
          </table:table-cell>
          <table:table-cell office:value-type="float" office:value="37178" calcext:value-type="float">
            <text:p>37178</text:p>
          </table:table-cell>
          <table:table-cell table:formula="of:=ABS([.D296]-[.E296])" office:value-type="float" office:value="523" calcext:value-type="float">
            <text:p>523</text:p>
          </table:table-cell>
          <table:table-cell table:number-columns-repeated="2"/>
          <table:table-cell table:formula="of:=COUNTIF([.C$2:.C$1001];[.B296])" office:value-type="float" office:value="0" calcext:value-type="float">
            <text:p>0</text:p>
          </table:table-cell>
          <table:table-cell table:formula="of:=[.I296]*[.B29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739 <text:s text:c="2"/>43046</text:p>
          </table:table-cell>
          <table:table-cell office:value-type="float" office:value="55739" calcext:value-type="float">
            <text:p>55739</text:p>
          </table:table-cell>
          <table:table-cell office:value-type="float" office:value="43046" calcext:value-type="float">
            <text:p>43046</text:p>
          </table:table-cell>
          <table:table-cell office:value-type="float" office:value="37718" calcext:value-type="float">
            <text:p>37718</text:p>
          </table:table-cell>
          <table:table-cell office:value-type="float" office:value="37209" calcext:value-type="float">
            <text:p>37209</text:p>
          </table:table-cell>
          <table:table-cell table:formula="of:=ABS([.D297]-[.E297])" office:value-type="float" office:value="509" calcext:value-type="float">
            <text:p>509</text:p>
          </table:table-cell>
          <table:table-cell table:number-columns-repeated="2"/>
          <table:table-cell table:formula="of:=COUNTIF([.C$2:.C$1001];[.B297])" office:value-type="float" office:value="0" calcext:value-type="float">
            <text:p>0</text:p>
          </table:table-cell>
          <table:table-cell table:formula="of:=[.I297]*[.B29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642 <text:s text:c="2"/>75087</text:p>
          </table:table-cell>
          <table:table-cell office:value-type="float" office:value="85642" calcext:value-type="float">
            <text:p>85642</text:p>
          </table:table-cell>
          <table:table-cell office:value-type="float" office:value="75087" calcext:value-type="float">
            <text:p>75087</text:p>
          </table:table-cell>
          <table:table-cell office:value-type="float" office:value="37914" calcext:value-type="float">
            <text:p>37914</text:p>
          </table:table-cell>
          <table:table-cell office:value-type="float" office:value="37242" calcext:value-type="float">
            <text:p>37242</text:p>
          </table:table-cell>
          <table:table-cell table:formula="of:=ABS([.D298]-[.E298])" office:value-type="float" office:value="672" calcext:value-type="float">
            <text:p>672</text:p>
          </table:table-cell>
          <table:table-cell table:number-columns-repeated="2"/>
          <table:table-cell table:formula="of:=COUNTIF([.C$2:.C$1001];[.B298])" office:value-type="float" office:value="0" calcext:value-type="float">
            <text:p>0</text:p>
          </table:table-cell>
          <table:table-cell table:formula="of:=[.I298]*[.B29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1889 <text:s text:c="2"/>62893</text:p>
          </table:table-cell>
          <table:table-cell office:value-type="float" office:value="91889" calcext:value-type="float">
            <text:p>91889</text:p>
          </table:table-cell>
          <table:table-cell office:value-type="float" office:value="62893" calcext:value-type="float">
            <text:p>62893</text:p>
          </table:table-cell>
          <table:table-cell office:value-type="float" office:value="37923" calcext:value-type="float">
            <text:p>37923</text:p>
          </table:table-cell>
          <table:table-cell office:value-type="float" office:value="37439" calcext:value-type="float">
            <text:p>37439</text:p>
          </table:table-cell>
          <table:table-cell table:formula="of:=ABS([.D299]-[.E299])" office:value-type="float" office:value="484" calcext:value-type="float">
            <text:p>484</text:p>
          </table:table-cell>
          <table:table-cell table:number-columns-repeated="2"/>
          <table:table-cell table:formula="of:=COUNTIF([.C$2:.C$1001];[.B299])" office:value-type="float" office:value="0" calcext:value-type="float">
            <text:p>0</text:p>
          </table:table-cell>
          <table:table-cell table:formula="of:=[.I299]*[.B29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7778 <text:s text:c="2"/>92891</text:p>
          </table:table-cell>
          <table:table-cell office:value-type="float" office:value="67778" calcext:value-type="float">
            <text:p>67778</text:p>
          </table:table-cell>
          <table:table-cell office:value-type="float" office:value="92891" calcext:value-type="float">
            <text:p>92891</text:p>
          </table:table-cell>
          <table:table-cell office:value-type="float" office:value="37933" calcext:value-type="float">
            <text:p>37933</text:p>
          </table:table-cell>
          <table:table-cell office:value-type="float" office:value="37542" calcext:value-type="float">
            <text:p>37542</text:p>
          </table:table-cell>
          <table:table-cell table:formula="of:=ABS([.D300]-[.E300])" office:value-type="float" office:value="391" calcext:value-type="float">
            <text:p>391</text:p>
          </table:table-cell>
          <table:table-cell table:number-columns-repeated="2"/>
          <table:table-cell table:formula="of:=COUNTIF([.C$2:.C$1001];[.B300])" office:value-type="float" office:value="0" calcext:value-type="float">
            <text:p>0</text:p>
          </table:table-cell>
          <table:table-cell table:formula="of:=[.I300]*[.B30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5695 <text:s text:c="2"/>73450</text:p>
          </table:table-cell>
          <table:table-cell office:value-type="float" office:value="35695" calcext:value-type="float">
            <text:p>35695</text:p>
          </table:table-cell>
          <table:table-cell office:value-type="float" office:value="73450" calcext:value-type="float">
            <text:p>73450</text:p>
          </table:table-cell>
          <table:table-cell office:value-type="float" office:value="38017" calcext:value-type="float">
            <text:p>38017</text:p>
          </table:table-cell>
          <table:table-cell office:value-type="float" office:value="37578" calcext:value-type="float">
            <text:p>37578</text:p>
          </table:table-cell>
          <table:table-cell table:formula="of:=ABS([.D301]-[.E301])" office:value-type="float" office:value="439" calcext:value-type="float">
            <text:p>439</text:p>
          </table:table-cell>
          <table:table-cell table:number-columns-repeated="2"/>
          <table:table-cell table:formula="of:=COUNTIF([.C$2:.C$1001];[.B301])" office:value-type="float" office:value="0" calcext:value-type="float">
            <text:p>0</text:p>
          </table:table-cell>
          <table:table-cell table:formula="of:=[.I301]*[.B30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718 <text:s text:c="2"/>78193</text:p>
          </table:table-cell>
          <table:table-cell office:value-type="float" office:value="55718" calcext:value-type="float">
            <text:p>55718</text:p>
          </table:table-cell>
          <table:table-cell office:value-type="float" office:value="78193" calcext:value-type="float">
            <text:p>78193</text:p>
          </table:table-cell>
          <table:table-cell office:value-type="float" office:value="38100" calcext:value-type="float">
            <text:p>38100</text:p>
          </table:table-cell>
          <table:table-cell office:value-type="float" office:value="37777" calcext:value-type="float">
            <text:p>37777</text:p>
          </table:table-cell>
          <table:table-cell table:formula="of:=ABS([.D302]-[.E302])" office:value-type="float" office:value="323" calcext:value-type="float">
            <text:p>323</text:p>
          </table:table-cell>
          <table:table-cell table:number-columns-repeated="2"/>
          <table:table-cell table:formula="of:=COUNTIF([.C$2:.C$1001];[.B302])" office:value-type="float" office:value="0" calcext:value-type="float">
            <text:p>0</text:p>
          </table:table-cell>
          <table:table-cell table:formula="of:=[.I302]*[.B30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3959 <text:s text:c="2"/>34907</text:p>
          </table:table-cell>
          <table:table-cell office:value-type="float" office:value="63959" calcext:value-type="float">
            <text:p>63959</text:p>
          </table:table-cell>
          <table:table-cell office:value-type="float" office:value="34907" calcext:value-type="float">
            <text:p>34907</text:p>
          </table:table-cell>
          <table:table-cell office:value-type="float" office:value="38118" calcext:value-type="float">
            <text:p>38118</text:p>
          </table:table-cell>
          <table:table-cell office:value-type="float" office:value="37808" calcext:value-type="float">
            <text:p>37808</text:p>
          </table:table-cell>
          <table:table-cell table:formula="of:=ABS([.D303]-[.E303])" office:value-type="float" office:value="310" calcext:value-type="float">
            <text:p>310</text:p>
          </table:table-cell>
          <table:table-cell table:number-columns-repeated="2"/>
          <table:table-cell table:formula="of:=COUNTIF([.C$2:.C$1001];[.B303])" office:value-type="float" office:value="0" calcext:value-type="float">
            <text:p>0</text:p>
          </table:table-cell>
          <table:table-cell table:formula="of:=[.I303]*[.B30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8017 <text:s text:c="2"/>98409</text:p>
          </table:table-cell>
          <table:table-cell office:value-type="float" office:value="38017" calcext:value-type="float">
            <text:p>38017</text:p>
          </table:table-cell>
          <table:table-cell office:value-type="float" office:value="98409" calcext:value-type="float">
            <text:p>98409</text:p>
          </table:table-cell>
          <table:table-cell office:value-type="float" office:value="38188" calcext:value-type="float">
            <text:p>38188</text:p>
          </table:table-cell>
          <table:table-cell office:value-type="float" office:value="37918" calcext:value-type="float">
            <text:p>37918</text:p>
          </table:table-cell>
          <table:table-cell table:formula="of:=ABS([.D304]-[.E304])" office:value-type="float" office:value="270" calcext:value-type="float">
            <text:p>270</text:p>
          </table:table-cell>
          <table:table-cell table:number-columns-repeated="2"/>
          <table:table-cell table:formula="of:=COUNTIF([.C$2:.C$1001];[.B304])" office:value-type="float" office:value="0" calcext:value-type="float">
            <text:p>0</text:p>
          </table:table-cell>
          <table:table-cell table:formula="of:=[.I304]*[.B30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723 <text:s text:c="2"/>17517</text:p>
          </table:table-cell>
          <table:table-cell office:value-type="float" office:value="66723" calcext:value-type="float">
            <text:p>66723</text:p>
          </table:table-cell>
          <table:table-cell office:value-type="float" office:value="17517" calcext:value-type="float">
            <text:p>17517</text:p>
          </table:table-cell>
          <table:table-cell office:value-type="float" office:value="38232" calcext:value-type="float">
            <text:p>38232</text:p>
          </table:table-cell>
          <table:table-cell office:value-type="float" office:value="38143" calcext:value-type="float">
            <text:p>38143</text:p>
          </table:table-cell>
          <table:table-cell table:formula="of:=ABS([.D305]-[.E305])" office:value-type="float" office:value="89" calcext:value-type="float">
            <text:p>89</text:p>
          </table:table-cell>
          <table:table-cell table:number-columns-repeated="2"/>
          <table:table-cell table:formula="of:=COUNTIF([.C$2:.C$1001];[.B305])" office:value-type="float" office:value="0" calcext:value-type="float">
            <text:p>0</text:p>
          </table:table-cell>
          <table:table-cell table:formula="of:=[.I305]*[.B30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4248 <text:s text:c="2"/>43974</text:p>
          </table:table-cell>
          <table:table-cell office:value-type="float" office:value="74248" calcext:value-type="float">
            <text:p>74248</text:p>
          </table:table-cell>
          <table:table-cell office:value-type="float" office:value="43974" calcext:value-type="float">
            <text:p>43974</text:p>
          </table:table-cell>
          <table:table-cell office:value-type="float" office:value="38280" calcext:value-type="float">
            <text:p>38280</text:p>
          </table:table-cell>
          <table:table-cell office:value-type="float" office:value="38284" calcext:value-type="float">
            <text:p>38284</text:p>
          </table:table-cell>
          <table:table-cell table:formula="of:=ABS([.D306]-[.E306])" office:value-type="float" office:value="4" calcext:value-type="float">
            <text:p>4</text:p>
          </table:table-cell>
          <table:table-cell table:number-columns-repeated="2"/>
          <table:table-cell table:formula="of:=COUNTIF([.C$2:.C$1001];[.B306])" office:value-type="float" office:value="0" calcext:value-type="float">
            <text:p>0</text:p>
          </table:table-cell>
          <table:table-cell table:formula="of:=[.I306]*[.B30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8967 <text:s text:c="2"/>64011</text:p>
          </table:table-cell>
          <table:table-cell office:value-type="float" office:value="88967" calcext:value-type="float">
            <text:p>88967</text:p>
          </table:table-cell>
          <table:table-cell office:value-type="float" office:value="64011" calcext:value-type="float">
            <text:p>64011</text:p>
          </table:table-cell>
          <table:table-cell office:value-type="float" office:value="38479" calcext:value-type="float">
            <text:p>38479</text:p>
          </table:table-cell>
          <table:table-cell office:value-type="float" office:value="38324" calcext:value-type="float">
            <text:p>38324</text:p>
          </table:table-cell>
          <table:table-cell table:formula="of:=ABS([.D307]-[.E307])" office:value-type="float" office:value="155" calcext:value-type="float">
            <text:p>155</text:p>
          </table:table-cell>
          <table:table-cell table:number-columns-repeated="2"/>
          <table:table-cell table:formula="of:=COUNTIF([.C$2:.C$1001];[.B307])" office:value-type="float" office:value="0" calcext:value-type="float">
            <text:p>0</text:p>
          </table:table-cell>
          <table:table-cell table:formula="of:=[.I307]*[.B30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3130 <text:s text:c="2"/>20258</text:p>
          </table:table-cell>
          <table:table-cell office:value-type="float" office:value="83130" calcext:value-type="float">
            <text:p>83130</text:p>
          </table:table-cell>
          <table:table-cell office:value-type="float" office:value="20258" calcext:value-type="float">
            <text:p>20258</text:p>
          </table:table-cell>
          <table:table-cell office:value-type="float" office:value="38481" calcext:value-type="float">
            <text:p>38481</text:p>
          </table:table-cell>
          <table:table-cell office:value-type="float" office:value="38371" calcext:value-type="float">
            <text:p>38371</text:p>
          </table:table-cell>
          <table:table-cell table:formula="of:=ABS([.D308]-[.E308])" office:value-type="float" office:value="110" calcext:value-type="float">
            <text:p>110</text:p>
          </table:table-cell>
          <table:table-cell table:number-columns-repeated="2"/>
          <table:table-cell table:formula="of:=COUNTIF([.C$2:.C$1001];[.B308])" office:value-type="float" office:value="0" calcext:value-type="float">
            <text:p>0</text:p>
          </table:table-cell>
          <table:table-cell table:formula="of:=[.I308]*[.B30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9204 <text:s text:c="2"/>59594</text:p>
          </table:table-cell>
          <table:table-cell office:value-type="float" office:value="99204" calcext:value-type="float">
            <text:p>99204</text:p>
          </table:table-cell>
          <table:table-cell office:value-type="float" office:value="59594" calcext:value-type="float">
            <text:p>59594</text:p>
          </table:table-cell>
          <table:table-cell office:value-type="float" office:value="38484" calcext:value-type="float">
            <text:p>38484</text:p>
          </table:table-cell>
          <table:table-cell office:value-type="float" office:value="38420" calcext:value-type="float">
            <text:p>38420</text:p>
          </table:table-cell>
          <table:table-cell table:formula="of:=ABS([.D309]-[.E309])" office:value-type="float" office:value="64" calcext:value-type="float">
            <text:p>64</text:p>
          </table:table-cell>
          <table:table-cell table:number-columns-repeated="2"/>
          <table:table-cell table:formula="of:=COUNTIF([.C$2:.C$1001];[.B309])" office:value-type="float" office:value="0" calcext:value-type="float">
            <text:p>0</text:p>
          </table:table-cell>
          <table:table-cell table:formula="of:=[.I309]*[.B30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0476 <text:s text:c="2"/>66058</text:p>
          </table:table-cell>
          <table:table-cell office:value-type="float" office:value="70476" calcext:value-type="float">
            <text:p>70476</text:p>
          </table:table-cell>
          <table:table-cell office:value-type="float" office:value="66058" calcext:value-type="float">
            <text:p>66058</text:p>
          </table:table-cell>
          <table:table-cell office:value-type="float" office:value="38494" calcext:value-type="float">
            <text:p>38494</text:p>
          </table:table-cell>
          <table:table-cell office:value-type="float" office:value="38466" calcext:value-type="float">
            <text:p>38466</text:p>
          </table:table-cell>
          <table:table-cell table:formula="of:=ABS([.D310]-[.E310])" office:value-type="float" office:value="28" calcext:value-type="float">
            <text:p>28</text:p>
          </table:table-cell>
          <table:table-cell table:number-columns-repeated="2"/>
          <table:table-cell table:formula="of:=COUNTIF([.C$2:.C$1001];[.B310])" office:value-type="float" office:value="0" calcext:value-type="float">
            <text:p>0</text:p>
          </table:table-cell>
          <table:table-cell table:formula="of:=[.I310]*[.B3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1286 <text:s text:c="2"/>50220</text:p>
          </table:table-cell>
          <table:table-cell office:value-type="float" office:value="61286" calcext:value-type="float">
            <text:p>61286</text:p>
          </table:table-cell>
          <table:table-cell office:value-type="float" office:value="50220" calcext:value-type="float">
            <text:p>50220</text:p>
          </table:table-cell>
          <table:table-cell office:value-type="float" office:value="38528" calcext:value-type="float">
            <text:p>38528</text:p>
          </table:table-cell>
          <table:table-cell office:value-type="float" office:value="38603" calcext:value-type="float">
            <text:p>38603</text:p>
          </table:table-cell>
          <table:table-cell table:formula="of:=ABS([.D311]-[.E311])" office:value-type="float" office:value="75" calcext:value-type="float">
            <text:p>75</text:p>
          </table:table-cell>
          <table:table-cell table:number-columns-repeated="2"/>
          <table:table-cell table:formula="of:=COUNTIF([.C$2:.C$1001];[.B311])" office:value-type="float" office:value="0" calcext:value-type="float">
            <text:p>0</text:p>
          </table:table-cell>
          <table:table-cell table:formula="of:=[.I311]*[.B3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8510 <text:s text:c="2"/>31524</text:p>
          </table:table-cell>
          <table:table-cell office:value-type="float" office:value="48510" calcext:value-type="float">
            <text:p>48510</text:p>
          </table:table-cell>
          <table:table-cell office:value-type="float" office:value="31524" calcext:value-type="float">
            <text:p>31524</text:p>
          </table:table-cell>
          <table:table-cell office:value-type="float" office:value="38739" calcext:value-type="float">
            <text:p>38739</text:p>
          </table:table-cell>
          <table:table-cell office:value-type="float" office:value="38714" calcext:value-type="float">
            <text:p>38714</text:p>
          </table:table-cell>
          <table:table-cell table:formula="of:=ABS([.D312]-[.E312])" office:value-type="float" office:value="25" calcext:value-type="float">
            <text:p>25</text:p>
          </table:table-cell>
          <table:table-cell table:number-columns-repeated="2"/>
          <table:table-cell table:formula="of:=COUNTIF([.C$2:.C$1001];[.B312])" office:value-type="float" office:value="0" calcext:value-type="float">
            <text:p>0</text:p>
          </table:table-cell>
          <table:table-cell table:formula="of:=[.I312]*[.B3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9991 <text:s text:c="2"/>38603</text:p>
          </table:table-cell>
          <table:table-cell office:value-type="float" office:value="79991" calcext:value-type="float">
            <text:p>79991</text:p>
          </table:table-cell>
          <table:table-cell office:value-type="float" office:value="38603" calcext:value-type="float">
            <text:p>38603</text:p>
          </table:table-cell>
          <table:table-cell office:value-type="float" office:value="38791" calcext:value-type="float">
            <text:p>38791</text:p>
          </table:table-cell>
          <table:table-cell office:value-type="float" office:value="39121" calcext:value-type="float">
            <text:p>39121</text:p>
          </table:table-cell>
          <table:table-cell table:formula="of:=ABS([.D313]-[.E313])" office:value-type="float" office:value="330" calcext:value-type="float">
            <text:p>330</text:p>
          </table:table-cell>
          <table:table-cell table:number-columns-repeated="2"/>
          <table:table-cell table:formula="of:=COUNTIF([.C$2:.C$1001];[.B313])" office:value-type="float" office:value="0" calcext:value-type="float">
            <text:p>0</text:p>
          </table:table-cell>
          <table:table-cell table:formula="of:=[.I313]*[.B3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872 <text:s text:c="2"/>59594</text:p>
          </table:table-cell>
          <table:table-cell office:value-type="float" office:value="19872" calcext:value-type="float">
            <text:p>19872</text:p>
          </table:table-cell>
          <table:table-cell office:value-type="float" office:value="59594" calcext:value-type="float">
            <text:p>59594</text:p>
          </table:table-cell>
          <table:table-cell office:value-type="float" office:value="39144" calcext:value-type="float">
            <text:p>39144</text:p>
          </table:table-cell>
          <table:table-cell office:value-type="float" office:value="39233" calcext:value-type="float">
            <text:p>39233</text:p>
          </table:table-cell>
          <table:table-cell table:formula="of:=ABS([.D314]-[.E314])" office:value-type="float" office:value="89" calcext:value-type="float">
            <text:p>89</text:p>
          </table:table-cell>
          <table:table-cell table:number-columns-repeated="2"/>
          <table:table-cell table:formula="of:=COUNTIF([.C$2:.C$1001];[.B314])" office:value-type="float" office:value="0" calcext:value-type="float">
            <text:p>0</text:p>
          </table:table-cell>
          <table:table-cell table:formula="of:=[.I314]*[.B3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7662 <text:s text:c="2"/>98303</text:p>
          </table:table-cell>
          <table:table-cell office:value-type="float" office:value="87662" calcext:value-type="float">
            <text:p>87662</text:p>
          </table:table-cell>
          <table:table-cell office:value-type="float" office:value="98303" calcext:value-type="float">
            <text:p>98303</text:p>
          </table:table-cell>
          <table:table-cell office:value-type="float" office:value="39233" calcext:value-type="float">
            <text:p>39233</text:p>
          </table:table-cell>
          <table:table-cell office:value-type="float" office:value="39233" calcext:value-type="float">
            <text:p>39233</text:p>
          </table:table-cell>
          <table:table-cell table:formula="of:=ABS([.D315]-[.E315])" office:value-type="float" office:value="0" calcext:value-type="float">
            <text:p>0</text:p>
          </table:table-cell>
          <table:table-cell table:number-columns-repeated="2"/>
          <table:table-cell table:formula="of:=COUNTIF([.C$2:.C$1001];[.B315])" office:value-type="float" office:value="0" calcext:value-type="float">
            <text:p>0</text:p>
          </table:table-cell>
          <table:table-cell table:formula="of:=[.I315]*[.B3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340 <text:s text:c="2"/>52069</text:p>
          </table:table-cell>
          <table:table-cell office:value-type="float" office:value="19340" calcext:value-type="float">
            <text:p>19340</text:p>
          </table:table-cell>
          <table:table-cell office:value-type="float" office:value="52069" calcext:value-type="float">
            <text:p>52069</text:p>
          </table:table-cell>
          <table:table-cell office:value-type="float" office:value="39317" calcext:value-type="float">
            <text:p>39317</text:p>
          </table:table-cell>
          <table:table-cell office:value-type="float" office:value="39233" calcext:value-type="float">
            <text:p>39233</text:p>
          </table:table-cell>
          <table:table-cell table:formula="of:=ABS([.D316]-[.E316])" office:value-type="float" office:value="84" calcext:value-type="float">
            <text:p>84</text:p>
          </table:table-cell>
          <table:table-cell table:number-columns-repeated="2"/>
          <table:table-cell table:formula="of:=COUNTIF([.C$2:.C$1001];[.B316])" office:value-type="float" office:value="0" calcext:value-type="float">
            <text:p>0</text:p>
          </table:table-cell>
          <table:table-cell table:formula="of:=[.I316]*[.B3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3964 <text:s text:c="2"/>15951</text:p>
          </table:table-cell>
          <table:table-cell office:value-type="float" office:value="43964" calcext:value-type="float">
            <text:p>43964</text:p>
          </table:table-cell>
          <table:table-cell office:value-type="float" office:value="15951" calcext:value-type="float">
            <text:p>15951</text:p>
          </table:table-cell>
          <table:table-cell office:value-type="float" office:value="39653" calcext:value-type="float">
            <text:p>39653</text:p>
          </table:table-cell>
          <table:table-cell office:value-type="float" office:value="39233" calcext:value-type="float">
            <text:p>39233</text:p>
          </table:table-cell>
          <table:table-cell table:formula="of:=ABS([.D317]-[.E317])" office:value-type="float" office:value="420" calcext:value-type="float">
            <text:p>420</text:p>
          </table:table-cell>
          <table:table-cell table:number-columns-repeated="2"/>
          <table:table-cell table:formula="of:=COUNTIF([.C$2:.C$1001];[.B317])" office:value-type="float" office:value="0" calcext:value-type="float">
            <text:p>0</text:p>
          </table:table-cell>
          <table:table-cell table:formula="of:=[.I317]*[.B3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0112 <text:s text:c="2"/>80030</text:p>
          </table:table-cell>
          <table:table-cell office:value-type="float" office:value="90112" calcext:value-type="float">
            <text:p>90112</text:p>
          </table:table-cell>
          <table:table-cell office:value-type="float" office:value="80030" calcext:value-type="float">
            <text:p>80030</text:p>
          </table:table-cell>
          <table:table-cell office:value-type="float" office:value="39686" calcext:value-type="float">
            <text:p>39686</text:p>
          </table:table-cell>
          <table:table-cell office:value-type="float" office:value="39233" calcext:value-type="float">
            <text:p>39233</text:p>
          </table:table-cell>
          <table:table-cell table:formula="of:=ABS([.D318]-[.E318])" office:value-type="float" office:value="453" calcext:value-type="float">
            <text:p>453</text:p>
          </table:table-cell>
          <table:table-cell table:number-columns-repeated="2"/>
          <table:table-cell table:formula="of:=COUNTIF([.C$2:.C$1001];[.B318])" office:value-type="float" office:value="0" calcext:value-type="float">
            <text:p>0</text:p>
          </table:table-cell>
          <table:table-cell table:formula="of:=[.I318]*[.B31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3191 <text:s text:c="2"/>15951</text:p>
          </table:table-cell>
          <table:table-cell office:value-type="float" office:value="43191" calcext:value-type="float">
            <text:p>43191</text:p>
          </table:table-cell>
          <table:table-cell office:value-type="float" office:value="15951" calcext:value-type="float">
            <text:p>15951</text:p>
          </table:table-cell>
          <table:table-cell office:value-type="float" office:value="39821" calcext:value-type="float">
            <text:p>39821</text:p>
          </table:table-cell>
          <table:table-cell office:value-type="float" office:value="39233" calcext:value-type="float">
            <text:p>39233</text:p>
          </table:table-cell>
          <table:table-cell table:formula="of:=ABS([.D319]-[.E319])" office:value-type="float" office:value="588" calcext:value-type="float">
            <text:p>588</text:p>
          </table:table-cell>
          <table:table-cell table:number-columns-repeated="2"/>
          <table:table-cell table:formula="of:=COUNTIF([.C$2:.C$1001];[.B319])" office:value-type="float" office:value="0" calcext:value-type="float">
            <text:p>0</text:p>
          </table:table-cell>
          <table:table-cell table:formula="of:=[.I319]*[.B31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8554 <text:s text:c="2"/>72878</text:p>
          </table:table-cell>
          <table:table-cell office:value-type="float" office:value="98554" calcext:value-type="float">
            <text:p>98554</text:p>
          </table:table-cell>
          <table:table-cell office:value-type="float" office:value="72878" calcext:value-type="float">
            <text:p>72878</text:p>
          </table:table-cell>
          <table:table-cell office:value-type="float" office:value="39956" calcext:value-type="float">
            <text:p>39956</text:p>
          </table:table-cell>
          <table:table-cell office:value-type="float" office:value="39233" calcext:value-type="float">
            <text:p>39233</text:p>
          </table:table-cell>
          <table:table-cell table:formula="of:=ABS([.D320]-[.E320])" office:value-type="float" office:value="723" calcext:value-type="float">
            <text:p>723</text:p>
          </table:table-cell>
          <table:table-cell table:number-columns-repeated="2"/>
          <table:table-cell table:formula="of:=COUNTIF([.C$2:.C$1001];[.B320])" office:value-type="float" office:value="0" calcext:value-type="float">
            <text:p>0</text:p>
          </table:table-cell>
          <table:table-cell table:formula="of:=[.I320]*[.B32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1344 <text:s text:c="2"/>54382</text:p>
          </table:table-cell>
          <table:table-cell office:value-type="float" office:value="21344" calcext:value-type="float">
            <text:p>21344</text:p>
          </table:table-cell>
          <table:table-cell office:value-type="float" office:value="54382" calcext:value-type="float">
            <text:p>54382</text:p>
          </table:table-cell>
          <table:table-cell office:value-type="float" office:value="40053" calcext:value-type="float">
            <text:p>40053</text:p>
          </table:table-cell>
          <table:table-cell office:value-type="float" office:value="39233" calcext:value-type="float">
            <text:p>39233</text:p>
          </table:table-cell>
          <table:table-cell table:formula="of:=ABS([.D321]-[.E321])" office:value-type="float" office:value="820" calcext:value-type="float">
            <text:p>820</text:p>
          </table:table-cell>
          <table:table-cell table:number-columns-repeated="2"/>
          <table:table-cell table:formula="of:=COUNTIF([.C$2:.C$1001];[.B321])" office:value-type="float" office:value="0" calcext:value-type="float">
            <text:p>0</text:p>
          </table:table-cell>
          <table:table-cell table:formula="of:=[.I321]*[.B32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604 <text:s text:c="2"/>98409</text:p>
          </table:table-cell>
          <table:table-cell office:value-type="float" office:value="19604" calcext:value-type="float">
            <text:p>19604</text:p>
          </table:table-cell>
          <table:table-cell office:value-type="float" office:value="98409" calcext:value-type="float">
            <text:p>98409</text:p>
          </table:table-cell>
          <table:table-cell office:value-type="float" office:value="40085" calcext:value-type="float">
            <text:p>40085</text:p>
          </table:table-cell>
          <table:table-cell office:value-type="float" office:value="39233" calcext:value-type="float">
            <text:p>39233</text:p>
          </table:table-cell>
          <table:table-cell table:formula="of:=ABS([.D322]-[.E322])" office:value-type="float" office:value="852" calcext:value-type="float">
            <text:p>852</text:p>
          </table:table-cell>
          <table:table-cell table:number-columns-repeated="2"/>
          <table:table-cell table:formula="of:=COUNTIF([.C$2:.C$1001];[.B322])" office:value-type="float" office:value="0" calcext:value-type="float">
            <text:p>0</text:p>
          </table:table-cell>
          <table:table-cell table:formula="of:=[.I322]*[.B32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3237 <text:s text:c="2"/>10812</text:p>
          </table:table-cell>
          <table:table-cell office:value-type="float" office:value="33237" calcext:value-type="float">
            <text:p>33237</text:p>
          </table:table-cell>
          <table:table-cell office:value-type="float" office:value="10812" calcext:value-type="float">
            <text:p>10812</text:p>
          </table:table-cell>
          <table:table-cell office:value-type="float" office:value="40160" calcext:value-type="float">
            <text:p>40160</text:p>
          </table:table-cell>
          <table:table-cell office:value-type="float" office:value="39233" calcext:value-type="float">
            <text:p>39233</text:p>
          </table:table-cell>
          <table:table-cell table:formula="of:=ABS([.D323]-[.E323])" office:value-type="float" office:value="927" calcext:value-type="float">
            <text:p>927</text:p>
          </table:table-cell>
          <table:table-cell table:number-columns-repeated="2"/>
          <table:table-cell table:formula="of:=COUNTIF([.C$2:.C$1001];[.B323])" office:value-type="float" office:value="0" calcext:value-type="float">
            <text:p>0</text:p>
          </table:table-cell>
          <table:table-cell table:formula="of:=[.I323]*[.B32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468 <text:s text:c="2"/>40519</text:p>
          </table:table-cell>
          <table:table-cell office:value-type="float" office:value="51468" calcext:value-type="float">
            <text:p>51468</text:p>
          </table:table-cell>
          <table:table-cell office:value-type="float" office:value="40519" calcext:value-type="float">
            <text:p>40519</text:p>
          </table:table-cell>
          <table:table-cell office:value-type="float" office:value="40203" calcext:value-type="float">
            <text:p>40203</text:p>
          </table:table-cell>
          <table:table-cell office:value-type="float" office:value="39630" calcext:value-type="float">
            <text:p>39630</text:p>
          </table:table-cell>
          <table:table-cell table:formula="of:=ABS([.D324]-[.E324])" office:value-type="float" office:value="573" calcext:value-type="float">
            <text:p>573</text:p>
          </table:table-cell>
          <table:table-cell table:number-columns-repeated="2"/>
          <table:table-cell table:formula="of:=COUNTIF([.C$2:.C$1001];[.B324])" office:value-type="float" office:value="0" calcext:value-type="float">
            <text:p>0</text:p>
          </table:table-cell>
          <table:table-cell table:formula="of:=[.I324]*[.B32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8791 <text:s text:c="2"/>85794</text:p>
          </table:table-cell>
          <table:table-cell office:value-type="float" office:value="38791" calcext:value-type="float">
            <text:p>38791</text:p>
          </table:table-cell>
          <table:table-cell office:value-type="float" office:value="85794" calcext:value-type="float">
            <text:p>85794</text:p>
          </table:table-cell>
          <table:table-cell office:value-type="float" office:value="40327" calcext:value-type="float">
            <text:p>40327</text:p>
          </table:table-cell>
          <table:table-cell office:value-type="float" office:value="39982" calcext:value-type="float">
            <text:p>39982</text:p>
          </table:table-cell>
          <table:table-cell table:formula="of:=ABS([.D325]-[.E325])" office:value-type="float" office:value="345" calcext:value-type="float">
            <text:p>345</text:p>
          </table:table-cell>
          <table:table-cell table:number-columns-repeated="2"/>
          <table:table-cell table:formula="of:=COUNTIF([.C$2:.C$1001];[.B325])" office:value-type="float" office:value="0" calcext:value-type="float">
            <text:p>0</text:p>
          </table:table-cell>
          <table:table-cell table:formula="of:=[.I325]*[.B32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4239 <text:s text:c="2"/>29333</text:p>
          </table:table-cell>
          <table:table-cell office:value-type="float" office:value="74239" calcext:value-type="float">
            <text:p>74239</text:p>
          </table:table-cell>
          <table:table-cell office:value-type="float" office:value="29333" calcext:value-type="float">
            <text:p>29333</text:p>
          </table:table-cell>
          <table:table-cell office:value-type="float" office:value="40421" calcext:value-type="float">
            <text:p>40421</text:p>
          </table:table-cell>
          <table:table-cell office:value-type="float" office:value="40232" calcext:value-type="float">
            <text:p>40232</text:p>
          </table:table-cell>
          <table:table-cell table:formula="of:=ABS([.D326]-[.E326])" office:value-type="float" office:value="189" calcext:value-type="float">
            <text:p>189</text:p>
          </table:table-cell>
          <table:table-cell table:number-columns-repeated="2"/>
          <table:table-cell table:formula="of:=COUNTIF([.C$2:.C$1001];[.B326])" office:value-type="float" office:value="0" calcext:value-type="float">
            <text:p>0</text:p>
          </table:table-cell>
          <table:table-cell table:formula="of:=[.I326]*[.B32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680 <text:s text:c="2"/>95424</text:p>
          </table:table-cell>
          <table:table-cell office:value-type="float" office:value="66680" calcext:value-type="float">
            <text:p>66680</text:p>
          </table:table-cell>
          <table:table-cell office:value-type="float" office:value="95424" calcext:value-type="float">
            <text:p>95424</text:p>
          </table:table-cell>
          <table:table-cell office:value-type="float" office:value="40455" calcext:value-type="float">
            <text:p>40455</text:p>
          </table:table-cell>
          <table:table-cell office:value-type="float" office:value="40519" calcext:value-type="float">
            <text:p>40519</text:p>
          </table:table-cell>
          <table:table-cell table:formula="of:=ABS([.D327]-[.E327])" office:value-type="float" office:value="64" calcext:value-type="float">
            <text:p>64</text:p>
          </table:table-cell>
          <table:table-cell table:number-columns-repeated="2"/>
          <table:table-cell table:formula="of:=COUNTIF([.C$2:.C$1001];[.B327])" office:value-type="float" office:value="0" calcext:value-type="float">
            <text:p>0</text:p>
          </table:table-cell>
          <table:table-cell table:formula="of:=[.I327]*[.B32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4080 <text:s text:c="2"/>97635</text:p>
          </table:table-cell>
          <table:table-cell office:value-type="float" office:value="24080" calcext:value-type="float">
            <text:p>24080</text:p>
          </table:table-cell>
          <table:table-cell office:value-type="float" office:value="97635" calcext:value-type="float">
            <text:p>97635</text:p>
          </table:table-cell>
          <table:table-cell office:value-type="float" office:value="40480" calcext:value-type="float">
            <text:p>40480</text:p>
          </table:table-cell>
          <table:table-cell office:value-type="float" office:value="40615" calcext:value-type="float">
            <text:p>40615</text:p>
          </table:table-cell>
          <table:table-cell table:formula="of:=ABS([.D328]-[.E328])" office:value-type="float" office:value="135" calcext:value-type="float">
            <text:p>135</text:p>
          </table:table-cell>
          <table:table-cell table:number-columns-repeated="2"/>
          <table:table-cell table:formula="of:=COUNTIF([.C$2:.C$1001];[.B328])" office:value-type="float" office:value="0" calcext:value-type="float">
            <text:p>0</text:p>
          </table:table-cell>
          <table:table-cell table:formula="of:=[.I328]*[.B32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0972 <text:s text:c="2"/>18626</text:p>
          </table:table-cell>
          <table:table-cell office:value-type="float" office:value="90972" calcext:value-type="float">
            <text:p>90972</text:p>
          </table:table-cell>
          <table:table-cell office:value-type="float" office:value="18626" calcext:value-type="float">
            <text:p>18626</text:p>
          </table:table-cell>
          <table:table-cell office:value-type="float" office:value="40509" calcext:value-type="float">
            <text:p>40509</text:p>
          </table:table-cell>
          <table:table-cell office:value-type="float" office:value="40663" calcext:value-type="float">
            <text:p>40663</text:p>
          </table:table-cell>
          <table:table-cell table:formula="of:=ABS([.D329]-[.E329])" office:value-type="float" office:value="154" calcext:value-type="float">
            <text:p>154</text:p>
          </table:table-cell>
          <table:table-cell table:number-columns-repeated="2"/>
          <table:table-cell table:formula="of:=COUNTIF([.C$2:.C$1001];[.B329])" office:value-type="float" office:value="0" calcext:value-type="float">
            <text:p>0</text:p>
          </table:table-cell>
          <table:table-cell table:formula="of:=[.I329]*[.B32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7429 <text:s text:c="2"/>97643</text:p>
          </table:table-cell>
          <table:table-cell office:value-type="float" office:value="87429" calcext:value-type="float">
            <text:p>87429</text:p>
          </table:table-cell>
          <table:table-cell office:value-type="float" office:value="97643" calcext:value-type="float">
            <text:p>97643</text:p>
          </table:table-cell>
          <table:table-cell office:value-type="float" office:value="40634" calcext:value-type="float">
            <text:p>40634</text:p>
          </table:table-cell>
          <table:table-cell office:value-type="float" office:value="40951" calcext:value-type="float">
            <text:p>40951</text:p>
          </table:table-cell>
          <table:table-cell table:formula="of:=ABS([.D330]-[.E330])" office:value-type="float" office:value="317" calcext:value-type="float">
            <text:p>317</text:p>
          </table:table-cell>
          <table:table-cell table:number-columns-repeated="2"/>
          <table:table-cell table:formula="of:=COUNTIF([.C$2:.C$1001];[.B330])" office:value-type="float" office:value="0" calcext:value-type="float">
            <text:p>0</text:p>
          </table:table-cell>
          <table:table-cell table:formula="of:=[.I330]*[.B33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1221 <text:s text:c="2"/>28641</text:p>
          </table:table-cell>
          <table:table-cell office:value-type="float" office:value="91221" calcext:value-type="float">
            <text:p>91221</text:p>
          </table:table-cell>
          <table:table-cell office:value-type="float" office:value="28641" calcext:value-type="float">
            <text:p>28641</text:p>
          </table:table-cell>
          <table:table-cell office:value-type="float" office:value="40804" calcext:value-type="float">
            <text:p>40804</text:p>
          </table:table-cell>
          <table:table-cell office:value-type="float" office:value="41090" calcext:value-type="float">
            <text:p>41090</text:p>
          </table:table-cell>
          <table:table-cell table:formula="of:=ABS([.D331]-[.E331])" office:value-type="float" office:value="286" calcext:value-type="float">
            <text:p>286</text:p>
          </table:table-cell>
          <table:table-cell table:number-columns-repeated="2"/>
          <table:table-cell table:formula="of:=COUNTIF([.C$2:.C$1001];[.B331])" office:value-type="float" office:value="0" calcext:value-type="float">
            <text:p>0</text:p>
          </table:table-cell>
          <table:table-cell table:formula="of:=[.I331]*[.B33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2127 <text:s text:c="2"/>62326</text:p>
          </table:table-cell>
          <table:table-cell office:value-type="float" office:value="72127" calcext:value-type="float">
            <text:p>72127</text:p>
          </table:table-cell>
          <table:table-cell office:value-type="float" office:value="62326" calcext:value-type="float">
            <text:p>62326</text:p>
          </table:table-cell>
          <table:table-cell office:value-type="float" office:value="40825" calcext:value-type="float">
            <text:p>40825</text:p>
          </table:table-cell>
          <table:table-cell office:value-type="float" office:value="41237" calcext:value-type="float">
            <text:p>41237</text:p>
          </table:table-cell>
          <table:table-cell table:formula="of:=ABS([.D332]-[.E332])" office:value-type="float" office:value="412" calcext:value-type="float">
            <text:p>412</text:p>
          </table:table-cell>
          <table:table-cell table:number-columns-repeated="2"/>
          <table:table-cell table:formula="of:=COUNTIF([.C$2:.C$1001];[.B332])" office:value-type="float" office:value="0" calcext:value-type="float">
            <text:p>0</text:p>
          </table:table-cell>
          <table:table-cell table:formula="of:=[.I332]*[.B33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4113 <text:s text:c="2"/>72380</text:p>
          </table:table-cell>
          <table:table-cell office:value-type="float" office:value="24113" calcext:value-type="float">
            <text:p>24113</text:p>
          </table:table-cell>
          <table:table-cell office:value-type="float" office:value="72380" calcext:value-type="float">
            <text:p>72380</text:p>
          </table:table-cell>
          <table:table-cell office:value-type="float" office:value="40869" calcext:value-type="float">
            <text:p>40869</text:p>
          </table:table-cell>
          <table:table-cell office:value-type="float" office:value="41472" calcext:value-type="float">
            <text:p>41472</text:p>
          </table:table-cell>
          <table:table-cell table:formula="of:=ABS([.D333]-[.E333])" office:value-type="float" office:value="603" calcext:value-type="float">
            <text:p>603</text:p>
          </table:table-cell>
          <table:table-cell table:number-columns-repeated="2"/>
          <table:table-cell table:formula="of:=COUNTIF([.C$2:.C$1001];[.B333])" office:value-type="float" office:value="0" calcext:value-type="float">
            <text:p>0</text:p>
          </table:table-cell>
          <table:table-cell table:formula="of:=[.I333]*[.B33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1008 <text:s text:c="2"/>23132</text:p>
          </table:table-cell>
          <table:table-cell office:value-type="float" office:value="81008" calcext:value-type="float">
            <text:p>81008</text:p>
          </table:table-cell>
          <table:table-cell office:value-type="float" office:value="23132" calcext:value-type="float">
            <text:p>23132</text:p>
          </table:table-cell>
          <table:table-cell office:value-type="float" office:value="40908" calcext:value-type="float">
            <text:p>40908</text:p>
          </table:table-cell>
          <table:table-cell office:value-type="float" office:value="41575" calcext:value-type="float">
            <text:p>41575</text:p>
          </table:table-cell>
          <table:table-cell table:formula="of:=ABS([.D334]-[.E334])" office:value-type="float" office:value="667" calcext:value-type="float">
            <text:p>667</text:p>
          </table:table-cell>
          <table:table-cell table:number-columns-repeated="2"/>
          <table:table-cell table:formula="of:=COUNTIF([.C$2:.C$1001];[.B334])" office:value-type="float" office:value="0" calcext:value-type="float">
            <text:p>0</text:p>
          </table:table-cell>
          <table:table-cell table:formula="of:=[.I334]*[.B33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9596 <text:s text:c="2"/>15951</text:p>
          </table:table-cell>
          <table:table-cell office:value-type="float" office:value="99596" calcext:value-type="float">
            <text:p>99596</text:p>
          </table:table-cell>
          <table:table-cell office:value-type="float" office:value="15951" calcext:value-type="float">
            <text:p>15951</text:p>
          </table:table-cell>
          <table:table-cell office:value-type="float" office:value="40909" calcext:value-type="float">
            <text:p>40909</text:p>
          </table:table-cell>
          <table:table-cell office:value-type="float" office:value="41685" calcext:value-type="float">
            <text:p>41685</text:p>
          </table:table-cell>
          <table:table-cell table:formula="of:=ABS([.D335]-[.E335])" office:value-type="float" office:value="776" calcext:value-type="float">
            <text:p>776</text:p>
          </table:table-cell>
          <table:table-cell table:number-columns-repeated="2"/>
          <table:table-cell table:formula="of:=COUNTIF([.C$2:.C$1001];[.B335])" office:value-type="float" office:value="0" calcext:value-type="float">
            <text:p>0</text:p>
          </table:table-cell>
          <table:table-cell table:formula="of:=[.I335]*[.B33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3037 <text:s text:c="2"/>17517</text:p>
          </table:table-cell>
          <table:table-cell office:value-type="float" office:value="33037" calcext:value-type="float">
            <text:p>33037</text:p>
          </table:table-cell>
          <table:table-cell office:value-type="float" office:value="17517" calcext:value-type="float">
            <text:p>17517</text:p>
          </table:table-cell>
          <table:table-cell office:value-type="float" office:value="41036" calcext:value-type="float">
            <text:p>41036</text:p>
          </table:table-cell>
          <table:table-cell office:value-type="float" office:value="41686" calcext:value-type="float">
            <text:p>41686</text:p>
          </table:table-cell>
          <table:table-cell table:formula="of:=ABS([.D336]-[.E336])" office:value-type="float" office:value="650" calcext:value-type="float">
            <text:p>650</text:p>
          </table:table-cell>
          <table:table-cell table:number-columns-repeated="2"/>
          <table:table-cell table:formula="of:=COUNTIF([.C$2:.C$1001];[.B336])" office:value-type="float" office:value="0" calcext:value-type="float">
            <text:p>0</text:p>
          </table:table-cell>
          <table:table-cell table:formula="of:=[.I336]*[.B33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0429 <text:s text:c="2"/>94990</text:p>
          </table:table-cell>
          <table:table-cell office:value-type="float" office:value="90429" calcext:value-type="float">
            <text:p>90429</text:p>
          </table:table-cell>
          <table:table-cell office:value-type="float" office:value="94990" calcext:value-type="float">
            <text:p>94990</text:p>
          </table:table-cell>
          <table:table-cell office:value-type="float" office:value="41159" calcext:value-type="float">
            <text:p>41159</text:p>
          </table:table-cell>
          <table:table-cell office:value-type="float" office:value="41710" calcext:value-type="float">
            <text:p>41710</text:p>
          </table:table-cell>
          <table:table-cell table:formula="of:=ABS([.D337]-[.E337])" office:value-type="float" office:value="551" calcext:value-type="float">
            <text:p>551</text:p>
          </table:table-cell>
          <table:table-cell table:number-columns-repeated="2"/>
          <table:table-cell table:formula="of:=COUNTIF([.C$2:.C$1001];[.B337])" office:value-type="float" office:value="0" calcext:value-type="float">
            <text:p>0</text:p>
          </table:table-cell>
          <table:table-cell table:formula="of:=[.I337]*[.B33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5722 <text:s text:c="2"/>78709</text:p>
          </table:table-cell>
          <table:table-cell office:value-type="float" office:value="95722" calcext:value-type="float">
            <text:p>95722</text:p>
          </table:table-cell>
          <table:table-cell office:value-type="float" office:value="78709" calcext:value-type="float">
            <text:p>78709</text:p>
          </table:table-cell>
          <table:table-cell office:value-type="float" office:value="41361" calcext:value-type="float">
            <text:p>41361</text:p>
          </table:table-cell>
          <table:table-cell office:value-type="float" office:value="41820" calcext:value-type="float">
            <text:p>41820</text:p>
          </table:table-cell>
          <table:table-cell table:formula="of:=ABS([.D338]-[.E338])" office:value-type="float" office:value="459" calcext:value-type="float">
            <text:p>459</text:p>
          </table:table-cell>
          <table:table-cell table:number-columns-repeated="2"/>
          <table:table-cell table:formula="of:=COUNTIF([.C$2:.C$1001];[.B338])" office:value-type="float" office:value="0" calcext:value-type="float">
            <text:p>0</text:p>
          </table:table-cell>
          <table:table-cell table:formula="of:=[.I338]*[.B33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529 <text:s text:c="2"/>11954</text:p>
          </table:table-cell>
          <table:table-cell office:value-type="float" office:value="44529" calcext:value-type="float">
            <text:p>44529</text:p>
          </table:table-cell>
          <table:table-cell office:value-type="float" office:value="11954" calcext:value-type="float">
            <text:p>11954</text:p>
          </table:table-cell>
          <table:table-cell office:value-type="float" office:value="41374" calcext:value-type="float">
            <text:p>41374</text:p>
          </table:table-cell>
          <table:table-cell office:value-type="float" office:value="41926" calcext:value-type="float">
            <text:p>41926</text:p>
          </table:table-cell>
          <table:table-cell table:formula="of:=ABS([.D339]-[.E339])" office:value-type="float" office:value="552" calcext:value-type="float">
            <text:p>552</text:p>
          </table:table-cell>
          <table:table-cell table:number-columns-repeated="2"/>
          <table:table-cell table:formula="of:=COUNTIF([.C$2:.C$1001];[.B339])" office:value-type="float" office:value="0" calcext:value-type="float">
            <text:p>0</text:p>
          </table:table-cell>
          <table:table-cell table:formula="of:=[.I339]*[.B33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0869 <text:s text:c="2"/>74940</text:p>
          </table:table-cell>
          <table:table-cell office:value-type="float" office:value="40869" calcext:value-type="float">
            <text:p>40869</text:p>
          </table:table-cell>
          <table:table-cell office:value-type="float" office:value="74940" calcext:value-type="float">
            <text:p>74940</text:p>
          </table:table-cell>
          <table:table-cell office:value-type="float" office:value="41481" calcext:value-type="float">
            <text:p>41481</text:p>
          </table:table-cell>
          <table:table-cell office:value-type="float" office:value="42004" calcext:value-type="float">
            <text:p>42004</text:p>
          </table:table-cell>
          <table:table-cell table:formula="of:=ABS([.D340]-[.E340])" office:value-type="float" office:value="523" calcext:value-type="float">
            <text:p>523</text:p>
          </table:table-cell>
          <table:table-cell table:number-columns-repeated="2"/>
          <table:table-cell table:formula="of:=COUNTIF([.C$2:.C$1001];[.B340])" office:value-type="float" office:value="0" calcext:value-type="float">
            <text:p>0</text:p>
          </table:table-cell>
          <table:table-cell table:formula="of:=[.I340]*[.B34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270 <text:s text:c="2"/>98409</text:p>
          </table:table-cell>
          <table:table-cell office:value-type="float" office:value="85270" calcext:value-type="float">
            <text:p>85270</text:p>
          </table:table-cell>
          <table:table-cell office:value-type="float" office:value="98409" calcext:value-type="float">
            <text:p>98409</text:p>
          </table:table-cell>
          <table:table-cell office:value-type="float" office:value="41516" calcext:value-type="float">
            <text:p>41516</text:p>
          </table:table-cell>
          <table:table-cell office:value-type="float" office:value="42304" calcext:value-type="float">
            <text:p>42304</text:p>
          </table:table-cell>
          <table:table-cell table:formula="of:=ABS([.D341]-[.E341])" office:value-type="float" office:value="788" calcext:value-type="float">
            <text:p>788</text:p>
          </table:table-cell>
          <table:table-cell table:number-columns-repeated="2"/>
          <table:table-cell table:formula="of:=COUNTIF([.C$2:.C$1001];[.B341])" office:value-type="float" office:value="0" calcext:value-type="float">
            <text:p>0</text:p>
          </table:table-cell>
          <table:table-cell table:formula="of:=[.I341]*[.B34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1916 <text:s text:c="2"/>88339</text:p>
          </table:table-cell>
          <table:table-cell office:value-type="float" office:value="61916" calcext:value-type="float">
            <text:p>61916</text:p>
          </table:table-cell>
          <table:table-cell office:value-type="float" office:value="88339" calcext:value-type="float">
            <text:p>88339</text:p>
          </table:table-cell>
          <table:table-cell office:value-type="float" office:value="41797" calcext:value-type="float">
            <text:p>41797</text:p>
          </table:table-cell>
          <table:table-cell office:value-type="float" office:value="42304" calcext:value-type="float">
            <text:p>42304</text:p>
          </table:table-cell>
          <table:table-cell table:formula="of:=ABS([.D342]-[.E342])" office:value-type="float" office:value="507" calcext:value-type="float">
            <text:p>507</text:p>
          </table:table-cell>
          <table:table-cell table:number-columns-repeated="2"/>
          <table:table-cell table:formula="of:=COUNTIF([.C$2:.C$1001];[.B342])" office:value-type="float" office:value="0" calcext:value-type="float">
            <text:p>0</text:p>
          </table:table-cell>
          <table:table-cell table:formula="of:=[.I342]*[.B34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503 <text:s text:c="2"/>31524</text:p>
          </table:table-cell>
          <table:table-cell office:value-type="float" office:value="94503" calcext:value-type="float">
            <text:p>94503</text:p>
          </table:table-cell>
          <table:table-cell office:value-type="float" office:value="31524" calcext:value-type="float">
            <text:p>31524</text:p>
          </table:table-cell>
          <table:table-cell office:value-type="float" office:value="41973" calcext:value-type="float">
            <text:p>41973</text:p>
          </table:table-cell>
          <table:table-cell office:value-type="float" office:value="42633" calcext:value-type="float">
            <text:p>42633</text:p>
          </table:table-cell>
          <table:table-cell table:formula="of:=ABS([.D343]-[.E343])" office:value-type="float" office:value="660" calcext:value-type="float">
            <text:p>660</text:p>
          </table:table-cell>
          <table:table-cell table:number-columns-repeated="2"/>
          <table:table-cell table:formula="of:=COUNTIF([.C$2:.C$1001];[.B343])" office:value-type="float" office:value="0" calcext:value-type="float">
            <text:p>0</text:p>
          </table:table-cell>
          <table:table-cell table:formula="of:=[.I343]*[.B34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636 <text:s text:c="2"/>10919</text:p>
          </table:table-cell>
          <table:table-cell office:value-type="float" office:value="57636" calcext:value-type="float">
            <text:p>57636</text:p>
          </table:table-cell>
          <table:table-cell office:value-type="float" office:value="10919" calcext:value-type="float">
            <text:p>10919</text:p>
          </table:table-cell>
          <table:table-cell office:value-type="float" office:value="42018" calcext:value-type="float">
            <text:p>42018</text:p>
          </table:table-cell>
          <table:table-cell office:value-type="float" office:value="42646" calcext:value-type="float">
            <text:p>42646</text:p>
          </table:table-cell>
          <table:table-cell table:formula="of:=ABS([.D344]-[.E344])" office:value-type="float" office:value="628" calcext:value-type="float">
            <text:p>628</text:p>
          </table:table-cell>
          <table:table-cell table:number-columns-repeated="2"/>
          <table:table-cell table:formula="of:=COUNTIF([.C$2:.C$1001];[.B344])" office:value-type="float" office:value="0" calcext:value-type="float">
            <text:p>0</text:p>
          </table:table-cell>
          <table:table-cell table:formula="of:=[.I344]*[.B34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500 <text:s text:c="2"/>53621</text:p>
          </table:table-cell>
          <table:table-cell office:value-type="float" office:value="34500" calcext:value-type="float">
            <text:p>34500</text:p>
          </table:table-cell>
          <table:table-cell office:value-type="float" office:value="53621" calcext:value-type="float">
            <text:p>53621</text:p>
          </table:table-cell>
          <table:table-cell office:value-type="float" office:value="42062" calcext:value-type="float">
            <text:p>42062</text:p>
          </table:table-cell>
          <table:table-cell office:value-type="float" office:value="42757" calcext:value-type="float">
            <text:p>42757</text:p>
          </table:table-cell>
          <table:table-cell table:formula="of:=ABS([.D345]-[.E345])" office:value-type="float" office:value="695" calcext:value-type="float">
            <text:p>695</text:p>
          </table:table-cell>
          <table:table-cell table:number-columns-repeated="2"/>
          <table:table-cell table:formula="of:=COUNTIF([.C$2:.C$1001];[.B345])" office:value-type="float" office:value="0" calcext:value-type="float">
            <text:p>0</text:p>
          </table:table-cell>
          <table:table-cell table:formula="of:=[.I345]*[.B34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7881 <text:s text:c="2"/>27216</text:p>
          </table:table-cell>
          <table:table-cell office:value-type="float" office:value="67881" calcext:value-type="float">
            <text:p>67881</text:p>
          </table:table-cell>
          <table:table-cell office:value-type="float" office:value="27216" calcext:value-type="float">
            <text:p>27216</text:p>
          </table:table-cell>
          <table:table-cell office:value-type="float" office:value="42165" calcext:value-type="float">
            <text:p>42165</text:p>
          </table:table-cell>
          <table:table-cell office:value-type="float" office:value="42759" calcext:value-type="float">
            <text:p>42759</text:p>
          </table:table-cell>
          <table:table-cell table:formula="of:=ABS([.D346]-[.E346])" office:value-type="float" office:value="594" calcext:value-type="float">
            <text:p>594</text:p>
          </table:table-cell>
          <table:table-cell table:number-columns-repeated="2"/>
          <table:table-cell table:formula="of:=COUNTIF([.C$2:.C$1001];[.B346])" office:value-type="float" office:value="6" calcext:value-type="float">
            <text:p>6</text:p>
          </table:table-cell>
          <table:table-cell table:formula="of:=[.I346]*[.B346]" office:value-type="float" office:value="407286" calcext:value-type="float">
            <text:p>40728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3866 <text:s text:c="2"/>48086</text:p>
          </table:table-cell>
          <table:table-cell office:value-type="float" office:value="93866" calcext:value-type="float">
            <text:p>93866</text:p>
          </table:table-cell>
          <table:table-cell office:value-type="float" office:value="48086" calcext:value-type="float">
            <text:p>48086</text:p>
          </table:table-cell>
          <table:table-cell office:value-type="float" office:value="42266" calcext:value-type="float">
            <text:p>42266</text:p>
          </table:table-cell>
          <table:table-cell office:value-type="float" office:value="42762" calcext:value-type="float">
            <text:p>42762</text:p>
          </table:table-cell>
          <table:table-cell table:formula="of:=ABS([.D347]-[.E347])" office:value-type="float" office:value="496" calcext:value-type="float">
            <text:p>496</text:p>
          </table:table-cell>
          <table:table-cell table:number-columns-repeated="2"/>
          <table:table-cell table:formula="of:=COUNTIF([.C$2:.C$1001];[.B347])" office:value-type="float" office:value="0" calcext:value-type="float">
            <text:p>0</text:p>
          </table:table-cell>
          <table:table-cell table:formula="of:=[.I347]*[.B34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5505 <text:s text:c="2"/>41472</text:p>
          </table:table-cell>
          <table:table-cell office:value-type="float" office:value="95505" calcext:value-type="float">
            <text:p>95505</text:p>
          </table:table-cell>
          <table:table-cell office:value-type="float" office:value="41472" calcext:value-type="float">
            <text:p>41472</text:p>
          </table:table-cell>
          <table:table-cell office:value-type="float" office:value="42268" calcext:value-type="float">
            <text:p>42268</text:p>
          </table:table-cell>
          <table:table-cell office:value-type="float" office:value="42909" calcext:value-type="float">
            <text:p>42909</text:p>
          </table:table-cell>
          <table:table-cell table:formula="of:=ABS([.D348]-[.E348])" office:value-type="float" office:value="641" calcext:value-type="float">
            <text:p>641</text:p>
          </table:table-cell>
          <table:table-cell table:number-columns-repeated="2"/>
          <table:table-cell table:formula="of:=COUNTIF([.C$2:.C$1001];[.B348])" office:value-type="float" office:value="0" calcext:value-type="float">
            <text:p>0</text:p>
          </table:table-cell>
          <table:table-cell table:formula="of:=[.I348]*[.B34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258 <text:s text:c="2"/>13439</text:p>
          </table:table-cell>
          <table:table-cell office:value-type="float" office:value="60258" calcext:value-type="float">
            <text:p>60258</text:p>
          </table:table-cell>
          <table:table-cell office:value-type="float" office:value="13439" calcext:value-type="float">
            <text:p>13439</text:p>
          </table:table-cell>
          <table:table-cell office:value-type="float" office:value="42304" calcext:value-type="float">
            <text:p>42304</text:p>
          </table:table-cell>
          <table:table-cell office:value-type="float" office:value="42911" calcext:value-type="float">
            <text:p>42911</text:p>
          </table:table-cell>
          <table:table-cell table:formula="of:=ABS([.D349]-[.E349])" office:value-type="float" office:value="607" calcext:value-type="float">
            <text:p>607</text:p>
          </table:table-cell>
          <table:table-cell table:number-columns-repeated="2"/>
          <table:table-cell table:formula="of:=COUNTIF([.C$2:.C$1001];[.B349])" office:value-type="float" office:value="0" calcext:value-type="float">
            <text:p>0</text:p>
          </table:table-cell>
          <table:table-cell table:formula="of:=[.I349]*[.B34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971 <text:s text:c="2"/>96879</text:p>
          </table:table-cell>
          <table:table-cell office:value-type="float" office:value="73971" calcext:value-type="float">
            <text:p>73971</text:p>
          </table:table-cell>
          <table:table-cell office:value-type="float" office:value="96879" calcext:value-type="float">
            <text:p>96879</text:p>
          </table:table-cell>
          <table:table-cell office:value-type="float" office:value="42320" calcext:value-type="float">
            <text:p>42320</text:p>
          </table:table-cell>
          <table:table-cell office:value-type="float" office:value="42933" calcext:value-type="float">
            <text:p>42933</text:p>
          </table:table-cell>
          <table:table-cell table:formula="of:=ABS([.D350]-[.E350])" office:value-type="float" office:value="613" calcext:value-type="float">
            <text:p>613</text:p>
          </table:table-cell>
          <table:table-cell table:number-columns-repeated="2"/>
          <table:table-cell table:formula="of:=COUNTIF([.C$2:.C$1001];[.B350])" office:value-type="float" office:value="0" calcext:value-type="float">
            <text:p>0</text:p>
          </table:table-cell>
          <table:table-cell table:formula="of:=[.I350]*[.B35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155 <text:s text:c="2"/>84381</text:p>
          </table:table-cell>
          <table:table-cell office:value-type="float" office:value="78155" calcext:value-type="float">
            <text:p>78155</text:p>
          </table:table-cell>
          <table:table-cell office:value-type="float" office:value="84381" calcext:value-type="float">
            <text:p>84381</text:p>
          </table:table-cell>
          <table:table-cell office:value-type="float" office:value="42335" calcext:value-type="float">
            <text:p>42335</text:p>
          </table:table-cell>
          <table:table-cell office:value-type="float" office:value="43046" calcext:value-type="float">
            <text:p>43046</text:p>
          </table:table-cell>
          <table:table-cell table:formula="of:=ABS([.D351]-[.E351])" office:value-type="float" office:value="711" calcext:value-type="float">
            <text:p>711</text:p>
          </table:table-cell>
          <table:table-cell table:number-columns-repeated="2"/>
          <table:table-cell table:formula="of:=COUNTIF([.C$2:.C$1001];[.B351])" office:value-type="float" office:value="0" calcext:value-type="float">
            <text:p>0</text:p>
          </table:table-cell>
          <table:table-cell table:formula="of:=[.I351]*[.B35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2246 <text:s text:c="2"/>30293</text:p>
          </table:table-cell>
          <table:table-cell office:value-type="float" office:value="52246" calcext:value-type="float">
            <text:p>52246</text:p>
          </table:table-cell>
          <table:table-cell office:value-type="float" office:value="30293" calcext:value-type="float">
            <text:p>30293</text:p>
          </table:table-cell>
          <table:table-cell office:value-type="float" office:value="42441" calcext:value-type="float">
            <text:p>42441</text:p>
          </table:table-cell>
          <table:table-cell office:value-type="float" office:value="43046" calcext:value-type="float">
            <text:p>43046</text:p>
          </table:table-cell>
          <table:table-cell table:formula="of:=ABS([.D352]-[.E352])" office:value-type="float" office:value="605" calcext:value-type="float">
            <text:p>605</text:p>
          </table:table-cell>
          <table:table-cell table:number-columns-repeated="2"/>
          <table:table-cell table:formula="of:=COUNTIF([.C$2:.C$1001];[.B352])" office:value-type="float" office:value="0" calcext:value-type="float">
            <text:p>0</text:p>
          </table:table-cell>
          <table:table-cell table:formula="of:=[.I352]*[.B35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752 <text:s text:c="2"/>11420</text:p>
          </table:table-cell>
          <table:table-cell office:value-type="float" office:value="42752" calcext:value-type="float">
            <text:p>42752</text:p>
          </table:table-cell>
          <table:table-cell office:value-type="float" office:value="11420" calcext:value-type="float">
            <text:p>11420</text:p>
          </table:table-cell>
          <table:table-cell office:value-type="float" office:value="42550" calcext:value-type="float">
            <text:p>42550</text:p>
          </table:table-cell>
          <table:table-cell office:value-type="float" office:value="43046" calcext:value-type="float">
            <text:p>43046</text:p>
          </table:table-cell>
          <table:table-cell table:formula="of:=ABS([.D353]-[.E353])" office:value-type="float" office:value="496" calcext:value-type="float">
            <text:p>496</text:p>
          </table:table-cell>
          <table:table-cell table:number-columns-repeated="2"/>
          <table:table-cell table:formula="of:=COUNTIF([.C$2:.C$1001];[.B353])" office:value-type="float" office:value="0" calcext:value-type="float">
            <text:p>0</text:p>
          </table:table-cell>
          <table:table-cell table:formula="of:=[.I353]*[.B35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1033 <text:s text:c="2"/>69183</text:p>
          </table:table-cell>
          <table:table-cell office:value-type="float" office:value="91033" calcext:value-type="float">
            <text:p>91033</text:p>
          </table:table-cell>
          <table:table-cell office:value-type="float" office:value="69183" calcext:value-type="float">
            <text:p>69183</text:p>
          </table:table-cell>
          <table:table-cell office:value-type="float" office:value="42576" calcext:value-type="float">
            <text:p>42576</text:p>
          </table:table-cell>
          <table:table-cell office:value-type="float" office:value="43046" calcext:value-type="float">
            <text:p>43046</text:p>
          </table:table-cell>
          <table:table-cell table:formula="of:=ABS([.D354]-[.E354])" office:value-type="float" office:value="470" calcext:value-type="float">
            <text:p>470</text:p>
          </table:table-cell>
          <table:table-cell table:number-columns-repeated="2"/>
          <table:table-cell table:formula="of:=COUNTIF([.C$2:.C$1001];[.B354])" office:value-type="float" office:value="0" calcext:value-type="float">
            <text:p>0</text:p>
          </table:table-cell>
          <table:table-cell table:formula="of:=[.I354]*[.B35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1316 <text:s text:c="2"/>64187</text:p>
          </table:table-cell>
          <table:table-cell office:value-type="float" office:value="91316" calcext:value-type="float">
            <text:p>91316</text:p>
          </table:table-cell>
          <table:table-cell office:value-type="float" office:value="64187" calcext:value-type="float">
            <text:p>64187</text:p>
          </table:table-cell>
          <table:table-cell office:value-type="float" office:value="42588" calcext:value-type="float">
            <text:p>42588</text:p>
          </table:table-cell>
          <table:table-cell office:value-type="float" office:value="43046" calcext:value-type="float">
            <text:p>43046</text:p>
          </table:table-cell>
          <table:table-cell table:formula="of:=ABS([.D355]-[.E355])" office:value-type="float" office:value="458" calcext:value-type="float">
            <text:p>458</text:p>
          </table:table-cell>
          <table:table-cell table:number-columns-repeated="2"/>
          <table:table-cell table:formula="of:=COUNTIF([.C$2:.C$1001];[.B355])" office:value-type="float" office:value="0" calcext:value-type="float">
            <text:p>0</text:p>
          </table:table-cell>
          <table:table-cell table:formula="of:=[.I355]*[.B35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9667 <text:s text:c="2"/>30481</text:p>
          </table:table-cell>
          <table:table-cell office:value-type="float" office:value="99667" calcext:value-type="float">
            <text:p>99667</text:p>
          </table:table-cell>
          <table:table-cell office:value-type="float" office:value="30481" calcext:value-type="float">
            <text:p>30481</text:p>
          </table:table-cell>
          <table:table-cell office:value-type="float" office:value="42647" calcext:value-type="float">
            <text:p>42647</text:p>
          </table:table-cell>
          <table:table-cell office:value-type="float" office:value="43227" calcext:value-type="float">
            <text:p>43227</text:p>
          </table:table-cell>
          <table:table-cell table:formula="of:=ABS([.D356]-[.E356])" office:value-type="float" office:value="580" calcext:value-type="float">
            <text:p>580</text:p>
          </table:table-cell>
          <table:table-cell table:number-columns-repeated="2"/>
          <table:table-cell table:formula="of:=COUNTIF([.C$2:.C$1001];[.B356])" office:value-type="float" office:value="0" calcext:value-type="float">
            <text:p>0</text:p>
          </table:table-cell>
          <table:table-cell table:formula="of:=[.I356]*[.B35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6343 <text:s text:c="2"/>66657</text:p>
          </table:table-cell>
          <table:table-cell office:value-type="float" office:value="26343" calcext:value-type="float">
            <text:p>26343</text:p>
          </table:table-cell>
          <table:table-cell office:value-type="float" office:value="66657" calcext:value-type="float">
            <text:p>66657</text:p>
          </table:table-cell>
          <table:table-cell office:value-type="float" office:value="42752" calcext:value-type="float">
            <text:p>42752</text:p>
          </table:table-cell>
          <table:table-cell office:value-type="float" office:value="43809" calcext:value-type="float">
            <text:p>43809</text:p>
          </table:table-cell>
          <table:table-cell table:formula="of:=ABS([.D357]-[.E357])" office:value-type="float" office:value="1057" calcext:value-type="float">
            <text:p>1057</text:p>
          </table:table-cell>
          <table:table-cell table:number-columns-repeated="2"/>
          <table:table-cell table:formula="of:=COUNTIF([.C$2:.C$1001];[.B357])" office:value-type="float" office:value="0" calcext:value-type="float">
            <text:p>0</text:p>
          </table:table-cell>
          <table:table-cell table:formula="of:=[.I357]*[.B35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7584 <text:s text:c="2"/>85776</text:p>
          </table:table-cell>
          <table:table-cell office:value-type="float" office:value="47584" calcext:value-type="float">
            <text:p>47584</text:p>
          </table:table-cell>
          <table:table-cell office:value-type="float" office:value="85776" calcext:value-type="float">
            <text:p>85776</text:p>
          </table:table-cell>
          <table:table-cell office:value-type="float" office:value="42821" calcext:value-type="float">
            <text:p>42821</text:p>
          </table:table-cell>
          <table:table-cell office:value-type="float" office:value="43901" calcext:value-type="float">
            <text:p>43901</text:p>
          </table:table-cell>
          <table:table-cell table:formula="of:=ABS([.D358]-[.E358])" office:value-type="float" office:value="1080" calcext:value-type="float">
            <text:p>1080</text:p>
          </table:table-cell>
          <table:table-cell table:number-columns-repeated="2"/>
          <table:table-cell table:formula="of:=COUNTIF([.C$2:.C$1001];[.B358])" office:value-type="float" office:value="0" calcext:value-type="float">
            <text:p>0</text:p>
          </table:table-cell>
          <table:table-cell table:formula="of:=[.I358]*[.B35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8747 <text:s text:c="2"/>93445</text:p>
          </table:table-cell>
          <table:table-cell office:value-type="float" office:value="88747" calcext:value-type="float">
            <text:p>88747</text:p>
          </table:table-cell>
          <table:table-cell office:value-type="float" office:value="93445" calcext:value-type="float">
            <text:p>93445</text:p>
          </table:table-cell>
          <table:table-cell office:value-type="float" office:value="42940" calcext:value-type="float">
            <text:p>42940</text:p>
          </table:table-cell>
          <table:table-cell office:value-type="float" office:value="43974" calcext:value-type="float">
            <text:p>43974</text:p>
          </table:table-cell>
          <table:table-cell table:formula="of:=ABS([.D359]-[.E359])" office:value-type="float" office:value="1034" calcext:value-type="float">
            <text:p>1034</text:p>
          </table:table-cell>
          <table:table-cell table:number-columns-repeated="2"/>
          <table:table-cell table:formula="of:=COUNTIF([.C$2:.C$1001];[.B359])" office:value-type="float" office:value="0" calcext:value-type="float">
            <text:p>0</text:p>
          </table:table-cell>
          <table:table-cell table:formula="of:=[.I359]*[.B35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8170 <text:s text:c="2"/>29134</text:p>
          </table:table-cell>
          <table:table-cell office:value-type="float" office:value="48170" calcext:value-type="float">
            <text:p>48170</text:p>
          </table:table-cell>
          <table:table-cell office:value-type="float" office:value="29134" calcext:value-type="float">
            <text:p>29134</text:p>
          </table:table-cell>
          <table:table-cell office:value-type="float" office:value="43046" calcext:value-type="float">
            <text:p>43046</text:p>
          </table:table-cell>
          <table:table-cell office:value-type="float" office:value="44023" calcext:value-type="float">
            <text:p>44023</text:p>
          </table:table-cell>
          <table:table-cell table:formula="of:=ABS([.D360]-[.E360])" office:value-type="float" office:value="977" calcext:value-type="float">
            <text:p>977</text:p>
          </table:table-cell>
          <table:table-cell table:number-columns-repeated="2"/>
          <table:table-cell table:formula="of:=COUNTIF([.C$2:.C$1001];[.B360])" office:value-type="float" office:value="0" calcext:value-type="float">
            <text:p>0</text:p>
          </table:table-cell>
          <table:table-cell table:formula="of:=[.I360]*[.B36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2355 <text:s text:c="2"/>98303</text:p>
          </table:table-cell>
          <table:table-cell office:value-type="float" office:value="82355" calcext:value-type="float">
            <text:p>82355</text:p>
          </table:table-cell>
          <table:table-cell office:value-type="float" office:value="98303" calcext:value-type="float">
            <text:p>98303</text:p>
          </table:table-cell>
          <table:table-cell office:value-type="float" office:value="43148" calcext:value-type="float">
            <text:p>43148</text:p>
          </table:table-cell>
          <table:table-cell office:value-type="float" office:value="44045" calcext:value-type="float">
            <text:p>44045</text:p>
          </table:table-cell>
          <table:table-cell table:formula="of:=ABS([.D361]-[.E361])" office:value-type="float" office:value="897" calcext:value-type="float">
            <text:p>897</text:p>
          </table:table-cell>
          <table:table-cell table:number-columns-repeated="2"/>
          <table:table-cell table:formula="of:=COUNTIF([.C$2:.C$1001];[.B361])" office:value-type="float" office:value="0" calcext:value-type="float">
            <text:p>0</text:p>
          </table:table-cell>
          <table:table-cell table:formula="of:=[.I361]*[.B36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2601 <text:s text:c="2"/>67372</text:p>
          </table:table-cell>
          <table:table-cell office:value-type="float" office:value="72601" calcext:value-type="float">
            <text:p>72601</text:p>
          </table:table-cell>
          <table:table-cell office:value-type="float" office:value="67372" calcext:value-type="float">
            <text:p>67372</text:p>
          </table:table-cell>
          <table:table-cell office:value-type="float" office:value="43151" calcext:value-type="float">
            <text:p>43151</text:p>
          </table:table-cell>
          <table:table-cell office:value-type="float" office:value="44065" calcext:value-type="float">
            <text:p>44065</text:p>
          </table:table-cell>
          <table:table-cell table:formula="of:=ABS([.D362]-[.E362])" office:value-type="float" office:value="914" calcext:value-type="float">
            <text:p>914</text:p>
          </table:table-cell>
          <table:table-cell table:number-columns-repeated="2"/>
          <table:table-cell table:formula="of:=COUNTIF([.C$2:.C$1001];[.B362])" office:value-type="float" office:value="0" calcext:value-type="float">
            <text:p>0</text:p>
          </table:table-cell>
          <table:table-cell table:formula="of:=[.I362]*[.B36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362 <text:s text:c="2"/>16525</text:p>
          </table:table-cell>
          <table:table-cell office:value-type="float" office:value="59362" calcext:value-type="float">
            <text:p>59362</text:p>
          </table:table-cell>
          <table:table-cell office:value-type="float" office:value="16525" calcext:value-type="float">
            <text:p>16525</text:p>
          </table:table-cell>
          <table:table-cell office:value-type="float" office:value="43191" calcext:value-type="float">
            <text:p>43191</text:p>
          </table:table-cell>
          <table:table-cell office:value-type="float" office:value="44225" calcext:value-type="float">
            <text:p>44225</text:p>
          </table:table-cell>
          <table:table-cell table:formula="of:=ABS([.D363]-[.E363])" office:value-type="float" office:value="1034" calcext:value-type="float">
            <text:p>1034</text:p>
          </table:table-cell>
          <table:table-cell table:number-columns-repeated="2"/>
          <table:table-cell table:formula="of:=COUNTIF([.C$2:.C$1001];[.B363])" office:value-type="float" office:value="0" calcext:value-type="float">
            <text:p>0</text:p>
          </table:table-cell>
          <table:table-cell table:formula="of:=[.I363]*[.B36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719 <text:s text:c="2"/>70681</text:p>
          </table:table-cell>
          <table:table-cell office:value-type="float" office:value="23719" calcext:value-type="float">
            <text:p>23719</text:p>
          </table:table-cell>
          <table:table-cell office:value-type="float" office:value="70681" calcext:value-type="float">
            <text:p>70681</text:p>
          </table:table-cell>
          <table:table-cell office:value-type="float" office:value="43315" calcext:value-type="float">
            <text:p>43315</text:p>
          </table:table-cell>
          <table:table-cell office:value-type="float" office:value="44280" calcext:value-type="float">
            <text:p>44280</text:p>
          </table:table-cell>
          <table:table-cell table:formula="of:=ABS([.D364]-[.E364])" office:value-type="float" office:value="965" calcext:value-type="float">
            <text:p>965</text:p>
          </table:table-cell>
          <table:table-cell table:number-columns-repeated="2"/>
          <table:table-cell table:formula="of:=COUNTIF([.C$2:.C$1001];[.B364])" office:value-type="float" office:value="0" calcext:value-type="float">
            <text:p>0</text:p>
          </table:table-cell>
          <table:table-cell table:formula="of:=[.I364]*[.B36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439 <text:s text:c="2"/>89676</text:p>
          </table:table-cell>
          <table:table-cell office:value-type="float" office:value="73439" calcext:value-type="float">
            <text:p>73439</text:p>
          </table:table-cell>
          <table:table-cell office:value-type="float" office:value="89676" calcext:value-type="float">
            <text:p>89676</text:p>
          </table:table-cell>
          <table:table-cell office:value-type="float" office:value="43386" calcext:value-type="float">
            <text:p>43386</text:p>
          </table:table-cell>
          <table:table-cell office:value-type="float" office:value="44280" calcext:value-type="float">
            <text:p>44280</text:p>
          </table:table-cell>
          <table:table-cell table:formula="of:=ABS([.D365]-[.E365])" office:value-type="float" office:value="894" calcext:value-type="float">
            <text:p>894</text:p>
          </table:table-cell>
          <table:table-cell table:number-columns-repeated="2"/>
          <table:table-cell table:formula="of:=COUNTIF([.C$2:.C$1001];[.B365])" office:value-type="float" office:value="0" calcext:value-type="float">
            <text:p>0</text:p>
          </table:table-cell>
          <table:table-cell table:formula="of:=[.I365]*[.B36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1361 <text:s text:c="2"/>45165</text:p>
          </table:table-cell>
          <table:table-cell office:value-type="float" office:value="41361" calcext:value-type="float">
            <text:p>41361</text:p>
          </table:table-cell>
          <table:table-cell office:value-type="float" office:value="45165" calcext:value-type="float">
            <text:p>45165</text:p>
          </table:table-cell>
          <table:table-cell office:value-type="float" office:value="43549" calcext:value-type="float">
            <text:p>43549</text:p>
          </table:table-cell>
          <table:table-cell office:value-type="float" office:value="44280" calcext:value-type="float">
            <text:p>44280</text:p>
          </table:table-cell>
          <table:table-cell table:formula="of:=ABS([.D366]-[.E366])" office:value-type="float" office:value="731" calcext:value-type="float">
            <text:p>731</text:p>
          </table:table-cell>
          <table:table-cell table:number-columns-repeated="2"/>
          <table:table-cell table:formula="of:=COUNTIF([.C$2:.C$1001];[.B366])" office:value-type="float" office:value="0" calcext:value-type="float">
            <text:p>0</text:p>
          </table:table-cell>
          <table:table-cell table:formula="of:=[.I366]*[.B36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1378 <text:s text:c="2"/>13419</text:p>
          </table:table-cell>
          <table:table-cell office:value-type="float" office:value="91378" calcext:value-type="float">
            <text:p>91378</text:p>
          </table:table-cell>
          <table:table-cell office:value-type="float" office:value="13419" calcext:value-type="float">
            <text:p>13419</text:p>
          </table:table-cell>
          <table:table-cell office:value-type="float" office:value="43812" calcext:value-type="float">
            <text:p>43812</text:p>
          </table:table-cell>
          <table:table-cell office:value-type="float" office:value="44280" calcext:value-type="float">
            <text:p>44280</text:p>
          </table:table-cell>
          <table:table-cell table:formula="of:=ABS([.D367]-[.E367])" office:value-type="float" office:value="468" calcext:value-type="float">
            <text:p>468</text:p>
          </table:table-cell>
          <table:table-cell table:number-columns-repeated="2"/>
          <table:table-cell table:formula="of:=COUNTIF([.C$2:.C$1001];[.B367])" office:value-type="float" office:value="0" calcext:value-type="float">
            <text:p>0</text:p>
          </table:table-cell>
          <table:table-cell table:formula="of:=[.I367]*[.B36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936 <text:s text:c="2"/>33954</text:p>
          </table:table-cell>
          <table:table-cell office:value-type="float" office:value="23936" calcext:value-type="float">
            <text:p>23936</text:p>
          </table:table-cell>
          <table:table-cell office:value-type="float" office:value="33954" calcext:value-type="float">
            <text:p>33954</text:p>
          </table:table-cell>
          <table:table-cell office:value-type="float" office:value="43964" calcext:value-type="float">
            <text:p>43964</text:p>
          </table:table-cell>
          <table:table-cell office:value-type="float" office:value="44471" calcext:value-type="float">
            <text:p>44471</text:p>
          </table:table-cell>
          <table:table-cell table:formula="of:=ABS([.D368]-[.E368])" office:value-type="float" office:value="507" calcext:value-type="float">
            <text:p>507</text:p>
          </table:table-cell>
          <table:table-cell table:number-columns-repeated="2"/>
          <table:table-cell table:formula="of:=COUNTIF([.C$2:.C$1001];[.B368])" office:value-type="float" office:value="0" calcext:value-type="float">
            <text:p>0</text:p>
          </table:table-cell>
          <table:table-cell table:formula="of:=[.I368]*[.B36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8014 <text:s text:c="2"/>13399</text:p>
          </table:table-cell>
          <table:table-cell office:value-type="float" office:value="98014" calcext:value-type="float">
            <text:p>98014</text:p>
          </table:table-cell>
          <table:table-cell office:value-type="float" office:value="13399" calcext:value-type="float">
            <text:p>13399</text:p>
          </table:table-cell>
          <table:table-cell office:value-type="float" office:value="44042" calcext:value-type="float">
            <text:p>44042</text:p>
          </table:table-cell>
          <table:table-cell office:value-type="float" office:value="44534" calcext:value-type="float">
            <text:p>44534</text:p>
          </table:table-cell>
          <table:table-cell table:formula="of:=ABS([.D369]-[.E369])" office:value-type="float" office:value="492" calcext:value-type="float">
            <text:p>492</text:p>
          </table:table-cell>
          <table:table-cell table:number-columns-repeated="2"/>
          <table:table-cell table:formula="of:=COUNTIF([.C$2:.C$1001];[.B369])" office:value-type="float" office:value="0" calcext:value-type="float">
            <text:p>0</text:p>
          </table:table-cell>
          <table:table-cell table:formula="of:=[.I369]*[.B36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650 <text:s text:c="2"/>65042</text:p>
          </table:table-cell>
          <table:table-cell office:value-type="float" office:value="15650" calcext:value-type="float">
            <text:p>15650</text:p>
          </table:table-cell>
          <table:table-cell office:value-type="float" office:value="65042" calcext:value-type="float">
            <text:p>65042</text:p>
          </table:table-cell>
          <table:table-cell office:value-type="float" office:value="44072" calcext:value-type="float">
            <text:p>44072</text:p>
          </table:table-cell>
          <table:table-cell office:value-type="float" office:value="44545" calcext:value-type="float">
            <text:p>44545</text:p>
          </table:table-cell>
          <table:table-cell table:formula="of:=ABS([.D370]-[.E370])" office:value-type="float" office:value="473" calcext:value-type="float">
            <text:p>473</text:p>
          </table:table-cell>
          <table:table-cell table:number-columns-repeated="2"/>
          <table:table-cell table:formula="of:=COUNTIF([.C$2:.C$1001];[.B370])" office:value-type="float" office:value="0" calcext:value-type="float">
            <text:p>0</text:p>
          </table:table-cell>
          <table:table-cell table:formula="of:=[.I370]*[.B37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527 <text:s text:c="2"/>77524</text:p>
          </table:table-cell>
          <table:table-cell office:value-type="float" office:value="64527" calcext:value-type="float">
            <text:p>64527</text:p>
          </table:table-cell>
          <table:table-cell office:value-type="float" office:value="77524" calcext:value-type="float">
            <text:p>77524</text:p>
          </table:table-cell>
          <table:table-cell office:value-type="float" office:value="44124" calcext:value-type="float">
            <text:p>44124</text:p>
          </table:table-cell>
          <table:table-cell office:value-type="float" office:value="44735" calcext:value-type="float">
            <text:p>44735</text:p>
          </table:table-cell>
          <table:table-cell table:formula="of:=ABS([.D371]-[.E371])" office:value-type="float" office:value="611" calcext:value-type="float">
            <text:p>611</text:p>
          </table:table-cell>
          <table:table-cell table:number-columns-repeated="2"/>
          <table:table-cell table:formula="of:=COUNTIF([.C$2:.C$1001];[.B371])" office:value-type="float" office:value="0" calcext:value-type="float">
            <text:p>0</text:p>
          </table:table-cell>
          <table:table-cell table:formula="of:=[.I371]*[.B37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963 <text:s text:c="2"/>13032</text:p>
          </table:table-cell>
          <table:table-cell office:value-type="float" office:value="57963" calcext:value-type="float">
            <text:p>57963</text:p>
          </table:table-cell>
          <table:table-cell office:value-type="float" office:value="13032" calcext:value-type="float">
            <text:p>13032</text:p>
          </table:table-cell>
          <table:table-cell office:value-type="float" office:value="44142" calcext:value-type="float">
            <text:p>44142</text:p>
          </table:table-cell>
          <table:table-cell office:value-type="float" office:value="44825" calcext:value-type="float">
            <text:p>44825</text:p>
          </table:table-cell>
          <table:table-cell table:formula="of:=ABS([.D372]-[.E372])" office:value-type="float" office:value="683" calcext:value-type="float">
            <text:p>683</text:p>
          </table:table-cell>
          <table:table-cell table:number-columns-repeated="2"/>
          <table:table-cell table:formula="of:=COUNTIF([.C$2:.C$1001];[.B372])" office:value-type="float" office:value="0" calcext:value-type="float">
            <text:p>0</text:p>
          </table:table-cell>
          <table:table-cell table:formula="of:=[.I372]*[.B37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4657 <text:s text:c="2"/>39982</text:p>
          </table:table-cell>
          <table:table-cell office:value-type="float" office:value="24657" calcext:value-type="float">
            <text:p>24657</text:p>
          </table:table-cell>
          <table:table-cell office:value-type="float" office:value="39982" calcext:value-type="float">
            <text:p>39982</text:p>
          </table:table-cell>
          <table:table-cell office:value-type="float" office:value="44187" calcext:value-type="float">
            <text:p>44187</text:p>
          </table:table-cell>
          <table:table-cell office:value-type="float" office:value="44935" calcext:value-type="float">
            <text:p>44935</text:p>
          </table:table-cell>
          <table:table-cell table:formula="of:=ABS([.D373]-[.E373])" office:value-type="float" office:value="748" calcext:value-type="float">
            <text:p>748</text:p>
          </table:table-cell>
          <table:table-cell table:number-columns-repeated="2"/>
          <table:table-cell table:formula="of:=COUNTIF([.C$2:.C$1001];[.B373])" office:value-type="float" office:value="0" calcext:value-type="float">
            <text:p>0</text:p>
          </table:table-cell>
          <table:table-cell table:formula="of:=[.I373]*[.B37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1342 <text:s text:c="2"/>37777</text:p>
          </table:table-cell>
          <table:table-cell office:value-type="float" office:value="71342" calcext:value-type="float">
            <text:p>71342</text:p>
          </table:table-cell>
          <table:table-cell office:value-type="float" office:value="37777" calcext:value-type="float">
            <text:p>37777</text:p>
          </table:table-cell>
          <table:table-cell office:value-type="float" office:value="44220" calcext:value-type="float">
            <text:p>44220</text:p>
          </table:table-cell>
          <table:table-cell office:value-type="float" office:value="45165" calcext:value-type="float">
            <text:p>45165</text:p>
          </table:table-cell>
          <table:table-cell table:formula="of:=ABS([.D374]-[.E374])" office:value-type="float" office:value="945" calcext:value-type="float">
            <text:p>945</text:p>
          </table:table-cell>
          <table:table-cell table:number-columns-repeated="2"/>
          <table:table-cell table:formula="of:=COUNTIF([.C$2:.C$1001];[.B374])" office:value-type="float" office:value="0" calcext:value-type="float">
            <text:p>0</text:p>
          </table:table-cell>
          <table:table-cell table:formula="of:=[.I374]*[.B37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8315 <text:s text:c="2"/>75222</text:p>
          </table:table-cell>
          <table:table-cell office:value-type="float" office:value="48315" calcext:value-type="float">
            <text:p>48315</text:p>
          </table:table-cell>
          <table:table-cell office:value-type="float" office:value="75222" calcext:value-type="float">
            <text:p>75222</text:p>
          </table:table-cell>
          <table:table-cell office:value-type="float" office:value="44240" calcext:value-type="float">
            <text:p>44240</text:p>
          </table:table-cell>
          <table:table-cell office:value-type="float" office:value="45433" calcext:value-type="float">
            <text:p>45433</text:p>
          </table:table-cell>
          <table:table-cell table:formula="of:=ABS([.D375]-[.E375])" office:value-type="float" office:value="1193" calcext:value-type="float">
            <text:p>1193</text:p>
          </table:table-cell>
          <table:table-cell table:number-columns-repeated="2"/>
          <table:table-cell table:formula="of:=COUNTIF([.C$2:.C$1001];[.B375])" office:value-type="float" office:value="0" calcext:value-type="float">
            <text:p>0</text:p>
          </table:table-cell>
          <table:table-cell table:formula="of:=[.I375]*[.B37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519 <text:s text:c="2"/>66142</text:p>
          </table:table-cell>
          <table:table-cell office:value-type="float" office:value="54519" calcext:value-type="float">
            <text:p>54519</text:p>
          </table:table-cell>
          <table:table-cell office:value-type="float" office:value="66142" calcext:value-type="float">
            <text:p>66142</text:p>
          </table:table-cell>
          <table:table-cell office:value-type="float" office:value="44280" calcext:value-type="float">
            <text:p>44280</text:p>
          </table:table-cell>
          <table:table-cell office:value-type="float" office:value="45466" calcext:value-type="float">
            <text:p>45466</text:p>
          </table:table-cell>
          <table:table-cell table:formula="of:=ABS([.D376]-[.E376])" office:value-type="float" office:value="1186" calcext:value-type="float">
            <text:p>1186</text:p>
          </table:table-cell>
          <table:table-cell table:number-columns-repeated="2"/>
          <table:table-cell table:formula="of:=COUNTIF([.C$2:.C$1001];[.B376])" office:value-type="float" office:value="0" calcext:value-type="float">
            <text:p>0</text:p>
          </table:table-cell>
          <table:table-cell table:formula="of:=[.I376]*[.B37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6974 <text:s text:c="2"/>53621</text:p>
          </table:table-cell>
          <table:table-cell office:value-type="float" office:value="76974" calcext:value-type="float">
            <text:p>76974</text:p>
          </table:table-cell>
          <table:table-cell office:value-type="float" office:value="53621" calcext:value-type="float">
            <text:p>53621</text:p>
          </table:table-cell>
          <table:table-cell office:value-type="float" office:value="44346" calcext:value-type="float">
            <text:p>44346</text:p>
          </table:table-cell>
          <table:table-cell office:value-type="float" office:value="45493" calcext:value-type="float">
            <text:p>45493</text:p>
          </table:table-cell>
          <table:table-cell table:formula="of:=ABS([.D377]-[.E377])" office:value-type="float" office:value="1147" calcext:value-type="float">
            <text:p>1147</text:p>
          </table:table-cell>
          <table:table-cell table:number-columns-repeated="2"/>
          <table:table-cell table:formula="of:=COUNTIF([.C$2:.C$1001];[.B377])" office:value-type="float" office:value="0" calcext:value-type="float">
            <text:p>0</text:p>
          </table:table-cell>
          <table:table-cell table:formula="of:=[.I377]*[.B37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608 <text:s text:c="2"/>27055</text:p>
          </table:table-cell>
          <table:table-cell office:value-type="float" office:value="85608" calcext:value-type="float">
            <text:p>85608</text:p>
          </table:table-cell>
          <table:table-cell office:value-type="float" office:value="27055" calcext:value-type="float">
            <text:p>27055</text:p>
          </table:table-cell>
          <table:table-cell office:value-type="float" office:value="44422" calcext:value-type="float">
            <text:p>44422</text:p>
          </table:table-cell>
          <table:table-cell office:value-type="float" office:value="45721" calcext:value-type="float">
            <text:p>45721</text:p>
          </table:table-cell>
          <table:table-cell table:formula="of:=ABS([.D378]-[.E378])" office:value-type="float" office:value="1299" calcext:value-type="float">
            <text:p>1299</text:p>
          </table:table-cell>
          <table:table-cell table:number-columns-repeated="2"/>
          <table:table-cell table:formula="of:=COUNTIF([.C$2:.C$1001];[.B378])" office:value-type="float" office:value="0" calcext:value-type="float">
            <text:p>0</text:p>
          </table:table-cell>
          <table:table-cell table:formula="of:=[.I378]*[.B37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837 <text:s text:c="2"/>93663</text:p>
          </table:table-cell>
          <table:table-cell office:value-type="float" office:value="20837" calcext:value-type="float">
            <text:p>20837</text:p>
          </table:table-cell>
          <table:table-cell office:value-type="float" office:value="93663" calcext:value-type="float">
            <text:p>93663</text:p>
          </table:table-cell>
          <table:table-cell office:value-type="float" office:value="44492" calcext:value-type="float">
            <text:p>44492</text:p>
          </table:table-cell>
          <table:table-cell office:value-type="float" office:value="45747" calcext:value-type="float">
            <text:p>45747</text:p>
          </table:table-cell>
          <table:table-cell table:formula="of:=ABS([.D379]-[.E379])" office:value-type="float" office:value="1255" calcext:value-type="float">
            <text:p>1255</text:p>
          </table:table-cell>
          <table:table-cell table:number-columns-repeated="2"/>
          <table:table-cell table:formula="of:=COUNTIF([.C$2:.C$1001];[.B379])" office:value-type="float" office:value="0" calcext:value-type="float">
            <text:p>0</text:p>
          </table:table-cell>
          <table:table-cell table:formula="of:=[.I379]*[.B37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927 <text:s text:c="2"/>24425</text:p>
          </table:table-cell>
          <table:table-cell office:value-type="float" office:value="54927" calcext:value-type="float">
            <text:p>54927</text:p>
          </table:table-cell>
          <table:table-cell office:value-type="float" office:value="24425" calcext:value-type="float">
            <text:p>24425</text:p>
          </table:table-cell>
          <table:table-cell office:value-type="float" office:value="44527" calcext:value-type="float">
            <text:p>44527</text:p>
          </table:table-cell>
          <table:table-cell office:value-type="float" office:value="45796" calcext:value-type="float">
            <text:p>45796</text:p>
          </table:table-cell>
          <table:table-cell table:formula="of:=ABS([.D380]-[.E380])" office:value-type="float" office:value="1269" calcext:value-type="float">
            <text:p>1269</text:p>
          </table:table-cell>
          <table:table-cell table:number-columns-repeated="2"/>
          <table:table-cell table:formula="of:=COUNTIF([.C$2:.C$1001];[.B380])" office:value-type="float" office:value="0" calcext:value-type="float">
            <text:p>0</text:p>
          </table:table-cell>
          <table:table-cell table:formula="of:=[.I380]*[.B38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39 <text:s text:c="2"/>20622</text:p>
          </table:table-cell>
          <table:table-cell office:value-type="float" office:value="13139" calcext:value-type="float">
            <text:p>13139</text:p>
          </table:table-cell>
          <table:table-cell office:value-type="float" office:value="20622" calcext:value-type="float">
            <text:p>20622</text:p>
          </table:table-cell>
          <table:table-cell office:value-type="float" office:value="44529" calcext:value-type="float">
            <text:p>44529</text:p>
          </table:table-cell>
          <table:table-cell office:value-type="float" office:value="46034" calcext:value-type="float">
            <text:p>46034</text:p>
          </table:table-cell>
          <table:table-cell table:formula="of:=ABS([.D381]-[.E381])" office:value-type="float" office:value="1505" calcext:value-type="float">
            <text:p>1505</text:p>
          </table:table-cell>
          <table:table-cell table:number-columns-repeated="2"/>
          <table:table-cell table:formula="of:=COUNTIF([.C$2:.C$1001];[.B381])" office:value-type="float" office:value="0" calcext:value-type="float">
            <text:p>0</text:p>
          </table:table-cell>
          <table:table-cell table:formula="of:=[.I381]*[.B38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005 <text:s text:c="2"/>11420</text:p>
          </table:table-cell>
          <table:table-cell office:value-type="float" office:value="15005" calcext:value-type="float">
            <text:p>15005</text:p>
          </table:table-cell>
          <table:table-cell office:value-type="float" office:value="11420" calcext:value-type="float">
            <text:p>11420</text:p>
          </table:table-cell>
          <table:table-cell office:value-type="float" office:value="44551" calcext:value-type="float">
            <text:p>44551</text:p>
          </table:table-cell>
          <table:table-cell office:value-type="float" office:value="46164" calcext:value-type="float">
            <text:p>46164</text:p>
          </table:table-cell>
          <table:table-cell table:formula="of:=ABS([.D382]-[.E382])" office:value-type="float" office:value="1613" calcext:value-type="float">
            <text:p>1613</text:p>
          </table:table-cell>
          <table:table-cell table:number-columns-repeated="2"/>
          <table:table-cell table:formula="of:=COUNTIF([.C$2:.C$1001];[.B382])" office:value-type="float" office:value="0" calcext:value-type="float">
            <text:p>0</text:p>
          </table:table-cell>
          <table:table-cell table:formula="of:=[.I382]*[.B38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4490 <text:s text:c="2"/>76060</text:p>
          </table:table-cell>
          <table:table-cell office:value-type="float" office:value="84490" calcext:value-type="float">
            <text:p>84490</text:p>
          </table:table-cell>
          <table:table-cell office:value-type="float" office:value="76060" calcext:value-type="float">
            <text:p>76060</text:p>
          </table:table-cell>
          <table:table-cell office:value-type="float" office:value="44566" calcext:value-type="float">
            <text:p>44566</text:p>
          </table:table-cell>
          <table:table-cell office:value-type="float" office:value="46215" calcext:value-type="float">
            <text:p>46215</text:p>
          </table:table-cell>
          <table:table-cell table:formula="of:=ABS([.D383]-[.E383])" office:value-type="float" office:value="1649" calcext:value-type="float">
            <text:p>1649</text:p>
          </table:table-cell>
          <table:table-cell table:number-columns-repeated="2"/>
          <table:table-cell table:formula="of:=COUNTIF([.C$2:.C$1001];[.B383])" office:value-type="float" office:value="0" calcext:value-type="float">
            <text:p>0</text:p>
          </table:table-cell>
          <table:table-cell table:formula="of:=[.I383]*[.B38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9171 <text:s text:c="2"/>70473</text:p>
          </table:table-cell>
          <table:table-cell office:value-type="float" office:value="89171" calcext:value-type="float">
            <text:p>89171</text:p>
          </table:table-cell>
          <table:table-cell office:value-type="float" office:value="70473" calcext:value-type="float">
            <text:p>70473</text:p>
          </table:table-cell>
          <table:table-cell office:value-type="float" office:value="44621" calcext:value-type="float">
            <text:p>44621</text:p>
          </table:table-cell>
          <table:table-cell office:value-type="float" office:value="46658" calcext:value-type="float">
            <text:p>46658</text:p>
          </table:table-cell>
          <table:table-cell table:formula="of:=ABS([.D384]-[.E384])" office:value-type="float" office:value="2037" calcext:value-type="float">
            <text:p>2037</text:p>
          </table:table-cell>
          <table:table-cell table:number-columns-repeated="2"/>
          <table:table-cell table:formula="of:=COUNTIF([.C$2:.C$1001];[.B384])" office:value-type="float" office:value="0" calcext:value-type="float">
            <text:p>0</text:p>
          </table:table-cell>
          <table:table-cell table:formula="of:=[.I384]*[.B38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832 <text:s text:c="2"/>96879</text:p>
          </table:table-cell>
          <table:table-cell office:value-type="float" office:value="17832" calcext:value-type="float">
            <text:p>17832</text:p>
          </table:table-cell>
          <table:table-cell office:value-type="float" office:value="96879" calcext:value-type="float">
            <text:p>96879</text:p>
          </table:table-cell>
          <table:table-cell office:value-type="float" office:value="44867" calcext:value-type="float">
            <text:p>44867</text:p>
          </table:table-cell>
          <table:table-cell office:value-type="float" office:value="46788" calcext:value-type="float">
            <text:p>46788</text:p>
          </table:table-cell>
          <table:table-cell table:formula="of:=ABS([.D385]-[.E385])" office:value-type="float" office:value="1921" calcext:value-type="float">
            <text:p>1921</text:p>
          </table:table-cell>
          <table:table-cell table:number-columns-repeated="2"/>
          <table:table-cell table:formula="of:=COUNTIF([.C$2:.C$1001];[.B385])" office:value-type="float" office:value="0" calcext:value-type="float">
            <text:p>0</text:p>
          </table:table-cell>
          <table:table-cell table:formula="of:=[.I385]*[.B38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8470 <text:s text:c="2"/>54382</text:p>
          </table:table-cell>
          <table:table-cell office:value-type="float" office:value="18470" calcext:value-type="float">
            <text:p>18470</text:p>
          </table:table-cell>
          <table:table-cell office:value-type="float" office:value="54382" calcext:value-type="float">
            <text:p>54382</text:p>
          </table:table-cell>
          <table:table-cell office:value-type="float" office:value="45097" calcext:value-type="float">
            <text:p>45097</text:p>
          </table:table-cell>
          <table:table-cell office:value-type="float" office:value="46883" calcext:value-type="float">
            <text:p>46883</text:p>
          </table:table-cell>
          <table:table-cell table:formula="of:=ABS([.D386]-[.E386])" office:value-type="float" office:value="1786" calcext:value-type="float">
            <text:p>1786</text:p>
          </table:table-cell>
          <table:table-cell table:number-columns-repeated="2"/>
          <table:table-cell table:formula="of:=COUNTIF([.C$2:.C$1001];[.B386])" office:value-type="float" office:value="0" calcext:value-type="float">
            <text:p>0</text:p>
          </table:table-cell>
          <table:table-cell table:formula="of:=[.I386]*[.B38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5260 <text:s text:c="2"/>83667</text:p>
          </table:table-cell>
          <table:table-cell office:value-type="float" office:value="45260" calcext:value-type="float">
            <text:p>45260</text:p>
          </table:table-cell>
          <table:table-cell office:value-type="float" office:value="83667" calcext:value-type="float">
            <text:p>83667</text:p>
          </table:table-cell>
          <table:table-cell office:value-type="float" office:value="45256" calcext:value-type="float">
            <text:p>45256</text:p>
          </table:table-cell>
          <table:table-cell office:value-type="float" office:value="47244" calcext:value-type="float">
            <text:p>47244</text:p>
          </table:table-cell>
          <table:table-cell table:formula="of:=ABS([.D387]-[.E387])" office:value-type="float" office:value="1988" calcext:value-type="float">
            <text:p>1988</text:p>
          </table:table-cell>
          <table:table-cell table:number-columns-repeated="2"/>
          <table:table-cell table:formula="of:=COUNTIF([.C$2:.C$1001];[.B387])" office:value-type="float" office:value="0" calcext:value-type="float">
            <text:p>0</text:p>
          </table:table-cell>
          <table:table-cell table:formula="of:=[.I387]*[.B38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276 <text:s text:c="2"/>27108</text:p>
          </table:table-cell>
          <table:table-cell office:value-type="float" office:value="17276" calcext:value-type="float">
            <text:p>17276</text:p>
          </table:table-cell>
          <table:table-cell office:value-type="float" office:value="27108" calcext:value-type="float">
            <text:p>27108</text:p>
          </table:table-cell>
          <table:table-cell office:value-type="float" office:value="45260" calcext:value-type="float">
            <text:p>45260</text:p>
          </table:table-cell>
          <table:table-cell office:value-type="float" office:value="47262" calcext:value-type="float">
            <text:p>47262</text:p>
          </table:table-cell>
          <table:table-cell table:formula="of:=ABS([.D388]-[.E388])" office:value-type="float" office:value="2002" calcext:value-type="float">
            <text:p>2002</text:p>
          </table:table-cell>
          <table:table-cell table:number-columns-repeated="2"/>
          <table:table-cell table:formula="of:=COUNTIF([.C$2:.C$1001];[.B388])" office:value-type="float" office:value="0" calcext:value-type="float">
            <text:p>0</text:p>
          </table:table-cell>
          <table:table-cell table:formula="of:=[.I388]*[.B38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2681 <text:s text:c="2"/>32349</text:p>
          </table:table-cell>
          <table:table-cell office:value-type="float" office:value="52681" calcext:value-type="float">
            <text:p>52681</text:p>
          </table:table-cell>
          <table:table-cell office:value-type="float" office:value="32349" calcext:value-type="float">
            <text:p>32349</text:p>
          </table:table-cell>
          <table:table-cell office:value-type="float" office:value="45297" calcext:value-type="float">
            <text:p>45297</text:p>
          </table:table-cell>
          <table:table-cell office:value-type="float" office:value="47341" calcext:value-type="float">
            <text:p>47341</text:p>
          </table:table-cell>
          <table:table-cell table:formula="of:=ABS([.D389]-[.E389])" office:value-type="float" office:value="2044" calcext:value-type="float">
            <text:p>2044</text:p>
          </table:table-cell>
          <table:table-cell table:number-columns-repeated="2"/>
          <table:table-cell table:formula="of:=COUNTIF([.C$2:.C$1001];[.B389])" office:value-type="float" office:value="0" calcext:value-type="float">
            <text:p>0</text:p>
          </table:table-cell>
          <table:table-cell table:formula="of:=[.I389]*[.B38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1355 <text:s text:c="2"/>13439</text:p>
          </table:table-cell>
          <table:table-cell office:value-type="float" office:value="61355" calcext:value-type="float">
            <text:p>61355</text:p>
          </table:table-cell>
          <table:table-cell office:value-type="float" office:value="13439" calcext:value-type="float">
            <text:p>13439</text:p>
          </table:table-cell>
          <table:table-cell office:value-type="float" office:value="45318" calcext:value-type="float">
            <text:p>45318</text:p>
          </table:table-cell>
          <table:table-cell office:value-type="float" office:value="47394" calcext:value-type="float">
            <text:p>47394</text:p>
          </table:table-cell>
          <table:table-cell table:formula="of:=ABS([.D390]-[.E390])" office:value-type="float" office:value="2076" calcext:value-type="float">
            <text:p>2076</text:p>
          </table:table-cell>
          <table:table-cell table:number-columns-repeated="2"/>
          <table:table-cell table:formula="of:=COUNTIF([.C$2:.C$1001];[.B390])" office:value-type="float" office:value="0" calcext:value-type="float">
            <text:p>0</text:p>
          </table:table-cell>
          <table:table-cell table:formula="of:=[.I390]*[.B39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7525 <text:s text:c="2"/>11420</text:p>
          </table:table-cell>
          <table:table-cell office:value-type="float" office:value="47525" calcext:value-type="float">
            <text:p>47525</text:p>
          </table:table-cell>
          <table:table-cell office:value-type="float" office:value="11420" calcext:value-type="float">
            <text:p>11420</text:p>
          </table:table-cell>
          <table:table-cell office:value-type="float" office:value="45462" calcext:value-type="float">
            <text:p>45462</text:p>
          </table:table-cell>
          <table:table-cell office:value-type="float" office:value="47770" calcext:value-type="float">
            <text:p>47770</text:p>
          </table:table-cell>
          <table:table-cell table:formula="of:=ABS([.D391]-[.E391])" office:value-type="float" office:value="2308" calcext:value-type="float">
            <text:p>2308</text:p>
          </table:table-cell>
          <table:table-cell table:number-columns-repeated="2"/>
          <table:table-cell table:formula="of:=COUNTIF([.C$2:.C$1001];[.B391])" office:value-type="float" office:value="0" calcext:value-type="float">
            <text:p>0</text:p>
          </table:table-cell>
          <table:table-cell table:formula="of:=[.I391]*[.B39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6905 <text:s text:c="2"/>70681</text:p>
          </table:table-cell>
          <table:table-cell office:value-type="float" office:value="36905" calcext:value-type="float">
            <text:p>36905</text:p>
          </table:table-cell>
          <table:table-cell office:value-type="float" office:value="70681" calcext:value-type="float">
            <text:p>70681</text:p>
          </table:table-cell>
          <table:table-cell office:value-type="float" office:value="45463" calcext:value-type="float">
            <text:p>45463</text:p>
          </table:table-cell>
          <table:table-cell office:value-type="float" office:value="48014" calcext:value-type="float">
            <text:p>48014</text:p>
          </table:table-cell>
          <table:table-cell table:formula="of:=ABS([.D392]-[.E392])" office:value-type="float" office:value="2551" calcext:value-type="float">
            <text:p>2551</text:p>
          </table:table-cell>
          <table:table-cell table:number-columns-repeated="2"/>
          <table:table-cell table:formula="of:=COUNTIF([.C$2:.C$1001];[.B392])" office:value-type="float" office:value="0" calcext:value-type="float">
            <text:p>0</text:p>
          </table:table-cell>
          <table:table-cell table:formula="of:=[.I392]*[.B39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209 <text:s text:c="2"/>75250</text:p>
          </table:table-cell>
          <table:table-cell office:value-type="float" office:value="59209" calcext:value-type="float">
            <text:p>59209</text:p>
          </table:table-cell>
          <table:table-cell office:value-type="float" office:value="75250" calcext:value-type="float">
            <text:p>75250</text:p>
          </table:table-cell>
          <table:table-cell office:value-type="float" office:value="45486" calcext:value-type="float">
            <text:p>45486</text:p>
          </table:table-cell>
          <table:table-cell office:value-type="float" office:value="48086" calcext:value-type="float">
            <text:p>48086</text:p>
          </table:table-cell>
          <table:table-cell table:formula="of:=ABS([.D393]-[.E393])" office:value-type="float" office:value="2600" calcext:value-type="float">
            <text:p>2600</text:p>
          </table:table-cell>
          <table:table-cell table:number-columns-repeated="2"/>
          <table:table-cell table:formula="of:=COUNTIF([.C$2:.C$1001];[.B393])" office:value-type="float" office:value="0" calcext:value-type="float">
            <text:p>0</text:p>
          </table:table-cell>
          <table:table-cell table:formula="of:=[.I393]*[.B39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5591 <text:s text:c="2"/>47770</text:p>
          </table:table-cell>
          <table:table-cell office:value-type="float" office:value="95591" calcext:value-type="float">
            <text:p>95591</text:p>
          </table:table-cell>
          <table:table-cell office:value-type="float" office:value="47770" calcext:value-type="float">
            <text:p>47770</text:p>
          </table:table-cell>
          <table:table-cell office:value-type="float" office:value="45641" calcext:value-type="float">
            <text:p>45641</text:p>
          </table:table-cell>
          <table:table-cell office:value-type="float" office:value="48086" calcext:value-type="float">
            <text:p>48086</text:p>
          </table:table-cell>
          <table:table-cell table:formula="of:=ABS([.D394]-[.E394])" office:value-type="float" office:value="2445" calcext:value-type="float">
            <text:p>2445</text:p>
          </table:table-cell>
          <table:table-cell table:number-columns-repeated="2"/>
          <table:table-cell table:formula="of:=COUNTIF([.C$2:.C$1001];[.B394])" office:value-type="float" office:value="0" calcext:value-type="float">
            <text:p>0</text:p>
          </table:table-cell>
          <table:table-cell table:formula="of:=[.I394]*[.B39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642 <text:s text:c="2"/>68650</text:p>
          </table:table-cell>
          <table:table-cell office:value-type="float" office:value="14642" calcext:value-type="float">
            <text:p>14642</text:p>
          </table:table-cell>
          <table:table-cell office:value-type="float" office:value="68650" calcext:value-type="float">
            <text:p>68650</text:p>
          </table:table-cell>
          <table:table-cell office:value-type="float" office:value="45663" calcext:value-type="float">
            <text:p>45663</text:p>
          </table:table-cell>
          <table:table-cell office:value-type="float" office:value="48086" calcext:value-type="float">
            <text:p>48086</text:p>
          </table:table-cell>
          <table:table-cell table:formula="of:=ABS([.D395]-[.E395])" office:value-type="float" office:value="2423" calcext:value-type="float">
            <text:p>2423</text:p>
          </table:table-cell>
          <table:table-cell table:number-columns-repeated="2"/>
          <table:table-cell table:formula="of:=COUNTIF([.C$2:.C$1001];[.B395])" office:value-type="float" office:value="0" calcext:value-type="float">
            <text:p>0</text:p>
          </table:table-cell>
          <table:table-cell table:formula="of:=[.I395]*[.B39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0203 <text:s text:c="2"/>73611</text:p>
          </table:table-cell>
          <table:table-cell office:value-type="float" office:value="40203" calcext:value-type="float">
            <text:p>40203</text:p>
          </table:table-cell>
          <table:table-cell office:value-type="float" office:value="73611" calcext:value-type="float">
            <text:p>73611</text:p>
          </table:table-cell>
          <table:table-cell office:value-type="float" office:value="46105" calcext:value-type="float">
            <text:p>46105</text:p>
          </table:table-cell>
          <table:table-cell office:value-type="float" office:value="48086" calcext:value-type="float">
            <text:p>48086</text:p>
          </table:table-cell>
          <table:table-cell table:formula="of:=ABS([.D396]-[.E396])" office:value-type="float" office:value="1981" calcext:value-type="float">
            <text:p>1981</text:p>
          </table:table-cell>
          <table:table-cell table:number-columns-repeated="2"/>
          <table:table-cell table:formula="of:=COUNTIF([.C$2:.C$1001];[.B396])" office:value-type="float" office:value="0" calcext:value-type="float">
            <text:p>0</text:p>
          </table:table-cell>
          <table:table-cell table:formula="of:=[.I396]*[.B39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2858 <text:s text:c="2"/>61463</text:p>
          </table:table-cell>
          <table:table-cell office:value-type="float" office:value="52858" calcext:value-type="float">
            <text:p>52858</text:p>
          </table:table-cell>
          <table:table-cell office:value-type="float" office:value="61463" calcext:value-type="float">
            <text:p>61463</text:p>
          </table:table-cell>
          <table:table-cell office:value-type="float" office:value="46236" calcext:value-type="float">
            <text:p>46236</text:p>
          </table:table-cell>
          <table:table-cell office:value-type="float" office:value="48086" calcext:value-type="float">
            <text:p>48086</text:p>
          </table:table-cell>
          <table:table-cell table:formula="of:=ABS([.D397]-[.E397])" office:value-type="float" office:value="1850" calcext:value-type="float">
            <text:p>1850</text:p>
          </table:table-cell>
          <table:table-cell table:number-columns-repeated="2"/>
          <table:table-cell table:formula="of:=COUNTIF([.C$2:.C$1001];[.B397])" office:value-type="float" office:value="0" calcext:value-type="float">
            <text:p>0</text:p>
          </table:table-cell>
          <table:table-cell table:formula="of:=[.I397]*[.B39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8675 <text:s text:c="2"/>42759</text:p>
          </table:table-cell>
          <table:table-cell office:value-type="float" office:value="48675" calcext:value-type="float">
            <text:p>48675</text:p>
          </table:table-cell>
          <table:table-cell office:value-type="float" office:value="42759" calcext:value-type="float">
            <text:p>42759</text:p>
          </table:table-cell>
          <table:table-cell office:value-type="float" office:value="46245" calcext:value-type="float">
            <text:p>46245</text:p>
          </table:table-cell>
          <table:table-cell office:value-type="float" office:value="48086" calcext:value-type="float">
            <text:p>48086</text:p>
          </table:table-cell>
          <table:table-cell table:formula="of:=ABS([.D398]-[.E398])" office:value-type="float" office:value="1841" calcext:value-type="float">
            <text:p>1841</text:p>
          </table:table-cell>
          <table:table-cell table:number-columns-repeated="2"/>
          <table:table-cell table:formula="of:=COUNTIF([.C$2:.C$1001];[.B398])" office:value-type="float" office:value="0" calcext:value-type="float">
            <text:p>0</text:p>
          </table:table-cell>
          <table:table-cell table:formula="of:=[.I398]*[.B39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8405 <text:s text:c="2"/>64868</text:p>
          </table:table-cell>
          <table:table-cell office:value-type="float" office:value="98405" calcext:value-type="float">
            <text:p>98405</text:p>
          </table:table-cell>
          <table:table-cell office:value-type="float" office:value="64868" calcext:value-type="float">
            <text:p>64868</text:p>
          </table:table-cell>
          <table:table-cell office:value-type="float" office:value="46626" calcext:value-type="float">
            <text:p>46626</text:p>
          </table:table-cell>
          <table:table-cell office:value-type="float" office:value="48086" calcext:value-type="float">
            <text:p>48086</text:p>
          </table:table-cell>
          <table:table-cell table:formula="of:=ABS([.D399]-[.E399])" office:value-type="float" office:value="1460" calcext:value-type="float">
            <text:p>1460</text:p>
          </table:table-cell>
          <table:table-cell table:number-columns-repeated="2"/>
          <table:table-cell table:formula="of:=COUNTIF([.C$2:.C$1001];[.B399])" office:value-type="float" office:value="0" calcext:value-type="float">
            <text:p>0</text:p>
          </table:table-cell>
          <table:table-cell table:formula="of:=[.I399]*[.B39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0951 <text:s text:c="2"/>82870</text:p>
          </table:table-cell>
          <table:table-cell office:value-type="float" office:value="80951" calcext:value-type="float">
            <text:p>80951</text:p>
          </table:table-cell>
          <table:table-cell office:value-type="float" office:value="82870" calcext:value-type="float">
            <text:p>82870</text:p>
          </table:table-cell>
          <table:table-cell office:value-type="float" office:value="47010" calcext:value-type="float">
            <text:p>47010</text:p>
          </table:table-cell>
          <table:table-cell office:value-type="float" office:value="48086" calcext:value-type="float">
            <text:p>48086</text:p>
          </table:table-cell>
          <table:table-cell table:formula="of:=ABS([.D400]-[.E400])" office:value-type="float" office:value="1076" calcext:value-type="float">
            <text:p>1076</text:p>
          </table:table-cell>
          <table:table-cell table:number-columns-repeated="2"/>
          <table:table-cell table:formula="of:=COUNTIF([.C$2:.C$1001];[.B400])" office:value-type="float" office:value="0" calcext:value-type="float">
            <text:p>0</text:p>
          </table:table-cell>
          <table:table-cell table:formula="of:=[.I400]*[.B40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621 <text:s text:c="2"/>79358</text:p>
          </table:table-cell>
          <table:table-cell office:value-type="float" office:value="53621" calcext:value-type="float">
            <text:p>53621</text:p>
          </table:table-cell>
          <table:table-cell office:value-type="float" office:value="79358" calcext:value-type="float">
            <text:p>79358</text:p>
          </table:table-cell>
          <table:table-cell office:value-type="float" office:value="47091" calcext:value-type="float">
            <text:p>47091</text:p>
          </table:table-cell>
          <table:table-cell office:value-type="float" office:value="48086" calcext:value-type="float">
            <text:p>48086</text:p>
          </table:table-cell>
          <table:table-cell table:formula="of:=ABS([.D401]-[.E401])" office:value-type="float" office:value="995" calcext:value-type="float">
            <text:p>995</text:p>
          </table:table-cell>
          <table:table-cell table:number-columns-repeated="2"/>
          <table:table-cell table:formula="of:=COUNTIF([.C$2:.C$1001];[.B401])" office:value-type="float" office:value="14" calcext:value-type="float">
            <text:p>14</text:p>
          </table:table-cell>
          <table:table-cell table:formula="of:=[.I401]*[.B401]" office:value-type="float" office:value="750694" calcext:value-type="float">
            <text:p>75069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327 <text:s text:c="2"/>78193</text:p>
          </table:table-cell>
          <table:table-cell office:value-type="float" office:value="25327" calcext:value-type="float">
            <text:p>25327</text:p>
          </table:table-cell>
          <table:table-cell office:value-type="float" office:value="78193" calcext:value-type="float">
            <text:p>78193</text:p>
          </table:table-cell>
          <table:table-cell office:value-type="float" office:value="47142" calcext:value-type="float">
            <text:p>47142</text:p>
          </table:table-cell>
          <table:table-cell office:value-type="float" office:value="48086" calcext:value-type="float">
            <text:p>48086</text:p>
          </table:table-cell>
          <table:table-cell table:formula="of:=ABS([.D402]-[.E402])" office:value-type="float" office:value="944" calcext:value-type="float">
            <text:p>944</text:p>
          </table:table-cell>
          <table:table-cell table:number-columns-repeated="2"/>
          <table:table-cell table:formula="of:=COUNTIF([.C$2:.C$1001];[.B402])" office:value-type="float" office:value="0" calcext:value-type="float">
            <text:p>0</text:p>
          </table:table-cell>
          <table:table-cell table:formula="of:=[.I402]*[.B40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7475 <text:s text:c="2"/>48086</text:p>
          </table:table-cell>
          <table:table-cell office:value-type="float" office:value="87475" calcext:value-type="float">
            <text:p>87475</text:p>
          </table:table-cell>
          <table:table-cell office:value-type="float" office:value="48086" calcext:value-type="float">
            <text:p>48086</text:p>
          </table:table-cell>
          <table:table-cell office:value-type="float" office:value="47149" calcext:value-type="float">
            <text:p>47149</text:p>
          </table:table-cell>
          <table:table-cell office:value-type="float" office:value="48086" calcext:value-type="float">
            <text:p>48086</text:p>
          </table:table-cell>
          <table:table-cell table:formula="of:=ABS([.D403]-[.E403])" office:value-type="float" office:value="937" calcext:value-type="float">
            <text:p>937</text:p>
          </table:table-cell>
          <table:table-cell table:number-columns-repeated="2"/>
          <table:table-cell table:formula="of:=COUNTIF([.C$2:.C$1001];[.B403])" office:value-type="float" office:value="0" calcext:value-type="float">
            <text:p>0</text:p>
          </table:table-cell>
          <table:table-cell table:formula="of:=[.I403]*[.B40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819 <text:s text:c="2"/>24117</text:p>
          </table:table-cell>
          <table:table-cell office:value-type="float" office:value="51819" calcext:value-type="float">
            <text:p>51819</text:p>
          </table:table-cell>
          <table:table-cell office:value-type="float" office:value="24117" calcext:value-type="float">
            <text:p>24117</text:p>
          </table:table-cell>
          <table:table-cell office:value-type="float" office:value="47222" calcext:value-type="float">
            <text:p>47222</text:p>
          </table:table-cell>
          <table:table-cell office:value-type="float" office:value="48086" calcext:value-type="float">
            <text:p>48086</text:p>
          </table:table-cell>
          <table:table-cell table:formula="of:=ABS([.D404]-[.E404])" office:value-type="float" office:value="864" calcext:value-type="float">
            <text:p>864</text:p>
          </table:table-cell>
          <table:table-cell table:number-columns-repeated="2"/>
          <table:table-cell table:formula="of:=COUNTIF([.C$2:.C$1001];[.B404])" office:value-type="float" office:value="0" calcext:value-type="float">
            <text:p>0</text:p>
          </table:table-cell>
          <table:table-cell table:formula="of:=[.I404]*[.B40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7015 <text:s text:c="2"/>17111</text:p>
          </table:table-cell>
          <table:table-cell office:value-type="float" office:value="27015" calcext:value-type="float">
            <text:p>27015</text:p>
          </table:table-cell>
          <table:table-cell office:value-type="float" office:value="17111" calcext:value-type="float">
            <text:p>17111</text:p>
          </table:table-cell>
          <table:table-cell office:value-type="float" office:value="47295" calcext:value-type="float">
            <text:p>47295</text:p>
          </table:table-cell>
          <table:table-cell office:value-type="float" office:value="48086" calcext:value-type="float">
            <text:p>48086</text:p>
          </table:table-cell>
          <table:table-cell table:formula="of:=ABS([.D405]-[.E405])" office:value-type="float" office:value="791" calcext:value-type="float">
            <text:p>791</text:p>
          </table:table-cell>
          <table:table-cell table:number-columns-repeated="2"/>
          <table:table-cell table:formula="of:=COUNTIF([.C$2:.C$1001];[.B405])" office:value-type="float" office:value="0" calcext:value-type="float">
            <text:p>0</text:p>
          </table:table-cell>
          <table:table-cell table:formula="of:=[.I405]*[.B40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8465 <text:s text:c="2"/>66142</text:p>
          </table:table-cell>
          <table:table-cell office:value-type="float" office:value="98465" calcext:value-type="float">
            <text:p>98465</text:p>
          </table:table-cell>
          <table:table-cell office:value-type="float" office:value="66142" calcext:value-type="float">
            <text:p>66142</text:p>
          </table:table-cell>
          <table:table-cell office:value-type="float" office:value="47491" calcext:value-type="float">
            <text:p>47491</text:p>
          </table:table-cell>
          <table:table-cell office:value-type="float" office:value="48086" calcext:value-type="float">
            <text:p>48086</text:p>
          </table:table-cell>
          <table:table-cell table:formula="of:=ABS([.D406]-[.E406])" office:value-type="float" office:value="595" calcext:value-type="float">
            <text:p>595</text:p>
          </table:table-cell>
          <table:table-cell table:number-columns-repeated="2"/>
          <table:table-cell table:formula="of:=COUNTIF([.C$2:.C$1001];[.B406])" office:value-type="float" office:value="0" calcext:value-type="float">
            <text:p>0</text:p>
          </table:table-cell>
          <table:table-cell table:formula="of:=[.I406]*[.B40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2427 <text:s text:c="2"/>73936</text:p>
          </table:table-cell>
          <table:table-cell office:value-type="float" office:value="72427" calcext:value-type="float">
            <text:p>72427</text:p>
          </table:table-cell>
          <table:table-cell office:value-type="float" office:value="73936" calcext:value-type="float">
            <text:p>73936</text:p>
          </table:table-cell>
          <table:table-cell office:value-type="float" office:value="47525" calcext:value-type="float">
            <text:p>47525</text:p>
          </table:table-cell>
          <table:table-cell office:value-type="float" office:value="48086" calcext:value-type="float">
            <text:p>48086</text:p>
          </table:table-cell>
          <table:table-cell table:formula="of:=ABS([.D407]-[.E407])" office:value-type="float" office:value="561" calcext:value-type="float">
            <text:p>561</text:p>
          </table:table-cell>
          <table:table-cell table:number-columns-repeated="2"/>
          <table:table-cell table:formula="of:=COUNTIF([.C$2:.C$1001];[.B407])" office:value-type="float" office:value="0" calcext:value-type="float">
            <text:p>0</text:p>
          </table:table-cell>
          <table:table-cell table:formula="of:=[.I407]*[.B40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1733 <text:s text:c="2"/>96879</text:p>
          </table:table-cell>
          <table:table-cell office:value-type="float" office:value="71733" calcext:value-type="float">
            <text:p>71733</text:p>
          </table:table-cell>
          <table:table-cell office:value-type="float" office:value="96879" calcext:value-type="float">
            <text:p>96879</text:p>
          </table:table-cell>
          <table:table-cell office:value-type="float" office:value="47572" calcext:value-type="float">
            <text:p>47572</text:p>
          </table:table-cell>
          <table:table-cell office:value-type="float" office:value="48086" calcext:value-type="float">
            <text:p>48086</text:p>
          </table:table-cell>
          <table:table-cell table:formula="of:=ABS([.D408]-[.E408])" office:value-type="float" office:value="514" calcext:value-type="float">
            <text:p>514</text:p>
          </table:table-cell>
          <table:table-cell table:number-columns-repeated="2"/>
          <table:table-cell table:formula="of:=COUNTIF([.C$2:.C$1001];[.B408])" office:value-type="float" office:value="0" calcext:value-type="float">
            <text:p>0</text:p>
          </table:table-cell>
          <table:table-cell table:formula="of:=[.I408]*[.B40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9121 <text:s text:c="2"/>60064</text:p>
          </table:table-cell>
          <table:table-cell office:value-type="float" office:value="89121" calcext:value-type="float">
            <text:p>89121</text:p>
          </table:table-cell>
          <table:table-cell office:value-type="float" office:value="60064" calcext:value-type="float">
            <text:p>60064</text:p>
          </table:table-cell>
          <table:table-cell office:value-type="float" office:value="47584" calcext:value-type="float">
            <text:p>47584</text:p>
          </table:table-cell>
          <table:table-cell office:value-type="float" office:value="48194" calcext:value-type="float">
            <text:p>48194</text:p>
          </table:table-cell>
          <table:table-cell table:formula="of:=ABS([.D409]-[.E409])" office:value-type="float" office:value="610" calcext:value-type="float">
            <text:p>610</text:p>
          </table:table-cell>
          <table:table-cell table:number-columns-repeated="2"/>
          <table:table-cell table:formula="of:=COUNTIF([.C$2:.C$1001];[.B409])" office:value-type="float" office:value="10" calcext:value-type="float">
            <text:p>10</text:p>
          </table:table-cell>
          <table:table-cell table:formula="of:=[.I409]*[.B409]" office:value-type="float" office:value="891210" calcext:value-type="float">
            <text:p>8912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2901 <text:s text:c="2"/>30122</text:p>
          </table:table-cell>
          <table:table-cell office:value-type="float" office:value="22901" calcext:value-type="float">
            <text:p>22901</text:p>
          </table:table-cell>
          <table:table-cell office:value-type="float" office:value="30122" calcext:value-type="float">
            <text:p>30122</text:p>
          </table:table-cell>
          <table:table-cell office:value-type="float" office:value="47625" calcext:value-type="float">
            <text:p>47625</text:p>
          </table:table-cell>
          <table:table-cell office:value-type="float" office:value="48207" calcext:value-type="float">
            <text:p>48207</text:p>
          </table:table-cell>
          <table:table-cell table:formula="of:=ABS([.D410]-[.E410])" office:value-type="float" office:value="582" calcext:value-type="float">
            <text:p>582</text:p>
          </table:table-cell>
          <table:table-cell table:number-columns-repeated="2"/>
          <table:table-cell table:formula="of:=COUNTIF([.C$2:.C$1001];[.B410])" office:value-type="float" office:value="0" calcext:value-type="float">
            <text:p>0</text:p>
          </table:table-cell>
          <table:table-cell table:formula="of:=[.I410]*[.B4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856 <text:s text:c="2"/>48527</text:p>
          </table:table-cell>
          <table:table-cell office:value-type="float" office:value="10856" calcext:value-type="float">
            <text:p>10856</text:p>
          </table:table-cell>
          <table:table-cell office:value-type="float" office:value="48527" calcext:value-type="float">
            <text:p>48527</text:p>
          </table:table-cell>
          <table:table-cell office:value-type="float" office:value="47745" calcext:value-type="float">
            <text:p>47745</text:p>
          </table:table-cell>
          <table:table-cell office:value-type="float" office:value="48396" calcext:value-type="float">
            <text:p>48396</text:p>
          </table:table-cell>
          <table:table-cell table:formula="of:=ABS([.D411]-[.E411])" office:value-type="float" office:value="651" calcext:value-type="float">
            <text:p>651</text:p>
          </table:table-cell>
          <table:table-cell table:number-columns-repeated="2"/>
          <table:table-cell table:formula="of:=COUNTIF([.C$2:.C$1001];[.B411])" office:value-type="float" office:value="0" calcext:value-type="float">
            <text:p>0</text:p>
          </table:table-cell>
          <table:table-cell table:formula="of:=[.I411]*[.B4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6754 <text:s text:c="2"/>64868</text:p>
          </table:table-cell>
          <table:table-cell office:value-type="float" office:value="36754" calcext:value-type="float">
            <text:p>36754</text:p>
          </table:table-cell>
          <table:table-cell office:value-type="float" office:value="64868" calcext:value-type="float">
            <text:p>64868</text:p>
          </table:table-cell>
          <table:table-cell office:value-type="float" office:value="48069" calcext:value-type="float">
            <text:p>48069</text:p>
          </table:table-cell>
          <table:table-cell office:value-type="float" office:value="48432" calcext:value-type="float">
            <text:p>48432</text:p>
          </table:table-cell>
          <table:table-cell table:formula="of:=ABS([.D412]-[.E412])" office:value-type="float" office:value="363" calcext:value-type="float">
            <text:p>363</text:p>
          </table:table-cell>
          <table:table-cell table:number-columns-repeated="2"/>
          <table:table-cell table:formula="of:=COUNTIF([.C$2:.C$1001];[.B412])" office:value-type="float" office:value="0" calcext:value-type="float">
            <text:p>0</text:p>
          </table:table-cell>
          <table:table-cell table:formula="of:=[.I412]*[.B4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0122 <text:s text:c="2"/>50538</text:p>
          </table:table-cell>
          <table:table-cell office:value-type="float" office:value="50122" calcext:value-type="float">
            <text:p>50122</text:p>
          </table:table-cell>
          <table:table-cell office:value-type="float" office:value="50538" calcext:value-type="float">
            <text:p>50538</text:p>
          </table:table-cell>
          <table:table-cell office:value-type="float" office:value="48074" calcext:value-type="float">
            <text:p>48074</text:p>
          </table:table-cell>
          <table:table-cell office:value-type="float" office:value="48502" calcext:value-type="float">
            <text:p>48502</text:p>
          </table:table-cell>
          <table:table-cell table:formula="of:=ABS([.D413]-[.E413])" office:value-type="float" office:value="428" calcext:value-type="float">
            <text:p>428</text:p>
          </table:table-cell>
          <table:table-cell table:number-columns-repeated="2"/>
          <table:table-cell table:formula="of:=COUNTIF([.C$2:.C$1001];[.B413])" office:value-type="float" office:value="0" calcext:value-type="float">
            <text:p>0</text:p>
          </table:table-cell>
          <table:table-cell table:formula="of:=[.I413]*[.B4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2355 <text:s text:c="2"/>73026</text:p>
          </table:table-cell>
          <table:table-cell office:value-type="float" office:value="52355" calcext:value-type="float">
            <text:p>52355</text:p>
          </table:table-cell>
          <table:table-cell office:value-type="float" office:value="73026" calcext:value-type="float">
            <text:p>73026</text:p>
          </table:table-cell>
          <table:table-cell office:value-type="float" office:value="48086" calcext:value-type="float">
            <text:p>48086</text:p>
          </table:table-cell>
          <table:table-cell office:value-type="float" office:value="48505" calcext:value-type="float">
            <text:p>48505</text:p>
          </table:table-cell>
          <table:table-cell table:formula="of:=ABS([.D414]-[.E414])" office:value-type="float" office:value="419" calcext:value-type="float">
            <text:p>419</text:p>
          </table:table-cell>
          <table:table-cell table:number-columns-repeated="2"/>
          <table:table-cell table:formula="of:=COUNTIF([.C$2:.C$1001];[.B414])" office:value-type="float" office:value="0" calcext:value-type="float">
            <text:p>0</text:p>
          </table:table-cell>
          <table:table-cell table:formula="of:=[.I414]*[.B4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0825 <text:s text:c="2"/>40951</text:p>
          </table:table-cell>
          <table:table-cell office:value-type="float" office:value="40825" calcext:value-type="float">
            <text:p>40825</text:p>
          </table:table-cell>
          <table:table-cell office:value-type="float" office:value="40951" calcext:value-type="float">
            <text:p>40951</text:p>
          </table:table-cell>
          <table:table-cell office:value-type="float" office:value="48131" calcext:value-type="float">
            <text:p>48131</text:p>
          </table:table-cell>
          <table:table-cell office:value-type="float" office:value="48527" calcext:value-type="float">
            <text:p>48527</text:p>
          </table:table-cell>
          <table:table-cell table:formula="of:=ABS([.D415]-[.E415])" office:value-type="float" office:value="396" calcext:value-type="float">
            <text:p>396</text:p>
          </table:table-cell>
          <table:table-cell table:number-columns-repeated="2"/>
          <table:table-cell table:formula="of:=COUNTIF([.C$2:.C$1001];[.B415])" office:value-type="float" office:value="0" calcext:value-type="float">
            <text:p>0</text:p>
          </table:table-cell>
          <table:table-cell table:formula="of:=[.I415]*[.B4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0386 <text:s text:c="2"/>16069</text:p>
          </table:table-cell>
          <table:table-cell office:value-type="float" office:value="80386" calcext:value-type="float">
            <text:p>80386</text:p>
          </table:table-cell>
          <table:table-cell office:value-type="float" office:value="16069" calcext:value-type="float">
            <text:p>16069</text:p>
          </table:table-cell>
          <table:table-cell office:value-type="float" office:value="48170" calcext:value-type="float">
            <text:p>48170</text:p>
          </table:table-cell>
          <table:table-cell office:value-type="float" office:value="49146" calcext:value-type="float">
            <text:p>49146</text:p>
          </table:table-cell>
          <table:table-cell table:formula="of:=ABS([.D416]-[.E416])" office:value-type="float" office:value="976" calcext:value-type="float">
            <text:p>976</text:p>
          </table:table-cell>
          <table:table-cell table:number-columns-repeated="2"/>
          <table:table-cell table:formula="of:=COUNTIF([.C$2:.C$1001];[.B416])" office:value-type="float" office:value="0" calcext:value-type="float">
            <text:p>0</text:p>
          </table:table-cell>
          <table:table-cell table:formula="of:=[.I416]*[.B4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3603 <text:s text:c="2"/>36182</text:p>
          </table:table-cell>
          <table:table-cell office:value-type="float" office:value="83603" calcext:value-type="float">
            <text:p>83603</text:p>
          </table:table-cell>
          <table:table-cell office:value-type="float" office:value="36182" calcext:value-type="float">
            <text:p>36182</text:p>
          </table:table-cell>
          <table:table-cell office:value-type="float" office:value="48190" calcext:value-type="float">
            <text:p>48190</text:p>
          </table:table-cell>
          <table:table-cell office:value-type="float" office:value="49155" calcext:value-type="float">
            <text:p>49155</text:p>
          </table:table-cell>
          <table:table-cell table:formula="of:=ABS([.D417]-[.E417])" office:value-type="float" office:value="965" calcext:value-type="float">
            <text:p>965</text:p>
          </table:table-cell>
          <table:table-cell table:number-columns-repeated="2"/>
          <table:table-cell table:formula="of:=COUNTIF([.C$2:.C$1001];[.B417])" office:value-type="float" office:value="0" calcext:value-type="float">
            <text:p>0</text:p>
          </table:table-cell>
          <table:table-cell table:formula="of:=[.I417]*[.B4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8594 <text:s text:c="2"/>13717</text:p>
          </table:table-cell>
          <table:table-cell office:value-type="float" office:value="58594" calcext:value-type="float">
            <text:p>58594</text:p>
          </table:table-cell>
          <table:table-cell office:value-type="float" office:value="13717" calcext:value-type="float">
            <text:p>13717</text:p>
          </table:table-cell>
          <table:table-cell office:value-type="float" office:value="48315" calcext:value-type="float">
            <text:p>48315</text:p>
          </table:table-cell>
          <table:table-cell office:value-type="float" office:value="49199" calcext:value-type="float">
            <text:p>49199</text:p>
          </table:table-cell>
          <table:table-cell table:formula="of:=ABS([.D418]-[.E418])" office:value-type="float" office:value="884" calcext:value-type="float">
            <text:p>884</text:p>
          </table:table-cell>
          <table:table-cell table:number-columns-repeated="2"/>
          <table:table-cell table:formula="of:=COUNTIF([.C$2:.C$1001];[.B418])" office:value-type="float" office:value="0" calcext:value-type="float">
            <text:p>0</text:p>
          </table:table-cell>
          <table:table-cell table:formula="of:=[.I418]*[.B41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1497 <text:s text:c="2"/>71550</text:p>
          </table:table-cell>
          <table:table-cell office:value-type="float" office:value="31497" calcext:value-type="float">
            <text:p>31497</text:p>
          </table:table-cell>
          <table:table-cell office:value-type="float" office:value="71550" calcext:value-type="float">
            <text:p>71550</text:p>
          </table:table-cell>
          <table:table-cell office:value-type="float" office:value="48510" calcext:value-type="float">
            <text:p>48510</text:p>
          </table:table-cell>
          <table:table-cell office:value-type="float" office:value="49281" calcext:value-type="float">
            <text:p>49281</text:p>
          </table:table-cell>
          <table:table-cell table:formula="of:=ABS([.D419]-[.E419])" office:value-type="float" office:value="771" calcext:value-type="float">
            <text:p>771</text:p>
          </table:table-cell>
          <table:table-cell table:number-columns-repeated="2"/>
          <table:table-cell table:formula="of:=COUNTIF([.C$2:.C$1001];[.B419])" office:value-type="float" office:value="0" calcext:value-type="float">
            <text:p>0</text:p>
          </table:table-cell>
          <table:table-cell table:formula="of:=[.I419]*[.B41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0053 <text:s text:c="2"/>48086</text:p>
          </table:table-cell>
          <table:table-cell office:value-type="float" office:value="40053" calcext:value-type="float">
            <text:p>40053</text:p>
          </table:table-cell>
          <table:table-cell office:value-type="float" office:value="48086" calcext:value-type="float">
            <text:p>48086</text:p>
          </table:table-cell>
          <table:table-cell office:value-type="float" office:value="48675" calcext:value-type="float">
            <text:p>48675</text:p>
          </table:table-cell>
          <table:table-cell office:value-type="float" office:value="49329" calcext:value-type="float">
            <text:p>49329</text:p>
          </table:table-cell>
          <table:table-cell table:formula="of:=ABS([.D420]-[.E420])" office:value-type="float" office:value="654" calcext:value-type="float">
            <text:p>654</text:p>
          </table:table-cell>
          <table:table-cell table:number-columns-repeated="2"/>
          <table:table-cell table:formula="of:=COUNTIF([.C$2:.C$1001];[.B420])" office:value-type="float" office:value="0" calcext:value-type="float">
            <text:p>0</text:p>
          </table:table-cell>
          <table:table-cell table:formula="of:=[.I420]*[.B42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8188 <text:s text:c="2"/>39233</text:p>
          </table:table-cell>
          <table:table-cell office:value-type="float" office:value="38188" calcext:value-type="float">
            <text:p>38188</text:p>
          </table:table-cell>
          <table:table-cell office:value-type="float" office:value="39233" calcext:value-type="float">
            <text:p>39233</text:p>
          </table:table-cell>
          <table:table-cell office:value-type="float" office:value="48731" calcext:value-type="float">
            <text:p>48731</text:p>
          </table:table-cell>
          <table:table-cell office:value-type="float" office:value="49634" calcext:value-type="float">
            <text:p>49634</text:p>
          </table:table-cell>
          <table:table-cell table:formula="of:=ABS([.D421]-[.E421])" office:value-type="float" office:value="903" calcext:value-type="float">
            <text:p>903</text:p>
          </table:table-cell>
          <table:table-cell table:number-columns-repeated="2"/>
          <table:table-cell table:formula="of:=COUNTIF([.C$2:.C$1001];[.B421])" office:value-type="float" office:value="0" calcext:value-type="float">
            <text:p>0</text:p>
          </table:table-cell>
          <table:table-cell table:formula="of:=[.I421]*[.B42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8994 <text:s text:c="2"/>96329</text:p>
          </table:table-cell>
          <table:table-cell office:value-type="float" office:value="18994" calcext:value-type="float">
            <text:p>18994</text:p>
          </table:table-cell>
          <table:table-cell office:value-type="float" office:value="96329" calcext:value-type="float">
            <text:p>96329</text:p>
          </table:table-cell>
          <table:table-cell office:value-type="float" office:value="48734" calcext:value-type="float">
            <text:p>48734</text:p>
          </table:table-cell>
          <table:table-cell office:value-type="float" office:value="49777" calcext:value-type="float">
            <text:p>49777</text:p>
          </table:table-cell>
          <table:table-cell table:formula="of:=ABS([.D422]-[.E422])" office:value-type="float" office:value="1043" calcext:value-type="float">
            <text:p>1043</text:p>
          </table:table-cell>
          <table:table-cell table:number-columns-repeated="2"/>
          <table:table-cell table:formula="of:=COUNTIF([.C$2:.C$1001];[.B422])" office:value-type="float" office:value="0" calcext:value-type="float">
            <text:p>0</text:p>
          </table:table-cell>
          <table:table-cell table:formula="of:=[.I422]*[.B42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9861 <text:s text:c="2"/>50323</text:p>
          </table:table-cell>
          <table:table-cell office:value-type="float" office:value="79861" calcext:value-type="float">
            <text:p>79861</text:p>
          </table:table-cell>
          <table:table-cell office:value-type="float" office:value="50323" calcext:value-type="float">
            <text:p>50323</text:p>
          </table:table-cell>
          <table:table-cell office:value-type="float" office:value="48876" calcext:value-type="float">
            <text:p>48876</text:p>
          </table:table-cell>
          <table:table-cell office:value-type="float" office:value="50030" calcext:value-type="float">
            <text:p>50030</text:p>
          </table:table-cell>
          <table:table-cell table:formula="of:=ABS([.D423]-[.E423])" office:value-type="float" office:value="1154" calcext:value-type="float">
            <text:p>1154</text:p>
          </table:table-cell>
          <table:table-cell table:number-columns-repeated="2"/>
          <table:table-cell table:formula="of:=COUNTIF([.C$2:.C$1001];[.B423])" office:value-type="float" office:value="0" calcext:value-type="float">
            <text:p>0</text:p>
          </table:table-cell>
          <table:table-cell table:formula="of:=[.I423]*[.B42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321 <text:s text:c="2"/>85776</text:p>
          </table:table-cell>
          <table:table-cell office:value-type="float" office:value="23321" calcext:value-type="float">
            <text:p>23321</text:p>
          </table:table-cell>
          <table:table-cell office:value-type="float" office:value="85776" calcext:value-type="float">
            <text:p>85776</text:p>
          </table:table-cell>
          <table:table-cell office:value-type="float" office:value="48890" calcext:value-type="float">
            <text:p>48890</text:p>
          </table:table-cell>
          <table:table-cell office:value-type="float" office:value="50220" calcext:value-type="float">
            <text:p>50220</text:p>
          </table:table-cell>
          <table:table-cell table:formula="of:=ABS([.D424]-[.E424])" office:value-type="float" office:value="1330" calcext:value-type="float">
            <text:p>1330</text:p>
          </table:table-cell>
          <table:table-cell table:number-columns-repeated="2"/>
          <table:table-cell table:formula="of:=COUNTIF([.C$2:.C$1001];[.B424])" office:value-type="float" office:value="0" calcext:value-type="float">
            <text:p>0</text:p>
          </table:table-cell>
          <table:table-cell table:formula="of:=[.I424]*[.B42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1404 <text:s text:c="2"/>10062</text:p>
          </table:table-cell>
          <table:table-cell office:value-type="float" office:value="61404" calcext:value-type="float">
            <text:p>61404</text:p>
          </table:table-cell>
          <table:table-cell office:value-type="float" office:value="10062" calcext:value-type="float">
            <text:p>10062</text:p>
          </table:table-cell>
          <table:table-cell office:value-type="float" office:value="48948" calcext:value-type="float">
            <text:p>48948</text:p>
          </table:table-cell>
          <table:table-cell office:value-type="float" office:value="50286" calcext:value-type="float">
            <text:p>50286</text:p>
          </table:table-cell>
          <table:table-cell table:formula="of:=ABS([.D425]-[.E425])" office:value-type="float" office:value="1338" calcext:value-type="float">
            <text:p>1338</text:p>
          </table:table-cell>
          <table:table-cell table:number-columns-repeated="2"/>
          <table:table-cell table:formula="of:=COUNTIF([.C$2:.C$1001];[.B425])" office:value-type="float" office:value="0" calcext:value-type="float">
            <text:p>0</text:p>
          </table:table-cell>
          <table:table-cell table:formula="of:=[.I425]*[.B42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5531 <text:s text:c="2"/>53621</text:p>
          </table:table-cell>
          <table:table-cell office:value-type="float" office:value="95531" calcext:value-type="float">
            <text:p>95531</text:p>
          </table:table-cell>
          <table:table-cell office:value-type="float" office:value="53621" calcext:value-type="float">
            <text:p>53621</text:p>
          </table:table-cell>
          <table:table-cell office:value-type="float" office:value="49017" calcext:value-type="float">
            <text:p>49017</text:p>
          </table:table-cell>
          <table:table-cell office:value-type="float" office:value="50297" calcext:value-type="float">
            <text:p>50297</text:p>
          </table:table-cell>
          <table:table-cell table:formula="of:=ABS([.D426]-[.E426])" office:value-type="float" office:value="1280" calcext:value-type="float">
            <text:p>1280</text:p>
          </table:table-cell>
          <table:table-cell table:number-columns-repeated="2"/>
          <table:table-cell table:formula="of:=COUNTIF([.C$2:.C$1001];[.B426])" office:value-type="float" office:value="3" calcext:value-type="float">
            <text:p>3</text:p>
          </table:table-cell>
          <table:table-cell table:formula="of:=[.I426]*[.B426]" office:value-type="float" office:value="286593" calcext:value-type="float">
            <text:p>28659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909 <text:s text:c="2"/>98952</text:p>
          </table:table-cell>
          <table:table-cell office:value-type="float" office:value="34909" calcext:value-type="float">
            <text:p>34909</text:p>
          </table:table-cell>
          <table:table-cell office:value-type="float" office:value="98952" calcext:value-type="float">
            <text:p>98952</text:p>
          </table:table-cell>
          <table:table-cell office:value-type="float" office:value="49081" calcext:value-type="float">
            <text:p>49081</text:p>
          </table:table-cell>
          <table:table-cell office:value-type="float" office:value="50323" calcext:value-type="float">
            <text:p>50323</text:p>
          </table:table-cell>
          <table:table-cell table:formula="of:=ABS([.D427]-[.E427])" office:value-type="float" office:value="1242" calcext:value-type="float">
            <text:p>1242</text:p>
          </table:table-cell>
          <table:table-cell table:number-columns-repeated="2"/>
          <table:table-cell table:formula="of:=COUNTIF([.C$2:.C$1001];[.B427])" office:value-type="float" office:value="0" calcext:value-type="float">
            <text:p>0</text:p>
          </table:table-cell>
          <table:table-cell table:formula="of:=[.I427]*[.B42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995 <text:s text:c="2"/>93754</text:p>
          </table:table-cell>
          <table:table-cell office:value-type="float" office:value="23995" calcext:value-type="float">
            <text:p>23995</text:p>
          </table:table-cell>
          <table:table-cell office:value-type="float" office:value="93754" calcext:value-type="float">
            <text:p>93754</text:p>
          </table:table-cell>
          <table:table-cell office:value-type="float" office:value="49101" calcext:value-type="float">
            <text:p>49101</text:p>
          </table:table-cell>
          <table:table-cell office:value-type="float" office:value="50323" calcext:value-type="float">
            <text:p>50323</text:p>
          </table:table-cell>
          <table:table-cell table:formula="of:=ABS([.D428]-[.E428])" office:value-type="float" office:value="1222" calcext:value-type="float">
            <text:p>1222</text:p>
          </table:table-cell>
          <table:table-cell table:number-columns-repeated="2"/>
          <table:table-cell table:formula="of:=COUNTIF([.C$2:.C$1001];[.B428])" office:value-type="float" office:value="0" calcext:value-type="float">
            <text:p>0</text:p>
          </table:table-cell>
          <table:table-cell table:formula="of:=[.I428]*[.B42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871 <text:s text:c="2"/>98442</text:p>
          </table:table-cell>
          <table:table-cell office:value-type="float" office:value="13871" calcext:value-type="float">
            <text:p>13871</text:p>
          </table:table-cell>
          <table:table-cell office:value-type="float" office:value="98442" calcext:value-type="float">
            <text:p>98442</text:p>
          </table:table-cell>
          <table:table-cell office:value-type="float" office:value="49356" calcext:value-type="float">
            <text:p>49356</text:p>
          </table:table-cell>
          <table:table-cell office:value-type="float" office:value="50323" calcext:value-type="float">
            <text:p>50323</text:p>
          </table:table-cell>
          <table:table-cell table:formula="of:=ABS([.D429]-[.E429])" office:value-type="float" office:value="967" calcext:value-type="float">
            <text:p>967</text:p>
          </table:table-cell>
          <table:table-cell table:number-columns-repeated="2"/>
          <table:table-cell table:formula="of:=COUNTIF([.C$2:.C$1001];[.B429])" office:value-type="float" office:value="0" calcext:value-type="float">
            <text:p>0</text:p>
          </table:table-cell>
          <table:table-cell table:formula="of:=[.I429]*[.B42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796 <text:s text:c="2"/>30148</text:p>
          </table:table-cell>
          <table:table-cell office:value-type="float" office:value="54796" calcext:value-type="float">
            <text:p>54796</text:p>
          </table:table-cell>
          <table:table-cell office:value-type="float" office:value="30148" calcext:value-type="float">
            <text:p>30148</text:p>
          </table:table-cell>
          <table:table-cell office:value-type="float" office:value="49464" calcext:value-type="float">
            <text:p>49464</text:p>
          </table:table-cell>
          <table:table-cell office:value-type="float" office:value="50323" calcext:value-type="float">
            <text:p>50323</text:p>
          </table:table-cell>
          <table:table-cell table:formula="of:=ABS([.D430]-[.E430])" office:value-type="float" office:value="859" calcext:value-type="float">
            <text:p>859</text:p>
          </table:table-cell>
          <table:table-cell table:number-columns-repeated="2"/>
          <table:table-cell table:formula="of:=COUNTIF([.C$2:.C$1001];[.B430])" office:value-type="float" office:value="0" calcext:value-type="float">
            <text:p>0</text:p>
          </table:table-cell>
          <table:table-cell table:formula="of:=[.I430]*[.B43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5319 <text:s text:c="2"/>93955</text:p>
          </table:table-cell>
          <table:table-cell office:value-type="float" office:value="35319" calcext:value-type="float">
            <text:p>35319</text:p>
          </table:table-cell>
          <table:table-cell office:value-type="float" office:value="93955" calcext:value-type="float">
            <text:p>93955</text:p>
          </table:table-cell>
          <table:table-cell office:value-type="float" office:value="49574" calcext:value-type="float">
            <text:p>49574</text:p>
          </table:table-cell>
          <table:table-cell office:value-type="float" office:value="50323" calcext:value-type="float">
            <text:p>50323</text:p>
          </table:table-cell>
          <table:table-cell table:formula="of:=ABS([.D431]-[.E431])" office:value-type="float" office:value="749" calcext:value-type="float">
            <text:p>749</text:p>
          </table:table-cell>
          <table:table-cell table:number-columns-repeated="2"/>
          <table:table-cell table:formula="of:=COUNTIF([.C$2:.C$1001];[.B431])" office:value-type="float" office:value="0" calcext:value-type="float">
            <text:p>0</text:p>
          </table:table-cell>
          <table:table-cell table:formula="of:=[.I431]*[.B43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282 <text:s text:c="2"/>26287</text:p>
          </table:table-cell>
          <table:table-cell office:value-type="float" office:value="64282" calcext:value-type="float">
            <text:p>64282</text:p>
          </table:table-cell>
          <table:table-cell office:value-type="float" office:value="26287" calcext:value-type="float">
            <text:p>26287</text:p>
          </table:table-cell>
          <table:table-cell office:value-type="float" office:value="49575" calcext:value-type="float">
            <text:p>49575</text:p>
          </table:table-cell>
          <table:table-cell office:value-type="float" office:value="50323" calcext:value-type="float">
            <text:p>50323</text:p>
          </table:table-cell>
          <table:table-cell table:formula="of:=ABS([.D432]-[.E432])" office:value-type="float" office:value="748" calcext:value-type="float">
            <text:p>748</text:p>
          </table:table-cell>
          <table:table-cell table:number-columns-repeated="2"/>
          <table:table-cell table:formula="of:=COUNTIF([.C$2:.C$1001];[.B432])" office:value-type="float" office:value="0" calcext:value-type="float">
            <text:p>0</text:p>
          </table:table-cell>
          <table:table-cell table:formula="of:=[.I432]*[.B43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3133 <text:s text:c="2"/>82959</text:p>
          </table:table-cell>
          <table:table-cell office:value-type="float" office:value="83133" calcext:value-type="float">
            <text:p>83133</text:p>
          </table:table-cell>
          <table:table-cell office:value-type="float" office:value="82959" calcext:value-type="float">
            <text:p>82959</text:p>
          </table:table-cell>
          <table:table-cell office:value-type="float" office:value="49650" calcext:value-type="float">
            <text:p>49650</text:p>
          </table:table-cell>
          <table:table-cell office:value-type="float" office:value="50323" calcext:value-type="float">
            <text:p>50323</text:p>
          </table:table-cell>
          <table:table-cell table:formula="of:=ABS([.D433]-[.E433])" office:value-type="float" office:value="673" calcext:value-type="float">
            <text:p>673</text:p>
          </table:table-cell>
          <table:table-cell table:number-columns-repeated="2"/>
          <table:table-cell table:formula="of:=COUNTIF([.C$2:.C$1001];[.B433])" office:value-type="float" office:value="0" calcext:value-type="float">
            <text:p>0</text:p>
          </table:table-cell>
          <table:table-cell table:formula="of:=[.I433]*[.B43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6071 <text:s text:c="2"/>47244</text:p>
          </table:table-cell>
          <table:table-cell office:value-type="float" office:value="56071" calcext:value-type="float">
            <text:p>56071</text:p>
          </table:table-cell>
          <table:table-cell office:value-type="float" office:value="47244" calcext:value-type="float">
            <text:p>47244</text:p>
          </table:table-cell>
          <table:table-cell office:value-type="float" office:value="49918" calcext:value-type="float">
            <text:p>49918</text:p>
          </table:table-cell>
          <table:table-cell office:value-type="float" office:value="50340" calcext:value-type="float">
            <text:p>50340</text:p>
          </table:table-cell>
          <table:table-cell table:formula="of:=ABS([.D434]-[.E434])" office:value-type="float" office:value="422" calcext:value-type="float">
            <text:p>422</text:p>
          </table:table-cell>
          <table:table-cell table:number-columns-repeated="2"/>
          <table:table-cell table:formula="of:=COUNTIF([.C$2:.C$1001];[.B434])" office:value-type="float" office:value="0" calcext:value-type="float">
            <text:p>0</text:p>
          </table:table-cell>
          <table:table-cell table:formula="of:=[.I434]*[.B43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7009 <text:s text:c="2"/>47394</text:p>
          </table:table-cell>
          <table:table-cell office:value-type="float" office:value="67009" calcext:value-type="float">
            <text:p>67009</text:p>
          </table:table-cell>
          <table:table-cell office:value-type="float" office:value="47394" calcext:value-type="float">
            <text:p>47394</text:p>
          </table:table-cell>
          <table:table-cell office:value-type="float" office:value="50000" calcext:value-type="float">
            <text:p>50000</text:p>
          </table:table-cell>
          <table:table-cell office:value-type="float" office:value="50538" calcext:value-type="float">
            <text:p>50538</text:p>
          </table:table-cell>
          <table:table-cell table:formula="of:=ABS([.D435]-[.E435])" office:value-type="float" office:value="538" calcext:value-type="float">
            <text:p>538</text:p>
          </table:table-cell>
          <table:table-cell table:number-columns-repeated="2"/>
          <table:table-cell table:formula="of:=COUNTIF([.C$2:.C$1001];[.B435])" office:value-type="float" office:value="0" calcext:value-type="float">
            <text:p>0</text:p>
          </table:table-cell>
          <table:table-cell table:formula="of:=[.I435]*[.B43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2507 <text:s text:c="2"/>47341</text:p>
          </table:table-cell>
          <table:table-cell office:value-type="float" office:value="92507" calcext:value-type="float">
            <text:p>92507</text:p>
          </table:table-cell>
          <table:table-cell office:value-type="float" office:value="47341" calcext:value-type="float">
            <text:p>47341</text:p>
          </table:table-cell>
          <table:table-cell office:value-type="float" office:value="50122" calcext:value-type="float">
            <text:p>50122</text:p>
          </table:table-cell>
          <table:table-cell office:value-type="float" office:value="50585" calcext:value-type="float">
            <text:p>50585</text:p>
          </table:table-cell>
          <table:table-cell table:formula="of:=ABS([.D436]-[.E436])" office:value-type="float" office:value="463" calcext:value-type="float">
            <text:p>463</text:p>
          </table:table-cell>
          <table:table-cell table:number-columns-repeated="2"/>
          <table:table-cell table:formula="of:=COUNTIF([.C$2:.C$1001];[.B436])" office:value-type="float" office:value="0" calcext:value-type="float">
            <text:p>0</text:p>
          </table:table-cell>
          <table:table-cell table:formula="of:=[.I436]*[.B43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776 <text:s text:c="2"/>46164</text:p>
          </table:table-cell>
          <table:table-cell office:value-type="float" office:value="85776" calcext:value-type="float">
            <text:p>85776</text:p>
          </table:table-cell>
          <table:table-cell office:value-type="float" office:value="46164" calcext:value-type="float">
            <text:p>46164</text:p>
          </table:table-cell>
          <table:table-cell office:value-type="float" office:value="50181" calcext:value-type="float">
            <text:p>50181</text:p>
          </table:table-cell>
          <table:table-cell office:value-type="float" office:value="51031" calcext:value-type="float">
            <text:p>51031</text:p>
          </table:table-cell>
          <table:table-cell table:formula="of:=ABS([.D437]-[.E437])" office:value-type="float" office:value="850" calcext:value-type="float">
            <text:p>850</text:p>
          </table:table-cell>
          <table:table-cell table:number-columns-repeated="2"/>
          <table:table-cell table:formula="of:=COUNTIF([.C$2:.C$1001];[.B437])" office:value-type="float" office:value="13" calcext:value-type="float">
            <text:p>13</text:p>
          </table:table-cell>
          <table:table-cell table:formula="of:=[.I437]*[.B437]" office:value-type="float" office:value="1115088" calcext:value-type="float">
            <text:p>111508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709 <text:s text:c="2"/>57965</text:p>
          </table:table-cell>
          <table:table-cell office:value-type="float" office:value="30709" calcext:value-type="float">
            <text:p>30709</text:p>
          </table:table-cell>
          <table:table-cell office:value-type="float" office:value="57965" calcext:value-type="float">
            <text:p>57965</text:p>
          </table:table-cell>
          <table:table-cell office:value-type="float" office:value="50323" calcext:value-type="float">
            <text:p>50323</text:p>
          </table:table-cell>
          <table:table-cell office:value-type="float" office:value="51124" calcext:value-type="float">
            <text:p>51124</text:p>
          </table:table-cell>
          <table:table-cell table:formula="of:=ABS([.D438]-[.E438])" office:value-type="float" office:value="801" calcext:value-type="float">
            <text:p>801</text:p>
          </table:table-cell>
          <table:table-cell table:number-columns-repeated="2"/>
          <table:table-cell table:formula="of:=COUNTIF([.C$2:.C$1001];[.B438])" office:value-type="float" office:value="0" calcext:value-type="float">
            <text:p>0</text:p>
          </table:table-cell>
          <table:table-cell table:formula="of:=[.I438]*[.B43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236 <text:s text:c="2"/>35175</text:p>
          </table:table-cell>
          <table:table-cell office:value-type="float" office:value="59236" calcext:value-type="float">
            <text:p>59236</text:p>
          </table:table-cell>
          <table:table-cell office:value-type="float" office:value="35175" calcext:value-type="float">
            <text:p>35175</text:p>
          </table:table-cell>
          <table:table-cell office:value-type="float" office:value="50369" calcext:value-type="float">
            <text:p>50369</text:p>
          </table:table-cell>
          <table:table-cell office:value-type="float" office:value="51352" calcext:value-type="float">
            <text:p>51352</text:p>
          </table:table-cell>
          <table:table-cell table:formula="of:=ABS([.D439]-[.E439])" office:value-type="float" office:value="983" calcext:value-type="float">
            <text:p>983</text:p>
          </table:table-cell>
          <table:table-cell table:number-columns-repeated="2"/>
          <table:table-cell table:formula="of:=COUNTIF([.C$2:.C$1001];[.B439])" office:value-type="float" office:value="0" calcext:value-type="float">
            <text:p>0</text:p>
          </table:table-cell>
          <table:table-cell table:formula="of:=[.I439]*[.B43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724 <text:s text:c="2"/>66427</text:p>
          </table:table-cell>
          <table:table-cell office:value-type="float" office:value="20724" calcext:value-type="float">
            <text:p>20724</text:p>
          </table:table-cell>
          <table:table-cell office:value-type="float" office:value="66427" calcext:value-type="float">
            <text:p>66427</text:p>
          </table:table-cell>
          <table:table-cell office:value-type="float" office:value="50417" calcext:value-type="float">
            <text:p>50417</text:p>
          </table:table-cell>
          <table:table-cell office:value-type="float" office:value="51785" calcext:value-type="float">
            <text:p>51785</text:p>
          </table:table-cell>
          <table:table-cell table:formula="of:=ABS([.D440]-[.E440])" office:value-type="float" office:value="1368" calcext:value-type="float">
            <text:p>1368</text:p>
          </table:table-cell>
          <table:table-cell table:number-columns-repeated="2"/>
          <table:table-cell table:formula="of:=COUNTIF([.C$2:.C$1001];[.B440])" office:value-type="float" office:value="0" calcext:value-type="float">
            <text:p>0</text:p>
          </table:table-cell>
          <table:table-cell table:formula="of:=[.I440]*[.B44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3428 <text:s text:c="2"/>94891</text:p>
          </table:table-cell>
          <table:table-cell office:value-type="float" office:value="33428" calcext:value-type="float">
            <text:p>33428</text:p>
          </table:table-cell>
          <table:table-cell office:value-type="float" office:value="94891" calcext:value-type="float">
            <text:p>94891</text:p>
          </table:table-cell>
          <table:table-cell office:value-type="float" office:value="50565" calcext:value-type="float">
            <text:p>50565</text:p>
          </table:table-cell>
          <table:table-cell office:value-type="float" office:value="51873" calcext:value-type="float">
            <text:p>51873</text:p>
          </table:table-cell>
          <table:table-cell table:formula="of:=ABS([.D441]-[.E441])" office:value-type="float" office:value="1308" calcext:value-type="float">
            <text:p>1308</text:p>
          </table:table-cell>
          <table:table-cell table:number-columns-repeated="2"/>
          <table:table-cell table:formula="of:=COUNTIF([.C$2:.C$1001];[.B441])" office:value-type="float" office:value="0" calcext:value-type="float">
            <text:p>0</text:p>
          </table:table-cell>
          <table:table-cell table:formula="of:=[.I441]*[.B44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751 <text:s text:c="2"/>44280</text:p>
          </table:table-cell>
          <table:table-cell office:value-type="float" office:value="11751" calcext:value-type="float">
            <text:p>11751</text:p>
          </table:table-cell>
          <table:table-cell office:value-type="float" office:value="44280" calcext:value-type="float">
            <text:p>44280</text:p>
          </table:table-cell>
          <table:table-cell office:value-type="float" office:value="50581" calcext:value-type="float">
            <text:p>50581</text:p>
          </table:table-cell>
          <table:table-cell office:value-type="float" office:value="52069" calcext:value-type="float">
            <text:p>52069</text:p>
          </table:table-cell>
          <table:table-cell table:formula="of:=ABS([.D442]-[.E442])" office:value-type="float" office:value="1488" calcext:value-type="float">
            <text:p>1488</text:p>
          </table:table-cell>
          <table:table-cell table:number-columns-repeated="2"/>
          <table:table-cell table:formula="of:=COUNTIF([.C$2:.C$1001];[.B442])" office:value-type="float" office:value="0" calcext:value-type="float">
            <text:p>0</text:p>
          </table:table-cell>
          <table:table-cell table:formula="of:=[.I442]*[.B44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6923 <text:s text:c="2"/>59594</text:p>
          </table:table-cell>
          <table:table-cell office:value-type="float" office:value="36923" calcext:value-type="float">
            <text:p>36923</text:p>
          </table:table-cell>
          <table:table-cell office:value-type="float" office:value="59594" calcext:value-type="float">
            <text:p>59594</text:p>
          </table:table-cell>
          <table:table-cell office:value-type="float" office:value="50874" calcext:value-type="float">
            <text:p>50874</text:p>
          </table:table-cell>
          <table:table-cell office:value-type="float" office:value="52069" calcext:value-type="float">
            <text:p>52069</text:p>
          </table:table-cell>
          <table:table-cell table:formula="of:=ABS([.D443]-[.E443])" office:value-type="float" office:value="1195" calcext:value-type="float">
            <text:p>1195</text:p>
          </table:table-cell>
          <table:table-cell table:number-columns-repeated="2"/>
          <table:table-cell table:formula="of:=COUNTIF([.C$2:.C$1001];[.B443])" office:value-type="float" office:value="0" calcext:value-type="float">
            <text:p>0</text:p>
          </table:table-cell>
          <table:table-cell table:formula="of:=[.I443]*[.B44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6810 <text:s text:c="2"/>42646</text:p>
          </table:table-cell>
          <table:table-cell office:value-type="float" office:value="76810" calcext:value-type="float">
            <text:p>76810</text:p>
          </table:table-cell>
          <table:table-cell office:value-type="float" office:value="42646" calcext:value-type="float">
            <text:p>42646</text:p>
          </table:table-cell>
          <table:table-cell office:value-type="float" office:value="51125" calcext:value-type="float">
            <text:p>51125</text:p>
          </table:table-cell>
          <table:table-cell office:value-type="float" office:value="52069" calcext:value-type="float">
            <text:p>52069</text:p>
          </table:table-cell>
          <table:table-cell table:formula="of:=ABS([.D444]-[.E444])" office:value-type="float" office:value="944" calcext:value-type="float">
            <text:p>944</text:p>
          </table:table-cell>
          <table:table-cell table:number-columns-repeated="2"/>
          <table:table-cell table:formula="of:=COUNTIF([.C$2:.C$1001];[.B444])" office:value-type="float" office:value="0" calcext:value-type="float">
            <text:p>0</text:p>
          </table:table-cell>
          <table:table-cell table:formula="of:=[.I444]*[.B44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5667 <text:s text:c="2"/>96679</text:p>
          </table:table-cell>
          <table:table-cell office:value-type="float" office:value="35667" calcext:value-type="float">
            <text:p>35667</text:p>
          </table:table-cell>
          <table:table-cell office:value-type="float" office:value="96679" calcext:value-type="float">
            <text:p>96679</text:p>
          </table:table-cell>
          <table:table-cell office:value-type="float" office:value="51220" calcext:value-type="float">
            <text:p>51220</text:p>
          </table:table-cell>
          <table:table-cell office:value-type="float" office:value="52069" calcext:value-type="float">
            <text:p>52069</text:p>
          </table:table-cell>
          <table:table-cell table:formula="of:=ABS([.D445]-[.E445])" office:value-type="float" office:value="849" calcext:value-type="float">
            <text:p>849</text:p>
          </table:table-cell>
          <table:table-cell table:number-columns-repeated="2"/>
          <table:table-cell table:formula="of:=COUNTIF([.C$2:.C$1001];[.B445])" office:value-type="float" office:value="0" calcext:value-type="float">
            <text:p>0</text:p>
          </table:table-cell>
          <table:table-cell table:formula="of:=[.I445]*[.B44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268 <text:s text:c="2"/>98409</text:p>
          </table:table-cell>
          <table:table-cell office:value-type="float" office:value="42268" calcext:value-type="float">
            <text:p>42268</text:p>
          </table:table-cell>
          <table:table-cell office:value-type="float" office:value="98409" calcext:value-type="float">
            <text:p>98409</text:p>
          </table:table-cell>
          <table:table-cell office:value-type="float" office:value="51346" calcext:value-type="float">
            <text:p>51346</text:p>
          </table:table-cell>
          <table:table-cell office:value-type="float" office:value="52069" calcext:value-type="float">
            <text:p>52069</text:p>
          </table:table-cell>
          <table:table-cell table:formula="of:=ABS([.D446]-[.E446])" office:value-type="float" office:value="723" calcext:value-type="float">
            <text:p>723</text:p>
          </table:table-cell>
          <table:table-cell table:number-columns-repeated="2"/>
          <table:table-cell table:formula="of:=COUNTIF([.C$2:.C$1001];[.B446])" office:value-type="float" office:value="0" calcext:value-type="float">
            <text:p>0</text:p>
          </table:table-cell>
          <table:table-cell table:formula="of:=[.I446]*[.B44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684 <text:s text:c="2"/>38466</text:p>
          </table:table-cell>
          <table:table-cell office:value-type="float" office:value="57684" calcext:value-type="float">
            <text:p>57684</text:p>
          </table:table-cell>
          <table:table-cell office:value-type="float" office:value="38466" calcext:value-type="float">
            <text:p>38466</text:p>
          </table:table-cell>
          <table:table-cell office:value-type="float" office:value="51394" calcext:value-type="float">
            <text:p>51394</text:p>
          </table:table-cell>
          <table:table-cell office:value-type="float" office:value="52069" calcext:value-type="float">
            <text:p>52069</text:p>
          </table:table-cell>
          <table:table-cell table:formula="of:=ABS([.D447]-[.E447])" office:value-type="float" office:value="675" calcext:value-type="float">
            <text:p>675</text:p>
          </table:table-cell>
          <table:table-cell table:number-columns-repeated="2"/>
          <table:table-cell table:formula="of:=COUNTIF([.C$2:.C$1001];[.B447])" office:value-type="float" office:value="0" calcext:value-type="float">
            <text:p>0</text:p>
          </table:table-cell>
          <table:table-cell table:formula="of:=[.I447]*[.B44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0804 <text:s text:c="2"/>66142</text:p>
          </table:table-cell>
          <table:table-cell office:value-type="float" office:value="40804" calcext:value-type="float">
            <text:p>40804</text:p>
          </table:table-cell>
          <table:table-cell office:value-type="float" office:value="66142" calcext:value-type="float">
            <text:p>66142</text:p>
          </table:table-cell>
          <table:table-cell office:value-type="float" office:value="51468" calcext:value-type="float">
            <text:p>51468</text:p>
          </table:table-cell>
          <table:table-cell office:value-type="float" office:value="52069" calcext:value-type="float">
            <text:p>52069</text:p>
          </table:table-cell>
          <table:table-cell table:formula="of:=ABS([.D448]-[.E448])" office:value-type="float" office:value="601" calcext:value-type="float">
            <text:p>601</text:p>
          </table:table-cell>
          <table:table-cell table:number-columns-repeated="2"/>
          <table:table-cell table:formula="of:=COUNTIF([.C$2:.C$1001];[.B448])" office:value-type="float" office:value="0" calcext:value-type="float">
            <text:p>0</text:p>
          </table:table-cell>
          <table:table-cell table:formula="of:=[.I448]*[.B44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6968 <text:s text:c="2"/>66990</text:p>
          </table:table-cell>
          <table:table-cell office:value-type="float" office:value="76968" calcext:value-type="float">
            <text:p>76968</text:p>
          </table:table-cell>
          <table:table-cell office:value-type="float" office:value="66990" calcext:value-type="float">
            <text:p>66990</text:p>
          </table:table-cell>
          <table:table-cell office:value-type="float" office:value="51626" calcext:value-type="float">
            <text:p>51626</text:p>
          </table:table-cell>
          <table:table-cell office:value-type="float" office:value="52069" calcext:value-type="float">
            <text:p>52069</text:p>
          </table:table-cell>
          <table:table-cell table:formula="of:=ABS([.D449]-[.E449])" office:value-type="float" office:value="443" calcext:value-type="float">
            <text:p>443</text:p>
          </table:table-cell>
          <table:table-cell table:number-columns-repeated="2"/>
          <table:table-cell table:formula="of:=COUNTIF([.C$2:.C$1001];[.B449])" office:value-type="float" office:value="0" calcext:value-type="float">
            <text:p>0</text:p>
          </table:table-cell>
          <table:table-cell table:formula="of:=[.I449]*[.B44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9714 <text:s text:c="2"/>52069</text:p>
          </table:table-cell>
          <table:table-cell office:value-type="float" office:value="99714" calcext:value-type="float">
            <text:p>99714</text:p>
          </table:table-cell>
          <table:table-cell office:value-type="float" office:value="52069" calcext:value-type="float">
            <text:p>52069</text:p>
          </table:table-cell>
          <table:table-cell office:value-type="float" office:value="51646" calcext:value-type="float">
            <text:p>51646</text:p>
          </table:table-cell>
          <table:table-cell office:value-type="float" office:value="52069" calcext:value-type="float">
            <text:p>52069</text:p>
          </table:table-cell>
          <table:table-cell table:formula="of:=ABS([.D450]-[.E450])" office:value-type="float" office:value="423" calcext:value-type="float">
            <text:p>423</text:p>
          </table:table-cell>
          <table:table-cell table:number-columns-repeated="2"/>
          <table:table-cell table:formula="of:=COUNTIF([.C$2:.C$1001];[.B450])" office:value-type="float" office:value="0" calcext:value-type="float">
            <text:p>0</text:p>
          </table:table-cell>
          <table:table-cell table:formula="of:=[.I450]*[.B45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148 <text:s text:c="2"/>28084</text:p>
          </table:table-cell>
          <table:table-cell office:value-type="float" office:value="57148" calcext:value-type="float">
            <text:p>57148</text:p>
          </table:table-cell>
          <table:table-cell office:value-type="float" office:value="28084" calcext:value-type="float">
            <text:p>28084</text:p>
          </table:table-cell>
          <table:table-cell office:value-type="float" office:value="51819" calcext:value-type="float">
            <text:p>51819</text:p>
          </table:table-cell>
          <table:table-cell office:value-type="float" office:value="52069" calcext:value-type="float">
            <text:p>52069</text:p>
          </table:table-cell>
          <table:table-cell table:formula="of:=ABS([.D451]-[.E451])" office:value-type="float" office:value="250" calcext:value-type="float">
            <text:p>250</text:p>
          </table:table-cell>
          <table:table-cell table:number-columns-repeated="2"/>
          <table:table-cell table:formula="of:=COUNTIF([.C$2:.C$1001];[.B451])" office:value-type="float" office:value="0" calcext:value-type="float">
            <text:p>0</text:p>
          </table:table-cell>
          <table:table-cell table:formula="of:=[.I451]*[.B45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707 <text:s text:c="2"/>54930</text:p>
          </table:table-cell>
          <table:table-cell office:value-type="float" office:value="16707" calcext:value-type="float">
            <text:p>16707</text:p>
          </table:table-cell>
          <table:table-cell office:value-type="float" office:value="54930" calcext:value-type="float">
            <text:p>54930</text:p>
          </table:table-cell>
          <table:table-cell office:value-type="float" office:value="51890" calcext:value-type="float">
            <text:p>51890</text:p>
          </table:table-cell>
          <table:table-cell office:value-type="float" office:value="52069" calcext:value-type="float">
            <text:p>52069</text:p>
          </table:table-cell>
          <table:table-cell table:formula="of:=ABS([.D452]-[.E452])" office:value-type="float" office:value="179" calcext:value-type="float">
            <text:p>179</text:p>
          </table:table-cell>
          <table:table-cell table:number-columns-repeated="2"/>
          <table:table-cell table:formula="of:=COUNTIF([.C$2:.C$1001];[.B452])" office:value-type="float" office:value="0" calcext:value-type="float">
            <text:p>0</text:p>
          </table:table-cell>
          <table:table-cell table:formula="of:=[.I452]*[.B45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915 <text:s text:c="2"/>32950</text:p>
          </table:table-cell>
          <table:table-cell office:value-type="float" office:value="16915" calcext:value-type="float">
            <text:p>16915</text:p>
          </table:table-cell>
          <table:table-cell office:value-type="float" office:value="32950" calcext:value-type="float">
            <text:p>32950</text:p>
          </table:table-cell>
          <table:table-cell office:value-type="float" office:value="52045" calcext:value-type="float">
            <text:p>52045</text:p>
          </table:table-cell>
          <table:table-cell office:value-type="float" office:value="52069" calcext:value-type="float">
            <text:p>52069</text:p>
          </table:table-cell>
          <table:table-cell table:formula="of:=ABS([.D453]-[.E453])" office:value-type="float" office:value="24" calcext:value-type="float">
            <text:p>24</text:p>
          </table:table-cell>
          <table:table-cell table:number-columns-repeated="2"/>
          <table:table-cell table:formula="of:=COUNTIF([.C$2:.C$1001];[.B453])" office:value-type="float" office:value="0" calcext:value-type="float">
            <text:p>0</text:p>
          </table:table-cell>
          <table:table-cell table:formula="of:=[.I453]*[.B45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8508 <text:s text:c="2"/>45796</text:p>
          </table:table-cell>
          <table:table-cell office:value-type="float" office:value="18508" calcext:value-type="float">
            <text:p>18508</text:p>
          </table:table-cell>
          <table:table-cell office:value-type="float" office:value="45796" calcext:value-type="float">
            <text:p>45796</text:p>
          </table:table-cell>
          <table:table-cell office:value-type="float" office:value="52069" calcext:value-type="float">
            <text:p>52069</text:p>
          </table:table-cell>
          <table:table-cell office:value-type="float" office:value="52069" calcext:value-type="float">
            <text:p>52069</text:p>
          </table:table-cell>
          <table:table-cell table:formula="of:=ABS([.D454]-[.E454])" office:value-type="float" office:value="0" calcext:value-type="float">
            <text:p>0</text:p>
          </table:table-cell>
          <table:table-cell table:number-columns-repeated="2"/>
          <table:table-cell table:formula="of:=COUNTIF([.C$2:.C$1001];[.B454])" office:value-type="float" office:value="0" calcext:value-type="float">
            <text:p>0</text:p>
          </table:table-cell>
          <table:table-cell table:formula="of:=[.I454]*[.B45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4647 <text:s text:c="2"/>62099</text:p>
          </table:table-cell>
          <table:table-cell office:value-type="float" office:value="84647" calcext:value-type="float">
            <text:p>84647</text:p>
          </table:table-cell>
          <table:table-cell office:value-type="float" office:value="62099" calcext:value-type="float">
            <text:p>62099</text:p>
          </table:table-cell>
          <table:table-cell office:value-type="float" office:value="52114" calcext:value-type="float">
            <text:p>52114</text:p>
          </table:table-cell>
          <table:table-cell office:value-type="float" office:value="52069" calcext:value-type="float">
            <text:p>52069</text:p>
          </table:table-cell>
          <table:table-cell table:formula="of:=ABS([.D455]-[.E455])" office:value-type="float" office:value="45" calcext:value-type="float">
            <text:p>45</text:p>
          </table:table-cell>
          <table:table-cell table:number-columns-repeated="2"/>
          <table:table-cell table:formula="of:=COUNTIF([.C$2:.C$1001];[.B455])" office:value-type="float" office:value="0" calcext:value-type="float">
            <text:p>0</text:p>
          </table:table-cell>
          <table:table-cell table:formula="of:=[.I455]*[.B45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4717 <text:s text:c="2"/>15951</text:p>
          </table:table-cell>
          <table:table-cell office:value-type="float" office:value="24717" calcext:value-type="float">
            <text:p>24717</text:p>
          </table:table-cell>
          <table:table-cell office:value-type="float" office:value="15951" calcext:value-type="float">
            <text:p>15951</text:p>
          </table:table-cell>
          <table:table-cell office:value-type="float" office:value="52176" calcext:value-type="float">
            <text:p>52176</text:p>
          </table:table-cell>
          <table:table-cell office:value-type="float" office:value="52069" calcext:value-type="float">
            <text:p>52069</text:p>
          </table:table-cell>
          <table:table-cell table:formula="of:=ABS([.D456]-[.E456])" office:value-type="float" office:value="107" calcext:value-type="float">
            <text:p>107</text:p>
          </table:table-cell>
          <table:table-cell table:number-columns-repeated="2"/>
          <table:table-cell table:formula="of:=COUNTIF([.C$2:.C$1001];[.B456])" office:value-type="float" office:value="0" calcext:value-type="float">
            <text:p>0</text:p>
          </table:table-cell>
          <table:table-cell table:formula="of:=[.I456]*[.B45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165 <text:s text:c="2"/>52069</text:p>
          </table:table-cell>
          <table:table-cell office:value-type="float" office:value="97165" calcext:value-type="float">
            <text:p>97165</text:p>
          </table:table-cell>
          <table:table-cell office:value-type="float" office:value="52069" calcext:value-type="float">
            <text:p>52069</text:p>
          </table:table-cell>
          <table:table-cell office:value-type="float" office:value="52215" calcext:value-type="float">
            <text:p>52215</text:p>
          </table:table-cell>
          <table:table-cell office:value-type="float" office:value="52070" calcext:value-type="float">
            <text:p>52070</text:p>
          </table:table-cell>
          <table:table-cell table:formula="of:=ABS([.D457]-[.E457])" office:value-type="float" office:value="145" calcext:value-type="float">
            <text:p>145</text:p>
          </table:table-cell>
          <table:table-cell table:number-columns-repeated="2"/>
          <table:table-cell table:formula="of:=COUNTIF([.C$2:.C$1001];[.B457])" office:value-type="float" office:value="0" calcext:value-type="float">
            <text:p>0</text:p>
          </table:table-cell>
          <table:table-cell table:formula="of:=[.I457]*[.B45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8312 <text:s text:c="2"/>54080</text:p>
          </table:table-cell>
          <table:table-cell office:value-type="float" office:value="88312" calcext:value-type="float">
            <text:p>88312</text:p>
          </table:table-cell>
          <table:table-cell office:value-type="float" office:value="54080" calcext:value-type="float">
            <text:p>54080</text:p>
          </table:table-cell>
          <table:table-cell office:value-type="float" office:value="52246" calcext:value-type="float">
            <text:p>52246</text:p>
          </table:table-cell>
          <table:table-cell office:value-type="float" office:value="52074" calcext:value-type="float">
            <text:p>52074</text:p>
          </table:table-cell>
          <table:table-cell table:formula="of:=ABS([.D458]-[.E458])" office:value-type="float" office:value="172" calcext:value-type="float">
            <text:p>172</text:p>
          </table:table-cell>
          <table:table-cell table:number-columns-repeated="2"/>
          <table:table-cell table:formula="of:=COUNTIF([.C$2:.C$1001];[.B458])" office:value-type="float" office:value="0" calcext:value-type="float">
            <text:p>0</text:p>
          </table:table-cell>
          <table:table-cell table:formula="of:=[.I458]*[.B45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527 <text:s text:c="2"/>62695</text:p>
          </table:table-cell>
          <table:table-cell office:value-type="float" office:value="44527" calcext:value-type="float">
            <text:p>44527</text:p>
          </table:table-cell>
          <table:table-cell office:value-type="float" office:value="62695" calcext:value-type="float">
            <text:p>62695</text:p>
          </table:table-cell>
          <table:table-cell office:value-type="float" office:value="52355" calcext:value-type="float">
            <text:p>52355</text:p>
          </table:table-cell>
          <table:table-cell office:value-type="float" office:value="52099" calcext:value-type="float">
            <text:p>52099</text:p>
          </table:table-cell>
          <table:table-cell table:formula="of:=ABS([.D459]-[.E459])" office:value-type="float" office:value="256" calcext:value-type="float">
            <text:p>256</text:p>
          </table:table-cell>
          <table:table-cell table:number-columns-repeated="2"/>
          <table:table-cell table:formula="of:=COUNTIF([.C$2:.C$1001];[.B459])" office:value-type="float" office:value="0" calcext:value-type="float">
            <text:p>0</text:p>
          </table:table-cell>
          <table:table-cell table:formula="of:=[.I459]*[.B45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285 <text:s text:c="2"/>75521</text:p>
          </table:table-cell>
          <table:table-cell office:value-type="float" office:value="13285" calcext:value-type="float">
            <text:p>13285</text:p>
          </table:table-cell>
          <table:table-cell office:value-type="float" office:value="75521" calcext:value-type="float">
            <text:p>75521</text:p>
          </table:table-cell>
          <table:table-cell office:value-type="float" office:value="52681" calcext:value-type="float">
            <text:p>52681</text:p>
          </table:table-cell>
          <table:table-cell office:value-type="float" office:value="52462" calcext:value-type="float">
            <text:p>52462</text:p>
          </table:table-cell>
          <table:table-cell table:formula="of:=ABS([.D460]-[.E460])" office:value-type="float" office:value="219" calcext:value-type="float">
            <text:p>219</text:p>
          </table:table-cell>
          <table:table-cell table:number-columns-repeated="2"/>
          <table:table-cell table:formula="of:=COUNTIF([.C$2:.C$1001];[.B460])" office:value-type="float" office:value="0" calcext:value-type="float">
            <text:p>0</text:p>
          </table:table-cell>
          <table:table-cell table:formula="of:=[.I460]*[.B46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532 <text:s text:c="2"/>45721</text:p>
          </table:table-cell>
          <table:table-cell office:value-type="float" office:value="15532" calcext:value-type="float">
            <text:p>15532</text:p>
          </table:table-cell>
          <table:table-cell office:value-type="float" office:value="45721" calcext:value-type="float">
            <text:p>45721</text:p>
          </table:table-cell>
          <table:table-cell office:value-type="float" office:value="52702" calcext:value-type="float">
            <text:p>52702</text:p>
          </table:table-cell>
          <table:table-cell office:value-type="float" office:value="52495" calcext:value-type="float">
            <text:p>52495</text:p>
          </table:table-cell>
          <table:table-cell table:formula="of:=ABS([.D461]-[.E461])" office:value-type="float" office:value="207" calcext:value-type="float">
            <text:p>207</text:p>
          </table:table-cell>
          <table:table-cell table:number-columns-repeated="2"/>
          <table:table-cell table:formula="of:=COUNTIF([.C$2:.C$1001];[.B461])" office:value-type="float" office:value="0" calcext:value-type="float">
            <text:p>0</text:p>
          </table:table-cell>
          <table:table-cell table:formula="of:=[.I461]*[.B46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3771 <text:s text:c="2"/>98303</text:p>
          </table:table-cell>
          <table:table-cell office:value-type="float" office:value="83771" calcext:value-type="float">
            <text:p>83771</text:p>
          </table:table-cell>
          <table:table-cell office:value-type="float" office:value="98303" calcext:value-type="float">
            <text:p>98303</text:p>
          </table:table-cell>
          <table:table-cell office:value-type="float" office:value="52834" calcext:value-type="float">
            <text:p>52834</text:p>
          </table:table-cell>
          <table:table-cell office:value-type="float" office:value="52601" calcext:value-type="float">
            <text:p>52601</text:p>
          </table:table-cell>
          <table:table-cell table:formula="of:=ABS([.D462]-[.E462])" office:value-type="float" office:value="233" calcext:value-type="float">
            <text:p>233</text:p>
          </table:table-cell>
          <table:table-cell table:number-columns-repeated="2"/>
          <table:table-cell table:formula="of:=COUNTIF([.C$2:.C$1001];[.B462])" office:value-type="float" office:value="0" calcext:value-type="float">
            <text:p>0</text:p>
          </table:table-cell>
          <table:table-cell table:formula="of:=[.I462]*[.B46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9300 <text:s text:c="2"/>69450</text:p>
          </table:table-cell>
          <table:table-cell office:value-type="float" office:value="69300" calcext:value-type="float">
            <text:p>69300</text:p>
          </table:table-cell>
          <table:table-cell office:value-type="float" office:value="69450" calcext:value-type="float">
            <text:p>69450</text:p>
          </table:table-cell>
          <table:table-cell office:value-type="float" office:value="52858" calcext:value-type="float">
            <text:p>52858</text:p>
          </table:table-cell>
          <table:table-cell office:value-type="float" office:value="52639" calcext:value-type="float">
            <text:p>52639</text:p>
          </table:table-cell>
          <table:table-cell table:formula="of:=ABS([.D463]-[.E463])" office:value-type="float" office:value="219" calcext:value-type="float">
            <text:p>219</text:p>
          </table:table-cell>
          <table:table-cell table:number-columns-repeated="2"/>
          <table:table-cell table:formula="of:=COUNTIF([.C$2:.C$1001];[.B463])" office:value-type="float" office:value="0" calcext:value-type="float">
            <text:p>0</text:p>
          </table:table-cell>
          <table:table-cell table:formula="of:=[.I463]*[.B46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3929 <text:s text:c="2"/>98294</text:p>
          </table:table-cell>
          <table:table-cell office:value-type="float" office:value="33929" calcext:value-type="float">
            <text:p>33929</text:p>
          </table:table-cell>
          <table:table-cell office:value-type="float" office:value="98294" calcext:value-type="float">
            <text:p>98294</text:p>
          </table:table-cell>
          <table:table-cell office:value-type="float" office:value="52909" calcext:value-type="float">
            <text:p>52909</text:p>
          </table:table-cell>
          <table:table-cell office:value-type="float" office:value="52757" calcext:value-type="float">
            <text:p>52757</text:p>
          </table:table-cell>
          <table:table-cell table:formula="of:=ABS([.D464]-[.E464])" office:value-type="float" office:value="152" calcext:value-type="float">
            <text:p>152</text:p>
          </table:table-cell>
          <table:table-cell table:number-columns-repeated="2"/>
          <table:table-cell table:formula="of:=COUNTIF([.C$2:.C$1001];[.B464])" office:value-type="float" office:value="0" calcext:value-type="float">
            <text:p>0</text:p>
          </table:table-cell>
          <table:table-cell table:formula="of:=[.I464]*[.B46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3656 <text:s text:c="2"/>85776</text:p>
          </table:table-cell>
          <table:table-cell office:value-type="float" office:value="63656" calcext:value-type="float">
            <text:p>63656</text:p>
          </table:table-cell>
          <table:table-cell office:value-type="float" office:value="85776" calcext:value-type="float">
            <text:p>85776</text:p>
          </table:table-cell>
          <table:table-cell office:value-type="float" office:value="52960" calcext:value-type="float">
            <text:p>52960</text:p>
          </table:table-cell>
          <table:table-cell office:value-type="float" office:value="52799" calcext:value-type="float">
            <text:p>52799</text:p>
          </table:table-cell>
          <table:table-cell table:formula="of:=ABS([.D465]-[.E465])" office:value-type="float" office:value="161" calcext:value-type="float">
            <text:p>161</text:p>
          </table:table-cell>
          <table:table-cell table:number-columns-repeated="2"/>
          <table:table-cell table:formula="of:=COUNTIF([.C$2:.C$1001];[.B465])" office:value-type="float" office:value="0" calcext:value-type="float">
            <text:p>0</text:p>
          </table:table-cell>
          <table:table-cell table:formula="of:=[.I465]*[.B46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8244 <text:s text:c="2"/>89121</text:p>
          </table:table-cell>
          <table:table-cell office:value-type="float" office:value="58244" calcext:value-type="float">
            <text:p>58244</text:p>
          </table:table-cell>
          <table:table-cell office:value-type="float" office:value="89121" calcext:value-type="float">
            <text:p>89121</text:p>
          </table:table-cell>
          <table:table-cell office:value-type="float" office:value="52996" calcext:value-type="float">
            <text:p>52996</text:p>
          </table:table-cell>
          <table:table-cell office:value-type="float" office:value="52803" calcext:value-type="float">
            <text:p>52803</text:p>
          </table:table-cell>
          <table:table-cell table:formula="of:=ABS([.D466]-[.E466])" office:value-type="float" office:value="193" calcext:value-type="float">
            <text:p>193</text:p>
          </table:table-cell>
          <table:table-cell table:number-columns-repeated="2"/>
          <table:table-cell table:formula="of:=COUNTIF([.C$2:.C$1001];[.B466])" office:value-type="float" office:value="12" calcext:value-type="float">
            <text:p>12</text:p>
          </table:table-cell>
          <table:table-cell table:formula="of:=[.I466]*[.B466]" office:value-type="float" office:value="698928" calcext:value-type="float">
            <text:p>69892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8243 <text:s text:c="2"/>65914</text:p>
          </table:table-cell>
          <table:table-cell office:value-type="float" office:value="98243" calcext:value-type="float">
            <text:p>98243</text:p>
          </table:table-cell>
          <table:table-cell office:value-type="float" office:value="65914" calcext:value-type="float">
            <text:p>65914</text:p>
          </table:table-cell>
          <table:table-cell office:value-type="float" office:value="53042" calcext:value-type="float">
            <text:p>53042</text:p>
          </table:table-cell>
          <table:table-cell office:value-type="float" office:value="52968" calcext:value-type="float">
            <text:p>52968</text:p>
          </table:table-cell>
          <table:table-cell table:formula="of:=ABS([.D467]-[.E467])" office:value-type="float" office:value="74" calcext:value-type="float">
            <text:p>74</text:p>
          </table:table-cell>
          <table:table-cell table:number-columns-repeated="2"/>
          <table:table-cell table:formula="of:=COUNTIF([.C$2:.C$1001];[.B467])" office:value-type="float" office:value="0" calcext:value-type="float">
            <text:p>0</text:p>
          </table:table-cell>
          <table:table-cell table:formula="of:=[.I467]*[.B46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9896 <text:s text:c="2"/>43809</text:p>
          </table:table-cell>
          <table:table-cell office:value-type="float" office:value="79896" calcext:value-type="float">
            <text:p>79896</text:p>
          </table:table-cell>
          <table:table-cell office:value-type="float" office:value="43809" calcext:value-type="float">
            <text:p>43809</text:p>
          </table:table-cell>
          <table:table-cell office:value-type="float" office:value="53059" calcext:value-type="float">
            <text:p>53059</text:p>
          </table:table-cell>
          <table:table-cell office:value-type="float" office:value="53164" calcext:value-type="float">
            <text:p>53164</text:p>
          </table:table-cell>
          <table:table-cell table:formula="of:=ABS([.D468]-[.E468])" office:value-type="float" office:value="105" calcext:value-type="float">
            <text:p>105</text:p>
          </table:table-cell>
          <table:table-cell table:number-columns-repeated="2"/>
          <table:table-cell table:formula="of:=COUNTIF([.C$2:.C$1001];[.B468])" office:value-type="float" office:value="0" calcext:value-type="float">
            <text:p>0</text:p>
          </table:table-cell>
          <table:table-cell table:formula="of:=[.I468]*[.B46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1035 <text:s text:c="2"/>98303</text:p>
          </table:table-cell>
          <table:table-cell office:value-type="float" office:value="61035" calcext:value-type="float">
            <text:p>61035</text:p>
          </table:table-cell>
          <table:table-cell office:value-type="float" office:value="98303" calcext:value-type="float">
            <text:p>98303</text:p>
          </table:table-cell>
          <table:table-cell office:value-type="float" office:value="53199" calcext:value-type="float">
            <text:p>53199</text:p>
          </table:table-cell>
          <table:table-cell office:value-type="float" office:value="53335" calcext:value-type="float">
            <text:p>53335</text:p>
          </table:table-cell>
          <table:table-cell table:formula="of:=ABS([.D469]-[.E469])" office:value-type="float" office:value="136" calcext:value-type="float">
            <text:p>136</text:p>
          </table:table-cell>
          <table:table-cell table:number-columns-repeated="2"/>
          <table:table-cell table:formula="of:=COUNTIF([.C$2:.C$1001];[.B469])" office:value-type="float" office:value="0" calcext:value-type="float">
            <text:p>0</text:p>
          </table:table-cell>
          <table:table-cell table:formula="of:=[.I469]*[.B46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387 <text:s text:c="2"/>66433</text:p>
          </table:table-cell>
          <table:table-cell office:value-type="float" office:value="66387" calcext:value-type="float">
            <text:p>66387</text:p>
          </table:table-cell>
          <table:table-cell office:value-type="float" office:value="66433" calcext:value-type="float">
            <text:p>66433</text:p>
          </table:table-cell>
          <table:table-cell office:value-type="float" office:value="53217" calcext:value-type="float">
            <text:p>53217</text:p>
          </table:table-cell>
          <table:table-cell office:value-type="float" office:value="53338" calcext:value-type="float">
            <text:p>53338</text:p>
          </table:table-cell>
          <table:table-cell table:formula="of:=ABS([.D470]-[.E470])" office:value-type="float" office:value="121" calcext:value-type="float">
            <text:p>121</text:p>
          </table:table-cell>
          <table:table-cell table:number-columns-repeated="2"/>
          <table:table-cell table:formula="of:=COUNTIF([.C$2:.C$1001];[.B470])" office:value-type="float" office:value="0" calcext:value-type="float">
            <text:p>0</text:p>
          </table:table-cell>
          <table:table-cell table:formula="of:=[.I470]*[.B47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5297 <text:s text:c="2"/>91503</text:p>
          </table:table-cell>
          <table:table-cell office:value-type="float" office:value="35297" calcext:value-type="float">
            <text:p>35297</text:p>
          </table:table-cell>
          <table:table-cell office:value-type="float" office:value="91503" calcext:value-type="float">
            <text:p>91503</text:p>
          </table:table-cell>
          <table:table-cell office:value-type="float" office:value="53237" calcext:value-type="float">
            <text:p>53237</text:p>
          </table:table-cell>
          <table:table-cell office:value-type="float" office:value="53621" calcext:value-type="float">
            <text:p>53621</text:p>
          </table:table-cell>
          <table:table-cell table:formula="of:=ABS([.D471]-[.E471])" office:value-type="float" office:value="384" calcext:value-type="float">
            <text:p>384</text:p>
          </table:table-cell>
          <table:table-cell table:number-columns-repeated="2"/>
          <table:table-cell table:formula="of:=COUNTIF([.C$2:.C$1001];[.B471])" office:value-type="float" office:value="0" calcext:value-type="float">
            <text:p>0</text:p>
          </table:table-cell>
          <table:table-cell table:formula="of:=[.I471]*[.B47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092 <text:s text:c="2"/>18889</text:p>
          </table:table-cell>
          <table:table-cell office:value-type="float" office:value="60092" calcext:value-type="float">
            <text:p>60092</text:p>
          </table:table-cell>
          <table:table-cell office:value-type="float" office:value="18889" calcext:value-type="float">
            <text:p>18889</text:p>
          </table:table-cell>
          <table:table-cell office:value-type="float" office:value="53344" calcext:value-type="float">
            <text:p>53344</text:p>
          </table:table-cell>
          <table:table-cell office:value-type="float" office:value="53621" calcext:value-type="float">
            <text:p>53621</text:p>
          </table:table-cell>
          <table:table-cell table:formula="of:=ABS([.D472]-[.E472])" office:value-type="float" office:value="277" calcext:value-type="float">
            <text:p>277</text:p>
          </table:table-cell>
          <table:table-cell table:number-columns-repeated="2"/>
          <table:table-cell table:formula="of:=COUNTIF([.C$2:.C$1001];[.B472])" office:value-type="float" office:value="0" calcext:value-type="float">
            <text:p>0</text:p>
          </table:table-cell>
          <table:table-cell table:formula="of:=[.I472]*[.B47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3026 <text:s text:c="2"/>91504</text:p>
          </table:table-cell>
          <table:table-cell office:value-type="float" office:value="93026" calcext:value-type="float">
            <text:p>93026</text:p>
          </table:table-cell>
          <table:table-cell office:value-type="float" office:value="91504" calcext:value-type="float">
            <text:p>91504</text:p>
          </table:table-cell>
          <table:table-cell office:value-type="float" office:value="53404" calcext:value-type="float">
            <text:p>53404</text:p>
          </table:table-cell>
          <table:table-cell office:value-type="float" office:value="53621" calcext:value-type="float">
            <text:p>53621</text:p>
          </table:table-cell>
          <table:table-cell table:formula="of:=ABS([.D473]-[.E473])" office:value-type="float" office:value="217" calcext:value-type="float">
            <text:p>217</text:p>
          </table:table-cell>
          <table:table-cell table:number-columns-repeated="2"/>
          <table:table-cell table:formula="of:=COUNTIF([.C$2:.C$1001];[.B473])" office:value-type="float" office:value="0" calcext:value-type="float">
            <text:p>0</text:p>
          </table:table-cell>
          <table:table-cell table:formula="of:=[.I473]*[.B47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054 <text:s text:c="2"/>33258</text:p>
          </table:table-cell>
          <table:table-cell office:value-type="float" office:value="73054" calcext:value-type="float">
            <text:p>73054</text:p>
          </table:table-cell>
          <table:table-cell office:value-type="float" office:value="33258" calcext:value-type="float">
            <text:p>33258</text:p>
          </table:table-cell>
          <table:table-cell office:value-type="float" office:value="53405" calcext:value-type="float">
            <text:p>53405</text:p>
          </table:table-cell>
          <table:table-cell office:value-type="float" office:value="53621" calcext:value-type="float">
            <text:p>53621</text:p>
          </table:table-cell>
          <table:table-cell table:formula="of:=ABS([.D474]-[.E474])" office:value-type="float" office:value="216" calcext:value-type="float">
            <text:p>216</text:p>
          </table:table-cell>
          <table:table-cell table:number-columns-repeated="2"/>
          <table:table-cell table:formula="of:=COUNTIF([.C$2:.C$1001];[.B474])" office:value-type="float" office:value="0" calcext:value-type="float">
            <text:p>0</text:p>
          </table:table-cell>
          <table:table-cell table:formula="of:=[.I474]*[.B47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475 <text:s text:c="2"/>70681</text:p>
          </table:table-cell>
          <table:table-cell office:value-type="float" office:value="64475" calcext:value-type="float">
            <text:p>64475</text:p>
          </table:table-cell>
          <table:table-cell office:value-type="float" office:value="70681" calcext:value-type="float">
            <text:p>70681</text:p>
          </table:table-cell>
          <table:table-cell office:value-type="float" office:value="53440" calcext:value-type="float">
            <text:p>53440</text:p>
          </table:table-cell>
          <table:table-cell office:value-type="float" office:value="53621" calcext:value-type="float">
            <text:p>53621</text:p>
          </table:table-cell>
          <table:table-cell table:formula="of:=ABS([.D475]-[.E475])" office:value-type="float" office:value="181" calcext:value-type="float">
            <text:p>181</text:p>
          </table:table-cell>
          <table:table-cell table:number-columns-repeated="2"/>
          <table:table-cell table:formula="of:=COUNTIF([.C$2:.C$1001];[.B475])" office:value-type="float" office:value="0" calcext:value-type="float">
            <text:p>0</text:p>
          </table:table-cell>
          <table:table-cell table:formula="of:=[.I475]*[.B47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041 <text:s text:c="2"/>12197</text:p>
          </table:table-cell>
          <table:table-cell office:value-type="float" office:value="54041" calcext:value-type="float">
            <text:p>54041</text:p>
          </table:table-cell>
          <table:table-cell office:value-type="float" office:value="12197" calcext:value-type="float">
            <text:p>12197</text:p>
          </table:table-cell>
          <table:table-cell office:value-type="float" office:value="53457" calcext:value-type="float">
            <text:p>53457</text:p>
          </table:table-cell>
          <table:table-cell office:value-type="float" office:value="53621" calcext:value-type="float">
            <text:p>53621</text:p>
          </table:table-cell>
          <table:table-cell table:formula="of:=ABS([.D476]-[.E476])" office:value-type="float" office:value="164" calcext:value-type="float">
            <text:p>164</text:p>
          </table:table-cell>
          <table:table-cell table:number-columns-repeated="2"/>
          <table:table-cell table:formula="of:=COUNTIF([.C$2:.C$1001];[.B476])" office:value-type="float" office:value="0" calcext:value-type="float">
            <text:p>0</text:p>
          </table:table-cell>
          <table:table-cell table:formula="of:=[.I476]*[.B47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521 <text:s text:c="2"/>20243</text:p>
          </table:table-cell>
          <table:table-cell office:value-type="float" office:value="23521" calcext:value-type="float">
            <text:p>23521</text:p>
          </table:table-cell>
          <table:table-cell office:value-type="float" office:value="20243" calcext:value-type="float">
            <text:p>20243</text:p>
          </table:table-cell>
          <table:table-cell office:value-type="float" office:value="53566" calcext:value-type="float">
            <text:p>53566</text:p>
          </table:table-cell>
          <table:table-cell office:value-type="float" office:value="53621" calcext:value-type="float">
            <text:p>53621</text:p>
          </table:table-cell>
          <table:table-cell table:formula="of:=ABS([.D477]-[.E477])" office:value-type="float" office:value="55" calcext:value-type="float">
            <text:p>55</text:p>
          </table:table-cell>
          <table:table-cell table:number-columns-repeated="2"/>
          <table:table-cell table:formula="of:=COUNTIF([.C$2:.C$1001];[.B477])" office:value-type="float" office:value="0" calcext:value-type="float">
            <text:p>0</text:p>
          </table:table-cell>
          <table:table-cell table:formula="of:=[.I477]*[.B47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1854 <text:s text:c="2"/>58244</text:p>
          </table:table-cell>
          <table:table-cell office:value-type="float" office:value="91854" calcext:value-type="float">
            <text:p>91854</text:p>
          </table:table-cell>
          <table:table-cell office:value-type="float" office:value="58244" calcext:value-type="float">
            <text:p>58244</text:p>
          </table:table-cell>
          <table:table-cell office:value-type="float" office:value="53621" calcext:value-type="float">
            <text:p>53621</text:p>
          </table:table-cell>
          <table:table-cell office:value-type="float" office:value="53621" calcext:value-type="float">
            <text:p>53621</text:p>
          </table:table-cell>
          <table:table-cell table:formula="of:=ABS([.D478]-[.E478])" office:value-type="float" office:value="0" calcext:value-type="float">
            <text:p>0</text:p>
          </table:table-cell>
          <table:table-cell table:number-columns-repeated="2"/>
          <table:table-cell table:formula="of:=COUNTIF([.C$2:.C$1001];[.B478])" office:value-type="float" office:value="0" calcext:value-type="float">
            <text:p>0</text:p>
          </table:table-cell>
          <table:table-cell table:formula="of:=[.I478]*[.B47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5611 <text:s text:c="2"/>62695</text:p>
          </table:table-cell>
          <table:table-cell office:value-type="float" office:value="95611" calcext:value-type="float">
            <text:p>95611</text:p>
          </table:table-cell>
          <table:table-cell office:value-type="float" office:value="62695" calcext:value-type="float">
            <text:p>62695</text:p>
          </table:table-cell>
          <table:table-cell office:value-type="float" office:value="53739" calcext:value-type="float">
            <text:p>53739</text:p>
          </table:table-cell>
          <table:table-cell office:value-type="float" office:value="53621" calcext:value-type="float">
            <text:p>53621</text:p>
          </table:table-cell>
          <table:table-cell table:formula="of:=ABS([.D479]-[.E479])" office:value-type="float" office:value="118" calcext:value-type="float">
            <text:p>118</text:p>
          </table:table-cell>
          <table:table-cell table:number-columns-repeated="2"/>
          <table:table-cell table:formula="of:=COUNTIF([.C$2:.C$1001];[.B479])" office:value-type="float" office:value="0" calcext:value-type="float">
            <text:p>0</text:p>
          </table:table-cell>
          <table:table-cell table:formula="of:=[.I479]*[.B47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0144 <text:s text:c="2"/>14591</text:p>
          </table:table-cell>
          <table:table-cell office:value-type="float" office:value="70144" calcext:value-type="float">
            <text:p>70144</text:p>
          </table:table-cell>
          <table:table-cell office:value-type="float" office:value="14591" calcext:value-type="float">
            <text:p>14591</text:p>
          </table:table-cell>
          <table:table-cell office:value-type="float" office:value="54016" calcext:value-type="float">
            <text:p>54016</text:p>
          </table:table-cell>
          <table:table-cell office:value-type="float" office:value="53621" calcext:value-type="float">
            <text:p>53621</text:p>
          </table:table-cell>
          <table:table-cell table:formula="of:=ABS([.D480]-[.E480])" office:value-type="float" office:value="395" calcext:value-type="float">
            <text:p>395</text:p>
          </table:table-cell>
          <table:table-cell table:number-columns-repeated="2"/>
          <table:table-cell table:formula="of:=COUNTIF([.C$2:.C$1001];[.B480])" office:value-type="float" office:value="0" calcext:value-type="float">
            <text:p>0</text:p>
          </table:table-cell>
          <table:table-cell table:formula="of:=[.I480]*[.B48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6105 <text:s text:c="2"/>93466</text:p>
          </table:table-cell>
          <table:table-cell office:value-type="float" office:value="46105" calcext:value-type="float">
            <text:p>46105</text:p>
          </table:table-cell>
          <table:table-cell office:value-type="float" office:value="93466" calcext:value-type="float">
            <text:p>93466</text:p>
          </table:table-cell>
          <table:table-cell office:value-type="float" office:value="54041" calcext:value-type="float">
            <text:p>54041</text:p>
          </table:table-cell>
          <table:table-cell office:value-type="float" office:value="53621" calcext:value-type="float">
            <text:p>53621</text:p>
          </table:table-cell>
          <table:table-cell table:formula="of:=ABS([.D481]-[.E481])" office:value-type="float" office:value="420" calcext:value-type="float">
            <text:p>420</text:p>
          </table:table-cell>
          <table:table-cell table:number-columns-repeated="2"/>
          <table:table-cell table:formula="of:=COUNTIF([.C$2:.C$1001];[.B481])" office:value-type="float" office:value="0" calcext:value-type="float">
            <text:p>0</text:p>
          </table:table-cell>
          <table:table-cell table:formula="of:=[.I481]*[.B48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551 <text:s text:c="2"/>22559</text:p>
          </table:table-cell>
          <table:table-cell office:value-type="float" office:value="13551" calcext:value-type="float">
            <text:p>13551</text:p>
          </table:table-cell>
          <table:table-cell office:value-type="float" office:value="22559" calcext:value-type="float">
            <text:p>22559</text:p>
          </table:table-cell>
          <table:table-cell office:value-type="float" office:value="54164" calcext:value-type="float">
            <text:p>54164</text:p>
          </table:table-cell>
          <table:table-cell office:value-type="float" office:value="53621" calcext:value-type="float">
            <text:p>53621</text:p>
          </table:table-cell>
          <table:table-cell table:formula="of:=ABS([.D482]-[.E482])" office:value-type="float" office:value="543" calcext:value-type="float">
            <text:p>543</text:p>
          </table:table-cell>
          <table:table-cell table:number-columns-repeated="2"/>
          <table:table-cell table:formula="of:=COUNTIF([.C$2:.C$1001];[.B482])" office:value-type="float" office:value="0" calcext:value-type="float">
            <text:p>0</text:p>
          </table:table-cell>
          <table:table-cell table:formula="of:=[.I482]*[.B48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8318 <text:s text:c="2"/>32023</text:p>
          </table:table-cell>
          <table:table-cell office:value-type="float" office:value="98318" calcext:value-type="float">
            <text:p>98318</text:p>
          </table:table-cell>
          <table:table-cell office:value-type="float" office:value="32023" calcext:value-type="float">
            <text:p>32023</text:p>
          </table:table-cell>
          <table:table-cell office:value-type="float" office:value="54291" calcext:value-type="float">
            <text:p>54291</text:p>
          </table:table-cell>
          <table:table-cell office:value-type="float" office:value="53621" calcext:value-type="float">
            <text:p>53621</text:p>
          </table:table-cell>
          <table:table-cell table:formula="of:=ABS([.D483]-[.E483])" office:value-type="float" office:value="670" calcext:value-type="float">
            <text:p>670</text:p>
          </table:table-cell>
          <table:table-cell table:number-columns-repeated="2"/>
          <table:table-cell table:formula="of:=COUNTIF([.C$2:.C$1001];[.B483])" office:value-type="float" office:value="0" calcext:value-type="float">
            <text:p>0</text:p>
          </table:table-cell>
          <table:table-cell table:formula="of:=[.I483]*[.B48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2900 <text:s text:c="2"/>96879</text:p>
          </table:table-cell>
          <table:table-cell office:value-type="float" office:value="72900" calcext:value-type="float">
            <text:p>72900</text:p>
          </table:table-cell>
          <table:table-cell office:value-type="float" office:value="96879" calcext:value-type="float">
            <text:p>96879</text:p>
          </table:table-cell>
          <table:table-cell office:value-type="float" office:value="54342" calcext:value-type="float">
            <text:p>54342</text:p>
          </table:table-cell>
          <table:table-cell office:value-type="float" office:value="53621" calcext:value-type="float">
            <text:p>53621</text:p>
          </table:table-cell>
          <table:table-cell table:formula="of:=ABS([.D484]-[.E484])" office:value-type="float" office:value="721" calcext:value-type="float">
            <text:p>721</text:p>
          </table:table-cell>
          <table:table-cell table:number-columns-repeated="2"/>
          <table:table-cell table:formula="of:=COUNTIF([.C$2:.C$1001];[.B484])" office:value-type="float" office:value="0" calcext:value-type="float">
            <text:p>0</text:p>
          </table:table-cell>
          <table:table-cell table:formula="of:=[.I484]*[.B48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675 <text:s text:c="2"/>99283</text:p>
          </table:table-cell>
          <table:table-cell office:value-type="float" office:value="17675" calcext:value-type="float">
            <text:p>17675</text:p>
          </table:table-cell>
          <table:table-cell office:value-type="float" office:value="99283" calcext:value-type="float">
            <text:p>99283</text:p>
          </table:table-cell>
          <table:table-cell office:value-type="float" office:value="54348" calcext:value-type="float">
            <text:p>54348</text:p>
          </table:table-cell>
          <table:table-cell office:value-type="float" office:value="54080" calcext:value-type="float">
            <text:p>54080</text:p>
          </table:table-cell>
          <table:table-cell table:formula="of:=ABS([.D485]-[.E485])" office:value-type="float" office:value="268" calcext:value-type="float">
            <text:p>268</text:p>
          </table:table-cell>
          <table:table-cell table:number-columns-repeated="2"/>
          <table:table-cell table:formula="of:=COUNTIF([.C$2:.C$1001];[.B485])" office:value-type="float" office:value="0" calcext:value-type="float">
            <text:p>0</text:p>
          </table:table-cell>
          <table:table-cell table:formula="of:=[.I485]*[.B48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1850 <text:s text:c="2"/>56050</text:p>
          </table:table-cell>
          <table:table-cell office:value-type="float" office:value="21850" calcext:value-type="float">
            <text:p>21850</text:p>
          </table:table-cell>
          <table:table-cell office:value-type="float" office:value="56050" calcext:value-type="float">
            <text:p>56050</text:p>
          </table:table-cell>
          <table:table-cell office:value-type="float" office:value="54382" calcext:value-type="float">
            <text:p>54382</text:p>
          </table:table-cell>
          <table:table-cell office:value-type="float" office:value="54171" calcext:value-type="float">
            <text:p>54171</text:p>
          </table:table-cell>
          <table:table-cell table:formula="of:=ABS([.D486]-[.E486])" office:value-type="float" office:value="211" calcext:value-type="float">
            <text:p>211</text:p>
          </table:table-cell>
          <table:table-cell table:number-columns-repeated="2"/>
          <table:table-cell table:formula="of:=COUNTIF([.C$2:.C$1001];[.B486])" office:value-type="float" office:value="0" calcext:value-type="float">
            <text:p>0</text:p>
          </table:table-cell>
          <table:table-cell table:formula="of:=[.I486]*[.B48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0581 <text:s text:c="2"/>44825</text:p>
          </table:table-cell>
          <table:table-cell office:value-type="float" office:value="50581" calcext:value-type="float">
            <text:p>50581</text:p>
          </table:table-cell>
          <table:table-cell office:value-type="float" office:value="44825" calcext:value-type="float">
            <text:p>44825</text:p>
          </table:table-cell>
          <table:table-cell office:value-type="float" office:value="54519" calcext:value-type="float">
            <text:p>54519</text:p>
          </table:table-cell>
          <table:table-cell office:value-type="float" office:value="54172" calcext:value-type="float">
            <text:p>54172</text:p>
          </table:table-cell>
          <table:table-cell table:formula="of:=ABS([.D487]-[.E487])" office:value-type="float" office:value="347" calcext:value-type="float">
            <text:p>347</text:p>
          </table:table-cell>
          <table:table-cell table:number-columns-repeated="2"/>
          <table:table-cell table:formula="of:=COUNTIF([.C$2:.C$1001];[.B487])" office:value-type="float" office:value="0" calcext:value-type="float">
            <text:p>0</text:p>
          </table:table-cell>
          <table:table-cell table:formula="of:=[.I487]*[.B48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9017 <text:s text:c="2"/>89297</text:p>
          </table:table-cell>
          <table:table-cell office:value-type="float" office:value="49017" calcext:value-type="float">
            <text:p>49017</text:p>
          </table:table-cell>
          <table:table-cell office:value-type="float" office:value="89297" calcext:value-type="float">
            <text:p>89297</text:p>
          </table:table-cell>
          <table:table-cell office:value-type="float" office:value="54617" calcext:value-type="float">
            <text:p>54617</text:p>
          </table:table-cell>
          <table:table-cell office:value-type="float" office:value="54208" calcext:value-type="float">
            <text:p>54208</text:p>
          </table:table-cell>
          <table:table-cell table:formula="of:=ABS([.D488]-[.E488])" office:value-type="float" office:value="409" calcext:value-type="float">
            <text:p>409</text:p>
          </table:table-cell>
          <table:table-cell table:number-columns-repeated="2"/>
          <table:table-cell table:formula="of:=COUNTIF([.C$2:.C$1001];[.B488])" office:value-type="float" office:value="0" calcext:value-type="float">
            <text:p>0</text:p>
          </table:table-cell>
          <table:table-cell table:formula="of:=[.I488]*[.B48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6268 <text:s text:c="2"/>73032</text:p>
          </table:table-cell>
          <table:table-cell office:value-type="float" office:value="26268" calcext:value-type="float">
            <text:p>26268</text:p>
          </table:table-cell>
          <table:table-cell office:value-type="float" office:value="73032" calcext:value-type="float">
            <text:p>73032</text:p>
          </table:table-cell>
          <table:table-cell office:value-type="float" office:value="54786" calcext:value-type="float">
            <text:p>54786</text:p>
          </table:table-cell>
          <table:table-cell office:value-type="float" office:value="54382" calcext:value-type="float">
            <text:p>54382</text:p>
          </table:table-cell>
          <table:table-cell table:formula="of:=ABS([.D489]-[.E489])" office:value-type="float" office:value="404" calcext:value-type="float">
            <text:p>404</text:p>
          </table:table-cell>
          <table:table-cell table:number-columns-repeated="2"/>
          <table:table-cell table:formula="of:=COUNTIF([.C$2:.C$1001];[.B489])" office:value-type="float" office:value="0" calcext:value-type="float">
            <text:p>0</text:p>
          </table:table-cell>
          <table:table-cell table:formula="of:=[.I489]*[.B48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6642 <text:s text:c="2"/>24749</text:p>
          </table:table-cell>
          <table:table-cell office:value-type="float" office:value="76642" calcext:value-type="float">
            <text:p>76642</text:p>
          </table:table-cell>
          <table:table-cell office:value-type="float" office:value="24749" calcext:value-type="float">
            <text:p>24749</text:p>
          </table:table-cell>
          <table:table-cell office:value-type="float" office:value="54796" calcext:value-type="float">
            <text:p>54796</text:p>
          </table:table-cell>
          <table:table-cell office:value-type="float" office:value="54382" calcext:value-type="float">
            <text:p>54382</text:p>
          </table:table-cell>
          <table:table-cell table:formula="of:=ABS([.D490]-[.E490])" office:value-type="float" office:value="414" calcext:value-type="float">
            <text:p>414</text:p>
          </table:table-cell>
          <table:table-cell table:number-columns-repeated="2"/>
          <table:table-cell table:formula="of:=COUNTIF([.C$2:.C$1001];[.B490])" office:value-type="float" office:value="0" calcext:value-type="float">
            <text:p>0</text:p>
          </table:table-cell>
          <table:table-cell table:formula="of:=[.I490]*[.B49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925 <text:s text:c="2"/>72795</text:p>
          </table:table-cell>
          <table:table-cell office:value-type="float" office:value="57925" calcext:value-type="float">
            <text:p>57925</text:p>
          </table:table-cell>
          <table:table-cell office:value-type="float" office:value="72795" calcext:value-type="float">
            <text:p>72795</text:p>
          </table:table-cell>
          <table:table-cell office:value-type="float" office:value="54872" calcext:value-type="float">
            <text:p>54872</text:p>
          </table:table-cell>
          <table:table-cell office:value-type="float" office:value="54382" calcext:value-type="float">
            <text:p>54382</text:p>
          </table:table-cell>
          <table:table-cell table:formula="of:=ABS([.D491]-[.E491])" office:value-type="float" office:value="490" calcext:value-type="float">
            <text:p>490</text:p>
          </table:table-cell>
          <table:table-cell table:number-columns-repeated="2"/>
          <table:table-cell table:formula="of:=COUNTIF([.C$2:.C$1001];[.B491])" office:value-type="float" office:value="0" calcext:value-type="float">
            <text:p>0</text:p>
          </table:table-cell>
          <table:table-cell table:formula="of:=[.I491]*[.B49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3723 <text:s text:c="2"/>27403</text:p>
          </table:table-cell>
          <table:table-cell office:value-type="float" office:value="63723" calcext:value-type="float">
            <text:p>63723</text:p>
          </table:table-cell>
          <table:table-cell office:value-type="float" office:value="27403" calcext:value-type="float">
            <text:p>27403</text:p>
          </table:table-cell>
          <table:table-cell office:value-type="float" office:value="54885" calcext:value-type="float">
            <text:p>54885</text:p>
          </table:table-cell>
          <table:table-cell office:value-type="float" office:value="54382" calcext:value-type="float">
            <text:p>54382</text:p>
          </table:table-cell>
          <table:table-cell table:formula="of:=ABS([.D492]-[.E492])" office:value-type="float" office:value="503" calcext:value-type="float">
            <text:p>503</text:p>
          </table:table-cell>
          <table:table-cell table:number-columns-repeated="2"/>
          <table:table-cell table:formula="of:=COUNTIF([.C$2:.C$1001];[.B492])" office:value-type="float" office:value="0" calcext:value-type="float">
            <text:p>0</text:p>
          </table:table-cell>
          <table:table-cell table:formula="of:=[.I492]*[.B49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2025 <text:s text:c="2"/>20622</text:p>
          </table:table-cell>
          <table:table-cell office:value-type="float" office:value="32025" calcext:value-type="float">
            <text:p>32025</text:p>
          </table:table-cell>
          <table:table-cell office:value-type="float" office:value="20622" calcext:value-type="float">
            <text:p>20622</text:p>
          </table:table-cell>
          <table:table-cell office:value-type="float" office:value="54927" calcext:value-type="float">
            <text:p>54927</text:p>
          </table:table-cell>
          <table:table-cell office:value-type="float" office:value="54382" calcext:value-type="float">
            <text:p>54382</text:p>
          </table:table-cell>
          <table:table-cell table:formula="of:=ABS([.D493]-[.E493])" office:value-type="float" office:value="545" calcext:value-type="float">
            <text:p>545</text:p>
          </table:table-cell>
          <table:table-cell table:number-columns-repeated="2"/>
          <table:table-cell table:formula="of:=COUNTIF([.C$2:.C$1001];[.B493])" office:value-type="float" office:value="0" calcext:value-type="float">
            <text:p>0</text:p>
          </table:table-cell>
          <table:table-cell table:formula="of:=[.I493]*[.B49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951 <text:s text:c="2"/>48086</text:p>
          </table:table-cell>
          <table:table-cell office:value-type="float" office:value="15951" calcext:value-type="float">
            <text:p>15951</text:p>
          </table:table-cell>
          <table:table-cell office:value-type="float" office:value="48086" calcext:value-type="float">
            <text:p>48086</text:p>
          </table:table-cell>
          <table:table-cell office:value-type="float" office:value="54938" calcext:value-type="float">
            <text:p>54938</text:p>
          </table:table-cell>
          <table:table-cell office:value-type="float" office:value="54382" calcext:value-type="float">
            <text:p>54382</text:p>
          </table:table-cell>
          <table:table-cell table:formula="of:=ABS([.D494]-[.E494])" office:value-type="float" office:value="556" calcext:value-type="float">
            <text:p>556</text:p>
          </table:table-cell>
          <table:table-cell table:number-columns-repeated="2"/>
          <table:table-cell table:formula="of:=COUNTIF([.C$2:.C$1001];[.B494])" office:value-type="float" office:value="16" calcext:value-type="float">
            <text:p>16</text:p>
          </table:table-cell>
          <table:table-cell table:formula="of:=[.I494]*[.B494]" office:value-type="float" office:value="255216" calcext:value-type="float">
            <text:p>25521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672 <text:s text:c="2"/>58244</text:p>
          </table:table-cell>
          <table:table-cell office:value-type="float" office:value="85672" calcext:value-type="float">
            <text:p>85672</text:p>
          </table:table-cell>
          <table:table-cell office:value-type="float" office:value="58244" calcext:value-type="float">
            <text:p>58244</text:p>
          </table:table-cell>
          <table:table-cell office:value-type="float" office:value="54993" calcext:value-type="float">
            <text:p>54993</text:p>
          </table:table-cell>
          <table:table-cell office:value-type="float" office:value="54382" calcext:value-type="float">
            <text:p>54382</text:p>
          </table:table-cell>
          <table:table-cell table:formula="of:=ABS([.D495]-[.E495])" office:value-type="float" office:value="611" calcext:value-type="float">
            <text:p>611</text:p>
          </table:table-cell>
          <table:table-cell table:number-columns-repeated="2"/>
          <table:table-cell table:formula="of:=COUNTIF([.C$2:.C$1001];[.B495])" office:value-type="float" office:value="0" calcext:value-type="float">
            <text:p>0</text:p>
          </table:table-cell>
          <table:table-cell table:formula="of:=[.I495]*[.B49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4553 <text:s text:c="2"/>57031</text:p>
          </table:table-cell>
          <table:table-cell office:value-type="float" office:value="24553" calcext:value-type="float">
            <text:p>24553</text:p>
          </table:table-cell>
          <table:table-cell office:value-type="float" office:value="57031" calcext:value-type="float">
            <text:p>57031</text:p>
          </table:table-cell>
          <table:table-cell office:value-type="float" office:value="54999" calcext:value-type="float">
            <text:p>54999</text:p>
          </table:table-cell>
          <table:table-cell office:value-type="float" office:value="54382" calcext:value-type="float">
            <text:p>54382</text:p>
          </table:table-cell>
          <table:table-cell table:formula="of:=ABS([.D496]-[.E496])" office:value-type="float" office:value="617" calcext:value-type="float">
            <text:p>617</text:p>
          </table:table-cell>
          <table:table-cell table:number-columns-repeated="2"/>
          <table:table-cell table:formula="of:=COUNTIF([.C$2:.C$1001];[.B496])" office:value-type="float" office:value="0" calcext:value-type="float">
            <text:p>0</text:p>
          </table:table-cell>
          <table:table-cell table:formula="of:=[.I496]*[.B49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9464 <text:s text:c="2"/>62695</text:p>
          </table:table-cell>
          <table:table-cell office:value-type="float" office:value="49464" calcext:value-type="float">
            <text:p>49464</text:p>
          </table:table-cell>
          <table:table-cell office:value-type="float" office:value="62695" calcext:value-type="float">
            <text:p>62695</text:p>
          </table:table-cell>
          <table:table-cell office:value-type="float" office:value="55111" calcext:value-type="float">
            <text:p>55111</text:p>
          </table:table-cell>
          <table:table-cell office:value-type="float" office:value="54382" calcext:value-type="float">
            <text:p>54382</text:p>
          </table:table-cell>
          <table:table-cell table:formula="of:=ABS([.D497]-[.E497])" office:value-type="float" office:value="729" calcext:value-type="float">
            <text:p>729</text:p>
          </table:table-cell>
          <table:table-cell table:number-columns-repeated="2"/>
          <table:table-cell table:formula="of:=COUNTIF([.C$2:.C$1001];[.B497])" office:value-type="float" office:value="0" calcext:value-type="float">
            <text:p>0</text:p>
          </table:table-cell>
          <table:table-cell table:formula="of:=[.I497]*[.B49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7767 <text:s text:c="2"/>85776</text:p>
          </table:table-cell>
          <table:table-cell office:value-type="float" office:value="67767" calcext:value-type="float">
            <text:p>67767</text:p>
          </table:table-cell>
          <table:table-cell office:value-type="float" office:value="85776" calcext:value-type="float">
            <text:p>85776</text:p>
          </table:table-cell>
          <table:table-cell office:value-type="float" office:value="55208" calcext:value-type="float">
            <text:p>55208</text:p>
          </table:table-cell>
          <table:table-cell office:value-type="float" office:value="54382" calcext:value-type="float">
            <text:p>54382</text:p>
          </table:table-cell>
          <table:table-cell table:formula="of:=ABS([.D498]-[.E498])" office:value-type="float" office:value="826" calcext:value-type="float">
            <text:p>826</text:p>
          </table:table-cell>
          <table:table-cell table:number-columns-repeated="2"/>
          <table:table-cell table:formula="of:=COUNTIF([.C$2:.C$1001];[.B498])" office:value-type="float" office:value="0" calcext:value-type="float">
            <text:p>0</text:p>
          </table:table-cell>
          <table:table-cell table:formula="of:=[.I498]*[.B49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8337 <text:s text:c="2"/>85776</text:p>
          </table:table-cell>
          <table:table-cell office:value-type="float" office:value="58337" calcext:value-type="float">
            <text:p>58337</text:p>
          </table:table-cell>
          <table:table-cell office:value-type="float" office:value="85776" calcext:value-type="float">
            <text:p>85776</text:p>
          </table:table-cell>
          <table:table-cell office:value-type="float" office:value="55238" calcext:value-type="float">
            <text:p>55238</text:p>
          </table:table-cell>
          <table:table-cell office:value-type="float" office:value="54382" calcext:value-type="float">
            <text:p>54382</text:p>
          </table:table-cell>
          <table:table-cell table:formula="of:=ABS([.D499]-[.E499])" office:value-type="float" office:value="856" calcext:value-type="float">
            <text:p>856</text:p>
          </table:table-cell>
          <table:table-cell table:number-columns-repeated="2"/>
          <table:table-cell table:formula="of:=COUNTIF([.C$2:.C$1001];[.B499])" office:value-type="float" office:value="0" calcext:value-type="float">
            <text:p>0</text:p>
          </table:table-cell>
          <table:table-cell table:formula="of:=[.I499]*[.B49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4953 <text:s text:c="2"/>59594</text:p>
          </table:table-cell>
          <table:table-cell office:value-type="float" office:value="74953" calcext:value-type="float">
            <text:p>74953</text:p>
          </table:table-cell>
          <table:table-cell office:value-type="float" office:value="59594" calcext:value-type="float">
            <text:p>59594</text:p>
          </table:table-cell>
          <table:table-cell office:value-type="float" office:value="55331" calcext:value-type="float">
            <text:p>55331</text:p>
          </table:table-cell>
          <table:table-cell office:value-type="float" office:value="54382" calcext:value-type="float">
            <text:p>54382</text:p>
          </table:table-cell>
          <table:table-cell table:formula="of:=ABS([.D500]-[.E500])" office:value-type="float" office:value="949" calcext:value-type="float">
            <text:p>949</text:p>
          </table:table-cell>
          <table:table-cell table:number-columns-repeated="2"/>
          <table:table-cell table:formula="of:=COUNTIF([.C$2:.C$1001];[.B500])" office:value-type="float" office:value="1" calcext:value-type="float">
            <text:p>1</text:p>
          </table:table-cell>
          <table:table-cell table:formula="of:=[.I500]*[.B500]" office:value-type="float" office:value="74953" calcext:value-type="float">
            <text:p>7495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9307 <text:s text:c="2"/>20622</text:p>
          </table:table-cell>
          <table:table-cell office:value-type="float" office:value="69307" calcext:value-type="float">
            <text:p>69307</text:p>
          </table:table-cell>
          <table:table-cell office:value-type="float" office:value="20622" calcext:value-type="float">
            <text:p>20622</text:p>
          </table:table-cell>
          <table:table-cell office:value-type="float" office:value="55351" calcext:value-type="float">
            <text:p>55351</text:p>
          </table:table-cell>
          <table:table-cell office:value-type="float" office:value="54382" calcext:value-type="float">
            <text:p>54382</text:p>
          </table:table-cell>
          <table:table-cell table:formula="of:=ABS([.D501]-[.E501])" office:value-type="float" office:value="969" calcext:value-type="float">
            <text:p>969</text:p>
          </table:table-cell>
          <table:table-cell table:number-columns-repeated="2"/>
          <table:table-cell table:formula="of:=COUNTIF([.C$2:.C$1001];[.B501])" office:value-type="float" office:value="0" calcext:value-type="float">
            <text:p>0</text:p>
          </table:table-cell>
          <table:table-cell table:formula="of:=[.I501]*[.B50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291 <text:s text:c="2"/>39233</text:p>
          </table:table-cell>
          <table:table-cell office:value-type="float" office:value="54291" calcext:value-type="float">
            <text:p>54291</text:p>
          </table:table-cell>
          <table:table-cell office:value-type="float" office:value="39233" calcext:value-type="float">
            <text:p>39233</text:p>
          </table:table-cell>
          <table:table-cell office:value-type="float" office:value="55363" calcext:value-type="float">
            <text:p>55363</text:p>
          </table:table-cell>
          <table:table-cell office:value-type="float" office:value="54382" calcext:value-type="float">
            <text:p>54382</text:p>
          </table:table-cell>
          <table:table-cell table:formula="of:=ABS([.D502]-[.E502])" office:value-type="float" office:value="981" calcext:value-type="float">
            <text:p>981</text:p>
          </table:table-cell>
          <table:table-cell table:number-columns-repeated="2"/>
          <table:table-cell table:formula="of:=COUNTIF([.C$2:.C$1001];[.B502])" office:value-type="float" office:value="0" calcext:value-type="float">
            <text:p>0</text:p>
          </table:table-cell>
          <table:table-cell table:formula="of:=[.I502]*[.B50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2996 <text:s text:c="2"/>15951</text:p>
          </table:table-cell>
          <table:table-cell office:value-type="float" office:value="52996" calcext:value-type="float">
            <text:p>52996</text:p>
          </table:table-cell>
          <table:table-cell office:value-type="float" office:value="15951" calcext:value-type="float">
            <text:p>15951</text:p>
          </table:table-cell>
          <table:table-cell office:value-type="float" office:value="55377" calcext:value-type="float">
            <text:p>55377</text:p>
          </table:table-cell>
          <table:table-cell office:value-type="float" office:value="54530" calcext:value-type="float">
            <text:p>54530</text:p>
          </table:table-cell>
          <table:table-cell table:formula="of:=ABS([.D503]-[.E503])" office:value-type="float" office:value="847" calcext:value-type="float">
            <text:p>847</text:p>
          </table:table-cell>
          <table:table-cell table:number-columns-repeated="2"/>
          <table:table-cell table:formula="of:=COUNTIF([.C$2:.C$1001];[.B503])" office:value-type="float" office:value="0" calcext:value-type="float">
            <text:p>0</text:p>
          </table:table-cell>
          <table:table-cell table:formula="of:=[.I503]*[.B50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777 <text:s text:c="2"/>98303</text:p>
          </table:table-cell>
          <table:table-cell office:value-type="float" office:value="65777" calcext:value-type="float">
            <text:p>65777</text:p>
          </table:table-cell>
          <table:table-cell office:value-type="float" office:value="98303" calcext:value-type="float">
            <text:p>98303</text:p>
          </table:table-cell>
          <table:table-cell office:value-type="float" office:value="55417" calcext:value-type="float">
            <text:p>55417</text:p>
          </table:table-cell>
          <table:table-cell office:value-type="float" office:value="54605" calcext:value-type="float">
            <text:p>54605</text:p>
          </table:table-cell>
          <table:table-cell table:formula="of:=ABS([.D504]-[.E504])" office:value-type="float" office:value="812" calcext:value-type="float">
            <text:p>812</text:p>
          </table:table-cell>
          <table:table-cell table:number-columns-repeated="2"/>
          <table:table-cell table:formula="of:=COUNTIF([.C$2:.C$1001];[.B504])" office:value-type="float" office:value="0" calcext:value-type="float">
            <text:p>0</text:p>
          </table:table-cell>
          <table:table-cell table:formula="of:=[.I504]*[.B50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534 <text:s text:c="2"/>75432</text:p>
          </table:table-cell>
          <table:table-cell office:value-type="float" office:value="66534" calcext:value-type="float">
            <text:p>66534</text:p>
          </table:table-cell>
          <table:table-cell office:value-type="float" office:value="75432" calcext:value-type="float">
            <text:p>75432</text:p>
          </table:table-cell>
          <table:table-cell office:value-type="float" office:value="55718" calcext:value-type="float">
            <text:p>55718</text:p>
          </table:table-cell>
          <table:table-cell office:value-type="float" office:value="54902" calcext:value-type="float">
            <text:p>54902</text:p>
          </table:table-cell>
          <table:table-cell table:formula="of:=ABS([.D505]-[.E505])" office:value-type="float" office:value="816" calcext:value-type="float">
            <text:p>816</text:p>
          </table:table-cell>
          <table:table-cell table:number-columns-repeated="2"/>
          <table:table-cell table:formula="of:=COUNTIF([.C$2:.C$1001];[.B505])" office:value-type="float" office:value="0" calcext:value-type="float">
            <text:p>0</text:p>
          </table:table-cell>
          <table:table-cell table:formula="of:=[.I505]*[.B50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911 <text:s text:c="2"/>73020</text:p>
          </table:table-cell>
          <table:table-cell office:value-type="float" office:value="23911" calcext:value-type="float">
            <text:p>23911</text:p>
          </table:table-cell>
          <table:table-cell office:value-type="float" office:value="73020" calcext:value-type="float">
            <text:p>73020</text:p>
          </table:table-cell>
          <table:table-cell office:value-type="float" office:value="55739" calcext:value-type="float">
            <text:p>55739</text:p>
          </table:table-cell>
          <table:table-cell office:value-type="float" office:value="54919" calcext:value-type="float">
            <text:p>54919</text:p>
          </table:table-cell>
          <table:table-cell table:formula="of:=ABS([.D506]-[.E506])" office:value-type="float" office:value="820" calcext:value-type="float">
            <text:p>820</text:p>
          </table:table-cell>
          <table:table-cell table:number-columns-repeated="2"/>
          <table:table-cell table:formula="of:=COUNTIF([.C$2:.C$1001];[.B506])" office:value-type="float" office:value="0" calcext:value-type="float">
            <text:p>0</text:p>
          </table:table-cell>
          <table:table-cell table:formula="of:=[.I506]*[.B50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5599 <text:s text:c="2"/>53621</text:p>
          </table:table-cell>
          <table:table-cell office:value-type="float" office:value="35599" calcext:value-type="float">
            <text:p>35599</text:p>
          </table:table-cell>
          <table:table-cell office:value-type="float" office:value="53621" calcext:value-type="float">
            <text:p>53621</text:p>
          </table:table-cell>
          <table:table-cell office:value-type="float" office:value="55904" calcext:value-type="float">
            <text:p>55904</text:p>
          </table:table-cell>
          <table:table-cell office:value-type="float" office:value="54930" calcext:value-type="float">
            <text:p>54930</text:p>
          </table:table-cell>
          <table:table-cell table:formula="of:=ABS([.D507]-[.E507])" office:value-type="float" office:value="974" calcext:value-type="float">
            <text:p>974</text:p>
          </table:table-cell>
          <table:table-cell table:number-columns-repeated="2"/>
          <table:table-cell table:formula="of:=COUNTIF([.C$2:.C$1001];[.B507])" office:value-type="float" office:value="0" calcext:value-type="float">
            <text:p>0</text:p>
          </table:table-cell>
          <table:table-cell table:formula="of:=[.I507]*[.B50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0629 <text:s text:c="2"/>79286</text:p>
          </table:table-cell>
          <table:table-cell office:value-type="float" office:value="80629" calcext:value-type="float">
            <text:p>80629</text:p>
          </table:table-cell>
          <table:table-cell office:value-type="float" office:value="79286" calcext:value-type="float">
            <text:p>79286</text:p>
          </table:table-cell>
          <table:table-cell office:value-type="float" office:value="55931" calcext:value-type="float">
            <text:p>55931</text:p>
          </table:table-cell>
          <table:table-cell office:value-type="float" office:value="55118" calcext:value-type="float">
            <text:p>55118</text:p>
          </table:table-cell>
          <table:table-cell table:formula="of:=ABS([.D508]-[.E508])" office:value-type="float" office:value="813" calcext:value-type="float">
            <text:p>813</text:p>
          </table:table-cell>
          <table:table-cell table:number-columns-repeated="2"/>
          <table:table-cell table:formula="of:=COUNTIF([.C$2:.C$1001];[.B508])" office:value-type="float" office:value="0" calcext:value-type="float">
            <text:p>0</text:p>
          </table:table-cell>
          <table:table-cell table:formula="of:=[.I508]*[.B50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328 <text:s text:c="2"/>98303</text:p>
          </table:table-cell>
          <table:table-cell office:value-type="float" office:value="59328" calcext:value-type="float">
            <text:p>59328</text:p>
          </table:table-cell>
          <table:table-cell office:value-type="float" office:value="98303" calcext:value-type="float">
            <text:p>98303</text:p>
          </table:table-cell>
          <table:table-cell office:value-type="float" office:value="55936" calcext:value-type="float">
            <text:p>55936</text:p>
          </table:table-cell>
          <table:table-cell office:value-type="float" office:value="55708" calcext:value-type="float">
            <text:p>55708</text:p>
          </table:table-cell>
          <table:table-cell table:formula="of:=ABS([.D509]-[.E509])" office:value-type="float" office:value="228" calcext:value-type="float">
            <text:p>228</text:p>
          </table:table-cell>
          <table:table-cell table:number-columns-repeated="2"/>
          <table:table-cell table:formula="of:=COUNTIF([.C$2:.C$1001];[.B509])" office:value-type="float" office:value="0" calcext:value-type="float">
            <text:p>0</text:p>
          </table:table-cell>
          <table:table-cell table:formula="of:=[.I509]*[.B50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8093 <text:s text:c="2"/>18865</text:p>
          </table:table-cell>
          <table:table-cell office:value-type="float" office:value="88093" calcext:value-type="float">
            <text:p>88093</text:p>
          </table:table-cell>
          <table:table-cell office:value-type="float" office:value="18865" calcext:value-type="float">
            <text:p>18865</text:p>
          </table:table-cell>
          <table:table-cell office:value-type="float" office:value="56000" calcext:value-type="float">
            <text:p>56000</text:p>
          </table:table-cell>
          <table:table-cell office:value-type="float" office:value="55809" calcext:value-type="float">
            <text:p>55809</text:p>
          </table:table-cell>
          <table:table-cell table:formula="of:=ABS([.D510]-[.E510])" office:value-type="float" office:value="191" calcext:value-type="float">
            <text:p>191</text:p>
          </table:table-cell>
          <table:table-cell table:number-columns-repeated="2"/>
          <table:table-cell table:formula="of:=COUNTIF([.C$2:.C$1001];[.B510])" office:value-type="float" office:value="0" calcext:value-type="float">
            <text:p>0</text:p>
          </table:table-cell>
          <table:table-cell table:formula="of:=[.I510]*[.B5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517 <text:s text:c="2"/>18865</text:p>
          </table:table-cell>
          <table:table-cell office:value-type="float" office:value="25517" calcext:value-type="float">
            <text:p>25517</text:p>
          </table:table-cell>
          <table:table-cell office:value-type="float" office:value="18865" calcext:value-type="float">
            <text:p>18865</text:p>
          </table:table-cell>
          <table:table-cell office:value-type="float" office:value="56071" calcext:value-type="float">
            <text:p>56071</text:p>
          </table:table-cell>
          <table:table-cell office:value-type="float" office:value="56050" calcext:value-type="float">
            <text:p>56050</text:p>
          </table:table-cell>
          <table:table-cell table:formula="of:=ABS([.D511]-[.E511])" office:value-type="float" office:value="21" calcext:value-type="float">
            <text:p>21</text:p>
          </table:table-cell>
          <table:table-cell table:number-columns-repeated="2"/>
          <table:table-cell table:formula="of:=COUNTIF([.C$2:.C$1001];[.B511])" office:value-type="float" office:value="0" calcext:value-type="float">
            <text:p>0</text:p>
          </table:table-cell>
          <table:table-cell table:formula="of:=[.I511]*[.B5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457 <text:s text:c="2"/>58244</text:p>
          </table:table-cell>
          <table:table-cell office:value-type="float" office:value="19457" calcext:value-type="float">
            <text:p>19457</text:p>
          </table:table-cell>
          <table:table-cell office:value-type="float" office:value="58244" calcext:value-type="float">
            <text:p>58244</text:p>
          </table:table-cell>
          <table:table-cell office:value-type="float" office:value="56077" calcext:value-type="float">
            <text:p>56077</text:p>
          </table:table-cell>
          <table:table-cell office:value-type="float" office:value="56062" calcext:value-type="float">
            <text:p>56062</text:p>
          </table:table-cell>
          <table:table-cell table:formula="of:=ABS([.D512]-[.E512])" office:value-type="float" office:value="15" calcext:value-type="float">
            <text:p>15</text:p>
          </table:table-cell>
          <table:table-cell table:number-columns-repeated="2"/>
          <table:table-cell table:formula="of:=COUNTIF([.C$2:.C$1001];[.B512])" office:value-type="float" office:value="0" calcext:value-type="float">
            <text:p>0</text:p>
          </table:table-cell>
          <table:table-cell table:formula="of:=[.I512]*[.B5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955 <text:s text:c="2"/>55118</text:p>
          </table:table-cell>
          <table:table-cell office:value-type="float" office:value="12955" calcext:value-type="float">
            <text:p>12955</text:p>
          </table:table-cell>
          <table:table-cell office:value-type="float" office:value="55118" calcext:value-type="float">
            <text:p>55118</text:p>
          </table:table-cell>
          <table:table-cell office:value-type="float" office:value="56100" calcext:value-type="float">
            <text:p>56100</text:p>
          </table:table-cell>
          <table:table-cell office:value-type="float" office:value="56136" calcext:value-type="float">
            <text:p>56136</text:p>
          </table:table-cell>
          <table:table-cell table:formula="of:=ABS([.D513]-[.E513])" office:value-type="float" office:value="36" calcext:value-type="float">
            <text:p>36</text:p>
          </table:table-cell>
          <table:table-cell table:number-columns-repeated="2"/>
          <table:table-cell table:formula="of:=COUNTIF([.C$2:.C$1001];[.B513])" office:value-type="float" office:value="0" calcext:value-type="float">
            <text:p>0</text:p>
          </table:table-cell>
          <table:table-cell table:formula="of:=[.I513]*[.B5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0990 <text:s text:c="2"/>19917</text:p>
          </table:table-cell>
          <table:table-cell office:value-type="float" office:value="90990" calcext:value-type="float">
            <text:p>90990</text:p>
          </table:table-cell>
          <table:table-cell office:value-type="float" office:value="19917" calcext:value-type="float">
            <text:p>19917</text:p>
          </table:table-cell>
          <table:table-cell office:value-type="float" office:value="56249" calcext:value-type="float">
            <text:p>56249</text:p>
          </table:table-cell>
          <table:table-cell office:value-type="float" office:value="56267" calcext:value-type="float">
            <text:p>56267</text:p>
          </table:table-cell>
          <table:table-cell table:formula="of:=ABS([.D514]-[.E514])" office:value-type="float" office:value="18" calcext:value-type="float">
            <text:p>18</text:p>
          </table:table-cell>
          <table:table-cell table:number-columns-repeated="2"/>
          <table:table-cell table:formula="of:=COUNTIF([.C$2:.C$1001];[.B514])" office:value-type="float" office:value="0" calcext:value-type="float">
            <text:p>0</text:p>
          </table:table-cell>
          <table:table-cell table:formula="of:=[.I514]*[.B5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5463 <text:s text:c="2"/>45747</text:p>
          </table:table-cell>
          <table:table-cell office:value-type="float" office:value="45463" calcext:value-type="float">
            <text:p>45463</text:p>
          </table:table-cell>
          <table:table-cell office:value-type="float" office:value="45747" calcext:value-type="float">
            <text:p>45747</text:p>
          </table:table-cell>
          <table:table-cell office:value-type="float" office:value="56284" calcext:value-type="float">
            <text:p>56284</text:p>
          </table:table-cell>
          <table:table-cell office:value-type="float" office:value="56430" calcext:value-type="float">
            <text:p>56430</text:p>
          </table:table-cell>
          <table:table-cell table:formula="of:=ABS([.D515]-[.E515])" office:value-type="float" office:value="146" calcext:value-type="float">
            <text:p>146</text:p>
          </table:table-cell>
          <table:table-cell table:number-columns-repeated="2"/>
          <table:table-cell table:formula="of:=COUNTIF([.C$2:.C$1001];[.B515])" office:value-type="float" office:value="0" calcext:value-type="float">
            <text:p>0</text:p>
          </table:table-cell>
          <table:table-cell table:formula="of:=[.I515]*[.B5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7714 <text:s text:c="2"/>64511</text:p>
          </table:table-cell>
          <table:table-cell office:value-type="float" office:value="77714" calcext:value-type="float">
            <text:p>77714</text:p>
          </table:table-cell>
          <table:table-cell office:value-type="float" office:value="64511" calcext:value-type="float">
            <text:p>64511</text:p>
          </table:table-cell>
          <table:table-cell office:value-type="float" office:value="56392" calcext:value-type="float">
            <text:p>56392</text:p>
          </table:table-cell>
          <table:table-cell office:value-type="float" office:value="57031" calcext:value-type="float">
            <text:p>57031</text:p>
          </table:table-cell>
          <table:table-cell table:formula="of:=ABS([.D516]-[.E516])" office:value-type="float" office:value="639" calcext:value-type="float">
            <text:p>639</text:p>
          </table:table-cell>
          <table:table-cell table:number-columns-repeated="2"/>
          <table:table-cell table:formula="of:=COUNTIF([.C$2:.C$1001];[.B516])" office:value-type="float" office:value="0" calcext:value-type="float">
            <text:p>0</text:p>
          </table:table-cell>
          <table:table-cell table:formula="of:=[.I516]*[.B5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6882 <text:s text:c="2"/>42004</text:p>
          </table:table-cell>
          <table:table-cell office:value-type="float" office:value="56882" calcext:value-type="float">
            <text:p>56882</text:p>
          </table:table-cell>
          <table:table-cell office:value-type="float" office:value="42004" calcext:value-type="float">
            <text:p>42004</text:p>
          </table:table-cell>
          <table:table-cell office:value-type="float" office:value="56797" calcext:value-type="float">
            <text:p>56797</text:p>
          </table:table-cell>
          <table:table-cell office:value-type="float" office:value="57031" calcext:value-type="float">
            <text:p>57031</text:p>
          </table:table-cell>
          <table:table-cell table:formula="of:=ABS([.D517]-[.E517])" office:value-type="float" office:value="234" calcext:value-type="float">
            <text:p>234</text:p>
          </table:table-cell>
          <table:table-cell table:number-columns-repeated="2"/>
          <table:table-cell table:formula="of:=COUNTIF([.C$2:.C$1001];[.B517])" office:value-type="float" office:value="0" calcext:value-type="float">
            <text:p>0</text:p>
          </table:table-cell>
          <table:table-cell table:formula="of:=[.I517]*[.B5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038 <text:s text:c="2"/>31524</text:p>
          </table:table-cell>
          <table:table-cell office:value-type="float" office:value="25038" calcext:value-type="float">
            <text:p>25038</text:p>
          </table:table-cell>
          <table:table-cell office:value-type="float" office:value="31524" calcext:value-type="float">
            <text:p>31524</text:p>
          </table:table-cell>
          <table:table-cell office:value-type="float" office:value="56882" calcext:value-type="float">
            <text:p>56882</text:p>
          </table:table-cell>
          <table:table-cell office:value-type="float" office:value="57031" calcext:value-type="float">
            <text:p>57031</text:p>
          </table:table-cell>
          <table:table-cell table:formula="of:=ABS([.D518]-[.E518])" office:value-type="float" office:value="149" calcext:value-type="float">
            <text:p>149</text:p>
          </table:table-cell>
          <table:table-cell table:number-columns-repeated="2"/>
          <table:table-cell table:formula="of:=COUNTIF([.C$2:.C$1001];[.B518])" office:value-type="float" office:value="0" calcext:value-type="float">
            <text:p>0</text:p>
          </table:table-cell>
          <table:table-cell table:formula="of:=[.I518]*[.B51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217 <text:s text:c="2"/>20622</text:p>
          </table:table-cell>
          <table:table-cell office:value-type="float" office:value="85217" calcext:value-type="float">
            <text:p>85217</text:p>
          </table:table-cell>
          <table:table-cell office:value-type="float" office:value="20622" calcext:value-type="float">
            <text:p>20622</text:p>
          </table:table-cell>
          <table:table-cell office:value-type="float" office:value="56924" calcext:value-type="float">
            <text:p>56924</text:p>
          </table:table-cell>
          <table:table-cell office:value-type="float" office:value="57031" calcext:value-type="float">
            <text:p>57031</text:p>
          </table:table-cell>
          <table:table-cell table:formula="of:=ABS([.D519]-[.E519])" office:value-type="float" office:value="107" calcext:value-type="float">
            <text:p>107</text:p>
          </table:table-cell>
          <table:table-cell table:number-columns-repeated="2"/>
          <table:table-cell table:formula="of:=COUNTIF([.C$2:.C$1001];[.B519])" office:value-type="float" office:value="0" calcext:value-type="float">
            <text:p>0</text:p>
          </table:table-cell>
          <table:table-cell table:formula="of:=[.I519]*[.B51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9959 <text:s text:c="2"/>36346</text:p>
          </table:table-cell>
          <table:table-cell office:value-type="float" office:value="99959" calcext:value-type="float">
            <text:p>99959</text:p>
          </table:table-cell>
          <table:table-cell office:value-type="float" office:value="36346" calcext:value-type="float">
            <text:p>36346</text:p>
          </table:table-cell>
          <table:table-cell office:value-type="float" office:value="57031" calcext:value-type="float">
            <text:p>57031</text:p>
          </table:table-cell>
          <table:table-cell office:value-type="float" office:value="57031" calcext:value-type="float">
            <text:p>57031</text:p>
          </table:table-cell>
          <table:table-cell table:formula="of:=ABS([.D520]-[.E520])" office:value-type="float" office:value="0" calcext:value-type="float">
            <text:p>0</text:p>
          </table:table-cell>
          <table:table-cell table:number-columns-repeated="2"/>
          <table:table-cell table:formula="of:=COUNTIF([.C$2:.C$1001];[.B520])" office:value-type="float" office:value="0" calcext:value-type="float">
            <text:p>0</text:p>
          </table:table-cell>
          <table:table-cell table:formula="of:=[.I520]*[.B52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9460 <text:s text:c="2"/>26413</text:p>
          </table:table-cell>
          <table:table-cell office:value-type="float" office:value="79460" calcext:value-type="float">
            <text:p>79460</text:p>
          </table:table-cell>
          <table:table-cell office:value-type="float" office:value="26413" calcext:value-type="float">
            <text:p>26413</text:p>
          </table:table-cell>
          <table:table-cell office:value-type="float" office:value="57046" calcext:value-type="float">
            <text:p>57046</text:p>
          </table:table-cell>
          <table:table-cell office:value-type="float" office:value="57031" calcext:value-type="float">
            <text:p>57031</text:p>
          </table:table-cell>
          <table:table-cell table:formula="of:=ABS([.D521]-[.E521])" office:value-type="float" office:value="15" calcext:value-type="float">
            <text:p>15</text:p>
          </table:table-cell>
          <table:table-cell table:number-columns-repeated="2"/>
          <table:table-cell table:formula="of:=COUNTIF([.C$2:.C$1001];[.B521])" office:value-type="float" office:value="0" calcext:value-type="float">
            <text:p>0</text:p>
          </table:table-cell>
          <table:table-cell table:formula="of:=[.I521]*[.B52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6151 <text:s text:c="2"/>41237</text:p>
          </table:table-cell>
          <table:table-cell office:value-type="float" office:value="86151" calcext:value-type="float">
            <text:p>86151</text:p>
          </table:table-cell>
          <table:table-cell office:value-type="float" office:value="41237" calcext:value-type="float">
            <text:p>41237</text:p>
          </table:table-cell>
          <table:table-cell office:value-type="float" office:value="57148" calcext:value-type="float">
            <text:p>57148</text:p>
          </table:table-cell>
          <table:table-cell office:value-type="float" office:value="57031" calcext:value-type="float">
            <text:p>57031</text:p>
          </table:table-cell>
          <table:table-cell table:formula="of:=ABS([.D522]-[.E522])" office:value-type="float" office:value="117" calcext:value-type="float">
            <text:p>117</text:p>
          </table:table-cell>
          <table:table-cell table:number-columns-repeated="2"/>
          <table:table-cell table:formula="of:=COUNTIF([.C$2:.C$1001];[.B522])" office:value-type="float" office:value="0" calcext:value-type="float">
            <text:p>0</text:p>
          </table:table-cell>
          <table:table-cell table:formula="of:=[.I522]*[.B52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8086 <text:s text:c="2"/>30398</text:p>
          </table:table-cell>
          <table:table-cell office:value-type="float" office:value="48086" calcext:value-type="float">
            <text:p>48086</text:p>
          </table:table-cell>
          <table:table-cell office:value-type="float" office:value="30398" calcext:value-type="float">
            <text:p>30398</text:p>
          </table:table-cell>
          <table:table-cell office:value-type="float" office:value="57197" calcext:value-type="float">
            <text:p>57197</text:p>
          </table:table-cell>
          <table:table-cell office:value-type="float" office:value="57089" calcext:value-type="float">
            <text:p>57089</text:p>
          </table:table-cell>
          <table:table-cell table:formula="of:=ABS([.D523]-[.E523])" office:value-type="float" office:value="108" calcext:value-type="float">
            <text:p>108</text:p>
          </table:table-cell>
          <table:table-cell table:number-columns-repeated="2"/>
          <table:table-cell table:formula="of:=COUNTIF([.C$2:.C$1001];[.B523])" office:value-type="float" office:value="16" calcext:value-type="float">
            <text:p>16</text:p>
          </table:table-cell>
          <table:table-cell table:formula="of:=[.I523]*[.B523]" office:value-type="float" office:value="769376" calcext:value-type="float">
            <text:p>7693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1177 <text:s text:c="2"/>36926</text:p>
          </table:table-cell>
          <table:table-cell office:value-type="float" office:value="31177" calcext:value-type="float">
            <text:p>31177</text:p>
          </table:table-cell>
          <table:table-cell office:value-type="float" office:value="36926" calcext:value-type="float">
            <text:p>36926</text:p>
          </table:table-cell>
          <table:table-cell office:value-type="float" office:value="57255" calcext:value-type="float">
            <text:p>57255</text:p>
          </table:table-cell>
          <table:table-cell office:value-type="float" office:value="57139" calcext:value-type="float">
            <text:p>57139</text:p>
          </table:table-cell>
          <table:table-cell table:formula="of:=ABS([.D524]-[.E524])" office:value-type="float" office:value="116" calcext:value-type="float">
            <text:p>116</text:p>
          </table:table-cell>
          <table:table-cell table:number-columns-repeated="2"/>
          <table:table-cell table:formula="of:=COUNTIF([.C$2:.C$1001];[.B524])" office:value-type="float" office:value="0" calcext:value-type="float">
            <text:p>0</text:p>
          </table:table-cell>
          <table:table-cell table:formula="of:=[.I524]*[.B52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315 <text:s text:c="2"/>83228</text:p>
          </table:table-cell>
          <table:table-cell office:value-type="float" office:value="15315" calcext:value-type="float">
            <text:p>15315</text:p>
          </table:table-cell>
          <table:table-cell office:value-type="float" office:value="83228" calcext:value-type="float">
            <text:p>83228</text:p>
          </table:table-cell>
          <table:table-cell office:value-type="float" office:value="57319" calcext:value-type="float">
            <text:p>57319</text:p>
          </table:table-cell>
          <table:table-cell office:value-type="float" office:value="57163" calcext:value-type="float">
            <text:p>57163</text:p>
          </table:table-cell>
          <table:table-cell table:formula="of:=ABS([.D525]-[.E525])" office:value-type="float" office:value="156" calcext:value-type="float">
            <text:p>156</text:p>
          </table:table-cell>
          <table:table-cell table:number-columns-repeated="2"/>
          <table:table-cell table:formula="of:=COUNTIF([.C$2:.C$1001];[.B525])" office:value-type="float" office:value="0" calcext:value-type="float">
            <text:p>0</text:p>
          </table:table-cell>
          <table:table-cell table:formula="of:=[.I525]*[.B52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930 <text:s text:c="2"/>58503</text:p>
          </table:table-cell>
          <table:table-cell office:value-type="float" office:value="73930" calcext:value-type="float">
            <text:p>73930</text:p>
          </table:table-cell>
          <table:table-cell office:value-type="float" office:value="58503" calcext:value-type="float">
            <text:p>58503</text:p>
          </table:table-cell>
          <table:table-cell office:value-type="float" office:value="57361" calcext:value-type="float">
            <text:p>57361</text:p>
          </table:table-cell>
          <table:table-cell office:value-type="float" office:value="57198" calcext:value-type="float">
            <text:p>57198</text:p>
          </table:table-cell>
          <table:table-cell table:formula="of:=ABS([.D526]-[.E526])" office:value-type="float" office:value="163" calcext:value-type="float">
            <text:p>163</text:p>
          </table:table-cell>
          <table:table-cell table:number-columns-repeated="2"/>
          <table:table-cell table:formula="of:=COUNTIF([.C$2:.C$1001];[.B526])" office:value-type="float" office:value="0" calcext:value-type="float">
            <text:p>0</text:p>
          </table:table-cell>
          <table:table-cell table:formula="of:=[.I526]*[.B52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1633 <text:s text:c="2"/>37808</text:p>
          </table:table-cell>
          <table:table-cell office:value-type="float" office:value="31633" calcext:value-type="float">
            <text:p>31633</text:p>
          </table:table-cell>
          <table:table-cell office:value-type="float" office:value="37808" calcext:value-type="float">
            <text:p>37808</text:p>
          </table:table-cell>
          <table:table-cell office:value-type="float" office:value="57512" calcext:value-type="float">
            <text:p>57512</text:p>
          </table:table-cell>
          <table:table-cell office:value-type="float" office:value="57461" calcext:value-type="float">
            <text:p>57461</text:p>
          </table:table-cell>
          <table:table-cell table:formula="of:=ABS([.D527]-[.E527])" office:value-type="float" office:value="51" calcext:value-type="float">
            <text:p>51</text:p>
          </table:table-cell>
          <table:table-cell table:number-columns-repeated="2"/>
          <table:table-cell table:formula="of:=COUNTIF([.C$2:.C$1001];[.B527])" office:value-type="float" office:value="0" calcext:value-type="float">
            <text:p>0</text:p>
          </table:table-cell>
          <table:table-cell table:formula="of:=[.I527]*[.B52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732 <text:s text:c="2"/>52462</text:p>
          </table:table-cell>
          <table:table-cell office:value-type="float" office:value="25732" calcext:value-type="float">
            <text:p>25732</text:p>
          </table:table-cell>
          <table:table-cell office:value-type="float" office:value="52462" calcext:value-type="float">
            <text:p>52462</text:p>
          </table:table-cell>
          <table:table-cell office:value-type="float" office:value="57636" calcext:value-type="float">
            <text:p>57636</text:p>
          </table:table-cell>
          <table:table-cell office:value-type="float" office:value="57747" calcext:value-type="float">
            <text:p>57747</text:p>
          </table:table-cell>
          <table:table-cell table:formula="of:=ABS([.D528]-[.E528])" office:value-type="float" office:value="111" calcext:value-type="float">
            <text:p>111</text:p>
          </table:table-cell>
          <table:table-cell table:number-columns-repeated="2"/>
          <table:table-cell table:formula="of:=COUNTIF([.C$2:.C$1001];[.B528])" office:value-type="float" office:value="0" calcext:value-type="float">
            <text:p>0</text:p>
          </table:table-cell>
          <table:table-cell table:formula="of:=[.I528]*[.B52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2722 <text:s text:c="2"/>22108</text:p>
          </table:table-cell>
          <table:table-cell office:value-type="float" office:value="72722" calcext:value-type="float">
            <text:p>72722</text:p>
          </table:table-cell>
          <table:table-cell office:value-type="float" office:value="22108" calcext:value-type="float">
            <text:p>22108</text:p>
          </table:table-cell>
          <table:table-cell office:value-type="float" office:value="57684" calcext:value-type="float">
            <text:p>57684</text:p>
          </table:table-cell>
          <table:table-cell office:value-type="float" office:value="57826" calcext:value-type="float">
            <text:p>57826</text:p>
          </table:table-cell>
          <table:table-cell table:formula="of:=ABS([.D529]-[.E529])" office:value-type="float" office:value="142" calcext:value-type="float">
            <text:p>142</text:p>
          </table:table-cell>
          <table:table-cell table:number-columns-repeated="2"/>
          <table:table-cell table:formula="of:=COUNTIF([.C$2:.C$1001];[.B529])" office:value-type="float" office:value="0" calcext:value-type="float">
            <text:p>0</text:p>
          </table:table-cell>
          <table:table-cell table:formula="of:=[.I529]*[.B52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1950 <text:s text:c="2"/>54382</text:p>
          </table:table-cell>
          <table:table-cell office:value-type="float" office:value="21950" calcext:value-type="float">
            <text:p>21950</text:p>
          </table:table-cell>
          <table:table-cell office:value-type="float" office:value="54382" calcext:value-type="float">
            <text:p>54382</text:p>
          </table:table-cell>
          <table:table-cell office:value-type="float" office:value="57846" calcext:value-type="float">
            <text:p>57846</text:p>
          </table:table-cell>
          <table:table-cell office:value-type="float" office:value="57965" calcext:value-type="float">
            <text:p>57965</text:p>
          </table:table-cell>
          <table:table-cell table:formula="of:=ABS([.D530]-[.E530])" office:value-type="float" office:value="119" calcext:value-type="float">
            <text:p>119</text:p>
          </table:table-cell>
          <table:table-cell table:number-columns-repeated="2"/>
          <table:table-cell table:formula="of:=COUNTIF([.C$2:.C$1001];[.B530])" office:value-type="float" office:value="0" calcext:value-type="float">
            <text:p>0</text:p>
          </table:table-cell>
          <table:table-cell table:formula="of:=[.I530]*[.B53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2065 <text:s text:c="2"/>92741</text:p>
          </table:table-cell>
          <table:table-cell office:value-type="float" office:value="32065" calcext:value-type="float">
            <text:p>32065</text:p>
          </table:table-cell>
          <table:table-cell office:value-type="float" office:value="92741" calcext:value-type="float">
            <text:p>92741</text:p>
          </table:table-cell>
          <table:table-cell office:value-type="float" office:value="57866" calcext:value-type="float">
            <text:p>57866</text:p>
          </table:table-cell>
          <table:table-cell office:value-type="float" office:value="58244" calcext:value-type="float">
            <text:p>58244</text:p>
          </table:table-cell>
          <table:table-cell table:formula="of:=ABS([.D531]-[.E531])" office:value-type="float" office:value="378" calcext:value-type="float">
            <text:p>378</text:p>
          </table:table-cell>
          <table:table-cell table:number-columns-repeated="2"/>
          <table:table-cell table:formula="of:=COUNTIF([.C$2:.C$1001];[.B531])" office:value-type="float" office:value="0" calcext:value-type="float">
            <text:p>0</text:p>
          </table:table-cell>
          <table:table-cell table:formula="of:=[.I531]*[.B53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5641 <text:s text:c="2"/>26363</text:p>
          </table:table-cell>
          <table:table-cell office:value-type="float" office:value="45641" calcext:value-type="float">
            <text:p>45641</text:p>
          </table:table-cell>
          <table:table-cell office:value-type="float" office:value="26363" calcext:value-type="float">
            <text:p>26363</text:p>
          </table:table-cell>
          <table:table-cell office:value-type="float" office:value="57875" calcext:value-type="float">
            <text:p>57875</text:p>
          </table:table-cell>
          <table:table-cell office:value-type="float" office:value="58244" calcext:value-type="float">
            <text:p>58244</text:p>
          </table:table-cell>
          <table:table-cell table:formula="of:=ABS([.D532]-[.E532])" office:value-type="float" office:value="369" calcext:value-type="float">
            <text:p>369</text:p>
          </table:table-cell>
          <table:table-cell table:number-columns-repeated="2"/>
          <table:table-cell table:formula="of:=COUNTIF([.C$2:.C$1001];[.B532])" office:value-type="float" office:value="0" calcext:value-type="float">
            <text:p>0</text:p>
          </table:table-cell>
          <table:table-cell table:formula="of:=[.I532]*[.B53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024 <text:s text:c="2"/>96879</text:p>
          </table:table-cell>
          <table:table-cell office:value-type="float" office:value="97024" calcext:value-type="float">
            <text:p>97024</text:p>
          </table:table-cell>
          <table:table-cell office:value-type="float" office:value="96879" calcext:value-type="float">
            <text:p>96879</text:p>
          </table:table-cell>
          <table:table-cell office:value-type="float" office:value="57896" calcext:value-type="float">
            <text:p>57896</text:p>
          </table:table-cell>
          <table:table-cell office:value-type="float" office:value="58244" calcext:value-type="float">
            <text:p>58244</text:p>
          </table:table-cell>
          <table:table-cell table:formula="of:=ABS([.D533]-[.E533])" office:value-type="float" office:value="348" calcext:value-type="float">
            <text:p>348</text:p>
          </table:table-cell>
          <table:table-cell table:number-columns-repeated="2"/>
          <table:table-cell table:formula="of:=COUNTIF([.C$2:.C$1001];[.B533])" office:value-type="float" office:value="0" calcext:value-type="float">
            <text:p>0</text:p>
          </table:table-cell>
          <table:table-cell table:formula="of:=[.I533]*[.B53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240 <text:s text:c="2"/>57089</text:p>
          </table:table-cell>
          <table:table-cell office:value-type="float" office:value="44240" calcext:value-type="float">
            <text:p>44240</text:p>
          </table:table-cell>
          <table:table-cell office:value-type="float" office:value="57089" calcext:value-type="float">
            <text:p>57089</text:p>
          </table:table-cell>
          <table:table-cell office:value-type="float" office:value="57925" calcext:value-type="float">
            <text:p>57925</text:p>
          </table:table-cell>
          <table:table-cell office:value-type="float" office:value="58244" calcext:value-type="float">
            <text:p>58244</text:p>
          </table:table-cell>
          <table:table-cell table:formula="of:=ABS([.D534]-[.E534])" office:value-type="float" office:value="319" calcext:value-type="float">
            <text:p>319</text:p>
          </table:table-cell>
          <table:table-cell table:number-columns-repeated="2"/>
          <table:table-cell table:formula="of:=COUNTIF([.C$2:.C$1001];[.B534])" office:value-type="float" office:value="0" calcext:value-type="float">
            <text:p>0</text:p>
          </table:table-cell>
          <table:table-cell table:formula="of:=[.I534]*[.B53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276 <text:s text:c="2"/>20622</text:p>
          </table:table-cell>
          <table:table-cell office:value-type="float" office:value="59276" calcext:value-type="float">
            <text:p>59276</text:p>
          </table:table-cell>
          <table:table-cell office:value-type="float" office:value="20622" calcext:value-type="float">
            <text:p>20622</text:p>
          </table:table-cell>
          <table:table-cell office:value-type="float" office:value="57963" calcext:value-type="float">
            <text:p>57963</text:p>
          </table:table-cell>
          <table:table-cell office:value-type="float" office:value="58244" calcext:value-type="float">
            <text:p>58244</text:p>
          </table:table-cell>
          <table:table-cell table:formula="of:=ABS([.D535]-[.E535])" office:value-type="float" office:value="281" calcext:value-type="float">
            <text:p>281</text:p>
          </table:table-cell>
          <table:table-cell table:number-columns-repeated="2"/>
          <table:table-cell table:formula="of:=COUNTIF([.C$2:.C$1001];[.B535])" office:value-type="float" office:value="0" calcext:value-type="float">
            <text:p>0</text:p>
          </table:table-cell>
          <table:table-cell table:formula="of:=[.I535]*[.B53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165 <text:s text:c="2"/>57163</text:p>
          </table:table-cell>
          <table:table-cell office:value-type="float" office:value="42165" calcext:value-type="float">
            <text:p>42165</text:p>
          </table:table-cell>
          <table:table-cell office:value-type="float" office:value="57163" calcext:value-type="float">
            <text:p>57163</text:p>
          </table:table-cell>
          <table:table-cell office:value-type="float" office:value="58244" calcext:value-type="float">
            <text:p>58244</text:p>
          </table:table-cell>
          <table:table-cell office:value-type="float" office:value="58244" calcext:value-type="float">
            <text:p>58244</text:p>
          </table:table-cell>
          <table:table-cell table:formula="of:=ABS([.D536]-[.E536])" office:value-type="float" office:value="0" calcext:value-type="float">
            <text:p>0</text:p>
          </table:table-cell>
          <table:table-cell table:number-columns-repeated="2"/>
          <table:table-cell table:formula="of:=COUNTIF([.C$2:.C$1001];[.B536])" office:value-type="float" office:value="0" calcext:value-type="float">
            <text:p>0</text:p>
          </table:table-cell>
          <table:table-cell table:formula="of:=[.I536]*[.B53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2746 <text:s text:c="2"/>70681</text:p>
          </table:table-cell>
          <table:table-cell office:value-type="float" office:value="72746" calcext:value-type="float">
            <text:p>72746</text:p>
          </table:table-cell>
          <table:table-cell office:value-type="float" office:value="70681" calcext:value-type="float">
            <text:p>70681</text:p>
          </table:table-cell>
          <table:table-cell office:value-type="float" office:value="58337" calcext:value-type="float">
            <text:p>58337</text:p>
          </table:table-cell>
          <table:table-cell office:value-type="float" office:value="58244" calcext:value-type="float">
            <text:p>58244</text:p>
          </table:table-cell>
          <table:table-cell table:formula="of:=ABS([.D537]-[.E537])" office:value-type="float" office:value="93" calcext:value-type="float">
            <text:p>93</text:p>
          </table:table-cell>
          <table:table-cell table:number-columns-repeated="2"/>
          <table:table-cell table:formula="of:=COUNTIF([.C$2:.C$1001];[.B537])" office:value-type="float" office:value="0" calcext:value-type="float">
            <text:p>0</text:p>
          </table:table-cell>
          <table:table-cell table:formula="of:=[.I537]*[.B53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0771 <text:s text:c="2"/>36926</text:p>
          </table:table-cell>
          <table:table-cell office:value-type="float" office:value="70771" calcext:value-type="float">
            <text:p>70771</text:p>
          </table:table-cell>
          <table:table-cell office:value-type="float" office:value="36926" calcext:value-type="float">
            <text:p>36926</text:p>
          </table:table-cell>
          <table:table-cell office:value-type="float" office:value="58393" calcext:value-type="float">
            <text:p>58393</text:p>
          </table:table-cell>
          <table:table-cell office:value-type="float" office:value="58244" calcext:value-type="float">
            <text:p>58244</text:p>
          </table:table-cell>
          <table:table-cell table:formula="of:=ABS([.D538]-[.E538])" office:value-type="float" office:value="149" calcext:value-type="float">
            <text:p>149</text:p>
          </table:table-cell>
          <table:table-cell table:number-columns-repeated="2"/>
          <table:table-cell table:formula="of:=COUNTIF([.C$2:.C$1001];[.B538])" office:value-type="float" office:value="0" calcext:value-type="float">
            <text:p>0</text:p>
          </table:table-cell>
          <table:table-cell table:formula="of:=[.I538]*[.B53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8232 <text:s text:c="2"/>78721</text:p>
          </table:table-cell>
          <table:table-cell office:value-type="float" office:value="38232" calcext:value-type="float">
            <text:p>38232</text:p>
          </table:table-cell>
          <table:table-cell office:value-type="float" office:value="78721" calcext:value-type="float">
            <text:p>78721</text:p>
          </table:table-cell>
          <table:table-cell office:value-type="float" office:value="58481" calcext:value-type="float">
            <text:p>58481</text:p>
          </table:table-cell>
          <table:table-cell office:value-type="float" office:value="58244" calcext:value-type="float">
            <text:p>58244</text:p>
          </table:table-cell>
          <table:table-cell table:formula="of:=ABS([.D539]-[.E539])" office:value-type="float" office:value="237" calcext:value-type="float">
            <text:p>237</text:p>
          </table:table-cell>
          <table:table-cell table:number-columns-repeated="2"/>
          <table:table-cell table:formula="of:=COUNTIF([.C$2:.C$1001];[.B539])" office:value-type="float" office:value="0" calcext:value-type="float">
            <text:p>0</text:p>
          </table:table-cell>
          <table:table-cell table:formula="of:=[.I539]*[.B53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1104 <text:s text:c="2"/>91763</text:p>
          </table:table-cell>
          <table:table-cell office:value-type="float" office:value="71104" calcext:value-type="float">
            <text:p>71104</text:p>
          </table:table-cell>
          <table:table-cell office:value-type="float" office:value="91763" calcext:value-type="float">
            <text:p>91763</text:p>
          </table:table-cell>
          <table:table-cell office:value-type="float" office:value="58586" calcext:value-type="float">
            <text:p>58586</text:p>
          </table:table-cell>
          <table:table-cell office:value-type="float" office:value="58244" calcext:value-type="float">
            <text:p>58244</text:p>
          </table:table-cell>
          <table:table-cell table:formula="of:=ABS([.D540]-[.E540])" office:value-type="float" office:value="342" calcext:value-type="float">
            <text:p>342</text:p>
          </table:table-cell>
          <table:table-cell table:number-columns-repeated="2"/>
          <table:table-cell table:formula="of:=COUNTIF([.C$2:.C$1001];[.B540])" office:value-type="float" office:value="0" calcext:value-type="float">
            <text:p>0</text:p>
          </table:table-cell>
          <table:table-cell table:formula="of:=[.I540]*[.B54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3422 <text:s text:c="2"/>84268</text:p>
          </table:table-cell>
          <table:table-cell office:value-type="float" office:value="93422" calcext:value-type="float">
            <text:p>93422</text:p>
          </table:table-cell>
          <table:table-cell office:value-type="float" office:value="84268" calcext:value-type="float">
            <text:p>84268</text:p>
          </table:table-cell>
          <table:table-cell office:value-type="float" office:value="58594" calcext:value-type="float">
            <text:p>58594</text:p>
          </table:table-cell>
          <table:table-cell office:value-type="float" office:value="58244" calcext:value-type="float">
            <text:p>58244</text:p>
          </table:table-cell>
          <table:table-cell table:formula="of:=ABS([.D541]-[.E541])" office:value-type="float" office:value="350" calcext:value-type="float">
            <text:p>350</text:p>
          </table:table-cell>
          <table:table-cell table:number-columns-repeated="2"/>
          <table:table-cell table:formula="of:=COUNTIF([.C$2:.C$1001];[.B541])" office:value-type="float" office:value="0" calcext:value-type="float">
            <text:p>0</text:p>
          </table:table-cell>
          <table:table-cell table:formula="of:=[.I541]*[.B54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2725 <text:s text:c="2"/>93116</text:p>
          </table:table-cell>
          <table:table-cell office:value-type="float" office:value="82725" calcext:value-type="float">
            <text:p>82725</text:p>
          </table:table-cell>
          <table:table-cell office:value-type="float" office:value="93116" calcext:value-type="float">
            <text:p>93116</text:p>
          </table:table-cell>
          <table:table-cell office:value-type="float" office:value="58810" calcext:value-type="float">
            <text:p>58810</text:p>
          </table:table-cell>
          <table:table-cell office:value-type="float" office:value="58244" calcext:value-type="float">
            <text:p>58244</text:p>
          </table:table-cell>
          <table:table-cell table:formula="of:=ABS([.D542]-[.E542])" office:value-type="float" office:value="566" calcext:value-type="float">
            <text:p>566</text:p>
          </table:table-cell>
          <table:table-cell table:number-columns-repeated="2"/>
          <table:table-cell table:formula="of:=COUNTIF([.C$2:.C$1001];[.B542])" office:value-type="float" office:value="0" calcext:value-type="float">
            <text:p>0</text:p>
          </table:table-cell>
          <table:table-cell table:formula="of:=[.I542]*[.B54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8739 <text:s text:c="2"/>25006</text:p>
          </table:table-cell>
          <table:table-cell office:value-type="float" office:value="38739" calcext:value-type="float">
            <text:p>38739</text:p>
          </table:table-cell>
          <table:table-cell office:value-type="float" office:value="25006" calcext:value-type="float">
            <text:p>25006</text:p>
          </table:table-cell>
          <table:table-cell office:value-type="float" office:value="58843" calcext:value-type="float">
            <text:p>58843</text:p>
          </table:table-cell>
          <table:table-cell office:value-type="float" office:value="58272" calcext:value-type="float">
            <text:p>58272</text:p>
          </table:table-cell>
          <table:table-cell table:formula="of:=ABS([.D543]-[.E543])" office:value-type="float" office:value="571" calcext:value-type="float">
            <text:p>571</text:p>
          </table:table-cell>
          <table:table-cell table:number-columns-repeated="2"/>
          <table:table-cell table:formula="of:=COUNTIF([.C$2:.C$1001];[.B543])" office:value-type="float" office:value="0" calcext:value-type="float">
            <text:p>0</text:p>
          </table:table-cell>
          <table:table-cell table:formula="of:=[.I543]*[.B54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3983 <text:s text:c="2"/>67881</text:p>
          </table:table-cell>
          <table:table-cell office:value-type="float" office:value="93983" calcext:value-type="float">
            <text:p>93983</text:p>
          </table:table-cell>
          <table:table-cell office:value-type="float" office:value="67881" calcext:value-type="float">
            <text:p>67881</text:p>
          </table:table-cell>
          <table:table-cell office:value-type="float" office:value="59150" calcext:value-type="float">
            <text:p>59150</text:p>
          </table:table-cell>
          <table:table-cell office:value-type="float" office:value="58376" calcext:value-type="float">
            <text:p>58376</text:p>
          </table:table-cell>
          <table:table-cell table:formula="of:=ABS([.D544]-[.E544])" office:value-type="float" office:value="774" calcext:value-type="float">
            <text:p>774</text:p>
          </table:table-cell>
          <table:table-cell table:number-columns-repeated="2"/>
          <table:table-cell table:formula="of:=COUNTIF([.C$2:.C$1001];[.B544])" office:value-type="float" office:value="0" calcext:value-type="float">
            <text:p>0</text:p>
          </table:table-cell>
          <table:table-cell table:formula="of:=[.I544]*[.B54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261 <text:s text:c="2"/>37918</text:p>
          </table:table-cell>
          <table:table-cell office:value-type="float" office:value="66261" calcext:value-type="float">
            <text:p>66261</text:p>
          </table:table-cell>
          <table:table-cell office:value-type="float" office:value="37918" calcext:value-type="float">
            <text:p>37918</text:p>
          </table:table-cell>
          <table:table-cell office:value-type="float" office:value="59162" calcext:value-type="float">
            <text:p>59162</text:p>
          </table:table-cell>
          <table:table-cell office:value-type="float" office:value="58432" calcext:value-type="float">
            <text:p>58432</text:p>
          </table:table-cell>
          <table:table-cell table:formula="of:=ABS([.D545]-[.E545])" office:value-type="float" office:value="730" calcext:value-type="float">
            <text:p>730</text:p>
          </table:table-cell>
          <table:table-cell table:number-columns-repeated="2"/>
          <table:table-cell table:formula="of:=COUNTIF([.C$2:.C$1001];[.B545])" office:value-type="float" office:value="0" calcext:value-type="float">
            <text:p>0</text:p>
          </table:table-cell>
          <table:table-cell table:formula="of:=[.I545]*[.B54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5318 <text:s text:c="2"/>60554</text:p>
          </table:table-cell>
          <table:table-cell office:value-type="float" office:value="45318" calcext:value-type="float">
            <text:p>45318</text:p>
          </table:table-cell>
          <table:table-cell office:value-type="float" office:value="60554" calcext:value-type="float">
            <text:p>60554</text:p>
          </table:table-cell>
          <table:table-cell office:value-type="float" office:value="59209" calcext:value-type="float">
            <text:p>59209</text:p>
          </table:table-cell>
          <table:table-cell office:value-type="float" office:value="58503" calcext:value-type="float">
            <text:p>58503</text:p>
          </table:table-cell>
          <table:table-cell table:formula="of:=ABS([.D546]-[.E546])" office:value-type="float" office:value="706" calcext:value-type="float">
            <text:p>706</text:p>
          </table:table-cell>
          <table:table-cell table:number-columns-repeated="2"/>
          <table:table-cell table:formula="of:=COUNTIF([.C$2:.C$1001];[.B546])" office:value-type="float" office:value="0" calcext:value-type="float">
            <text:p>0</text:p>
          </table:table-cell>
          <table:table-cell table:formula="of:=[.I546]*[.B54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9927 <text:s text:c="2"/>61543</text:p>
          </table:table-cell>
          <table:table-cell office:value-type="float" office:value="29927" calcext:value-type="float">
            <text:p>29927</text:p>
          </table:table-cell>
          <table:table-cell office:value-type="float" office:value="61543" calcext:value-type="float">
            <text:p>61543</text:p>
          </table:table-cell>
          <table:table-cell office:value-type="float" office:value="59236" calcext:value-type="float">
            <text:p>59236</text:p>
          </table:table-cell>
          <table:table-cell office:value-type="float" office:value="58551" calcext:value-type="float">
            <text:p>58551</text:p>
          </table:table-cell>
          <table:table-cell table:formula="of:=ABS([.D547]-[.E547])" office:value-type="float" office:value="685" calcext:value-type="float">
            <text:p>685</text:p>
          </table:table-cell>
          <table:table-cell table:number-columns-repeated="2"/>
          <table:table-cell table:formula="of:=COUNTIF([.C$2:.C$1001];[.B547])" office:value-type="float" office:value="0" calcext:value-type="float">
            <text:p>0</text:p>
          </table:table-cell>
          <table:table-cell table:formula="of:=[.I547]*[.B54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323 <text:s text:c="2"/>14960</text:p>
          </table:table-cell>
          <table:table-cell office:value-type="float" office:value="75323" calcext:value-type="float">
            <text:p>75323</text:p>
          </table:table-cell>
          <table:table-cell office:value-type="float" office:value="14960" calcext:value-type="float">
            <text:p>14960</text:p>
          </table:table-cell>
          <table:table-cell office:value-type="float" office:value="59276" calcext:value-type="float">
            <text:p>59276</text:p>
          </table:table-cell>
          <table:table-cell office:value-type="float" office:value="58554" calcext:value-type="float">
            <text:p>58554</text:p>
          </table:table-cell>
          <table:table-cell table:formula="of:=ABS([.D548]-[.E548])" office:value-type="float" office:value="722" calcext:value-type="float">
            <text:p>722</text:p>
          </table:table-cell>
          <table:table-cell table:number-columns-repeated="2"/>
          <table:table-cell table:formula="of:=COUNTIF([.C$2:.C$1001];[.B548])" office:value-type="float" office:value="0" calcext:value-type="float">
            <text:p>0</text:p>
          </table:table-cell>
          <table:table-cell table:formula="of:=[.I548]*[.B54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6535 <text:s text:c="2"/>13439</text:p>
          </table:table-cell>
          <table:table-cell office:value-type="float" office:value="76535" calcext:value-type="float">
            <text:p>76535</text:p>
          </table:table-cell>
          <table:table-cell office:value-type="float" office:value="13439" calcext:value-type="float">
            <text:p>13439</text:p>
          </table:table-cell>
          <table:table-cell office:value-type="float" office:value="59322" calcext:value-type="float">
            <text:p>59322</text:p>
          </table:table-cell>
          <table:table-cell office:value-type="float" office:value="58734" calcext:value-type="float">
            <text:p>58734</text:p>
          </table:table-cell>
          <table:table-cell table:formula="of:=ABS([.D549]-[.E549])" office:value-type="float" office:value="588" calcext:value-type="float">
            <text:p>588</text:p>
          </table:table-cell>
          <table:table-cell table:number-columns-repeated="2"/>
          <table:table-cell table:formula="of:=COUNTIF([.C$2:.C$1001];[.B549])" office:value-type="float" office:value="0" calcext:value-type="float">
            <text:p>0</text:p>
          </table:table-cell>
          <table:table-cell table:formula="of:=[.I549]*[.B54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5437 <text:s text:c="2"/>57747</text:p>
          </table:table-cell>
          <table:table-cell office:value-type="float" office:value="95437" calcext:value-type="float">
            <text:p>95437</text:p>
          </table:table-cell>
          <table:table-cell office:value-type="float" office:value="57747" calcext:value-type="float">
            <text:p>57747</text:p>
          </table:table-cell>
          <table:table-cell office:value-type="float" office:value="59328" calcext:value-type="float">
            <text:p>59328</text:p>
          </table:table-cell>
          <table:table-cell office:value-type="float" office:value="59042" calcext:value-type="float">
            <text:p>59042</text:p>
          </table:table-cell>
          <table:table-cell table:formula="of:=ABS([.D550]-[.E550])" office:value-type="float" office:value="286" calcext:value-type="float">
            <text:p>286</text:p>
          </table:table-cell>
          <table:table-cell table:number-columns-repeated="2"/>
          <table:table-cell table:formula="of:=COUNTIF([.C$2:.C$1001];[.B550])" office:value-type="float" office:value="0" calcext:value-type="float">
            <text:p>0</text:p>
          </table:table-cell>
          <table:table-cell table:formula="of:=[.I550]*[.B55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0363 <text:s text:c="2"/>58272</text:p>
          </table:table-cell>
          <table:table-cell office:value-type="float" office:value="70363" calcext:value-type="float">
            <text:p>70363</text:p>
          </table:table-cell>
          <table:table-cell office:value-type="float" office:value="58272" calcext:value-type="float">
            <text:p>58272</text:p>
          </table:table-cell>
          <table:table-cell office:value-type="float" office:value="59362" calcext:value-type="float">
            <text:p>59362</text:p>
          </table:table-cell>
          <table:table-cell office:value-type="float" office:value="59202" calcext:value-type="float">
            <text:p>59202</text:p>
          </table:table-cell>
          <table:table-cell table:formula="of:=ABS([.D551]-[.E551])" office:value-type="float" office:value="160" calcext:value-type="float">
            <text:p>160</text:p>
          </table:table-cell>
          <table:table-cell table:number-columns-repeated="2"/>
          <table:table-cell table:formula="of:=COUNTIF([.C$2:.C$1001];[.B551])" office:value-type="float" office:value="0" calcext:value-type="float">
            <text:p>0</text:p>
          </table:table-cell>
          <table:table-cell table:formula="of:=[.I551]*[.B55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9957 <text:s text:c="2"/>15661</text:p>
          </table:table-cell>
          <table:table-cell office:value-type="float" office:value="79957" calcext:value-type="float">
            <text:p>79957</text:p>
          </table:table-cell>
          <table:table-cell office:value-type="float" office:value="15661" calcext:value-type="float">
            <text:p>15661</text:p>
          </table:table-cell>
          <table:table-cell office:value-type="float" office:value="59594" calcext:value-type="float">
            <text:p>59594</text:p>
          </table:table-cell>
          <table:table-cell office:value-type="float" office:value="59208" calcext:value-type="float">
            <text:p>59208</text:p>
          </table:table-cell>
          <table:table-cell table:formula="of:=ABS([.D552]-[.E552])" office:value-type="float" office:value="386" calcext:value-type="float">
            <text:p>386</text:p>
          </table:table-cell>
          <table:table-cell table:number-columns-repeated="2"/>
          <table:table-cell table:formula="of:=COUNTIF([.C$2:.C$1001];[.B552])" office:value-type="float" office:value="0" calcext:value-type="float">
            <text:p>0</text:p>
          </table:table-cell>
          <table:table-cell table:formula="of:=[.I552]*[.B55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7064 <text:s text:c="2"/>32990</text:p>
          </table:table-cell>
          <table:table-cell office:value-type="float" office:value="67064" calcext:value-type="float">
            <text:p>67064</text:p>
          </table:table-cell>
          <table:table-cell office:value-type="float" office:value="32990" calcext:value-type="float">
            <text:p>32990</text:p>
          </table:table-cell>
          <table:table-cell office:value-type="float" office:value="59825" calcext:value-type="float">
            <text:p>59825</text:p>
          </table:table-cell>
          <table:table-cell office:value-type="float" office:value="59381" calcext:value-type="float">
            <text:p>59381</text:p>
          </table:table-cell>
          <table:table-cell table:formula="of:=ABS([.D553]-[.E553])" office:value-type="float" office:value="444" calcext:value-type="float">
            <text:p>444</text:p>
          </table:table-cell>
          <table:table-cell table:number-columns-repeated="2"/>
          <table:table-cell table:formula="of:=COUNTIF([.C$2:.C$1001];[.B553])" office:value-type="float" office:value="0" calcext:value-type="float">
            <text:p>0</text:p>
          </table:table-cell>
          <table:table-cell table:formula="of:=[.I553]*[.B55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92 <text:s text:c="2"/>96879</text:p>
          </table:table-cell>
          <table:table-cell office:value-type="float" office:value="20092" calcext:value-type="float">
            <text:p>20092</text:p>
          </table:table-cell>
          <table:table-cell office:value-type="float" office:value="96879" calcext:value-type="float">
            <text:p>96879</text:p>
          </table:table-cell>
          <table:table-cell office:value-type="float" office:value="60092" calcext:value-type="float">
            <text:p>60092</text:p>
          </table:table-cell>
          <table:table-cell office:value-type="float" office:value="59594" calcext:value-type="float">
            <text:p>59594</text:p>
          </table:table-cell>
          <table:table-cell table:formula="of:=ABS([.D554]-[.E554])" office:value-type="float" office:value="498" calcext:value-type="float">
            <text:p>498</text:p>
          </table:table-cell>
          <table:table-cell table:number-columns-repeated="2"/>
          <table:table-cell table:formula="of:=COUNTIF([.C$2:.C$1001];[.B554])" office:value-type="float" office:value="0" calcext:value-type="float">
            <text:p>0</text:p>
          </table:table-cell>
          <table:table-cell table:formula="of:=[.I554]*[.B55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567 <text:s text:c="2"/>69183</text:p>
          </table:table-cell>
          <table:table-cell office:value-type="float" office:value="12567" calcext:value-type="float">
            <text:p>12567</text:p>
          </table:table-cell>
          <table:table-cell office:value-type="float" office:value="69183" calcext:value-type="float">
            <text:p>69183</text:p>
          </table:table-cell>
          <table:table-cell office:value-type="float" office:value="60258" calcext:value-type="float">
            <text:p>60258</text:p>
          </table:table-cell>
          <table:table-cell office:value-type="float" office:value="59594" calcext:value-type="float">
            <text:p>59594</text:p>
          </table:table-cell>
          <table:table-cell table:formula="of:=ABS([.D555]-[.E555])" office:value-type="float" office:value="664" calcext:value-type="float">
            <text:p>664</text:p>
          </table:table-cell>
          <table:table-cell table:number-columns-repeated="2"/>
          <table:table-cell table:formula="of:=COUNTIF([.C$2:.C$1001];[.B555])" office:value-type="float" office:value="0" calcext:value-type="float">
            <text:p>0</text:p>
          </table:table-cell>
          <table:table-cell table:formula="of:=[.I555]*[.B55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2045 <text:s text:c="2"/>86433</text:p>
          </table:table-cell>
          <table:table-cell office:value-type="float" office:value="52045" calcext:value-type="float">
            <text:p>52045</text:p>
          </table:table-cell>
          <table:table-cell office:value-type="float" office:value="86433" calcext:value-type="float">
            <text:p>86433</text:p>
          </table:table-cell>
          <table:table-cell office:value-type="float" office:value="60279" calcext:value-type="float">
            <text:p>60279</text:p>
          </table:table-cell>
          <table:table-cell office:value-type="float" office:value="59594" calcext:value-type="float">
            <text:p>59594</text:p>
          </table:table-cell>
          <table:table-cell table:formula="of:=ABS([.D556]-[.E556])" office:value-type="float" office:value="685" calcext:value-type="float">
            <text:p>685</text:p>
          </table:table-cell>
          <table:table-cell table:number-columns-repeated="2"/>
          <table:table-cell table:formula="of:=COUNTIF([.C$2:.C$1001];[.B556])" office:value-type="float" office:value="0" calcext:value-type="float">
            <text:p>0</text:p>
          </table:table-cell>
          <table:table-cell table:formula="of:=[.I556]*[.B55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6000 <text:s text:c="2"/>76650</text:p>
          </table:table-cell>
          <table:table-cell office:value-type="float" office:value="56000" calcext:value-type="float">
            <text:p>56000</text:p>
          </table:table-cell>
          <table:table-cell office:value-type="float" office:value="76650" calcext:value-type="float">
            <text:p>76650</text:p>
          </table:table-cell>
          <table:table-cell office:value-type="float" office:value="60704" calcext:value-type="float">
            <text:p>60704</text:p>
          </table:table-cell>
          <table:table-cell office:value-type="float" office:value="59594" calcext:value-type="float">
            <text:p>59594</text:p>
          </table:table-cell>
          <table:table-cell table:formula="of:=ABS([.D557]-[.E557])" office:value-type="float" office:value="1110" calcext:value-type="float">
            <text:p>1110</text:p>
          </table:table-cell>
          <table:table-cell table:number-columns-repeated="2"/>
          <table:table-cell table:formula="of:=COUNTIF([.C$2:.C$1001];[.B557])" office:value-type="float" office:value="0" calcext:value-type="float">
            <text:p>0</text:p>
          </table:table-cell>
          <table:table-cell table:formula="of:=[.I557]*[.B55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2348 <text:s text:c="2"/>62567</text:p>
          </table:table-cell>
          <table:table-cell office:value-type="float" office:value="72348" calcext:value-type="float">
            <text:p>72348</text:p>
          </table:table-cell>
          <table:table-cell office:value-type="float" office:value="62567" calcext:value-type="float">
            <text:p>62567</text:p>
          </table:table-cell>
          <table:table-cell office:value-type="float" office:value="60779" calcext:value-type="float">
            <text:p>60779</text:p>
          </table:table-cell>
          <table:table-cell office:value-type="float" office:value="59594" calcext:value-type="float">
            <text:p>59594</text:p>
          </table:table-cell>
          <table:table-cell table:formula="of:=ABS([.D558]-[.E558])" office:value-type="float" office:value="1185" calcext:value-type="float">
            <text:p>1185</text:p>
          </table:table-cell>
          <table:table-cell table:number-columns-repeated="2"/>
          <table:table-cell table:formula="of:=COUNTIF([.C$2:.C$1001];[.B558])" office:value-type="float" office:value="0" calcext:value-type="float">
            <text:p>0</text:p>
          </table:table-cell>
          <table:table-cell table:formula="of:=[.I558]*[.B55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8077 <text:s text:c="2"/>58244</text:p>
          </table:table-cell>
          <table:table-cell office:value-type="float" office:value="68077" calcext:value-type="float">
            <text:p>68077</text:p>
          </table:table-cell>
          <table:table-cell office:value-type="float" office:value="58244" calcext:value-type="float">
            <text:p>58244</text:p>
          </table:table-cell>
          <table:table-cell office:value-type="float" office:value="61035" calcext:value-type="float">
            <text:p>61035</text:p>
          </table:table-cell>
          <table:table-cell office:value-type="float" office:value="59594" calcext:value-type="float">
            <text:p>59594</text:p>
          </table:table-cell>
          <table:table-cell table:formula="of:=ABS([.D559]-[.E559])" office:value-type="float" office:value="1441" calcext:value-type="float">
            <text:p>1441</text:p>
          </table:table-cell>
          <table:table-cell table:number-columns-repeated="2"/>
          <table:table-cell table:formula="of:=COUNTIF([.C$2:.C$1001];[.B559])" office:value-type="float" office:value="0" calcext:value-type="float">
            <text:p>0</text:p>
          </table:table-cell>
          <table:table-cell table:formula="of:=[.I559]*[.B55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346 <text:s text:c="2"/>64868</text:p>
          </table:table-cell>
          <table:table-cell office:value-type="float" office:value="51346" calcext:value-type="float">
            <text:p>51346</text:p>
          </table:table-cell>
          <table:table-cell office:value-type="float" office:value="64868" calcext:value-type="float">
            <text:p>64868</text:p>
          </table:table-cell>
          <table:table-cell office:value-type="float" office:value="61081" calcext:value-type="float">
            <text:p>61081</text:p>
          </table:table-cell>
          <table:table-cell office:value-type="float" office:value="59594" calcext:value-type="float">
            <text:p>59594</text:p>
          </table:table-cell>
          <table:table-cell table:formula="of:=ABS([.D560]-[.E560])" office:value-type="float" office:value="1487" calcext:value-type="float">
            <text:p>1487</text:p>
          </table:table-cell>
          <table:table-cell table:number-columns-repeated="2"/>
          <table:table-cell table:formula="of:=COUNTIF([.C$2:.C$1001];[.B560])" office:value-type="float" office:value="0" calcext:value-type="float">
            <text:p>0</text:p>
          </table:table-cell>
          <table:table-cell table:formula="of:=[.I560]*[.B56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0427 <text:s text:c="2"/>68815</text:p>
          </table:table-cell>
          <table:table-cell office:value-type="float" office:value="90427" calcext:value-type="float">
            <text:p>90427</text:p>
          </table:table-cell>
          <table:table-cell office:value-type="float" office:value="68815" calcext:value-type="float">
            <text:p>68815</text:p>
          </table:table-cell>
          <table:table-cell office:value-type="float" office:value="61135" calcext:value-type="float">
            <text:p>61135</text:p>
          </table:table-cell>
          <table:table-cell office:value-type="float" office:value="59594" calcext:value-type="float">
            <text:p>59594</text:p>
          </table:table-cell>
          <table:table-cell table:formula="of:=ABS([.D561]-[.E561])" office:value-type="float" office:value="1541" calcext:value-type="float">
            <text:p>1541</text:p>
          </table:table-cell>
          <table:table-cell table:number-columns-repeated="2"/>
          <table:table-cell table:formula="of:=COUNTIF([.C$2:.C$1001];[.B561])" office:value-type="float" office:value="0" calcext:value-type="float">
            <text:p>0</text:p>
          </table:table-cell>
          <table:table-cell table:formula="of:=[.I561]*[.B56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238 <text:s text:c="2"/>84016</text:p>
          </table:table-cell>
          <table:table-cell office:value-type="float" office:value="55238" calcext:value-type="float">
            <text:p>55238</text:p>
          </table:table-cell>
          <table:table-cell office:value-type="float" office:value="84016" calcext:value-type="float">
            <text:p>84016</text:p>
          </table:table-cell>
          <table:table-cell office:value-type="float" office:value="61277" calcext:value-type="float">
            <text:p>61277</text:p>
          </table:table-cell>
          <table:table-cell office:value-type="float" office:value="59594" calcext:value-type="float">
            <text:p>59594</text:p>
          </table:table-cell>
          <table:table-cell table:formula="of:=ABS([.D562]-[.E562])" office:value-type="float" office:value="1683" calcext:value-type="float">
            <text:p>1683</text:p>
          </table:table-cell>
          <table:table-cell table:number-columns-repeated="2"/>
          <table:table-cell table:formula="of:=COUNTIF([.C$2:.C$1001];[.B562])" office:value-type="float" office:value="0" calcext:value-type="float">
            <text:p>0</text:p>
          </table:table-cell>
          <table:table-cell table:formula="of:=[.I562]*[.B56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3141 <text:s text:c="2"/>23115</text:p>
          </table:table-cell>
          <table:table-cell office:value-type="float" office:value="63141" calcext:value-type="float">
            <text:p>63141</text:p>
          </table:table-cell>
          <table:table-cell office:value-type="float" office:value="23115" calcext:value-type="float">
            <text:p>23115</text:p>
          </table:table-cell>
          <table:table-cell office:value-type="float" office:value="61286" calcext:value-type="float">
            <text:p>61286</text:p>
          </table:table-cell>
          <table:table-cell office:value-type="float" office:value="59594" calcext:value-type="float">
            <text:p>59594</text:p>
          </table:table-cell>
          <table:table-cell table:formula="of:=ABS([.D563]-[.E563])" office:value-type="float" office:value="1692" calcext:value-type="float">
            <text:p>1692</text:p>
          </table:table-cell>
          <table:table-cell table:number-columns-repeated="2"/>
          <table:table-cell table:formula="of:=COUNTIF([.C$2:.C$1001];[.B563])" office:value-type="float" office:value="0" calcext:value-type="float">
            <text:p>0</text:p>
          </table:table-cell>
          <table:table-cell table:formula="of:=[.I563]*[.B56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187 <text:s text:c="2"/>48086</text:p>
          </table:table-cell>
          <table:table-cell office:value-type="float" office:value="44187" calcext:value-type="float">
            <text:p>44187</text:p>
          </table:table-cell>
          <table:table-cell office:value-type="float" office:value="48086" calcext:value-type="float">
            <text:p>48086</text:p>
          </table:table-cell>
          <table:table-cell office:value-type="float" office:value="61355" calcext:value-type="float">
            <text:p>61355</text:p>
          </table:table-cell>
          <table:table-cell office:value-type="float" office:value="59594" calcext:value-type="float">
            <text:p>59594</text:p>
          </table:table-cell>
          <table:table-cell table:formula="of:=ABS([.D564]-[.E564])" office:value-type="float" office:value="1761" calcext:value-type="float">
            <text:p>1761</text:p>
          </table:table-cell>
          <table:table-cell table:number-columns-repeated="2"/>
          <table:table-cell table:formula="of:=COUNTIF([.C$2:.C$1001];[.B564])" office:value-type="float" office:value="0" calcext:value-type="float">
            <text:p>0</text:p>
          </table:table-cell>
          <table:table-cell table:formula="of:=[.I564]*[.B56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242 <text:s text:c="2"/>46883</text:p>
          </table:table-cell>
          <table:table-cell office:value-type="float" office:value="73242" calcext:value-type="float">
            <text:p>73242</text:p>
          </table:table-cell>
          <table:table-cell office:value-type="float" office:value="46883" calcext:value-type="float">
            <text:p>46883</text:p>
          </table:table-cell>
          <table:table-cell office:value-type="float" office:value="61367" calcext:value-type="float">
            <text:p>61367</text:p>
          </table:table-cell>
          <table:table-cell office:value-type="float" office:value="59594" calcext:value-type="float">
            <text:p>59594</text:p>
          </table:table-cell>
          <table:table-cell table:formula="of:=ABS([.D565]-[.E565])" office:value-type="float" office:value="1773" calcext:value-type="float">
            <text:p>1773</text:p>
          </table:table-cell>
          <table:table-cell table:number-columns-repeated="2"/>
          <table:table-cell table:formula="of:=COUNTIF([.C$2:.C$1001];[.B565])" office:value-type="float" office:value="0" calcext:value-type="float">
            <text:p>0</text:p>
          </table:table-cell>
          <table:table-cell table:formula="of:=[.I565]*[.B56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7067 <text:s text:c="2"/>74850</text:p>
          </table:table-cell>
          <table:table-cell office:value-type="float" office:value="37067" calcext:value-type="float">
            <text:p>37067</text:p>
          </table:table-cell>
          <table:table-cell office:value-type="float" office:value="74850" calcext:value-type="float">
            <text:p>74850</text:p>
          </table:table-cell>
          <table:table-cell office:value-type="float" office:value="61404" calcext:value-type="float">
            <text:p>61404</text:p>
          </table:table-cell>
          <table:table-cell office:value-type="float" office:value="59594" calcext:value-type="float">
            <text:p>59594</text:p>
          </table:table-cell>
          <table:table-cell table:formula="of:=ABS([.D566]-[.E566])" office:value-type="float" office:value="1810" calcext:value-type="float">
            <text:p>1810</text:p>
          </table:table-cell>
          <table:table-cell table:number-columns-repeated="2"/>
          <table:table-cell table:formula="of:=COUNTIF([.C$2:.C$1001];[.B566])" office:value-type="float" office:value="0" calcext:value-type="float">
            <text:p>0</text:p>
          </table:table-cell>
          <table:table-cell table:formula="of:=[.I566]*[.B56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2831 <text:s text:c="2"/>78193</text:p>
          </table:table-cell>
          <table:table-cell office:value-type="float" office:value="22831" calcext:value-type="float">
            <text:p>22831</text:p>
          </table:table-cell>
          <table:table-cell office:value-type="float" office:value="78193" calcext:value-type="float">
            <text:p>78193</text:p>
          </table:table-cell>
          <table:table-cell office:value-type="float" office:value="61421" calcext:value-type="float">
            <text:p>61421</text:p>
          </table:table-cell>
          <table:table-cell office:value-type="float" office:value="59594" calcext:value-type="float">
            <text:p>59594</text:p>
          </table:table-cell>
          <table:table-cell table:formula="of:=ABS([.D567]-[.E567])" office:value-type="float" office:value="1827" calcext:value-type="float">
            <text:p>1827</text:p>
          </table:table-cell>
          <table:table-cell table:number-columns-repeated="2"/>
          <table:table-cell table:formula="of:=COUNTIF([.C$2:.C$1001];[.B567])" office:value-type="float" office:value="0" calcext:value-type="float">
            <text:p>0</text:p>
          </table:table-cell>
          <table:table-cell table:formula="of:=[.I567]*[.B56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3348 <text:s text:c="2"/>54605</text:p>
          </table:table-cell>
          <table:table-cell office:value-type="float" office:value="33348" calcext:value-type="float">
            <text:p>33348</text:p>
          </table:table-cell>
          <table:table-cell office:value-type="float" office:value="54605" calcext:value-type="float">
            <text:p>54605</text:p>
          </table:table-cell>
          <table:table-cell office:value-type="float" office:value="61489" calcext:value-type="float">
            <text:p>61489</text:p>
          </table:table-cell>
          <table:table-cell office:value-type="float" office:value="59594" calcext:value-type="float">
            <text:p>59594</text:p>
          </table:table-cell>
          <table:table-cell table:formula="of:=ABS([.D568]-[.E568])" office:value-type="float" office:value="1895" calcext:value-type="float">
            <text:p>1895</text:p>
          </table:table-cell>
          <table:table-cell table:number-columns-repeated="2"/>
          <table:table-cell table:formula="of:=COUNTIF([.C$2:.C$1001];[.B568])" office:value-type="float" office:value="0" calcext:value-type="float">
            <text:p>0</text:p>
          </table:table-cell>
          <table:table-cell table:formula="of:=[.I568]*[.B56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6004 <text:s text:c="2"/>75163</text:p>
          </table:table-cell>
          <table:table-cell office:value-type="float" office:value="36004" calcext:value-type="float">
            <text:p>36004</text:p>
          </table:table-cell>
          <table:table-cell office:value-type="float" office:value="75163" calcext:value-type="float">
            <text:p>75163</text:p>
          </table:table-cell>
          <table:table-cell office:value-type="float" office:value="61530" calcext:value-type="float">
            <text:p>61530</text:p>
          </table:table-cell>
          <table:table-cell office:value-type="float" office:value="59594" calcext:value-type="float">
            <text:p>59594</text:p>
          </table:table-cell>
          <table:table-cell table:formula="of:=ABS([.D569]-[.E569])" office:value-type="float" office:value="1936" calcext:value-type="float">
            <text:p>1936</text:p>
          </table:table-cell>
          <table:table-cell table:number-columns-repeated="2"/>
          <table:table-cell table:formula="of:=COUNTIF([.C$2:.C$1001];[.B569])" office:value-type="float" office:value="0" calcext:value-type="float">
            <text:p>0</text:p>
          </table:table-cell>
          <table:table-cell table:formula="of:=[.I569]*[.B56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9742 <text:s text:c="2"/>62695</text:p>
          </table:table-cell>
          <table:table-cell office:value-type="float" office:value="69742" calcext:value-type="float">
            <text:p>69742</text:p>
          </table:table-cell>
          <table:table-cell office:value-type="float" office:value="62695" calcext:value-type="float">
            <text:p>62695</text:p>
          </table:table-cell>
          <table:table-cell office:value-type="float" office:value="61580" calcext:value-type="float">
            <text:p>61580</text:p>
          </table:table-cell>
          <table:table-cell office:value-type="float" office:value="59594" calcext:value-type="float">
            <text:p>59594</text:p>
          </table:table-cell>
          <table:table-cell table:formula="of:=ABS([.D570]-[.E570])" office:value-type="float" office:value="1986" calcext:value-type="float">
            <text:p>1986</text:p>
          </table:table-cell>
          <table:table-cell table:number-columns-repeated="2"/>
          <table:table-cell table:formula="of:=COUNTIF([.C$2:.C$1001];[.B570])" office:value-type="float" office:value="0" calcext:value-type="float">
            <text:p>0</text:p>
          </table:table-cell>
          <table:table-cell table:formula="of:=[.I570]*[.B57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982 <text:s text:c="2"/>85776</text:p>
          </table:table-cell>
          <table:table-cell office:value-type="float" office:value="97982" calcext:value-type="float">
            <text:p>97982</text:p>
          </table:table-cell>
          <table:table-cell office:value-type="float" office:value="85776" calcext:value-type="float">
            <text:p>85776</text:p>
          </table:table-cell>
          <table:table-cell office:value-type="float" office:value="61780" calcext:value-type="float">
            <text:p>61780</text:p>
          </table:table-cell>
          <table:table-cell office:value-type="float" office:value="59594" calcext:value-type="float">
            <text:p>59594</text:p>
          </table:table-cell>
          <table:table-cell table:formula="of:=ABS([.D571]-[.E571])" office:value-type="float" office:value="2186" calcext:value-type="float">
            <text:p>2186</text:p>
          </table:table-cell>
          <table:table-cell table:number-columns-repeated="2"/>
          <table:table-cell table:formula="of:=COUNTIF([.C$2:.C$1001];[.B571])" office:value-type="float" office:value="0" calcext:value-type="float">
            <text:p>0</text:p>
          </table:table-cell>
          <table:table-cell table:formula="of:=[.I571]*[.B57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1147 <text:s text:c="2"/>69183</text:p>
          </table:table-cell>
          <table:table-cell office:value-type="float" office:value="81147" calcext:value-type="float">
            <text:p>81147</text:p>
          </table:table-cell>
          <table:table-cell office:value-type="float" office:value="69183" calcext:value-type="float">
            <text:p>69183</text:p>
          </table:table-cell>
          <table:table-cell office:value-type="float" office:value="61916" calcext:value-type="float">
            <text:p>61916</text:p>
          </table:table-cell>
          <table:table-cell office:value-type="float" office:value="59594" calcext:value-type="float">
            <text:p>59594</text:p>
          </table:table-cell>
          <table:table-cell table:formula="of:=ABS([.D572]-[.E572])" office:value-type="float" office:value="2322" calcext:value-type="float">
            <text:p>2322</text:p>
          </table:table-cell>
          <table:table-cell table:number-columns-repeated="2"/>
          <table:table-cell table:formula="of:=COUNTIF([.C$2:.C$1001];[.B572])" office:value-type="float" office:value="0" calcext:value-type="float">
            <text:p>0</text:p>
          </table:table-cell>
          <table:table-cell table:formula="of:=[.I572]*[.B57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121 <text:s text:c="2"/>44534</text:p>
          </table:table-cell>
          <table:table-cell office:value-type="float" office:value="30121" calcext:value-type="float">
            <text:p>30121</text:p>
          </table:table-cell>
          <table:table-cell office:value-type="float" office:value="44534" calcext:value-type="float">
            <text:p>44534</text:p>
          </table:table-cell>
          <table:table-cell office:value-type="float" office:value="61972" calcext:value-type="float">
            <text:p>61972</text:p>
          </table:table-cell>
          <table:table-cell office:value-type="float" office:value="59594" calcext:value-type="float">
            <text:p>59594</text:p>
          </table:table-cell>
          <table:table-cell table:formula="of:=ABS([.D573]-[.E573])" office:value-type="float" office:value="2378" calcext:value-type="float">
            <text:p>2378</text:p>
          </table:table-cell>
          <table:table-cell table:number-columns-repeated="2"/>
          <table:table-cell table:formula="of:=COUNTIF([.C$2:.C$1001];[.B573])" office:value-type="float" office:value="0" calcext:value-type="float">
            <text:p>0</text:p>
          </table:table-cell>
          <table:table-cell table:formula="of:=[.I573]*[.B57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9460 <text:s text:c="2"/>70312</text:p>
          </table:table-cell>
          <table:table-cell office:value-type="float" office:value="89460" calcext:value-type="float">
            <text:p>89460</text:p>
          </table:table-cell>
          <table:table-cell office:value-type="float" office:value="70312" calcext:value-type="float">
            <text:p>70312</text:p>
          </table:table-cell>
          <table:table-cell office:value-type="float" office:value="62066" calcext:value-type="float">
            <text:p>62066</text:p>
          </table:table-cell>
          <table:table-cell office:value-type="float" office:value="59639" calcext:value-type="float">
            <text:p>59639</text:p>
          </table:table-cell>
          <table:table-cell table:formula="of:=ABS([.D574]-[.E574])" office:value-type="float" office:value="2427" calcext:value-type="float">
            <text:p>2427</text:p>
          </table:table-cell>
          <table:table-cell table:number-columns-repeated="2"/>
          <table:table-cell table:formula="of:=COUNTIF([.C$2:.C$1001];[.B574])" office:value-type="float" office:value="0" calcext:value-type="float">
            <text:p>0</text:p>
          </table:table-cell>
          <table:table-cell table:formula="of:=[.I574]*[.B57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414 <text:s text:c="2"/>48502</text:p>
          </table:table-cell>
          <table:table-cell office:value-type="float" office:value="65414" calcext:value-type="float">
            <text:p>65414</text:p>
          </table:table-cell>
          <table:table-cell office:value-type="float" office:value="48502" calcext:value-type="float">
            <text:p>48502</text:p>
          </table:table-cell>
          <table:table-cell office:value-type="float" office:value="62098" calcext:value-type="float">
            <text:p>62098</text:p>
          </table:table-cell>
          <table:table-cell office:value-type="float" office:value="60064" calcext:value-type="float">
            <text:p>60064</text:p>
          </table:table-cell>
          <table:table-cell table:formula="of:=ABS([.D575]-[.E575])" office:value-type="float" office:value="2034" calcext:value-type="float">
            <text:p>2034</text:p>
          </table:table-cell>
          <table:table-cell table:number-columns-repeated="2"/>
          <table:table-cell table:formula="of:=COUNTIF([.C$2:.C$1001];[.B575])" office:value-type="float" office:value="0" calcext:value-type="float">
            <text:p>0</text:p>
          </table:table-cell>
          <table:table-cell table:formula="of:=[.I575]*[.B57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1797 <text:s text:c="2"/>70681</text:p>
          </table:table-cell>
          <table:table-cell office:value-type="float" office:value="41797" calcext:value-type="float">
            <text:p>41797</text:p>
          </table:table-cell>
          <table:table-cell office:value-type="float" office:value="70681" calcext:value-type="float">
            <text:p>70681</text:p>
          </table:table-cell>
          <table:table-cell office:value-type="float" office:value="62122" calcext:value-type="float">
            <text:p>62122</text:p>
          </table:table-cell>
          <table:table-cell office:value-type="float" office:value="60190" calcext:value-type="float">
            <text:p>60190</text:p>
          </table:table-cell>
          <table:table-cell table:formula="of:=ABS([.D576]-[.E576])" office:value-type="float" office:value="1932" calcext:value-type="float">
            <text:p>1932</text:p>
          </table:table-cell>
          <table:table-cell table:number-columns-repeated="2"/>
          <table:table-cell table:formula="of:=COUNTIF([.C$2:.C$1001];[.B576])" office:value-type="float" office:value="0" calcext:value-type="float">
            <text:p>0</text:p>
          </table:table-cell>
          <table:table-cell table:formula="of:=[.I576]*[.B57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715 <text:s text:c="2"/>59594</text:p>
          </table:table-cell>
          <table:table-cell office:value-type="float" office:value="97715" calcext:value-type="float">
            <text:p>97715</text:p>
          </table:table-cell>
          <table:table-cell office:value-type="float" office:value="59594" calcext:value-type="float">
            <text:p>59594</text:p>
          </table:table-cell>
          <table:table-cell office:value-type="float" office:value="62300" calcext:value-type="float">
            <text:p>62300</text:p>
          </table:table-cell>
          <table:table-cell office:value-type="float" office:value="60554" calcext:value-type="float">
            <text:p>60554</text:p>
          </table:table-cell>
          <table:table-cell table:formula="of:=ABS([.D577]-[.E577])" office:value-type="float" office:value="1746" calcext:value-type="float">
            <text:p>1746</text:p>
          </table:table-cell>
          <table:table-cell table:number-columns-repeated="2"/>
          <table:table-cell table:formula="of:=COUNTIF([.C$2:.C$1001];[.B577])" office:value-type="float" office:value="0" calcext:value-type="float">
            <text:p>0</text:p>
          </table:table-cell>
          <table:table-cell table:formula="of:=[.I577]*[.B57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895 <text:s text:c="2"/>62739</text:p>
          </table:table-cell>
          <table:table-cell office:value-type="float" office:value="11895" calcext:value-type="float">
            <text:p>11895</text:p>
          </table:table-cell>
          <table:table-cell office:value-type="float" office:value="62739" calcext:value-type="float">
            <text:p>62739</text:p>
          </table:table-cell>
          <table:table-cell office:value-type="float" office:value="62503" calcext:value-type="float">
            <text:p>62503</text:p>
          </table:table-cell>
          <table:table-cell office:value-type="float" office:value="60692" calcext:value-type="float">
            <text:p>60692</text:p>
          </table:table-cell>
          <table:table-cell table:formula="of:=ABS([.D578]-[.E578])" office:value-type="float" office:value="1811" calcext:value-type="float">
            <text:p>1811</text:p>
          </table:table-cell>
          <table:table-cell table:number-columns-repeated="2"/>
          <table:table-cell table:formula="of:=COUNTIF([.C$2:.C$1001];[.B578])" office:value-type="float" office:value="0" calcext:value-type="float">
            <text:p>0</text:p>
          </table:table-cell>
          <table:table-cell table:formula="of:=[.I578]*[.B57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566 <text:s text:c="2"/>36346</text:p>
          </table:table-cell>
          <table:table-cell office:value-type="float" office:value="53566" calcext:value-type="float">
            <text:p>53566</text:p>
          </table:table-cell>
          <table:table-cell office:value-type="float" office:value="36346" calcext:value-type="float">
            <text:p>36346</text:p>
          </table:table-cell>
          <table:table-cell office:value-type="float" office:value="62686" calcext:value-type="float">
            <text:p>62686</text:p>
          </table:table-cell>
          <table:table-cell office:value-type="float" office:value="61232" calcext:value-type="float">
            <text:p>61232</text:p>
          </table:table-cell>
          <table:table-cell table:formula="of:=ABS([.D579]-[.E579])" office:value-type="float" office:value="1454" calcext:value-type="float">
            <text:p>1454</text:p>
          </table:table-cell>
          <table:table-cell table:number-columns-repeated="2"/>
          <table:table-cell table:formula="of:=COUNTIF([.C$2:.C$1001];[.B579])" office:value-type="float" office:value="0" calcext:value-type="float">
            <text:p>0</text:p>
          </table:table-cell>
          <table:table-cell table:formula="of:=[.I579]*[.B57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8592 <text:s text:c="2"/>13685</text:p>
          </table:table-cell>
          <table:table-cell office:value-type="float" office:value="88592" calcext:value-type="float">
            <text:p>88592</text:p>
          </table:table-cell>
          <table:table-cell office:value-type="float" office:value="13685" calcext:value-type="float">
            <text:p>13685</text:p>
          </table:table-cell>
          <table:table-cell office:value-type="float" office:value="62695" calcext:value-type="float">
            <text:p>62695</text:p>
          </table:table-cell>
          <table:table-cell office:value-type="float" office:value="61463" calcext:value-type="float">
            <text:p>61463</text:p>
          </table:table-cell>
          <table:table-cell table:formula="of:=ABS([.D580]-[.E580])" office:value-type="float" office:value="1232" calcext:value-type="float">
            <text:p>1232</text:p>
          </table:table-cell>
          <table:table-cell table:number-columns-repeated="2"/>
          <table:table-cell table:formula="of:=COUNTIF([.C$2:.C$1001];[.B580])" office:value-type="float" office:value="0" calcext:value-type="float">
            <text:p>0</text:p>
          </table:table-cell>
          <table:table-cell table:formula="of:=[.I580]*[.B58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867 <text:s text:c="2"/>18865</text:p>
          </table:table-cell>
          <table:table-cell office:value-type="float" office:value="44867" calcext:value-type="float">
            <text:p>44867</text:p>
          </table:table-cell>
          <table:table-cell office:value-type="float" office:value="18865" calcext:value-type="float">
            <text:p>18865</text:p>
          </table:table-cell>
          <table:table-cell office:value-type="float" office:value="62891" calcext:value-type="float">
            <text:p>62891</text:p>
          </table:table-cell>
          <table:table-cell office:value-type="float" office:value="61543" calcext:value-type="float">
            <text:p>61543</text:p>
          </table:table-cell>
          <table:table-cell table:formula="of:=ABS([.D581]-[.E581])" office:value-type="float" office:value="1348" calcext:value-type="float">
            <text:p>1348</text:p>
          </table:table-cell>
          <table:table-cell table:number-columns-repeated="2"/>
          <table:table-cell table:formula="of:=COUNTIF([.C$2:.C$1001];[.B581])" office:value-type="float" office:value="0" calcext:value-type="float">
            <text:p>0</text:p>
          </table:table-cell>
          <table:table-cell table:formula="of:=[.I581]*[.B58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8494 <text:s text:c="2"/>93238</text:p>
          </table:table-cell>
          <table:table-cell office:value-type="float" office:value="38494" calcext:value-type="float">
            <text:p>38494</text:p>
          </table:table-cell>
          <table:table-cell office:value-type="float" office:value="93238" calcext:value-type="float">
            <text:p>93238</text:p>
          </table:table-cell>
          <table:table-cell office:value-type="float" office:value="63099" calcext:value-type="float">
            <text:p>63099</text:p>
          </table:table-cell>
          <table:table-cell office:value-type="float" office:value="62099" calcext:value-type="float">
            <text:p>62099</text:p>
          </table:table-cell>
          <table:table-cell table:formula="of:=ABS([.D582]-[.E582])" office:value-type="float" office:value="1000" calcext:value-type="float">
            <text:p>1000</text:p>
          </table:table-cell>
          <table:table-cell table:number-columns-repeated="2"/>
          <table:table-cell table:formula="of:=COUNTIF([.C$2:.C$1001];[.B582])" office:value-type="float" office:value="0" calcext:value-type="float">
            <text:p>0</text:p>
          </table:table-cell>
          <table:table-cell table:formula="of:=[.I582]*[.B58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0302 <text:s text:c="2"/>57031</text:p>
          </table:table-cell>
          <table:table-cell office:value-type="float" office:value="90302" calcext:value-type="float">
            <text:p>90302</text:p>
          </table:table-cell>
          <table:table-cell office:value-type="float" office:value="57031" calcext:value-type="float">
            <text:p>57031</text:p>
          </table:table-cell>
          <table:table-cell office:value-type="float" office:value="63141" calcext:value-type="float">
            <text:p>63141</text:p>
          </table:table-cell>
          <table:table-cell office:value-type="float" office:value="62301" calcext:value-type="float">
            <text:p>62301</text:p>
          </table:table-cell>
          <table:table-cell table:formula="of:=ABS([.D583]-[.E583])" office:value-type="float" office:value="840" calcext:value-type="float">
            <text:p>840</text:p>
          </table:table-cell>
          <table:table-cell table:number-columns-repeated="2"/>
          <table:table-cell table:formula="of:=COUNTIF([.C$2:.C$1001];[.B583])" office:value-type="float" office:value="0" calcext:value-type="float">
            <text:p>0</text:p>
          </table:table-cell>
          <table:table-cell table:formula="of:=[.I583]*[.B58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9959 <text:s text:c="2"/>77575</text:p>
          </table:table-cell>
          <table:table-cell office:value-type="float" office:value="29959" calcext:value-type="float">
            <text:p>29959</text:p>
          </table:table-cell>
          <table:table-cell office:value-type="float" office:value="77575" calcext:value-type="float">
            <text:p>77575</text:p>
          </table:table-cell>
          <table:table-cell office:value-type="float" office:value="63452" calcext:value-type="float">
            <text:p>63452</text:p>
          </table:table-cell>
          <table:table-cell office:value-type="float" office:value="62326" calcext:value-type="float">
            <text:p>62326</text:p>
          </table:table-cell>
          <table:table-cell table:formula="of:=ABS([.D584]-[.E584])" office:value-type="float" office:value="1126" calcext:value-type="float">
            <text:p>1126</text:p>
          </table:table-cell>
          <table:table-cell table:number-columns-repeated="2"/>
          <table:table-cell table:formula="of:=COUNTIF([.C$2:.C$1001];[.B584])" office:value-type="float" office:value="0" calcext:value-type="float">
            <text:p>0</text:p>
          </table:table-cell>
          <table:table-cell table:formula="of:=[.I584]*[.B58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477 <text:s text:c="2"/>64868</text:p>
          </table:table-cell>
          <table:table-cell office:value-type="float" office:value="14477" calcext:value-type="float">
            <text:p>14477</text:p>
          </table:table-cell>
          <table:table-cell office:value-type="float" office:value="64868" calcext:value-type="float">
            <text:p>64868</text:p>
          </table:table-cell>
          <table:table-cell office:value-type="float" office:value="63656" calcext:value-type="float">
            <text:p>63656</text:p>
          </table:table-cell>
          <table:table-cell office:value-type="float" office:value="62352" calcext:value-type="float">
            <text:p>62352</text:p>
          </table:table-cell>
          <table:table-cell table:formula="of:=ABS([.D585]-[.E585])" office:value-type="float" office:value="1304" calcext:value-type="float">
            <text:p>1304</text:p>
          </table:table-cell>
          <table:table-cell table:number-columns-repeated="2"/>
          <table:table-cell table:formula="of:=COUNTIF([.C$2:.C$1001];[.B585])" office:value-type="float" office:value="0" calcext:value-type="float">
            <text:p>0</text:p>
          </table:table-cell>
          <table:table-cell table:formula="of:=[.I585]*[.B58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5081 <text:s text:c="2"/>94031</text:p>
          </table:table-cell>
          <table:table-cell office:value-type="float" office:value="95081" calcext:value-type="float">
            <text:p>95081</text:p>
          </table:table-cell>
          <table:table-cell office:value-type="float" office:value="94031" calcext:value-type="float">
            <text:p>94031</text:p>
          </table:table-cell>
          <table:table-cell office:value-type="float" office:value="63723" calcext:value-type="float">
            <text:p>63723</text:p>
          </table:table-cell>
          <table:table-cell office:value-type="float" office:value="62400" calcext:value-type="float">
            <text:p>62400</text:p>
          </table:table-cell>
          <table:table-cell table:formula="of:=ABS([.D586]-[.E586])" office:value-type="float" office:value="1323" calcext:value-type="float">
            <text:p>1323</text:p>
          </table:table-cell>
          <table:table-cell table:number-columns-repeated="2"/>
          <table:table-cell table:formula="of:=COUNTIF([.C$2:.C$1001];[.B586])" office:value-type="float" office:value="0" calcext:value-type="float">
            <text:p>0</text:p>
          </table:table-cell>
          <table:table-cell table:formula="of:=[.I586]*[.B58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0618 <text:s text:c="2"/>98409</text:p>
          </table:table-cell>
          <table:table-cell office:value-type="float" office:value="80618" calcext:value-type="float">
            <text:p>80618</text:p>
          </table:table-cell>
          <table:table-cell office:value-type="float" office:value="98409" calcext:value-type="float">
            <text:p>98409</text:p>
          </table:table-cell>
          <table:table-cell office:value-type="float" office:value="63820" calcext:value-type="float">
            <text:p>63820</text:p>
          </table:table-cell>
          <table:table-cell office:value-type="float" office:value="62567" calcext:value-type="float">
            <text:p>62567</text:p>
          </table:table-cell>
          <table:table-cell table:formula="of:=ABS([.D587]-[.E587])" office:value-type="float" office:value="1253" calcext:value-type="float">
            <text:p>1253</text:p>
          </table:table-cell>
          <table:table-cell table:number-columns-repeated="2"/>
          <table:table-cell table:formula="of:=COUNTIF([.C$2:.C$1001];[.B587])" office:value-type="float" office:value="0" calcext:value-type="float">
            <text:p>0</text:p>
          </table:table-cell>
          <table:table-cell table:formula="of:=[.I587]*[.B58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1630 <text:s text:c="2"/>59639</text:p>
          </table:table-cell>
          <table:table-cell office:value-type="float" office:value="31630" calcext:value-type="float">
            <text:p>31630</text:p>
          </table:table-cell>
          <table:table-cell office:value-type="float" office:value="59639" calcext:value-type="float">
            <text:p>59639</text:p>
          </table:table-cell>
          <table:table-cell office:value-type="float" office:value="63956" calcext:value-type="float">
            <text:p>63956</text:p>
          </table:table-cell>
          <table:table-cell office:value-type="float" office:value="62619" calcext:value-type="float">
            <text:p>62619</text:p>
          </table:table-cell>
          <table:table-cell table:formula="of:=ABS([.D588]-[.E588])" office:value-type="float" office:value="1337" calcext:value-type="float">
            <text:p>1337</text:p>
          </table:table-cell>
          <table:table-cell table:number-columns-repeated="2"/>
          <table:table-cell table:formula="of:=COUNTIF([.C$2:.C$1001];[.B588])" office:value-type="float" office:value="0" calcext:value-type="float">
            <text:p>0</text:p>
          </table:table-cell>
          <table:table-cell table:formula="of:=[.I588]*[.B58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480 <text:s text:c="2"/>15771</text:p>
          </table:table-cell>
          <table:table-cell office:value-type="float" office:value="11480" calcext:value-type="float">
            <text:p>11480</text:p>
          </table:table-cell>
          <table:table-cell office:value-type="float" office:value="15771" calcext:value-type="float">
            <text:p>15771</text:p>
          </table:table-cell>
          <table:table-cell office:value-type="float" office:value="63959" calcext:value-type="float">
            <text:p>63959</text:p>
          </table:table-cell>
          <table:table-cell office:value-type="float" office:value="62695" calcext:value-type="float">
            <text:p>62695</text:p>
          </table:table-cell>
          <table:table-cell table:formula="of:=ABS([.D589]-[.E589])" office:value-type="float" office:value="1264" calcext:value-type="float">
            <text:p>1264</text:p>
          </table:table-cell>
          <table:table-cell table:number-columns-repeated="2"/>
          <table:table-cell table:formula="of:=COUNTIF([.C$2:.C$1001];[.B589])" office:value-type="float" office:value="0" calcext:value-type="float">
            <text:p>0</text:p>
          </table:table-cell>
          <table:table-cell table:formula="of:=[.I589]*[.B58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197 <text:s text:c="2"/>12243</text:p>
          </table:table-cell>
          <table:table-cell office:value-type="float" office:value="57197" calcext:value-type="float">
            <text:p>57197</text:p>
          </table:table-cell>
          <table:table-cell office:value-type="float" office:value="12243" calcext:value-type="float">
            <text:p>12243</text:p>
          </table:table-cell>
          <table:table-cell office:value-type="float" office:value="63965" calcext:value-type="float">
            <text:p>63965</text:p>
          </table:table-cell>
          <table:table-cell office:value-type="float" office:value="62695" calcext:value-type="float">
            <text:p>62695</text:p>
          </table:table-cell>
          <table:table-cell table:formula="of:=ABS([.D590]-[.E590])" office:value-type="float" office:value="1270" calcext:value-type="float">
            <text:p>1270</text:p>
          </table:table-cell>
          <table:table-cell table:number-columns-repeated="2"/>
          <table:table-cell table:formula="of:=COUNTIF([.C$2:.C$1001];[.B590])" office:value-type="float" office:value="0" calcext:value-type="float">
            <text:p>0</text:p>
          </table:table-cell>
          <table:table-cell table:formula="of:=[.I590]*[.B59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9484 <text:s text:c="2"/>97473</text:p>
          </table:table-cell>
          <table:table-cell office:value-type="float" office:value="69484" calcext:value-type="float">
            <text:p>69484</text:p>
          </table:table-cell>
          <table:table-cell office:value-type="float" office:value="97473" calcext:value-type="float">
            <text:p>97473</text:p>
          </table:table-cell>
          <table:table-cell office:value-type="float" office:value="64050" calcext:value-type="float">
            <text:p>64050</text:p>
          </table:table-cell>
          <table:table-cell office:value-type="float" office:value="62695" calcext:value-type="float">
            <text:p>62695</text:p>
          </table:table-cell>
          <table:table-cell table:formula="of:=ABS([.D591]-[.E591])" office:value-type="float" office:value="1355" calcext:value-type="float">
            <text:p>1355</text:p>
          </table:table-cell>
          <table:table-cell table:number-columns-repeated="2"/>
          <table:table-cell table:formula="of:=COUNTIF([.C$2:.C$1001];[.B591])" office:value-type="float" office:value="0" calcext:value-type="float">
            <text:p>0</text:p>
          </table:table-cell>
          <table:table-cell table:formula="of:=[.I591]*[.B59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324 <text:s text:c="2"/>54382</text:p>
          </table:table-cell>
          <table:table-cell office:value-type="float" office:value="15324" calcext:value-type="float">
            <text:p>15324</text:p>
          </table:table-cell>
          <table:table-cell office:value-type="float" office:value="54382" calcext:value-type="float">
            <text:p>54382</text:p>
          </table:table-cell>
          <table:table-cell office:value-type="float" office:value="64098" calcext:value-type="float">
            <text:p>64098</text:p>
          </table:table-cell>
          <table:table-cell office:value-type="float" office:value="62695" calcext:value-type="float">
            <text:p>62695</text:p>
          </table:table-cell>
          <table:table-cell table:formula="of:=ABS([.D592]-[.E592])" office:value-type="float" office:value="1403" calcext:value-type="float">
            <text:p>1403</text:p>
          </table:table-cell>
          <table:table-cell table:number-columns-repeated="2"/>
          <table:table-cell table:formula="of:=COUNTIF([.C$2:.C$1001];[.B592])" office:value-type="float" office:value="0" calcext:value-type="float">
            <text:p>0</text:p>
          </table:table-cell>
          <table:table-cell table:formula="of:=[.I592]*[.B59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375 <text:s text:c="2"/>28233</text:p>
          </table:table-cell>
          <table:table-cell office:value-type="float" office:value="85375" calcext:value-type="float">
            <text:p>85375</text:p>
          </table:table-cell>
          <table:table-cell office:value-type="float" office:value="28233" calcext:value-type="float">
            <text:p>28233</text:p>
          </table:table-cell>
          <table:table-cell office:value-type="float" office:value="64282" calcext:value-type="float">
            <text:p>64282</text:p>
          </table:table-cell>
          <table:table-cell office:value-type="float" office:value="62695" calcext:value-type="float">
            <text:p>62695</text:p>
          </table:table-cell>
          <table:table-cell table:formula="of:=ABS([.D593]-[.E593])" office:value-type="float" office:value="1587" calcext:value-type="float">
            <text:p>1587</text:p>
          </table:table-cell>
          <table:table-cell table:number-columns-repeated="2"/>
          <table:table-cell table:formula="of:=COUNTIF([.C$2:.C$1001];[.B593])" office:value-type="float" office:value="0" calcext:value-type="float">
            <text:p>0</text:p>
          </table:table-cell>
          <table:table-cell table:formula="of:=[.I593]*[.B59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0310 <text:s text:c="2"/>39233</text:p>
          </table:table-cell>
          <table:table-cell office:value-type="float" office:value="70310" calcext:value-type="float">
            <text:p>70310</text:p>
          </table:table-cell>
          <table:table-cell office:value-type="float" office:value="39233" calcext:value-type="float">
            <text:p>39233</text:p>
          </table:table-cell>
          <table:table-cell office:value-type="float" office:value="64428" calcext:value-type="float">
            <text:p>64428</text:p>
          </table:table-cell>
          <table:table-cell office:value-type="float" office:value="62695" calcext:value-type="float">
            <text:p>62695</text:p>
          </table:table-cell>
          <table:table-cell table:formula="of:=ABS([.D594]-[.E594])" office:value-type="float" office:value="1733" calcext:value-type="float">
            <text:p>1733</text:p>
          </table:table-cell>
          <table:table-cell table:number-columns-repeated="2"/>
          <table:table-cell table:formula="of:=COUNTIF([.C$2:.C$1001];[.B594])" office:value-type="float" office:value="0" calcext:value-type="float">
            <text:p>0</text:p>
          </table:table-cell>
          <table:table-cell table:formula="of:=[.I594]*[.B59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9134 <text:s text:c="2"/>66142</text:p>
          </table:table-cell>
          <table:table-cell office:value-type="float" office:value="29134" calcext:value-type="float">
            <text:p>29134</text:p>
          </table:table-cell>
          <table:table-cell office:value-type="float" office:value="66142" calcext:value-type="float">
            <text:p>66142</text:p>
          </table:table-cell>
          <table:table-cell office:value-type="float" office:value="64475" calcext:value-type="float">
            <text:p>64475</text:p>
          </table:table-cell>
          <table:table-cell office:value-type="float" office:value="62695" calcext:value-type="float">
            <text:p>62695</text:p>
          </table:table-cell>
          <table:table-cell table:formula="of:=ABS([.D595]-[.E595])" office:value-type="float" office:value="1780" calcext:value-type="float">
            <text:p>1780</text:p>
          </table:table-cell>
          <table:table-cell table:number-columns-repeated="2"/>
          <table:table-cell table:formula="of:=COUNTIF([.C$2:.C$1001];[.B595])" office:value-type="float" office:value="4" calcext:value-type="float">
            <text:p>4</text:p>
          </table:table-cell>
          <table:table-cell table:formula="of:=[.I595]*[.B595]" office:value-type="float" office:value="116536" calcext:value-type="float">
            <text:p>11653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677 <text:s text:c="2"/>70681</text:p>
          </table:table-cell>
          <table:table-cell office:value-type="float" office:value="17677" calcext:value-type="float">
            <text:p>17677</text:p>
          </table:table-cell>
          <table:table-cell office:value-type="float" office:value="70681" calcext:value-type="float">
            <text:p>70681</text:p>
          </table:table-cell>
          <table:table-cell office:value-type="float" office:value="64527" calcext:value-type="float">
            <text:p>64527</text:p>
          </table:table-cell>
          <table:table-cell office:value-type="float" office:value="62695" calcext:value-type="float">
            <text:p>62695</text:p>
          </table:table-cell>
          <table:table-cell table:formula="of:=ABS([.D596]-[.E596])" office:value-type="float" office:value="1832" calcext:value-type="float">
            <text:p>1832</text:p>
          </table:table-cell>
          <table:table-cell table:number-columns-repeated="2"/>
          <table:table-cell table:formula="of:=COUNTIF([.C$2:.C$1001];[.B596])" office:value-type="float" office:value="0" calcext:value-type="float">
            <text:p>0</text:p>
          </table:table-cell>
          <table:table-cell table:formula="of:=[.I596]*[.B59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533 <text:s text:c="2"/>50323</text:p>
          </table:table-cell>
          <table:table-cell office:value-type="float" office:value="10533" calcext:value-type="float">
            <text:p>10533</text:p>
          </table:table-cell>
          <table:table-cell office:value-type="float" office:value="50323" calcext:value-type="float">
            <text:p>50323</text:p>
          </table:table-cell>
          <table:table-cell office:value-type="float" office:value="64653" calcext:value-type="float">
            <text:p>64653</text:p>
          </table:table-cell>
          <table:table-cell office:value-type="float" office:value="62695" calcext:value-type="float">
            <text:p>62695</text:p>
          </table:table-cell>
          <table:table-cell table:formula="of:=ABS([.D597]-[.E597])" office:value-type="float" office:value="1958" calcext:value-type="float">
            <text:p>1958</text:p>
          </table:table-cell>
          <table:table-cell table:number-columns-repeated="2"/>
          <table:table-cell table:formula="of:=COUNTIF([.C$2:.C$1001];[.B597])" office:value-type="float" office:value="0" calcext:value-type="float">
            <text:p>0</text:p>
          </table:table-cell>
          <table:table-cell table:formula="of:=[.I597]*[.B59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2670 <text:s text:c="2"/>13399</text:p>
          </table:table-cell>
          <table:table-cell office:value-type="float" office:value="32670" calcext:value-type="float">
            <text:p>32670</text:p>
          </table:table-cell>
          <table:table-cell office:value-type="float" office:value="13399" calcext:value-type="float">
            <text:p>13399</text:p>
          </table:table-cell>
          <table:table-cell office:value-type="float" office:value="64767" calcext:value-type="float">
            <text:p>64767</text:p>
          </table:table-cell>
          <table:table-cell office:value-type="float" office:value="62695" calcext:value-type="float">
            <text:p>62695</text:p>
          </table:table-cell>
          <table:table-cell table:formula="of:=ABS([.D598]-[.E598])" office:value-type="float" office:value="2072" calcext:value-type="float">
            <text:p>2072</text:p>
          </table:table-cell>
          <table:table-cell table:number-columns-repeated="2"/>
          <table:table-cell table:formula="of:=COUNTIF([.C$2:.C$1001];[.B598])" office:value-type="float" office:value="0" calcext:value-type="float">
            <text:p>0</text:p>
          </table:table-cell>
          <table:table-cell table:formula="of:=[.I598]*[.B59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046 <text:s text:c="2"/>89121</text:p>
          </table:table-cell>
          <table:table-cell office:value-type="float" office:value="65046" calcext:value-type="float">
            <text:p>65046</text:p>
          </table:table-cell>
          <table:table-cell office:value-type="float" office:value="89121" calcext:value-type="float">
            <text:p>89121</text:p>
          </table:table-cell>
          <table:table-cell office:value-type="float" office:value="64780" calcext:value-type="float">
            <text:p>64780</text:p>
          </table:table-cell>
          <table:table-cell office:value-type="float" office:value="62695" calcext:value-type="float">
            <text:p>62695</text:p>
          </table:table-cell>
          <table:table-cell table:formula="of:=ABS([.D599]-[.E599])" office:value-type="float" office:value="2085" calcext:value-type="float">
            <text:p>2085</text:p>
          </table:table-cell>
          <table:table-cell table:number-columns-repeated="2"/>
          <table:table-cell table:formula="of:=COUNTIF([.C$2:.C$1001];[.B599])" office:value-type="float" office:value="0" calcext:value-type="float">
            <text:p>0</text:p>
          </table:table-cell>
          <table:table-cell table:formula="of:=[.I599]*[.B59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7250 <text:s text:c="2"/>57826</text:p>
          </table:table-cell>
          <table:table-cell office:value-type="float" office:value="27250" calcext:value-type="float">
            <text:p>27250</text:p>
          </table:table-cell>
          <table:table-cell office:value-type="float" office:value="57826" calcext:value-type="float">
            <text:p>57826</text:p>
          </table:table-cell>
          <table:table-cell office:value-type="float" office:value="64841" calcext:value-type="float">
            <text:p>64841</text:p>
          </table:table-cell>
          <table:table-cell office:value-type="float" office:value="62695" calcext:value-type="float">
            <text:p>62695</text:p>
          </table:table-cell>
          <table:table-cell table:formula="of:=ABS([.D600]-[.E600])" office:value-type="float" office:value="2146" calcext:value-type="float">
            <text:p>2146</text:p>
          </table:table-cell>
          <table:table-cell table:number-columns-repeated="2"/>
          <table:table-cell table:formula="of:=COUNTIF([.C$2:.C$1001];[.B600])" office:value-type="float" office:value="0" calcext:value-type="float">
            <text:p>0</text:p>
          </table:table-cell>
          <table:table-cell table:formula="of:=[.I600]*[.B60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0565 <text:s text:c="2"/>18865</text:p>
          </table:table-cell>
          <table:table-cell office:value-type="float" office:value="50565" calcext:value-type="float">
            <text:p>50565</text:p>
          </table:table-cell>
          <table:table-cell office:value-type="float" office:value="18865" calcext:value-type="float">
            <text:p>18865</text:p>
          </table:table-cell>
          <table:table-cell office:value-type="float" office:value="64868" calcext:value-type="float">
            <text:p>64868</text:p>
          </table:table-cell>
          <table:table-cell office:value-type="float" office:value="62695" calcext:value-type="float">
            <text:p>62695</text:p>
          </table:table-cell>
          <table:table-cell table:formula="of:=ABS([.D601]-[.E601])" office:value-type="float" office:value="2173" calcext:value-type="float">
            <text:p>2173</text:p>
          </table:table-cell>
          <table:table-cell table:number-columns-repeated="2"/>
          <table:table-cell table:formula="of:=COUNTIF([.C$2:.C$1001];[.B601])" office:value-type="float" office:value="0" calcext:value-type="float">
            <text:p>0</text:p>
          </table:table-cell>
          <table:table-cell table:formula="of:=[.I601]*[.B60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750 <text:s text:c="2"/>15951</text:p>
          </table:table-cell>
          <table:table-cell office:value-type="float" office:value="10750" calcext:value-type="float">
            <text:p>10750</text:p>
          </table:table-cell>
          <table:table-cell office:value-type="float" office:value="15951" calcext:value-type="float">
            <text:p>15951</text:p>
          </table:table-cell>
          <table:table-cell office:value-type="float" office:value="64882" calcext:value-type="float">
            <text:p>64882</text:p>
          </table:table-cell>
          <table:table-cell office:value-type="float" office:value="62695" calcext:value-type="float">
            <text:p>62695</text:p>
          </table:table-cell>
          <table:table-cell table:formula="of:=ABS([.D602]-[.E602])" office:value-type="float" office:value="2187" calcext:value-type="float">
            <text:p>2187</text:p>
          </table:table-cell>
          <table:table-cell table:number-columns-repeated="2"/>
          <table:table-cell table:formula="of:=COUNTIF([.C$2:.C$1001];[.B602])" office:value-type="float" office:value="0" calcext:value-type="float">
            <text:p>0</text:p>
          </table:table-cell>
          <table:table-cell table:formula="of:=[.I602]*[.B60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6359 <text:s text:c="2"/>36926</text:p>
          </table:table-cell>
          <table:table-cell office:value-type="float" office:value="86359" calcext:value-type="float">
            <text:p>86359</text:p>
          </table:table-cell>
          <table:table-cell office:value-type="float" office:value="36926" calcext:value-type="float">
            <text:p>36926</text:p>
          </table:table-cell>
          <table:table-cell office:value-type="float" office:value="64915" calcext:value-type="float">
            <text:p>64915</text:p>
          </table:table-cell>
          <table:table-cell office:value-type="float" office:value="62695" calcext:value-type="float">
            <text:p>62695</text:p>
          </table:table-cell>
          <table:table-cell table:formula="of:=ABS([.D603]-[.E603])" office:value-type="float" office:value="2220" calcext:value-type="float">
            <text:p>2220</text:p>
          </table:table-cell>
          <table:table-cell table:number-columns-repeated="2"/>
          <table:table-cell table:formula="of:=COUNTIF([.C$2:.C$1001];[.B603])" office:value-type="float" office:value="0" calcext:value-type="float">
            <text:p>0</text:p>
          </table:table-cell>
          <table:table-cell table:formula="of:=[.I603]*[.B60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412 <text:s text:c="2"/>20622</text:p>
          </table:table-cell>
          <table:table-cell office:value-type="float" office:value="17412" calcext:value-type="float">
            <text:p>17412</text:p>
          </table:table-cell>
          <table:table-cell office:value-type="float" office:value="20622" calcext:value-type="float">
            <text:p>20622</text:p>
          </table:table-cell>
          <table:table-cell office:value-type="float" office:value="64953" calcext:value-type="float">
            <text:p>64953</text:p>
          </table:table-cell>
          <table:table-cell office:value-type="float" office:value="62695" calcext:value-type="float">
            <text:p>62695</text:p>
          </table:table-cell>
          <table:table-cell table:formula="of:=ABS([.D604]-[.E604])" office:value-type="float" office:value="2258" calcext:value-type="float">
            <text:p>2258</text:p>
          </table:table-cell>
          <table:table-cell table:number-columns-repeated="2"/>
          <table:table-cell table:formula="of:=COUNTIF([.C$2:.C$1001];[.B604])" office:value-type="float" office:value="0" calcext:value-type="float">
            <text:p>0</text:p>
          </table:table-cell>
          <table:table-cell table:formula="of:=[.I604]*[.B60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6284 <text:s text:c="2"/>58734</text:p>
          </table:table-cell>
          <table:table-cell office:value-type="float" office:value="56284" calcext:value-type="float">
            <text:p>56284</text:p>
          </table:table-cell>
          <table:table-cell office:value-type="float" office:value="58734" calcext:value-type="float">
            <text:p>58734</text:p>
          </table:table-cell>
          <table:table-cell office:value-type="float" office:value="65046" calcext:value-type="float">
            <text:p>65046</text:p>
          </table:table-cell>
          <table:table-cell office:value-type="float" office:value="62695" calcext:value-type="float">
            <text:p>62695</text:p>
          </table:table-cell>
          <table:table-cell table:formula="of:=ABS([.D605]-[.E605])" office:value-type="float" office:value="2351" calcext:value-type="float">
            <text:p>2351</text:p>
          </table:table-cell>
          <table:table-cell table:number-columns-repeated="2"/>
          <table:table-cell table:formula="of:=COUNTIF([.C$2:.C$1001];[.B605])" office:value-type="float" office:value="0" calcext:value-type="float">
            <text:p>0</text:p>
          </table:table-cell>
          <table:table-cell table:formula="of:=[.I605]*[.B60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4630 <text:s text:c="2"/>32786</text:p>
          </table:table-cell>
          <table:table-cell office:value-type="float" office:value="24630" calcext:value-type="float">
            <text:p>24630</text:p>
          </table:table-cell>
          <table:table-cell office:value-type="float" office:value="32786" calcext:value-type="float">
            <text:p>32786</text:p>
          </table:table-cell>
          <table:table-cell office:value-type="float" office:value="65047" calcext:value-type="float">
            <text:p>65047</text:p>
          </table:table-cell>
          <table:table-cell office:value-type="float" office:value="62739" calcext:value-type="float">
            <text:p>62739</text:p>
          </table:table-cell>
          <table:table-cell table:formula="of:=ABS([.D606]-[.E606])" office:value-type="float" office:value="2308" calcext:value-type="float">
            <text:p>2308</text:p>
          </table:table-cell>
          <table:table-cell table:number-columns-repeated="2"/>
          <table:table-cell table:formula="of:=COUNTIF([.C$2:.C$1001];[.B606])" office:value-type="float" office:value="0" calcext:value-type="float">
            <text:p>0</text:p>
          </table:table-cell>
          <table:table-cell table:formula="of:=[.I606]*[.B60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890 <text:s text:c="2"/>31524</text:p>
          </table:table-cell>
          <table:table-cell office:value-type="float" office:value="51890" calcext:value-type="float">
            <text:p>51890</text:p>
          </table:table-cell>
          <table:table-cell office:value-type="float" office:value="31524" calcext:value-type="float">
            <text:p>31524</text:p>
          </table:table-cell>
          <table:table-cell office:value-type="float" office:value="65102" calcext:value-type="float">
            <text:p>65102</text:p>
          </table:table-cell>
          <table:table-cell office:value-type="float" office:value="62823" calcext:value-type="float">
            <text:p>62823</text:p>
          </table:table-cell>
          <table:table-cell table:formula="of:=ABS([.D607]-[.E607])" office:value-type="float" office:value="2279" calcext:value-type="float">
            <text:p>2279</text:p>
          </table:table-cell>
          <table:table-cell table:number-columns-repeated="2"/>
          <table:table-cell table:formula="of:=COUNTIF([.C$2:.C$1001];[.B607])" office:value-type="float" office:value="0" calcext:value-type="float">
            <text:p>0</text:p>
          </table:table-cell>
          <table:table-cell table:formula="of:=[.I607]*[.B60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2891 <text:s text:c="2"/>15178</text:p>
          </table:table-cell>
          <table:table-cell office:value-type="float" office:value="62891" calcext:value-type="float">
            <text:p>62891</text:p>
          </table:table-cell>
          <table:table-cell office:value-type="float" office:value="15178" calcext:value-type="float">
            <text:p>15178</text:p>
          </table:table-cell>
          <table:table-cell office:value-type="float" office:value="65135" calcext:value-type="float">
            <text:p>65135</text:p>
          </table:table-cell>
          <table:table-cell office:value-type="float" office:value="62893" calcext:value-type="float">
            <text:p>62893</text:p>
          </table:table-cell>
          <table:table-cell table:formula="of:=ABS([.D608]-[.E608])" office:value-type="float" office:value="2242" calcext:value-type="float">
            <text:p>2242</text:p>
          </table:table-cell>
          <table:table-cell table:number-columns-repeated="2"/>
          <table:table-cell table:formula="of:=COUNTIF([.C$2:.C$1001];[.B608])" office:value-type="float" office:value="0" calcext:value-type="float">
            <text:p>0</text:p>
          </table:table-cell>
          <table:table-cell table:formula="of:=[.I608]*[.B60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0991 <text:s text:c="2"/>54171</text:p>
          </table:table-cell>
          <table:table-cell office:value-type="float" office:value="90991" calcext:value-type="float">
            <text:p>90991</text:p>
          </table:table-cell>
          <table:table-cell office:value-type="float" office:value="54171" calcext:value-type="float">
            <text:p>54171</text:p>
          </table:table-cell>
          <table:table-cell office:value-type="float" office:value="65243" calcext:value-type="float">
            <text:p>65243</text:p>
          </table:table-cell>
          <table:table-cell office:value-type="float" office:value="63037" calcext:value-type="float">
            <text:p>63037</text:p>
          </table:table-cell>
          <table:table-cell table:formula="of:=ABS([.D609]-[.E609])" office:value-type="float" office:value="2206" calcext:value-type="float">
            <text:p>2206</text:p>
          </table:table-cell>
          <table:table-cell table:number-columns-repeated="2"/>
          <table:table-cell table:formula="of:=COUNTIF([.C$2:.C$1001];[.B609])" office:value-type="float" office:value="0" calcext:value-type="float">
            <text:p>0</text:p>
          </table:table-cell>
          <table:table-cell table:formula="of:=[.I609]*[.B60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8599 <text:s text:c="2"/>35575</text:p>
          </table:table-cell>
          <table:table-cell office:value-type="float" office:value="18599" calcext:value-type="float">
            <text:p>18599</text:p>
          </table:table-cell>
          <table:table-cell office:value-type="float" office:value="35575" calcext:value-type="float">
            <text:p>35575</text:p>
          </table:table-cell>
          <table:table-cell office:value-type="float" office:value="65266" calcext:value-type="float">
            <text:p>65266</text:p>
          </table:table-cell>
          <table:table-cell office:value-type="float" office:value="63061" calcext:value-type="float">
            <text:p>63061</text:p>
          </table:table-cell>
          <table:table-cell table:formula="of:=ABS([.D610]-[.E610])" office:value-type="float" office:value="2205" calcext:value-type="float">
            <text:p>2205</text:p>
          </table:table-cell>
          <table:table-cell table:number-columns-repeated="2"/>
          <table:table-cell table:formula="of:=COUNTIF([.C$2:.C$1001];[.B610])" office:value-type="float" office:value="0" calcext:value-type="float">
            <text:p>0</text:p>
          </table:table-cell>
          <table:table-cell table:formula="of:=[.I610]*[.B6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8865 <text:s text:c="2"/>35025</text:p>
          </table:table-cell>
          <table:table-cell office:value-type="float" office:value="18865" calcext:value-type="float">
            <text:p>18865</text:p>
          </table:table-cell>
          <table:table-cell office:value-type="float" office:value="35025" calcext:value-type="float">
            <text:p>35025</text:p>
          </table:table-cell>
          <table:table-cell office:value-type="float" office:value="65414" calcext:value-type="float">
            <text:p>65414</text:p>
          </table:table-cell>
          <table:table-cell office:value-type="float" office:value="63436" calcext:value-type="float">
            <text:p>63436</text:p>
          </table:table-cell>
          <table:table-cell table:formula="of:=ABS([.D611]-[.E611])" office:value-type="float" office:value="1978" calcext:value-type="float">
            <text:p>1978</text:p>
          </table:table-cell>
          <table:table-cell table:number-columns-repeated="2"/>
          <table:table-cell table:formula="of:=COUNTIF([.C$2:.C$1001];[.B611])" office:value-type="float" office:value="19" calcext:value-type="float">
            <text:p>19</text:p>
          </table:table-cell>
          <table:table-cell table:formula="of:=[.I611]*[.B611]" office:value-type="float" office:value="358435" calcext:value-type="float">
            <text:p>35843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6344 <text:s text:c="2"/>13399</text:p>
          </table:table-cell>
          <table:table-cell office:value-type="float" office:value="26344" calcext:value-type="float">
            <text:p>26344</text:p>
          </table:table-cell>
          <table:table-cell office:value-type="float" office:value="13399" calcext:value-type="float">
            <text:p>13399</text:p>
          </table:table-cell>
          <table:table-cell office:value-type="float" office:value="65441" calcext:value-type="float">
            <text:p>65441</text:p>
          </table:table-cell>
          <table:table-cell office:value-type="float" office:value="63592" calcext:value-type="float">
            <text:p>63592</text:p>
          </table:table-cell>
          <table:table-cell table:formula="of:=ABS([.D612]-[.E612])" office:value-type="float" office:value="1849" calcext:value-type="float">
            <text:p>1849</text:p>
          </table:table-cell>
          <table:table-cell table:number-columns-repeated="2"/>
          <table:table-cell table:formula="of:=COUNTIF([.C$2:.C$1001];[.B612])" office:value-type="float" office:value="0" calcext:value-type="float">
            <text:p>0</text:p>
          </table:table-cell>
          <table:table-cell table:formula="of:=[.I612]*[.B6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8002 <text:s text:c="2"/>85776</text:p>
          </table:table-cell>
          <table:table-cell office:value-type="float" office:value="18002" calcext:value-type="float">
            <text:p>18002</text:p>
          </table:table-cell>
          <table:table-cell office:value-type="float" office:value="85776" calcext:value-type="float">
            <text:p>85776</text:p>
          </table:table-cell>
          <table:table-cell office:value-type="float" office:value="65481" calcext:value-type="float">
            <text:p>65481</text:p>
          </table:table-cell>
          <table:table-cell office:value-type="float" office:value="63716" calcext:value-type="float">
            <text:p>63716</text:p>
          </table:table-cell>
          <table:table-cell table:formula="of:=ABS([.D613]-[.E613])" office:value-type="float" office:value="1765" calcext:value-type="float">
            <text:p>1765</text:p>
          </table:table-cell>
          <table:table-cell table:number-columns-repeated="2"/>
          <table:table-cell table:formula="of:=COUNTIF([.C$2:.C$1001];[.B613])" office:value-type="float" office:value="0" calcext:value-type="float">
            <text:p>0</text:p>
          </table:table-cell>
          <table:table-cell table:formula="of:=[.I613]*[.B6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1277 <text:s text:c="2"/>96879</text:p>
          </table:table-cell>
          <table:table-cell office:value-type="float" office:value="61277" calcext:value-type="float">
            <text:p>61277</text:p>
          </table:table-cell>
          <table:table-cell office:value-type="float" office:value="96879" calcext:value-type="float">
            <text:p>96879</text:p>
          </table:table-cell>
          <table:table-cell office:value-type="float" office:value="65496" calcext:value-type="float">
            <text:p>65496</text:p>
          </table:table-cell>
          <table:table-cell office:value-type="float" office:value="63961" calcext:value-type="float">
            <text:p>63961</text:p>
          </table:table-cell>
          <table:table-cell table:formula="of:=ABS([.D614]-[.E614])" office:value-type="float" office:value="1535" calcext:value-type="float">
            <text:p>1535</text:p>
          </table:table-cell>
          <table:table-cell table:number-columns-repeated="2"/>
          <table:table-cell table:formula="of:=COUNTIF([.C$2:.C$1001];[.B614])" office:value-type="float" office:value="0" calcext:value-type="float">
            <text:p>0</text:p>
          </table:table-cell>
          <table:table-cell table:formula="of:=[.I614]*[.B6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7141 <text:s text:c="2"/>57031</text:p>
          </table:table-cell>
          <table:table-cell office:value-type="float" office:value="37141" calcext:value-type="float">
            <text:p>37141</text:p>
          </table:table-cell>
          <table:table-cell office:value-type="float" office:value="57031" calcext:value-type="float">
            <text:p>57031</text:p>
          </table:table-cell>
          <table:table-cell office:value-type="float" office:value="65685" calcext:value-type="float">
            <text:p>65685</text:p>
          </table:table-cell>
          <table:table-cell office:value-type="float" office:value="64001" calcext:value-type="float">
            <text:p>64001</text:p>
          </table:table-cell>
          <table:table-cell table:formula="of:=ABS([.D615]-[.E615])" office:value-type="float" office:value="1684" calcext:value-type="float">
            <text:p>1684</text:p>
          </table:table-cell>
          <table:table-cell table:number-columns-repeated="2"/>
          <table:table-cell table:formula="of:=COUNTIF([.C$2:.C$1001];[.B615])" office:value-type="float" office:value="0" calcext:value-type="float">
            <text:p>0</text:p>
          </table:table-cell>
          <table:table-cell table:formula="of:=[.I615]*[.B6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6471 <text:s text:c="2"/>75319</text:p>
          </table:table-cell>
          <table:table-cell office:value-type="float" office:value="86471" calcext:value-type="float">
            <text:p>86471</text:p>
          </table:table-cell>
          <table:table-cell office:value-type="float" office:value="75319" calcext:value-type="float">
            <text:p>75319</text:p>
          </table:table-cell>
          <table:table-cell office:value-type="float" office:value="65760" calcext:value-type="float">
            <text:p>65760</text:p>
          </table:table-cell>
          <table:table-cell office:value-type="float" office:value="64011" calcext:value-type="float">
            <text:p>64011</text:p>
          </table:table-cell>
          <table:table-cell table:formula="of:=ABS([.D616]-[.E616])" office:value-type="float" office:value="1749" calcext:value-type="float">
            <text:p>1749</text:p>
          </table:table-cell>
          <table:table-cell table:number-columns-repeated="2"/>
          <table:table-cell table:formula="of:=COUNTIF([.C$2:.C$1001];[.B616])" office:value-type="float" office:value="2" calcext:value-type="float">
            <text:p>2</text:p>
          </table:table-cell>
          <table:table-cell table:formula="of:=[.I616]*[.B616]" office:value-type="float" office:value="172942" calcext:value-type="float">
            <text:p>17294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111 <text:s text:c="2"/>37439</text:p>
          </table:table-cell>
          <table:table-cell office:value-type="float" office:value="55111" calcext:value-type="float">
            <text:p>55111</text:p>
          </table:table-cell>
          <table:table-cell office:value-type="float" office:value="37439" calcext:value-type="float">
            <text:p>37439</text:p>
          </table:table-cell>
          <table:table-cell office:value-type="float" office:value="65777" calcext:value-type="float">
            <text:p>65777</text:p>
          </table:table-cell>
          <table:table-cell office:value-type="float" office:value="64187" calcext:value-type="float">
            <text:p>64187</text:p>
          </table:table-cell>
          <table:table-cell table:formula="of:=ABS([.D617]-[.E617])" office:value-type="float" office:value="1590" calcext:value-type="float">
            <text:p>1590</text:p>
          </table:table-cell>
          <table:table-cell table:number-columns-repeated="2"/>
          <table:table-cell table:formula="of:=COUNTIF([.C$2:.C$1001];[.B617])" office:value-type="float" office:value="0" calcext:value-type="float">
            <text:p>0</text:p>
          </table:table-cell>
          <table:table-cell table:formula="of:=[.I617]*[.B6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1036 <text:s text:c="2"/>72230</text:p>
          </table:table-cell>
          <table:table-cell office:value-type="float" office:value="41036" calcext:value-type="float">
            <text:p>41036</text:p>
          </table:table-cell>
          <table:table-cell office:value-type="float" office:value="72230" calcext:value-type="float">
            <text:p>72230</text:p>
          </table:table-cell>
          <table:table-cell office:value-type="float" office:value="65835" calcext:value-type="float">
            <text:p>65835</text:p>
          </table:table-cell>
          <table:table-cell office:value-type="float" office:value="64190" calcext:value-type="float">
            <text:p>64190</text:p>
          </table:table-cell>
          <table:table-cell table:formula="of:=ABS([.D618]-[.E618])" office:value-type="float" office:value="1645" calcext:value-type="float">
            <text:p>1645</text:p>
          </table:table-cell>
          <table:table-cell table:number-columns-repeated="2"/>
          <table:table-cell table:formula="of:=COUNTIF([.C$2:.C$1001];[.B618])" office:value-type="float" office:value="0" calcext:value-type="float">
            <text:p>0</text:p>
          </table:table-cell>
          <table:table-cell table:formula="of:=[.I618]*[.B61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319 <text:s text:c="2"/>96257</text:p>
          </table:table-cell>
          <table:table-cell office:value-type="float" office:value="57319" calcext:value-type="float">
            <text:p>57319</text:p>
          </table:table-cell>
          <table:table-cell office:value-type="float" office:value="96257" calcext:value-type="float">
            <text:p>96257</text:p>
          </table:table-cell>
          <table:table-cell office:value-type="float" office:value="66052" calcext:value-type="float">
            <text:p>66052</text:p>
          </table:table-cell>
          <table:table-cell office:value-type="float" office:value="64349" calcext:value-type="float">
            <text:p>64349</text:p>
          </table:table-cell>
          <table:table-cell table:formula="of:=ABS([.D619]-[.E619])" office:value-type="float" office:value="1703" calcext:value-type="float">
            <text:p>1703</text:p>
          </table:table-cell>
          <table:table-cell table:number-columns-repeated="2"/>
          <table:table-cell table:formula="of:=COUNTIF([.C$2:.C$1001];[.B619])" office:value-type="float" office:value="0" calcext:value-type="float">
            <text:p>0</text:p>
          </table:table-cell>
          <table:table-cell table:formula="of:=[.I619]*[.B61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621 <text:s text:c="2"/>10761</text:p>
          </table:table-cell>
          <table:table-cell office:value-type="float" office:value="44621" calcext:value-type="float">
            <text:p>44621</text:p>
          </table:table-cell>
          <table:table-cell office:value-type="float" office:value="10761" calcext:value-type="float">
            <text:p>10761</text:p>
          </table:table-cell>
          <table:table-cell office:value-type="float" office:value="66142" calcext:value-type="float">
            <text:p>66142</text:p>
          </table:table-cell>
          <table:table-cell office:value-type="float" office:value="64382" calcext:value-type="float">
            <text:p>64382</text:p>
          </table:table-cell>
          <table:table-cell table:formula="of:=ABS([.D620]-[.E620])" office:value-type="float" office:value="1760" calcext:value-type="float">
            <text:p>1760</text:p>
          </table:table-cell>
          <table:table-cell table:number-columns-repeated="2"/>
          <table:table-cell table:formula="of:=COUNTIF([.C$2:.C$1001];[.B620])" office:value-type="float" office:value="0" calcext:value-type="float">
            <text:p>0</text:p>
          </table:table-cell>
          <table:table-cell table:formula="of:=[.I620]*[.B62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3452 <text:s text:c="2"/>89121</text:p>
          </table:table-cell>
          <table:table-cell office:value-type="float" office:value="63452" calcext:value-type="float">
            <text:p>63452</text:p>
          </table:table-cell>
          <table:table-cell office:value-type="float" office:value="89121" calcext:value-type="float">
            <text:p>89121</text:p>
          </table:table-cell>
          <table:table-cell office:value-type="float" office:value="66261" calcext:value-type="float">
            <text:p>66261</text:p>
          </table:table-cell>
          <table:table-cell office:value-type="float" office:value="64394" calcext:value-type="float">
            <text:p>64394</text:p>
          </table:table-cell>
          <table:table-cell table:formula="of:=ABS([.D621]-[.E621])" office:value-type="float" office:value="1867" calcext:value-type="float">
            <text:p>1867</text:p>
          </table:table-cell>
          <table:table-cell table:number-columns-repeated="2"/>
          <table:table-cell table:formula="of:=COUNTIF([.C$2:.C$1001];[.B621])" office:value-type="float" office:value="0" calcext:value-type="float">
            <text:p>0</text:p>
          </table:table-cell>
          <table:table-cell table:formula="of:=[.I621]*[.B62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428 <text:s text:c="2"/>44023</text:p>
          </table:table-cell>
          <table:table-cell office:value-type="float" office:value="64428" calcext:value-type="float">
            <text:p>64428</text:p>
          </table:table-cell>
          <table:table-cell office:value-type="float" office:value="44023" calcext:value-type="float">
            <text:p>44023</text:p>
          </table:table-cell>
          <table:table-cell office:value-type="float" office:value="66370" calcext:value-type="float">
            <text:p>66370</text:p>
          </table:table-cell>
          <table:table-cell office:value-type="float" office:value="64499" calcext:value-type="float">
            <text:p>64499</text:p>
          </table:table-cell>
          <table:table-cell table:formula="of:=ABS([.D622]-[.E622])" office:value-type="float" office:value="1871" calcext:value-type="float">
            <text:p>1871</text:p>
          </table:table-cell>
          <table:table-cell table:number-columns-repeated="2"/>
          <table:table-cell table:formula="of:=COUNTIF([.C$2:.C$1001];[.B622])" office:value-type="float" office:value="0" calcext:value-type="float">
            <text:p>0</text:p>
          </table:table-cell>
          <table:table-cell table:formula="of:=[.I622]*[.B62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409 <text:s text:c="2"/>64868</text:p>
          </table:table-cell>
          <table:table-cell office:value-type="float" office:value="94409" calcext:value-type="float">
            <text:p>94409</text:p>
          </table:table-cell>
          <table:table-cell office:value-type="float" office:value="64868" calcext:value-type="float">
            <text:p>64868</text:p>
          </table:table-cell>
          <table:table-cell office:value-type="float" office:value="66387" calcext:value-type="float">
            <text:p>66387</text:p>
          </table:table-cell>
          <table:table-cell office:value-type="float" office:value="64511" calcext:value-type="float">
            <text:p>64511</text:p>
          </table:table-cell>
          <table:table-cell table:formula="of:=ABS([.D623]-[.E623])" office:value-type="float" office:value="1876" calcext:value-type="float">
            <text:p>1876</text:p>
          </table:table-cell>
          <table:table-cell table:number-columns-repeated="2"/>
          <table:table-cell table:formula="of:=COUNTIF([.C$2:.C$1001];[.B623])" office:value-type="float" office:value="0" calcext:value-type="float">
            <text:p>0</text:p>
          </table:table-cell>
          <table:table-cell table:formula="of:=[.I623]*[.B62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533 <text:s text:c="2"/>68365</text:p>
          </table:table-cell>
          <table:table-cell office:value-type="float" office:value="97533" calcext:value-type="float">
            <text:p>97533</text:p>
          </table:table-cell>
          <table:table-cell office:value-type="float" office:value="68365" calcext:value-type="float">
            <text:p>68365</text:p>
          </table:table-cell>
          <table:table-cell office:value-type="float" office:value="66391" calcext:value-type="float">
            <text:p>66391</text:p>
          </table:table-cell>
          <table:table-cell office:value-type="float" office:value="64868" calcext:value-type="float">
            <text:p>64868</text:p>
          </table:table-cell>
          <table:table-cell table:formula="of:=ABS([.D624]-[.E624])" office:value-type="float" office:value="1523" calcext:value-type="float">
            <text:p>1523</text:p>
          </table:table-cell>
          <table:table-cell table:number-columns-repeated="2"/>
          <table:table-cell table:formula="of:=COUNTIF([.C$2:.C$1001];[.B624])" office:value-type="float" office:value="0" calcext:value-type="float">
            <text:p>0</text:p>
          </table:table-cell>
          <table:table-cell table:formula="of:=[.I624]*[.B62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422 <text:s text:c="2"/>53621</text:p>
          </table:table-cell>
          <table:table-cell office:value-type="float" office:value="44422" calcext:value-type="float">
            <text:p>44422</text:p>
          </table:table-cell>
          <table:table-cell office:value-type="float" office:value="53621" calcext:value-type="float">
            <text:p>53621</text:p>
          </table:table-cell>
          <table:table-cell office:value-type="float" office:value="66534" calcext:value-type="float">
            <text:p>66534</text:p>
          </table:table-cell>
          <table:table-cell office:value-type="float" office:value="64868" calcext:value-type="float">
            <text:p>64868</text:p>
          </table:table-cell>
          <table:table-cell table:formula="of:=ABS([.D625]-[.E625])" office:value-type="float" office:value="1666" calcext:value-type="float">
            <text:p>1666</text:p>
          </table:table-cell>
          <table:table-cell table:number-columns-repeated="2"/>
          <table:table-cell table:formula="of:=COUNTIF([.C$2:.C$1001];[.B625])" office:value-type="float" office:value="0" calcext:value-type="float">
            <text:p>0</text:p>
          </table:table-cell>
          <table:table-cell table:formula="of:=[.I625]*[.B62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2027 <text:s text:c="2"/>13439</text:p>
          </table:table-cell>
          <table:table-cell office:value-type="float" office:value="82027" calcext:value-type="float">
            <text:p>82027</text:p>
          </table:table-cell>
          <table:table-cell office:value-type="float" office:value="13439" calcext:value-type="float">
            <text:p>13439</text:p>
          </table:table-cell>
          <table:table-cell office:value-type="float" office:value="66680" calcext:value-type="float">
            <text:p>66680</text:p>
          </table:table-cell>
          <table:table-cell office:value-type="float" office:value="64868" calcext:value-type="float">
            <text:p>64868</text:p>
          </table:table-cell>
          <table:table-cell table:formula="of:=ABS([.D626]-[.E626])" office:value-type="float" office:value="1812" calcext:value-type="float">
            <text:p>1812</text:p>
          </table:table-cell>
          <table:table-cell table:number-columns-repeated="2"/>
          <table:table-cell table:formula="of:=COUNTIF([.C$2:.C$1001];[.B626])" office:value-type="float" office:value="0" calcext:value-type="float">
            <text:p>0</text:p>
          </table:table-cell>
          <table:table-cell table:formula="of:=[.I626]*[.B62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954 <text:s text:c="2"/>54919</text:p>
          </table:table-cell>
          <table:table-cell office:value-type="float" office:value="12954" calcext:value-type="float">
            <text:p>12954</text:p>
          </table:table-cell>
          <table:table-cell office:value-type="float" office:value="54919" calcext:value-type="float">
            <text:p>54919</text:p>
          </table:table-cell>
          <table:table-cell office:value-type="float" office:value="66682" calcext:value-type="float">
            <text:p>66682</text:p>
          </table:table-cell>
          <table:table-cell office:value-type="float" office:value="64868" calcext:value-type="float">
            <text:p>64868</text:p>
          </table:table-cell>
          <table:table-cell table:formula="of:=ABS([.D627]-[.E627])" office:value-type="float" office:value="1814" calcext:value-type="float">
            <text:p>1814</text:p>
          </table:table-cell>
          <table:table-cell table:number-columns-repeated="2"/>
          <table:table-cell table:formula="of:=COUNTIF([.C$2:.C$1001];[.B627])" office:value-type="float" office:value="0" calcext:value-type="float">
            <text:p>0</text:p>
          </table:table-cell>
          <table:table-cell table:formula="of:=[.I627]*[.B62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7142 <text:s text:c="2"/>25744</text:p>
          </table:table-cell>
          <table:table-cell office:value-type="float" office:value="47142" calcext:value-type="float">
            <text:p>47142</text:p>
          </table:table-cell>
          <table:table-cell office:value-type="float" office:value="25744" calcext:value-type="float">
            <text:p>25744</text:p>
          </table:table-cell>
          <table:table-cell office:value-type="float" office:value="66723" calcext:value-type="float">
            <text:p>66723</text:p>
          </table:table-cell>
          <table:table-cell office:value-type="float" office:value="64868" calcext:value-type="float">
            <text:p>64868</text:p>
          </table:table-cell>
          <table:table-cell table:formula="of:=ABS([.D628]-[.E628])" office:value-type="float" office:value="1855" calcext:value-type="float">
            <text:p>1855</text:p>
          </table:table-cell>
          <table:table-cell table:number-columns-repeated="2"/>
          <table:table-cell table:formula="of:=COUNTIF([.C$2:.C$1001];[.B628])" office:value-type="float" office:value="0" calcext:value-type="float">
            <text:p>0</text:p>
          </table:table-cell>
          <table:table-cell table:formula="of:=[.I628]*[.B62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528 <text:s text:c="2"/>66521</text:p>
          </table:table-cell>
          <table:table-cell office:value-type="float" office:value="85528" calcext:value-type="float">
            <text:p>85528</text:p>
          </table:table-cell>
          <table:table-cell office:value-type="float" office:value="66521" calcext:value-type="float">
            <text:p>66521</text:p>
          </table:table-cell>
          <table:table-cell office:value-type="float" office:value="66761" calcext:value-type="float">
            <text:p>66761</text:p>
          </table:table-cell>
          <table:table-cell office:value-type="float" office:value="64868" calcext:value-type="float">
            <text:p>64868</text:p>
          </table:table-cell>
          <table:table-cell table:formula="of:=ABS([.D629]-[.E629])" office:value-type="float" office:value="1893" calcext:value-type="float">
            <text:p>1893</text:p>
          </table:table-cell>
          <table:table-cell table:number-columns-repeated="2"/>
          <table:table-cell table:formula="of:=COUNTIF([.C$2:.C$1001];[.B629])" office:value-type="float" office:value="0" calcext:value-type="float">
            <text:p>0</text:p>
          </table:table-cell>
          <table:table-cell table:formula="of:=[.I629]*[.B62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1778 <text:s text:c="2"/>62695</text:p>
          </table:table-cell>
          <table:table-cell office:value-type="float" office:value="81778" calcext:value-type="float">
            <text:p>81778</text:p>
          </table:table-cell>
          <table:table-cell office:value-type="float" office:value="62695" calcext:value-type="float">
            <text:p>62695</text:p>
          </table:table-cell>
          <table:table-cell office:value-type="float" office:value="66811" calcext:value-type="float">
            <text:p>66811</text:p>
          </table:table-cell>
          <table:table-cell office:value-type="float" office:value="64868" calcext:value-type="float">
            <text:p>64868</text:p>
          </table:table-cell>
          <table:table-cell table:formula="of:=ABS([.D630]-[.E630])" office:value-type="float" office:value="1943" calcext:value-type="float">
            <text:p>1943</text:p>
          </table:table-cell>
          <table:table-cell table:number-columns-repeated="2"/>
          <table:table-cell table:formula="of:=COUNTIF([.C$2:.C$1001];[.B630])" office:value-type="float" office:value="0" calcext:value-type="float">
            <text:p>0</text:p>
          </table:table-cell>
          <table:table-cell table:formula="of:=[.I630]*[.B63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7727 <text:s text:c="2"/>32777</text:p>
          </table:table-cell>
          <table:table-cell office:value-type="float" office:value="67727" calcext:value-type="float">
            <text:p>67727</text:p>
          </table:table-cell>
          <table:table-cell office:value-type="float" office:value="32777" calcext:value-type="float">
            <text:p>32777</text:p>
          </table:table-cell>
          <table:table-cell office:value-type="float" office:value="66840" calcext:value-type="float">
            <text:p>66840</text:p>
          </table:table-cell>
          <table:table-cell office:value-type="float" office:value="64868" calcext:value-type="float">
            <text:p>64868</text:p>
          </table:table-cell>
          <table:table-cell table:formula="of:=ABS([.D631]-[.E631])" office:value-type="float" office:value="1972" calcext:value-type="float">
            <text:p>1972</text:p>
          </table:table-cell>
          <table:table-cell table:number-columns-repeated="2"/>
          <table:table-cell table:formula="of:=COUNTIF([.C$2:.C$1001];[.B631])" office:value-type="float" office:value="0" calcext:value-type="float">
            <text:p>0</text:p>
          </table:table-cell>
          <table:table-cell table:formula="of:=[.I631]*[.B63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391 <text:s text:c="2"/>39630</text:p>
          </table:table-cell>
          <table:table-cell office:value-type="float" office:value="66391" calcext:value-type="float">
            <text:p>66391</text:p>
          </table:table-cell>
          <table:table-cell office:value-type="float" office:value="39630" calcext:value-type="float">
            <text:p>39630</text:p>
          </table:table-cell>
          <table:table-cell office:value-type="float" office:value="66997" calcext:value-type="float">
            <text:p>66997</text:p>
          </table:table-cell>
          <table:table-cell office:value-type="float" office:value="64868" calcext:value-type="float">
            <text:p>64868</text:p>
          </table:table-cell>
          <table:table-cell table:formula="of:=ABS([.D632]-[.E632])" office:value-type="float" office:value="2129" calcext:value-type="float">
            <text:p>2129</text:p>
          </table:table-cell>
          <table:table-cell table:number-columns-repeated="2"/>
          <table:table-cell table:formula="of:=COUNTIF([.C$2:.C$1001];[.B632])" office:value-type="float" office:value="0" calcext:value-type="float">
            <text:p>0</text:p>
          </table:table-cell>
          <table:table-cell table:formula="of:=[.I632]*[.B63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4686 <text:s text:c="2"/>62695</text:p>
          </table:table-cell>
          <table:table-cell office:value-type="float" office:value="24686" calcext:value-type="float">
            <text:p>24686</text:p>
          </table:table-cell>
          <table:table-cell office:value-type="float" office:value="62695" calcext:value-type="float">
            <text:p>62695</text:p>
          </table:table-cell>
          <table:table-cell office:value-type="float" office:value="67009" calcext:value-type="float">
            <text:p>67009</text:p>
          </table:table-cell>
          <table:table-cell office:value-type="float" office:value="64868" calcext:value-type="float">
            <text:p>64868</text:p>
          </table:table-cell>
          <table:table-cell table:formula="of:=ABS([.D633]-[.E633])" office:value-type="float" office:value="2141" calcext:value-type="float">
            <text:p>2141</text:p>
          </table:table-cell>
          <table:table-cell table:number-columns-repeated="2"/>
          <table:table-cell table:formula="of:=COUNTIF([.C$2:.C$1001];[.B633])" office:value-type="float" office:value="0" calcext:value-type="float">
            <text:p>0</text:p>
          </table:table-cell>
          <table:table-cell table:formula="of:=[.I633]*[.B63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1899 <text:s text:c="2"/>59594</text:p>
          </table:table-cell>
          <table:table-cell office:value-type="float" office:value="81899" calcext:value-type="float">
            <text:p>81899</text:p>
          </table:table-cell>
          <table:table-cell office:value-type="float" office:value="59594" calcext:value-type="float">
            <text:p>59594</text:p>
          </table:table-cell>
          <table:table-cell office:value-type="float" office:value="67064" calcext:value-type="float">
            <text:p>67064</text:p>
          </table:table-cell>
          <table:table-cell office:value-type="float" office:value="64868" calcext:value-type="float">
            <text:p>64868</text:p>
          </table:table-cell>
          <table:table-cell table:formula="of:=ABS([.D634]-[.E634])" office:value-type="float" office:value="2196" calcext:value-type="float">
            <text:p>2196</text:p>
          </table:table-cell>
          <table:table-cell table:number-columns-repeated="2"/>
          <table:table-cell table:formula="of:=COUNTIF([.C$2:.C$1001];[.B634])" office:value-type="float" office:value="0" calcext:value-type="float">
            <text:p>0</text:p>
          </table:table-cell>
          <table:table-cell table:formula="of:=[.I634]*[.B63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924 <text:s text:c="2"/>99354</text:p>
          </table:table-cell>
          <table:table-cell office:value-type="float" office:value="23924" calcext:value-type="float">
            <text:p>23924</text:p>
          </table:table-cell>
          <table:table-cell office:value-type="float" office:value="99354" calcext:value-type="float">
            <text:p>99354</text:p>
          </table:table-cell>
          <table:table-cell office:value-type="float" office:value="67067" calcext:value-type="float">
            <text:p>67067</text:p>
          </table:table-cell>
          <table:table-cell office:value-type="float" office:value="64929" calcext:value-type="float">
            <text:p>64929</text:p>
          </table:table-cell>
          <table:table-cell table:formula="of:=ABS([.D635]-[.E635])" office:value-type="float" office:value="2138" calcext:value-type="float">
            <text:p>2138</text:p>
          </table:table-cell>
          <table:table-cell table:number-columns-repeated="2"/>
          <table:table-cell table:formula="of:=COUNTIF([.C$2:.C$1001];[.B635])" office:value-type="float" office:value="0" calcext:value-type="float">
            <text:p>0</text:p>
          </table:table-cell>
          <table:table-cell table:formula="of:=[.I635]*[.B63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401 <text:s text:c="2"/>50030</text:p>
          </table:table-cell>
          <table:table-cell office:value-type="float" office:value="28401" calcext:value-type="float">
            <text:p>28401</text:p>
          </table:table-cell>
          <table:table-cell office:value-type="float" office:value="50030" calcext:value-type="float">
            <text:p>50030</text:p>
          </table:table-cell>
          <table:table-cell office:value-type="float" office:value="67071" calcext:value-type="float">
            <text:p>67071</text:p>
          </table:table-cell>
          <table:table-cell office:value-type="float" office:value="65042" calcext:value-type="float">
            <text:p>65042</text:p>
          </table:table-cell>
          <table:table-cell table:formula="of:=ABS([.D636]-[.E636])" office:value-type="float" office:value="2029" calcext:value-type="float">
            <text:p>2029</text:p>
          </table:table-cell>
          <table:table-cell table:number-columns-repeated="2"/>
          <table:table-cell table:formula="of:=COUNTIF([.C$2:.C$1001];[.B636])" office:value-type="float" office:value="0" calcext:value-type="float">
            <text:p>0</text:p>
          </table:table-cell>
          <table:table-cell table:formula="of:=[.I636]*[.B63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839 <text:s text:c="2"/>98409</text:p>
          </table:table-cell>
          <table:table-cell office:value-type="float" office:value="25839" calcext:value-type="float">
            <text:p>25839</text:p>
          </table:table-cell>
          <table:table-cell office:value-type="float" office:value="98409" calcext:value-type="float">
            <text:p>98409</text:p>
          </table:table-cell>
          <table:table-cell office:value-type="float" office:value="67277" calcext:value-type="float">
            <text:p>67277</text:p>
          </table:table-cell>
          <table:table-cell office:value-type="float" office:value="65630" calcext:value-type="float">
            <text:p>65630</text:p>
          </table:table-cell>
          <table:table-cell table:formula="of:=ABS([.D637]-[.E637])" office:value-type="float" office:value="1647" calcext:value-type="float">
            <text:p>1647</text:p>
          </table:table-cell>
          <table:table-cell table:number-columns-repeated="2"/>
          <table:table-cell table:formula="of:=COUNTIF([.C$2:.C$1001];[.B637])" office:value-type="float" office:value="0" calcext:value-type="float">
            <text:p>0</text:p>
          </table:table-cell>
          <table:table-cell table:formula="of:=[.I637]*[.B63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0138 <text:s text:c="2"/>30520</text:p>
          </table:table-cell>
          <table:table-cell office:value-type="float" office:value="80138" calcext:value-type="float">
            <text:p>80138</text:p>
          </table:table-cell>
          <table:table-cell office:value-type="float" office:value="30520" calcext:value-type="float">
            <text:p>30520</text:p>
          </table:table-cell>
          <table:table-cell office:value-type="float" office:value="67491" calcext:value-type="float">
            <text:p>67491</text:p>
          </table:table-cell>
          <table:table-cell office:value-type="float" office:value="65914" calcext:value-type="float">
            <text:p>65914</text:p>
          </table:table-cell>
          <table:table-cell table:formula="of:=ABS([.D638]-[.E638])" office:value-type="float" office:value="1577" calcext:value-type="float">
            <text:p>1577</text:p>
          </table:table-cell>
          <table:table-cell table:number-columns-repeated="2"/>
          <table:table-cell table:formula="of:=COUNTIF([.C$2:.C$1001];[.B638])" office:value-type="float" office:value="0" calcext:value-type="float">
            <text:p>0</text:p>
          </table:table-cell>
          <table:table-cell table:formula="of:=[.I638]*[.B63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999 <text:s text:c="2"/>14824</text:p>
          </table:table-cell>
          <table:table-cell office:value-type="float" office:value="54999" calcext:value-type="float">
            <text:p>54999</text:p>
          </table:table-cell>
          <table:table-cell office:value-type="float" office:value="14824" calcext:value-type="float">
            <text:p>14824</text:p>
          </table:table-cell>
          <table:table-cell office:value-type="float" office:value="67586" calcext:value-type="float">
            <text:p>67586</text:p>
          </table:table-cell>
          <table:table-cell office:value-type="float" office:value="65924" calcext:value-type="float">
            <text:p>65924</text:p>
          </table:table-cell>
          <table:table-cell table:formula="of:=ABS([.D639]-[.E639])" office:value-type="float" office:value="1662" calcext:value-type="float">
            <text:p>1662</text:p>
          </table:table-cell>
          <table:table-cell table:number-columns-repeated="2"/>
          <table:table-cell table:formula="of:=COUNTIF([.C$2:.C$1001];[.B639])" office:value-type="float" office:value="0" calcext:value-type="float">
            <text:p>0</text:p>
          </table:table-cell>
          <table:table-cell table:formula="of:=[.I639]*[.B63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3520 <text:s text:c="2"/>54172</text:p>
          </table:table-cell>
          <table:table-cell office:value-type="float" office:value="93520" calcext:value-type="float">
            <text:p>93520</text:p>
          </table:table-cell>
          <table:table-cell office:value-type="float" office:value="54172" calcext:value-type="float">
            <text:p>54172</text:p>
          </table:table-cell>
          <table:table-cell office:value-type="float" office:value="67708" calcext:value-type="float">
            <text:p>67708</text:p>
          </table:table-cell>
          <table:table-cell office:value-type="float" office:value="65959" calcext:value-type="float">
            <text:p>65959</text:p>
          </table:table-cell>
          <table:table-cell table:formula="of:=ABS([.D640]-[.E640])" office:value-type="float" office:value="1749" calcext:value-type="float">
            <text:p>1749</text:p>
          </table:table-cell>
          <table:table-cell table:number-columns-repeated="2"/>
          <table:table-cell table:formula="of:=COUNTIF([.C$2:.C$1001];[.B640])" office:value-type="float" office:value="0" calcext:value-type="float">
            <text:p>0</text:p>
          </table:table-cell>
          <table:table-cell table:formula="of:=[.I640]*[.B64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113 <text:s text:c="2"/>64190</text:p>
          </table:table-cell>
          <table:table-cell office:value-type="float" office:value="75113" calcext:value-type="float">
            <text:p>75113</text:p>
          </table:table-cell>
          <table:table-cell office:value-type="float" office:value="64190" calcext:value-type="float">
            <text:p>64190</text:p>
          </table:table-cell>
          <table:table-cell office:value-type="float" office:value="67720" calcext:value-type="float">
            <text:p>67720</text:p>
          </table:table-cell>
          <table:table-cell office:value-type="float" office:value="66058" calcext:value-type="float">
            <text:p>66058</text:p>
          </table:table-cell>
          <table:table-cell table:formula="of:=ABS([.D641]-[.E641])" office:value-type="float" office:value="1662" calcext:value-type="float">
            <text:p>1662</text:p>
          </table:table-cell>
          <table:table-cell table:number-columns-repeated="2"/>
          <table:table-cell table:formula="of:=COUNTIF([.C$2:.C$1001];[.B641])" office:value-type="float" office:value="0" calcext:value-type="float">
            <text:p>0</text:p>
          </table:table-cell>
          <table:table-cell table:formula="of:=[.I641]*[.B64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779 <text:s text:c="2"/>18923</text:p>
          </table:table-cell>
          <table:table-cell office:value-type="float" office:value="60779" calcext:value-type="float">
            <text:p>60779</text:p>
          </table:table-cell>
          <table:table-cell office:value-type="float" office:value="18923" calcext:value-type="float">
            <text:p>18923</text:p>
          </table:table-cell>
          <table:table-cell office:value-type="float" office:value="67727" calcext:value-type="float">
            <text:p>67727</text:p>
          </table:table-cell>
          <table:table-cell office:value-type="float" office:value="66142" calcext:value-type="float">
            <text:p>66142</text:p>
          </table:table-cell>
          <table:table-cell table:formula="of:=ABS([.D642]-[.E642])" office:value-type="float" office:value="1585" calcext:value-type="float">
            <text:p>1585</text:p>
          </table:table-cell>
          <table:table-cell table:number-columns-repeated="2"/>
          <table:table-cell table:formula="of:=COUNTIF([.C$2:.C$1001];[.B642])" office:value-type="float" office:value="0" calcext:value-type="float">
            <text:p>0</text:p>
          </table:table-cell>
          <table:table-cell table:formula="of:=[.I642]*[.B64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55 <text:s text:c="2"/>41820</text:p>
          </table:table-cell>
          <table:table-cell office:value-type="float" office:value="10355" calcext:value-type="float">
            <text:p>10355</text:p>
          </table:table-cell>
          <table:table-cell office:value-type="float" office:value="41820" calcext:value-type="float">
            <text:p>41820</text:p>
          </table:table-cell>
          <table:table-cell office:value-type="float" office:value="67767" calcext:value-type="float">
            <text:p>67767</text:p>
          </table:table-cell>
          <table:table-cell office:value-type="float" office:value="66142" calcext:value-type="float">
            <text:p>66142</text:p>
          </table:table-cell>
          <table:table-cell table:formula="of:=ABS([.D643]-[.E643])" office:value-type="float" office:value="1625" calcext:value-type="float">
            <text:p>1625</text:p>
          </table:table-cell>
          <table:table-cell table:number-columns-repeated="2"/>
          <table:table-cell table:formula="of:=COUNTIF([.C$2:.C$1001];[.B643])" office:value-type="float" office:value="0" calcext:value-type="float">
            <text:p>0</text:p>
          </table:table-cell>
          <table:table-cell table:formula="of:=[.I643]*[.B64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2709 <text:s text:c="2"/>20332</text:p>
          </table:table-cell>
          <table:table-cell office:value-type="float" office:value="32709" calcext:value-type="float">
            <text:p>32709</text:p>
          </table:table-cell>
          <table:table-cell office:value-type="float" office:value="20332" calcext:value-type="float">
            <text:p>20332</text:p>
          </table:table-cell>
          <table:table-cell office:value-type="float" office:value="67778" calcext:value-type="float">
            <text:p>67778</text:p>
          </table:table-cell>
          <table:table-cell office:value-type="float" office:value="66142" calcext:value-type="float">
            <text:p>66142</text:p>
          </table:table-cell>
          <table:table-cell table:formula="of:=ABS([.D644]-[.E644])" office:value-type="float" office:value="1636" calcext:value-type="float">
            <text:p>1636</text:p>
          </table:table-cell>
          <table:table-cell table:number-columns-repeated="2"/>
          <table:table-cell table:formula="of:=COUNTIF([.C$2:.C$1001];[.B644])" office:value-type="float" office:value="0" calcext:value-type="float">
            <text:p>0</text:p>
          </table:table-cell>
          <table:table-cell table:formula="of:=[.I644]*[.B64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938 <text:s text:c="2"/>70681</text:p>
          </table:table-cell>
          <table:table-cell office:value-type="float" office:value="54938" calcext:value-type="float">
            <text:p>54938</text:p>
          </table:table-cell>
          <table:table-cell office:value-type="float" office:value="70681" calcext:value-type="float">
            <text:p>70681</text:p>
          </table:table-cell>
          <table:table-cell office:value-type="float" office:value="67881" calcext:value-type="float">
            <text:p>67881</text:p>
          </table:table-cell>
          <table:table-cell office:value-type="float" office:value="66142" calcext:value-type="float">
            <text:p>66142</text:p>
          </table:table-cell>
          <table:table-cell table:formula="of:=ABS([.D645]-[.E645])" office:value-type="float" office:value="1739" calcext:value-type="float">
            <text:p>1739</text:p>
          </table:table-cell>
          <table:table-cell table:number-columns-repeated="2"/>
          <table:table-cell table:formula="of:=COUNTIF([.C$2:.C$1001];[.B645])" office:value-type="float" office:value="0" calcext:value-type="float">
            <text:p>0</text:p>
          </table:table-cell>
          <table:table-cell table:formula="of:=[.I645]*[.B64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9081 <text:s text:c="2"/>57031</text:p>
          </table:table-cell>
          <table:table-cell office:value-type="float" office:value="49081" calcext:value-type="float">
            <text:p>49081</text:p>
          </table:table-cell>
          <table:table-cell office:value-type="float" office:value="57031" calcext:value-type="float">
            <text:p>57031</text:p>
          </table:table-cell>
          <table:table-cell office:value-type="float" office:value="68077" calcext:value-type="float">
            <text:p>68077</text:p>
          </table:table-cell>
          <table:table-cell office:value-type="float" office:value="66142" calcext:value-type="float">
            <text:p>66142</text:p>
          </table:table-cell>
          <table:table-cell table:formula="of:=ABS([.D646]-[.E646])" office:value-type="float" office:value="1935" calcext:value-type="float">
            <text:p>1935</text:p>
          </table:table-cell>
          <table:table-cell table:number-columns-repeated="2"/>
          <table:table-cell table:formula="of:=COUNTIF([.C$2:.C$1001];[.B646])" office:value-type="float" office:value="0" calcext:value-type="float">
            <text:p>0</text:p>
          </table:table-cell>
          <table:table-cell table:formula="of:=[.I646]*[.B64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825 <text:s text:c="2"/>82761</text:p>
          </table:table-cell>
          <table:table-cell office:value-type="float" office:value="59825" calcext:value-type="float">
            <text:p>59825</text:p>
          </table:table-cell>
          <table:table-cell office:value-type="float" office:value="82761" calcext:value-type="float">
            <text:p>82761</text:p>
          </table:table-cell>
          <table:table-cell office:value-type="float" office:value="68185" calcext:value-type="float">
            <text:p>68185</text:p>
          </table:table-cell>
          <table:table-cell office:value-type="float" office:value="66142" calcext:value-type="float">
            <text:p>66142</text:p>
          </table:table-cell>
          <table:table-cell table:formula="of:=ABS([.D647]-[.E647])" office:value-type="float" office:value="2043" calcext:value-type="float">
            <text:p>2043</text:p>
          </table:table-cell>
          <table:table-cell table:number-columns-repeated="2"/>
          <table:table-cell table:formula="of:=COUNTIF([.C$2:.C$1001];[.B647])" office:value-type="float" office:value="0" calcext:value-type="float">
            <text:p>0</text:p>
          </table:table-cell>
          <table:table-cell table:formula="of:=[.I647]*[.B64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8481 <text:s text:c="2"/>66142</text:p>
          </table:table-cell>
          <table:table-cell office:value-type="float" office:value="38481" calcext:value-type="float">
            <text:p>38481</text:p>
          </table:table-cell>
          <table:table-cell office:value-type="float" office:value="66142" calcext:value-type="float">
            <text:p>66142</text:p>
          </table:table-cell>
          <table:table-cell office:value-type="float" office:value="68378" calcext:value-type="float">
            <text:p>68378</text:p>
          </table:table-cell>
          <table:table-cell office:value-type="float" office:value="66142" calcext:value-type="float">
            <text:p>66142</text:p>
          </table:table-cell>
          <table:table-cell table:formula="of:=ABS([.D648]-[.E648])" office:value-type="float" office:value="2236" calcext:value-type="float">
            <text:p>2236</text:p>
          </table:table-cell>
          <table:table-cell table:number-columns-repeated="2"/>
          <table:table-cell table:formula="of:=COUNTIF([.C$2:.C$1001];[.B648])" office:value-type="float" office:value="0" calcext:value-type="float">
            <text:p>0</text:p>
          </table:table-cell>
          <table:table-cell table:formula="of:=[.I648]*[.B64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642 <text:s text:c="2"/>85776</text:p>
          </table:table-cell>
          <table:table-cell office:value-type="float" office:value="17642" calcext:value-type="float">
            <text:p>17642</text:p>
          </table:table-cell>
          <table:table-cell office:value-type="float" office:value="85776" calcext:value-type="float">
            <text:p>85776</text:p>
          </table:table-cell>
          <table:table-cell office:value-type="float" office:value="68470" calcext:value-type="float">
            <text:p>68470</text:p>
          </table:table-cell>
          <table:table-cell office:value-type="float" office:value="66142" calcext:value-type="float">
            <text:p>66142</text:p>
          </table:table-cell>
          <table:table-cell table:formula="of:=ABS([.D649]-[.E649])" office:value-type="float" office:value="2328" calcext:value-type="float">
            <text:p>2328</text:p>
          </table:table-cell>
          <table:table-cell table:number-columns-repeated="2"/>
          <table:table-cell table:formula="of:=COUNTIF([.C$2:.C$1001];[.B649])" office:value-type="float" office:value="0" calcext:value-type="float">
            <text:p>0</text:p>
          </table:table-cell>
          <table:table-cell table:formula="of:=[.I649]*[.B64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3320 <text:s text:c="2"/>64868</text:p>
          </table:table-cell>
          <table:table-cell office:value-type="float" office:value="93320" calcext:value-type="float">
            <text:p>93320</text:p>
          </table:table-cell>
          <table:table-cell office:value-type="float" office:value="64868" calcext:value-type="float">
            <text:p>64868</text:p>
          </table:table-cell>
          <table:table-cell office:value-type="float" office:value="68536" calcext:value-type="float">
            <text:p>68536</text:p>
          </table:table-cell>
          <table:table-cell office:value-type="float" office:value="66142" calcext:value-type="float">
            <text:p>66142</text:p>
          </table:table-cell>
          <table:table-cell table:formula="of:=ABS([.D650]-[.E650])" office:value-type="float" office:value="2394" calcext:value-type="float">
            <text:p>2394</text:p>
          </table:table-cell>
          <table:table-cell table:number-columns-repeated="2"/>
          <table:table-cell table:formula="of:=COUNTIF([.C$2:.C$1001];[.B650])" office:value-type="float" office:value="0" calcext:value-type="float">
            <text:p>0</text:p>
          </table:table-cell>
          <table:table-cell table:formula="of:=[.I650]*[.B65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6185 <text:s text:c="2"/>89121</text:p>
          </table:table-cell>
          <table:table-cell office:value-type="float" office:value="86185" calcext:value-type="float">
            <text:p>86185</text:p>
          </table:table-cell>
          <table:table-cell office:value-type="float" office:value="89121" calcext:value-type="float">
            <text:p>89121</text:p>
          </table:table-cell>
          <table:table-cell office:value-type="float" office:value="68594" calcext:value-type="float">
            <text:p>68594</text:p>
          </table:table-cell>
          <table:table-cell office:value-type="float" office:value="66142" calcext:value-type="float">
            <text:p>66142</text:p>
          </table:table-cell>
          <table:table-cell table:formula="of:=ABS([.D651]-[.E651])" office:value-type="float" office:value="2452" calcext:value-type="float">
            <text:p>2452</text:p>
          </table:table-cell>
          <table:table-cell table:number-columns-repeated="2"/>
          <table:table-cell table:formula="of:=COUNTIF([.C$2:.C$1001];[.B651])" office:value-type="float" office:value="0" calcext:value-type="float">
            <text:p>0</text:p>
          </table:table-cell>
          <table:table-cell table:formula="of:=[.I651]*[.B65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0785 <text:s text:c="2"/>20622</text:p>
          </table:table-cell>
          <table:table-cell office:value-type="float" office:value="90785" calcext:value-type="float">
            <text:p>90785</text:p>
          </table:table-cell>
          <table:table-cell office:value-type="float" office:value="20622" calcext:value-type="float">
            <text:p>20622</text:p>
          </table:table-cell>
          <table:table-cell office:value-type="float" office:value="68599" calcext:value-type="float">
            <text:p>68599</text:p>
          </table:table-cell>
          <table:table-cell office:value-type="float" office:value="66142" calcext:value-type="float">
            <text:p>66142</text:p>
          </table:table-cell>
          <table:table-cell table:formula="of:=ABS([.D652]-[.E652])" office:value-type="float" office:value="2457" calcext:value-type="float">
            <text:p>2457</text:p>
          </table:table-cell>
          <table:table-cell table:number-columns-repeated="2"/>
          <table:table-cell table:formula="of:=COUNTIF([.C$2:.C$1001];[.B652])" office:value-type="float" office:value="0" calcext:value-type="float">
            <text:p>0</text:p>
          </table:table-cell>
          <table:table-cell table:formula="of:=[.I652]*[.B65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441 <text:s text:c="2"/>70270</text:p>
          </table:table-cell>
          <table:table-cell office:value-type="float" office:value="78441" calcext:value-type="float">
            <text:p>78441</text:p>
          </table:table-cell>
          <table:table-cell office:value-type="float" office:value="70270" calcext:value-type="float">
            <text:p>70270</text:p>
          </table:table-cell>
          <table:table-cell office:value-type="float" office:value="68842" calcext:value-type="float">
            <text:p>68842</text:p>
          </table:table-cell>
          <table:table-cell office:value-type="float" office:value="66380" calcext:value-type="float">
            <text:p>66380</text:p>
          </table:table-cell>
          <table:table-cell table:formula="of:=ABS([.D653]-[.E653])" office:value-type="float" office:value="2462" calcext:value-type="float">
            <text:p>2462</text:p>
          </table:table-cell>
          <table:table-cell table:number-columns-repeated="2"/>
          <table:table-cell table:formula="of:=COUNTIF([.C$2:.C$1001];[.B653])" office:value-type="float" office:value="0" calcext:value-type="float">
            <text:p>0</text:p>
          </table:table-cell>
          <table:table-cell table:formula="of:=[.I653]*[.B65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058 <text:s text:c="2"/>58554</text:p>
          </table:table-cell>
          <table:table-cell office:value-type="float" office:value="15058" calcext:value-type="float">
            <text:p>15058</text:p>
          </table:table-cell>
          <table:table-cell office:value-type="float" office:value="58554" calcext:value-type="float">
            <text:p>58554</text:p>
          </table:table-cell>
          <table:table-cell office:value-type="float" office:value="68954" calcext:value-type="float">
            <text:p>68954</text:p>
          </table:table-cell>
          <table:table-cell office:value-type="float" office:value="66427" calcext:value-type="float">
            <text:p>66427</text:p>
          </table:table-cell>
          <table:table-cell table:formula="of:=ABS([.D654]-[.E654])" office:value-type="float" office:value="2527" calcext:value-type="float">
            <text:p>2527</text:p>
          </table:table-cell>
          <table:table-cell table:number-columns-repeated="2"/>
          <table:table-cell table:formula="of:=COUNTIF([.C$2:.C$1001];[.B654])" office:value-type="float" office:value="0" calcext:value-type="float">
            <text:p>0</text:p>
          </table:table-cell>
          <table:table-cell table:formula="of:=[.I654]*[.B65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159 <text:s text:c="2"/>99885</text:p>
          </table:table-cell>
          <table:table-cell office:value-type="float" office:value="13159" calcext:value-type="float">
            <text:p>13159</text:p>
          </table:table-cell>
          <table:table-cell office:value-type="float" office:value="99885" calcext:value-type="float">
            <text:p>99885</text:p>
          </table:table-cell>
          <table:table-cell office:value-type="float" office:value="68965" calcext:value-type="float">
            <text:p>68965</text:p>
          </table:table-cell>
          <table:table-cell office:value-type="float" office:value="66433" calcext:value-type="float">
            <text:p>66433</text:p>
          </table:table-cell>
          <table:table-cell table:formula="of:=ABS([.D655]-[.E655])" office:value-type="float" office:value="2532" calcext:value-type="float">
            <text:p>2532</text:p>
          </table:table-cell>
          <table:table-cell table:number-columns-repeated="2"/>
          <table:table-cell table:formula="of:=COUNTIF([.C$2:.C$1001];[.B655])" office:value-type="float" office:value="0" calcext:value-type="float">
            <text:p>0</text:p>
          </table:table-cell>
          <table:table-cell table:formula="of:=[.I655]*[.B65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1048 <text:s text:c="2"/>82807</text:p>
          </table:table-cell>
          <table:table-cell office:value-type="float" office:value="71048" calcext:value-type="float">
            <text:p>71048</text:p>
          </table:table-cell>
          <table:table-cell office:value-type="float" office:value="82807" calcext:value-type="float">
            <text:p>82807</text:p>
          </table:table-cell>
          <table:table-cell office:value-type="float" office:value="68966" calcext:value-type="float">
            <text:p>68966</text:p>
          </table:table-cell>
          <table:table-cell office:value-type="float" office:value="66521" calcext:value-type="float">
            <text:p>66521</text:p>
          </table:table-cell>
          <table:table-cell table:formula="of:=ABS([.D656]-[.E656])" office:value-type="float" office:value="2445" calcext:value-type="float">
            <text:p>2445</text:p>
          </table:table-cell>
          <table:table-cell table:number-columns-repeated="2"/>
          <table:table-cell table:formula="of:=COUNTIF([.C$2:.C$1001];[.B656])" office:value-type="float" office:value="0" calcext:value-type="float">
            <text:p>0</text:p>
          </table:table-cell>
          <table:table-cell table:formula="of:=[.I656]*[.B65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8657 <text:s text:c="2"/>62823</text:p>
          </table:table-cell>
          <table:table-cell office:value-type="float" office:value="18657" calcext:value-type="float">
            <text:p>18657</text:p>
          </table:table-cell>
          <table:table-cell office:value-type="float" office:value="62823" calcext:value-type="float">
            <text:p>62823</text:p>
          </table:table-cell>
          <table:table-cell office:value-type="float" office:value="69048" calcext:value-type="float">
            <text:p>69048</text:p>
          </table:table-cell>
          <table:table-cell office:value-type="float" office:value="66657" calcext:value-type="float">
            <text:p>66657</text:p>
          </table:table-cell>
          <table:table-cell table:formula="of:=ABS([.D657]-[.E657])" office:value-type="float" office:value="2391" calcext:value-type="float">
            <text:p>2391</text:p>
          </table:table-cell>
          <table:table-cell table:number-columns-repeated="2"/>
          <table:table-cell table:formula="of:=COUNTIF([.C$2:.C$1001];[.B657])" office:value-type="float" office:value="0" calcext:value-type="float">
            <text:p>0</text:p>
          </table:table-cell>
          <table:table-cell table:formula="of:=[.I657]*[.B65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375 <text:s text:c="2"/>54382</text:p>
          </table:table-cell>
          <table:table-cell office:value-type="float" office:value="25375" calcext:value-type="float">
            <text:p>25375</text:p>
          </table:table-cell>
          <table:table-cell office:value-type="float" office:value="54382" calcext:value-type="float">
            <text:p>54382</text:p>
          </table:table-cell>
          <table:table-cell office:value-type="float" office:value="69183" calcext:value-type="float">
            <text:p>69183</text:p>
          </table:table-cell>
          <table:table-cell office:value-type="float" office:value="66990" calcext:value-type="float">
            <text:p>66990</text:p>
          </table:table-cell>
          <table:table-cell table:formula="of:=ABS([.D658]-[.E658])" office:value-type="float" office:value="2193" calcext:value-type="float">
            <text:p>2193</text:p>
          </table:table-cell>
          <table:table-cell table:number-columns-repeated="2"/>
          <table:table-cell table:formula="of:=COUNTIF([.C$2:.C$1001];[.B658])" office:value-type="float" office:value="0" calcext:value-type="float">
            <text:p>0</text:p>
          </table:table-cell>
          <table:table-cell table:formula="of:=[.I658]*[.B65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6493 <text:s text:c="2"/>57461</text:p>
          </table:table-cell>
          <table:table-cell office:value-type="float" office:value="86493" calcext:value-type="float">
            <text:p>86493</text:p>
          </table:table-cell>
          <table:table-cell office:value-type="float" office:value="57461" calcext:value-type="float">
            <text:p>57461</text:p>
          </table:table-cell>
          <table:table-cell office:value-type="float" office:value="69221" calcext:value-type="float">
            <text:p>69221</text:p>
          </table:table-cell>
          <table:table-cell office:value-type="float" office:value="67097" calcext:value-type="float">
            <text:p>67097</text:p>
          </table:table-cell>
          <table:table-cell table:formula="of:=ABS([.D659]-[.E659])" office:value-type="float" office:value="2124" calcext:value-type="float">
            <text:p>2124</text:p>
          </table:table-cell>
          <table:table-cell table:number-columns-repeated="2"/>
          <table:table-cell table:formula="of:=COUNTIF([.C$2:.C$1001];[.B659])" office:value-type="float" office:value="0" calcext:value-type="float">
            <text:p>0</text:p>
          </table:table-cell>
          <table:table-cell table:formula="of:=[.I659]*[.B65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8185 <text:s text:c="2"/>49281</text:p>
          </table:table-cell>
          <table:table-cell office:value-type="float" office:value="68185" calcext:value-type="float">
            <text:p>68185</text:p>
          </table:table-cell>
          <table:table-cell office:value-type="float" office:value="49281" calcext:value-type="float">
            <text:p>49281</text:p>
          </table:table-cell>
          <table:table-cell office:value-type="float" office:value="69300" calcext:value-type="float">
            <text:p>69300</text:p>
          </table:table-cell>
          <table:table-cell office:value-type="float" office:value="67176" calcext:value-type="float">
            <text:p>67176</text:p>
          </table:table-cell>
          <table:table-cell table:formula="of:=ABS([.D660]-[.E660])" office:value-type="float" office:value="2124" calcext:value-type="float">
            <text:p>2124</text:p>
          </table:table-cell>
          <table:table-cell table:number-columns-repeated="2"/>
          <table:table-cell table:formula="of:=COUNTIF([.C$2:.C$1001];[.B660])" office:value-type="float" office:value="0" calcext:value-type="float">
            <text:p>0</text:p>
          </table:table-cell>
          <table:table-cell table:formula="of:=[.I660]*[.B66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6666 <text:s text:c="2"/>48086</text:p>
          </table:table-cell>
          <table:table-cell office:value-type="float" office:value="36666" calcext:value-type="float">
            <text:p>36666</text:p>
          </table:table-cell>
          <table:table-cell office:value-type="float" office:value="48086" calcext:value-type="float">
            <text:p>48086</text:p>
          </table:table-cell>
          <table:table-cell office:value-type="float" office:value="69307" calcext:value-type="float">
            <text:p>69307</text:p>
          </table:table-cell>
          <table:table-cell office:value-type="float" office:value="67372" calcext:value-type="float">
            <text:p>67372</text:p>
          </table:table-cell>
          <table:table-cell table:formula="of:=ABS([.D661]-[.E661])" office:value-type="float" office:value="1935" calcext:value-type="float">
            <text:p>1935</text:p>
          </table:table-cell>
          <table:table-cell table:number-columns-repeated="2"/>
          <table:table-cell table:formula="of:=COUNTIF([.C$2:.C$1001];[.B661])" office:value-type="float" office:value="0" calcext:value-type="float">
            <text:p>0</text:p>
          </table:table-cell>
          <table:table-cell table:formula="of:=[.I661]*[.B66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255 <text:s text:c="2"/>76149</text:p>
          </table:table-cell>
          <table:table-cell office:value-type="float" office:value="57255" calcext:value-type="float">
            <text:p>57255</text:p>
          </table:table-cell>
          <table:table-cell office:value-type="float" office:value="76149" calcext:value-type="float">
            <text:p>76149</text:p>
          </table:table-cell>
          <table:table-cell office:value-type="float" office:value="69428" calcext:value-type="float">
            <text:p>69428</text:p>
          </table:table-cell>
          <table:table-cell office:value-type="float" office:value="67448" calcext:value-type="float">
            <text:p>67448</text:p>
          </table:table-cell>
          <table:table-cell table:formula="of:=ABS([.D662]-[.E662])" office:value-type="float" office:value="1980" calcext:value-type="float">
            <text:p>1980</text:p>
          </table:table-cell>
          <table:table-cell table:number-columns-repeated="2"/>
          <table:table-cell table:formula="of:=COUNTIF([.C$2:.C$1001];[.B662])" office:value-type="float" office:value="0" calcext:value-type="float">
            <text:p>0</text:p>
          </table:table-cell>
          <table:table-cell table:formula="of:=[.I662]*[.B66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9221 <text:s text:c="2"/>70681</text:p>
          </table:table-cell>
          <table:table-cell office:value-type="float" office:value="69221" calcext:value-type="float">
            <text:p>69221</text:p>
          </table:table-cell>
          <table:table-cell office:value-type="float" office:value="70681" calcext:value-type="float">
            <text:p>70681</text:p>
          </table:table-cell>
          <table:table-cell office:value-type="float" office:value="69484" calcext:value-type="float">
            <text:p>69484</text:p>
          </table:table-cell>
          <table:table-cell office:value-type="float" office:value="67495" calcext:value-type="float">
            <text:p>67495</text:p>
          </table:table-cell>
          <table:table-cell table:formula="of:=ABS([.D663]-[.E663])" office:value-type="float" office:value="1989" calcext:value-type="float">
            <text:p>1989</text:p>
          </table:table-cell>
          <table:table-cell table:number-columns-repeated="2"/>
          <table:table-cell table:formula="of:=COUNTIF([.C$2:.C$1001];[.B663])" office:value-type="float" office:value="0" calcext:value-type="float">
            <text:p>0</text:p>
          </table:table-cell>
          <table:table-cell table:formula="of:=[.I663]*[.B66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455 <text:s text:c="2"/>45466</text:p>
          </table:table-cell>
          <table:table-cell office:value-type="float" office:value="13455" calcext:value-type="float">
            <text:p>13455</text:p>
          </table:table-cell>
          <table:table-cell office:value-type="float" office:value="45466" calcext:value-type="float">
            <text:p>45466</text:p>
          </table:table-cell>
          <table:table-cell office:value-type="float" office:value="69512" calcext:value-type="float">
            <text:p>69512</text:p>
          </table:table-cell>
          <table:table-cell office:value-type="float" office:value="67511" calcext:value-type="float">
            <text:p>67511</text:p>
          </table:table-cell>
          <table:table-cell table:formula="of:=ABS([.D664]-[.E664])" office:value-type="float" office:value="2001" calcext:value-type="float">
            <text:p>2001</text:p>
          </table:table-cell>
          <table:table-cell table:number-columns-repeated="2"/>
          <table:table-cell table:formula="of:=COUNTIF([.C$2:.C$1001];[.B664])" office:value-type="float" office:value="0" calcext:value-type="float">
            <text:p>0</text:p>
          </table:table-cell>
          <table:table-cell table:formula="of:=[.I664]*[.B66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124 <text:s text:c="2"/>44225</text:p>
          </table:table-cell>
          <table:table-cell office:value-type="float" office:value="44124" calcext:value-type="float">
            <text:p>44124</text:p>
          </table:table-cell>
          <table:table-cell office:value-type="float" office:value="44225" calcext:value-type="float">
            <text:p>44225</text:p>
          </table:table-cell>
          <table:table-cell office:value-type="float" office:value="69615" calcext:value-type="float">
            <text:p>69615</text:p>
          </table:table-cell>
          <table:table-cell office:value-type="float" office:value="67881" calcext:value-type="float">
            <text:p>67881</text:p>
          </table:table-cell>
          <table:table-cell table:formula="of:=ABS([.D665]-[.E665])" office:value-type="float" office:value="1734" calcext:value-type="float">
            <text:p>1734</text:p>
          </table:table-cell>
          <table:table-cell table:number-columns-repeated="2"/>
          <table:table-cell table:formula="of:=COUNTIF([.C$2:.C$1001];[.B665])" office:value-type="float" office:value="0" calcext:value-type="float">
            <text:p>0</text:p>
          </table:table-cell>
          <table:table-cell table:formula="of:=[.I665]*[.B66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571 <text:s text:c="2"/>79912</text:p>
          </table:table-cell>
          <table:table-cell office:value-type="float" office:value="12571" calcext:value-type="float">
            <text:p>12571</text:p>
          </table:table-cell>
          <table:table-cell office:value-type="float" office:value="79912" calcext:value-type="float">
            <text:p>79912</text:p>
          </table:table-cell>
          <table:table-cell office:value-type="float" office:value="69742" calcext:value-type="float">
            <text:p>69742</text:p>
          </table:table-cell>
          <table:table-cell office:value-type="float" office:value="67881" calcext:value-type="float">
            <text:p>67881</text:p>
          </table:table-cell>
          <table:table-cell table:formula="of:=ABS([.D666]-[.E666])" office:value-type="float" office:value="1861" calcext:value-type="float">
            <text:p>1861</text:p>
          </table:table-cell>
          <table:table-cell table:number-columns-repeated="2"/>
          <table:table-cell table:formula="of:=COUNTIF([.C$2:.C$1001];[.B666])" office:value-type="float" office:value="0" calcext:value-type="float">
            <text:p>0</text:p>
          </table:table-cell>
          <table:table-cell table:formula="of:=[.I666]*[.B66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2123 <text:s text:c="2"/>18865</text:p>
          </table:table-cell>
          <table:table-cell office:value-type="float" office:value="22123" calcext:value-type="float">
            <text:p>22123</text:p>
          </table:table-cell>
          <table:table-cell office:value-type="float" office:value="18865" calcext:value-type="float">
            <text:p>18865</text:p>
          </table:table-cell>
          <table:table-cell office:value-type="float" office:value="69899" calcext:value-type="float">
            <text:p>69899</text:p>
          </table:table-cell>
          <table:table-cell office:value-type="float" office:value="67881" calcext:value-type="float">
            <text:p>67881</text:p>
          </table:table-cell>
          <table:table-cell table:formula="of:=ABS([.D667]-[.E667])" office:value-type="float" office:value="2018" calcext:value-type="float">
            <text:p>2018</text:p>
          </table:table-cell>
          <table:table-cell table:number-columns-repeated="2"/>
          <table:table-cell table:formula="of:=COUNTIF([.C$2:.C$1001];[.B667])" office:value-type="float" office:value="0" calcext:value-type="float">
            <text:p>0</text:p>
          </table:table-cell>
          <table:table-cell table:formula="of:=[.I667]*[.B66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1374 <text:s text:c="2"/>19055</text:p>
          </table:table-cell>
          <table:table-cell office:value-type="float" office:value="41374" calcext:value-type="float">
            <text:p>41374</text:p>
          </table:table-cell>
          <table:table-cell office:value-type="float" office:value="19055" calcext:value-type="float">
            <text:p>19055</text:p>
          </table:table-cell>
          <table:table-cell office:value-type="float" office:value="69916" calcext:value-type="float">
            <text:p>69916</text:p>
          </table:table-cell>
          <table:table-cell office:value-type="float" office:value="67881" calcext:value-type="float">
            <text:p>67881</text:p>
          </table:table-cell>
          <table:table-cell table:formula="of:=ABS([.D668]-[.E668])" office:value-type="float" office:value="2035" calcext:value-type="float">
            <text:p>2035</text:p>
          </table:table-cell>
          <table:table-cell table:number-columns-repeated="2"/>
          <table:table-cell table:formula="of:=COUNTIF([.C$2:.C$1001];[.B668])" office:value-type="float" office:value="0" calcext:value-type="float">
            <text:p>0</text:p>
          </table:table-cell>
          <table:table-cell table:formula="of:=[.I668]*[.B66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066 <text:s text:c="2"/>88458</text:p>
          </table:table-cell>
          <table:table-cell office:value-type="float" office:value="14066" calcext:value-type="float">
            <text:p>14066</text:p>
          </table:table-cell>
          <table:table-cell office:value-type="float" office:value="88458" calcext:value-type="float">
            <text:p>88458</text:p>
          </table:table-cell>
          <table:table-cell office:value-type="float" office:value="69987" calcext:value-type="float">
            <text:p>69987</text:p>
          </table:table-cell>
          <table:table-cell office:value-type="float" office:value="67881" calcext:value-type="float">
            <text:p>67881</text:p>
          </table:table-cell>
          <table:table-cell table:formula="of:=ABS([.D669]-[.E669])" office:value-type="float" office:value="2106" calcext:value-type="float">
            <text:p>2106</text:p>
          </table:table-cell>
          <table:table-cell table:number-columns-repeated="2"/>
          <table:table-cell table:formula="of:=COUNTIF([.C$2:.C$1001];[.B669])" office:value-type="float" office:value="0" calcext:value-type="float">
            <text:p>0</text:p>
          </table:table-cell>
          <table:table-cell table:formula="of:=[.I669]*[.B66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576 <text:s text:c="2"/>53164</text:p>
          </table:table-cell>
          <table:table-cell office:value-type="float" office:value="42576" calcext:value-type="float">
            <text:p>42576</text:p>
          </table:table-cell>
          <table:table-cell office:value-type="float" office:value="53164" calcext:value-type="float">
            <text:p>53164</text:p>
          </table:table-cell>
          <table:table-cell office:value-type="float" office:value="70144" calcext:value-type="float">
            <text:p>70144</text:p>
          </table:table-cell>
          <table:table-cell office:value-type="float" office:value="67881" calcext:value-type="float">
            <text:p>67881</text:p>
          </table:table-cell>
          <table:table-cell table:formula="of:=ABS([.D670]-[.E670])" office:value-type="float" office:value="2263" calcext:value-type="float">
            <text:p>2263</text:p>
          </table:table-cell>
          <table:table-cell table:number-columns-repeated="2"/>
          <table:table-cell table:formula="of:=COUNTIF([.C$2:.C$1001];[.B670])" office:value-type="float" office:value="0" calcext:value-type="float">
            <text:p>0</text:p>
          </table:table-cell>
          <table:table-cell table:formula="of:=[.I670]*[.B67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786 <text:s text:c="2"/>71358</text:p>
          </table:table-cell>
          <table:table-cell office:value-type="float" office:value="54786" calcext:value-type="float">
            <text:p>54786</text:p>
          </table:table-cell>
          <table:table-cell office:value-type="float" office:value="71358" calcext:value-type="float">
            <text:p>71358</text:p>
          </table:table-cell>
          <table:table-cell office:value-type="float" office:value="70310" calcext:value-type="float">
            <text:p>70310</text:p>
          </table:table-cell>
          <table:table-cell office:value-type="float" office:value="67981" calcext:value-type="float">
            <text:p>67981</text:p>
          </table:table-cell>
          <table:table-cell table:formula="of:=ABS([.D671]-[.E671])" office:value-type="float" office:value="2329" calcext:value-type="float">
            <text:p>2329</text:p>
          </table:table-cell>
          <table:table-cell table:number-columns-repeated="2"/>
          <table:table-cell table:formula="of:=COUNTIF([.C$2:.C$1001];[.B671])" office:value-type="float" office:value="0" calcext:value-type="float">
            <text:p>0</text:p>
          </table:table-cell>
          <table:table-cell table:formula="of:=[.I671]*[.B67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8734 <text:s text:c="2"/>32761</text:p>
          </table:table-cell>
          <table:table-cell office:value-type="float" office:value="48734" calcext:value-type="float">
            <text:p>48734</text:p>
          </table:table-cell>
          <table:table-cell office:value-type="float" office:value="32761" calcext:value-type="float">
            <text:p>32761</text:p>
          </table:table-cell>
          <table:table-cell office:value-type="float" office:value="70363" calcext:value-type="float">
            <text:p>70363</text:p>
          </table:table-cell>
          <table:table-cell office:value-type="float" office:value="68035" calcext:value-type="float">
            <text:p>68035</text:p>
          </table:table-cell>
          <table:table-cell table:formula="of:=ABS([.D672]-[.E672])" office:value-type="float" office:value="2328" calcext:value-type="float">
            <text:p>2328</text:p>
          </table:table-cell>
          <table:table-cell table:number-columns-repeated="2"/>
          <table:table-cell table:formula="of:=COUNTIF([.C$2:.C$1001];[.B672])" office:value-type="float" office:value="0" calcext:value-type="float">
            <text:p>0</text:p>
          </table:table-cell>
          <table:table-cell table:formula="of:=[.I672]*[.B67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2366 <text:s text:c="2"/>76013</text:p>
          </table:table-cell>
          <table:table-cell office:value-type="float" office:value="72366" calcext:value-type="float">
            <text:p>72366</text:p>
          </table:table-cell>
          <table:table-cell office:value-type="float" office:value="76013" calcext:value-type="float">
            <text:p>76013</text:p>
          </table:table-cell>
          <table:table-cell office:value-type="float" office:value="70476" calcext:value-type="float">
            <text:p>70476</text:p>
          </table:table-cell>
          <table:table-cell office:value-type="float" office:value="68078" calcext:value-type="float">
            <text:p>68078</text:p>
          </table:table-cell>
          <table:table-cell table:formula="of:=ABS([.D673]-[.E673])" office:value-type="float" office:value="2398" calcext:value-type="float">
            <text:p>2398</text:p>
          </table:table-cell>
          <table:table-cell table:number-columns-repeated="2"/>
          <table:table-cell table:formula="of:=COUNTIF([.C$2:.C$1001];[.B673])" office:value-type="float" office:value="0" calcext:value-type="float">
            <text:p>0</text:p>
          </table:table-cell>
          <table:table-cell table:formula="of:=[.I673]*[.B67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8118 <text:s text:c="2"/>52069</text:p>
          </table:table-cell>
          <table:table-cell office:value-type="float" office:value="38118" calcext:value-type="float">
            <text:p>38118</text:p>
          </table:table-cell>
          <table:table-cell office:value-type="float" office:value="52069" calcext:value-type="float">
            <text:p>52069</text:p>
          </table:table-cell>
          <table:table-cell office:value-type="float" office:value="70681" calcext:value-type="float">
            <text:p>70681</text:p>
          </table:table-cell>
          <table:table-cell office:value-type="float" office:value="68365" calcext:value-type="float">
            <text:p>68365</text:p>
          </table:table-cell>
          <table:table-cell table:formula="of:=ABS([.D674]-[.E674])" office:value-type="float" office:value="2316" calcext:value-type="float">
            <text:p>2316</text:p>
          </table:table-cell>
          <table:table-cell table:number-columns-repeated="2"/>
          <table:table-cell table:formula="of:=COUNTIF([.C$2:.C$1001];[.B674])" office:value-type="float" office:value="0" calcext:value-type="float">
            <text:p>0</text:p>
          </table:table-cell>
          <table:table-cell table:formula="of:=[.I674]*[.B67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516 <text:s text:c="2"/>98303</text:p>
          </table:table-cell>
          <table:table-cell office:value-type="float" office:value="28516" calcext:value-type="float">
            <text:p>28516</text:p>
          </table:table-cell>
          <table:table-cell office:value-type="float" office:value="98303" calcext:value-type="float">
            <text:p>98303</text:p>
          </table:table-cell>
          <table:table-cell office:value-type="float" office:value="70771" calcext:value-type="float">
            <text:p>70771</text:p>
          </table:table-cell>
          <table:table-cell office:value-type="float" office:value="68650" calcext:value-type="float">
            <text:p>68650</text:p>
          </table:table-cell>
          <table:table-cell table:formula="of:=ABS([.D675]-[.E675])" office:value-type="float" office:value="2121" calcext:value-type="float">
            <text:p>2121</text:p>
          </table:table-cell>
          <table:table-cell table:number-columns-repeated="2"/>
          <table:table-cell table:formula="of:=COUNTIF([.C$2:.C$1001];[.B675])" office:value-type="float" office:value="0" calcext:value-type="float">
            <text:p>0</text:p>
          </table:table-cell>
          <table:table-cell table:formula="of:=[.I675]*[.B67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4839 <text:s text:c="2"/>92356</text:p>
          </table:table-cell>
          <table:table-cell office:value-type="float" office:value="84839" calcext:value-type="float">
            <text:p>84839</text:p>
          </table:table-cell>
          <table:table-cell office:value-type="float" office:value="92356" calcext:value-type="float">
            <text:p>92356</text:p>
          </table:table-cell>
          <table:table-cell office:value-type="float" office:value="70986" calcext:value-type="float">
            <text:p>70986</text:p>
          </table:table-cell>
          <table:table-cell office:value-type="float" office:value="68714" calcext:value-type="float">
            <text:p>68714</text:p>
          </table:table-cell>
          <table:table-cell table:formula="of:=ABS([.D676]-[.E676])" office:value-type="float" office:value="2272" calcext:value-type="float">
            <text:p>2272</text:p>
          </table:table-cell>
          <table:table-cell table:number-columns-repeated="2"/>
          <table:table-cell table:formula="of:=COUNTIF([.C$2:.C$1001];[.B676])" office:value-type="float" office:value="0" calcext:value-type="float">
            <text:p>0</text:p>
          </table:table-cell>
          <table:table-cell table:formula="of:=[.I676]*[.B67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3967 <text:s text:c="2"/>51873</text:p>
          </table:table-cell>
          <table:table-cell office:value-type="float" office:value="33967" calcext:value-type="float">
            <text:p>33967</text:p>
          </table:table-cell>
          <table:table-cell office:value-type="float" office:value="51873" calcext:value-type="float">
            <text:p>51873</text:p>
          </table:table-cell>
          <table:table-cell office:value-type="float" office:value="71028" calcext:value-type="float">
            <text:p>71028</text:p>
          </table:table-cell>
          <table:table-cell office:value-type="float" office:value="68721" calcext:value-type="float">
            <text:p>68721</text:p>
          </table:table-cell>
          <table:table-cell table:formula="of:=ABS([.D677]-[.E677])" office:value-type="float" office:value="2307" calcext:value-type="float">
            <text:p>2307</text:p>
          </table:table-cell>
          <table:table-cell table:number-columns-repeated="2"/>
          <table:table-cell table:formula="of:=COUNTIF([.C$2:.C$1001];[.B677])" office:value-type="float" office:value="0" calcext:value-type="float">
            <text:p>0</text:p>
          </table:table-cell>
          <table:table-cell table:formula="of:=[.I677]*[.B67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9686 <text:s text:c="2"/>42909</text:p>
          </table:table-cell>
          <table:table-cell office:value-type="float" office:value="39686" calcext:value-type="float">
            <text:p>39686</text:p>
          </table:table-cell>
          <table:table-cell office:value-type="float" office:value="42909" calcext:value-type="float">
            <text:p>42909</text:p>
          </table:table-cell>
          <table:table-cell office:value-type="float" office:value="71029" calcext:value-type="float">
            <text:p>71029</text:p>
          </table:table-cell>
          <table:table-cell office:value-type="float" office:value="68722" calcext:value-type="float">
            <text:p>68722</text:p>
          </table:table-cell>
          <table:table-cell table:formula="of:=ABS([.D678]-[.E678])" office:value-type="float" office:value="2307" calcext:value-type="float">
            <text:p>2307</text:p>
          </table:table-cell>
          <table:table-cell table:number-columns-repeated="2"/>
          <table:table-cell table:formula="of:=COUNTIF([.C$2:.C$1001];[.B678])" office:value-type="float" office:value="0" calcext:value-type="float">
            <text:p>0</text:p>
          </table:table-cell>
          <table:table-cell table:formula="of:=[.I678]*[.B67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775 <text:s text:c="2"/>58244</text:p>
          </table:table-cell>
          <table:table-cell office:value-type="float" office:value="97775" calcext:value-type="float">
            <text:p>97775</text:p>
          </table:table-cell>
          <table:table-cell office:value-type="float" office:value="58244" calcext:value-type="float">
            <text:p>58244</text:p>
          </table:table-cell>
          <table:table-cell office:value-type="float" office:value="71042" calcext:value-type="float">
            <text:p>71042</text:p>
          </table:table-cell>
          <table:table-cell office:value-type="float" office:value="68793" calcext:value-type="float">
            <text:p>68793</text:p>
          </table:table-cell>
          <table:table-cell table:formula="of:=ABS([.D679]-[.E679])" office:value-type="float" office:value="2249" calcext:value-type="float">
            <text:p>2249</text:p>
          </table:table-cell>
          <table:table-cell table:number-columns-repeated="2"/>
          <table:table-cell table:formula="of:=COUNTIF([.C$2:.C$1001];[.B679])" office:value-type="float" office:value="0" calcext:value-type="float">
            <text:p>0</text:p>
          </table:table-cell>
          <table:table-cell table:formula="of:=[.I679]*[.B67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891 <text:s text:c="2"/>20622</text:p>
          </table:table-cell>
          <table:table-cell office:value-type="float" office:value="97891" calcext:value-type="float">
            <text:p>97891</text:p>
          </table:table-cell>
          <table:table-cell office:value-type="float" office:value="20622" calcext:value-type="float">
            <text:p>20622</text:p>
          </table:table-cell>
          <table:table-cell office:value-type="float" office:value="71048" calcext:value-type="float">
            <text:p>71048</text:p>
          </table:table-cell>
          <table:table-cell office:value-type="float" office:value="68815" calcext:value-type="float">
            <text:p>68815</text:p>
          </table:table-cell>
          <table:table-cell table:formula="of:=ABS([.D680]-[.E680])" office:value-type="float" office:value="2233" calcext:value-type="float">
            <text:p>2233</text:p>
          </table:table-cell>
          <table:table-cell table:number-columns-repeated="2"/>
          <table:table-cell table:formula="of:=COUNTIF([.C$2:.C$1001];[.B680])" office:value-type="float" office:value="0" calcext:value-type="float">
            <text:p>0</text:p>
          </table:table-cell>
          <table:table-cell table:formula="of:=[.I680]*[.B68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5436 <text:s text:c="2"/>31524</text:p>
          </table:table-cell>
          <table:table-cell office:value-type="float" office:value="95436" calcext:value-type="float">
            <text:p>95436</text:p>
          </table:table-cell>
          <table:table-cell office:value-type="float" office:value="31524" calcext:value-type="float">
            <text:p>31524</text:p>
          </table:table-cell>
          <table:table-cell office:value-type="float" office:value="71104" calcext:value-type="float">
            <text:p>71104</text:p>
          </table:table-cell>
          <table:table-cell office:value-type="float" office:value="69040" calcext:value-type="float">
            <text:p>69040</text:p>
          </table:table-cell>
          <table:table-cell table:formula="of:=ABS([.D681]-[.E681])" office:value-type="float" office:value="2064" calcext:value-type="float">
            <text:p>2064</text:p>
          </table:table-cell>
          <table:table-cell table:number-columns-repeated="2"/>
          <table:table-cell table:formula="of:=COUNTIF([.C$2:.C$1001];[.B681])" office:value-type="float" office:value="0" calcext:value-type="float">
            <text:p>0</text:p>
          </table:table-cell>
          <table:table-cell table:formula="of:=[.I681]*[.B68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0160 <text:s text:c="2"/>26365</text:p>
          </table:table-cell>
          <table:table-cell office:value-type="float" office:value="40160" calcext:value-type="float">
            <text:p>40160</text:p>
          </table:table-cell>
          <table:table-cell office:value-type="float" office:value="26365" calcext:value-type="float">
            <text:p>26365</text:p>
          </table:table-cell>
          <table:table-cell office:value-type="float" office:value="71110" calcext:value-type="float">
            <text:p>71110</text:p>
          </table:table-cell>
          <table:table-cell office:value-type="float" office:value="69183" calcext:value-type="float">
            <text:p>69183</text:p>
          </table:table-cell>
          <table:table-cell table:formula="of:=ABS([.D682]-[.E682])" office:value-type="float" office:value="1927" calcext:value-type="float">
            <text:p>1927</text:p>
          </table:table-cell>
          <table:table-cell table:number-columns-repeated="2"/>
          <table:table-cell table:formula="of:=COUNTIF([.C$2:.C$1001];[.B682])" office:value-type="float" office:value="0" calcext:value-type="float">
            <text:p>0</text:p>
          </table:table-cell>
          <table:table-cell table:formula="of:=[.I682]*[.B68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5663 <text:s text:c="2"/>83105</text:p>
          </table:table-cell>
          <table:table-cell office:value-type="float" office:value="45663" calcext:value-type="float">
            <text:p>45663</text:p>
          </table:table-cell>
          <table:table-cell office:value-type="float" office:value="83105" calcext:value-type="float">
            <text:p>83105</text:p>
          </table:table-cell>
          <table:table-cell office:value-type="float" office:value="71248" calcext:value-type="float">
            <text:p>71248</text:p>
          </table:table-cell>
          <table:table-cell office:value-type="float" office:value="69183" calcext:value-type="float">
            <text:p>69183</text:p>
          </table:table-cell>
          <table:table-cell table:formula="of:=ABS([.D683]-[.E683])" office:value-type="float" office:value="2065" calcext:value-type="float">
            <text:p>2065</text:p>
          </table:table-cell>
          <table:table-cell table:number-columns-repeated="2"/>
          <table:table-cell table:formula="of:=COUNTIF([.C$2:.C$1001];[.B683])" office:value-type="float" office:value="0" calcext:value-type="float">
            <text:p>0</text:p>
          </table:table-cell>
          <table:table-cell table:formula="of:=[.I683]*[.B68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959 <text:s text:c="2"/>62695</text:p>
          </table:table-cell>
          <table:table-cell office:value-type="float" office:value="73959" calcext:value-type="float">
            <text:p>73959</text:p>
          </table:table-cell>
          <table:table-cell office:value-type="float" office:value="62695" calcext:value-type="float">
            <text:p>62695</text:p>
          </table:table-cell>
          <table:table-cell office:value-type="float" office:value="71342" calcext:value-type="float">
            <text:p>71342</text:p>
          </table:table-cell>
          <table:table-cell office:value-type="float" office:value="69183" calcext:value-type="float">
            <text:p>69183</text:p>
          </table:table-cell>
          <table:table-cell table:formula="of:=ABS([.D684]-[.E684])" office:value-type="float" office:value="2159" calcext:value-type="float">
            <text:p>2159</text:p>
          </table:table-cell>
          <table:table-cell table:number-columns-repeated="2"/>
          <table:table-cell table:formula="of:=COUNTIF([.C$2:.C$1001];[.B684])" office:value-type="float" office:value="0" calcext:value-type="float">
            <text:p>0</text:p>
          </table:table-cell>
          <table:table-cell table:formula="of:=[.I684]*[.B68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3007 <text:s text:c="2"/>21673</text:p>
          </table:table-cell>
          <table:table-cell office:value-type="float" office:value="83007" calcext:value-type="float">
            <text:p>83007</text:p>
          </table:table-cell>
          <table:table-cell office:value-type="float" office:value="21673" calcext:value-type="float">
            <text:p>21673</text:p>
          </table:table-cell>
          <table:table-cell office:value-type="float" office:value="71383" calcext:value-type="float">
            <text:p>71383</text:p>
          </table:table-cell>
          <table:table-cell office:value-type="float" office:value="69183" calcext:value-type="float">
            <text:p>69183</text:p>
          </table:table-cell>
          <table:table-cell table:formula="of:=ABS([.D685]-[.E685])" office:value-type="float" office:value="2200" calcext:value-type="float">
            <text:p>2200</text:p>
          </table:table-cell>
          <table:table-cell table:number-columns-repeated="2"/>
          <table:table-cell table:formula="of:=COUNTIF([.C$2:.C$1001];[.B685])" office:value-type="float" office:value="0" calcext:value-type="float">
            <text:p>0</text:p>
          </table:table-cell>
          <table:table-cell table:formula="of:=[.I685]*[.B68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716 <text:s text:c="2"/>18865</text:p>
          </table:table-cell>
          <table:table-cell office:value-type="float" office:value="34716" calcext:value-type="float">
            <text:p>34716</text:p>
          </table:table-cell>
          <table:table-cell office:value-type="float" office:value="18865" calcext:value-type="float">
            <text:p>18865</text:p>
          </table:table-cell>
          <table:table-cell office:value-type="float" office:value="71733" calcext:value-type="float">
            <text:p>71733</text:p>
          </table:table-cell>
          <table:table-cell office:value-type="float" office:value="69183" calcext:value-type="float">
            <text:p>69183</text:p>
          </table:table-cell>
          <table:table-cell table:formula="of:=ABS([.D686]-[.E686])" office:value-type="float" office:value="2550" calcext:value-type="float">
            <text:p>2550</text:p>
          </table:table-cell>
          <table:table-cell table:number-columns-repeated="2"/>
          <table:table-cell table:formula="of:=COUNTIF([.C$2:.C$1001];[.B686])" office:value-type="float" office:value="0" calcext:value-type="float">
            <text:p>0</text:p>
          </table:table-cell>
          <table:table-cell table:formula="of:=[.I686]*[.B68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940 <text:s text:c="2"/>60190</text:p>
          </table:table-cell>
          <table:table-cell office:value-type="float" office:value="42940" calcext:value-type="float">
            <text:p>42940</text:p>
          </table:table-cell>
          <table:table-cell office:value-type="float" office:value="60190" calcext:value-type="float">
            <text:p>60190</text:p>
          </table:table-cell>
          <table:table-cell office:value-type="float" office:value="71769" calcext:value-type="float">
            <text:p>71769</text:p>
          </table:table-cell>
          <table:table-cell office:value-type="float" office:value="69183" calcext:value-type="float">
            <text:p>69183</text:p>
          </table:table-cell>
          <table:table-cell table:formula="of:=ABS([.D687]-[.E687])" office:value-type="float" office:value="2586" calcext:value-type="float">
            <text:p>2586</text:p>
          </table:table-cell>
          <table:table-cell table:number-columns-repeated="2"/>
          <table:table-cell table:formula="of:=COUNTIF([.C$2:.C$1001];[.B687])" office:value-type="float" office:value="0" calcext:value-type="float">
            <text:p>0</text:p>
          </table:table-cell>
          <table:table-cell table:formula="of:=[.I687]*[.B68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448 <text:s text:c="2"/>98303</text:p>
          </table:table-cell>
          <table:table-cell office:value-type="float" office:value="30448" calcext:value-type="float">
            <text:p>30448</text:p>
          </table:table-cell>
          <table:table-cell office:value-type="float" office:value="98303" calcext:value-type="float">
            <text:p>98303</text:p>
          </table:table-cell>
          <table:table-cell office:value-type="float" office:value="72127" calcext:value-type="float">
            <text:p>72127</text:p>
          </table:table-cell>
          <table:table-cell office:value-type="float" office:value="69183" calcext:value-type="float">
            <text:p>69183</text:p>
          </table:table-cell>
          <table:table-cell table:formula="of:=ABS([.D688]-[.E688])" office:value-type="float" office:value="2944" calcext:value-type="float">
            <text:p>2944</text:p>
          </table:table-cell>
          <table:table-cell table:number-columns-repeated="2"/>
          <table:table-cell table:formula="of:=COUNTIF([.C$2:.C$1001];[.B688])" office:value-type="float" office:value="0" calcext:value-type="float">
            <text:p>0</text:p>
          </table:table-cell>
          <table:table-cell table:formula="of:=[.I688]*[.B68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016 <text:s text:c="2"/>56062</text:p>
          </table:table-cell>
          <table:table-cell office:value-type="float" office:value="54016" calcext:value-type="float">
            <text:p>54016</text:p>
          </table:table-cell>
          <table:table-cell office:value-type="float" office:value="56062" calcext:value-type="float">
            <text:p>56062</text:p>
          </table:table-cell>
          <table:table-cell office:value-type="float" office:value="72196" calcext:value-type="float">
            <text:p>72196</text:p>
          </table:table-cell>
          <table:table-cell office:value-type="float" office:value="69183" calcext:value-type="float">
            <text:p>69183</text:p>
          </table:table-cell>
          <table:table-cell table:formula="of:=ABS([.D689]-[.E689])" office:value-type="float" office:value="3013" calcext:value-type="float">
            <text:p>3013</text:p>
          </table:table-cell>
          <table:table-cell table:number-columns-repeated="2"/>
          <table:table-cell table:formula="of:=COUNTIF([.C$2:.C$1001];[.B689])" office:value-type="float" office:value="0" calcext:value-type="float">
            <text:p>0</text:p>
          </table:table-cell>
          <table:table-cell table:formula="of:=[.I689]*[.B68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8158 <text:s text:c="2"/>11420</text:p>
          </table:table-cell>
          <table:table-cell office:value-type="float" office:value="98158" calcext:value-type="float">
            <text:p>98158</text:p>
          </table:table-cell>
          <table:table-cell office:value-type="float" office:value="11420" calcext:value-type="float">
            <text:p>11420</text:p>
          </table:table-cell>
          <table:table-cell office:value-type="float" office:value="72249" calcext:value-type="float">
            <text:p>72249</text:p>
          </table:table-cell>
          <table:table-cell office:value-type="float" office:value="69183" calcext:value-type="float">
            <text:p>69183</text:p>
          </table:table-cell>
          <table:table-cell table:formula="of:=ABS([.D690]-[.E690])" office:value-type="float" office:value="3066" calcext:value-type="float">
            <text:p>3066</text:p>
          </table:table-cell>
          <table:table-cell table:number-columns-repeated="2"/>
          <table:table-cell table:formula="of:=COUNTIF([.C$2:.C$1001];[.B690])" office:value-type="float" office:value="0" calcext:value-type="float">
            <text:p>0</text:p>
          </table:table-cell>
          <table:table-cell table:formula="of:=[.I690]*[.B69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6233 <text:s text:c="2"/>67511</text:p>
          </table:table-cell>
          <table:table-cell office:value-type="float" office:value="76233" calcext:value-type="float">
            <text:p>76233</text:p>
          </table:table-cell>
          <table:table-cell office:value-type="float" office:value="67511" calcext:value-type="float">
            <text:p>67511</text:p>
          </table:table-cell>
          <table:table-cell office:value-type="float" office:value="72348" calcext:value-type="float">
            <text:p>72348</text:p>
          </table:table-cell>
          <table:table-cell office:value-type="float" office:value="69183" calcext:value-type="float">
            <text:p>69183</text:p>
          </table:table-cell>
          <table:table-cell table:formula="of:=ABS([.D691]-[.E691])" office:value-type="float" office:value="3165" calcext:value-type="float">
            <text:p>3165</text:p>
          </table:table-cell>
          <table:table-cell table:number-columns-repeated="2"/>
          <table:table-cell table:formula="of:=COUNTIF([.C$2:.C$1001];[.B691])" office:value-type="float" office:value="0" calcext:value-type="float">
            <text:p>0</text:p>
          </table:table-cell>
          <table:table-cell table:formula="of:=[.I691]*[.B69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1248 <text:s text:c="2"/>14271</text:p>
          </table:table-cell>
          <table:table-cell office:value-type="float" office:value="71248" calcext:value-type="float">
            <text:p>71248</text:p>
          </table:table-cell>
          <table:table-cell office:value-type="float" office:value="14271" calcext:value-type="float">
            <text:p>14271</text:p>
          </table:table-cell>
          <table:table-cell office:value-type="float" office:value="72366" calcext:value-type="float">
            <text:p>72366</text:p>
          </table:table-cell>
          <table:table-cell office:value-type="float" office:value="69183" calcext:value-type="float">
            <text:p>69183</text:p>
          </table:table-cell>
          <table:table-cell table:formula="of:=ABS([.D692]-[.E692])" office:value-type="float" office:value="3183" calcext:value-type="float">
            <text:p>3183</text:p>
          </table:table-cell>
          <table:table-cell table:number-columns-repeated="2"/>
          <table:table-cell table:formula="of:=COUNTIF([.C$2:.C$1001];[.B692])" office:value-type="float" office:value="0" calcext:value-type="float">
            <text:p>0</text:p>
          </table:table-cell>
          <table:table-cell table:formula="of:=[.I692]*[.B69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3181 <text:s text:c="2"/>52757</text:p>
          </table:table-cell>
          <table:table-cell office:value-type="float" office:value="33181" calcext:value-type="float">
            <text:p>33181</text:p>
          </table:table-cell>
          <table:table-cell office:value-type="float" office:value="52757" calcext:value-type="float">
            <text:p>52757</text:p>
          </table:table-cell>
          <table:table-cell office:value-type="float" office:value="72427" calcext:value-type="float">
            <text:p>72427</text:p>
          </table:table-cell>
          <table:table-cell office:value-type="float" office:value="69308" calcext:value-type="float">
            <text:p>69308</text:p>
          </table:table-cell>
          <table:table-cell table:formula="of:=ABS([.D693]-[.E693])" office:value-type="float" office:value="3119" calcext:value-type="float">
            <text:p>3119</text:p>
          </table:table-cell>
          <table:table-cell table:number-columns-repeated="2"/>
          <table:table-cell table:formula="of:=COUNTIF([.C$2:.C$1001];[.B693])" office:value-type="float" office:value="0" calcext:value-type="float">
            <text:p>0</text:p>
          </table:table-cell>
          <table:table-cell table:formula="of:=[.I693]*[.B69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295 <text:s text:c="2"/>59594</text:p>
          </table:table-cell>
          <table:table-cell office:value-type="float" office:value="73295" calcext:value-type="float">
            <text:p>73295</text:p>
          </table:table-cell>
          <table:table-cell office:value-type="float" office:value="59594" calcext:value-type="float">
            <text:p>59594</text:p>
          </table:table-cell>
          <table:table-cell office:value-type="float" office:value="72601" calcext:value-type="float">
            <text:p>72601</text:p>
          </table:table-cell>
          <table:table-cell office:value-type="float" office:value="69450" calcext:value-type="float">
            <text:p>69450</text:p>
          </table:table-cell>
          <table:table-cell table:formula="of:=ABS([.D694]-[.E694])" office:value-type="float" office:value="3151" calcext:value-type="float">
            <text:p>3151</text:p>
          </table:table-cell>
          <table:table-cell table:number-columns-repeated="2"/>
          <table:table-cell table:formula="of:=COUNTIF([.C$2:.C$1001];[.B694])" office:value-type="float" office:value="0" calcext:value-type="float">
            <text:p>0</text:p>
          </table:table-cell>
          <table:table-cell table:formula="of:=[.I694]*[.B69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588 <text:s text:c="2"/>69183</text:p>
          </table:table-cell>
          <table:table-cell office:value-type="float" office:value="42588" calcext:value-type="float">
            <text:p>42588</text:p>
          </table:table-cell>
          <table:table-cell office:value-type="float" office:value="69183" calcext:value-type="float">
            <text:p>69183</text:p>
          </table:table-cell>
          <table:table-cell office:value-type="float" office:value="72705" calcext:value-type="float">
            <text:p>72705</text:p>
          </table:table-cell>
          <table:table-cell office:value-type="float" office:value="69463" calcext:value-type="float">
            <text:p>69463</text:p>
          </table:table-cell>
          <table:table-cell table:formula="of:=ABS([.D695]-[.E695])" office:value-type="float" office:value="3242" calcext:value-type="float">
            <text:p>3242</text:p>
          </table:table-cell>
          <table:table-cell table:number-columns-repeated="2"/>
          <table:table-cell table:formula="of:=COUNTIF([.C$2:.C$1001];[.B695])" office:value-type="float" office:value="0" calcext:value-type="float">
            <text:p>0</text:p>
          </table:table-cell>
          <table:table-cell table:formula="of:=[.I695]*[.B69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020 <text:s text:c="2"/>18683</text:p>
          </table:table-cell>
          <table:table-cell office:value-type="float" office:value="28020" calcext:value-type="float">
            <text:p>28020</text:p>
          </table:table-cell>
          <table:table-cell office:value-type="float" office:value="18683" calcext:value-type="float">
            <text:p>18683</text:p>
          </table:table-cell>
          <table:table-cell office:value-type="float" office:value="72722" calcext:value-type="float">
            <text:p>72722</text:p>
          </table:table-cell>
          <table:table-cell office:value-type="float" office:value="69975" calcext:value-type="float">
            <text:p>69975</text:p>
          </table:table-cell>
          <table:table-cell table:formula="of:=ABS([.D696]-[.E696])" office:value-type="float" office:value="2747" calcext:value-type="float">
            <text:p>2747</text:p>
          </table:table-cell>
          <table:table-cell table:number-columns-repeated="2"/>
          <table:table-cell table:formula="of:=COUNTIF([.C$2:.C$1001];[.B696])" office:value-type="float" office:value="0" calcext:value-type="float">
            <text:p>0</text:p>
          </table:table-cell>
          <table:table-cell table:formula="of:=[.I696]*[.B69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760 <text:s text:c="2"/>13399</text:p>
          </table:table-cell>
          <table:table-cell office:value-type="float" office:value="65760" calcext:value-type="float">
            <text:p>65760</text:p>
          </table:table-cell>
          <table:table-cell office:value-type="float" office:value="13399" calcext:value-type="float">
            <text:p>13399</text:p>
          </table:table-cell>
          <table:table-cell office:value-type="float" office:value="72746" calcext:value-type="float">
            <text:p>72746</text:p>
          </table:table-cell>
          <table:table-cell office:value-type="float" office:value="70224" calcext:value-type="float">
            <text:p>70224</text:p>
          </table:table-cell>
          <table:table-cell table:formula="of:=ABS([.D697]-[.E697])" office:value-type="float" office:value="2522" calcext:value-type="float">
            <text:p>2522</text:p>
          </table:table-cell>
          <table:table-cell table:number-columns-repeated="2"/>
          <table:table-cell table:formula="of:=COUNTIF([.C$2:.C$1001];[.B697])" office:value-type="float" office:value="0" calcext:value-type="float">
            <text:p>0</text:p>
          </table:table-cell>
          <table:table-cell table:formula="of:=[.I697]*[.B69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626 <text:s text:c="2"/>35859</text:p>
          </table:table-cell>
          <table:table-cell office:value-type="float" office:value="51626" calcext:value-type="float">
            <text:p>51626</text:p>
          </table:table-cell>
          <table:table-cell office:value-type="float" office:value="35859" calcext:value-type="float">
            <text:p>35859</text:p>
          </table:table-cell>
          <table:table-cell office:value-type="float" office:value="72900" calcext:value-type="float">
            <text:p>72900</text:p>
          </table:table-cell>
          <table:table-cell office:value-type="float" office:value="70270" calcext:value-type="float">
            <text:p>70270</text:p>
          </table:table-cell>
          <table:table-cell table:formula="of:=ABS([.D698]-[.E698])" office:value-type="float" office:value="2630" calcext:value-type="float">
            <text:p>2630</text:p>
          </table:table-cell>
          <table:table-cell table:number-columns-repeated="2"/>
          <table:table-cell table:formula="of:=COUNTIF([.C$2:.C$1001];[.B698])" office:value-type="float" office:value="0" calcext:value-type="float">
            <text:p>0</text:p>
          </table:table-cell>
          <table:table-cell table:formula="of:=[.I698]*[.B69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978 <text:s text:c="2"/>66142</text:p>
          </table:table-cell>
          <table:table-cell office:value-type="float" office:value="23978" calcext:value-type="float">
            <text:p>23978</text:p>
          </table:table-cell>
          <table:table-cell office:value-type="float" office:value="66142" calcext:value-type="float">
            <text:p>66142</text:p>
          </table:table-cell>
          <table:table-cell office:value-type="float" office:value="73019" calcext:value-type="float">
            <text:p>73019</text:p>
          </table:table-cell>
          <table:table-cell office:value-type="float" office:value="70312" calcext:value-type="float">
            <text:p>70312</text:p>
          </table:table-cell>
          <table:table-cell table:formula="of:=ABS([.D699]-[.E699])" office:value-type="float" office:value="2707" calcext:value-type="float">
            <text:p>2707</text:p>
          </table:table-cell>
          <table:table-cell table:number-columns-repeated="2"/>
          <table:table-cell table:formula="of:=COUNTIF([.C$2:.C$1001];[.B699])" office:value-type="float" office:value="0" calcext:value-type="float">
            <text:p>0</text:p>
          </table:table-cell>
          <table:table-cell table:formula="of:=[.I699]*[.B69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6564 <text:s text:c="2"/>53338</text:p>
          </table:table-cell>
          <table:table-cell office:value-type="float" office:value="26564" calcext:value-type="float">
            <text:p>26564</text:p>
          </table:table-cell>
          <table:table-cell office:value-type="float" office:value="53338" calcext:value-type="float">
            <text:p>53338</text:p>
          </table:table-cell>
          <table:table-cell office:value-type="float" office:value="73054" calcext:value-type="float">
            <text:p>73054</text:p>
          </table:table-cell>
          <table:table-cell office:value-type="float" office:value="70313" calcext:value-type="float">
            <text:p>70313</text:p>
          </table:table-cell>
          <table:table-cell table:formula="of:=ABS([.D700]-[.E700])" office:value-type="float" office:value="2741" calcext:value-type="float">
            <text:p>2741</text:p>
          </table:table-cell>
          <table:table-cell table:number-columns-repeated="2"/>
          <table:table-cell table:formula="of:=COUNTIF([.C$2:.C$1001];[.B700])" office:value-type="float" office:value="0" calcext:value-type="float">
            <text:p>0</text:p>
          </table:table-cell>
          <table:table-cell table:formula="of:=[.I700]*[.B70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634 <text:s text:c="2"/>15951</text:p>
          </table:table-cell>
          <table:table-cell office:value-type="float" office:value="34634" calcext:value-type="float">
            <text:p>34634</text:p>
          </table:table-cell>
          <table:table-cell office:value-type="float" office:value="15951" calcext:value-type="float">
            <text:p>15951</text:p>
          </table:table-cell>
          <table:table-cell office:value-type="float" office:value="73242" calcext:value-type="float">
            <text:p>73242</text:p>
          </table:table-cell>
          <table:table-cell office:value-type="float" office:value="70473" calcext:value-type="float">
            <text:p>70473</text:p>
          </table:table-cell>
          <table:table-cell table:formula="of:=ABS([.D701]-[.E701])" office:value-type="float" office:value="2769" calcext:value-type="float">
            <text:p>2769</text:p>
          </table:table-cell>
          <table:table-cell table:number-columns-repeated="2"/>
          <table:table-cell table:formula="of:=COUNTIF([.C$2:.C$1001];[.B701])" office:value-type="float" office:value="0" calcext:value-type="float">
            <text:p>0</text:p>
          </table:table-cell>
          <table:table-cell table:formula="of:=[.I701]*[.B70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7149 <text:s text:c="2"/>30575</text:p>
          </table:table-cell>
          <table:table-cell office:value-type="float" office:value="47149" calcext:value-type="float">
            <text:p>47149</text:p>
          </table:table-cell>
          <table:table-cell office:value-type="float" office:value="30575" calcext:value-type="float">
            <text:p>30575</text:p>
          </table:table-cell>
          <table:table-cell office:value-type="float" office:value="73295" calcext:value-type="float">
            <text:p>73295</text:p>
          </table:table-cell>
          <table:table-cell office:value-type="float" office:value="70588" calcext:value-type="float">
            <text:p>70588</text:p>
          </table:table-cell>
          <table:table-cell table:formula="of:=ABS([.D702]-[.E702])" office:value-type="float" office:value="2707" calcext:value-type="float">
            <text:p>2707</text:p>
          </table:table-cell>
          <table:table-cell table:number-columns-repeated="2"/>
          <table:table-cell table:formula="of:=COUNTIF([.C$2:.C$1001];[.B702])" office:value-type="float" office:value="0" calcext:value-type="float">
            <text:p>0</text:p>
          </table:table-cell>
          <table:table-cell table:formula="of:=[.I702]*[.B70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625 <text:s text:c="2"/>20989</text:p>
          </table:table-cell>
          <table:table-cell office:value-type="float" office:value="28625" calcext:value-type="float">
            <text:p>28625</text:p>
          </table:table-cell>
          <table:table-cell office:value-type="float" office:value="20989" calcext:value-type="float">
            <text:p>20989</text:p>
          </table:table-cell>
          <table:table-cell office:value-type="float" office:value="73439" calcext:value-type="float">
            <text:p>73439</text:p>
          </table:table-cell>
          <table:table-cell office:value-type="float" office:value="70681" calcext:value-type="float">
            <text:p>70681</text:p>
          </table:table-cell>
          <table:table-cell table:formula="of:=ABS([.D703]-[.E703])" office:value-type="float" office:value="2758" calcext:value-type="float">
            <text:p>2758</text:p>
          </table:table-cell>
          <table:table-cell table:number-columns-repeated="2"/>
          <table:table-cell table:formula="of:=COUNTIF([.C$2:.C$1001];[.B703])" office:value-type="float" office:value="0" calcext:value-type="float">
            <text:p>0</text:p>
          </table:table-cell>
          <table:table-cell table:formula="of:=[.I703]*[.B70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780 <text:s text:c="2"/>85370</text:p>
          </table:table-cell>
          <table:table-cell office:value-type="float" office:value="78780" calcext:value-type="float">
            <text:p>78780</text:p>
          </table:table-cell>
          <table:table-cell office:value-type="float" office:value="85370" calcext:value-type="float">
            <text:p>85370</text:p>
          </table:table-cell>
          <table:table-cell office:value-type="float" office:value="73590" calcext:value-type="float">
            <text:p>73590</text:p>
          </table:table-cell>
          <table:table-cell office:value-type="float" office:value="70681" calcext:value-type="float">
            <text:p>70681</text:p>
          </table:table-cell>
          <table:table-cell table:formula="of:=ABS([.D704]-[.E704])" office:value-type="float" office:value="2909" calcext:value-type="float">
            <text:p>2909</text:p>
          </table:table-cell>
          <table:table-cell table:number-columns-repeated="2"/>
          <table:table-cell table:formula="of:=COUNTIF([.C$2:.C$1001];[.B704])" office:value-type="float" office:value="0" calcext:value-type="float">
            <text:p>0</text:p>
          </table:table-cell>
          <table:table-cell table:formula="of:=[.I704]*[.B70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8473 <text:s text:c="2"/>26689</text:p>
          </table:table-cell>
          <table:table-cell office:value-type="float" office:value="98473" calcext:value-type="float">
            <text:p>98473</text:p>
          </table:table-cell>
          <table:table-cell office:value-type="float" office:value="26689" calcext:value-type="float">
            <text:p>26689</text:p>
          </table:table-cell>
          <table:table-cell office:value-type="float" office:value="73632" calcext:value-type="float">
            <text:p>73632</text:p>
          </table:table-cell>
          <table:table-cell office:value-type="float" office:value="70681" calcext:value-type="float">
            <text:p>70681</text:p>
          </table:table-cell>
          <table:table-cell table:formula="of:=ABS([.D705]-[.E705])" office:value-type="float" office:value="2951" calcext:value-type="float">
            <text:p>2951</text:p>
          </table:table-cell>
          <table:table-cell table:number-columns-repeated="2"/>
          <table:table-cell table:formula="of:=COUNTIF([.C$2:.C$1001];[.B705])" office:value-type="float" office:value="0" calcext:value-type="float">
            <text:p>0</text:p>
          </table:table-cell>
          <table:table-cell table:formula="of:=[.I705]*[.B70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142 <text:s text:c="2"/>58244</text:p>
          </table:table-cell>
          <table:table-cell office:value-type="float" office:value="66142" calcext:value-type="float">
            <text:p>66142</text:p>
          </table:table-cell>
          <table:table-cell office:value-type="float" office:value="58244" calcext:value-type="float">
            <text:p>58244</text:p>
          </table:table-cell>
          <table:table-cell office:value-type="float" office:value="73930" calcext:value-type="float">
            <text:p>73930</text:p>
          </table:table-cell>
          <table:table-cell office:value-type="float" office:value="70681" calcext:value-type="float">
            <text:p>70681</text:p>
          </table:table-cell>
          <table:table-cell table:formula="of:=ABS([.D706]-[.E706])" office:value-type="float" office:value="3249" calcext:value-type="float">
            <text:p>3249</text:p>
          </table:table-cell>
          <table:table-cell table:number-columns-repeated="2"/>
          <table:table-cell table:formula="of:=COUNTIF([.C$2:.C$1001];[.B706])" office:value-type="float" office:value="11" calcext:value-type="float">
            <text:p>11</text:p>
          </table:table-cell>
          <table:table-cell table:formula="of:=[.I706]*[.B706]" office:value-type="float" office:value="727562" calcext:value-type="float">
            <text:p>72756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7914 <text:s text:c="2"/>48086</text:p>
          </table:table-cell>
          <table:table-cell office:value-type="float" office:value="37914" calcext:value-type="float">
            <text:p>37914</text:p>
          </table:table-cell>
          <table:table-cell office:value-type="float" office:value="48086" calcext:value-type="float">
            <text:p>48086</text:p>
          </table:table-cell>
          <table:table-cell office:value-type="float" office:value="73934" calcext:value-type="float">
            <text:p>73934</text:p>
          </table:table-cell>
          <table:table-cell office:value-type="float" office:value="70681" calcext:value-type="float">
            <text:p>70681</text:p>
          </table:table-cell>
          <table:table-cell table:formula="of:=ABS([.D707]-[.E707])" office:value-type="float" office:value="3253" calcext:value-type="float">
            <text:p>3253</text:p>
          </table:table-cell>
          <table:table-cell table:number-columns-repeated="2"/>
          <table:table-cell table:formula="of:=COUNTIF([.C$2:.C$1001];[.B707])" office:value-type="float" office:value="0" calcext:value-type="float">
            <text:p>0</text:p>
          </table:table-cell>
          <table:table-cell table:formula="of:=[.I707]*[.B70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1597 <text:s text:c="2"/>96879</text:p>
          </table:table-cell>
          <table:table-cell office:value-type="float" office:value="91597" calcext:value-type="float">
            <text:p>91597</text:p>
          </table:table-cell>
          <table:table-cell office:value-type="float" office:value="96879" calcext:value-type="float">
            <text:p>96879</text:p>
          </table:table-cell>
          <table:table-cell office:value-type="float" office:value="73959" calcext:value-type="float">
            <text:p>73959</text:p>
          </table:table-cell>
          <table:table-cell office:value-type="float" office:value="70681" calcext:value-type="float">
            <text:p>70681</text:p>
          </table:table-cell>
          <table:table-cell table:formula="of:=ABS([.D708]-[.E708])" office:value-type="float" office:value="3278" calcext:value-type="float">
            <text:p>3278</text:p>
          </table:table-cell>
          <table:table-cell table:number-columns-repeated="2"/>
          <table:table-cell table:formula="of:=COUNTIF([.C$2:.C$1001];[.B708])" office:value-type="float" office:value="0" calcext:value-type="float">
            <text:p>0</text:p>
          </table:table-cell>
          <table:table-cell table:formula="of:=[.I708]*[.B70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550 <text:s text:c="2"/>89165</text:p>
          </table:table-cell>
          <table:table-cell office:value-type="float" office:value="42550" calcext:value-type="float">
            <text:p>42550</text:p>
          </table:table-cell>
          <table:table-cell office:value-type="float" office:value="89165" calcext:value-type="float">
            <text:p>89165</text:p>
          </table:table-cell>
          <table:table-cell office:value-type="float" office:value="73971" calcext:value-type="float">
            <text:p>73971</text:p>
          </table:table-cell>
          <table:table-cell office:value-type="float" office:value="70681" calcext:value-type="float">
            <text:p>70681</text:p>
          </table:table-cell>
          <table:table-cell table:formula="of:=ABS([.D709]-[.E709])" office:value-type="float" office:value="3290" calcext:value-type="float">
            <text:p>3290</text:p>
          </table:table-cell>
          <table:table-cell table:number-columns-repeated="2"/>
          <table:table-cell table:formula="of:=COUNTIF([.C$2:.C$1001];[.B709])" office:value-type="float" office:value="0" calcext:value-type="float">
            <text:p>0</text:p>
          </table:table-cell>
          <table:table-cell table:formula="of:=[.I709]*[.B70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9970 <text:s text:c="2"/>74953</text:p>
          </table:table-cell>
          <table:table-cell office:value-type="float" office:value="79970" calcext:value-type="float">
            <text:p>79970</text:p>
          </table:table-cell>
          <table:table-cell office:value-type="float" office:value="74953" calcext:value-type="float">
            <text:p>74953</text:p>
          </table:table-cell>
          <table:table-cell office:value-type="float" office:value="74104" calcext:value-type="float">
            <text:p>74104</text:p>
          </table:table-cell>
          <table:table-cell office:value-type="float" office:value="70681" calcext:value-type="float">
            <text:p>70681</text:p>
          </table:table-cell>
          <table:table-cell table:formula="of:=ABS([.D710]-[.E710])" office:value-type="float" office:value="3423" calcext:value-type="float">
            <text:p>3423</text:p>
          </table:table-cell>
          <table:table-cell table:number-columns-repeated="2"/>
          <table:table-cell table:formula="of:=COUNTIF([.C$2:.C$1001];[.B710])" office:value-type="float" office:value="0" calcext:value-type="float">
            <text:p>0</text:p>
          </table:table-cell>
          <table:table-cell table:formula="of:=[.I710]*[.B7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019 <text:s text:c="2"/>69183</text:p>
          </table:table-cell>
          <table:table-cell office:value-type="float" office:value="73019" calcext:value-type="float">
            <text:p>73019</text:p>
          </table:table-cell>
          <table:table-cell office:value-type="float" office:value="69183" calcext:value-type="float">
            <text:p>69183</text:p>
          </table:table-cell>
          <table:table-cell office:value-type="float" office:value="74239" calcext:value-type="float">
            <text:p>74239</text:p>
          </table:table-cell>
          <table:table-cell office:value-type="float" office:value="70681" calcext:value-type="float">
            <text:p>70681</text:p>
          </table:table-cell>
          <table:table-cell table:formula="of:=ABS([.D711]-[.E711])" office:value-type="float" office:value="3558" calcext:value-type="float">
            <text:p>3558</text:p>
          </table:table-cell>
          <table:table-cell table:number-columns-repeated="2"/>
          <table:table-cell table:formula="of:=COUNTIF([.C$2:.C$1001];[.B711])" office:value-type="float" office:value="0" calcext:value-type="float">
            <text:p>0</text:p>
          </table:table-cell>
          <table:table-cell table:formula="of:=[.I711]*[.B7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1908 <text:s text:c="2"/>27351</text:p>
          </table:table-cell>
          <table:table-cell office:value-type="float" office:value="21908" calcext:value-type="float">
            <text:p>21908</text:p>
          </table:table-cell>
          <table:table-cell office:value-type="float" office:value="27351" calcext:value-type="float">
            <text:p>27351</text:p>
          </table:table-cell>
          <table:table-cell office:value-type="float" office:value="74248" calcext:value-type="float">
            <text:p>74248</text:p>
          </table:table-cell>
          <table:table-cell office:value-type="float" office:value="70681" calcext:value-type="float">
            <text:p>70681</text:p>
          </table:table-cell>
          <table:table-cell table:formula="of:=ABS([.D712]-[.E712])" office:value-type="float" office:value="3567" calcext:value-type="float">
            <text:p>3567</text:p>
          </table:table-cell>
          <table:table-cell table:number-columns-repeated="2"/>
          <table:table-cell table:formula="of:=COUNTIF([.C$2:.C$1001];[.B712])" office:value-type="float" office:value="0" calcext:value-type="float">
            <text:p>0</text:p>
          </table:table-cell>
          <table:table-cell table:formula="of:=[.I712]*[.B7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6153 <text:s text:c="2"/>79995</text:p>
          </table:table-cell>
          <table:table-cell office:value-type="float" office:value="96153" calcext:value-type="float">
            <text:p>96153</text:p>
          </table:table-cell>
          <table:table-cell office:value-type="float" office:value="79995" calcext:value-type="float">
            <text:p>79995</text:p>
          </table:table-cell>
          <table:table-cell office:value-type="float" office:value="74378" calcext:value-type="float">
            <text:p>74378</text:p>
          </table:table-cell>
          <table:table-cell office:value-type="float" office:value="70681" calcext:value-type="float">
            <text:p>70681</text:p>
          </table:table-cell>
          <table:table-cell table:formula="of:=ABS([.D713]-[.E713])" office:value-type="float" office:value="3697" calcext:value-type="float">
            <text:p>3697</text:p>
          </table:table-cell>
          <table:table-cell table:number-columns-repeated="2"/>
          <table:table-cell table:formula="of:=COUNTIF([.C$2:.C$1001];[.B713])" office:value-type="float" office:value="0" calcext:value-type="float">
            <text:p>0</text:p>
          </table:table-cell>
          <table:table-cell table:formula="of:=[.I713]*[.B7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8843 <text:s text:c="2"/>53621</text:p>
          </table:table-cell>
          <table:table-cell office:value-type="float" office:value="58843" calcext:value-type="float">
            <text:p>58843</text:p>
          </table:table-cell>
          <table:table-cell office:value-type="float" office:value="53621" calcext:value-type="float">
            <text:p>53621</text:p>
          </table:table-cell>
          <table:table-cell office:value-type="float" office:value="74610" calcext:value-type="float">
            <text:p>74610</text:p>
          </table:table-cell>
          <table:table-cell office:value-type="float" office:value="70681" calcext:value-type="float">
            <text:p>70681</text:p>
          </table:table-cell>
          <table:table-cell table:formula="of:=ABS([.D714]-[.E714])" office:value-type="float" office:value="3929" calcext:value-type="float">
            <text:p>3929</text:p>
          </table:table-cell>
          <table:table-cell table:number-columns-repeated="2"/>
          <table:table-cell table:formula="of:=COUNTIF([.C$2:.C$1001];[.B714])" office:value-type="float" office:value="0" calcext:value-type="float">
            <text:p>0</text:p>
          </table:table-cell>
          <table:table-cell table:formula="of:=[.I714]*[.B7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1807 <text:s text:c="2"/>12526</text:p>
          </table:table-cell>
          <table:table-cell office:value-type="float" office:value="91807" calcext:value-type="float">
            <text:p>91807</text:p>
          </table:table-cell>
          <table:table-cell office:value-type="float" office:value="12526" calcext:value-type="float">
            <text:p>12526</text:p>
          </table:table-cell>
          <table:table-cell office:value-type="float" office:value="74806" calcext:value-type="float">
            <text:p>74806</text:p>
          </table:table-cell>
          <table:table-cell office:value-type="float" office:value="70681" calcext:value-type="float">
            <text:p>70681</text:p>
          </table:table-cell>
          <table:table-cell table:formula="of:=ABS([.D715]-[.E715])" office:value-type="float" office:value="4125" calcext:value-type="float">
            <text:p>4125</text:p>
          </table:table-cell>
          <table:table-cell table:number-columns-repeated="2"/>
          <table:table-cell table:formula="of:=COUNTIF([.C$2:.C$1001];[.B715])" office:value-type="float" office:value="0" calcext:value-type="float">
            <text:p>0</text:p>
          </table:table-cell>
          <table:table-cell table:formula="of:=[.I715]*[.B7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2395 <text:s text:c="2"/>71081</text:p>
          </table:table-cell>
          <table:table-cell office:value-type="float" office:value="92395" calcext:value-type="float">
            <text:p>92395</text:p>
          </table:table-cell>
          <table:table-cell office:value-type="float" office:value="71081" calcext:value-type="float">
            <text:p>71081</text:p>
          </table:table-cell>
          <table:table-cell office:value-type="float" office:value="74953" calcext:value-type="float">
            <text:p>74953</text:p>
          </table:table-cell>
          <table:table-cell office:value-type="float" office:value="70681" calcext:value-type="float">
            <text:p>70681</text:p>
          </table:table-cell>
          <table:table-cell table:formula="of:=ABS([.D716]-[.E716])" office:value-type="float" office:value="4272" calcext:value-type="float">
            <text:p>4272</text:p>
          </table:table-cell>
          <table:table-cell table:number-columns-repeated="2"/>
          <table:table-cell table:formula="of:=COUNTIF([.C$2:.C$1001];[.B716])" office:value-type="float" office:value="0" calcext:value-type="float">
            <text:p>0</text:p>
          </table:table-cell>
          <table:table-cell table:formula="of:=[.I716]*[.B7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1579 <text:s text:c="2"/>48086</text:p>
          </table:table-cell>
          <table:table-cell office:value-type="float" office:value="21579" calcext:value-type="float">
            <text:p>21579</text:p>
          </table:table-cell>
          <table:table-cell office:value-type="float" office:value="48086" calcext:value-type="float">
            <text:p>48086</text:p>
          </table:table-cell>
          <table:table-cell office:value-type="float" office:value="75113" calcext:value-type="float">
            <text:p>75113</text:p>
          </table:table-cell>
          <table:table-cell office:value-type="float" office:value="70681" calcext:value-type="float">
            <text:p>70681</text:p>
          </table:table-cell>
          <table:table-cell table:formula="of:=ABS([.D717]-[.E717])" office:value-type="float" office:value="4432" calcext:value-type="float">
            <text:p>4432</text:p>
          </table:table-cell>
          <table:table-cell table:number-columns-repeated="2"/>
          <table:table-cell table:formula="of:=COUNTIF([.C$2:.C$1001];[.B717])" office:value-type="float" office:value="0" calcext:value-type="float">
            <text:p>0</text:p>
          </table:table-cell>
          <table:table-cell table:formula="of:=[.I717]*[.B7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9524 <text:s text:c="2"/>98282</text:p>
          </table:table-cell>
          <table:table-cell office:value-type="float" office:value="79524" calcext:value-type="float">
            <text:p>79524</text:p>
          </table:table-cell>
          <table:table-cell office:value-type="float" office:value="98282" calcext:value-type="float">
            <text:p>98282</text:p>
          </table:table-cell>
          <table:table-cell office:value-type="float" office:value="75123" calcext:value-type="float">
            <text:p>75123</text:p>
          </table:table-cell>
          <table:table-cell office:value-type="float" office:value="70681" calcext:value-type="float">
            <text:p>70681</text:p>
          </table:table-cell>
          <table:table-cell table:formula="of:=ABS([.D718]-[.E718])" office:value-type="float" office:value="4442" calcext:value-type="float">
            <text:p>4442</text:p>
          </table:table-cell>
          <table:table-cell table:number-columns-repeated="2"/>
          <table:table-cell table:formula="of:=COUNTIF([.C$2:.C$1001];[.B718])" office:value-type="float" office:value="0" calcext:value-type="float">
            <text:p>0</text:p>
          </table:table-cell>
          <table:table-cell table:formula="of:=[.I718]*[.B71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060 <text:s text:c="2"/>85776</text:p>
          </table:table-cell>
          <table:table-cell office:value-type="float" office:value="34060" calcext:value-type="float">
            <text:p>34060</text:p>
          </table:table-cell>
          <table:table-cell office:value-type="float" office:value="85776" calcext:value-type="float">
            <text:p>85776</text:p>
          </table:table-cell>
          <table:table-cell office:value-type="float" office:value="75164" calcext:value-type="float">
            <text:p>75164</text:p>
          </table:table-cell>
          <table:table-cell office:value-type="float" office:value="70832" calcext:value-type="float">
            <text:p>70832</text:p>
          </table:table-cell>
          <table:table-cell table:formula="of:=ABS([.D719]-[.E719])" office:value-type="float" office:value="4332" calcext:value-type="float">
            <text:p>4332</text:p>
          </table:table-cell>
          <table:table-cell table:number-columns-repeated="2"/>
          <table:table-cell table:formula="of:=COUNTIF([.C$2:.C$1001];[.B719])" office:value-type="float" office:value="0" calcext:value-type="float">
            <text:p>0</text:p>
          </table:table-cell>
          <table:table-cell table:formula="of:=[.I719]*[.B71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7571 <text:s text:c="2"/>41575</text:p>
          </table:table-cell>
          <table:table-cell office:value-type="float" office:value="27571" calcext:value-type="float">
            <text:p>27571</text:p>
          </table:table-cell>
          <table:table-cell office:value-type="float" office:value="41575" calcext:value-type="float">
            <text:p>41575</text:p>
          </table:table-cell>
          <table:table-cell office:value-type="float" office:value="75241" calcext:value-type="float">
            <text:p>75241</text:p>
          </table:table-cell>
          <table:table-cell office:value-type="float" office:value="70999" calcext:value-type="float">
            <text:p>70999</text:p>
          </table:table-cell>
          <table:table-cell table:formula="of:=ABS([.D720]-[.E720])" office:value-type="float" office:value="4242" calcext:value-type="float">
            <text:p>4242</text:p>
          </table:table-cell>
          <table:table-cell table:number-columns-repeated="2"/>
          <table:table-cell table:formula="of:=COUNTIF([.C$2:.C$1001];[.B720])" office:value-type="float" office:value="0" calcext:value-type="float">
            <text:p>0</text:p>
          </table:table-cell>
          <table:table-cell table:formula="of:=[.I720]*[.B72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2300 <text:s text:c="2"/>37578</text:p>
          </table:table-cell>
          <table:table-cell office:value-type="float" office:value="62300" calcext:value-type="float">
            <text:p>62300</text:p>
          </table:table-cell>
          <table:table-cell office:value-type="float" office:value="37578" calcext:value-type="float">
            <text:p>37578</text:p>
          </table:table-cell>
          <table:table-cell office:value-type="float" office:value="75323" calcext:value-type="float">
            <text:p>75323</text:p>
          </table:table-cell>
          <table:table-cell office:value-type="float" office:value="71081" calcext:value-type="float">
            <text:p>71081</text:p>
          </table:table-cell>
          <table:table-cell table:formula="of:=ABS([.D721]-[.E721])" office:value-type="float" office:value="4242" calcext:value-type="float">
            <text:p>4242</text:p>
          </table:table-cell>
          <table:table-cell table:number-columns-repeated="2"/>
          <table:table-cell table:formula="of:=COUNTIF([.C$2:.C$1001];[.B721])" office:value-type="float" office:value="0" calcext:value-type="float">
            <text:p>0</text:p>
          </table:table-cell>
          <table:table-cell table:formula="of:=[.I721]*[.B72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8423 <text:s text:c="2"/>72261</text:p>
          </table:table-cell>
          <table:table-cell office:value-type="float" office:value="88423" calcext:value-type="float">
            <text:p>88423</text:p>
          </table:table-cell>
          <table:table-cell office:value-type="float" office:value="72261" calcext:value-type="float">
            <text:p>72261</text:p>
          </table:table-cell>
          <table:table-cell office:value-type="float" office:value="75545" calcext:value-type="float">
            <text:p>75545</text:p>
          </table:table-cell>
          <table:table-cell office:value-type="float" office:value="71358" calcext:value-type="float">
            <text:p>71358</text:p>
          </table:table-cell>
          <table:table-cell table:formula="of:=ABS([.D722]-[.E722])" office:value-type="float" office:value="4187" calcext:value-type="float">
            <text:p>4187</text:p>
          </table:table-cell>
          <table:table-cell table:number-columns-repeated="2"/>
          <table:table-cell table:formula="of:=COUNTIF([.C$2:.C$1001];[.B722])" office:value-type="float" office:value="0" calcext:value-type="float">
            <text:p>0</text:p>
          </table:table-cell>
          <table:table-cell table:formula="of:=[.I722]*[.B72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840 <text:s text:c="2"/>95531</text:p>
          </table:table-cell>
          <table:table-cell office:value-type="float" office:value="66840" calcext:value-type="float">
            <text:p>66840</text:p>
          </table:table-cell>
          <table:table-cell office:value-type="float" office:value="95531" calcext:value-type="float">
            <text:p>95531</text:p>
          </table:table-cell>
          <table:table-cell office:value-type="float" office:value="75680" calcext:value-type="float">
            <text:p>75680</text:p>
          </table:table-cell>
          <table:table-cell office:value-type="float" office:value="71398" calcext:value-type="float">
            <text:p>71398</text:p>
          </table:table-cell>
          <table:table-cell table:formula="of:=ABS([.D723]-[.E723])" office:value-type="float" office:value="4282" calcext:value-type="float">
            <text:p>4282</text:p>
          </table:table-cell>
          <table:table-cell table:number-columns-repeated="2"/>
          <table:table-cell table:formula="of:=COUNTIF([.C$2:.C$1001];[.B723])" office:value-type="float" office:value="0" calcext:value-type="float">
            <text:p>0</text:p>
          </table:table-cell>
          <table:table-cell table:formula="of:=[.I723]*[.B72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9956 <text:s text:c="2"/>44045</text:p>
          </table:table-cell>
          <table:table-cell office:value-type="float" office:value="39956" calcext:value-type="float">
            <text:p>39956</text:p>
          </table:table-cell>
          <table:table-cell office:value-type="float" office:value="44045" calcext:value-type="float">
            <text:p>44045</text:p>
          </table:table-cell>
          <table:table-cell office:value-type="float" office:value="76024" calcext:value-type="float">
            <text:p>76024</text:p>
          </table:table-cell>
          <table:table-cell office:value-type="float" office:value="71550" calcext:value-type="float">
            <text:p>71550</text:p>
          </table:table-cell>
          <table:table-cell table:formula="of:=ABS([.D724]-[.E724])" office:value-type="float" office:value="4474" calcext:value-type="float">
            <text:p>4474</text:p>
          </table:table-cell>
          <table:table-cell table:number-columns-repeated="2"/>
          <table:table-cell table:formula="of:=COUNTIF([.C$2:.C$1001];[.B724])" office:value-type="float" office:value="0" calcext:value-type="float">
            <text:p>0</text:p>
          </table:table-cell>
          <table:table-cell table:formula="of:=[.I724]*[.B72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7892 <text:s text:c="2"/>67881</text:p>
          </table:table-cell>
          <table:table-cell office:value-type="float" office:value="77892" calcext:value-type="float">
            <text:p>77892</text:p>
          </table:table-cell>
          <table:table-cell office:value-type="float" office:value="67881" calcext:value-type="float">
            <text:p>67881</text:p>
          </table:table-cell>
          <table:table-cell office:value-type="float" office:value="76055" calcext:value-type="float">
            <text:p>76055</text:p>
          </table:table-cell>
          <table:table-cell office:value-type="float" office:value="71778" calcext:value-type="float">
            <text:p>71778</text:p>
          </table:table-cell>
          <table:table-cell table:formula="of:=ABS([.D725]-[.E725])" office:value-type="float" office:value="4277" calcext:value-type="float">
            <text:p>4277</text:p>
          </table:table-cell>
          <table:table-cell table:number-columns-repeated="2"/>
          <table:table-cell table:formula="of:=COUNTIF([.C$2:.C$1001];[.B725])" office:value-type="float" office:value="0" calcext:value-type="float">
            <text:p>0</text:p>
          </table:table-cell>
          <table:table-cell table:formula="of:=[.I725]*[.B72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204 <text:s text:c="2"/>80385</text:p>
          </table:table-cell>
          <table:table-cell office:value-type="float" office:value="10204" calcext:value-type="float">
            <text:p>10204</text:p>
          </table:table-cell>
          <table:table-cell office:value-type="float" office:value="80385" calcext:value-type="float">
            <text:p>80385</text:p>
          </table:table-cell>
          <table:table-cell office:value-type="float" office:value="76161" calcext:value-type="float">
            <text:p>76161</text:p>
          </table:table-cell>
          <table:table-cell office:value-type="float" office:value="72230" calcext:value-type="float">
            <text:p>72230</text:p>
          </table:table-cell>
          <table:table-cell table:formula="of:=ABS([.D726]-[.E726])" office:value-type="float" office:value="3931" calcext:value-type="float">
            <text:p>3931</text:p>
          </table:table-cell>
          <table:table-cell table:number-columns-repeated="2"/>
          <table:table-cell table:formula="of:=COUNTIF([.C$2:.C$1001];[.B726])" office:value-type="float" office:value="0" calcext:value-type="float">
            <text:p>0</text:p>
          </table:table-cell>
          <table:table-cell table:formula="of:=[.I726]*[.B72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417 <text:s text:c="2"/>42304</text:p>
          </table:table-cell>
          <table:table-cell office:value-type="float" office:value="55417" calcext:value-type="float">
            <text:p>55417</text:p>
          </table:table-cell>
          <table:table-cell office:value-type="float" office:value="42304" calcext:value-type="float">
            <text:p>42304</text:p>
          </table:table-cell>
          <table:table-cell office:value-type="float" office:value="76194" calcext:value-type="float">
            <text:p>76194</text:p>
          </table:table-cell>
          <table:table-cell office:value-type="float" office:value="72261" calcext:value-type="float">
            <text:p>72261</text:p>
          </table:table-cell>
          <table:table-cell table:formula="of:=ABS([.D727]-[.E727])" office:value-type="float" office:value="3933" calcext:value-type="float">
            <text:p>3933</text:p>
          </table:table-cell>
          <table:table-cell table:number-columns-repeated="2"/>
          <table:table-cell table:formula="of:=COUNTIF([.C$2:.C$1001];[.B727])" office:value-type="float" office:value="0" calcext:value-type="float">
            <text:p>0</text:p>
          </table:table-cell>
          <table:table-cell table:formula="of:=[.I727]*[.B72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672 <text:s text:c="2"/>18865</text:p>
          </table:table-cell>
          <table:table-cell office:value-type="float" office:value="34672" calcext:value-type="float">
            <text:p>34672</text:p>
          </table:table-cell>
          <table:table-cell office:value-type="float" office:value="18865" calcext:value-type="float">
            <text:p>18865</text:p>
          </table:table-cell>
          <table:table-cell office:value-type="float" office:value="76233" calcext:value-type="float">
            <text:p>76233</text:p>
          </table:table-cell>
          <table:table-cell office:value-type="float" office:value="72380" calcext:value-type="float">
            <text:p>72380</text:p>
          </table:table-cell>
          <table:table-cell table:formula="of:=ABS([.D728]-[.E728])" office:value-type="float" office:value="3853" calcext:value-type="float">
            <text:p>3853</text:p>
          </table:table-cell>
          <table:table-cell table:number-columns-repeated="2"/>
          <table:table-cell table:formula="of:=COUNTIF([.C$2:.C$1001];[.B728])" office:value-type="float" office:value="0" calcext:value-type="float">
            <text:p>0</text:p>
          </table:table-cell>
          <table:table-cell table:formula="of:=[.I728]*[.B72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0908 <text:s text:c="2"/>48086</text:p>
          </table:table-cell>
          <table:table-cell office:value-type="float" office:value="40908" calcext:value-type="float">
            <text:p>40908</text:p>
          </table:table-cell>
          <table:table-cell office:value-type="float" office:value="48086" calcext:value-type="float">
            <text:p>48086</text:p>
          </table:table-cell>
          <table:table-cell office:value-type="float" office:value="76318" calcext:value-type="float">
            <text:p>76318</text:p>
          </table:table-cell>
          <table:table-cell office:value-type="float" office:value="72452" calcext:value-type="float">
            <text:p>72452</text:p>
          </table:table-cell>
          <table:table-cell table:formula="of:=ABS([.D729]-[.E729])" office:value-type="float" office:value="3866" calcext:value-type="float">
            <text:p>3866</text:p>
          </table:table-cell>
          <table:table-cell table:number-columns-repeated="2"/>
          <table:table-cell table:formula="of:=COUNTIF([.C$2:.C$1001];[.B729])" office:value-type="float" office:value="0" calcext:value-type="float">
            <text:p>0</text:p>
          </table:table-cell>
          <table:table-cell table:formula="of:=[.I729]*[.B72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799 <text:s text:c="2"/>20148</text:p>
          </table:table-cell>
          <table:table-cell office:value-type="float" office:value="97799" calcext:value-type="float">
            <text:p>97799</text:p>
          </table:table-cell>
          <table:table-cell office:value-type="float" office:value="20148" calcext:value-type="float">
            <text:p>20148</text:p>
          </table:table-cell>
          <table:table-cell office:value-type="float" office:value="76535" calcext:value-type="float">
            <text:p>76535</text:p>
          </table:table-cell>
          <table:table-cell office:value-type="float" office:value="72664" calcext:value-type="float">
            <text:p>72664</text:p>
          </table:table-cell>
          <table:table-cell table:formula="of:=ABS([.D730]-[.E730])" office:value-type="float" office:value="3871" calcext:value-type="float">
            <text:p>3871</text:p>
          </table:table-cell>
          <table:table-cell table:number-columns-repeated="2"/>
          <table:table-cell table:formula="of:=COUNTIF([.C$2:.C$1001];[.B730])" office:value-type="float" office:value="0" calcext:value-type="float">
            <text:p>0</text:p>
          </table:table-cell>
          <table:table-cell table:formula="of:=[.I730]*[.B73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065 <text:s text:c="2"/>53621</text:p>
          </table:table-cell>
          <table:table-cell office:value-type="float" office:value="25065" calcext:value-type="float">
            <text:p>25065</text:p>
          </table:table-cell>
          <table:table-cell office:value-type="float" office:value="53621" calcext:value-type="float">
            <text:p>53621</text:p>
          </table:table-cell>
          <table:table-cell office:value-type="float" office:value="76615" calcext:value-type="float">
            <text:p>76615</text:p>
          </table:table-cell>
          <table:table-cell office:value-type="float" office:value="72754" calcext:value-type="float">
            <text:p>72754</text:p>
          </table:table-cell>
          <table:table-cell table:formula="of:=ABS([.D731]-[.E731])" office:value-type="float" office:value="3861" calcext:value-type="float">
            <text:p>3861</text:p>
          </table:table-cell>
          <table:table-cell table:number-columns-repeated="2"/>
          <table:table-cell table:formula="of:=COUNTIF([.C$2:.C$1001];[.B731])" office:value-type="float" office:value="0" calcext:value-type="float">
            <text:p>0</text:p>
          </table:table-cell>
          <table:table-cell table:formula="of:=[.I731]*[.B73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2503 <text:s text:c="2"/>98409</text:p>
          </table:table-cell>
          <table:table-cell office:value-type="float" office:value="62503" calcext:value-type="float">
            <text:p>62503</text:p>
          </table:table-cell>
          <table:table-cell office:value-type="float" office:value="98409" calcext:value-type="float">
            <text:p>98409</text:p>
          </table:table-cell>
          <table:table-cell office:value-type="float" office:value="76642" calcext:value-type="float">
            <text:p>76642</text:p>
          </table:table-cell>
          <table:table-cell office:value-type="float" office:value="72795" calcext:value-type="float">
            <text:p>72795</text:p>
          </table:table-cell>
          <table:table-cell table:formula="of:=ABS([.D732]-[.E732])" office:value-type="float" office:value="3847" calcext:value-type="float">
            <text:p>3847</text:p>
          </table:table-cell>
          <table:table-cell table:number-columns-repeated="2"/>
          <table:table-cell table:formula="of:=COUNTIF([.C$2:.C$1001];[.B732])" office:value-type="float" office:value="0" calcext:value-type="float">
            <text:p>0</text:p>
          </table:table-cell>
          <table:table-cell table:formula="of:=[.I732]*[.B73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6437 <text:s text:c="2"/>67881</text:p>
          </table:table-cell>
          <table:table-cell office:value-type="float" office:value="96437" calcext:value-type="float">
            <text:p>96437</text:p>
          </table:table-cell>
          <table:table-cell office:value-type="float" office:value="67881" calcext:value-type="float">
            <text:p>67881</text:p>
          </table:table-cell>
          <table:table-cell office:value-type="float" office:value="76810" calcext:value-type="float">
            <text:p>76810</text:p>
          </table:table-cell>
          <table:table-cell office:value-type="float" office:value="72834" calcext:value-type="float">
            <text:p>72834</text:p>
          </table:table-cell>
          <table:table-cell table:formula="of:=ABS([.D733]-[.E733])" office:value-type="float" office:value="3976" calcext:value-type="float">
            <text:p>3976</text:p>
          </table:table-cell>
          <table:table-cell table:number-columns-repeated="2"/>
          <table:table-cell table:formula="of:=COUNTIF([.C$2:.C$1001];[.B733])" office:value-type="float" office:value="0" calcext:value-type="float">
            <text:p>0</text:p>
          </table:table-cell>
          <table:table-cell table:formula="of:=[.I733]*[.B73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4378 <text:s text:c="2"/>31222</text:p>
          </table:table-cell>
          <table:table-cell office:value-type="float" office:value="74378" calcext:value-type="float">
            <text:p>74378</text:p>
          </table:table-cell>
          <table:table-cell office:value-type="float" office:value="31222" calcext:value-type="float">
            <text:p>31222</text:p>
          </table:table-cell>
          <table:table-cell office:value-type="float" office:value="76968" calcext:value-type="float">
            <text:p>76968</text:p>
          </table:table-cell>
          <table:table-cell office:value-type="float" office:value="72878" calcext:value-type="float">
            <text:p>72878</text:p>
          </table:table-cell>
          <table:table-cell table:formula="of:=ABS([.D734]-[.E734])" office:value-type="float" office:value="4090" calcext:value-type="float">
            <text:p>4090</text:p>
          </table:table-cell>
          <table:table-cell table:number-columns-repeated="2"/>
          <table:table-cell table:formula="of:=COUNTIF([.C$2:.C$1001];[.B734])" office:value-type="float" office:value="0" calcext:value-type="float">
            <text:p>0</text:p>
          </table:table-cell>
          <table:table-cell table:formula="of:=[.I734]*[.B73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1972 <text:s text:c="2"/>70681</text:p>
          </table:table-cell>
          <table:table-cell office:value-type="float" office:value="61972" calcext:value-type="float">
            <text:p>61972</text:p>
          </table:table-cell>
          <table:table-cell office:value-type="float" office:value="70681" calcext:value-type="float">
            <text:p>70681</text:p>
          </table:table-cell>
          <table:table-cell office:value-type="float" office:value="76974" calcext:value-type="float">
            <text:p>76974</text:p>
          </table:table-cell>
          <table:table-cell office:value-type="float" office:value="73020" calcext:value-type="float">
            <text:p>73020</text:p>
          </table:table-cell>
          <table:table-cell table:formula="of:=ABS([.D735]-[.E735])" office:value-type="float" office:value="3954" calcext:value-type="float">
            <text:p>3954</text:p>
          </table:table-cell>
          <table:table-cell table:number-columns-repeated="2"/>
          <table:table-cell table:formula="of:=COUNTIF([.C$2:.C$1001];[.B735])" office:value-type="float" office:value="0" calcext:value-type="float">
            <text:p>0</text:p>
          </table:table-cell>
          <table:table-cell table:formula="of:=[.I735]*[.B73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9255 <text:s text:c="2"/>70681</text:p>
          </table:table-cell>
          <table:table-cell office:value-type="float" office:value="89255" calcext:value-type="float">
            <text:p>89255</text:p>
          </table:table-cell>
          <table:table-cell office:value-type="float" office:value="70681" calcext:value-type="float">
            <text:p>70681</text:p>
          </table:table-cell>
          <table:table-cell office:value-type="float" office:value="77125" calcext:value-type="float">
            <text:p>77125</text:p>
          </table:table-cell>
          <table:table-cell office:value-type="float" office:value="73026" calcext:value-type="float">
            <text:p>73026</text:p>
          </table:table-cell>
          <table:table-cell table:formula="of:=ABS([.D736]-[.E736])" office:value-type="float" office:value="4099" calcext:value-type="float">
            <text:p>4099</text:p>
          </table:table-cell>
          <table:table-cell table:number-columns-repeated="2"/>
          <table:table-cell table:formula="of:=COUNTIF([.C$2:.C$1001];[.B736])" office:value-type="float" office:value="0" calcext:value-type="float">
            <text:p>0</text:p>
          </table:table-cell>
          <table:table-cell table:formula="of:=[.I736]*[.B73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0855 <text:s text:c="2"/>18865</text:p>
          </table:table-cell>
          <table:table-cell office:value-type="float" office:value="80855" calcext:value-type="float">
            <text:p>80855</text:p>
          </table:table-cell>
          <table:table-cell office:value-type="float" office:value="18865" calcext:value-type="float">
            <text:p>18865</text:p>
          </table:table-cell>
          <table:table-cell office:value-type="float" office:value="77193" calcext:value-type="float">
            <text:p>77193</text:p>
          </table:table-cell>
          <table:table-cell office:value-type="float" office:value="73032" calcext:value-type="float">
            <text:p>73032</text:p>
          </table:table-cell>
          <table:table-cell table:formula="of:=ABS([.D737]-[.E737])" office:value-type="float" office:value="4161" calcext:value-type="float">
            <text:p>4161</text:p>
          </table:table-cell>
          <table:table-cell table:number-columns-repeated="2"/>
          <table:table-cell table:formula="of:=COUNTIF([.C$2:.C$1001];[.B737])" office:value-type="float" office:value="0" calcext:value-type="float">
            <text:p>0</text:p>
          </table:table-cell>
          <table:table-cell table:formula="of:=[.I737]*[.B73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885 <text:s text:c="2"/>38371</text:p>
          </table:table-cell>
          <table:table-cell office:value-type="float" office:value="54885" calcext:value-type="float">
            <text:p>54885</text:p>
          </table:table-cell>
          <table:table-cell office:value-type="float" office:value="38371" calcext:value-type="float">
            <text:p>38371</text:p>
          </table:table-cell>
          <table:table-cell office:value-type="float" office:value="77380" calcext:value-type="float">
            <text:p>77380</text:p>
          </table:table-cell>
          <table:table-cell office:value-type="float" office:value="73118" calcext:value-type="float">
            <text:p>73118</text:p>
          </table:table-cell>
          <table:table-cell table:formula="of:=ABS([.D738]-[.E738])" office:value-type="float" office:value="4262" calcext:value-type="float">
            <text:p>4262</text:p>
          </table:table-cell>
          <table:table-cell table:number-columns-repeated="2"/>
          <table:table-cell table:formula="of:=COUNTIF([.C$2:.C$1001];[.B738])" office:value-type="float" office:value="0" calcext:value-type="float">
            <text:p>0</text:p>
          </table:table-cell>
          <table:table-cell table:formula="of:=[.I738]*[.B73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050 <text:s text:c="2"/>15556</text:p>
          </table:table-cell>
          <table:table-cell office:value-type="float" office:value="64050" calcext:value-type="float">
            <text:p>64050</text:p>
          </table:table-cell>
          <table:table-cell office:value-type="float" office:value="15556" calcext:value-type="float">
            <text:p>15556</text:p>
          </table:table-cell>
          <table:table-cell office:value-type="float" office:value="77407" calcext:value-type="float">
            <text:p>77407</text:p>
          </table:table-cell>
          <table:table-cell office:value-type="float" office:value="73228" calcext:value-type="float">
            <text:p>73228</text:p>
          </table:table-cell>
          <table:table-cell table:formula="of:=ABS([.D739]-[.E739])" office:value-type="float" office:value="4179" calcext:value-type="float">
            <text:p>4179</text:p>
          </table:table-cell>
          <table:table-cell table:number-columns-repeated="2"/>
          <table:table-cell table:formula="of:=COUNTIF([.C$2:.C$1001];[.B739])" office:value-type="float" office:value="0" calcext:value-type="float">
            <text:p>0</text:p>
          </table:table-cell>
          <table:table-cell table:formula="of:=[.I739]*[.B73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1358 <text:s text:c="2"/>10464</text:p>
          </table:table-cell>
          <table:table-cell office:value-type="float" office:value="21358" calcext:value-type="float">
            <text:p>21358</text:p>
          </table:table-cell>
          <table:table-cell office:value-type="float" office:value="10464" calcext:value-type="float">
            <text:p>10464</text:p>
          </table:table-cell>
          <table:table-cell office:value-type="float" office:value="77506" calcext:value-type="float">
            <text:p>77506</text:p>
          </table:table-cell>
          <table:table-cell office:value-type="float" office:value="73450" calcext:value-type="float">
            <text:p>73450</text:p>
          </table:table-cell>
          <table:table-cell table:formula="of:=ABS([.D740]-[.E740])" office:value-type="float" office:value="4056" calcext:value-type="float">
            <text:p>4056</text:p>
          </table:table-cell>
          <table:table-cell table:number-columns-repeated="2"/>
          <table:table-cell table:formula="of:=COUNTIF([.C$2:.C$1001];[.B740])" office:value-type="float" office:value="0" calcext:value-type="float">
            <text:p>0</text:p>
          </table:table-cell>
          <table:table-cell table:formula="of:=[.I740]*[.B74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723 <text:s text:c="2"/>92679</text:p>
          </table:table-cell>
          <table:table-cell office:value-type="float" office:value="25723" calcext:value-type="float">
            <text:p>25723</text:p>
          </table:table-cell>
          <table:table-cell office:value-type="float" office:value="92679" calcext:value-type="float">
            <text:p>92679</text:p>
          </table:table-cell>
          <table:table-cell office:value-type="float" office:value="77714" calcext:value-type="float">
            <text:p>77714</text:p>
          </table:table-cell>
          <table:table-cell office:value-type="float" office:value="73611" calcext:value-type="float">
            <text:p>73611</text:p>
          </table:table-cell>
          <table:table-cell table:formula="of:=ABS([.D741]-[.E741])" office:value-type="float" office:value="4103" calcext:value-type="float">
            <text:p>4103</text:p>
          </table:table-cell>
          <table:table-cell table:number-columns-repeated="2"/>
          <table:table-cell table:formula="of:=COUNTIF([.C$2:.C$1001];[.B741])" office:value-type="float" office:value="0" calcext:value-type="float">
            <text:p>0</text:p>
          </table:table-cell>
          <table:table-cell table:formula="of:=[.I741]*[.B74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5201 <text:s text:c="2"/>53621</text:p>
          </table:table-cell>
          <table:table-cell office:value-type="float" office:value="95201" calcext:value-type="float">
            <text:p>95201</text:p>
          </table:table-cell>
          <table:table-cell office:value-type="float" office:value="53621" calcext:value-type="float">
            <text:p>53621</text:p>
          </table:table-cell>
          <table:table-cell office:value-type="float" office:value="77892" calcext:value-type="float">
            <text:p>77892</text:p>
          </table:table-cell>
          <table:table-cell office:value-type="float" office:value="73651" calcext:value-type="float">
            <text:p>73651</text:p>
          </table:table-cell>
          <table:table-cell table:formula="of:=ABS([.D742]-[.E742])" office:value-type="float" office:value="4241" calcext:value-type="float">
            <text:p>4241</text:p>
          </table:table-cell>
          <table:table-cell table:number-columns-repeated="2"/>
          <table:table-cell table:formula="of:=COUNTIF([.C$2:.C$1001];[.B742])" office:value-type="float" office:value="0" calcext:value-type="float">
            <text:p>0</text:p>
          </table:table-cell>
          <table:table-cell table:formula="of:=[.I742]*[.B74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1421 <text:s text:c="2"/>49146</text:p>
          </table:table-cell>
          <table:table-cell office:value-type="float" office:value="61421" calcext:value-type="float">
            <text:p>61421</text:p>
          </table:table-cell>
          <table:table-cell office:value-type="float" office:value="49146" calcext:value-type="float">
            <text:p>49146</text:p>
          </table:table-cell>
          <table:table-cell office:value-type="float" office:value="77941" calcext:value-type="float">
            <text:p>77941</text:p>
          </table:table-cell>
          <table:table-cell office:value-type="float" office:value="73683" calcext:value-type="float">
            <text:p>73683</text:p>
          </table:table-cell>
          <table:table-cell table:formula="of:=ABS([.D743]-[.E743])" office:value-type="float" office:value="4258" calcext:value-type="float">
            <text:p>4258</text:p>
          </table:table-cell>
          <table:table-cell table:number-columns-repeated="2"/>
          <table:table-cell table:formula="of:=COUNTIF([.C$2:.C$1001];[.B743])" office:value-type="float" office:value="0" calcext:value-type="float">
            <text:p>0</text:p>
          </table:table-cell>
          <table:table-cell table:formula="of:=[.I743]*[.B74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6050 <text:s text:c="2"/>89893</text:p>
          </table:table-cell>
          <table:table-cell office:value-type="float" office:value="86050" calcext:value-type="float">
            <text:p>86050</text:p>
          </table:table-cell>
          <table:table-cell office:value-type="float" office:value="89893" calcext:value-type="float">
            <text:p>89893</text:p>
          </table:table-cell>
          <table:table-cell office:value-type="float" office:value="77989" calcext:value-type="float">
            <text:p>77989</text:p>
          </table:table-cell>
          <table:table-cell office:value-type="float" office:value="73936" calcext:value-type="float">
            <text:p>73936</text:p>
          </table:table-cell>
          <table:table-cell table:formula="of:=ABS([.D744]-[.E744])" office:value-type="float" office:value="4053" calcext:value-type="float">
            <text:p>4053</text:p>
          </table:table-cell>
          <table:table-cell table:number-columns-repeated="2"/>
          <table:table-cell table:formula="of:=COUNTIF([.C$2:.C$1001];[.B744])" office:value-type="float" office:value="0" calcext:value-type="float">
            <text:p>0</text:p>
          </table:table-cell>
          <table:table-cell table:formula="of:=[.I744]*[.B74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3226 <text:s text:c="2"/>78113</text:p>
          </table:table-cell>
          <table:table-cell office:value-type="float" office:value="93226" calcext:value-type="float">
            <text:p>93226</text:p>
          </table:table-cell>
          <table:table-cell office:value-type="float" office:value="78113" calcext:value-type="float">
            <text:p>78113</text:p>
          </table:table-cell>
          <table:table-cell office:value-type="float" office:value="78009" calcext:value-type="float">
            <text:p>78009</text:p>
          </table:table-cell>
          <table:table-cell office:value-type="float" office:value="74160" calcext:value-type="float">
            <text:p>74160</text:p>
          </table:table-cell>
          <table:table-cell table:formula="of:=ABS([.D745]-[.E745])" office:value-type="float" office:value="3849" calcext:value-type="float">
            <text:p>3849</text:p>
          </table:table-cell>
          <table:table-cell table:number-columns-repeated="2"/>
          <table:table-cell table:formula="of:=COUNTIF([.C$2:.C$1001];[.B745])" office:value-type="float" office:value="0" calcext:value-type="float">
            <text:p>0</text:p>
          </table:table-cell>
          <table:table-cell table:formula="of:=[.I745]*[.B74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266 <text:s text:c="2"/>75153</text:p>
          </table:table-cell>
          <table:table-cell office:value-type="float" office:value="42266" calcext:value-type="float">
            <text:p>42266</text:p>
          </table:table-cell>
          <table:table-cell office:value-type="float" office:value="75153" calcext:value-type="float">
            <text:p>75153</text:p>
          </table:table-cell>
          <table:table-cell office:value-type="float" office:value="78155" calcext:value-type="float">
            <text:p>78155</text:p>
          </table:table-cell>
          <table:table-cell office:value-type="float" office:value="74358" calcext:value-type="float">
            <text:p>74358</text:p>
          </table:table-cell>
          <table:table-cell table:formula="of:=ABS([.D746]-[.E746])" office:value-type="float" office:value="3797" calcext:value-type="float">
            <text:p>3797</text:p>
          </table:table-cell>
          <table:table-cell table:number-columns-repeated="2"/>
          <table:table-cell table:formula="of:=COUNTIF([.C$2:.C$1001];[.B746])" office:value-type="float" office:value="0" calcext:value-type="float">
            <text:p>0</text:p>
          </table:table-cell>
          <table:table-cell table:formula="of:=[.I746]*[.B74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881 <text:s text:c="2"/>17646</text:p>
          </table:table-cell>
          <table:table-cell office:value-type="float" office:value="11881" calcext:value-type="float">
            <text:p>11881</text:p>
          </table:table-cell>
          <table:table-cell office:value-type="float" office:value="17646" calcext:value-type="float">
            <text:p>17646</text:p>
          </table:table-cell>
          <table:table-cell office:value-type="float" office:value="78193" calcext:value-type="float">
            <text:p>78193</text:p>
          </table:table-cell>
          <table:table-cell office:value-type="float" office:value="74850" calcext:value-type="float">
            <text:p>74850</text:p>
          </table:table-cell>
          <table:table-cell table:formula="of:=ABS([.D747]-[.E747])" office:value-type="float" office:value="3343" calcext:value-type="float">
            <text:p>3343</text:p>
          </table:table-cell>
          <table:table-cell table:number-columns-repeated="2"/>
          <table:table-cell table:formula="of:=COUNTIF([.C$2:.C$1001];[.B747])" office:value-type="float" office:value="0" calcext:value-type="float">
            <text:p>0</text:p>
          </table:table-cell>
          <table:table-cell table:formula="of:=[.I747]*[.B74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9987 <text:s text:c="2"/>30481</text:p>
          </table:table-cell>
          <table:table-cell office:value-type="float" office:value="69987" calcext:value-type="float">
            <text:p>69987</text:p>
          </table:table-cell>
          <table:table-cell office:value-type="float" office:value="30481" calcext:value-type="float">
            <text:p>30481</text:p>
          </table:table-cell>
          <table:table-cell office:value-type="float" office:value="78219" calcext:value-type="float">
            <text:p>78219</text:p>
          </table:table-cell>
          <table:table-cell office:value-type="float" office:value="74940" calcext:value-type="float">
            <text:p>74940</text:p>
          </table:table-cell>
          <table:table-cell table:formula="of:=ABS([.D748]-[.E748])" office:value-type="float" office:value="3279" calcext:value-type="float">
            <text:p>3279</text:p>
          </table:table-cell>
          <table:table-cell table:number-columns-repeated="2"/>
          <table:table-cell table:formula="of:=COUNTIF([.C$2:.C$1001];[.B748])" office:value-type="float" office:value="0" calcext:value-type="float">
            <text:p>0</text:p>
          </table:table-cell>
          <table:table-cell table:formula="of:=[.I748]*[.B74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1028 <text:s text:c="2"/>85327</text:p>
          </table:table-cell>
          <table:table-cell office:value-type="float" office:value="71028" calcext:value-type="float">
            <text:p>71028</text:p>
          </table:table-cell>
          <table:table-cell office:value-type="float" office:value="85327" calcext:value-type="float">
            <text:p>85327</text:p>
          </table:table-cell>
          <table:table-cell office:value-type="float" office:value="78232" calcext:value-type="float">
            <text:p>78232</text:p>
          </table:table-cell>
          <table:table-cell office:value-type="float" office:value="74953" calcext:value-type="float">
            <text:p>74953</text:p>
          </table:table-cell>
          <table:table-cell table:formula="of:=ABS([.D749]-[.E749])" office:value-type="float" office:value="3279" calcext:value-type="float">
            <text:p>3279</text:p>
          </table:table-cell>
          <table:table-cell table:number-columns-repeated="2"/>
          <table:table-cell table:formula="of:=COUNTIF([.C$2:.C$1001];[.B749])" office:value-type="float" office:value="0" calcext:value-type="float">
            <text:p>0</text:p>
          </table:table-cell>
          <table:table-cell table:formula="of:=[.I749]*[.B74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4743 <text:s text:c="2"/>32122</text:p>
          </table:table-cell>
          <table:table-cell office:value-type="float" office:value="24743" calcext:value-type="float">
            <text:p>24743</text:p>
          </table:table-cell>
          <table:table-cell office:value-type="float" office:value="32122" calcext:value-type="float">
            <text:p>32122</text:p>
          </table:table-cell>
          <table:table-cell office:value-type="float" office:value="78314" calcext:value-type="float">
            <text:p>78314</text:p>
          </table:table-cell>
          <table:table-cell office:value-type="float" office:value="75012" calcext:value-type="float">
            <text:p>75012</text:p>
          </table:table-cell>
          <table:table-cell table:formula="of:=ABS([.D750]-[.E750])" office:value-type="float" office:value="3302" calcext:value-type="float">
            <text:p>3302</text:p>
          </table:table-cell>
          <table:table-cell table:number-columns-repeated="2"/>
          <table:table-cell table:formula="of:=COUNTIF([.C$2:.C$1001];[.B750])" office:value-type="float" office:value="0" calcext:value-type="float">
            <text:p>0</text:p>
          </table:table-cell>
          <table:table-cell table:formula="of:=[.I750]*[.B75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8190 <text:s text:c="2"/>85312</text:p>
          </table:table-cell>
          <table:table-cell office:value-type="float" office:value="48190" calcext:value-type="float">
            <text:p>48190</text:p>
          </table:table-cell>
          <table:table-cell office:value-type="float" office:value="85312" calcext:value-type="float">
            <text:p>85312</text:p>
          </table:table-cell>
          <table:table-cell office:value-type="float" office:value="78343" calcext:value-type="float">
            <text:p>78343</text:p>
          </table:table-cell>
          <table:table-cell office:value-type="float" office:value="75087" calcext:value-type="float">
            <text:p>75087</text:p>
          </table:table-cell>
          <table:table-cell table:formula="of:=ABS([.D751]-[.E751])" office:value-type="float" office:value="3256" calcext:value-type="float">
            <text:p>3256</text:p>
          </table:table-cell>
          <table:table-cell table:number-columns-repeated="2"/>
          <table:table-cell table:formula="of:=COUNTIF([.C$2:.C$1001];[.B751])" office:value-type="float" office:value="0" calcext:value-type="float">
            <text:p>0</text:p>
          </table:table-cell>
          <table:table-cell table:formula="of:=[.I751]*[.B75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5256 <text:s text:c="2"/>64868</text:p>
          </table:table-cell>
          <table:table-cell office:value-type="float" office:value="45256" calcext:value-type="float">
            <text:p>45256</text:p>
          </table:table-cell>
          <table:table-cell office:value-type="float" office:value="64868" calcext:value-type="float">
            <text:p>64868</text:p>
          </table:table-cell>
          <table:table-cell office:value-type="float" office:value="78347" calcext:value-type="float">
            <text:p>78347</text:p>
          </table:table-cell>
          <table:table-cell office:value-type="float" office:value="75153" calcext:value-type="float">
            <text:p>75153</text:p>
          </table:table-cell>
          <table:table-cell table:formula="of:=ABS([.D752]-[.E752])" office:value-type="float" office:value="3194" calcext:value-type="float">
            <text:p>3194</text:p>
          </table:table-cell>
          <table:table-cell table:number-columns-repeated="2"/>
          <table:table-cell table:formula="of:=COUNTIF([.C$2:.C$1001];[.B752])" office:value-type="float" office:value="0" calcext:value-type="float">
            <text:p>0</text:p>
          </table:table-cell>
          <table:table-cell table:formula="of:=[.I752]*[.B75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567 <text:s text:c="2"/>11420</text:p>
          </table:table-cell>
          <table:table-cell office:value-type="float" office:value="19567" calcext:value-type="float">
            <text:p>19567</text:p>
          </table:table-cell>
          <table:table-cell office:value-type="float" office:value="11420" calcext:value-type="float">
            <text:p>11420</text:p>
          </table:table-cell>
          <table:table-cell office:value-type="float" office:value="78441" calcext:value-type="float">
            <text:p>78441</text:p>
          </table:table-cell>
          <table:table-cell office:value-type="float" office:value="75163" calcext:value-type="float">
            <text:p>75163</text:p>
          </table:table-cell>
          <table:table-cell table:formula="of:=ABS([.D753]-[.E753])" office:value-type="float" office:value="3278" calcext:value-type="float">
            <text:p>3278</text:p>
          </table:table-cell>
          <table:table-cell table:number-columns-repeated="2"/>
          <table:table-cell table:formula="of:=COUNTIF([.C$2:.C$1001];[.B753])" office:value-type="float" office:value="0" calcext:value-type="float">
            <text:p>0</text:p>
          </table:table-cell>
          <table:table-cell table:formula="of:=[.I753]*[.B75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9596 <text:s text:c="2"/>50323</text:p>
          </table:table-cell>
          <table:table-cell office:value-type="float" office:value="89596" calcext:value-type="float">
            <text:p>89596</text:p>
          </table:table-cell>
          <table:table-cell office:value-type="float" office:value="50323" calcext:value-type="float">
            <text:p>50323</text:p>
          </table:table-cell>
          <table:table-cell office:value-type="float" office:value="78499" calcext:value-type="float">
            <text:p>78499</text:p>
          </table:table-cell>
          <table:table-cell office:value-type="float" office:value="75210" calcext:value-type="float">
            <text:p>75210</text:p>
          </table:table-cell>
          <table:table-cell table:formula="of:=ABS([.D754]-[.E754])" office:value-type="float" office:value="3289" calcext:value-type="float">
            <text:p>3289</text:p>
          </table:table-cell>
          <table:table-cell table:number-columns-repeated="2"/>
          <table:table-cell table:formula="of:=COUNTIF([.C$2:.C$1001];[.B754])" office:value-type="float" office:value="0" calcext:value-type="float">
            <text:p>0</text:p>
          </table:table-cell>
          <table:table-cell table:formula="of:=[.I754]*[.B75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9101 <text:s text:c="2"/>86202</text:p>
          </table:table-cell>
          <table:table-cell office:value-type="float" office:value="49101" calcext:value-type="float">
            <text:p>49101</text:p>
          </table:table-cell>
          <table:table-cell office:value-type="float" office:value="86202" calcext:value-type="float">
            <text:p>86202</text:p>
          </table:table-cell>
          <table:table-cell office:value-type="float" office:value="78501" calcext:value-type="float">
            <text:p>78501</text:p>
          </table:table-cell>
          <table:table-cell office:value-type="float" office:value="75222" calcext:value-type="float">
            <text:p>75222</text:p>
          </table:table-cell>
          <table:table-cell table:formula="of:=ABS([.D755]-[.E755])" office:value-type="float" office:value="3279" calcext:value-type="float">
            <text:p>3279</text:p>
          </table:table-cell>
          <table:table-cell table:number-columns-repeated="2"/>
          <table:table-cell table:formula="of:=COUNTIF([.C$2:.C$1001];[.B755])" office:value-type="float" office:value="0" calcext:value-type="float">
            <text:p>0</text:p>
          </table:table-cell>
          <table:table-cell table:formula="of:=[.I755]*[.B75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8965 <text:s text:c="2"/>39233</text:p>
          </table:table-cell>
          <table:table-cell office:value-type="float" office:value="68965" calcext:value-type="float">
            <text:p>68965</text:p>
          </table:table-cell>
          <table:table-cell office:value-type="float" office:value="39233" calcext:value-type="float">
            <text:p>39233</text:p>
          </table:table-cell>
          <table:table-cell office:value-type="float" office:value="78567" calcext:value-type="float">
            <text:p>78567</text:p>
          </table:table-cell>
          <table:table-cell office:value-type="float" office:value="75250" calcext:value-type="float">
            <text:p>75250</text:p>
          </table:table-cell>
          <table:table-cell table:formula="of:=ABS([.D756]-[.E756])" office:value-type="float" office:value="3317" calcext:value-type="float">
            <text:p>3317</text:p>
          </table:table-cell>
          <table:table-cell table:number-columns-repeated="2"/>
          <table:table-cell table:formula="of:=COUNTIF([.C$2:.C$1001];[.B756])" office:value-type="float" office:value="0" calcext:value-type="float">
            <text:p>0</text:p>
          </table:table-cell>
          <table:table-cell table:formula="of:=[.I756]*[.B75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0874 <text:s text:c="2"/>13439</text:p>
          </table:table-cell>
          <table:table-cell office:value-type="float" office:value="50874" calcext:value-type="float">
            <text:p>50874</text:p>
          </table:table-cell>
          <table:table-cell office:value-type="float" office:value="13439" calcext:value-type="float">
            <text:p>13439</text:p>
          </table:table-cell>
          <table:table-cell office:value-type="float" office:value="78652" calcext:value-type="float">
            <text:p>78652</text:p>
          </table:table-cell>
          <table:table-cell office:value-type="float" office:value="75319" calcext:value-type="float">
            <text:p>75319</text:p>
          </table:table-cell>
          <table:table-cell table:formula="of:=ABS([.D757]-[.E757])" office:value-type="float" office:value="3333" calcext:value-type="float">
            <text:p>3333</text:p>
          </table:table-cell>
          <table:table-cell table:number-columns-repeated="2"/>
          <table:table-cell table:formula="of:=COUNTIF([.C$2:.C$1001];[.B757])" office:value-type="float" office:value="0" calcext:value-type="float">
            <text:p>0</text:p>
          </table:table-cell>
          <table:table-cell table:formula="of:=[.I757]*[.B75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159 <text:s text:c="2"/>24728</text:p>
          </table:table-cell>
          <table:table-cell office:value-type="float" office:value="17159" calcext:value-type="float">
            <text:p>17159</text:p>
          </table:table-cell>
          <table:table-cell office:value-type="float" office:value="24728" calcext:value-type="float">
            <text:p>24728</text:p>
          </table:table-cell>
          <table:table-cell office:value-type="float" office:value="78675" calcext:value-type="float">
            <text:p>78675</text:p>
          </table:table-cell>
          <table:table-cell office:value-type="float" office:value="75355" calcext:value-type="float">
            <text:p>75355</text:p>
          </table:table-cell>
          <table:table-cell table:formula="of:=ABS([.D758]-[.E758])" office:value-type="float" office:value="3320" calcext:value-type="float">
            <text:p>3320</text:p>
          </table:table-cell>
          <table:table-cell table:number-columns-repeated="2"/>
          <table:table-cell table:formula="of:=COUNTIF([.C$2:.C$1001];[.B758])" office:value-type="float" office:value="0" calcext:value-type="float">
            <text:p>0</text:p>
          </table:table-cell>
          <table:table-cell table:formula="of:=[.I758]*[.B75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0369 <text:s text:c="2"/>35203</text:p>
          </table:table-cell>
          <table:table-cell office:value-type="float" office:value="50369" calcext:value-type="float">
            <text:p>50369</text:p>
          </table:table-cell>
          <table:table-cell office:value-type="float" office:value="35203" calcext:value-type="float">
            <text:p>35203</text:p>
          </table:table-cell>
          <table:table-cell office:value-type="float" office:value="78780" calcext:value-type="float">
            <text:p>78780</text:p>
          </table:table-cell>
          <table:table-cell office:value-type="float" office:value="75432" calcext:value-type="float">
            <text:p>75432</text:p>
          </table:table-cell>
          <table:table-cell table:formula="of:=ABS([.D759]-[.E759])" office:value-type="float" office:value="3348" calcext:value-type="float">
            <text:p>3348</text:p>
          </table:table-cell>
          <table:table-cell table:number-columns-repeated="2"/>
          <table:table-cell table:formula="of:=COUNTIF([.C$2:.C$1001];[.B759])" office:value-type="float" office:value="0" calcext:value-type="float">
            <text:p>0</text:p>
          </table:table-cell>
          <table:table-cell table:formula="of:=[.I759]*[.B75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343 <text:s text:c="2"/>56136</text:p>
          </table:table-cell>
          <table:table-cell office:value-type="float" office:value="78343" calcext:value-type="float">
            <text:p>78343</text:p>
          </table:table-cell>
          <table:table-cell office:value-type="float" office:value="56136" calcext:value-type="float">
            <text:p>56136</text:p>
          </table:table-cell>
          <table:table-cell office:value-type="float" office:value="78998" calcext:value-type="float">
            <text:p>78998</text:p>
          </table:table-cell>
          <table:table-cell office:value-type="float" office:value="75493" calcext:value-type="float">
            <text:p>75493</text:p>
          </table:table-cell>
          <table:table-cell table:formula="of:=ABS([.D760]-[.E760])" office:value-type="float" office:value="3505" calcext:value-type="float">
            <text:p>3505</text:p>
          </table:table-cell>
          <table:table-cell table:number-columns-repeated="2"/>
          <table:table-cell table:formula="of:=COUNTIF([.C$2:.C$1001];[.B760])" office:value-type="float" office:value="0" calcext:value-type="float">
            <text:p>0</text:p>
          </table:table-cell>
          <table:table-cell table:formula="of:=[.I760]*[.B76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351 <text:s text:c="2"/>73651</text:p>
          </table:table-cell>
          <table:table-cell office:value-type="float" office:value="55351" calcext:value-type="float">
            <text:p>55351</text:p>
          </table:table-cell>
          <table:table-cell office:value-type="float" office:value="73651" calcext:value-type="float">
            <text:p>73651</text:p>
          </table:table-cell>
          <table:table-cell office:value-type="float" office:value="79102" calcext:value-type="float">
            <text:p>79102</text:p>
          </table:table-cell>
          <table:table-cell office:value-type="float" office:value="75521" calcext:value-type="float">
            <text:p>75521</text:p>
          </table:table-cell>
          <table:table-cell table:formula="of:=ABS([.D761]-[.E761])" office:value-type="float" office:value="3581" calcext:value-type="float">
            <text:p>3581</text:p>
          </table:table-cell>
          <table:table-cell table:number-columns-repeated="2"/>
          <table:table-cell table:formula="of:=COUNTIF([.C$2:.C$1001];[.B761])" office:value-type="float" office:value="0" calcext:value-type="float">
            <text:p>0</text:p>
          </table:table-cell>
          <table:table-cell table:formula="of:=[.I761]*[.B76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8074 <text:s text:c="2"/>59594</text:p>
          </table:table-cell>
          <table:table-cell office:value-type="float" office:value="48074" calcext:value-type="float">
            <text:p>48074</text:p>
          </table:table-cell>
          <table:table-cell office:value-type="float" office:value="59594" calcext:value-type="float">
            <text:p>59594</text:p>
          </table:table-cell>
          <table:table-cell office:value-type="float" office:value="79423" calcext:value-type="float">
            <text:p>79423</text:p>
          </table:table-cell>
          <table:table-cell office:value-type="float" office:value="75693" calcext:value-type="float">
            <text:p>75693</text:p>
          </table:table-cell>
          <table:table-cell table:formula="of:=ABS([.D762]-[.E762])" office:value-type="float" office:value="3730" calcext:value-type="float">
            <text:p>3730</text:p>
          </table:table-cell>
          <table:table-cell table:number-columns-repeated="2"/>
          <table:table-cell table:formula="of:=COUNTIF([.C$2:.C$1001];[.B762])" office:value-type="float" office:value="0" calcext:value-type="float">
            <text:p>0</text:p>
          </table:table-cell>
          <table:table-cell table:formula="of:=[.I762]*[.B76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532 <text:s text:c="2"/>42633</text:p>
          </table:table-cell>
          <table:table-cell office:value-type="float" office:value="11532" calcext:value-type="float">
            <text:p>11532</text:p>
          </table:table-cell>
          <table:table-cell office:value-type="float" office:value="42633" calcext:value-type="float">
            <text:p>42633</text:p>
          </table:table-cell>
          <table:table-cell office:value-type="float" office:value="79460" calcext:value-type="float">
            <text:p>79460</text:p>
          </table:table-cell>
          <table:table-cell office:value-type="float" office:value="75833" calcext:value-type="float">
            <text:p>75833</text:p>
          </table:table-cell>
          <table:table-cell table:formula="of:=ABS([.D763]-[.E763])" office:value-type="float" office:value="3627" calcext:value-type="float">
            <text:p>3627</text:p>
          </table:table-cell>
          <table:table-cell table:number-columns-repeated="2"/>
          <table:table-cell table:formula="of:=COUNTIF([.C$2:.C$1001];[.B763])" office:value-type="float" office:value="0" calcext:value-type="float">
            <text:p>0</text:p>
          </table:table-cell>
          <table:table-cell table:formula="of:=[.I763]*[.B76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2644 <text:s text:c="2"/>92794</text:p>
          </table:table-cell>
          <table:table-cell office:value-type="float" office:value="82644" calcext:value-type="float">
            <text:p>82644</text:p>
          </table:table-cell>
          <table:table-cell office:value-type="float" office:value="92794" calcext:value-type="float">
            <text:p>92794</text:p>
          </table:table-cell>
          <table:table-cell office:value-type="float" office:value="79524" calcext:value-type="float">
            <text:p>79524</text:p>
          </table:table-cell>
          <table:table-cell office:value-type="float" office:value="75898" calcext:value-type="float">
            <text:p>75898</text:p>
          </table:table-cell>
          <table:table-cell table:formula="of:=ABS([.D764]-[.E764])" office:value-type="float" office:value="3626" calcext:value-type="float">
            <text:p>3626</text:p>
          </table:table-cell>
          <table:table-cell table:number-columns-repeated="2"/>
          <table:table-cell table:formula="of:=COUNTIF([.C$2:.C$1001];[.B764])" office:value-type="float" office:value="0" calcext:value-type="float">
            <text:p>0</text:p>
          </table:table-cell>
          <table:table-cell table:formula="of:=[.I764]*[.B76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5771 <text:s text:c="2"/>34677</text:p>
          </table:table-cell>
          <table:table-cell office:value-type="float" office:value="95771" calcext:value-type="float">
            <text:p>95771</text:p>
          </table:table-cell>
          <table:table-cell office:value-type="float" office:value="34677" calcext:value-type="float">
            <text:p>34677</text:p>
          </table:table-cell>
          <table:table-cell office:value-type="float" office:value="79555" calcext:value-type="float">
            <text:p>79555</text:p>
          </table:table-cell>
          <table:table-cell office:value-type="float" office:value="76013" calcext:value-type="float">
            <text:p>76013</text:p>
          </table:table-cell>
          <table:table-cell table:formula="of:=ABS([.D765]-[.E765])" office:value-type="float" office:value="3542" calcext:value-type="float">
            <text:p>3542</text:p>
          </table:table-cell>
          <table:table-cell table:number-columns-repeated="2"/>
          <table:table-cell table:formula="of:=COUNTIF([.C$2:.C$1001];[.B765])" office:value-type="float" office:value="0" calcext:value-type="float">
            <text:p>0</text:p>
          </table:table-cell>
          <table:table-cell table:formula="of:=[.I765]*[.B76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150 <text:s text:c="2"/>28294</text:p>
          </table:table-cell>
          <table:table-cell office:value-type="float" office:value="59150" calcext:value-type="float">
            <text:p>59150</text:p>
          </table:table-cell>
          <table:table-cell office:value-type="float" office:value="28294" calcext:value-type="float">
            <text:p>28294</text:p>
          </table:table-cell>
          <table:table-cell office:value-type="float" office:value="79606" calcext:value-type="float">
            <text:p>79606</text:p>
          </table:table-cell>
          <table:table-cell office:value-type="float" office:value="76060" calcext:value-type="float">
            <text:p>76060</text:p>
          </table:table-cell>
          <table:table-cell table:formula="of:=ABS([.D766]-[.E766])" office:value-type="float" office:value="3546" calcext:value-type="float">
            <text:p>3546</text:p>
          </table:table-cell>
          <table:table-cell table:number-columns-repeated="2"/>
          <table:table-cell table:formula="of:=COUNTIF([.C$2:.C$1001];[.B766])" office:value-type="float" office:value="0" calcext:value-type="float">
            <text:p>0</text:p>
          </table:table-cell>
          <table:table-cell table:formula="of:=[.I766]*[.B76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8484 <text:s text:c="2"/>64868</text:p>
          </table:table-cell>
          <table:table-cell office:value-type="float" office:value="38484" calcext:value-type="float">
            <text:p>38484</text:p>
          </table:table-cell>
          <table:table-cell office:value-type="float" office:value="64868" calcext:value-type="float">
            <text:p>64868</text:p>
          </table:table-cell>
          <table:table-cell office:value-type="float" office:value="79679" calcext:value-type="float">
            <text:p>79679</text:p>
          </table:table-cell>
          <table:table-cell office:value-type="float" office:value="76077" calcext:value-type="float">
            <text:p>76077</text:p>
          </table:table-cell>
          <table:table-cell table:formula="of:=ABS([.D767]-[.E767])" office:value-type="float" office:value="3602" calcext:value-type="float">
            <text:p>3602</text:p>
          </table:table-cell>
          <table:table-cell table:number-columns-repeated="2"/>
          <table:table-cell table:formula="of:=COUNTIF([.C$2:.C$1001];[.B767])" office:value-type="float" office:value="0" calcext:value-type="float">
            <text:p>0</text:p>
          </table:table-cell>
          <table:table-cell table:formula="of:=[.I767]*[.B76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8890 <text:s text:c="2"/>64382</text:p>
          </table:table-cell>
          <table:table-cell office:value-type="float" office:value="48890" calcext:value-type="float">
            <text:p>48890</text:p>
          </table:table-cell>
          <table:table-cell office:value-type="float" office:value="64382" calcext:value-type="float">
            <text:p>64382</text:p>
          </table:table-cell>
          <table:table-cell office:value-type="float" office:value="79861" calcext:value-type="float">
            <text:p>79861</text:p>
          </table:table-cell>
          <table:table-cell office:value-type="float" office:value="76149" calcext:value-type="float">
            <text:p>76149</text:p>
          </table:table-cell>
          <table:table-cell table:formula="of:=ABS([.D768]-[.E768])" office:value-type="float" office:value="3712" calcext:value-type="float">
            <text:p>3712</text:p>
          </table:table-cell>
          <table:table-cell table:number-columns-repeated="2"/>
          <table:table-cell table:formula="of:=COUNTIF([.C$2:.C$1001];[.B768])" office:value-type="float" office:value="0" calcext:value-type="float">
            <text:p>0</text:p>
          </table:table-cell>
          <table:table-cell table:formula="of:=[.I768]*[.B76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8966 <text:s text:c="2"/>28298</text:p>
          </table:table-cell>
          <table:table-cell office:value-type="float" office:value="68966" calcext:value-type="float">
            <text:p>68966</text:p>
          </table:table-cell>
          <table:table-cell office:value-type="float" office:value="28298" calcext:value-type="float">
            <text:p>28298</text:p>
          </table:table-cell>
          <table:table-cell office:value-type="float" office:value="79876" calcext:value-type="float">
            <text:p>79876</text:p>
          </table:table-cell>
          <table:table-cell office:value-type="float" office:value="76429" calcext:value-type="float">
            <text:p>76429</text:p>
          </table:table-cell>
          <table:table-cell table:formula="of:=ABS([.D769]-[.E769])" office:value-type="float" office:value="3447" calcext:value-type="float">
            <text:p>3447</text:p>
          </table:table-cell>
          <table:table-cell table:number-columns-repeated="2"/>
          <table:table-cell table:formula="of:=COUNTIF([.C$2:.C$1001];[.B769])" office:value-type="float" office:value="0" calcext:value-type="float">
            <text:p>0</text:p>
          </table:table-cell>
          <table:table-cell table:formula="of:=[.I769]*[.B76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394 <text:s text:c="2"/>66142</text:p>
          </table:table-cell>
          <table:table-cell office:value-type="float" office:value="51394" calcext:value-type="float">
            <text:p>51394</text:p>
          </table:table-cell>
          <table:table-cell office:value-type="float" office:value="66142" calcext:value-type="float">
            <text:p>66142</text:p>
          </table:table-cell>
          <table:table-cell office:value-type="float" office:value="79896" calcext:value-type="float">
            <text:p>79896</text:p>
          </table:table-cell>
          <table:table-cell office:value-type="float" office:value="76641" calcext:value-type="float">
            <text:p>76641</text:p>
          </table:table-cell>
          <table:table-cell table:formula="of:=ABS([.D770]-[.E770])" office:value-type="float" office:value="3255" calcext:value-type="float">
            <text:p>3255</text:p>
          </table:table-cell>
          <table:table-cell table:number-columns-repeated="2"/>
          <table:table-cell table:formula="of:=COUNTIF([.C$2:.C$1001];[.B770])" office:value-type="float" office:value="0" calcext:value-type="float">
            <text:p>0</text:p>
          </table:table-cell>
          <table:table-cell table:formula="of:=[.I770]*[.B77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9899 <text:s text:c="2"/>91877</text:p>
          </table:table-cell>
          <table:table-cell office:value-type="float" office:value="69899" calcext:value-type="float">
            <text:p>69899</text:p>
          </table:table-cell>
          <table:table-cell office:value-type="float" office:value="91877" calcext:value-type="float">
            <text:p>91877</text:p>
          </table:table-cell>
          <table:table-cell office:value-type="float" office:value="79957" calcext:value-type="float">
            <text:p>79957</text:p>
          </table:table-cell>
          <table:table-cell office:value-type="float" office:value="76650" calcext:value-type="float">
            <text:p>76650</text:p>
          </table:table-cell>
          <table:table-cell table:formula="of:=ABS([.D771]-[.E771])" office:value-type="float" office:value="3307" calcext:value-type="float">
            <text:p>3307</text:p>
          </table:table-cell>
          <table:table-cell table:number-columns-repeated="2"/>
          <table:table-cell table:formula="of:=COUNTIF([.C$2:.C$1001];[.B771])" office:value-type="float" office:value="0" calcext:value-type="float">
            <text:p>0</text:p>
          </table:table-cell>
          <table:table-cell table:formula="of:=[.I771]*[.B77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622 <text:s text:c="2"/>27299</text:p>
          </table:table-cell>
          <table:table-cell office:value-type="float" office:value="20622" calcext:value-type="float">
            <text:p>20622</text:p>
          </table:table-cell>
          <table:table-cell office:value-type="float" office:value="27299" calcext:value-type="float">
            <text:p>27299</text:p>
          </table:table-cell>
          <table:table-cell office:value-type="float" office:value="79970" calcext:value-type="float">
            <text:p>79970</text:p>
          </table:table-cell>
          <table:table-cell office:value-type="float" office:value="77448" calcext:value-type="float">
            <text:p>77448</text:p>
          </table:table-cell>
          <table:table-cell table:formula="of:=ABS([.D772]-[.E772])" office:value-type="float" office:value="2522" calcext:value-type="float">
            <text:p>2522</text:p>
          </table:table-cell>
          <table:table-cell table:number-columns-repeated="2"/>
          <table:table-cell table:formula="of:=COUNTIF([.C$2:.C$1001];[.B772])" office:value-type="float" office:value="18" calcext:value-type="float">
            <text:p>18</text:p>
          </table:table-cell>
          <table:table-cell table:formula="of:=[.I772]*[.B772]" office:value-type="float" office:value="371196" calcext:value-type="float">
            <text:p>37119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7091 <text:s text:c="2"/>19931</text:p>
          </table:table-cell>
          <table:table-cell office:value-type="float" office:value="47091" calcext:value-type="float">
            <text:p>47091</text:p>
          </table:table-cell>
          <table:table-cell office:value-type="float" office:value="19931" calcext:value-type="float">
            <text:p>19931</text:p>
          </table:table-cell>
          <table:table-cell office:value-type="float" office:value="79991" calcext:value-type="float">
            <text:p>79991</text:p>
          </table:table-cell>
          <table:table-cell office:value-type="float" office:value="77524" calcext:value-type="float">
            <text:p>77524</text:p>
          </table:table-cell>
          <table:table-cell table:formula="of:=ABS([.D773]-[.E773])" office:value-type="float" office:value="2467" calcext:value-type="float">
            <text:p>2467</text:p>
          </table:table-cell>
          <table:table-cell table:number-columns-repeated="2"/>
          <table:table-cell table:formula="of:=COUNTIF([.C$2:.C$1001];[.B773])" office:value-type="float" office:value="0" calcext:value-type="float">
            <text:p>0</text:p>
          </table:table-cell>
          <table:table-cell table:formula="of:=[.I773]*[.B77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1236 <text:s text:c="2"/>72834</text:p>
          </table:table-cell>
          <table:table-cell office:value-type="float" office:value="81236" calcext:value-type="float">
            <text:p>81236</text:p>
          </table:table-cell>
          <table:table-cell office:value-type="float" office:value="72834" calcext:value-type="float">
            <text:p>72834</text:p>
          </table:table-cell>
          <table:table-cell office:value-type="float" office:value="80098" calcext:value-type="float">
            <text:p>80098</text:p>
          </table:table-cell>
          <table:table-cell office:value-type="float" office:value="77528" calcext:value-type="float">
            <text:p>77528</text:p>
          </table:table-cell>
          <table:table-cell table:formula="of:=ABS([.D774]-[.E774])" office:value-type="float" office:value="2570" calcext:value-type="float">
            <text:p>2570</text:p>
          </table:table-cell>
          <table:table-cell table:number-columns-repeated="2"/>
          <table:table-cell table:formula="of:=COUNTIF([.C$2:.C$1001];[.B774])" office:value-type="float" office:value="0" calcext:value-type="float">
            <text:p>0</text:p>
          </table:table-cell>
          <table:table-cell table:formula="of:=[.I774]*[.B77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009 <text:s text:c="2"/>41686</text:p>
          </table:table-cell>
          <table:table-cell office:value-type="float" office:value="78009" calcext:value-type="float">
            <text:p>78009</text:p>
          </table:table-cell>
          <table:table-cell office:value-type="float" office:value="41686" calcext:value-type="float">
            <text:p>41686</text:p>
          </table:table-cell>
          <table:table-cell office:value-type="float" office:value="80129" calcext:value-type="float">
            <text:p>80129</text:p>
          </table:table-cell>
          <table:table-cell office:value-type="float" office:value="77575" calcext:value-type="float">
            <text:p>77575</text:p>
          </table:table-cell>
          <table:table-cell table:formula="of:=ABS([.D775]-[.E775])" office:value-type="float" office:value="2554" calcext:value-type="float">
            <text:p>2554</text:p>
          </table:table-cell>
          <table:table-cell table:number-columns-repeated="2"/>
          <table:table-cell table:formula="of:=COUNTIF([.C$2:.C$1001];[.B775])" office:value-type="float" office:value="0" calcext:value-type="float">
            <text:p>0</text:p>
          </table:table-cell>
          <table:table-cell table:formula="of:=[.I775]*[.B77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8131 <text:s text:c="2"/>52069</text:p>
          </table:table-cell>
          <table:table-cell office:value-type="float" office:value="48131" calcext:value-type="float">
            <text:p>48131</text:p>
          </table:table-cell>
          <table:table-cell office:value-type="float" office:value="52069" calcext:value-type="float">
            <text:p>52069</text:p>
          </table:table-cell>
          <table:table-cell office:value-type="float" office:value="80138" calcext:value-type="float">
            <text:p>80138</text:p>
          </table:table-cell>
          <table:table-cell office:value-type="float" office:value="77641" calcext:value-type="float">
            <text:p>77641</text:p>
          </table:table-cell>
          <table:table-cell table:formula="of:=ABS([.D776]-[.E776])" office:value-type="float" office:value="2497" calcext:value-type="float">
            <text:p>2497</text:p>
          </table:table-cell>
          <table:table-cell table:number-columns-repeated="2"/>
          <table:table-cell table:formula="of:=COUNTIF([.C$2:.C$1001];[.B776])" office:value-type="float" office:value="0" calcext:value-type="float">
            <text:p>0</text:p>
          </table:table-cell>
          <table:table-cell table:formula="of:=[.I776]*[.B77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760 <text:s text:c="2"/>83087</text:p>
          </table:table-cell>
          <table:table-cell office:value-type="float" office:value="34760" calcext:value-type="float">
            <text:p>34760</text:p>
          </table:table-cell>
          <table:table-cell office:value-type="float" office:value="83087" calcext:value-type="float">
            <text:p>83087</text:p>
          </table:table-cell>
          <table:table-cell office:value-type="float" office:value="80158" calcext:value-type="float">
            <text:p>80158</text:p>
          </table:table-cell>
          <table:table-cell office:value-type="float" office:value="78113" calcext:value-type="float">
            <text:p>78113</text:p>
          </table:table-cell>
          <table:table-cell table:formula="of:=ABS([.D777]-[.E777])" office:value-type="float" office:value="2045" calcext:value-type="float">
            <text:p>2045</text:p>
          </table:table-cell>
          <table:table-cell table:number-columns-repeated="2"/>
          <table:table-cell table:formula="of:=COUNTIF([.C$2:.C$1001];[.B777])" office:value-type="float" office:value="0" calcext:value-type="float">
            <text:p>0</text:p>
          </table:table-cell>
          <table:table-cell table:formula="of:=[.I777]*[.B77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872 <text:s text:c="2"/>88748</text:p>
          </table:table-cell>
          <table:table-cell office:value-type="float" office:value="54872" calcext:value-type="float">
            <text:p>54872</text:p>
          </table:table-cell>
          <table:table-cell office:value-type="float" office:value="88748" calcext:value-type="float">
            <text:p>88748</text:p>
          </table:table-cell>
          <table:table-cell office:value-type="float" office:value="80180" calcext:value-type="float">
            <text:p>80180</text:p>
          </table:table-cell>
          <table:table-cell office:value-type="float" office:value="78130" calcext:value-type="float">
            <text:p>78130</text:p>
          </table:table-cell>
          <table:table-cell table:formula="of:=ABS([.D778]-[.E778])" office:value-type="float" office:value="2050" calcext:value-type="float">
            <text:p>2050</text:p>
          </table:table-cell>
          <table:table-cell table:number-columns-repeated="2"/>
          <table:table-cell table:formula="of:=COUNTIF([.C$2:.C$1001];[.B778])" office:value-type="float" office:value="0" calcext:value-type="float">
            <text:p>0</text:p>
          </table:table-cell>
          <table:table-cell table:formula="of:=[.I778]*[.B77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9903 <text:s text:c="2"/>44280</text:p>
          </table:table-cell>
          <table:table-cell office:value-type="float" office:value="99903" calcext:value-type="float">
            <text:p>99903</text:p>
          </table:table-cell>
          <table:table-cell office:value-type="float" office:value="44280" calcext:value-type="float">
            <text:p>44280</text:p>
          </table:table-cell>
          <table:table-cell office:value-type="float" office:value="80198" calcext:value-type="float">
            <text:p>80198</text:p>
          </table:table-cell>
          <table:table-cell office:value-type="float" office:value="78193" calcext:value-type="float">
            <text:p>78193</text:p>
          </table:table-cell>
          <table:table-cell table:formula="of:=ABS([.D779]-[.E779])" office:value-type="float" office:value="2005" calcext:value-type="float">
            <text:p>2005</text:p>
          </table:table-cell>
          <table:table-cell table:number-columns-repeated="2"/>
          <table:table-cell table:formula="of:=COUNTIF([.C$2:.C$1001];[.B779])" office:value-type="float" office:value="0" calcext:value-type="float">
            <text:p>0</text:p>
          </table:table-cell>
          <table:table-cell table:formula="of:=[.I779]*[.B77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164 <text:s text:c="2"/>77528</text:p>
          </table:table-cell>
          <table:table-cell office:value-type="float" office:value="75164" calcext:value-type="float">
            <text:p>75164</text:p>
          </table:table-cell>
          <table:table-cell office:value-type="float" office:value="77528" calcext:value-type="float">
            <text:p>77528</text:p>
          </table:table-cell>
          <table:table-cell office:value-type="float" office:value="80301" calcext:value-type="float">
            <text:p>80301</text:p>
          </table:table-cell>
          <table:table-cell office:value-type="float" office:value="78193" calcext:value-type="float">
            <text:p>78193</text:p>
          </table:table-cell>
          <table:table-cell table:formula="of:=ABS([.D780]-[.E780])" office:value-type="float" office:value="2108" calcext:value-type="float">
            <text:p>2108</text:p>
          </table:table-cell>
          <table:table-cell table:number-columns-repeated="2"/>
          <table:table-cell table:formula="of:=COUNTIF([.C$2:.C$1001];[.B780])" office:value-type="float" office:value="0" calcext:value-type="float">
            <text:p>0</text:p>
          </table:table-cell>
          <table:table-cell table:formula="of:=[.I780]*[.B78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8303 <text:s text:c="2"/>81353</text:p>
          </table:table-cell>
          <table:table-cell office:value-type="float" office:value="98303" calcext:value-type="float">
            <text:p>98303</text:p>
          </table:table-cell>
          <table:table-cell office:value-type="float" office:value="81353" calcext:value-type="float">
            <text:p>81353</text:p>
          </table:table-cell>
          <table:table-cell office:value-type="float" office:value="80352" calcext:value-type="float">
            <text:p>80352</text:p>
          </table:table-cell>
          <table:table-cell office:value-type="float" office:value="78193" calcext:value-type="float">
            <text:p>78193</text:p>
          </table:table-cell>
          <table:table-cell table:formula="of:=ABS([.D781]-[.E781])" office:value-type="float" office:value="2159" calcext:value-type="float">
            <text:p>2159</text:p>
          </table:table-cell>
          <table:table-cell table:number-columns-repeated="2"/>
          <table:table-cell table:formula="of:=COUNTIF([.C$2:.C$1001];[.B781])" office:value-type="float" office:value="13" calcext:value-type="float">
            <text:p>13</text:p>
          </table:table-cell>
          <table:table-cell table:formula="of:=[.I781]*[.B781]" office:value-type="float" office:value="1277939" calcext:value-type="float">
            <text:p>127793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9179 <text:s text:c="2"/>47262</text:p>
          </table:table-cell>
          <table:table-cell office:value-type="float" office:value="89179" calcext:value-type="float">
            <text:p>89179</text:p>
          </table:table-cell>
          <table:table-cell office:value-type="float" office:value="47262" calcext:value-type="float">
            <text:p>47262</text:p>
          </table:table-cell>
          <table:table-cell office:value-type="float" office:value="80386" calcext:value-type="float">
            <text:p>80386</text:p>
          </table:table-cell>
          <table:table-cell office:value-type="float" office:value="78193" calcext:value-type="float">
            <text:p>78193</text:p>
          </table:table-cell>
          <table:table-cell table:formula="of:=ABS([.D782]-[.E782])" office:value-type="float" office:value="2193" calcext:value-type="float">
            <text:p>2193</text:p>
          </table:table-cell>
          <table:table-cell table:number-columns-repeated="2"/>
          <table:table-cell table:formula="of:=COUNTIF([.C$2:.C$1001];[.B782])" office:value-type="float" office:value="0" calcext:value-type="float">
            <text:p>0</text:p>
          </table:table-cell>
          <table:table-cell table:formula="of:=[.I782]*[.B78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3330 <text:s text:c="2"/>85776</text:p>
          </table:table-cell>
          <table:table-cell office:value-type="float" office:value="93330" calcext:value-type="float">
            <text:p>93330</text:p>
          </table:table-cell>
          <table:table-cell office:value-type="float" office:value="85776" calcext:value-type="float">
            <text:p>85776</text:p>
          </table:table-cell>
          <table:table-cell office:value-type="float" office:value="80402" calcext:value-type="float">
            <text:p>80402</text:p>
          </table:table-cell>
          <table:table-cell office:value-type="float" office:value="78193" calcext:value-type="float">
            <text:p>78193</text:p>
          </table:table-cell>
          <table:table-cell table:formula="of:=ABS([.D783]-[.E783])" office:value-type="float" office:value="2209" calcext:value-type="float">
            <text:p>2209</text:p>
          </table:table-cell>
          <table:table-cell table:number-columns-repeated="2"/>
          <table:table-cell table:formula="of:=COUNTIF([.C$2:.C$1001];[.B783])" office:value-type="float" office:value="0" calcext:value-type="float">
            <text:p>0</text:p>
          </table:table-cell>
          <table:table-cell table:formula="of:=[.I783]*[.B78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653 <text:s text:c="2"/>62695</text:p>
          </table:table-cell>
          <table:table-cell office:value-type="float" office:value="64653" calcext:value-type="float">
            <text:p>64653</text:p>
          </table:table-cell>
          <table:table-cell office:value-type="float" office:value="62695" calcext:value-type="float">
            <text:p>62695</text:p>
          </table:table-cell>
          <table:table-cell office:value-type="float" office:value="80618" calcext:value-type="float">
            <text:p>80618</text:p>
          </table:table-cell>
          <table:table-cell office:value-type="float" office:value="78193" calcext:value-type="float">
            <text:p>78193</text:p>
          </table:table-cell>
          <table:table-cell table:formula="of:=ABS([.D784]-[.E784])" office:value-type="float" office:value="2425" calcext:value-type="float">
            <text:p>2425</text:p>
          </table:table-cell>
          <table:table-cell table:number-columns-repeated="2"/>
          <table:table-cell table:formula="of:=COUNTIF([.C$2:.C$1001];[.B784])" office:value-type="float" office:value="0" calcext:value-type="float">
            <text:p>0</text:p>
          </table:table-cell>
          <table:table-cell table:formula="of:=[.I784]*[.B78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680 <text:s text:c="2"/>59594</text:p>
          </table:table-cell>
          <table:table-cell office:value-type="float" office:value="75680" calcext:value-type="float">
            <text:p>75680</text:p>
          </table:table-cell>
          <table:table-cell office:value-type="float" office:value="59594" calcext:value-type="float">
            <text:p>59594</text:p>
          </table:table-cell>
          <table:table-cell office:value-type="float" office:value="80629" calcext:value-type="float">
            <text:p>80629</text:p>
          </table:table-cell>
          <table:table-cell office:value-type="float" office:value="78709" calcext:value-type="float">
            <text:p>78709</text:p>
          </table:table-cell>
          <table:table-cell table:formula="of:=ABS([.D785]-[.E785])" office:value-type="float" office:value="1920" calcext:value-type="float">
            <text:p>1920</text:p>
          </table:table-cell>
          <table:table-cell table:number-columns-repeated="2"/>
          <table:table-cell table:formula="of:=COUNTIF([.C$2:.C$1001];[.B785])" office:value-type="float" office:value="0" calcext:value-type="float">
            <text:p>0</text:p>
          </table:table-cell>
          <table:table-cell table:formula="of:=[.I785]*[.B78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615 <text:s text:c="2"/>46658</text:p>
          </table:table-cell>
          <table:table-cell office:value-type="float" office:value="28615" calcext:value-type="float">
            <text:p>28615</text:p>
          </table:table-cell>
          <table:table-cell office:value-type="float" office:value="46658" calcext:value-type="float">
            <text:p>46658</text:p>
          </table:table-cell>
          <table:table-cell office:value-type="float" office:value="80796" calcext:value-type="float">
            <text:p>80796</text:p>
          </table:table-cell>
          <table:table-cell office:value-type="float" office:value="78721" calcext:value-type="float">
            <text:p>78721</text:p>
          </table:table-cell>
          <table:table-cell table:formula="of:=ABS([.D786]-[.E786])" office:value-type="float" office:value="2075" calcext:value-type="float">
            <text:p>2075</text:p>
          </table:table-cell>
          <table:table-cell table:number-columns-repeated="2"/>
          <table:table-cell table:formula="of:=COUNTIF([.C$2:.C$1001];[.B786])" office:value-type="float" office:value="0" calcext:value-type="float">
            <text:p>0</text:p>
          </table:table-cell>
          <table:table-cell table:formula="of:=[.I786]*[.B78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4345 <text:s text:c="2"/>58244</text:p>
          </table:table-cell>
          <table:table-cell office:value-type="float" office:value="24345" calcext:value-type="float">
            <text:p>24345</text:p>
          </table:table-cell>
          <table:table-cell office:value-type="float" office:value="58244" calcext:value-type="float">
            <text:p>58244</text:p>
          </table:table-cell>
          <table:table-cell office:value-type="float" office:value="80855" calcext:value-type="float">
            <text:p>80855</text:p>
          </table:table-cell>
          <table:table-cell office:value-type="float" office:value="78866" calcext:value-type="float">
            <text:p>78866</text:p>
          </table:table-cell>
          <table:table-cell table:formula="of:=ABS([.D787]-[.E787])" office:value-type="float" office:value="1989" calcext:value-type="float">
            <text:p>1989</text:p>
          </table:table-cell>
          <table:table-cell table:number-columns-repeated="2"/>
          <table:table-cell table:formula="of:=COUNTIF([.C$2:.C$1001];[.B787])" office:value-type="float" office:value="0" calcext:value-type="float">
            <text:p>0</text:p>
          </table:table-cell>
          <table:table-cell table:formula="of:=[.I787]*[.B78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9606 <text:s text:c="2"/>36346</text:p>
          </table:table-cell>
          <table:table-cell office:value-type="float" office:value="79606" calcext:value-type="float">
            <text:p>79606</text:p>
          </table:table-cell>
          <table:table-cell office:value-type="float" office:value="36346" calcext:value-type="float">
            <text:p>36346</text:p>
          </table:table-cell>
          <table:table-cell office:value-type="float" office:value="80951" calcext:value-type="float">
            <text:p>80951</text:p>
          </table:table-cell>
          <table:table-cell office:value-type="float" office:value="79286" calcext:value-type="float">
            <text:p>79286</text:p>
          </table:table-cell>
          <table:table-cell table:formula="of:=ABS([.D788]-[.E788])" office:value-type="float" office:value="1665" calcext:value-type="float">
            <text:p>1665</text:p>
          </table:table-cell>
          <table:table-cell table:number-columns-repeated="2"/>
          <table:table-cell table:formula="of:=COUNTIF([.C$2:.C$1001];[.B788])" office:value-type="float" office:value="0" calcext:value-type="float">
            <text:p>0</text:p>
          </table:table-cell>
          <table:table-cell table:formula="of:=[.I788]*[.B78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8948 <text:s text:c="2"/>97944</text:p>
          </table:table-cell>
          <table:table-cell office:value-type="float" office:value="48948" calcext:value-type="float">
            <text:p>48948</text:p>
          </table:table-cell>
          <table:table-cell office:value-type="float" office:value="97944" calcext:value-type="float">
            <text:p>97944</text:p>
          </table:table-cell>
          <table:table-cell office:value-type="float" office:value="81008" calcext:value-type="float">
            <text:p>81008</text:p>
          </table:table-cell>
          <table:table-cell office:value-type="float" office:value="79358" calcext:value-type="float">
            <text:p>79358</text:p>
          </table:table-cell>
          <table:table-cell table:formula="of:=ABS([.D789]-[.E789])" office:value-type="float" office:value="1650" calcext:value-type="float">
            <text:p>1650</text:p>
          </table:table-cell>
          <table:table-cell table:number-columns-repeated="2"/>
          <table:table-cell table:formula="of:=COUNTIF([.C$2:.C$1001];[.B789])" office:value-type="float" office:value="0" calcext:value-type="float">
            <text:p>0</text:p>
          </table:table-cell>
          <table:table-cell table:formula="of:=[.I789]*[.B78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8505 <text:s text:c="2"/>89997</text:p>
          </table:table-cell>
          <table:table-cell office:value-type="float" office:value="98505" calcext:value-type="float">
            <text:p>98505</text:p>
          </table:table-cell>
          <table:table-cell office:value-type="float" office:value="89997" calcext:value-type="float">
            <text:p>89997</text:p>
          </table:table-cell>
          <table:table-cell office:value-type="float" office:value="81138" calcext:value-type="float">
            <text:p>81138</text:p>
          </table:table-cell>
          <table:table-cell office:value-type="float" office:value="79912" calcext:value-type="float">
            <text:p>79912</text:p>
          </table:table-cell>
          <table:table-cell table:formula="of:=ABS([.D790]-[.E790])" office:value-type="float" office:value="1226" calcext:value-type="float">
            <text:p>1226</text:p>
          </table:table-cell>
          <table:table-cell table:number-columns-repeated="2"/>
          <table:table-cell table:formula="of:=COUNTIF([.C$2:.C$1001];[.B790])" office:value-type="float" office:value="0" calcext:value-type="float">
            <text:p>0</text:p>
          </table:table-cell>
          <table:table-cell table:formula="of:=[.I790]*[.B79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6392 <text:s text:c="2"/>90073</text:p>
          </table:table-cell>
          <table:table-cell office:value-type="float" office:value="56392" calcext:value-type="float">
            <text:p>56392</text:p>
          </table:table-cell>
          <table:table-cell office:value-type="float" office:value="90073" calcext:value-type="float">
            <text:p>90073</text:p>
          </table:table-cell>
          <table:table-cell office:value-type="float" office:value="81147" calcext:value-type="float">
            <text:p>81147</text:p>
          </table:table-cell>
          <table:table-cell office:value-type="float" office:value="79995" calcext:value-type="float">
            <text:p>79995</text:p>
          </table:table-cell>
          <table:table-cell table:formula="of:=ABS([.D791]-[.E791])" office:value-type="float" office:value="1152" calcext:value-type="float">
            <text:p>1152</text:p>
          </table:table-cell>
          <table:table-cell table:number-columns-repeated="2"/>
          <table:table-cell table:formula="of:=COUNTIF([.C$2:.C$1001];[.B791])" office:value-type="float" office:value="0" calcext:value-type="float">
            <text:p>0</text:p>
          </table:table-cell>
          <table:table-cell table:formula="of:=[.I791]*[.B79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6055 <text:s text:c="2"/>90144</text:p>
          </table:table-cell>
          <table:table-cell office:value-type="float" office:value="76055" calcext:value-type="float">
            <text:p>76055</text:p>
          </table:table-cell>
          <table:table-cell office:value-type="float" office:value="90144" calcext:value-type="float">
            <text:p>90144</text:p>
          </table:table-cell>
          <table:table-cell office:value-type="float" office:value="81188" calcext:value-type="float">
            <text:p>81188</text:p>
          </table:table-cell>
          <table:table-cell office:value-type="float" office:value="80030" calcext:value-type="float">
            <text:p>80030</text:p>
          </table:table-cell>
          <table:table-cell table:formula="of:=ABS([.D792]-[.E792])" office:value-type="float" office:value="1158" calcext:value-type="float">
            <text:p>1158</text:p>
          </table:table-cell>
          <table:table-cell table:number-columns-repeated="2"/>
          <table:table-cell table:formula="of:=COUNTIF([.C$2:.C$1001];[.B792])" office:value-type="float" office:value="0" calcext:value-type="float">
            <text:p>0</text:p>
          </table:table-cell>
          <table:table-cell table:formula="of:=[.I792]*[.B79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2417 <text:s text:c="2"/>29331</text:p>
          </table:table-cell>
          <table:table-cell office:value-type="float" office:value="82417" calcext:value-type="float">
            <text:p>82417</text:p>
          </table:table-cell>
          <table:table-cell office:value-type="float" office:value="29331" calcext:value-type="float">
            <text:p>29331</text:p>
          </table:table-cell>
          <table:table-cell office:value-type="float" office:value="81226" calcext:value-type="float">
            <text:p>81226</text:p>
          </table:table-cell>
          <table:table-cell office:value-type="float" office:value="80221" calcext:value-type="float">
            <text:p>80221</text:p>
          </table:table-cell>
          <table:table-cell table:formula="of:=ABS([.D793]-[.E793])" office:value-type="float" office:value="1005" calcext:value-type="float">
            <text:p>1005</text:p>
          </table:table-cell>
          <table:table-cell table:number-columns-repeated="2"/>
          <table:table-cell table:formula="of:=COUNTIF([.C$2:.C$1001];[.B793])" office:value-type="float" office:value="0" calcext:value-type="float">
            <text:p>0</text:p>
          </table:table-cell>
          <table:table-cell table:formula="of:=[.I793]*[.B79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2098 <text:s text:c="2"/>20173</text:p>
          </table:table-cell>
          <table:table-cell office:value-type="float" office:value="62098" calcext:value-type="float">
            <text:p>62098</text:p>
          </table:table-cell>
          <table:table-cell office:value-type="float" office:value="20173" calcext:value-type="float">
            <text:p>20173</text:p>
          </table:table-cell>
          <table:table-cell office:value-type="float" office:value="81236" calcext:value-type="float">
            <text:p>81236</text:p>
          </table:table-cell>
          <table:table-cell office:value-type="float" office:value="80231" calcext:value-type="float">
            <text:p>80231</text:p>
          </table:table-cell>
          <table:table-cell table:formula="of:=ABS([.D794]-[.E794])" office:value-type="float" office:value="1005" calcext:value-type="float">
            <text:p>1005</text:p>
          </table:table-cell>
          <table:table-cell table:number-columns-repeated="2"/>
          <table:table-cell table:formula="of:=COUNTIF([.C$2:.C$1001];[.B794])" office:value-type="float" office:value="0" calcext:value-type="float">
            <text:p>0</text:p>
          </table:table-cell>
          <table:table-cell table:formula="of:=[.I794]*[.B79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254 <text:s text:c="2"/>59594</text:p>
          </table:table-cell>
          <table:table-cell office:value-type="float" office:value="17254" calcext:value-type="float">
            <text:p>17254</text:p>
          </table:table-cell>
          <table:table-cell office:value-type="float" office:value="59594" calcext:value-type="float">
            <text:p>59594</text:p>
          </table:table-cell>
          <table:table-cell office:value-type="float" office:value="81400" calcext:value-type="float">
            <text:p>81400</text:p>
          </table:table-cell>
          <table:table-cell office:value-type="float" office:value="80320" calcext:value-type="float">
            <text:p>80320</text:p>
          </table:table-cell>
          <table:table-cell table:formula="of:=ABS([.D795]-[.E795])" office:value-type="float" office:value="1080" calcext:value-type="float">
            <text:p>1080</text:p>
          </table:table-cell>
          <table:table-cell table:number-columns-repeated="2"/>
          <table:table-cell table:formula="of:=COUNTIF([.C$2:.C$1001];[.B795])" office:value-type="float" office:value="0" calcext:value-type="float">
            <text:p>0</text:p>
          </table:table-cell>
          <table:table-cell table:formula="of:=[.I795]*[.B79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8731 <text:s text:c="2"/>89213</text:p>
          </table:table-cell>
          <table:table-cell office:value-type="float" office:value="48731" calcext:value-type="float">
            <text:p>48731</text:p>
          </table:table-cell>
          <table:table-cell office:value-type="float" office:value="89213" calcext:value-type="float">
            <text:p>89213</text:p>
          </table:table-cell>
          <table:table-cell office:value-type="float" office:value="81423" calcext:value-type="float">
            <text:p>81423</text:p>
          </table:table-cell>
          <table:table-cell office:value-type="float" office:value="80385" calcext:value-type="float">
            <text:p>80385</text:p>
          </table:table-cell>
          <table:table-cell table:formula="of:=ABS([.D796]-[.E796])" office:value-type="float" office:value="1038" calcext:value-type="float">
            <text:p>1038</text:p>
          </table:table-cell>
          <table:table-cell table:number-columns-repeated="2"/>
          <table:table-cell table:formula="of:=COUNTIF([.C$2:.C$1001];[.B796])" office:value-type="float" office:value="0" calcext:value-type="float">
            <text:p>0</text:p>
          </table:table-cell>
          <table:table-cell table:formula="of:=[.I796]*[.B79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1622 <text:s text:c="2"/>10612</text:p>
          </table:table-cell>
          <table:table-cell office:value-type="float" office:value="91622" calcext:value-type="float">
            <text:p>91622</text:p>
          </table:table-cell>
          <table:table-cell office:value-type="float" office:value="10612" calcext:value-type="float">
            <text:p>10612</text:p>
          </table:table-cell>
          <table:table-cell office:value-type="float" office:value="81487" calcext:value-type="float">
            <text:p>81487</text:p>
          </table:table-cell>
          <table:table-cell office:value-type="float" office:value="80564" calcext:value-type="float">
            <text:p>80564</text:p>
          </table:table-cell>
          <table:table-cell table:formula="of:=ABS([.D797]-[.E797])" office:value-type="float" office:value="923" calcext:value-type="float">
            <text:p>923</text:p>
          </table:table-cell>
          <table:table-cell table:number-columns-repeated="2"/>
          <table:table-cell table:formula="of:=COUNTIF([.C$2:.C$1001];[.B797])" office:value-type="float" office:value="0" calcext:value-type="float">
            <text:p>0</text:p>
          </table:table-cell>
          <table:table-cell table:formula="of:=[.I797]*[.B79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6177 <text:s text:c="2"/>62695</text:p>
          </table:table-cell>
          <table:table-cell office:value-type="float" office:value="96177" calcext:value-type="float">
            <text:p>96177</text:p>
          </table:table-cell>
          <table:table-cell office:value-type="float" office:value="62695" calcext:value-type="float">
            <text:p>62695</text:p>
          </table:table-cell>
          <table:table-cell office:value-type="float" office:value="81582" calcext:value-type="float">
            <text:p>81582</text:p>
          </table:table-cell>
          <table:table-cell office:value-type="float" office:value="81035" calcext:value-type="float">
            <text:p>81035</text:p>
          </table:table-cell>
          <table:table-cell table:formula="of:=ABS([.D798]-[.E798])" office:value-type="float" office:value="547" calcext:value-type="float">
            <text:p>547</text:p>
          </table:table-cell>
          <table:table-cell table:number-columns-repeated="2"/>
          <table:table-cell table:formula="of:=COUNTIF([.C$2:.C$1001];[.B798])" office:value-type="float" office:value="0" calcext:value-type="float">
            <text:p>0</text:p>
          </table:table-cell>
          <table:table-cell table:formula="of:=[.I798]*[.B79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2069 <text:s text:c="2"/>59594</text:p>
          </table:table-cell>
          <table:table-cell office:value-type="float" office:value="52069" calcext:value-type="float">
            <text:p>52069</text:p>
          </table:table-cell>
          <table:table-cell office:value-type="float" office:value="59594" calcext:value-type="float">
            <text:p>59594</text:p>
          </table:table-cell>
          <table:table-cell office:value-type="float" office:value="81778" calcext:value-type="float">
            <text:p>81778</text:p>
          </table:table-cell>
          <table:table-cell office:value-type="float" office:value="81210" calcext:value-type="float">
            <text:p>81210</text:p>
          </table:table-cell>
          <table:table-cell table:formula="of:=ABS([.D799]-[.E799])" office:value-type="float" office:value="568" calcext:value-type="float">
            <text:p>568</text:p>
          </table:table-cell>
          <table:table-cell table:number-columns-repeated="2"/>
          <table:table-cell table:formula="of:=COUNTIF([.C$2:.C$1001];[.B799])" office:value-type="float" office:value="15" calcext:value-type="float">
            <text:p>15</text:p>
          </table:table-cell>
          <table:table-cell table:formula="of:=[.I799]*[.B799]" office:value-type="float" office:value="781035" calcext:value-type="float">
            <text:p>78103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399 <text:s text:c="2"/>98409</text:p>
          </table:table-cell>
          <table:table-cell office:value-type="float" office:value="13399" calcext:value-type="float">
            <text:p>13399</text:p>
          </table:table-cell>
          <table:table-cell office:value-type="float" office:value="98409" calcext:value-type="float">
            <text:p>98409</text:p>
          </table:table-cell>
          <table:table-cell office:value-type="float" office:value="81899" calcext:value-type="float">
            <text:p>81899</text:p>
          </table:table-cell>
          <table:table-cell office:value-type="float" office:value="81278" calcext:value-type="float">
            <text:p>81278</text:p>
          </table:table-cell>
          <table:table-cell table:formula="of:=ABS([.D800]-[.E800])" office:value-type="float" office:value="621" calcext:value-type="float">
            <text:p>621</text:p>
          </table:table-cell>
          <table:table-cell table:number-columns-repeated="2"/>
          <table:table-cell table:formula="of:=COUNTIF([.C$2:.C$1001];[.B800])" office:value-type="float" office:value="12" calcext:value-type="float">
            <text:p>12</text:p>
          </table:table-cell>
          <table:table-cell table:formula="of:=[.I800]*[.B800]" office:value-type="float" office:value="160788" calcext:value-type="float">
            <text:p>16078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2967 <text:s text:c="2"/>62695</text:p>
          </table:table-cell>
          <table:table-cell office:value-type="float" office:value="32967" calcext:value-type="float">
            <text:p>32967</text:p>
          </table:table-cell>
          <table:table-cell office:value-type="float" office:value="62695" calcext:value-type="float">
            <text:p>62695</text:p>
          </table:table-cell>
          <table:table-cell office:value-type="float" office:value="81997" calcext:value-type="float">
            <text:p>81997</text:p>
          </table:table-cell>
          <table:table-cell office:value-type="float" office:value="81353" calcext:value-type="float">
            <text:p>81353</text:p>
          </table:table-cell>
          <table:table-cell table:formula="of:=ABS([.D801]-[.E801])" office:value-type="float" office:value="644" calcext:value-type="float">
            <text:p>644</text:p>
          </table:table-cell>
          <table:table-cell table:number-columns-repeated="2"/>
          <table:table-cell table:formula="of:=COUNTIF([.C$2:.C$1001];[.B801])" office:value-type="float" office:value="0" calcext:value-type="float">
            <text:p>0</text:p>
          </table:table-cell>
          <table:table-cell table:formula="of:=[.I801]*[.B80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0796 <text:s text:c="2"/>97619</text:p>
          </table:table-cell>
          <table:table-cell office:value-type="float" office:value="80796" calcext:value-type="float">
            <text:p>80796</text:p>
          </table:table-cell>
          <table:table-cell office:value-type="float" office:value="97619" calcext:value-type="float">
            <text:p>97619</text:p>
          </table:table-cell>
          <table:table-cell office:value-type="float" office:value="82010" calcext:value-type="float">
            <text:p>82010</text:p>
          </table:table-cell>
          <table:table-cell office:value-type="float" office:value="81410" calcext:value-type="float">
            <text:p>81410</text:p>
          </table:table-cell>
          <table:table-cell table:formula="of:=ABS([.D802]-[.E802])" office:value-type="float" office:value="600" calcext:value-type="float">
            <text:p>600</text:p>
          </table:table-cell>
          <table:table-cell table:number-columns-repeated="2"/>
          <table:table-cell table:formula="of:=COUNTIF([.C$2:.C$1001];[.B802])" office:value-type="float" office:value="0" calcext:value-type="float">
            <text:p>0</text:p>
          </table:table-cell>
          <table:table-cell table:formula="of:=[.I802]*[.B80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7193 <text:s text:c="2"/>28072</text:p>
          </table:table-cell>
          <table:table-cell office:value-type="float" office:value="77193" calcext:value-type="float">
            <text:p>77193</text:p>
          </table:table-cell>
          <table:table-cell office:value-type="float" office:value="28072" calcext:value-type="float">
            <text:p>28072</text:p>
          </table:table-cell>
          <table:table-cell office:value-type="float" office:value="82027" calcext:value-type="float">
            <text:p>82027</text:p>
          </table:table-cell>
          <table:table-cell office:value-type="float" office:value="81549" calcext:value-type="float">
            <text:p>81549</text:p>
          </table:table-cell>
          <table:table-cell table:formula="of:=ABS([.D803]-[.E803])" office:value-type="float" office:value="478" calcext:value-type="float">
            <text:p>478</text:p>
          </table:table-cell>
          <table:table-cell table:number-columns-repeated="2"/>
          <table:table-cell table:formula="of:=COUNTIF([.C$2:.C$1001];[.B803])" office:value-type="float" office:value="0" calcext:value-type="float">
            <text:p>0</text:p>
          </table:table-cell>
          <table:table-cell table:formula="of:=[.I803]*[.B80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904 <text:s text:c="2"/>13399</text:p>
          </table:table-cell>
          <table:table-cell office:value-type="float" office:value="55904" calcext:value-type="float">
            <text:p>55904</text:p>
          </table:table-cell>
          <table:table-cell office:value-type="float" office:value="13399" calcext:value-type="float">
            <text:p>13399</text:p>
          </table:table-cell>
          <table:table-cell office:value-type="float" office:value="82106" calcext:value-type="float">
            <text:p>82106</text:p>
          </table:table-cell>
          <table:table-cell office:value-type="float" office:value="81629" calcext:value-type="float">
            <text:p>81629</text:p>
          </table:table-cell>
          <table:table-cell table:formula="of:=ABS([.D804]-[.E804])" office:value-type="float" office:value="477" calcext:value-type="float">
            <text:p>477</text:p>
          </table:table-cell>
          <table:table-cell table:number-columns-repeated="2"/>
          <table:table-cell table:formula="of:=COUNTIF([.C$2:.C$1001];[.B804])" office:value-type="float" office:value="0" calcext:value-type="float">
            <text:p>0</text:p>
          </table:table-cell>
          <table:table-cell table:formula="of:=[.I804]*[.B80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4250 <text:s text:c="2"/>81410</text:p>
          </table:table-cell>
          <table:table-cell office:value-type="float" office:value="84250" calcext:value-type="float">
            <text:p>84250</text:p>
          </table:table-cell>
          <table:table-cell office:value-type="float" office:value="81410" calcext:value-type="float">
            <text:p>81410</text:p>
          </table:table-cell>
          <table:table-cell office:value-type="float" office:value="82193" calcext:value-type="float">
            <text:p>82193</text:p>
          </table:table-cell>
          <table:table-cell office:value-type="float" office:value="81758" calcext:value-type="float">
            <text:p>81758</text:p>
          </table:table-cell>
          <table:table-cell table:formula="of:=ABS([.D805]-[.E805])" office:value-type="float" office:value="435" calcext:value-type="float">
            <text:p>435</text:p>
          </table:table-cell>
          <table:table-cell table:number-columns-repeated="2"/>
          <table:table-cell table:formula="of:=COUNTIF([.C$2:.C$1001];[.B805])" office:value-type="float" office:value="0" calcext:value-type="float">
            <text:p>0</text:p>
          </table:table-cell>
          <table:table-cell table:formula="of:=[.I805]*[.B80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217 <text:s text:c="2"/>64868</text:p>
          </table:table-cell>
          <table:table-cell office:value-type="float" office:value="53217" calcext:value-type="float">
            <text:p>53217</text:p>
          </table:table-cell>
          <table:table-cell office:value-type="float" office:value="64868" calcext:value-type="float">
            <text:p>64868</text:p>
          </table:table-cell>
          <table:table-cell office:value-type="float" office:value="82237" calcext:value-type="float">
            <text:p>82237</text:p>
          </table:table-cell>
          <table:table-cell office:value-type="float" office:value="81859" calcext:value-type="float">
            <text:p>81859</text:p>
          </table:table-cell>
          <table:table-cell table:formula="of:=ABS([.D806]-[.E806])" office:value-type="float" office:value="378" calcext:value-type="float">
            <text:p>378</text:p>
          </table:table-cell>
          <table:table-cell table:number-columns-repeated="2"/>
          <table:table-cell table:formula="of:=COUNTIF([.C$2:.C$1001];[.B806])" office:value-type="float" office:value="0" calcext:value-type="float">
            <text:p>0</text:p>
          </table:table-cell>
          <table:table-cell table:formula="of:=[.I806]*[.B80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500 <text:s text:c="2"/>80320</text:p>
          </table:table-cell>
          <table:table-cell office:value-type="float" office:value="10500" calcext:value-type="float">
            <text:p>10500</text:p>
          </table:table-cell>
          <table:table-cell office:value-type="float" office:value="80320" calcext:value-type="float">
            <text:p>80320</text:p>
          </table:table-cell>
          <table:table-cell office:value-type="float" office:value="82355" calcext:value-type="float">
            <text:p>82355</text:p>
          </table:table-cell>
          <table:table-cell office:value-type="float" office:value="81863" calcext:value-type="float">
            <text:p>81863</text:p>
          </table:table-cell>
          <table:table-cell table:formula="of:=ABS([.D807]-[.E807])" office:value-type="float" office:value="492" calcext:value-type="float">
            <text:p>492</text:p>
          </table:table-cell>
          <table:table-cell table:number-columns-repeated="2"/>
          <table:table-cell table:formula="of:=COUNTIF([.C$2:.C$1001];[.B807])" office:value-type="float" office:value="0" calcext:value-type="float">
            <text:p>0</text:p>
          </table:table-cell>
          <table:table-cell table:formula="of:=[.I807]*[.B80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7277 <text:s text:c="2"/>53621</text:p>
          </table:table-cell>
          <table:table-cell office:value-type="float" office:value="67277" calcext:value-type="float">
            <text:p>67277</text:p>
          </table:table-cell>
          <table:table-cell office:value-type="float" office:value="53621" calcext:value-type="float">
            <text:p>53621</text:p>
          </table:table-cell>
          <table:table-cell office:value-type="float" office:value="82358" calcext:value-type="float">
            <text:p>82358</text:p>
          </table:table-cell>
          <table:table-cell office:value-type="float" office:value="82133" calcext:value-type="float">
            <text:p>82133</text:p>
          </table:table-cell>
          <table:table-cell table:formula="of:=ABS([.D808]-[.E808])" office:value-type="float" office:value="225" calcext:value-type="float">
            <text:p>225</text:p>
          </table:table-cell>
          <table:table-cell table:number-columns-repeated="2"/>
          <table:table-cell table:formula="of:=COUNTIF([.C$2:.C$1001];[.B808])" office:value-type="float" office:value="0" calcext:value-type="float">
            <text:p>0</text:p>
          </table:table-cell>
          <table:table-cell table:formula="of:=[.I808]*[.B80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2249 <text:s text:c="2"/>93147</text:p>
          </table:table-cell>
          <table:table-cell office:value-type="float" office:value="72249" calcext:value-type="float">
            <text:p>72249</text:p>
          </table:table-cell>
          <table:table-cell office:value-type="float" office:value="93147" calcext:value-type="float">
            <text:p>93147</text:p>
          </table:table-cell>
          <table:table-cell office:value-type="float" office:value="82417" calcext:value-type="float">
            <text:p>82417</text:p>
          </table:table-cell>
          <table:table-cell office:value-type="float" office:value="82488" calcext:value-type="float">
            <text:p>82488</text:p>
          </table:table-cell>
          <table:table-cell table:formula="of:=ABS([.D809]-[.E809])" office:value-type="float" office:value="71" calcext:value-type="float">
            <text:p>71</text:p>
          </table:table-cell>
          <table:table-cell table:number-columns-repeated="2"/>
          <table:table-cell table:formula="of:=COUNTIF([.C$2:.C$1001];[.B809])" office:value-type="float" office:value="0" calcext:value-type="float">
            <text:p>0</text:p>
          </table:table-cell>
          <table:table-cell table:formula="of:=[.I809]*[.B80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047 <text:s text:c="2"/>54902</text:p>
          </table:table-cell>
          <table:table-cell office:value-type="float" office:value="65047" calcext:value-type="float">
            <text:p>65047</text:p>
          </table:table-cell>
          <table:table-cell office:value-type="float" office:value="54902" calcext:value-type="float">
            <text:p>54902</text:p>
          </table:table-cell>
          <table:table-cell office:value-type="float" office:value="82496" calcext:value-type="float">
            <text:p>82496</text:p>
          </table:table-cell>
          <table:table-cell office:value-type="float" office:value="82701" calcext:value-type="float">
            <text:p>82701</text:p>
          </table:table-cell>
          <table:table-cell table:formula="of:=ABS([.D810]-[.E810])" office:value-type="float" office:value="205" calcext:value-type="float">
            <text:p>205</text:p>
          </table:table-cell>
          <table:table-cell table:number-columns-repeated="2"/>
          <table:table-cell table:formula="of:=COUNTIF([.C$2:.C$1001];[.B810])" office:value-type="float" office:value="0" calcext:value-type="float">
            <text:p>0</text:p>
          </table:table-cell>
          <table:table-cell table:formula="of:=[.I810]*[.B8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107 <text:s text:c="2"/>63592</text:p>
          </table:table-cell>
          <table:table-cell office:value-type="float" office:value="17107" calcext:value-type="float">
            <text:p>17107</text:p>
          </table:table-cell>
          <table:table-cell office:value-type="float" office:value="63592" calcext:value-type="float">
            <text:p>63592</text:p>
          </table:table-cell>
          <table:table-cell office:value-type="float" office:value="82644" calcext:value-type="float">
            <text:p>82644</text:p>
          </table:table-cell>
          <table:table-cell office:value-type="float" office:value="82761" calcext:value-type="float">
            <text:p>82761</text:p>
          </table:table-cell>
          <table:table-cell table:formula="of:=ABS([.D811]-[.E811])" office:value-type="float" office:value="117" calcext:value-type="float">
            <text:p>117</text:p>
          </table:table-cell>
          <table:table-cell table:number-columns-repeated="2"/>
          <table:table-cell table:formula="of:=COUNTIF([.C$2:.C$1001];[.B811])" office:value-type="float" office:value="0" calcext:value-type="float">
            <text:p>0</text:p>
          </table:table-cell>
          <table:table-cell table:formula="of:=[.I811]*[.B8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6194 <text:s text:c="2"/>12779</text:p>
          </table:table-cell>
          <table:table-cell office:value-type="float" office:value="76194" calcext:value-type="float">
            <text:p>76194</text:p>
          </table:table-cell>
          <table:table-cell office:value-type="float" office:value="12779" calcext:value-type="float">
            <text:p>12779</text:p>
          </table:table-cell>
          <table:table-cell office:value-type="float" office:value="82725" calcext:value-type="float">
            <text:p>82725</text:p>
          </table:table-cell>
          <table:table-cell office:value-type="float" office:value="82807" calcext:value-type="float">
            <text:p>82807</text:p>
          </table:table-cell>
          <table:table-cell table:formula="of:=ABS([.D812]-[.E812])" office:value-type="float" office:value="82" calcext:value-type="float">
            <text:p>82</text:p>
          </table:table-cell>
          <table:table-cell table:number-columns-repeated="2"/>
          <table:table-cell table:formula="of:=COUNTIF([.C$2:.C$1001];[.B812])" office:value-type="float" office:value="0" calcext:value-type="float">
            <text:p>0</text:p>
          </table:table-cell>
          <table:table-cell table:formula="of:=[.I812]*[.B8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7559 <text:s text:c="2"/>83996</text:p>
          </table:table-cell>
          <table:table-cell office:value-type="float" office:value="27559" calcext:value-type="float">
            <text:p>27559</text:p>
          </table:table-cell>
          <table:table-cell office:value-type="float" office:value="83996" calcext:value-type="float">
            <text:p>83996</text:p>
          </table:table-cell>
          <table:table-cell office:value-type="float" office:value="82984" calcext:value-type="float">
            <text:p>82984</text:p>
          </table:table-cell>
          <table:table-cell office:value-type="float" office:value="82870" calcext:value-type="float">
            <text:p>82870</text:p>
          </table:table-cell>
          <table:table-cell table:formula="of:=ABS([.D813]-[.E813])" office:value-type="float" office:value="114" calcext:value-type="float">
            <text:p>114</text:p>
          </table:table-cell>
          <table:table-cell table:number-columns-repeated="2"/>
          <table:table-cell table:formula="of:=COUNTIF([.C$2:.C$1001];[.B813])" office:value-type="float" office:value="0" calcext:value-type="float">
            <text:p>0</text:p>
          </table:table-cell>
          <table:table-cell table:formula="of:=[.I813]*[.B8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9679 <text:s text:c="2"/>50585</text:p>
          </table:table-cell>
          <table:table-cell office:value-type="float" office:value="79679" calcext:value-type="float">
            <text:p>79679</text:p>
          </table:table-cell>
          <table:table-cell office:value-type="float" office:value="50585" calcext:value-type="float">
            <text:p>50585</text:p>
          </table:table-cell>
          <table:table-cell office:value-type="float" office:value="83007" calcext:value-type="float">
            <text:p>83007</text:p>
          </table:table-cell>
          <table:table-cell office:value-type="float" office:value="82959" calcext:value-type="float">
            <text:p>82959</text:p>
          </table:table-cell>
          <table:table-cell table:formula="of:=ABS([.D814]-[.E814])" office:value-type="float" office:value="48" calcext:value-type="float">
            <text:p>48</text:p>
          </table:table-cell>
          <table:table-cell table:number-columns-repeated="2"/>
          <table:table-cell table:formula="of:=COUNTIF([.C$2:.C$1001];[.B814])" office:value-type="float" office:value="0" calcext:value-type="float">
            <text:p>0</text:p>
          </table:table-cell>
          <table:table-cell table:formula="of:=[.I814]*[.B8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1580 <text:s text:c="2"/>69975</text:p>
          </table:table-cell>
          <table:table-cell office:value-type="float" office:value="61580" calcext:value-type="float">
            <text:p>61580</text:p>
          </table:table-cell>
          <table:table-cell office:value-type="float" office:value="69975" calcext:value-type="float">
            <text:p>69975</text:p>
          </table:table-cell>
          <table:table-cell office:value-type="float" office:value="83066" calcext:value-type="float">
            <text:p>83066</text:p>
          </table:table-cell>
          <table:table-cell office:value-type="float" office:value="83087" calcext:value-type="float">
            <text:p>83087</text:p>
          </table:table-cell>
          <table:table-cell table:formula="of:=ABS([.D815]-[.E815])" office:value-type="float" office:value="21" calcext:value-type="float">
            <text:p>21</text:p>
          </table:table-cell>
          <table:table-cell table:number-columns-repeated="2"/>
          <table:table-cell table:formula="of:=COUNTIF([.C$2:.C$1001];[.B815])" office:value-type="float" office:value="0" calcext:value-type="float">
            <text:p>0</text:p>
          </table:table-cell>
          <table:table-cell table:formula="of:=[.I815]*[.B8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66 <text:s text:c="2"/>31524</text:p>
          </table:table-cell>
          <table:table-cell office:value-type="float" office:value="65266" calcext:value-type="float">
            <text:p>65266</text:p>
          </table:table-cell>
          <table:table-cell office:value-type="float" office:value="31524" calcext:value-type="float">
            <text:p>31524</text:p>
          </table:table-cell>
          <table:table-cell office:value-type="float" office:value="83130" calcext:value-type="float">
            <text:p>83130</text:p>
          </table:table-cell>
          <table:table-cell office:value-type="float" office:value="83105" calcext:value-type="float">
            <text:p>83105</text:p>
          </table:table-cell>
          <table:table-cell table:formula="of:=ABS([.D816]-[.E816])" office:value-type="float" office:value="25" calcext:value-type="float">
            <text:p>25</text:p>
          </table:table-cell>
          <table:table-cell table:number-columns-repeated="2"/>
          <table:table-cell table:formula="of:=COUNTIF([.C$2:.C$1001];[.B816])" office:value-type="float" office:value="0" calcext:value-type="float">
            <text:p>0</text:p>
          </table:table-cell>
          <table:table-cell table:formula="of:=[.I816]*[.B8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8473 <text:s text:c="2"/>84465</text:p>
          </table:table-cell>
          <table:table-cell office:value-type="float" office:value="88473" calcext:value-type="float">
            <text:p>88473</text:p>
          </table:table-cell>
          <table:table-cell office:value-type="float" office:value="84465" calcext:value-type="float">
            <text:p>84465</text:p>
          </table:table-cell>
          <table:table-cell office:value-type="float" office:value="83133" calcext:value-type="float">
            <text:p>83133</text:p>
          </table:table-cell>
          <table:table-cell office:value-type="float" office:value="83161" calcext:value-type="float">
            <text:p>83161</text:p>
          </table:table-cell>
          <table:table-cell table:formula="of:=ABS([.D817]-[.E817])" office:value-type="float" office:value="28" calcext:value-type="float">
            <text:p>28</text:p>
          </table:table-cell>
          <table:table-cell table:number-columns-repeated="2"/>
          <table:table-cell table:formula="of:=COUNTIF([.C$2:.C$1001];[.B817])" office:value-type="float" office:value="0" calcext:value-type="float">
            <text:p>0</text:p>
          </table:table-cell>
          <table:table-cell table:formula="of:=[.I817]*[.B8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9876 <text:s text:c="2"/>62695</text:p>
          </table:table-cell>
          <table:table-cell office:value-type="float" office:value="79876" calcext:value-type="float">
            <text:p>79876</text:p>
          </table:table-cell>
          <table:table-cell office:value-type="float" office:value="62695" calcext:value-type="float">
            <text:p>62695</text:p>
          </table:table-cell>
          <table:table-cell office:value-type="float" office:value="83174" calcext:value-type="float">
            <text:p>83174</text:p>
          </table:table-cell>
          <table:table-cell office:value-type="float" office:value="83188" calcext:value-type="float">
            <text:p>83188</text:p>
          </table:table-cell>
          <table:table-cell table:formula="of:=ABS([.D818]-[.E818])" office:value-type="float" office:value="14" calcext:value-type="float">
            <text:p>14</text:p>
          </table:table-cell>
          <table:table-cell table:number-columns-repeated="2"/>
          <table:table-cell table:formula="of:=COUNTIF([.C$2:.C$1001];[.B818])" office:value-type="float" office:value="0" calcext:value-type="float">
            <text:p>0</text:p>
          </table:table-cell>
          <table:table-cell table:formula="of:=[.I818]*[.B81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441 <text:s text:c="2"/>16454</text:p>
          </table:table-cell>
          <table:table-cell office:value-type="float" office:value="65441" calcext:value-type="float">
            <text:p>65441</text:p>
          </table:table-cell>
          <table:table-cell office:value-type="float" office:value="16454" calcext:value-type="float">
            <text:p>16454</text:p>
          </table:table-cell>
          <table:table-cell office:value-type="float" office:value="83300" calcext:value-type="float">
            <text:p>83300</text:p>
          </table:table-cell>
          <table:table-cell office:value-type="float" office:value="83228" calcext:value-type="float">
            <text:p>83228</text:p>
          </table:table-cell>
          <table:table-cell table:formula="of:=ABS([.D819]-[.E819])" office:value-type="float" office:value="72" calcext:value-type="float">
            <text:p>72</text:p>
          </table:table-cell>
          <table:table-cell table:number-columns-repeated="2"/>
          <table:table-cell table:formula="of:=COUNTIF([.C$2:.C$1001];[.B819])" office:value-type="float" office:value="0" calcext:value-type="float">
            <text:p>0</text:p>
          </table:table-cell>
          <table:table-cell table:formula="of:=[.I819]*[.B81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0352 <text:s text:c="2"/>69183</text:p>
          </table:table-cell>
          <table:table-cell office:value-type="float" office:value="80352" calcext:value-type="float">
            <text:p>80352</text:p>
          </table:table-cell>
          <table:table-cell office:value-type="float" office:value="69183" calcext:value-type="float">
            <text:p>69183</text:p>
          </table:table-cell>
          <table:table-cell office:value-type="float" office:value="83353" calcext:value-type="float">
            <text:p>83353</text:p>
          </table:table-cell>
          <table:table-cell office:value-type="float" office:value="83482" calcext:value-type="float">
            <text:p>83482</text:p>
          </table:table-cell>
          <table:table-cell table:formula="of:=ABS([.D820]-[.E820])" office:value-type="float" office:value="129" calcext:value-type="float">
            <text:p>129</text:p>
          </table:table-cell>
          <table:table-cell table:number-columns-repeated="2"/>
          <table:table-cell table:formula="of:=COUNTIF([.C$2:.C$1001];[.B820])" office:value-type="float" office:value="0" calcext:value-type="float">
            <text:p>0</text:p>
          </table:table-cell>
          <table:table-cell table:formula="of:=[.I820]*[.B82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2496 <text:s text:c="2"/>39233</text:p>
          </table:table-cell>
          <table:table-cell office:value-type="float" office:value="82496" calcext:value-type="float">
            <text:p>82496</text:p>
          </table:table-cell>
          <table:table-cell office:value-type="float" office:value="39233" calcext:value-type="float">
            <text:p>39233</text:p>
          </table:table-cell>
          <table:table-cell office:value-type="float" office:value="83455" calcext:value-type="float">
            <text:p>83455</text:p>
          </table:table-cell>
          <table:table-cell office:value-type="float" office:value="83509" calcext:value-type="float">
            <text:p>83509</text:p>
          </table:table-cell>
          <table:table-cell table:formula="of:=ABS([.D821]-[.E821])" office:value-type="float" office:value="54" calcext:value-type="float">
            <text:p>54</text:p>
          </table:table-cell>
          <table:table-cell table:number-columns-repeated="2"/>
          <table:table-cell table:formula="of:=COUNTIF([.C$2:.C$1001];[.B821])" office:value-type="float" office:value="0" calcext:value-type="float">
            <text:p>0</text:p>
          </table:table-cell>
          <table:table-cell table:formula="of:=[.I821]*[.B82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2114 <text:s text:c="2"/>67176</text:p>
          </table:table-cell>
          <table:table-cell office:value-type="float" office:value="52114" calcext:value-type="float">
            <text:p>52114</text:p>
          </table:table-cell>
          <table:table-cell office:value-type="float" office:value="67176" calcext:value-type="float">
            <text:p>67176</text:p>
          </table:table-cell>
          <table:table-cell office:value-type="float" office:value="83483" calcext:value-type="float">
            <text:p>83483</text:p>
          </table:table-cell>
          <table:table-cell office:value-type="float" office:value="83667" calcext:value-type="float">
            <text:p>83667</text:p>
          </table:table-cell>
          <table:table-cell table:formula="of:=ABS([.D822]-[.E822])" office:value-type="float" office:value="184" calcext:value-type="float">
            <text:p>184</text:p>
          </table:table-cell>
          <table:table-cell table:number-columns-repeated="2"/>
          <table:table-cell table:formula="of:=COUNTIF([.C$2:.C$1001];[.B822])" office:value-type="float" office:value="0" calcext:value-type="float">
            <text:p>0</text:p>
          </table:table-cell>
          <table:table-cell table:formula="of:=[.I822]*[.B82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220 <text:s text:c="2"/>91015</text:p>
          </table:table-cell>
          <table:table-cell office:value-type="float" office:value="51220" calcext:value-type="float">
            <text:p>51220</text:p>
          </table:table-cell>
          <table:table-cell office:value-type="float" office:value="91015" calcext:value-type="float">
            <text:p>91015</text:p>
          </table:table-cell>
          <table:table-cell office:value-type="float" office:value="83603" calcext:value-type="float">
            <text:p>83603</text:p>
          </table:table-cell>
          <table:table-cell office:value-type="float" office:value="83996" calcext:value-type="float">
            <text:p>83996</text:p>
          </table:table-cell>
          <table:table-cell table:formula="of:=ABS([.D823]-[.E823])" office:value-type="float" office:value="393" calcext:value-type="float">
            <text:p>393</text:p>
          </table:table-cell>
          <table:table-cell table:number-columns-repeated="2"/>
          <table:table-cell table:formula="of:=COUNTIF([.C$2:.C$1001];[.B823])" office:value-type="float" office:value="0" calcext:value-type="float">
            <text:p>0</text:p>
          </table:table-cell>
          <table:table-cell table:formula="of:=[.I823]*[.B82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0000 <text:s text:c="2"/>53335</text:p>
          </table:table-cell>
          <table:table-cell office:value-type="float" office:value="50000" calcext:value-type="float">
            <text:p>50000</text:p>
          </table:table-cell>
          <table:table-cell office:value-type="float" office:value="53335" calcext:value-type="float">
            <text:p>53335</text:p>
          </table:table-cell>
          <table:table-cell office:value-type="float" office:value="83771" calcext:value-type="float">
            <text:p>83771</text:p>
          </table:table-cell>
          <table:table-cell office:value-type="float" office:value="84016" calcext:value-type="float">
            <text:p>84016</text:p>
          </table:table-cell>
          <table:table-cell table:formula="of:=ABS([.D824]-[.E824])" office:value-type="float" office:value="245" calcext:value-type="float">
            <text:p>245</text:p>
          </table:table-cell>
          <table:table-cell table:number-columns-repeated="2"/>
          <table:table-cell table:formula="of:=COUNTIF([.C$2:.C$1001];[.B824])" office:value-type="float" office:value="0" calcext:value-type="float">
            <text:p>0</text:p>
          </table:table-cell>
          <table:table-cell table:formula="of:=[.I824]*[.B82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335 <text:s text:c="2"/>68722</text:p>
          </table:table-cell>
          <table:table-cell office:value-type="float" office:value="42335" calcext:value-type="float">
            <text:p>42335</text:p>
          </table:table-cell>
          <table:table-cell office:value-type="float" office:value="68722" calcext:value-type="float">
            <text:p>68722</text:p>
          </table:table-cell>
          <table:table-cell office:value-type="float" office:value="84105" calcext:value-type="float">
            <text:p>84105</text:p>
          </table:table-cell>
          <table:table-cell office:value-type="float" office:value="84237" calcext:value-type="float">
            <text:p>84237</text:p>
          </table:table-cell>
          <table:table-cell table:formula="of:=ABS([.D825]-[.E825])" office:value-type="float" office:value="132" calcext:value-type="float">
            <text:p>132</text:p>
          </table:table-cell>
          <table:table-cell table:number-columns-repeated="2"/>
          <table:table-cell table:formula="of:=COUNTIF([.C$2:.C$1001];[.B825])" office:value-type="float" office:value="0" calcext:value-type="float">
            <text:p>0</text:p>
          </table:table-cell>
          <table:table-cell table:formula="of:=[.I825]*[.B82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404 <text:s text:c="2"/>43046</text:p>
          </table:table-cell>
          <table:table-cell office:value-type="float" office:value="53404" calcext:value-type="float">
            <text:p>53404</text:p>
          </table:table-cell>
          <table:table-cell office:value-type="float" office:value="43046" calcext:value-type="float">
            <text:p>43046</text:p>
          </table:table-cell>
          <table:table-cell office:value-type="float" office:value="84250" calcext:value-type="float">
            <text:p>84250</text:p>
          </table:table-cell>
          <table:table-cell office:value-type="float" office:value="84262" calcext:value-type="float">
            <text:p>84262</text:p>
          </table:table-cell>
          <table:table-cell table:formula="of:=ABS([.D826]-[.E826])" office:value-type="float" office:value="12" calcext:value-type="float">
            <text:p>12</text:p>
          </table:table-cell>
          <table:table-cell table:number-columns-repeated="2"/>
          <table:table-cell table:formula="of:=COUNTIF([.C$2:.C$1001];[.B826])" office:value-type="float" office:value="0" calcext:value-type="float">
            <text:p>0</text:p>
          </table:table-cell>
          <table:table-cell table:formula="of:=[.I826]*[.B82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9871 <text:s text:c="2"/>66142</text:p>
          </table:table-cell>
          <table:table-cell office:value-type="float" office:value="99871" calcext:value-type="float">
            <text:p>99871</text:p>
          </table:table-cell>
          <table:table-cell office:value-type="float" office:value="66142" calcext:value-type="float">
            <text:p>66142</text:p>
          </table:table-cell>
          <table:table-cell office:value-type="float" office:value="84490" calcext:value-type="float">
            <text:p>84490</text:p>
          </table:table-cell>
          <table:table-cell office:value-type="float" office:value="84268" calcext:value-type="float">
            <text:p>84268</text:p>
          </table:table-cell>
          <table:table-cell table:formula="of:=ABS([.D827]-[.E827])" office:value-type="float" office:value="222" calcext:value-type="float">
            <text:p>222</text:p>
          </table:table-cell>
          <table:table-cell table:number-columns-repeated="2"/>
          <table:table-cell table:formula="of:=COUNTIF([.C$2:.C$1001];[.B827])" office:value-type="float" office:value="0" calcext:value-type="float">
            <text:p>0</text:p>
          </table:table-cell>
          <table:table-cell table:formula="of:=[.I827]*[.B82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2080 <text:s text:c="2"/>89121</text:p>
          </table:table-cell>
          <table:table-cell office:value-type="float" office:value="32080" calcext:value-type="float">
            <text:p>32080</text:p>
          </table:table-cell>
          <table:table-cell office:value-type="float" office:value="89121" calcext:value-type="float">
            <text:p>89121</text:p>
          </table:table-cell>
          <table:table-cell office:value-type="float" office:value="84508" calcext:value-type="float">
            <text:p>84508</text:p>
          </table:table-cell>
          <table:table-cell office:value-type="float" office:value="84381" calcext:value-type="float">
            <text:p>84381</text:p>
          </table:table-cell>
          <table:table-cell table:formula="of:=ABS([.D828]-[.E828])" office:value-type="float" office:value="127" calcext:value-type="float">
            <text:p>127</text:p>
          </table:table-cell>
          <table:table-cell table:number-columns-repeated="2"/>
          <table:table-cell table:formula="of:=COUNTIF([.C$2:.C$1001];[.B828])" office:value-type="float" office:value="0" calcext:value-type="float">
            <text:p>0</text:p>
          </table:table-cell>
          <table:table-cell table:formula="of:=[.I828]*[.B82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1786 <text:s text:c="2"/>17440</text:p>
          </table:table-cell>
          <table:table-cell office:value-type="float" office:value="31786" calcext:value-type="float">
            <text:p>31786</text:p>
          </table:table-cell>
          <table:table-cell office:value-type="float" office:value="17440" calcext:value-type="float">
            <text:p>17440</text:p>
          </table:table-cell>
          <table:table-cell office:value-type="float" office:value="84647" calcext:value-type="float">
            <text:p>84647</text:p>
          </table:table-cell>
          <table:table-cell office:value-type="float" office:value="84393" calcext:value-type="float">
            <text:p>84393</text:p>
          </table:table-cell>
          <table:table-cell table:formula="of:=ABS([.D829]-[.E829])" office:value-type="float" office:value="254" calcext:value-type="float">
            <text:p>254</text:p>
          </table:table-cell>
          <table:table-cell table:number-columns-repeated="2"/>
          <table:table-cell table:formula="of:=COUNTIF([.C$2:.C$1001];[.B829])" office:value-type="float" office:value="0" calcext:value-type="float">
            <text:p>0</text:p>
          </table:table-cell>
          <table:table-cell table:formula="of:=[.I829]*[.B82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2788 <text:s text:c="2"/>21713</text:p>
          </table:table-cell>
          <table:table-cell office:value-type="float" office:value="92788" calcext:value-type="float">
            <text:p>92788</text:p>
          </table:table-cell>
          <table:table-cell office:value-type="float" office:value="21713" calcext:value-type="float">
            <text:p>21713</text:p>
          </table:table-cell>
          <table:table-cell office:value-type="float" office:value="84839" calcext:value-type="float">
            <text:p>84839</text:p>
          </table:table-cell>
          <table:table-cell office:value-type="float" office:value="84465" calcext:value-type="float">
            <text:p>84465</text:p>
          </table:table-cell>
          <table:table-cell table:formula="of:=ABS([.D830]-[.E830])" office:value-type="float" office:value="374" calcext:value-type="float">
            <text:p>374</text:p>
          </table:table-cell>
          <table:table-cell table:number-columns-repeated="2"/>
          <table:table-cell table:formula="of:=COUNTIF([.C$2:.C$1001];[.B830])" office:value-type="float" office:value="0" calcext:value-type="float">
            <text:p>0</text:p>
          </table:table-cell>
          <table:table-cell table:formula="of:=[.I830]*[.B83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6249 <text:s text:c="2"/>44735</text:p>
          </table:table-cell>
          <table:table-cell office:value-type="float" office:value="56249" calcext:value-type="float">
            <text:p>56249</text:p>
          </table:table-cell>
          <table:table-cell office:value-type="float" office:value="44735" calcext:value-type="float">
            <text:p>44735</text:p>
          </table:table-cell>
          <table:table-cell office:value-type="float" office:value="84863" calcext:value-type="float">
            <text:p>84863</text:p>
          </table:table-cell>
          <table:table-cell office:value-type="float" office:value="84571" calcext:value-type="float">
            <text:p>84571</text:p>
          </table:table-cell>
          <table:table-cell table:formula="of:=ABS([.D831]-[.E831])" office:value-type="float" office:value="292" calcext:value-type="float">
            <text:p>292</text:p>
          </table:table-cell>
          <table:table-cell table:number-columns-repeated="2"/>
          <table:table-cell table:formula="of:=COUNTIF([.C$2:.C$1001];[.B831])" office:value-type="float" office:value="0" calcext:value-type="float">
            <text:p>0</text:p>
          </table:table-cell>
          <table:table-cell table:formula="of:=[.I831]*[.B83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1367 <text:s text:c="2"/>48207</text:p>
          </table:table-cell>
          <table:table-cell office:value-type="float" office:value="61367" calcext:value-type="float">
            <text:p>61367</text:p>
          </table:table-cell>
          <table:table-cell office:value-type="float" office:value="48207" calcext:value-type="float">
            <text:p>48207</text:p>
          </table:table-cell>
          <table:table-cell office:value-type="float" office:value="84869" calcext:value-type="float">
            <text:p>84869</text:p>
          </table:table-cell>
          <table:table-cell office:value-type="float" office:value="84918" calcext:value-type="float">
            <text:p>84918</text:p>
          </table:table-cell>
          <table:table-cell table:formula="of:=ABS([.D832]-[.E832])" office:value-type="float" office:value="49" calcext:value-type="float">
            <text:p>49</text:p>
          </table:table-cell>
          <table:table-cell table:number-columns-repeated="2"/>
          <table:table-cell table:formula="of:=COUNTIF([.C$2:.C$1001];[.B832])" office:value-type="float" office:value="0" calcext:value-type="float">
            <text:p>0</text:p>
          </table:table-cell>
          <table:table-cell table:formula="of:=[.I832]*[.B83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2686 <text:s text:c="2"/>18865</text:p>
          </table:table-cell>
          <table:table-cell office:value-type="float" office:value="62686" calcext:value-type="float">
            <text:p>62686</text:p>
          </table:table-cell>
          <table:table-cell office:value-type="float" office:value="18865" calcext:value-type="float">
            <text:p>18865</text:p>
          </table:table-cell>
          <table:table-cell office:value-type="float" office:value="85007" calcext:value-type="float">
            <text:p>85007</text:p>
          </table:table-cell>
          <table:table-cell office:value-type="float" office:value="85133" calcext:value-type="float">
            <text:p>85133</text:p>
          </table:table-cell>
          <table:table-cell table:formula="of:=ABS([.D833]-[.E833])" office:value-type="float" office:value="126" calcext:value-type="float">
            <text:p>126</text:p>
          </table:table-cell>
          <table:table-cell table:number-columns-repeated="2"/>
          <table:table-cell table:formula="of:=COUNTIF([.C$2:.C$1001];[.B833])" office:value-type="float" office:value="0" calcext:value-type="float">
            <text:p>0</text:p>
          </table:table-cell>
          <table:table-cell table:formula="of:=[.I833]*[.B83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6072 <text:s text:c="2"/>82701</text:p>
          </table:table-cell>
          <table:table-cell office:value-type="float" office:value="96072" calcext:value-type="float">
            <text:p>96072</text:p>
          </table:table-cell>
          <table:table-cell office:value-type="float" office:value="82701" calcext:value-type="float">
            <text:p>82701</text:p>
          </table:table-cell>
          <table:table-cell office:value-type="float" office:value="85055" calcext:value-type="float">
            <text:p>85055</text:p>
          </table:table-cell>
          <table:table-cell office:value-type="float" office:value="85312" calcext:value-type="float">
            <text:p>85312</text:p>
          </table:table-cell>
          <table:table-cell table:formula="of:=ABS([.D834]-[.E834])" office:value-type="float" office:value="257" calcext:value-type="float">
            <text:p>257</text:p>
          </table:table-cell>
          <table:table-cell table:number-columns-repeated="2"/>
          <table:table-cell table:formula="of:=COUNTIF([.C$2:.C$1001];[.B834])" office:value-type="float" office:value="0" calcext:value-type="float">
            <text:p>0</text:p>
          </table:table-cell>
          <table:table-cell table:formula="of:=[.I834]*[.B83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3 <text:s text:c="2"/>17083</text:p>
          </table:table-cell>
          <table:table-cell office:value-type="float" office:value="20243" calcext:value-type="float">
            <text:p>20243</text:p>
          </table:table-cell>
          <table:table-cell office:value-type="float" office:value="17083" calcext:value-type="float">
            <text:p>17083</text:p>
          </table:table-cell>
          <table:table-cell office:value-type="float" office:value="85217" calcext:value-type="float">
            <text:p>85217</text:p>
          </table:table-cell>
          <table:table-cell office:value-type="float" office:value="85327" calcext:value-type="float">
            <text:p>85327</text:p>
          </table:table-cell>
          <table:table-cell table:formula="of:=ABS([.D835]-[.E835])" office:value-type="float" office:value="110" calcext:value-type="float">
            <text:p>110</text:p>
          </table:table-cell>
          <table:table-cell table:number-columns-repeated="2"/>
          <table:table-cell table:formula="of:=COUNTIF([.C$2:.C$1001];[.B835])" office:value-type="float" office:value="2" calcext:value-type="float">
            <text:p>2</text:p>
          </table:table-cell>
          <table:table-cell table:formula="of:=[.I835]*[.B835]" office:value-type="float" office:value="40486" calcext:value-type="float">
            <text:p>4048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117 <text:s text:c="2"/>35213</text:p>
          </table:table-cell>
          <table:table-cell office:value-type="float" office:value="12117" calcext:value-type="float">
            <text:p>12117</text:p>
          </table:table-cell>
          <table:table-cell office:value-type="float" office:value="35213" calcext:value-type="float">
            <text:p>35213</text:p>
          </table:table-cell>
          <table:table-cell office:value-type="float" office:value="85264" calcext:value-type="float">
            <text:p>85264</text:p>
          </table:table-cell>
          <table:table-cell office:value-type="float" office:value="85362" calcext:value-type="float">
            <text:p>85362</text:p>
          </table:table-cell>
          <table:table-cell table:formula="of:=ABS([.D836]-[.E836])" office:value-type="float" office:value="98" calcext:value-type="float">
            <text:p>98</text:p>
          </table:table-cell>
          <table:table-cell table:number-columns-repeated="2"/>
          <table:table-cell table:formula="of:=COUNTIF([.C$2:.C$1001];[.B836])" office:value-type="float" office:value="0" calcext:value-type="float">
            <text:p>0</text:p>
          </table:table-cell>
          <table:table-cell table:formula="of:=[.I836]*[.B83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815 <text:s text:c="2"/>26817</text:p>
          </table:table-cell>
          <table:table-cell office:value-type="float" office:value="19815" calcext:value-type="float">
            <text:p>19815</text:p>
          </table:table-cell>
          <table:table-cell office:value-type="float" office:value="26817" calcext:value-type="float">
            <text:p>26817</text:p>
          </table:table-cell>
          <table:table-cell office:value-type="float" office:value="85270" calcext:value-type="float">
            <text:p>85270</text:p>
          </table:table-cell>
          <table:table-cell office:value-type="float" office:value="85370" calcext:value-type="float">
            <text:p>85370</text:p>
          </table:table-cell>
          <table:table-cell table:formula="of:=ABS([.D837]-[.E837])" office:value-type="float" office:value="100" calcext:value-type="float">
            <text:p>100</text:p>
          </table:table-cell>
          <table:table-cell table:number-columns-repeated="2"/>
          <table:table-cell table:formula="of:=COUNTIF([.C$2:.C$1001];[.B837])" office:value-type="float" office:value="0" calcext:value-type="float">
            <text:p>0</text:p>
          </table:table-cell>
          <table:table-cell table:formula="of:=[.I837]*[.B83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9102 <text:s text:c="2"/>94396</text:p>
          </table:table-cell>
          <table:table-cell office:value-type="float" office:value="79102" calcext:value-type="float">
            <text:p>79102</text:p>
          </table:table-cell>
          <table:table-cell office:value-type="float" office:value="94396" calcext:value-type="float">
            <text:p>94396</text:p>
          </table:table-cell>
          <table:table-cell office:value-type="float" office:value="85375" calcext:value-type="float">
            <text:p>85375</text:p>
          </table:table-cell>
          <table:table-cell office:value-type="float" office:value="85776" calcext:value-type="float">
            <text:p>85776</text:p>
          </table:table-cell>
          <table:table-cell table:formula="of:=ABS([.D838]-[.E838])" office:value-type="float" office:value="401" calcext:value-type="float">
            <text:p>401</text:p>
          </table:table-cell>
          <table:table-cell table:number-columns-repeated="2"/>
          <table:table-cell table:formula="of:=COUNTIF([.C$2:.C$1001];[.B838])" office:value-type="float" office:value="0" calcext:value-type="float">
            <text:p>0</text:p>
          </table:table-cell>
          <table:table-cell table:formula="of:=[.I838]*[.B83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142 <text:s text:c="2"/>48396</text:p>
          </table:table-cell>
          <table:table-cell office:value-type="float" office:value="44142" calcext:value-type="float">
            <text:p>44142</text:p>
          </table:table-cell>
          <table:table-cell office:value-type="float" office:value="48396" calcext:value-type="float">
            <text:p>48396</text:p>
          </table:table-cell>
          <table:table-cell office:value-type="float" office:value="85528" calcext:value-type="float">
            <text:p>85528</text:p>
          </table:table-cell>
          <table:table-cell office:value-type="float" office:value="85776" calcext:value-type="float">
            <text:p>85776</text:p>
          </table:table-cell>
          <table:table-cell table:formula="of:=ABS([.D839]-[.E839])" office:value-type="float" office:value="248" calcext:value-type="float">
            <text:p>248</text:p>
          </table:table-cell>
          <table:table-cell table:number-columns-repeated="2"/>
          <table:table-cell table:formula="of:=COUNTIF([.C$2:.C$1001];[.B839])" office:value-type="float" office:value="0" calcext:value-type="float">
            <text:p>0</text:p>
          </table:table-cell>
          <table:table-cell table:formula="of:=[.I839]*[.B83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9916 <text:s text:c="2"/>20622</text:p>
          </table:table-cell>
          <table:table-cell office:value-type="float" office:value="69916" calcext:value-type="float">
            <text:p>69916</text:p>
          </table:table-cell>
          <table:table-cell office:value-type="float" office:value="20622" calcext:value-type="float">
            <text:p>20622</text:p>
          </table:table-cell>
          <table:table-cell office:value-type="float" office:value="85608" calcext:value-type="float">
            <text:p>85608</text:p>
          </table:table-cell>
          <table:table-cell office:value-type="float" office:value="85776" calcext:value-type="float">
            <text:p>85776</text:p>
          </table:table-cell>
          <table:table-cell table:formula="of:=ABS([.D840]-[.E840])" office:value-type="float" office:value="168" calcext:value-type="float">
            <text:p>168</text:p>
          </table:table-cell>
          <table:table-cell table:number-columns-repeated="2"/>
          <table:table-cell table:formula="of:=COUNTIF([.C$2:.C$1001];[.B840])" office:value-type="float" office:value="0" calcext:value-type="float">
            <text:p>0</text:p>
          </table:table-cell>
          <table:table-cell table:formula="of:=[.I840]*[.B84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931 <text:s text:c="2"/>67881</text:p>
          </table:table-cell>
          <table:table-cell office:value-type="float" office:value="55931" calcext:value-type="float">
            <text:p>55931</text:p>
          </table:table-cell>
          <table:table-cell office:value-type="float" office:value="67881" calcext:value-type="float">
            <text:p>67881</text:p>
          </table:table-cell>
          <table:table-cell office:value-type="float" office:value="85642" calcext:value-type="float">
            <text:p>85642</text:p>
          </table:table-cell>
          <table:table-cell office:value-type="float" office:value="85776" calcext:value-type="float">
            <text:p>85776</text:p>
          </table:table-cell>
          <table:table-cell table:formula="of:=ABS([.D841]-[.E841])" office:value-type="float" office:value="134" calcext:value-type="float">
            <text:p>134</text:p>
          </table:table-cell>
          <table:table-cell table:number-columns-repeated="2"/>
          <table:table-cell table:formula="of:=COUNTIF([.C$2:.C$1001];[.B841])" office:value-type="float" office:value="0" calcext:value-type="float">
            <text:p>0</text:p>
          </table:table-cell>
          <table:table-cell table:formula="of:=[.I841]*[.B84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1342 <text:s text:c="2"/>63716</text:p>
          </table:table-cell>
          <table:table-cell office:value-type="float" office:value="31342" calcext:value-type="float">
            <text:p>31342</text:p>
          </table:table-cell>
          <table:table-cell office:value-type="float" office:value="63716" calcext:value-type="float">
            <text:p>63716</text:p>
          </table:table-cell>
          <table:table-cell office:value-type="float" office:value="85672" calcext:value-type="float">
            <text:p>85672</text:p>
          </table:table-cell>
          <table:table-cell office:value-type="float" office:value="85776" calcext:value-type="float">
            <text:p>85776</text:p>
          </table:table-cell>
          <table:table-cell table:formula="of:=ABS([.D842]-[.E842])" office:value-type="float" office:value="104" calcext:value-type="float">
            <text:p>104</text:p>
          </table:table-cell>
          <table:table-cell table:number-columns-repeated="2"/>
          <table:table-cell table:formula="of:=COUNTIF([.C$2:.C$1001];[.B842])" office:value-type="float" office:value="0" calcext:value-type="float">
            <text:p>0</text:p>
          </table:table-cell>
          <table:table-cell table:formula="of:=[.I842]*[.B84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9653 <text:s text:c="2"/>62400</text:p>
          </table:table-cell>
          <table:table-cell office:value-type="float" office:value="39653" calcext:value-type="float">
            <text:p>39653</text:p>
          </table:table-cell>
          <table:table-cell office:value-type="float" office:value="62400" calcext:value-type="float">
            <text:p>62400</text:p>
          </table:table-cell>
          <table:table-cell office:value-type="float" office:value="85776" calcext:value-type="float">
            <text:p>85776</text:p>
          </table:table-cell>
          <table:table-cell office:value-type="float" office:value="85776" calcext:value-type="float">
            <text:p>85776</text:p>
          </table:table-cell>
          <table:table-cell table:formula="of:=ABS([.D843]-[.E843])" office:value-type="float" office:value="0" calcext:value-type="float">
            <text:p>0</text:p>
          </table:table-cell>
          <table:table-cell table:number-columns-repeated="2"/>
          <table:table-cell table:formula="of:=COUNTIF([.C$2:.C$1001];[.B843])" office:value-type="float" office:value="0" calcext:value-type="float">
            <text:p>0</text:p>
          </table:table-cell>
          <table:table-cell table:formula="of:=[.I843]*[.B84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7941 <text:s text:c="2"/>81859</text:p>
          </table:table-cell>
          <table:table-cell office:value-type="float" office:value="77941" calcext:value-type="float">
            <text:p>77941</text:p>
          </table:table-cell>
          <table:table-cell office:value-type="float" office:value="81859" calcext:value-type="float">
            <text:p>81859</text:p>
          </table:table-cell>
          <table:table-cell office:value-type="float" office:value="85885" calcext:value-type="float">
            <text:p>85885</text:p>
          </table:table-cell>
          <table:table-cell office:value-type="float" office:value="85776" calcext:value-type="float">
            <text:p>85776</text:p>
          </table:table-cell>
          <table:table-cell table:formula="of:=ABS([.D844]-[.E844])" office:value-type="float" office:value="109" calcext:value-type="float">
            <text:p>109</text:p>
          </table:table-cell>
          <table:table-cell table:number-columns-repeated="2"/>
          <table:table-cell table:formula="of:=COUNTIF([.C$2:.C$1001];[.B844])" office:value-type="float" office:value="0" calcext:value-type="float">
            <text:p>0</text:p>
          </table:table-cell>
          <table:table-cell table:formula="of:=[.I844]*[.B84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114 <text:s text:c="2"/>80231</text:p>
          </table:table-cell>
          <table:table-cell office:value-type="float" office:value="11114" calcext:value-type="float">
            <text:p>11114</text:p>
          </table:table-cell>
          <table:table-cell office:value-type="float" office:value="80231" calcext:value-type="float">
            <text:p>80231</text:p>
          </table:table-cell>
          <table:table-cell office:value-type="float" office:value="86050" calcext:value-type="float">
            <text:p>86050</text:p>
          </table:table-cell>
          <table:table-cell office:value-type="float" office:value="85776" calcext:value-type="float">
            <text:p>85776</text:p>
          </table:table-cell>
          <table:table-cell table:formula="of:=ABS([.D845]-[.E845])" office:value-type="float" office:value="274" calcext:value-type="float">
            <text:p>274</text:p>
          </table:table-cell>
          <table:table-cell table:number-columns-repeated="2"/>
          <table:table-cell table:formula="of:=COUNTIF([.C$2:.C$1001];[.B845])" office:value-type="float" office:value="0" calcext:value-type="float">
            <text:p>0</text:p>
          </table:table-cell>
          <table:table-cell table:formula="of:=[.I845]*[.B84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2176 <text:s text:c="2"/>70681</text:p>
          </table:table-cell>
          <table:table-cell office:value-type="float" office:value="52176" calcext:value-type="float">
            <text:p>52176</text:p>
          </table:table-cell>
          <table:table-cell office:value-type="float" office:value="70681" calcext:value-type="float">
            <text:p>70681</text:p>
          </table:table-cell>
          <table:table-cell office:value-type="float" office:value="86109" calcext:value-type="float">
            <text:p>86109</text:p>
          </table:table-cell>
          <table:table-cell office:value-type="float" office:value="85776" calcext:value-type="float">
            <text:p>85776</text:p>
          </table:table-cell>
          <table:table-cell table:formula="of:=ABS([.D846]-[.E846])" office:value-type="float" office:value="333" calcext:value-type="float">
            <text:p>333</text:p>
          </table:table-cell>
          <table:table-cell table:number-columns-repeated="2"/>
          <table:table-cell table:formula="of:=COUNTIF([.C$2:.C$1001];[.B846])" office:value-type="float" office:value="0" calcext:value-type="float">
            <text:p>0</text:p>
          </table:table-cell>
          <table:table-cell table:formula="of:=[.I846]*[.B84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866 <text:s text:c="2"/>95927</text:p>
          </table:table-cell>
          <table:table-cell office:value-type="float" office:value="57866" calcext:value-type="float">
            <text:p>57866</text:p>
          </table:table-cell>
          <table:table-cell office:value-type="float" office:value="95927" calcext:value-type="float">
            <text:p>95927</text:p>
          </table:table-cell>
          <table:table-cell office:value-type="float" office:value="86151" calcext:value-type="float">
            <text:p>86151</text:p>
          </table:table-cell>
          <table:table-cell office:value-type="float" office:value="85776" calcext:value-type="float">
            <text:p>85776</text:p>
          </table:table-cell>
          <table:table-cell table:formula="of:=ABS([.D847]-[.E847])" office:value-type="float" office:value="375" calcext:value-type="float">
            <text:p>375</text:p>
          </table:table-cell>
          <table:table-cell table:number-columns-repeated="2"/>
          <table:table-cell table:formula="of:=COUNTIF([.C$2:.C$1001];[.B847])" office:value-type="float" office:value="0" calcext:value-type="float">
            <text:p>0</text:p>
          </table:table-cell>
          <table:table-cell table:formula="of:=[.I847]*[.B84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866 <text:s text:c="2"/>98409</text:p>
          </table:table-cell>
          <table:table-cell office:value-type="float" office:value="16866" calcext:value-type="float">
            <text:p>16866</text:p>
          </table:table-cell>
          <table:table-cell office:value-type="float" office:value="98409" calcext:value-type="float">
            <text:p>98409</text:p>
          </table:table-cell>
          <table:table-cell office:value-type="float" office:value="86185" calcext:value-type="float">
            <text:p>86185</text:p>
          </table:table-cell>
          <table:table-cell office:value-type="float" office:value="85776" calcext:value-type="float">
            <text:p>85776</text:p>
          </table:table-cell>
          <table:table-cell table:formula="of:=ABS([.D848]-[.E848])" office:value-type="float" office:value="409" calcext:value-type="float">
            <text:p>409</text:p>
          </table:table-cell>
          <table:table-cell table:number-columns-repeated="2"/>
          <table:table-cell table:formula="of:=COUNTIF([.C$2:.C$1001];[.B848])" office:value-type="float" office:value="0" calcext:value-type="float">
            <text:p>0</text:p>
          </table:table-cell>
          <table:table-cell table:formula="of:=[.I848]*[.B84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8810 <text:s text:c="2"/>52495</text:p>
          </table:table-cell>
          <table:table-cell office:value-type="float" office:value="58810" calcext:value-type="float">
            <text:p>58810</text:p>
          </table:table-cell>
          <table:table-cell office:value-type="float" office:value="52495" calcext:value-type="float">
            <text:p>52495</text:p>
          </table:table-cell>
          <table:table-cell office:value-type="float" office:value="86359" calcext:value-type="float">
            <text:p>86359</text:p>
          </table:table-cell>
          <table:table-cell office:value-type="float" office:value="85776" calcext:value-type="float">
            <text:p>85776</text:p>
          </table:table-cell>
          <table:table-cell table:formula="of:=ABS([.D849]-[.E849])" office:value-type="float" office:value="583" calcext:value-type="float">
            <text:p>583</text:p>
          </table:table-cell>
          <table:table-cell table:number-columns-repeated="2"/>
          <table:table-cell table:formula="of:=COUNTIF([.C$2:.C$1001];[.B849])" office:value-type="float" office:value="0" calcext:value-type="float">
            <text:p>0</text:p>
          </table:table-cell>
          <table:table-cell table:formula="of:=[.I849]*[.B84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481 <text:s text:c="2"/>13399</text:p>
          </table:table-cell>
          <table:table-cell office:value-type="float" office:value="30481" calcext:value-type="float">
            <text:p>30481</text:p>
          </table:table-cell>
          <table:table-cell office:value-type="float" office:value="13399" calcext:value-type="float">
            <text:p>13399</text:p>
          </table:table-cell>
          <table:table-cell office:value-type="float" office:value="86457" calcext:value-type="float">
            <text:p>86457</text:p>
          </table:table-cell>
          <table:table-cell office:value-type="float" office:value="85776" calcext:value-type="float">
            <text:p>85776</text:p>
          </table:table-cell>
          <table:table-cell table:formula="of:=ABS([.D850]-[.E850])" office:value-type="float" office:value="681" calcext:value-type="float">
            <text:p>681</text:p>
          </table:table-cell>
          <table:table-cell table:number-columns-repeated="2"/>
          <table:table-cell table:formula="of:=COUNTIF([.C$2:.C$1001];[.B850])" office:value-type="float" office:value="5" calcext:value-type="float">
            <text:p>5</text:p>
          </table:table-cell>
          <table:table-cell table:formula="of:=[.I850]*[.B850]" office:value-type="float" office:value="152405" calcext:value-type="float">
            <text:p>15240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7222 <text:s text:c="2"/>62695</text:p>
          </table:table-cell>
          <table:table-cell office:value-type="float" office:value="47222" calcext:value-type="float">
            <text:p>47222</text:p>
          </table:table-cell>
          <table:table-cell office:value-type="float" office:value="62695" calcext:value-type="float">
            <text:p>62695</text:p>
          </table:table-cell>
          <table:table-cell office:value-type="float" office:value="86471" calcext:value-type="float">
            <text:p>86471</text:p>
          </table:table-cell>
          <table:table-cell office:value-type="float" office:value="85794" calcext:value-type="float">
            <text:p>85794</text:p>
          </table:table-cell>
          <table:table-cell table:formula="of:=ABS([.D851]-[.E851])" office:value-type="float" office:value="677" calcext:value-type="float">
            <text:p>677</text:p>
          </table:table-cell>
          <table:table-cell table:number-columns-repeated="2"/>
          <table:table-cell table:formula="of:=COUNTIF([.C$2:.C$1001];[.B851])" office:value-type="float" office:value="0" calcext:value-type="float">
            <text:p>0</text:p>
          </table:table-cell>
          <table:table-cell table:formula="of:=[.I851]*[.B85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280 <text:s text:c="2"/>37037</text:p>
          </table:table-cell>
          <table:table-cell office:value-type="float" office:value="44280" calcext:value-type="float">
            <text:p>44280</text:p>
          </table:table-cell>
          <table:table-cell office:value-type="float" office:value="37037" calcext:value-type="float">
            <text:p>37037</text:p>
          </table:table-cell>
          <table:table-cell office:value-type="float" office:value="86493" calcext:value-type="float">
            <text:p>86493</text:p>
          </table:table-cell>
          <table:table-cell office:value-type="float" office:value="86173" calcext:value-type="float">
            <text:p>86173</text:p>
          </table:table-cell>
          <table:table-cell table:formula="of:=ABS([.D852]-[.E852])" office:value-type="float" office:value="320" calcext:value-type="float">
            <text:p>320</text:p>
          </table:table-cell>
          <table:table-cell table:number-columns-repeated="2"/>
          <table:table-cell table:formula="of:=COUNTIF([.C$2:.C$1001];[.B852])" office:value-type="float" office:value="4" calcext:value-type="float">
            <text:p>4</text:p>
          </table:table-cell>
          <table:table-cell table:formula="of:=[.I852]*[.B852]" office:value-type="float" office:value="177120" calcext:value-type="float">
            <text:p>1771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384 <text:s text:c="2"/>62695</text:p>
          </table:table-cell>
          <table:table-cell office:value-type="float" office:value="14384" calcext:value-type="float">
            <text:p>14384</text:p>
          </table:table-cell>
          <table:table-cell office:value-type="float" office:value="62695" calcext:value-type="float">
            <text:p>62695</text:p>
          </table:table-cell>
          <table:table-cell office:value-type="float" office:value="87046" calcext:value-type="float">
            <text:p>87046</text:p>
          </table:table-cell>
          <table:table-cell office:value-type="float" office:value="86202" calcext:value-type="float">
            <text:p>86202</text:p>
          </table:table-cell>
          <table:table-cell table:formula="of:=ABS([.D853]-[.E853])" office:value-type="float" office:value="844" calcext:value-type="float">
            <text:p>844</text:p>
          </table:table-cell>
          <table:table-cell table:number-columns-repeated="2"/>
          <table:table-cell table:formula="of:=COUNTIF([.C$2:.C$1001];[.B853])" office:value-type="float" office:value="0" calcext:value-type="float">
            <text:p>0</text:p>
          </table:table-cell>
          <table:table-cell table:formula="of:=[.I853]*[.B85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7330 <text:s text:c="2"/>99383</text:p>
          </table:table-cell>
          <table:table-cell office:value-type="float" office:value="87330" calcext:value-type="float">
            <text:p>87330</text:p>
          </table:table-cell>
          <table:table-cell office:value-type="float" office:value="99383" calcext:value-type="float">
            <text:p>99383</text:p>
          </table:table-cell>
          <table:table-cell office:value-type="float" office:value="87258" calcext:value-type="float">
            <text:p>87258</text:p>
          </table:table-cell>
          <table:table-cell office:value-type="float" office:value="86433" calcext:value-type="float">
            <text:p>86433</text:p>
          </table:table-cell>
          <table:table-cell table:formula="of:=ABS([.D854]-[.E854])" office:value-type="float" office:value="825" calcext:value-type="float">
            <text:p>825</text:p>
          </table:table-cell>
          <table:table-cell table:number-columns-repeated="2"/>
          <table:table-cell table:formula="of:=COUNTIF([.C$2:.C$1001];[.B854])" office:value-type="float" office:value="0" calcext:value-type="float">
            <text:p>0</text:p>
          </table:table-cell>
          <table:table-cell table:formula="of:=[.I854]*[.B85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6889 <text:s text:c="2"/>98303</text:p>
          </table:table-cell>
          <table:table-cell office:value-type="float" office:value="36889" calcext:value-type="float">
            <text:p>36889</text:p>
          </table:table-cell>
          <table:table-cell office:value-type="float" office:value="98303" calcext:value-type="float">
            <text:p>98303</text:p>
          </table:table-cell>
          <table:table-cell office:value-type="float" office:value="87330" calcext:value-type="float">
            <text:p>87330</text:p>
          </table:table-cell>
          <table:table-cell office:value-type="float" office:value="86471" calcext:value-type="float">
            <text:p>86471</text:p>
          </table:table-cell>
          <table:table-cell table:formula="of:=ABS([.D855]-[.E855])" office:value-type="float" office:value="859" calcext:value-type="float">
            <text:p>859</text:p>
          </table:table-cell>
          <table:table-cell table:number-columns-repeated="2"/>
          <table:table-cell table:formula="of:=COUNTIF([.C$2:.C$1001];[.B855])" office:value-type="float" office:value="0" calcext:value-type="float">
            <text:p>0</text:p>
          </table:table-cell>
          <table:table-cell table:formula="of:=[.I855]*[.B85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7970 <text:s text:c="2"/>58244</text:p>
          </table:table-cell>
          <table:table-cell office:value-type="float" office:value="87970" calcext:value-type="float">
            <text:p>87970</text:p>
          </table:table-cell>
          <table:table-cell office:value-type="float" office:value="58244" calcext:value-type="float">
            <text:p>58244</text:p>
          </table:table-cell>
          <table:table-cell office:value-type="float" office:value="87429" calcext:value-type="float">
            <text:p>87429</text:p>
          </table:table-cell>
          <table:table-cell office:value-type="float" office:value="86471" calcext:value-type="float">
            <text:p>86471</text:p>
          </table:table-cell>
          <table:table-cell table:formula="of:=ABS([.D856]-[.E856])" office:value-type="float" office:value="958" calcext:value-type="float">
            <text:p>958</text:p>
          </table:table-cell>
          <table:table-cell table:number-columns-repeated="2"/>
          <table:table-cell table:formula="of:=COUNTIF([.C$2:.C$1001];[.B856])" office:value-type="float" office:value="0" calcext:value-type="float">
            <text:p>0</text:p>
          </table:table-cell>
          <table:table-cell table:formula="of:=[.I856]*[.B85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739 <text:s text:c="2"/>41685</text:p>
          </table:table-cell>
          <table:table-cell office:value-type="float" office:value="53739" calcext:value-type="float">
            <text:p>53739</text:p>
          </table:table-cell>
          <table:table-cell office:value-type="float" office:value="41685" calcext:value-type="float">
            <text:p>41685</text:p>
          </table:table-cell>
          <table:table-cell office:value-type="float" office:value="87475" calcext:value-type="float">
            <text:p>87475</text:p>
          </table:table-cell>
          <table:table-cell office:value-type="float" office:value="87131" calcext:value-type="float">
            <text:p>87131</text:p>
          </table:table-cell>
          <table:table-cell table:formula="of:=ABS([.D857]-[.E857])" office:value-type="float" office:value="344" calcext:value-type="float">
            <text:p>344</text:p>
          </table:table-cell>
          <table:table-cell table:number-columns-repeated="2"/>
          <table:table-cell table:formula="of:=COUNTIF([.C$2:.C$1001];[.B857])" office:value-type="float" office:value="0" calcext:value-type="float">
            <text:p>0</text:p>
          </table:table-cell>
          <table:table-cell table:formula="of:=[.I857]*[.B85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0509 <text:s text:c="2"/>84262</text:p>
          </table:table-cell>
          <table:table-cell office:value-type="float" office:value="40509" calcext:value-type="float">
            <text:p>40509</text:p>
          </table:table-cell>
          <table:table-cell office:value-type="float" office:value="84262" calcext:value-type="float">
            <text:p>84262</text:p>
          </table:table-cell>
          <table:table-cell office:value-type="float" office:value="87478" calcext:value-type="float">
            <text:p>87478</text:p>
          </table:table-cell>
          <table:table-cell office:value-type="float" office:value="87470" calcext:value-type="float">
            <text:p>87470</text:p>
          </table:table-cell>
          <table:table-cell table:formula="of:=ABS([.D858]-[.E858])" office:value-type="float" office:value="8" calcext:value-type="float">
            <text:p>8</text:p>
          </table:table-cell>
          <table:table-cell table:number-columns-repeated="2"/>
          <table:table-cell table:formula="of:=COUNTIF([.C$2:.C$1001];[.B858])" office:value-type="float" office:value="0" calcext:value-type="float">
            <text:p>0</text:p>
          </table:table-cell>
          <table:table-cell table:formula="of:=[.I858]*[.B85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7526 <text:s text:c="2"/>11810</text:p>
          </table:table-cell>
          <table:table-cell office:value-type="float" office:value="87526" calcext:value-type="float">
            <text:p>87526</text:p>
          </table:table-cell>
          <table:table-cell office:value-type="float" office:value="11810" calcext:value-type="float">
            <text:p>11810</text:p>
          </table:table-cell>
          <table:table-cell office:value-type="float" office:value="87526" calcext:value-type="float">
            <text:p>87526</text:p>
          </table:table-cell>
          <table:table-cell office:value-type="float" office:value="87499" calcext:value-type="float">
            <text:p>87499</text:p>
          </table:table-cell>
          <table:table-cell table:formula="of:=ABS([.D859]-[.E859])" office:value-type="float" office:value="27" calcext:value-type="float">
            <text:p>27</text:p>
          </table:table-cell>
          <table:table-cell table:number-columns-repeated="2"/>
          <table:table-cell table:formula="of:=COUNTIF([.C$2:.C$1001];[.B859])" office:value-type="float" office:value="0" calcext:value-type="float">
            <text:p>0</text:p>
          </table:table-cell>
          <table:table-cell table:formula="of:=[.I859]*[.B85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019 <text:s text:c="2"/>89121</text:p>
          </table:table-cell>
          <table:table-cell office:value-type="float" office:value="34019" calcext:value-type="float">
            <text:p>34019</text:p>
          </table:table-cell>
          <table:table-cell office:value-type="float" office:value="89121" calcext:value-type="float">
            <text:p>89121</text:p>
          </table:table-cell>
          <table:table-cell office:value-type="float" office:value="87562" calcext:value-type="float">
            <text:p>87562</text:p>
          </table:table-cell>
          <table:table-cell office:value-type="float" office:value="87617" calcext:value-type="float">
            <text:p>87617</text:p>
          </table:table-cell>
          <table:table-cell table:formula="of:=ABS([.D860]-[.E860])" office:value-type="float" office:value="55" calcext:value-type="float">
            <text:p>55</text:p>
          </table:table-cell>
          <table:table-cell table:number-columns-repeated="2"/>
          <table:table-cell table:formula="of:=COUNTIF([.C$2:.C$1001];[.B860])" office:value-type="float" office:value="0" calcext:value-type="float">
            <text:p>0</text:p>
          </table:table-cell>
          <table:table-cell table:formula="of:=[.I860]*[.B86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761 <text:s text:c="2"/>29134</text:p>
          </table:table-cell>
          <table:table-cell office:value-type="float" office:value="66761" calcext:value-type="float">
            <text:p>66761</text:p>
          </table:table-cell>
          <table:table-cell office:value-type="float" office:value="29134" calcext:value-type="float">
            <text:p>29134</text:p>
          </table:table-cell>
          <table:table-cell office:value-type="float" office:value="87598" calcext:value-type="float">
            <text:p>87598</text:p>
          </table:table-cell>
          <table:table-cell office:value-type="float" office:value="87908" calcext:value-type="float">
            <text:p>87908</text:p>
          </table:table-cell>
          <table:table-cell table:formula="of:=ABS([.D861]-[.E861])" office:value-type="float" office:value="310" calcext:value-type="float">
            <text:p>310</text:p>
          </table:table-cell>
          <table:table-cell table:number-columns-repeated="2"/>
          <table:table-cell table:formula="of:=COUNTIF([.C$2:.C$1001];[.B861])" office:value-type="float" office:value="0" calcext:value-type="float">
            <text:p>0</text:p>
          </table:table-cell>
          <table:table-cell table:formula="of:=[.I861]*[.B86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2984 <text:s text:c="2"/>80221</text:p>
          </table:table-cell>
          <table:table-cell office:value-type="float" office:value="82984" calcext:value-type="float">
            <text:p>82984</text:p>
          </table:table-cell>
          <table:table-cell office:value-type="float" office:value="80221" calcext:value-type="float">
            <text:p>80221</text:p>
          </table:table-cell>
          <table:table-cell office:value-type="float" office:value="87662" calcext:value-type="float">
            <text:p>87662</text:p>
          </table:table-cell>
          <table:table-cell office:value-type="float" office:value="87913" calcext:value-type="float">
            <text:p>87913</text:p>
          </table:table-cell>
          <table:table-cell table:formula="of:=ABS([.D862]-[.E862])" office:value-type="float" office:value="251" calcext:value-type="float">
            <text:p>251</text:p>
          </table:table-cell>
          <table:table-cell table:number-columns-repeated="2"/>
          <table:table-cell table:formula="of:=COUNTIF([.C$2:.C$1001];[.B862])" office:value-type="float" office:value="0" calcext:value-type="float">
            <text:p>0</text:p>
          </table:table-cell>
          <table:table-cell table:formula="of:=[.I862]*[.B86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3300 <text:s text:c="2"/>43046</text:p>
          </table:table-cell>
          <table:table-cell office:value-type="float" office:value="83300" calcext:value-type="float">
            <text:p>83300</text:p>
          </table:table-cell>
          <table:table-cell office:value-type="float" office:value="43046" calcext:value-type="float">
            <text:p>43046</text:p>
          </table:table-cell>
          <table:table-cell office:value-type="float" office:value="87887" calcext:value-type="float">
            <text:p>87887</text:p>
          </table:table-cell>
          <table:table-cell office:value-type="float" office:value="88105" calcext:value-type="float">
            <text:p>88105</text:p>
          </table:table-cell>
          <table:table-cell table:formula="of:=ABS([.D863]-[.E863])" office:value-type="float" office:value="218" calcext:value-type="float">
            <text:p>218</text:p>
          </table:table-cell>
          <table:table-cell table:number-columns-repeated="2"/>
          <table:table-cell table:formula="of:=COUNTIF([.C$2:.C$1001];[.B863])" office:value-type="float" office:value="0" calcext:value-type="float">
            <text:p>0</text:p>
          </table:table-cell>
          <table:table-cell table:formula="of:=[.I863]*[.B86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1073 <text:s text:c="2"/>13399</text:p>
          </table:table-cell>
          <table:table-cell office:value-type="float" office:value="31073" calcext:value-type="float">
            <text:p>31073</text:p>
          </table:table-cell>
          <table:table-cell office:value-type="float" office:value="13399" calcext:value-type="float">
            <text:p>13399</text:p>
          </table:table-cell>
          <table:table-cell office:value-type="float" office:value="87970" calcext:value-type="float">
            <text:p>87970</text:p>
          </table:table-cell>
          <table:table-cell office:value-type="float" office:value="88339" calcext:value-type="float">
            <text:p>88339</text:p>
          </table:table-cell>
          <table:table-cell table:formula="of:=ABS([.D864]-[.E864])" office:value-type="float" office:value="369" calcext:value-type="float">
            <text:p>369</text:p>
          </table:table-cell>
          <table:table-cell table:number-columns-repeated="2"/>
          <table:table-cell table:formula="of:=COUNTIF([.C$2:.C$1001];[.B864])" office:value-type="float" office:value="0" calcext:value-type="float">
            <text:p>0</text:p>
          </table:table-cell>
          <table:table-cell table:formula="of:=[.I864]*[.B86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8528 <text:s text:c="2"/>10345</text:p>
          </table:table-cell>
          <table:table-cell office:value-type="float" office:value="38528" calcext:value-type="float">
            <text:p>38528</text:p>
          </table:table-cell>
          <table:table-cell office:value-type="float" office:value="10345" calcext:value-type="float">
            <text:p>10345</text:p>
          </table:table-cell>
          <table:table-cell office:value-type="float" office:value="88001" calcext:value-type="float">
            <text:p>88001</text:p>
          </table:table-cell>
          <table:table-cell office:value-type="float" office:value="88458" calcext:value-type="float">
            <text:p>88458</text:p>
          </table:table-cell>
          <table:table-cell table:formula="of:=ABS([.D865]-[.E865])" office:value-type="float" office:value="457" calcext:value-type="float">
            <text:p>457</text:p>
          </table:table-cell>
          <table:table-cell table:number-columns-repeated="2"/>
          <table:table-cell table:formula="of:=COUNTIF([.C$2:.C$1001];[.B865])" office:value-type="float" office:value="0" calcext:value-type="float">
            <text:p>0</text:p>
          </table:table-cell>
          <table:table-cell table:formula="of:=[.I865]*[.B86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647 <text:s text:c="2"/>69040</text:p>
          </table:table-cell>
          <table:table-cell office:value-type="float" office:value="42647" calcext:value-type="float">
            <text:p>42647</text:p>
          </table:table-cell>
          <table:table-cell office:value-type="float" office:value="69040" calcext:value-type="float">
            <text:p>69040</text:p>
          </table:table-cell>
          <table:table-cell office:value-type="float" office:value="88073" calcext:value-type="float">
            <text:p>88073</text:p>
          </table:table-cell>
          <table:table-cell office:value-type="float" office:value="88748" calcext:value-type="float">
            <text:p>88748</text:p>
          </table:table-cell>
          <table:table-cell table:formula="of:=ABS([.D866]-[.E866])" office:value-type="float" office:value="675" calcext:value-type="float">
            <text:p>675</text:p>
          </table:table-cell>
          <table:table-cell table:number-columns-repeated="2"/>
          <table:table-cell table:formula="of:=COUNTIF([.C$2:.C$1001];[.B866])" office:value-type="float" office:value="0" calcext:value-type="float">
            <text:p>0</text:p>
          </table:table-cell>
          <table:table-cell table:formula="of:=[.I866]*[.B86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499 <text:s text:c="2"/>66142</text:p>
          </table:table-cell>
          <table:table-cell office:value-type="float" office:value="78499" calcext:value-type="float">
            <text:p>78499</text:p>
          </table:table-cell>
          <table:table-cell office:value-type="float" office:value="66142" calcext:value-type="float">
            <text:p>66142</text:p>
          </table:table-cell>
          <table:table-cell office:value-type="float" office:value="88093" calcext:value-type="float">
            <text:p>88093</text:p>
          </table:table-cell>
          <table:table-cell office:value-type="float" office:value="89121" calcext:value-type="float">
            <text:p>89121</text:p>
          </table:table-cell>
          <table:table-cell table:formula="of:=ABS([.D867]-[.E867])" office:value-type="float" office:value="1028" calcext:value-type="float">
            <text:p>1028</text:p>
          </table:table-cell>
          <table:table-cell table:number-columns-repeated="2"/>
          <table:table-cell table:formula="of:=COUNTIF([.C$2:.C$1001];[.B867])" office:value-type="float" office:value="0" calcext:value-type="float">
            <text:p>0</text:p>
          </table:table-cell>
          <table:table-cell table:formula="of:=[.I867]*[.B86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835 <text:s text:c="2"/>13399</text:p>
          </table:table-cell>
          <table:table-cell office:value-type="float" office:value="65835" calcext:value-type="float">
            <text:p>65835</text:p>
          </table:table-cell>
          <table:table-cell office:value-type="float" office:value="13399" calcext:value-type="float">
            <text:p>13399</text:p>
          </table:table-cell>
          <table:table-cell office:value-type="float" office:value="88181" calcext:value-type="float">
            <text:p>88181</text:p>
          </table:table-cell>
          <table:table-cell office:value-type="float" office:value="89121" calcext:value-type="float">
            <text:p>89121</text:p>
          </table:table-cell>
          <table:table-cell table:formula="of:=ABS([.D868]-[.E868])" office:value-type="float" office:value="940" calcext:value-type="float">
            <text:p>940</text:p>
          </table:table-cell>
          <table:table-cell table:number-columns-repeated="2"/>
          <table:table-cell table:formula="of:=COUNTIF([.C$2:.C$1001];[.B868])" office:value-type="float" office:value="0" calcext:value-type="float">
            <text:p>0</text:p>
          </table:table-cell>
          <table:table-cell table:formula="of:=[.I868]*[.B86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888 <text:s text:c="2"/>52069</text:p>
          </table:table-cell>
          <table:table-cell office:value-type="float" office:value="11888" calcext:value-type="float">
            <text:p>11888</text:p>
          </table:table-cell>
          <table:table-cell office:value-type="float" office:value="52069" calcext:value-type="float">
            <text:p>52069</text:p>
          </table:table-cell>
          <table:table-cell office:value-type="float" office:value="88312" calcext:value-type="float">
            <text:p>88312</text:p>
          </table:table-cell>
          <table:table-cell office:value-type="float" office:value="89121" calcext:value-type="float">
            <text:p>89121</text:p>
          </table:table-cell>
          <table:table-cell table:formula="of:=ABS([.D869]-[.E869])" office:value-type="float" office:value="809" calcext:value-type="float">
            <text:p>809</text:p>
          </table:table-cell>
          <table:table-cell table:number-columns-repeated="2"/>
          <table:table-cell table:formula="of:=COUNTIF([.C$2:.C$1001];[.B869])" office:value-type="float" office:value="0" calcext:value-type="float">
            <text:p>0</text:p>
          </table:table-cell>
          <table:table-cell table:formula="of:=[.I869]*[.B86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021 <text:s text:c="2"/>52069</text:p>
          </table:table-cell>
          <table:table-cell office:value-type="float" office:value="16021" calcext:value-type="float">
            <text:p>16021</text:p>
          </table:table-cell>
          <table:table-cell office:value-type="float" office:value="52069" calcext:value-type="float">
            <text:p>52069</text:p>
          </table:table-cell>
          <table:table-cell office:value-type="float" office:value="88384" calcext:value-type="float">
            <text:p>88384</text:p>
          </table:table-cell>
          <table:table-cell office:value-type="float" office:value="89121" calcext:value-type="float">
            <text:p>89121</text:p>
          </table:table-cell>
          <table:table-cell table:formula="of:=ABS([.D870]-[.E870])" office:value-type="float" office:value="737" calcext:value-type="float">
            <text:p>737</text:p>
          </table:table-cell>
          <table:table-cell table:number-columns-repeated="2"/>
          <table:table-cell table:formula="of:=COUNTIF([.C$2:.C$1001];[.B870])" office:value-type="float" office:value="0" calcext:value-type="float">
            <text:p>0</text:p>
          </table:table-cell>
          <table:table-cell table:formula="of:=[.I870]*[.B87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7506 <text:s text:c="2"/>18865</text:p>
          </table:table-cell>
          <table:table-cell office:value-type="float" office:value="77506" calcext:value-type="float">
            <text:p>77506</text:p>
          </table:table-cell>
          <table:table-cell office:value-type="float" office:value="18865" calcext:value-type="float">
            <text:p>18865</text:p>
          </table:table-cell>
          <table:table-cell office:value-type="float" office:value="88423" calcext:value-type="float">
            <text:p>88423</text:p>
          </table:table-cell>
          <table:table-cell office:value-type="float" office:value="89121" calcext:value-type="float">
            <text:p>89121</text:p>
          </table:table-cell>
          <table:table-cell table:formula="of:=ABS([.D871]-[.E871])" office:value-type="float" office:value="698" calcext:value-type="float">
            <text:p>698</text:p>
          </table:table-cell>
          <table:table-cell table:number-columns-repeated="2"/>
          <table:table-cell table:formula="of:=COUNTIF([.C$2:.C$1001];[.B871])" office:value-type="float" office:value="0" calcext:value-type="float">
            <text:p>0</text:p>
          </table:table-cell>
          <table:table-cell table:formula="of:=[.I871]*[.B87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7718 <text:s text:c="2"/>48194</text:p>
          </table:table-cell>
          <table:table-cell office:value-type="float" office:value="37718" calcext:value-type="float">
            <text:p>37718</text:p>
          </table:table-cell>
          <table:table-cell office:value-type="float" office:value="48194" calcext:value-type="float">
            <text:p>48194</text:p>
          </table:table-cell>
          <table:table-cell office:value-type="float" office:value="88433" calcext:value-type="float">
            <text:p>88433</text:p>
          </table:table-cell>
          <table:table-cell office:value-type="float" office:value="89121" calcext:value-type="float">
            <text:p>89121</text:p>
          </table:table-cell>
          <table:table-cell table:formula="of:=ABS([.D872]-[.E872])" office:value-type="float" office:value="688" calcext:value-type="float">
            <text:p>688</text:p>
          </table:table-cell>
          <table:table-cell table:number-columns-repeated="2"/>
          <table:table-cell table:formula="of:=COUNTIF([.C$2:.C$1001];[.B872])" office:value-type="float" office:value="0" calcext:value-type="float">
            <text:p>0</text:p>
          </table:table-cell>
          <table:table-cell table:formula="of:=[.I872]*[.B87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087 <text:s text:c="2"/>28445</text:p>
          </table:table-cell>
          <table:table-cell office:value-type="float" office:value="30087" calcext:value-type="float">
            <text:p>30087</text:p>
          </table:table-cell>
          <table:table-cell office:value-type="float" office:value="28445" calcext:value-type="float">
            <text:p>28445</text:p>
          </table:table-cell>
          <table:table-cell office:value-type="float" office:value="88473" calcext:value-type="float">
            <text:p>88473</text:p>
          </table:table-cell>
          <table:table-cell office:value-type="float" office:value="89121" calcext:value-type="float">
            <text:p>89121</text:p>
          </table:table-cell>
          <table:table-cell table:formula="of:=ABS([.D873]-[.E873])" office:value-type="float" office:value="648" calcext:value-type="float">
            <text:p>648</text:p>
          </table:table-cell>
          <table:table-cell table:number-columns-repeated="2"/>
          <table:table-cell table:formula="of:=COUNTIF([.C$2:.C$1001];[.B873])" office:value-type="float" office:value="0" calcext:value-type="float">
            <text:p>0</text:p>
          </table:table-cell>
          <table:table-cell table:formula="of:=[.I873]*[.B87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104 <text:s text:c="2"/>52070</text:p>
          </table:table-cell>
          <table:table-cell office:value-type="float" office:value="11104" calcext:value-type="float">
            <text:p>11104</text:p>
          </table:table-cell>
          <table:table-cell office:value-type="float" office:value="52070" calcext:value-type="float">
            <text:p>52070</text:p>
          </table:table-cell>
          <table:table-cell office:value-type="float" office:value="88592" calcext:value-type="float">
            <text:p>88592</text:p>
          </table:table-cell>
          <table:table-cell office:value-type="float" office:value="89121" calcext:value-type="float">
            <text:p>89121</text:p>
          </table:table-cell>
          <table:table-cell table:formula="of:=ABS([.D874]-[.E874])" office:value-type="float" office:value="529" calcext:value-type="float">
            <text:p>529</text:p>
          </table:table-cell>
          <table:table-cell table:number-columns-repeated="2"/>
          <table:table-cell table:formula="of:=COUNTIF([.C$2:.C$1001];[.B874])" office:value-type="float" office:value="0" calcext:value-type="float">
            <text:p>0</text:p>
          </table:table-cell>
          <table:table-cell table:formula="of:=[.I874]*[.B87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603 <text:s text:c="2"/>52069</text:p>
          </table:table-cell>
          <table:table-cell office:value-type="float" office:value="16603" calcext:value-type="float">
            <text:p>16603</text:p>
          </table:table-cell>
          <table:table-cell office:value-type="float" office:value="52069" calcext:value-type="float">
            <text:p>52069</text:p>
          </table:table-cell>
          <table:table-cell office:value-type="float" office:value="88721" calcext:value-type="float">
            <text:p>88721</text:p>
          </table:table-cell>
          <table:table-cell office:value-type="float" office:value="89121" calcext:value-type="float">
            <text:p>89121</text:p>
          </table:table-cell>
          <table:table-cell table:formula="of:=ABS([.D875]-[.E875])" office:value-type="float" office:value="400" calcext:value-type="float">
            <text:p>400</text:p>
          </table:table-cell>
          <table:table-cell table:number-columns-repeated="2"/>
          <table:table-cell table:formula="of:=COUNTIF([.C$2:.C$1001];[.B875])" office:value-type="float" office:value="0" calcext:value-type="float">
            <text:p>0</text:p>
          </table:table-cell>
          <table:table-cell table:formula="of:=[.I875]*[.B87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2201 <text:s text:c="2"/>52069</text:p>
          </table:table-cell>
          <table:table-cell office:value-type="float" office:value="32201" calcext:value-type="float">
            <text:p>32201</text:p>
          </table:table-cell>
          <table:table-cell office:value-type="float" office:value="52069" calcext:value-type="float">
            <text:p>52069</text:p>
          </table:table-cell>
          <table:table-cell office:value-type="float" office:value="88747" calcext:value-type="float">
            <text:p>88747</text:p>
          </table:table-cell>
          <table:table-cell office:value-type="float" office:value="89121" calcext:value-type="float">
            <text:p>89121</text:p>
          </table:table-cell>
          <table:table-cell table:formula="of:=ABS([.D876]-[.E876])" office:value-type="float" office:value="374" calcext:value-type="float">
            <text:p>374</text:p>
          </table:table-cell>
          <table:table-cell table:number-columns-repeated="2"/>
          <table:table-cell table:formula="of:=COUNTIF([.C$2:.C$1001];[.B876])" office:value-type="float" office:value="0" calcext:value-type="float">
            <text:p>0</text:p>
          </table:table-cell>
          <table:table-cell table:formula="of:=[.I876]*[.B87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0129 <text:s text:c="2"/>87617</text:p>
          </table:table-cell>
          <table:table-cell office:value-type="float" office:value="80129" calcext:value-type="float">
            <text:p>80129</text:p>
          </table:table-cell>
          <table:table-cell office:value-type="float" office:value="87617" calcext:value-type="float">
            <text:p>87617</text:p>
          </table:table-cell>
          <table:table-cell office:value-type="float" office:value="88876" calcext:value-type="float">
            <text:p>88876</text:p>
          </table:table-cell>
          <table:table-cell office:value-type="float" office:value="89165" calcext:value-type="float">
            <text:p>89165</text:p>
          </table:table-cell>
          <table:table-cell table:formula="of:=ABS([.D877]-[.E877])" office:value-type="float" office:value="289" calcext:value-type="float">
            <text:p>289</text:p>
          </table:table-cell>
          <table:table-cell table:number-columns-repeated="2"/>
          <table:table-cell table:formula="of:=COUNTIF([.C$2:.C$1001];[.B877])" office:value-type="float" office:value="0" calcext:value-type="float">
            <text:p>0</text:p>
          </table:table-cell>
          <table:table-cell table:formula="of:=[.I877]*[.B87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931 <text:s text:c="2"/>20174</text:p>
          </table:table-cell>
          <table:table-cell office:value-type="float" office:value="30931" calcext:value-type="float">
            <text:p>30931</text:p>
          </table:table-cell>
          <table:table-cell office:value-type="float" office:value="20174" calcext:value-type="float">
            <text:p>20174</text:p>
          </table:table-cell>
          <table:table-cell office:value-type="float" office:value="88967" calcext:value-type="float">
            <text:p>88967</text:p>
          </table:table-cell>
          <table:table-cell office:value-type="float" office:value="89213" calcext:value-type="float">
            <text:p>89213</text:p>
          </table:table-cell>
          <table:table-cell table:formula="of:=ABS([.D878]-[.E878])" office:value-type="float" office:value="246" calcext:value-type="float">
            <text:p>246</text:p>
          </table:table-cell>
          <table:table-cell table:number-columns-repeated="2"/>
          <table:table-cell table:formula="of:=COUNTIF([.C$2:.C$1001];[.B878])" office:value-type="float" office:value="0" calcext:value-type="float">
            <text:p>0</text:p>
          </table:table-cell>
          <table:table-cell table:formula="of:=[.I878]*[.B87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331 <text:s text:c="2"/>36346</text:p>
          </table:table-cell>
          <table:table-cell office:value-type="float" office:value="55331" calcext:value-type="float">
            <text:p>55331</text:p>
          </table:table-cell>
          <table:table-cell office:value-type="float" office:value="36346" calcext:value-type="float">
            <text:p>36346</text:p>
          </table:table-cell>
          <table:table-cell office:value-type="float" office:value="89121" calcext:value-type="float">
            <text:p>89121</text:p>
          </table:table-cell>
          <table:table-cell office:value-type="float" office:value="89297" calcext:value-type="float">
            <text:p>89297</text:p>
          </table:table-cell>
          <table:table-cell table:formula="of:=ABS([.D879]-[.E879])" office:value-type="float" office:value="176" calcext:value-type="float">
            <text:p>176</text:p>
          </table:table-cell>
          <table:table-cell table:number-columns-repeated="2"/>
          <table:table-cell table:formula="of:=COUNTIF([.C$2:.C$1001];[.B879])" office:value-type="float" office:value="0" calcext:value-type="float">
            <text:p>0</text:p>
          </table:table-cell>
          <table:table-cell table:formula="of:=[.I879]*[.B87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8876 <text:s text:c="2"/>58551</text:p>
          </table:table-cell>
          <table:table-cell office:value-type="float" office:value="88876" calcext:value-type="float">
            <text:p>88876</text:p>
          </table:table-cell>
          <table:table-cell office:value-type="float" office:value="58551" calcext:value-type="float">
            <text:p>58551</text:p>
          </table:table-cell>
          <table:table-cell office:value-type="float" office:value="89171" calcext:value-type="float">
            <text:p>89171</text:p>
          </table:table-cell>
          <table:table-cell office:value-type="float" office:value="89327" calcext:value-type="float">
            <text:p>89327</text:p>
          </table:table-cell>
          <table:table-cell table:formula="of:=ABS([.D880]-[.E880])" office:value-type="float" office:value="156" calcext:value-type="float">
            <text:p>156</text:p>
          </table:table-cell>
          <table:table-cell table:number-columns-repeated="2"/>
          <table:table-cell table:formula="of:=COUNTIF([.C$2:.C$1001];[.B880])" office:value-type="float" office:value="0" calcext:value-type="float">
            <text:p>0</text:p>
          </table:table-cell>
          <table:table-cell table:formula="of:=[.I880]*[.B88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652 <text:s text:c="2"/>57031</text:p>
          </table:table-cell>
          <table:table-cell office:value-type="float" office:value="78652" calcext:value-type="float">
            <text:p>78652</text:p>
          </table:table-cell>
          <table:table-cell office:value-type="float" office:value="57031" calcext:value-type="float">
            <text:p>57031</text:p>
          </table:table-cell>
          <table:table-cell office:value-type="float" office:value="89179" calcext:value-type="float">
            <text:p>89179</text:p>
          </table:table-cell>
          <table:table-cell office:value-type="float" office:value="89447" calcext:value-type="float">
            <text:p>89447</text:p>
          </table:table-cell>
          <table:table-cell table:formula="of:=ABS([.D881]-[.E881])" office:value-type="float" office:value="268" calcext:value-type="float">
            <text:p>268</text:p>
          </table:table-cell>
          <table:table-cell table:number-columns-repeated="2"/>
          <table:table-cell table:formula="of:=COUNTIF([.C$2:.C$1001];[.B881])" office:value-type="float" office:value="0" calcext:value-type="float">
            <text:p>0</text:p>
          </table:table-cell>
          <table:table-cell table:formula="of:=[.I881]*[.B88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1997 <text:s text:c="2"/>26780</text:p>
          </table:table-cell>
          <table:table-cell office:value-type="float" office:value="81997" calcext:value-type="float">
            <text:p>81997</text:p>
          </table:table-cell>
          <table:table-cell office:value-type="float" office:value="26780" calcext:value-type="float">
            <text:p>26780</text:p>
          </table:table-cell>
          <table:table-cell office:value-type="float" office:value="89255" calcext:value-type="float">
            <text:p>89255</text:p>
          </table:table-cell>
          <table:table-cell office:value-type="float" office:value="89603" calcext:value-type="float">
            <text:p>89603</text:p>
          </table:table-cell>
          <table:table-cell table:formula="of:=ABS([.D882]-[.E882])" office:value-type="float" office:value="348" calcext:value-type="float">
            <text:p>348</text:p>
          </table:table-cell>
          <table:table-cell table:number-columns-repeated="2"/>
          <table:table-cell table:formula="of:=COUNTIF([.C$2:.C$1001];[.B882])" office:value-type="float" office:value="0" calcext:value-type="float">
            <text:p>0</text:p>
          </table:table-cell>
          <table:table-cell table:formula="of:=[.I882]*[.B88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346 <text:s text:c="2"/>20622</text:p>
          </table:table-cell>
          <table:table-cell office:value-type="float" office:value="44346" calcext:value-type="float">
            <text:p>44346</text:p>
          </table:table-cell>
          <table:table-cell office:value-type="float" office:value="20622" calcext:value-type="float">
            <text:p>20622</text:p>
          </table:table-cell>
          <table:table-cell office:value-type="float" office:value="89386" calcext:value-type="float">
            <text:p>89386</text:p>
          </table:table-cell>
          <table:table-cell office:value-type="float" office:value="89676" calcext:value-type="float">
            <text:p>89676</text:p>
          </table:table-cell>
          <table:table-cell table:formula="of:=ABS([.D883]-[.E883])" office:value-type="float" office:value="290" calcext:value-type="float">
            <text:p>290</text:p>
          </table:table-cell>
          <table:table-cell table:number-columns-repeated="2"/>
          <table:table-cell table:formula="of:=COUNTIF([.C$2:.C$1001];[.B883])" office:value-type="float" office:value="0" calcext:value-type="float">
            <text:p>0</text:p>
          </table:table-cell>
          <table:table-cell table:formula="of:=[.I883]*[.B88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1652 <text:s text:c="2"/>15430</text:p>
          </table:table-cell>
          <table:table-cell office:value-type="float" office:value="31652" calcext:value-type="float">
            <text:p>31652</text:p>
          </table:table-cell>
          <table:table-cell office:value-type="float" office:value="15430" calcext:value-type="float">
            <text:p>15430</text:p>
          </table:table-cell>
          <table:table-cell office:value-type="float" office:value="89460" calcext:value-type="float">
            <text:p>89460</text:p>
          </table:table-cell>
          <table:table-cell office:value-type="float" office:value="89893" calcext:value-type="float">
            <text:p>89893</text:p>
          </table:table-cell>
          <table:table-cell table:formula="of:=ABS([.D884]-[.E884])" office:value-type="float" office:value="433" calcext:value-type="float">
            <text:p>433</text:p>
          </table:table-cell>
          <table:table-cell table:number-columns-repeated="2"/>
          <table:table-cell table:formula="of:=COUNTIF([.C$2:.C$1001];[.B884])" office:value-type="float" office:value="0" calcext:value-type="float">
            <text:p>0</text:p>
          </table:table-cell>
          <table:table-cell table:formula="of:=[.I884]*[.B88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390 <text:s text:c="2"/>65924</text:p>
          </table:table-cell>
          <table:table-cell office:value-type="float" office:value="97390" calcext:value-type="float">
            <text:p>97390</text:p>
          </table:table-cell>
          <table:table-cell office:value-type="float" office:value="65924" calcext:value-type="float">
            <text:p>65924</text:p>
          </table:table-cell>
          <table:table-cell office:value-type="float" office:value="89593" calcext:value-type="float">
            <text:p>89593</text:p>
          </table:table-cell>
          <table:table-cell office:value-type="float" office:value="89945" calcext:value-type="float">
            <text:p>89945</text:p>
          </table:table-cell>
          <table:table-cell table:formula="of:=ABS([.D885]-[.E885])" office:value-type="float" office:value="352" calcext:value-type="float">
            <text:p>352</text:p>
          </table:table-cell>
          <table:table-cell table:number-columns-repeated="2"/>
          <table:table-cell table:formula="of:=COUNTIF([.C$2:.C$1001];[.B885])" office:value-type="float" office:value="0" calcext:value-type="float">
            <text:p>0</text:p>
          </table:table-cell>
          <table:table-cell table:formula="of:=[.I885]*[.B88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4105 <text:s text:c="2"/>42911</text:p>
          </table:table-cell>
          <table:table-cell office:value-type="float" office:value="84105" calcext:value-type="float">
            <text:p>84105</text:p>
          </table:table-cell>
          <table:table-cell office:value-type="float" office:value="42911" calcext:value-type="float">
            <text:p>42911</text:p>
          </table:table-cell>
          <table:table-cell office:value-type="float" office:value="89596" calcext:value-type="float">
            <text:p>89596</text:p>
          </table:table-cell>
          <table:table-cell office:value-type="float" office:value="89997" calcext:value-type="float">
            <text:p>89997</text:p>
          </table:table-cell>
          <table:table-cell table:formula="of:=ABS([.D886]-[.E886])" office:value-type="float" office:value="401" calcext:value-type="float">
            <text:p>401</text:p>
          </table:table-cell>
          <table:table-cell table:number-columns-repeated="2"/>
          <table:table-cell table:formula="of:=COUNTIF([.C$2:.C$1001];[.B886])" office:value-type="float" office:value="0" calcext:value-type="float">
            <text:p>0</text:p>
          </table:table-cell>
          <table:table-cell table:formula="of:=[.I886]*[.B88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646 <text:s text:c="2"/>52069</text:p>
          </table:table-cell>
          <table:table-cell office:value-type="float" office:value="51646" calcext:value-type="float">
            <text:p>51646</text:p>
          </table:table-cell>
          <table:table-cell office:value-type="float" office:value="52069" calcext:value-type="float">
            <text:p>52069</text:p>
          </table:table-cell>
          <table:table-cell office:value-type="float" office:value="89793" calcext:value-type="float">
            <text:p>89793</text:p>
          </table:table-cell>
          <table:table-cell office:value-type="float" office:value="90002" calcext:value-type="float">
            <text:p>90002</text:p>
          </table:table-cell>
          <table:table-cell table:formula="of:=ABS([.D887]-[.E887])" office:value-type="float" office:value="209" calcext:value-type="float">
            <text:p>209</text:p>
          </table:table-cell>
          <table:table-cell table:number-columns-repeated="2"/>
          <table:table-cell table:formula="of:=COUNTIF([.C$2:.C$1001];[.B887])" office:value-type="float" office:value="0" calcext:value-type="float">
            <text:p>0</text:p>
          </table:table-cell>
          <table:table-cell table:formula="of:=[.I887]*[.B88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632 <text:s text:c="2"/>39233</text:p>
          </table:table-cell>
          <table:table-cell office:value-type="float" office:value="73632" calcext:value-type="float">
            <text:p>73632</text:p>
          </table:table-cell>
          <table:table-cell office:value-type="float" office:value="39233" calcext:value-type="float">
            <text:p>39233</text:p>
          </table:table-cell>
          <table:table-cell office:value-type="float" office:value="89938" calcext:value-type="float">
            <text:p>89938</text:p>
          </table:table-cell>
          <table:table-cell office:value-type="float" office:value="90073" calcext:value-type="float">
            <text:p>90073</text:p>
          </table:table-cell>
          <table:table-cell table:formula="of:=ABS([.D888]-[.E888])" office:value-type="float" office:value="135" calcext:value-type="float">
            <text:p>135</text:p>
          </table:table-cell>
          <table:table-cell table:number-columns-repeated="2"/>
          <table:table-cell table:formula="of:=COUNTIF([.C$2:.C$1001];[.B888])" office:value-type="float" office:value="0" calcext:value-type="float">
            <text:p>0</text:p>
          </table:table-cell>
          <table:table-cell table:formula="of:=[.I888]*[.B88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2774 <text:s text:c="2"/>58432</text:p>
          </table:table-cell>
          <table:table-cell office:value-type="float" office:value="22774" calcext:value-type="float">
            <text:p>22774</text:p>
          </table:table-cell>
          <table:table-cell office:value-type="float" office:value="58432" calcext:value-type="float">
            <text:p>58432</text:p>
          </table:table-cell>
          <table:table-cell office:value-type="float" office:value="90029" calcext:value-type="float">
            <text:p>90029</text:p>
          </table:table-cell>
          <table:table-cell office:value-type="float" office:value="90102" calcext:value-type="float">
            <text:p>90102</text:p>
          </table:table-cell>
          <table:table-cell table:formula="of:=ABS([.D889]-[.E889])" office:value-type="float" office:value="73" calcext:value-type="float">
            <text:p>73</text:p>
          </table:table-cell>
          <table:table-cell table:number-columns-repeated="2"/>
          <table:table-cell table:formula="of:=COUNTIF([.C$2:.C$1001];[.B889])" office:value-type="float" office:value="0" calcext:value-type="float">
            <text:p>0</text:p>
          </table:table-cell>
          <table:table-cell table:formula="of:=[.I889]*[.B88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7720 <text:s text:c="2"/>10485</text:p>
          </table:table-cell>
          <table:table-cell office:value-type="float" office:value="67720" calcext:value-type="float">
            <text:p>67720</text:p>
          </table:table-cell>
          <table:table-cell office:value-type="float" office:value="10485" calcext:value-type="float">
            <text:p>10485</text:p>
          </table:table-cell>
          <table:table-cell office:value-type="float" office:value="90099" calcext:value-type="float">
            <text:p>90099</text:p>
          </table:table-cell>
          <table:table-cell office:value-type="float" office:value="90144" calcext:value-type="float">
            <text:p>90144</text:p>
          </table:table-cell>
          <table:table-cell table:formula="of:=ABS([.D890]-[.E890])" office:value-type="float" office:value="45" calcext:value-type="float">
            <text:p>45</text:p>
          </table:table-cell>
          <table:table-cell table:number-columns-repeated="2"/>
          <table:table-cell table:formula="of:=COUNTIF([.C$2:.C$1001];[.B890])" office:value-type="float" office:value="0" calcext:value-type="float">
            <text:p>0</text:p>
          </table:table-cell>
          <table:table-cell table:formula="of:=[.I890]*[.B89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677 <text:s text:c="2"/>22142</text:p>
          </table:table-cell>
          <table:table-cell office:value-type="float" office:value="94677" calcext:value-type="float">
            <text:p>94677</text:p>
          </table:table-cell>
          <table:table-cell office:value-type="float" office:value="22142" calcext:value-type="float">
            <text:p>22142</text:p>
          </table:table-cell>
          <table:table-cell office:value-type="float" office:value="90112" calcext:value-type="float">
            <text:p>90112</text:p>
          </table:table-cell>
          <table:table-cell office:value-type="float" office:value="90572" calcext:value-type="float">
            <text:p>90572</text:p>
          </table:table-cell>
          <table:table-cell table:formula="of:=ABS([.D891]-[.E891])" office:value-type="float" office:value="460" calcext:value-type="float">
            <text:p>460</text:p>
          </table:table-cell>
          <table:table-cell table:number-columns-repeated="2"/>
          <table:table-cell table:formula="of:=COUNTIF([.C$2:.C$1001];[.B891])" office:value-type="float" office:value="0" calcext:value-type="float">
            <text:p>0</text:p>
          </table:table-cell>
          <table:table-cell table:formula="of:=[.I891]*[.B89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291 <text:s text:c="2"/>23118</text:p>
          </table:table-cell>
          <table:table-cell office:value-type="float" office:value="15291" calcext:value-type="float">
            <text:p>15291</text:p>
          </table:table-cell>
          <table:table-cell office:value-type="float" office:value="23118" calcext:value-type="float">
            <text:p>23118</text:p>
          </table:table-cell>
          <table:table-cell office:value-type="float" office:value="90302" calcext:value-type="float">
            <text:p>90302</text:p>
          </table:table-cell>
          <table:table-cell office:value-type="float" office:value="91015" calcext:value-type="float">
            <text:p>91015</text:p>
          </table:table-cell>
          <table:table-cell table:formula="of:=ABS([.D892]-[.E892])" office:value-type="float" office:value="713" calcext:value-type="float">
            <text:p>713</text:p>
          </table:table-cell>
          <table:table-cell table:number-columns-repeated="2"/>
          <table:table-cell table:formula="of:=COUNTIF([.C$2:.C$1001];[.B892])" office:value-type="float" office:value="0" calcext:value-type="float">
            <text:p>0</text:p>
          </table:table-cell>
          <table:table-cell table:formula="of:=[.I892]*[.B89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553 <text:s text:c="2"/>91441</text:p>
          </table:table-cell>
          <table:table-cell office:value-type="float" office:value="97553" calcext:value-type="float">
            <text:p>97553</text:p>
          </table:table-cell>
          <table:table-cell office:value-type="float" office:value="91441" calcext:value-type="float">
            <text:p>91441</text:p>
          </table:table-cell>
          <table:table-cell office:value-type="float" office:value="90427" calcext:value-type="float">
            <text:p>90427</text:p>
          </table:table-cell>
          <table:table-cell office:value-type="float" office:value="91282" calcext:value-type="float">
            <text:p>91282</text:p>
          </table:table-cell>
          <table:table-cell table:formula="of:=ABS([.D893]-[.E893])" office:value-type="float" office:value="855" calcext:value-type="float">
            <text:p>855</text:p>
          </table:table-cell>
          <table:table-cell table:number-columns-repeated="2"/>
          <table:table-cell table:formula="of:=COUNTIF([.C$2:.C$1001];[.B893])" office:value-type="float" office:value="0" calcext:value-type="float">
            <text:p>0</text:p>
          </table:table-cell>
          <table:table-cell table:formula="of:=[.I893]*[.B89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36 <text:s text:c="2"/>16132</text:p>
          </table:table-cell>
          <table:table-cell office:value-type="float" office:value="13036" calcext:value-type="float">
            <text:p>13036</text:p>
          </table:table-cell>
          <table:table-cell office:value-type="float" office:value="16132" calcext:value-type="float">
            <text:p>16132</text:p>
          </table:table-cell>
          <table:table-cell office:value-type="float" office:value="90429" calcext:value-type="float">
            <text:p>90429</text:p>
          </table:table-cell>
          <table:table-cell office:value-type="float" office:value="91321" calcext:value-type="float">
            <text:p>91321</text:p>
          </table:table-cell>
          <table:table-cell table:formula="of:=ABS([.D894]-[.E894])" office:value-type="float" office:value="892" calcext:value-type="float">
            <text:p>892</text:p>
          </table:table-cell>
          <table:table-cell table:number-columns-repeated="2"/>
          <table:table-cell table:formula="of:=COUNTIF([.C$2:.C$1001];[.B894])" office:value-type="float" office:value="0" calcext:value-type="float">
            <text:p>0</text:p>
          </table:table-cell>
          <table:table-cell table:formula="of:=[.I894]*[.B89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370 <text:s text:c="2"/>89121</text:p>
          </table:table-cell>
          <table:table-cell office:value-type="float" office:value="66370" calcext:value-type="float">
            <text:p>66370</text:p>
          </table:table-cell>
          <table:table-cell office:value-type="float" office:value="89121" calcext:value-type="float">
            <text:p>89121</text:p>
          </table:table-cell>
          <table:table-cell office:value-type="float" office:value="90785" calcext:value-type="float">
            <text:p>90785</text:p>
          </table:table-cell>
          <table:table-cell office:value-type="float" office:value="91441" calcext:value-type="float">
            <text:p>91441</text:p>
          </table:table-cell>
          <table:table-cell table:formula="of:=ABS([.D895]-[.E895])" office:value-type="float" office:value="656" calcext:value-type="float">
            <text:p>656</text:p>
          </table:table-cell>
          <table:table-cell table:number-columns-repeated="2"/>
          <table:table-cell table:formula="of:=COUNTIF([.C$2:.C$1001];[.B895])" office:value-type="float" office:value="0" calcext:value-type="float">
            <text:p>0</text:p>
          </table:table-cell>
          <table:table-cell table:formula="of:=[.I895]*[.B89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7010 <text:s text:c="2"/>64499</text:p>
          </table:table-cell>
          <table:table-cell office:value-type="float" office:value="47010" calcext:value-type="float">
            <text:p>47010</text:p>
          </table:table-cell>
          <table:table-cell office:value-type="float" office:value="64499" calcext:value-type="float">
            <text:p>64499</text:p>
          </table:table-cell>
          <table:table-cell office:value-type="float" office:value="90874" calcext:value-type="float">
            <text:p>90874</text:p>
          </table:table-cell>
          <table:table-cell office:value-type="float" office:value="91503" calcext:value-type="float">
            <text:p>91503</text:p>
          </table:table-cell>
          <table:table-cell table:formula="of:=ABS([.D896]-[.E896])" office:value-type="float" office:value="629" calcext:value-type="float">
            <text:p>629</text:p>
          </table:table-cell>
          <table:table-cell table:number-columns-repeated="2"/>
          <table:table-cell table:formula="of:=COUNTIF([.C$2:.C$1001];[.B896])" office:value-type="float" office:value="0" calcext:value-type="float">
            <text:p>0</text:p>
          </table:table-cell>
          <table:table-cell table:formula="of:=[.I896]*[.B89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579 <text:s text:c="2"/>36926</text:p>
          </table:table-cell>
          <table:table-cell office:value-type="float" office:value="14579" calcext:value-type="float">
            <text:p>14579</text:p>
          </table:table-cell>
          <table:table-cell office:value-type="float" office:value="36926" calcext:value-type="float">
            <text:p>36926</text:p>
          </table:table-cell>
          <table:table-cell office:value-type="float" office:value="90916" calcext:value-type="float">
            <text:p>90916</text:p>
          </table:table-cell>
          <table:table-cell office:value-type="float" office:value="91504" calcext:value-type="float">
            <text:p>91504</text:p>
          </table:table-cell>
          <table:table-cell table:formula="of:=ABS([.D897]-[.E897])" office:value-type="float" office:value="588" calcext:value-type="float">
            <text:p>588</text:p>
          </table:table-cell>
          <table:table-cell table:number-columns-repeated="2"/>
          <table:table-cell table:formula="of:=COUNTIF([.C$2:.C$1001];[.B897])" office:value-type="float" office:value="0" calcext:value-type="float">
            <text:p>0</text:p>
          </table:table-cell>
          <table:table-cell table:formula="of:=[.I897]*[.B89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1383 <text:s text:c="2"/>38714</text:p>
          </table:table-cell>
          <table:table-cell office:value-type="float" office:value="71383" calcext:value-type="float">
            <text:p>71383</text:p>
          </table:table-cell>
          <table:table-cell office:value-type="float" office:value="38714" calcext:value-type="float">
            <text:p>38714</text:p>
          </table:table-cell>
          <table:table-cell office:value-type="float" office:value="90972" calcext:value-type="float">
            <text:p>90972</text:p>
          </table:table-cell>
          <table:table-cell office:value-type="float" office:value="91705" calcext:value-type="float">
            <text:p>91705</text:p>
          </table:table-cell>
          <table:table-cell table:formula="of:=ABS([.D898]-[.E898])" office:value-type="float" office:value="733" calcext:value-type="float">
            <text:p>733</text:p>
          </table:table-cell>
          <table:table-cell table:number-columns-repeated="2"/>
          <table:table-cell table:formula="of:=COUNTIF([.C$2:.C$1001];[.B898])" office:value-type="float" office:value="0" calcext:value-type="float">
            <text:p>0</text:p>
          </table:table-cell>
          <table:table-cell table:formula="of:=[.I898]*[.B89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6373 <text:s text:c="2"/>44545</text:p>
          </table:table-cell>
          <table:table-cell office:value-type="float" office:value="36373" calcext:value-type="float">
            <text:p>36373</text:p>
          </table:table-cell>
          <table:table-cell office:value-type="float" office:value="44545" calcext:value-type="float">
            <text:p>44545</text:p>
          </table:table-cell>
          <table:table-cell office:value-type="float" office:value="90990" calcext:value-type="float">
            <text:p>90990</text:p>
          </table:table-cell>
          <table:table-cell office:value-type="float" office:value="91763" calcext:value-type="float">
            <text:p>91763</text:p>
          </table:table-cell>
          <table:table-cell table:formula="of:=ABS([.D899]-[.E899])" office:value-type="float" office:value="773" calcext:value-type="float">
            <text:p>773</text:p>
          </table:table-cell>
          <table:table-cell table:number-columns-repeated="2"/>
          <table:table-cell table:formula="of:=COUNTIF([.C$2:.C$1001];[.B899])" office:value-type="float" office:value="0" calcext:value-type="float">
            <text:p>0</text:p>
          </table:table-cell>
          <table:table-cell table:formula="of:=[.I899]*[.B89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0180 <text:s text:c="2"/>48086</text:p>
          </table:table-cell>
          <table:table-cell office:value-type="float" office:value="80180" calcext:value-type="float">
            <text:p>80180</text:p>
          </table:table-cell>
          <table:table-cell office:value-type="float" office:value="48086" calcext:value-type="float">
            <text:p>48086</text:p>
          </table:table-cell>
          <table:table-cell office:value-type="float" office:value="90991" calcext:value-type="float">
            <text:p>90991</text:p>
          </table:table-cell>
          <table:table-cell office:value-type="float" office:value="91877" calcext:value-type="float">
            <text:p>91877</text:p>
          </table:table-cell>
          <table:table-cell table:formula="of:=ABS([.D900]-[.E900])" office:value-type="float" office:value="886" calcext:value-type="float">
            <text:p>886</text:p>
          </table:table-cell>
          <table:table-cell table:number-columns-repeated="2"/>
          <table:table-cell table:formula="of:=COUNTIF([.C$2:.C$1001];[.B900])" office:value-type="float" office:value="0" calcext:value-type="float">
            <text:p>0</text:p>
          </table:table-cell>
          <table:table-cell table:formula="of:=[.I900]*[.B90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591 <text:s text:c="2"/>52069</text:p>
          </table:table-cell>
          <table:table-cell office:value-type="float" office:value="30591" calcext:value-type="float">
            <text:p>30591</text:p>
          </table:table-cell>
          <table:table-cell office:value-type="float" office:value="52069" calcext:value-type="float">
            <text:p>52069</text:p>
          </table:table-cell>
          <table:table-cell office:value-type="float" office:value="91033" calcext:value-type="float">
            <text:p>91033</text:p>
          </table:table-cell>
          <table:table-cell office:value-type="float" office:value="92356" calcext:value-type="float">
            <text:p>92356</text:p>
          </table:table-cell>
          <table:table-cell table:formula="of:=ABS([.D901]-[.E901])" office:value-type="float" office:value="1323" calcext:value-type="float">
            <text:p>1323</text:p>
          </table:table-cell>
          <table:table-cell table:number-columns-repeated="2"/>
          <table:table-cell table:formula="of:=COUNTIF([.C$2:.C$1001];[.B901])" office:value-type="float" office:value="0" calcext:value-type="float">
            <text:p>0</text:p>
          </table:table-cell>
          <table:table-cell table:formula="of:=[.I901]*[.B90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0029 <text:s text:c="2"/>94693</text:p>
          </table:table-cell>
          <table:table-cell office:value-type="float" office:value="90029" calcext:value-type="float">
            <text:p>90029</text:p>
          </table:table-cell>
          <table:table-cell office:value-type="float" office:value="94693" calcext:value-type="float">
            <text:p>94693</text:p>
          </table:table-cell>
          <table:table-cell office:value-type="float" office:value="91221" calcext:value-type="float">
            <text:p>91221</text:p>
          </table:table-cell>
          <table:table-cell office:value-type="float" office:value="92452" calcext:value-type="float">
            <text:p>92452</text:p>
          </table:table-cell>
          <table:table-cell table:formula="of:=ABS([.D902]-[.E902])" office:value-type="float" office:value="1231" calcext:value-type="float">
            <text:p>1231</text:p>
          </table:table-cell>
          <table:table-cell table:number-columns-repeated="2"/>
          <table:table-cell table:formula="of:=COUNTIF([.C$2:.C$1001];[.B902])" office:value-type="float" office:value="0" calcext:value-type="float">
            <text:p>0</text:p>
          </table:table-cell>
          <table:table-cell table:formula="of:=[.I902]*[.B90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9057 <text:s text:c="2"/>45433</text:p>
          </table:table-cell>
          <table:table-cell office:value-type="float" office:value="99057" calcext:value-type="float">
            <text:p>99057</text:p>
          </table:table-cell>
          <table:table-cell office:value-type="float" office:value="45433" calcext:value-type="float">
            <text:p>45433</text:p>
          </table:table-cell>
          <table:table-cell office:value-type="float" office:value="91316" calcext:value-type="float">
            <text:p>91316</text:p>
          </table:table-cell>
          <table:table-cell office:value-type="float" office:value="92679" calcext:value-type="float">
            <text:p>92679</text:p>
          </table:table-cell>
          <table:table-cell table:formula="of:=ABS([.D903]-[.E903])" office:value-type="float" office:value="1363" calcext:value-type="float">
            <text:p>1363</text:p>
          </table:table-cell>
          <table:table-cell table:number-columns-repeated="2"/>
          <table:table-cell table:formula="of:=COUNTIF([.C$2:.C$1001];[.B903])" office:value-type="float" office:value="0" calcext:value-type="float">
            <text:p>0</text:p>
          </table:table-cell>
          <table:table-cell table:formula="of:=[.I903]*[.B90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6879 <text:s text:c="2"/>59594</text:p>
          </table:table-cell>
          <table:table-cell office:value-type="float" office:value="96879" calcext:value-type="float">
            <text:p>96879</text:p>
          </table:table-cell>
          <table:table-cell office:value-type="float" office:value="59594" calcext:value-type="float">
            <text:p>59594</text:p>
          </table:table-cell>
          <table:table-cell office:value-type="float" office:value="91378" calcext:value-type="float">
            <text:p>91378</text:p>
          </table:table-cell>
          <table:table-cell office:value-type="float" office:value="92741" calcext:value-type="float">
            <text:p>92741</text:p>
          </table:table-cell>
          <table:table-cell table:formula="of:=ABS([.D904]-[.E904])" office:value-type="float" office:value="1363" calcext:value-type="float">
            <text:p>1363</text:p>
          </table:table-cell>
          <table:table-cell table:number-columns-repeated="2"/>
          <table:table-cell table:formula="of:=COUNTIF([.C$2:.C$1001];[.B904])" office:value-type="float" office:value="14" calcext:value-type="float">
            <text:p>14</text:p>
          </table:table-cell>
          <table:table-cell table:formula="of:=[.I904]*[.B904]" office:value-type="float" office:value="1356306" calcext:value-type="float">
            <text:p>135630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934 <text:s text:c="2"/>96879</text:p>
          </table:table-cell>
          <table:table-cell office:value-type="float" office:value="30934" calcext:value-type="float">
            <text:p>30934</text:p>
          </table:table-cell>
          <table:table-cell office:value-type="float" office:value="96879" calcext:value-type="float">
            <text:p>96879</text:p>
          </table:table-cell>
          <table:table-cell office:value-type="float" office:value="91416" calcext:value-type="float">
            <text:p>91416</text:p>
          </table:table-cell>
          <table:table-cell office:value-type="float" office:value="92757" calcext:value-type="float">
            <text:p>92757</text:p>
          </table:table-cell>
          <table:table-cell table:formula="of:=ABS([.D905]-[.E905])" office:value-type="float" office:value="1341" calcext:value-type="float">
            <text:p>1341</text:p>
          </table:table-cell>
          <table:table-cell table:number-columns-repeated="2"/>
          <table:table-cell table:formula="of:=COUNTIF([.C$2:.C$1001];[.B905])" office:value-type="float" office:value="0" calcext:value-type="float">
            <text:p>0</text:p>
          </table:table-cell>
          <table:table-cell table:formula="of:=[.I905]*[.B90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0909 <text:s text:c="2"/>64001</text:p>
          </table:table-cell>
          <table:table-cell office:value-type="float" office:value="40909" calcext:value-type="float">
            <text:p>40909</text:p>
          </table:table-cell>
          <table:table-cell office:value-type="float" office:value="64001" calcext:value-type="float">
            <text:p>64001</text:p>
          </table:table-cell>
          <table:table-cell office:value-type="float" office:value="91566" calcext:value-type="float">
            <text:p>91566</text:p>
          </table:table-cell>
          <table:table-cell office:value-type="float" office:value="92794" calcext:value-type="float">
            <text:p>92794</text:p>
          </table:table-cell>
          <table:table-cell table:formula="of:=ABS([.D906]-[.E906])" office:value-type="float" office:value="1228" calcext:value-type="float">
            <text:p>1228</text:p>
          </table:table-cell>
          <table:table-cell table:number-columns-repeated="2"/>
          <table:table-cell table:formula="of:=COUNTIF([.C$2:.C$1001];[.B906])" office:value-type="float" office:value="0" calcext:value-type="float">
            <text:p>0</text:p>
          </table:table-cell>
          <table:table-cell table:formula="of:=[.I906]*[.B90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3174 <text:s text:c="2"/>44065</text:p>
          </table:table-cell>
          <table:table-cell office:value-type="float" office:value="83174" calcext:value-type="float">
            <text:p>83174</text:p>
          </table:table-cell>
          <table:table-cell office:value-type="float" office:value="44065" calcext:value-type="float">
            <text:p>44065</text:p>
          </table:table-cell>
          <table:table-cell office:value-type="float" office:value="91597" calcext:value-type="float">
            <text:p>91597</text:p>
          </table:table-cell>
          <table:table-cell office:value-type="float" office:value="92891" calcext:value-type="float">
            <text:p>92891</text:p>
          </table:table-cell>
          <table:table-cell table:formula="of:=ABS([.D907]-[.E907])" office:value-type="float" office:value="1294" calcext:value-type="float">
            <text:p>1294</text:p>
          </table:table-cell>
          <table:table-cell table:number-columns-repeated="2"/>
          <table:table-cell table:formula="of:=COUNTIF([.C$2:.C$1001];[.B907])" office:value-type="float" office:value="0" calcext:value-type="float">
            <text:p>0</text:p>
          </table:table-cell>
          <table:table-cell table:formula="of:=[.I907]*[.B90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9020 <text:s text:c="2"/>88105</text:p>
          </table:table-cell>
          <table:table-cell office:value-type="float" office:value="99020" calcext:value-type="float">
            <text:p>99020</text:p>
          </table:table-cell>
          <table:table-cell office:value-type="float" office:value="88105" calcext:value-type="float">
            <text:p>88105</text:p>
          </table:table-cell>
          <table:table-cell office:value-type="float" office:value="91622" calcext:value-type="float">
            <text:p>91622</text:p>
          </table:table-cell>
          <table:table-cell office:value-type="float" office:value="92921" calcext:value-type="float">
            <text:p>92921</text:p>
          </table:table-cell>
          <table:table-cell table:formula="of:=ABS([.D908]-[.E908])" office:value-type="float" office:value="1299" calcext:value-type="float">
            <text:p>1299</text:p>
          </table:table-cell>
          <table:table-cell table:number-columns-repeated="2"/>
          <table:table-cell table:formula="of:=COUNTIF([.C$2:.C$1001];[.B908])" office:value-type="float" office:value="0" calcext:value-type="float">
            <text:p>0</text:p>
          </table:table-cell>
          <table:table-cell table:formula="of:=[.I908]*[.B90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420 <text:s text:c="2"/>41090</text:p>
          </table:table-cell>
          <table:table-cell office:value-type="float" office:value="11420" calcext:value-type="float">
            <text:p>11420</text:p>
          </table:table-cell>
          <table:table-cell office:value-type="float" office:value="41090" calcext:value-type="float">
            <text:p>41090</text:p>
          </table:table-cell>
          <table:table-cell office:value-type="float" office:value="91807" calcext:value-type="float">
            <text:p>91807</text:p>
          </table:table-cell>
          <table:table-cell office:value-type="float" office:value="93116" calcext:value-type="float">
            <text:p>93116</text:p>
          </table:table-cell>
          <table:table-cell table:formula="of:=ABS([.D909]-[.E909])" office:value-type="float" office:value="1309" calcext:value-type="float">
            <text:p>1309</text:p>
          </table:table-cell>
          <table:table-cell table:number-columns-repeated="2"/>
          <table:table-cell table:formula="of:=COUNTIF([.C$2:.C$1001];[.B909])" office:value-type="float" office:value="8" calcext:value-type="float">
            <text:p>8</text:p>
          </table:table-cell>
          <table:table-cell table:formula="of:=[.I909]*[.B909]" office:value-type="float" office:value="91360" calcext:value-type="float">
            <text:p>9136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2834 <text:s text:c="2"/>64349</text:p>
          </table:table-cell>
          <table:table-cell office:value-type="float" office:value="52834" calcext:value-type="float">
            <text:p>52834</text:p>
          </table:table-cell>
          <table:table-cell office:value-type="float" office:value="64349" calcext:value-type="float">
            <text:p>64349</text:p>
          </table:table-cell>
          <table:table-cell office:value-type="float" office:value="91854" calcext:value-type="float">
            <text:p>91854</text:p>
          </table:table-cell>
          <table:table-cell office:value-type="float" office:value="93147" calcext:value-type="float">
            <text:p>93147</text:p>
          </table:table-cell>
          <table:table-cell table:formula="of:=ABS([.D910]-[.E910])" office:value-type="float" office:value="1293" calcext:value-type="float">
            <text:p>1293</text:p>
          </table:table-cell>
          <table:table-cell table:number-columns-repeated="2"/>
          <table:table-cell table:formula="of:=COUNTIF([.C$2:.C$1001];[.B910])" office:value-type="float" office:value="0" calcext:value-type="float">
            <text:p>0</text:p>
          </table:table-cell>
          <table:table-cell table:formula="of:=[.I910]*[.B9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9417 <text:s text:c="2"/>40615</text:p>
          </table:table-cell>
          <table:table-cell office:value-type="float" office:value="29417" calcext:value-type="float">
            <text:p>29417</text:p>
          </table:table-cell>
          <table:table-cell office:value-type="float" office:value="40615" calcext:value-type="float">
            <text:p>40615</text:p>
          </table:table-cell>
          <table:table-cell office:value-type="float" office:value="91889" calcext:value-type="float">
            <text:p>91889</text:p>
          </table:table-cell>
          <table:table-cell office:value-type="float" office:value="93236" calcext:value-type="float">
            <text:p>93236</text:p>
          </table:table-cell>
          <table:table-cell table:formula="of:=ABS([.D911]-[.E911])" office:value-type="float" office:value="1347" calcext:value-type="float">
            <text:p>1347</text:p>
          </table:table-cell>
          <table:table-cell table:number-columns-repeated="2"/>
          <table:table-cell table:formula="of:=COUNTIF([.C$2:.C$1001];[.B911])" office:value-type="float" office:value="0" calcext:value-type="float">
            <text:p>0</text:p>
          </table:table-cell>
          <table:table-cell table:formula="of:=[.I911]*[.B9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216 <text:s text:c="2"/>84918</text:p>
          </table:table-cell>
          <table:table-cell office:value-type="float" office:value="23216" calcext:value-type="float">
            <text:p>23216</text:p>
          </table:table-cell>
          <table:table-cell office:value-type="float" office:value="84918" calcext:value-type="float">
            <text:p>84918</text:p>
          </table:table-cell>
          <table:table-cell office:value-type="float" office:value="92001" calcext:value-type="float">
            <text:p>92001</text:p>
          </table:table-cell>
          <table:table-cell office:value-type="float" office:value="93238" calcext:value-type="float">
            <text:p>93238</text:p>
          </table:table-cell>
          <table:table-cell table:formula="of:=ABS([.D912]-[.E912])" office:value-type="float" office:value="1237" calcext:value-type="float">
            <text:p>1237</text:p>
          </table:table-cell>
          <table:table-cell table:number-columns-repeated="2"/>
          <table:table-cell table:formula="of:=COUNTIF([.C$2:.C$1001];[.B912])" office:value-type="float" office:value="0" calcext:value-type="float">
            <text:p>0</text:p>
          </table:table-cell>
          <table:table-cell table:formula="of:=[.I912]*[.B9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1489 <text:s text:c="2"/>62695</text:p>
          </table:table-cell>
          <table:table-cell office:value-type="float" office:value="61489" calcext:value-type="float">
            <text:p>61489</text:p>
          </table:table-cell>
          <table:table-cell office:value-type="float" office:value="62695" calcext:value-type="float">
            <text:p>62695</text:p>
          </table:table-cell>
          <table:table-cell office:value-type="float" office:value="92376" calcext:value-type="float">
            <text:p>92376</text:p>
          </table:table-cell>
          <table:table-cell office:value-type="float" office:value="93285" calcext:value-type="float">
            <text:p>93285</text:p>
          </table:table-cell>
          <table:table-cell table:formula="of:=ABS([.D913]-[.E913])" office:value-type="float" office:value="909" calcext:value-type="float">
            <text:p>909</text:p>
          </table:table-cell>
          <table:table-cell table:number-columns-repeated="2"/>
          <table:table-cell table:formula="of:=COUNTIF([.C$2:.C$1001];[.B913])" office:value-type="float" office:value="0" calcext:value-type="float">
            <text:p>0</text:p>
          </table:table-cell>
          <table:table-cell table:formula="of:=[.I913]*[.B9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9615 <text:s text:c="2"/>63436</text:p>
          </table:table-cell>
          <table:table-cell office:value-type="float" office:value="69615" calcext:value-type="float">
            <text:p>69615</text:p>
          </table:table-cell>
          <table:table-cell office:value-type="float" office:value="63436" calcext:value-type="float">
            <text:p>63436</text:p>
          </table:table-cell>
          <table:table-cell office:value-type="float" office:value="92395" calcext:value-type="float">
            <text:p>92395</text:p>
          </table:table-cell>
          <table:table-cell office:value-type="float" office:value="93427" calcext:value-type="float">
            <text:p>93427</text:p>
          </table:table-cell>
          <table:table-cell table:formula="of:=ABS([.D914]-[.E914])" office:value-type="float" office:value="1032" calcext:value-type="float">
            <text:p>1032</text:p>
          </table:table-cell>
          <table:table-cell table:number-columns-repeated="2"/>
          <table:table-cell table:formula="of:=COUNTIF([.C$2:.C$1001];[.B914])" office:value-type="float" office:value="0" calcext:value-type="float">
            <text:p>0</text:p>
          </table:table-cell>
          <table:table-cell table:formula="of:=[.I914]*[.B9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767 <text:s text:c="2"/>37178</text:p>
          </table:table-cell>
          <table:table-cell office:value-type="float" office:value="64767" calcext:value-type="float">
            <text:p>64767</text:p>
          </table:table-cell>
          <table:table-cell office:value-type="float" office:value="37178" calcext:value-type="float">
            <text:p>37178</text:p>
          </table:table-cell>
          <table:table-cell office:value-type="float" office:value="92507" calcext:value-type="float">
            <text:p>92507</text:p>
          </table:table-cell>
          <table:table-cell office:value-type="float" office:value="93445" calcext:value-type="float">
            <text:p>93445</text:p>
          </table:table-cell>
          <table:table-cell table:formula="of:=ABS([.D915]-[.E915])" office:value-type="float" office:value="938" calcext:value-type="float">
            <text:p>938</text:p>
          </table:table-cell>
          <table:table-cell table:number-columns-repeated="2"/>
          <table:table-cell table:formula="of:=COUNTIF([.C$2:.C$1001];[.B915])" office:value-type="float" office:value="0" calcext:value-type="float">
            <text:p>0</text:p>
          </table:table-cell>
          <table:table-cell table:formula="of:=[.I915]*[.B9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368 <text:s text:c="2"/>31524</text:p>
          </table:table-cell>
          <table:table-cell office:value-type="float" office:value="28368" calcext:value-type="float">
            <text:p>28368</text:p>
          </table:table-cell>
          <table:table-cell office:value-type="float" office:value="31524" calcext:value-type="float">
            <text:p>31524</text:p>
          </table:table-cell>
          <table:table-cell office:value-type="float" office:value="92723" calcext:value-type="float">
            <text:p>92723</text:p>
          </table:table-cell>
          <table:table-cell office:value-type="float" office:value="93466" calcext:value-type="float">
            <text:p>93466</text:p>
          </table:table-cell>
          <table:table-cell table:formula="of:=ABS([.D916]-[.E916])" office:value-type="float" office:value="743" calcext:value-type="float">
            <text:p>743</text:p>
          </table:table-cell>
          <table:table-cell table:number-columns-repeated="2"/>
          <table:table-cell table:formula="of:=COUNTIF([.C$2:.C$1001];[.B916])" office:value-type="float" office:value="0" calcext:value-type="float">
            <text:p>0</text:p>
          </table:table-cell>
          <table:table-cell table:formula="of:=[.I916]*[.B9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9166 <text:s text:c="2"/>83509</text:p>
          </table:table-cell>
          <table:table-cell office:value-type="float" office:value="29166" calcext:value-type="float">
            <text:p>29166</text:p>
          </table:table-cell>
          <table:table-cell office:value-type="float" office:value="83509" calcext:value-type="float">
            <text:p>83509</text:p>
          </table:table-cell>
          <table:table-cell office:value-type="float" office:value="92753" calcext:value-type="float">
            <text:p>92753</text:p>
          </table:table-cell>
          <table:table-cell office:value-type="float" office:value="93563" calcext:value-type="float">
            <text:p>93563</text:p>
          </table:table-cell>
          <table:table-cell table:formula="of:=ABS([.D917]-[.E917])" office:value-type="float" office:value="810" calcext:value-type="float">
            <text:p>810</text:p>
          </table:table-cell>
          <table:table-cell table:number-columns-repeated="2"/>
          <table:table-cell table:formula="of:=COUNTIF([.C$2:.C$1001];[.B917])" office:value-type="float" office:value="0" calcext:value-type="float">
            <text:p>0</text:p>
          </table:table-cell>
          <table:table-cell table:formula="of:=[.I917]*[.B9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8181 <text:s text:c="2"/>26952</text:p>
          </table:table-cell>
          <table:table-cell office:value-type="float" office:value="88181" calcext:value-type="float">
            <text:p>88181</text:p>
          </table:table-cell>
          <table:table-cell office:value-type="float" office:value="26952" calcext:value-type="float">
            <text:p>26952</text:p>
          </table:table-cell>
          <table:table-cell office:value-type="float" office:value="92788" calcext:value-type="float">
            <text:p>92788</text:p>
          </table:table-cell>
          <table:table-cell office:value-type="float" office:value="93663" calcext:value-type="float">
            <text:p>93663</text:p>
          </table:table-cell>
          <table:table-cell table:formula="of:=ABS([.D918]-[.E918])" office:value-type="float" office:value="875" calcext:value-type="float">
            <text:p>875</text:p>
          </table:table-cell>
          <table:table-cell table:number-columns-repeated="2"/>
          <table:table-cell table:formula="of:=COUNTIF([.C$2:.C$1001];[.B918])" office:value-type="float" office:value="0" calcext:value-type="float">
            <text:p>0</text:p>
          </table:table-cell>
          <table:table-cell table:formula="of:=[.I918]*[.B91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2376 <text:s text:c="2"/>46034</text:p>
          </table:table-cell>
          <table:table-cell office:value-type="float" office:value="92376" calcext:value-type="float">
            <text:p>92376</text:p>
          </table:table-cell>
          <table:table-cell office:value-type="float" office:value="46034" calcext:value-type="float">
            <text:p>46034</text:p>
          </table:table-cell>
          <table:table-cell office:value-type="float" office:value="93026" calcext:value-type="float">
            <text:p>93026</text:p>
          </table:table-cell>
          <table:table-cell office:value-type="float" office:value="93754" calcext:value-type="float">
            <text:p>93754</text:p>
          </table:table-cell>
          <table:table-cell table:formula="of:=ABS([.D919]-[.E919])" office:value-type="float" office:value="728" calcext:value-type="float">
            <text:p>728</text:p>
          </table:table-cell>
          <table:table-cell table:number-columns-repeated="2"/>
          <table:table-cell table:formula="of:=COUNTIF([.C$2:.C$1001];[.B919])" office:value-type="float" office:value="0" calcext:value-type="float">
            <text:p>0</text:p>
          </table:table-cell>
          <table:table-cell table:formula="of:=[.I919]*[.B91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6924 <text:s text:c="2"/>13399</text:p>
          </table:table-cell>
          <table:table-cell office:value-type="float" office:value="56924" calcext:value-type="float">
            <text:p>56924</text:p>
          </table:table-cell>
          <table:table-cell office:value-type="float" office:value="13399" calcext:value-type="float">
            <text:p>13399</text:p>
          </table:table-cell>
          <table:table-cell office:value-type="float" office:value="93150" calcext:value-type="float">
            <text:p>93150</text:p>
          </table:table-cell>
          <table:table-cell office:value-type="float" office:value="93771" calcext:value-type="float">
            <text:p>93771</text:p>
          </table:table-cell>
          <table:table-cell table:formula="of:=ABS([.D920]-[.E920])" office:value-type="float" office:value="621" calcext:value-type="float">
            <text:p>621</text:p>
          </table:table-cell>
          <table:table-cell table:number-columns-repeated="2"/>
          <table:table-cell table:formula="of:=COUNTIF([.C$2:.C$1001];[.B920])" office:value-type="float" office:value="0" calcext:value-type="float">
            <text:p>0</text:p>
          </table:table-cell>
          <table:table-cell table:formula="of:=[.I920]*[.B92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465 <text:s text:c="2"/>18865</text:p>
          </table:table-cell>
          <table:table-cell office:value-type="float" office:value="16465" calcext:value-type="float">
            <text:p>16465</text:p>
          </table:table-cell>
          <table:table-cell office:value-type="float" office:value="18865" calcext:value-type="float">
            <text:p>18865</text:p>
          </table:table-cell>
          <table:table-cell office:value-type="float" office:value="93226" calcext:value-type="float">
            <text:p>93226</text:p>
          </table:table-cell>
          <table:table-cell office:value-type="float" office:value="93955" calcext:value-type="float">
            <text:p>93955</text:p>
          </table:table-cell>
          <table:table-cell table:formula="of:=ABS([.D921]-[.E921])" office:value-type="float" office:value="729" calcext:value-type="float">
            <text:p>729</text:p>
          </table:table-cell>
          <table:table-cell table:number-columns-repeated="2"/>
          <table:table-cell table:formula="of:=COUNTIF([.C$2:.C$1001];[.B921])" office:value-type="float" office:value="0" calcext:value-type="float">
            <text:p>0</text:p>
          </table:table-cell>
          <table:table-cell table:formula="of:=[.I921]*[.B92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9356 <text:s text:c="2"/>68035</text:p>
          </table:table-cell>
          <table:table-cell office:value-type="float" office:value="29356" calcext:value-type="float">
            <text:p>29356</text:p>
          </table:table-cell>
          <table:table-cell office:value-type="float" office:value="68035" calcext:value-type="float">
            <text:p>68035</text:p>
          </table:table-cell>
          <table:table-cell office:value-type="float" office:value="93266" calcext:value-type="float">
            <text:p>93266</text:p>
          </table:table-cell>
          <table:table-cell office:value-type="float" office:value="94031" calcext:value-type="float">
            <text:p>94031</text:p>
          </table:table-cell>
          <table:table-cell table:formula="of:=ABS([.D922]-[.E922])" office:value-type="float" office:value="765" calcext:value-type="float">
            <text:p>765</text:p>
          </table:table-cell>
          <table:table-cell table:number-columns-repeated="2"/>
          <table:table-cell table:formula="of:=COUNTIF([.C$2:.C$1001];[.B922])" office:value-type="float" office:value="0" calcext:value-type="float">
            <text:p>0</text:p>
          </table:table-cell>
          <table:table-cell table:formula="of:=[.I922]*[.B92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993 <text:s text:c="2"/>36926</text:p>
          </table:table-cell>
          <table:table-cell office:value-type="float" office:value="54993" calcext:value-type="float">
            <text:p>54993</text:p>
          </table:table-cell>
          <table:table-cell office:value-type="float" office:value="36926" calcext:value-type="float">
            <text:p>36926</text:p>
          </table:table-cell>
          <table:table-cell office:value-type="float" office:value="93320" calcext:value-type="float">
            <text:p>93320</text:p>
          </table:table-cell>
          <table:table-cell office:value-type="float" office:value="94396" calcext:value-type="float">
            <text:p>94396</text:p>
          </table:table-cell>
          <table:table-cell table:formula="of:=ABS([.D923]-[.E923])" office:value-type="float" office:value="1076" calcext:value-type="float">
            <text:p>1076</text:p>
          </table:table-cell>
          <table:table-cell table:number-columns-repeated="2"/>
          <table:table-cell table:formula="of:=COUNTIF([.C$2:.C$1001];[.B923])" office:value-type="float" office:value="0" calcext:value-type="float">
            <text:p>0</text:p>
          </table:table-cell>
          <table:table-cell table:formula="of:=[.I923]*[.B92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8295 <text:s text:c="2"/>67097</text:p>
          </table:table-cell>
          <table:table-cell office:value-type="float" office:value="18295" calcext:value-type="float">
            <text:p>18295</text:p>
          </table:table-cell>
          <table:table-cell office:value-type="float" office:value="67097" calcext:value-type="float">
            <text:p>67097</text:p>
          </table:table-cell>
          <table:table-cell office:value-type="float" office:value="93330" calcext:value-type="float">
            <text:p>93330</text:p>
          </table:table-cell>
          <table:table-cell office:value-type="float" office:value="94693" calcext:value-type="float">
            <text:p>94693</text:p>
          </table:table-cell>
          <table:table-cell table:formula="of:=ABS([.D924]-[.E924])" office:value-type="float" office:value="1363" calcext:value-type="float">
            <text:p>1363</text:p>
          </table:table-cell>
          <table:table-cell table:number-columns-repeated="2"/>
          <table:table-cell table:formula="of:=COUNTIF([.C$2:.C$1001];[.B924])" office:value-type="float" office:value="0" calcext:value-type="float">
            <text:p>0</text:p>
          </table:table-cell>
          <table:table-cell table:formula="of:=[.I924]*[.B92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2237 <text:s text:c="2"/>43901</text:p>
          </table:table-cell>
          <table:table-cell office:value-type="float" office:value="82237" calcext:value-type="float">
            <text:p>82237</text:p>
          </table:table-cell>
          <table:table-cell office:value-type="float" office:value="43901" calcext:value-type="float">
            <text:p>43901</text:p>
          </table:table-cell>
          <table:table-cell office:value-type="float" office:value="93422" calcext:value-type="float">
            <text:p>93422</text:p>
          </table:table-cell>
          <table:table-cell office:value-type="float" office:value="94891" calcext:value-type="float">
            <text:p>94891</text:p>
          </table:table-cell>
          <table:table-cell table:formula="of:=ABS([.D925]-[.E925])" office:value-type="float" office:value="1469" calcext:value-type="float">
            <text:p>1469</text:p>
          </table:table-cell>
          <table:table-cell table:number-columns-repeated="2"/>
          <table:table-cell table:formula="of:=COUNTIF([.C$2:.C$1001];[.B925])" office:value-type="float" office:value="0" calcext:value-type="float">
            <text:p>0</text:p>
          </table:table-cell>
          <table:table-cell table:formula="of:=[.I925]*[.B92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347 <text:s text:c="2"/>15951</text:p>
          </table:table-cell>
          <table:table-cell office:value-type="float" office:value="78347" calcext:value-type="float">
            <text:p>78347</text:p>
          </table:table-cell>
          <table:table-cell office:value-type="float" office:value="15951" calcext:value-type="float">
            <text:p>15951</text:p>
          </table:table-cell>
          <table:table-cell office:value-type="float" office:value="93508" calcext:value-type="float">
            <text:p>93508</text:p>
          </table:table-cell>
          <table:table-cell office:value-type="float" office:value="94990" calcext:value-type="float">
            <text:p>94990</text:p>
          </table:table-cell>
          <table:table-cell table:formula="of:=ABS([.D926]-[.E926])" office:value-type="float" office:value="1482" calcext:value-type="float">
            <text:p>1482</text:p>
          </table:table-cell>
          <table:table-cell table:number-columns-repeated="2"/>
          <table:table-cell table:formula="of:=COUNTIF([.C$2:.C$1001];[.B926])" office:value-type="float" office:value="0" calcext:value-type="float">
            <text:p>0</text:p>
          </table:table-cell>
          <table:table-cell table:formula="of:=[.I926]*[.B92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1212 <text:s text:c="2"/>15951</text:p>
          </table:table-cell>
          <table:table-cell office:value-type="float" office:value="31212" calcext:value-type="float">
            <text:p>31212</text:p>
          </table:table-cell>
          <table:table-cell office:value-type="float" office:value="15951" calcext:value-type="float">
            <text:p>15951</text:p>
          </table:table-cell>
          <table:table-cell office:value-type="float" office:value="93520" calcext:value-type="float">
            <text:p>93520</text:p>
          </table:table-cell>
          <table:table-cell office:value-type="float" office:value="95424" calcext:value-type="float">
            <text:p>95424</text:p>
          </table:table-cell>
          <table:table-cell table:formula="of:=ABS([.D927]-[.E927])" office:value-type="float" office:value="1904" calcext:value-type="float">
            <text:p>1904</text:p>
          </table:table-cell>
          <table:table-cell table:number-columns-repeated="2"/>
          <table:table-cell table:formula="of:=COUNTIF([.C$2:.C$1001];[.B927])" office:value-type="float" office:value="0" calcext:value-type="float">
            <text:p>0</text:p>
          </table:table-cell>
          <table:table-cell table:formula="of:=[.I927]*[.B92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6998 <text:s text:c="2"/>54208</text:p>
          </table:table-cell>
          <table:table-cell office:value-type="float" office:value="36998" calcext:value-type="float">
            <text:p>36998</text:p>
          </table:table-cell>
          <table:table-cell office:value-type="float" office:value="54208" calcext:value-type="float">
            <text:p>54208</text:p>
          </table:table-cell>
          <table:table-cell office:value-type="float" office:value="93863" calcext:value-type="float">
            <text:p>93863</text:p>
          </table:table-cell>
          <table:table-cell office:value-type="float" office:value="95531" calcext:value-type="float">
            <text:p>95531</text:p>
          </table:table-cell>
          <table:table-cell table:formula="of:=ABS([.D928]-[.E928])" office:value-type="float" office:value="1668" calcext:value-type="float">
            <text:p>1668</text:p>
          </table:table-cell>
          <table:table-cell table:number-columns-repeated="2"/>
          <table:table-cell table:formula="of:=COUNTIF([.C$2:.C$1001];[.B928])" office:value-type="float" office:value="0" calcext:value-type="float">
            <text:p>0</text:p>
          </table:table-cell>
          <table:table-cell table:formula="of:=[.I928]*[.B92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2196 <text:s text:c="2"/>14327</text:p>
          </table:table-cell>
          <table:table-cell office:value-type="float" office:value="72196" calcext:value-type="float">
            <text:p>72196</text:p>
          </table:table-cell>
          <table:table-cell office:value-type="float" office:value="14327" calcext:value-type="float">
            <text:p>14327</text:p>
          </table:table-cell>
          <table:table-cell office:value-type="float" office:value="93866" calcext:value-type="float">
            <text:p>93866</text:p>
          </table:table-cell>
          <table:table-cell office:value-type="float" office:value="95531" calcext:value-type="float">
            <text:p>95531</text:p>
          </table:table-cell>
          <table:table-cell table:formula="of:=ABS([.D929]-[.E929])" office:value-type="float" office:value="1665" calcext:value-type="float">
            <text:p>1665</text:p>
          </table:table-cell>
          <table:table-cell table:number-columns-repeated="2"/>
          <table:table-cell table:formula="of:=COUNTIF([.C$2:.C$1001];[.B929])" office:value-type="float" office:value="0" calcext:value-type="float">
            <text:p>0</text:p>
          </table:table-cell>
          <table:table-cell table:formula="of:=[.I929]*[.B92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596 <text:s text:c="2"/>59594</text:p>
          </table:table-cell>
          <table:table-cell office:value-type="float" office:value="10596" calcext:value-type="float">
            <text:p>10596</text:p>
          </table:table-cell>
          <table:table-cell office:value-type="float" office:value="59594" calcext:value-type="float">
            <text:p>59594</text:p>
          </table:table-cell>
          <table:table-cell office:value-type="float" office:value="93983" calcext:value-type="float">
            <text:p>93983</text:p>
          </table:table-cell>
          <table:table-cell office:value-type="float" office:value="95531" calcext:value-type="float">
            <text:p>95531</text:p>
          </table:table-cell>
          <table:table-cell table:formula="of:=ABS([.D930]-[.E930])" office:value-type="float" office:value="1548" calcext:value-type="float">
            <text:p>1548</text:p>
          </table:table-cell>
          <table:table-cell table:number-columns-repeated="2"/>
          <table:table-cell table:formula="of:=COUNTIF([.C$2:.C$1001];[.B930])" office:value-type="float" office:value="0" calcext:value-type="float">
            <text:p>0</text:p>
          </table:table-cell>
          <table:table-cell table:formula="of:=[.I930]*[.B93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0421 <text:s text:c="2"/>66142</text:p>
          </table:table-cell>
          <table:table-cell office:value-type="float" office:value="40421" calcext:value-type="float">
            <text:p>40421</text:p>
          </table:table-cell>
          <table:table-cell office:value-type="float" office:value="66142" calcext:value-type="float">
            <text:p>66142</text:p>
          </table:table-cell>
          <table:table-cell office:value-type="float" office:value="94043" calcext:value-type="float">
            <text:p>94043</text:p>
          </table:table-cell>
          <table:table-cell office:value-type="float" office:value="95578" calcext:value-type="float">
            <text:p>95578</text:p>
          </table:table-cell>
          <table:table-cell table:formula="of:=ABS([.D931]-[.E931])" office:value-type="float" office:value="1535" calcext:value-type="float">
            <text:p>1535</text:p>
          </table:table-cell>
          <table:table-cell table:number-columns-repeated="2"/>
          <table:table-cell table:formula="of:=COUNTIF([.C$2:.C$1001];[.B931])" office:value-type="float" office:value="0" calcext:value-type="float">
            <text:p>0</text:p>
          </table:table-cell>
          <table:table-cell table:formula="of:=[.I931]*[.B93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375 <text:s text:c="2"/>71778</text:p>
          </table:table-cell>
          <table:table-cell office:value-type="float" office:value="10375" calcext:value-type="float">
            <text:p>10375</text:p>
          </table:table-cell>
          <table:table-cell office:value-type="float" office:value="71778" calcext:value-type="float">
            <text:p>71778</text:p>
          </table:table-cell>
          <table:table-cell office:value-type="float" office:value="94282" calcext:value-type="float">
            <text:p>94282</text:p>
          </table:table-cell>
          <table:table-cell office:value-type="float" office:value="95734" calcext:value-type="float">
            <text:p>95734</text:p>
          </table:table-cell>
          <table:table-cell table:formula="of:=ABS([.D932]-[.E932])" office:value-type="float" office:value="1452" calcext:value-type="float">
            <text:p>1452</text:p>
          </table:table-cell>
          <table:table-cell table:number-columns-repeated="2"/>
          <table:table-cell table:formula="of:=COUNTIF([.C$2:.C$1001];[.B932])" office:value-type="float" office:value="0" calcext:value-type="float">
            <text:p>0</text:p>
          </table:table-cell>
          <table:table-cell table:formula="of:=[.I932]*[.B93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059 <text:s text:c="2"/>29196</text:p>
          </table:table-cell>
          <table:table-cell office:value-type="float" office:value="53059" calcext:value-type="float">
            <text:p>53059</text:p>
          </table:table-cell>
          <table:table-cell office:value-type="float" office:value="29196" calcext:value-type="float">
            <text:p>29196</text:p>
          </table:table-cell>
          <table:table-cell office:value-type="float" office:value="94409" calcext:value-type="float">
            <text:p>94409</text:p>
          </table:table-cell>
          <table:table-cell office:value-type="float" office:value="95926" calcext:value-type="float">
            <text:p>95926</text:p>
          </table:table-cell>
          <table:table-cell table:formula="of:=ABS([.D933]-[.E933])" office:value-type="float" office:value="1517" calcext:value-type="float">
            <text:p>1517</text:p>
          </table:table-cell>
          <table:table-cell table:number-columns-repeated="2"/>
          <table:table-cell table:formula="of:=COUNTIF([.C$2:.C$1001];[.B933])" office:value-type="float" office:value="0" calcext:value-type="float">
            <text:p>0</text:p>
          </table:table-cell>
          <table:table-cell table:formula="of:=[.I933]*[.B93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3476 <text:s text:c="2"/>68714</text:p>
          </table:table-cell>
          <table:table-cell office:value-type="float" office:value="33476" calcext:value-type="float">
            <text:p>33476</text:p>
          </table:table-cell>
          <table:table-cell office:value-type="float" office:value="68714" calcext:value-type="float">
            <text:p>68714</text:p>
          </table:table-cell>
          <table:table-cell office:value-type="float" office:value="94426" calcext:value-type="float">
            <text:p>94426</text:p>
          </table:table-cell>
          <table:table-cell office:value-type="float" office:value="95927" calcext:value-type="float">
            <text:p>95927</text:p>
          </table:table-cell>
          <table:table-cell table:formula="of:=ABS([.D934]-[.E934])" office:value-type="float" office:value="1501" calcext:value-type="float">
            <text:p>1501</text:p>
          </table:table-cell>
          <table:table-cell table:number-columns-repeated="2"/>
          <table:table-cell table:formula="of:=COUNTIF([.C$2:.C$1001];[.B934])" office:value-type="float" office:value="0" calcext:value-type="float">
            <text:p>0</text:p>
          </table:table-cell>
          <table:table-cell table:formula="of:=[.I934]*[.B93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8721 <text:s text:c="2"/>27093</text:p>
          </table:table-cell>
          <table:table-cell office:value-type="float" office:value="88721" calcext:value-type="float">
            <text:p>88721</text:p>
          </table:table-cell>
          <table:table-cell office:value-type="float" office:value="27093" calcext:value-type="float">
            <text:p>27093</text:p>
          </table:table-cell>
          <table:table-cell office:value-type="float" office:value="94503" calcext:value-type="float">
            <text:p>94503</text:p>
          </table:table-cell>
          <table:table-cell office:value-type="float" office:value="95972" calcext:value-type="float">
            <text:p>95972</text:p>
          </table:table-cell>
          <table:table-cell table:formula="of:=ABS([.D935]-[.E935])" office:value-type="float" office:value="1469" calcext:value-type="float">
            <text:p>1469</text:p>
          </table:table-cell>
          <table:table-cell table:number-columns-repeated="2"/>
          <table:table-cell table:formula="of:=COUNTIF([.C$2:.C$1001];[.B935])" office:value-type="float" office:value="0" calcext:value-type="float">
            <text:p>0</text:p>
          </table:table-cell>
          <table:table-cell table:formula="of:=[.I935]*[.B93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2358 <text:s text:c="2"/>83161</text:p>
          </table:table-cell>
          <table:table-cell office:value-type="float" office:value="82358" calcext:value-type="float">
            <text:p>82358</text:p>
          </table:table-cell>
          <table:table-cell office:value-type="float" office:value="83161" calcext:value-type="float">
            <text:p>83161</text:p>
          </table:table-cell>
          <table:table-cell office:value-type="float" office:value="94510" calcext:value-type="float">
            <text:p>94510</text:p>
          </table:table-cell>
          <table:table-cell office:value-type="float" office:value="96042" calcext:value-type="float">
            <text:p>96042</text:p>
          </table:table-cell>
          <table:table-cell table:formula="of:=ABS([.D936]-[.E936])" office:value-type="float" office:value="1532" calcext:value-type="float">
            <text:p>1532</text:p>
          </table:table-cell>
          <table:table-cell table:number-columns-repeated="2"/>
          <table:table-cell table:formula="of:=COUNTIF([.C$2:.C$1001];[.B936])" office:value-type="float" office:value="0" calcext:value-type="float">
            <text:p>0</text:p>
          </table:table-cell>
          <table:table-cell table:formula="of:=[.I936]*[.B93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5486 <text:s text:c="2"/>51031</text:p>
          </table:table-cell>
          <table:table-cell office:value-type="float" office:value="45486" calcext:value-type="float">
            <text:p>45486</text:p>
          </table:table-cell>
          <table:table-cell office:value-type="float" office:value="51031" calcext:value-type="float">
            <text:p>51031</text:p>
          </table:table-cell>
          <table:table-cell office:value-type="float" office:value="94555" calcext:value-type="float">
            <text:p>94555</text:p>
          </table:table-cell>
          <table:table-cell office:value-type="float" office:value="96222" calcext:value-type="float">
            <text:p>96222</text:p>
          </table:table-cell>
          <table:table-cell table:formula="of:=ABS([.D937]-[.E937])" office:value-type="float" office:value="1667" calcext:value-type="float">
            <text:p>1667</text:p>
          </table:table-cell>
          <table:table-cell table:number-columns-repeated="2"/>
          <table:table-cell table:formula="of:=COUNTIF([.C$2:.C$1001];[.B937])" office:value-type="float" office:value="0" calcext:value-type="float">
            <text:p>0</text:p>
          </table:table-cell>
          <table:table-cell table:formula="of:=[.I937]*[.B93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1135 <text:s text:c="2"/>70681</text:p>
          </table:table-cell>
          <table:table-cell office:value-type="float" office:value="61135" calcext:value-type="float">
            <text:p>61135</text:p>
          </table:table-cell>
          <table:table-cell office:value-type="float" office:value="70681" calcext:value-type="float">
            <text:p>70681</text:p>
          </table:table-cell>
          <table:table-cell office:value-type="float" office:value="94677" calcext:value-type="float">
            <text:p>94677</text:p>
          </table:table-cell>
          <table:table-cell office:value-type="float" office:value="96257" calcext:value-type="float">
            <text:p>96257</text:p>
          </table:table-cell>
          <table:table-cell table:formula="of:=ABS([.D938]-[.E938])" office:value-type="float" office:value="1580" calcext:value-type="float">
            <text:p>1580</text:p>
          </table:table-cell>
          <table:table-cell table:number-columns-repeated="2"/>
          <table:table-cell table:formula="of:=COUNTIF([.C$2:.C$1001];[.B938])" office:value-type="float" office:value="0" calcext:value-type="float">
            <text:p>0</text:p>
          </table:table-cell>
          <table:table-cell table:formula="of:=[.I938]*[.B93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501 <text:s text:c="2"/>16321</text:p>
          </table:table-cell>
          <table:table-cell office:value-type="float" office:value="25501" calcext:value-type="float">
            <text:p>25501</text:p>
          </table:table-cell>
          <table:table-cell office:value-type="float" office:value="16321" calcext:value-type="float">
            <text:p>16321</text:p>
          </table:table-cell>
          <table:table-cell office:value-type="float" office:value="94799" calcext:value-type="float">
            <text:p>94799</text:p>
          </table:table-cell>
          <table:table-cell office:value-type="float" office:value="96311" calcext:value-type="float">
            <text:p>96311</text:p>
          </table:table-cell>
          <table:table-cell table:formula="of:=ABS([.D939]-[.E939])" office:value-type="float" office:value="1512" calcext:value-type="float">
            <text:p>1512</text:p>
          </table:table-cell>
          <table:table-cell table:number-columns-repeated="2"/>
          <table:table-cell table:formula="of:=COUNTIF([.C$2:.C$1001];[.B939])" office:value-type="float" office:value="0" calcext:value-type="float">
            <text:p>0</text:p>
          </table:table-cell>
          <table:table-cell table:formula="of:=[.I939]*[.B93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221 <text:s text:c="2"/>62619</text:p>
          </table:table-cell>
          <table:table-cell office:value-type="float" office:value="12221" calcext:value-type="float">
            <text:p>12221</text:p>
          </table:table-cell>
          <table:table-cell office:value-type="float" office:value="62619" calcext:value-type="float">
            <text:p>62619</text:p>
          </table:table-cell>
          <table:table-cell office:value-type="float" office:value="94982" calcext:value-type="float">
            <text:p>94982</text:p>
          </table:table-cell>
          <table:table-cell office:value-type="float" office:value="96329" calcext:value-type="float">
            <text:p>96329</text:p>
          </table:table-cell>
          <table:table-cell table:formula="of:=ABS([.D940]-[.E940])" office:value-type="float" office:value="1347" calcext:value-type="float">
            <text:p>1347</text:p>
          </table:table-cell>
          <table:table-cell table:number-columns-repeated="2"/>
          <table:table-cell table:formula="of:=COUNTIF([.C$2:.C$1001];[.B940])" office:value-type="float" office:value="0" calcext:value-type="float">
            <text:p>0</text:p>
          </table:table-cell>
          <table:table-cell table:formula="of:=[.I940]*[.B94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8976 <text:s text:c="2"/>89121</text:p>
          </table:table-cell>
          <table:table-cell office:value-type="float" office:value="98976" calcext:value-type="float">
            <text:p>98976</text:p>
          </table:table-cell>
          <table:table-cell office:value-type="float" office:value="89121" calcext:value-type="float">
            <text:p>89121</text:p>
          </table:table-cell>
          <table:table-cell office:value-type="float" office:value="95081" calcext:value-type="float">
            <text:p>95081</text:p>
          </table:table-cell>
          <table:table-cell office:value-type="float" office:value="96679" calcext:value-type="float">
            <text:p>96679</text:p>
          </table:table-cell>
          <table:table-cell table:formula="of:=ABS([.D941]-[.E941])" office:value-type="float" office:value="1598" calcext:value-type="float">
            <text:p>1598</text:p>
          </table:table-cell>
          <table:table-cell table:number-columns-repeated="2"/>
          <table:table-cell table:formula="of:=COUNTIF([.C$2:.C$1001];[.B941])" office:value-type="float" office:value="0" calcext:value-type="float">
            <text:p>0</text:p>
          </table:table-cell>
          <table:table-cell table:formula="of:=[.I941]*[.B94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3483 <text:s text:c="2"/>36480</text:p>
          </table:table-cell>
          <table:table-cell office:value-type="float" office:value="83483" calcext:value-type="float">
            <text:p>83483</text:p>
          </table:table-cell>
          <table:table-cell office:value-type="float" office:value="36480" calcext:value-type="float">
            <text:p>36480</text:p>
          </table:table-cell>
          <table:table-cell office:value-type="float" office:value="95201" calcext:value-type="float">
            <text:p>95201</text:p>
          </table:table-cell>
          <table:table-cell office:value-type="float" office:value="96879" calcext:value-type="float">
            <text:p>96879</text:p>
          </table:table-cell>
          <table:table-cell table:formula="of:=ABS([.D942]-[.E942])" office:value-type="float" office:value="1678" calcext:value-type="float">
            <text:p>1678</text:p>
          </table:table-cell>
          <table:table-cell table:number-columns-repeated="2"/>
          <table:table-cell table:formula="of:=COUNTIF([.C$2:.C$1001];[.B942])" office:value-type="float" office:value="0" calcext:value-type="float">
            <text:p>0</text:p>
          </table:table-cell>
          <table:table-cell table:formula="of:=[.I942]*[.B94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4673 <text:s text:c="2"/>41710</text:p>
          </table:table-cell>
          <table:table-cell office:value-type="float" office:value="24673" calcext:value-type="float">
            <text:p>24673</text:p>
          </table:table-cell>
          <table:table-cell office:value-type="float" office:value="41710" calcext:value-type="float">
            <text:p>41710</text:p>
          </table:table-cell>
          <table:table-cell office:value-type="float" office:value="95239" calcext:value-type="float">
            <text:p>95239</text:p>
          </table:table-cell>
          <table:table-cell office:value-type="float" office:value="96879" calcext:value-type="float">
            <text:p>96879</text:p>
          </table:table-cell>
          <table:table-cell table:formula="of:=ABS([.D943]-[.E943])" office:value-type="float" office:value="1640" calcext:value-type="float">
            <text:p>1640</text:p>
          </table:table-cell>
          <table:table-cell table:number-columns-repeated="2"/>
          <table:table-cell table:formula="of:=COUNTIF([.C$2:.C$1001];[.B943])" office:value-type="float" office:value="0" calcext:value-type="float">
            <text:p>0</text:p>
          </table:table-cell>
          <table:table-cell table:formula="of:=[.I943]*[.B94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6211 <text:s text:c="2"/>39233</text:p>
          </table:table-cell>
          <table:table-cell office:value-type="float" office:value="36211" calcext:value-type="float">
            <text:p>36211</text:p>
          </table:table-cell>
          <table:table-cell office:value-type="float" office:value="39233" calcext:value-type="float">
            <text:p>39233</text:p>
          </table:table-cell>
          <table:table-cell office:value-type="float" office:value="95395" calcext:value-type="float">
            <text:p>95395</text:p>
          </table:table-cell>
          <table:table-cell office:value-type="float" office:value="96879" calcext:value-type="float">
            <text:p>96879</text:p>
          </table:table-cell>
          <table:table-cell table:formula="of:=ABS([.D944]-[.E944])" office:value-type="float" office:value="1484" calcext:value-type="float">
            <text:p>1484</text:p>
          </table:table-cell>
          <table:table-cell table:number-columns-repeated="2"/>
          <table:table-cell table:formula="of:=COUNTIF([.C$2:.C$1001];[.B944])" office:value-type="float" office:value="0" calcext:value-type="float">
            <text:p>0</text:p>
          </table:table-cell>
          <table:table-cell table:formula="of:=[.I944]*[.B94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135 <text:s text:c="2"/>61232</text:p>
          </table:table-cell>
          <table:table-cell office:value-type="float" office:value="65135" calcext:value-type="float">
            <text:p>65135</text:p>
          </table:table-cell>
          <table:table-cell office:value-type="float" office:value="61232" calcext:value-type="float">
            <text:p>61232</text:p>
          </table:table-cell>
          <table:table-cell office:value-type="float" office:value="95436" calcext:value-type="float">
            <text:p>95436</text:p>
          </table:table-cell>
          <table:table-cell office:value-type="float" office:value="96879" calcext:value-type="float">
            <text:p>96879</text:p>
          </table:table-cell>
          <table:table-cell table:formula="of:=ABS([.D945]-[.E945])" office:value-type="float" office:value="1443" calcext:value-type="float">
            <text:p>1443</text:p>
          </table:table-cell>
          <table:table-cell table:number-columns-repeated="2"/>
          <table:table-cell table:formula="of:=COUNTIF([.C$2:.C$1001];[.B945])" office:value-type="float" office:value="0" calcext:value-type="float">
            <text:p>0</text:p>
          </table:table-cell>
          <table:table-cell table:formula="of:=[.I945]*[.B94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780 <text:s text:c="2"/>43227</text:p>
          </table:table-cell>
          <table:table-cell office:value-type="float" office:value="64780" calcext:value-type="float">
            <text:p>64780</text:p>
          </table:table-cell>
          <table:table-cell office:value-type="float" office:value="43227" calcext:value-type="float">
            <text:p>43227</text:p>
          </table:table-cell>
          <table:table-cell office:value-type="float" office:value="95437" calcext:value-type="float">
            <text:p>95437</text:p>
          </table:table-cell>
          <table:table-cell office:value-type="float" office:value="96879" calcext:value-type="float">
            <text:p>96879</text:p>
          </table:table-cell>
          <table:table-cell table:formula="of:=ABS([.D946]-[.E946])" office:value-type="float" office:value="1442" calcext:value-type="float">
            <text:p>1442</text:p>
          </table:table-cell>
          <table:table-cell table:number-columns-repeated="2"/>
          <table:table-cell table:formula="of:=COUNTIF([.C$2:.C$1001];[.B946])" office:value-type="float" office:value="0" calcext:value-type="float">
            <text:p>0</text:p>
          </table:table-cell>
          <table:table-cell table:formula="of:=[.I946]*[.B94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0301 <text:s text:c="2"/>70681</text:p>
          </table:table-cell>
          <table:table-cell office:value-type="float" office:value="80301" calcext:value-type="float">
            <text:p>80301</text:p>
          </table:table-cell>
          <table:table-cell office:value-type="float" office:value="70681" calcext:value-type="float">
            <text:p>70681</text:p>
          </table:table-cell>
          <table:table-cell office:value-type="float" office:value="95505" calcext:value-type="float">
            <text:p>95505</text:p>
          </table:table-cell>
          <table:table-cell office:value-type="float" office:value="96879" calcext:value-type="float">
            <text:p>96879</text:p>
          </table:table-cell>
          <table:table-cell table:formula="of:=ABS([.D947]-[.E947])" office:value-type="float" office:value="1374" calcext:value-type="float">
            <text:p>1374</text:p>
          </table:table-cell>
          <table:table-cell table:number-columns-repeated="2"/>
          <table:table-cell table:formula="of:=COUNTIF([.C$2:.C$1001];[.B947])" office:value-type="float" office:value="0" calcext:value-type="float">
            <text:p>0</text:p>
          </table:table-cell>
          <table:table-cell table:formula="of:=[.I947]*[.B94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5462 <text:s text:c="2"/>68721</text:p>
          </table:table-cell>
          <table:table-cell office:value-type="float" office:value="45462" calcext:value-type="float">
            <text:p>45462</text:p>
          </table:table-cell>
          <table:table-cell office:value-type="float" office:value="68721" calcext:value-type="float">
            <text:p>68721</text:p>
          </table:table-cell>
          <table:table-cell office:value-type="float" office:value="95531" calcext:value-type="float">
            <text:p>95531</text:p>
          </table:table-cell>
          <table:table-cell office:value-type="float" office:value="96879" calcext:value-type="float">
            <text:p>96879</text:p>
          </table:table-cell>
          <table:table-cell table:formula="of:=ABS([.D948]-[.E948])" office:value-type="float" office:value="1348" calcext:value-type="float">
            <text:p>1348</text:p>
          </table:table-cell>
          <table:table-cell table:number-columns-repeated="2"/>
          <table:table-cell table:formula="of:=COUNTIF([.C$2:.C$1001];[.B948])" office:value-type="float" office:value="0" calcext:value-type="float">
            <text:p>0</text:p>
          </table:table-cell>
          <table:table-cell table:formula="of:=[.I948]*[.B94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7491 <text:s text:c="2"/>81035</text:p>
          </table:table-cell>
          <table:table-cell office:value-type="float" office:value="67491" calcext:value-type="float">
            <text:p>67491</text:p>
          </table:table-cell>
          <table:table-cell office:value-type="float" office:value="81035" calcext:value-type="float">
            <text:p>81035</text:p>
          </table:table-cell>
          <table:table-cell office:value-type="float" office:value="95591" calcext:value-type="float">
            <text:p>95591</text:p>
          </table:table-cell>
          <table:table-cell office:value-type="float" office:value="96879" calcext:value-type="float">
            <text:p>96879</text:p>
          </table:table-cell>
          <table:table-cell table:formula="of:=ABS([.D949]-[.E949])" office:value-type="float" office:value="1288" calcext:value-type="float">
            <text:p>1288</text:p>
          </table:table-cell>
          <table:table-cell table:number-columns-repeated="2"/>
          <table:table-cell table:formula="of:=COUNTIF([.C$2:.C$1001];[.B949])" office:value-type="float" office:value="0" calcext:value-type="float">
            <text:p>0</text:p>
          </table:table-cell>
          <table:table-cell table:formula="of:=[.I949]*[.B94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9555 <text:s text:c="2"/>81549</text:p>
          </table:table-cell>
          <table:table-cell office:value-type="float" office:value="79555" calcext:value-type="float">
            <text:p>79555</text:p>
          </table:table-cell>
          <table:table-cell office:value-type="float" office:value="81549" calcext:value-type="float">
            <text:p>81549</text:p>
          </table:table-cell>
          <table:table-cell office:value-type="float" office:value="95611" calcext:value-type="float">
            <text:p>95611</text:p>
          </table:table-cell>
          <table:table-cell office:value-type="float" office:value="96879" calcext:value-type="float">
            <text:p>96879</text:p>
          </table:table-cell>
          <table:table-cell table:formula="of:=ABS([.D950]-[.E950])" office:value-type="float" office:value="1268" calcext:value-type="float">
            <text:p>1268</text:p>
          </table:table-cell>
          <table:table-cell table:number-columns-repeated="2"/>
          <table:table-cell table:formula="of:=COUNTIF([.C$2:.C$1001];[.B950])" office:value-type="float" office:value="0" calcext:value-type="float">
            <text:p>0</text:p>
          </table:table-cell>
          <table:table-cell table:formula="of:=[.I950]*[.B95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8586 <text:s text:c="2"/>95531</text:p>
          </table:table-cell>
          <table:table-cell office:value-type="float" office:value="58586" calcext:value-type="float">
            <text:p>58586</text:p>
          </table:table-cell>
          <table:table-cell office:value-type="float" office:value="95531" calcext:value-type="float">
            <text:p>95531</text:p>
          </table:table-cell>
          <table:table-cell office:value-type="float" office:value="95722" calcext:value-type="float">
            <text:p>95722</text:p>
          </table:table-cell>
          <table:table-cell office:value-type="float" office:value="96879" calcext:value-type="float">
            <text:p>96879</text:p>
          </table:table-cell>
          <table:table-cell table:formula="of:=ABS([.D951]-[.E951])" office:value-type="float" office:value="1157" calcext:value-type="float">
            <text:p>1157</text:p>
          </table:table-cell>
          <table:table-cell table:number-columns-repeated="2"/>
          <table:table-cell table:formula="of:=COUNTIF([.C$2:.C$1001];[.B951])" office:value-type="float" office:value="0" calcext:value-type="float">
            <text:p>0</text:p>
          </table:table-cell>
          <table:table-cell table:formula="of:=[.I951]*[.B95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2960 <text:s text:c="2"/>12428</text:p>
          </table:table-cell>
          <table:table-cell office:value-type="float" office:value="52960" calcext:value-type="float">
            <text:p>52960</text:p>
          </table:table-cell>
          <table:table-cell office:value-type="float" office:value="12428" calcext:value-type="float">
            <text:p>12428</text:p>
          </table:table-cell>
          <table:table-cell office:value-type="float" office:value="95771" calcext:value-type="float">
            <text:p>95771</text:p>
          </table:table-cell>
          <table:table-cell office:value-type="float" office:value="96879" calcext:value-type="float">
            <text:p>96879</text:p>
          </table:table-cell>
          <table:table-cell table:formula="of:=ABS([.D952]-[.E952])" office:value-type="float" office:value="1108" calcext:value-type="float">
            <text:p>1108</text:p>
          </table:table-cell>
          <table:table-cell table:number-columns-repeated="2"/>
          <table:table-cell table:formula="of:=COUNTIF([.C$2:.C$1001];[.B952])" office:value-type="float" office:value="0" calcext:value-type="float">
            <text:p>0</text:p>
          </table:table-cell>
          <table:table-cell table:formula="of:=[.I952]*[.B95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9575 <text:s text:c="2"/>44280</text:p>
          </table:table-cell>
          <table:table-cell office:value-type="float" office:value="49575" calcext:value-type="float">
            <text:p>49575</text:p>
          </table:table-cell>
          <table:table-cell office:value-type="float" office:value="44280" calcext:value-type="float">
            <text:p>44280</text:p>
          </table:table-cell>
          <table:table-cell office:value-type="float" office:value="96072" calcext:value-type="float">
            <text:p>96072</text:p>
          </table:table-cell>
          <table:table-cell office:value-type="float" office:value="96879" calcext:value-type="float">
            <text:p>96879</text:p>
          </table:table-cell>
          <table:table-cell table:formula="of:=ABS([.D953]-[.E953])" office:value-type="float" office:value="807" calcext:value-type="float">
            <text:p>807</text:p>
          </table:table-cell>
          <table:table-cell table:number-columns-repeated="2"/>
          <table:table-cell table:formula="of:=COUNTIF([.C$2:.C$1001];[.B953])" office:value-type="float" office:value="0" calcext:value-type="float">
            <text:p>0</text:p>
          </table:table-cell>
          <table:table-cell table:formula="of:=[.I953]*[.B95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496 <text:s text:c="2"/>13439</text:p>
          </table:table-cell>
          <table:table-cell office:value-type="float" office:value="65496" calcext:value-type="float">
            <text:p>65496</text:p>
          </table:table-cell>
          <table:table-cell office:value-type="float" office:value="13439" calcext:value-type="float">
            <text:p>13439</text:p>
          </table:table-cell>
          <table:table-cell office:value-type="float" office:value="96153" calcext:value-type="float">
            <text:p>96153</text:p>
          </table:table-cell>
          <table:table-cell office:value-type="float" office:value="96879" calcext:value-type="float">
            <text:p>96879</text:p>
          </table:table-cell>
          <table:table-cell table:formula="of:=ABS([.D954]-[.E954])" office:value-type="float" office:value="726" calcext:value-type="float">
            <text:p>726</text:p>
          </table:table-cell>
          <table:table-cell table:number-columns-repeated="2"/>
          <table:table-cell table:formula="of:=COUNTIF([.C$2:.C$1001];[.B954])" office:value-type="float" office:value="0" calcext:value-type="float">
            <text:p>0</text:p>
          </table:table-cell>
          <table:table-cell table:formula="of:=[.I954]*[.B95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682 <text:s text:c="2"/>98303</text:p>
          </table:table-cell>
          <table:table-cell office:value-type="float" office:value="66682" calcext:value-type="float">
            <text:p>66682</text:p>
          </table:table-cell>
          <table:table-cell office:value-type="float" office:value="98303" calcext:value-type="float">
            <text:p>98303</text:p>
          </table:table-cell>
          <table:table-cell office:value-type="float" office:value="96177" calcext:value-type="float">
            <text:p>96177</text:p>
          </table:table-cell>
          <table:table-cell office:value-type="float" office:value="96879" calcext:value-type="float">
            <text:p>96879</text:p>
          </table:table-cell>
          <table:table-cell table:formula="of:=ABS([.D955]-[.E955])" office:value-type="float" office:value="702" calcext:value-type="float">
            <text:p>702</text:p>
          </table:table-cell>
          <table:table-cell table:number-columns-repeated="2"/>
          <table:table-cell table:formula="of:=COUNTIF([.C$2:.C$1001];[.B955])" office:value-type="float" office:value="0" calcext:value-type="float">
            <text:p>0</text:p>
          </table:table-cell>
          <table:table-cell table:formula="of:=[.I955]*[.B95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3266 <text:s text:c="2"/>13399</text:p>
          </table:table-cell>
          <table:table-cell office:value-type="float" office:value="93266" calcext:value-type="float">
            <text:p>93266</text:p>
          </table:table-cell>
          <table:table-cell office:value-type="float" office:value="13399" calcext:value-type="float">
            <text:p>13399</text:p>
          </table:table-cell>
          <table:table-cell office:value-type="float" office:value="96203" calcext:value-type="float">
            <text:p>96203</text:p>
          </table:table-cell>
          <table:table-cell office:value-type="float" office:value="96958" calcext:value-type="float">
            <text:p>96958</text:p>
          </table:table-cell>
          <table:table-cell table:formula="of:=ABS([.D956]-[.E956])" office:value-type="float" office:value="755" calcext:value-type="float">
            <text:p>755</text:p>
          </table:table-cell>
          <table:table-cell table:number-columns-repeated="2"/>
          <table:table-cell table:formula="of:=COUNTIF([.C$2:.C$1001];[.B956])" office:value-type="float" office:value="0" calcext:value-type="float">
            <text:p>0</text:p>
          </table:table-cell>
          <table:table-cell table:formula="of:=[.I956]*[.B95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310 <text:s text:c="2"/>69183</text:p>
          </table:table-cell>
          <table:table-cell office:value-type="float" office:value="30310" calcext:value-type="float">
            <text:p>30310</text:p>
          </table:table-cell>
          <table:table-cell office:value-type="float" office:value="69183" calcext:value-type="float">
            <text:p>69183</text:p>
          </table:table-cell>
          <table:table-cell office:value-type="float" office:value="96437" calcext:value-type="float">
            <text:p>96437</text:p>
          </table:table-cell>
          <table:table-cell office:value-type="float" office:value="97473" calcext:value-type="float">
            <text:p>97473</text:p>
          </table:table-cell>
          <table:table-cell table:formula="of:=ABS([.D957]-[.E957])" office:value-type="float" office:value="1036" calcext:value-type="float">
            <text:p>1036</text:p>
          </table:table-cell>
          <table:table-cell table:number-columns-repeated="2"/>
          <table:table-cell table:formula="of:=COUNTIF([.C$2:.C$1001];[.B957])" office:value-type="float" office:value="0" calcext:value-type="float">
            <text:p>0</text:p>
          </table:table-cell>
          <table:table-cell table:formula="of:=[.I957]*[.B95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1871 <text:s text:c="2"/>50286</text:p>
          </table:table-cell>
          <table:table-cell office:value-type="float" office:value="21871" calcext:value-type="float">
            <text:p>21871</text:p>
          </table:table-cell>
          <table:table-cell office:value-type="float" office:value="50286" calcext:value-type="float">
            <text:p>50286</text:p>
          </table:table-cell>
          <table:table-cell office:value-type="float" office:value="96590" calcext:value-type="float">
            <text:p>96590</text:p>
          </table:table-cell>
          <table:table-cell office:value-type="float" office:value="97619" calcext:value-type="float">
            <text:p>97619</text:p>
          </table:table-cell>
          <table:table-cell table:formula="of:=ABS([.D958]-[.E958])" office:value-type="float" office:value="1029" calcext:value-type="float">
            <text:p>1029</text:p>
          </table:table-cell>
          <table:table-cell table:number-columns-repeated="2"/>
          <table:table-cell table:formula="of:=COUNTIF([.C$2:.C$1001];[.B958])" office:value-type="float" office:value="0" calcext:value-type="float">
            <text:p>0</text:p>
          </table:table-cell>
          <table:table-cell table:formula="of:=[.I958]*[.B95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042 <text:s text:c="2"/>52803</text:p>
          </table:table-cell>
          <table:table-cell office:value-type="float" office:value="53042" calcext:value-type="float">
            <text:p>53042</text:p>
          </table:table-cell>
          <table:table-cell office:value-type="float" office:value="52803" calcext:value-type="float">
            <text:p>52803</text:p>
          </table:table-cell>
          <table:table-cell office:value-type="float" office:value="96879" calcext:value-type="float">
            <text:p>96879</text:p>
          </table:table-cell>
          <table:table-cell office:value-type="float" office:value="97635" calcext:value-type="float">
            <text:p>97635</text:p>
          </table:table-cell>
          <table:table-cell table:formula="of:=ABS([.D959]-[.E959])" office:value-type="float" office:value="756" calcext:value-type="float">
            <text:p>756</text:p>
          </table:table-cell>
          <table:table-cell table:number-columns-repeated="2"/>
          <table:table-cell table:formula="of:=COUNTIF([.C$2:.C$1001];[.B959])" office:value-type="float" office:value="0" calcext:value-type="float">
            <text:p>0</text:p>
          </table:table-cell>
          <table:table-cell table:formula="of:=[.I959]*[.B95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2862 <text:s text:c="2"/>21603</text:p>
          </table:table-cell>
          <table:table-cell office:value-type="float" office:value="22862" calcext:value-type="float">
            <text:p>22862</text:p>
          </table:table-cell>
          <table:table-cell office:value-type="float" office:value="21603" calcext:value-type="float">
            <text:p>21603</text:p>
          </table:table-cell>
          <table:table-cell office:value-type="float" office:value="97024" calcext:value-type="float">
            <text:p>97024</text:p>
          </table:table-cell>
          <table:table-cell office:value-type="float" office:value="97643" calcext:value-type="float">
            <text:p>97643</text:p>
          </table:table-cell>
          <table:table-cell table:formula="of:=ABS([.D960]-[.E960])" office:value-type="float" office:value="619" calcext:value-type="float">
            <text:p>619</text:p>
          </table:table-cell>
          <table:table-cell table:number-columns-repeated="2"/>
          <table:table-cell table:formula="of:=COUNTIF([.C$2:.C$1001];[.B960])" office:value-type="float" office:value="0" calcext:value-type="float">
            <text:p>0</text:p>
          </table:table-cell>
          <table:table-cell table:formula="of:=[.I960]*[.B96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193 <text:s text:c="2"/>85776</text:p>
          </table:table-cell>
          <table:table-cell office:value-type="float" office:value="78193" calcext:value-type="float">
            <text:p>78193</text:p>
          </table:table-cell>
          <table:table-cell office:value-type="float" office:value="85776" calcext:value-type="float">
            <text:p>85776</text:p>
          </table:table-cell>
          <table:table-cell office:value-type="float" office:value="97039" calcext:value-type="float">
            <text:p>97039</text:p>
          </table:table-cell>
          <table:table-cell office:value-type="float" office:value="97941" calcext:value-type="float">
            <text:p>97941</text:p>
          </table:table-cell>
          <table:table-cell table:formula="of:=ABS([.D961]-[.E961])" office:value-type="float" office:value="902" calcext:value-type="float">
            <text:p>902</text:p>
          </table:table-cell>
          <table:table-cell table:number-columns-repeated="2"/>
          <table:table-cell table:formula="of:=COUNTIF([.C$2:.C$1001];[.B961])" office:value-type="float" office:value="6" calcext:value-type="float">
            <text:p>6</text:p>
          </table:table-cell>
          <table:table-cell table:formula="of:=[.I961]*[.B961]" office:value-type="float" office:value="469158" calcext:value-type="float">
            <text:p>46915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7258 <text:s text:c="2"/>87131</text:p>
          </table:table-cell>
          <table:table-cell office:value-type="float" office:value="87258" calcext:value-type="float">
            <text:p>87258</text:p>
          </table:table-cell>
          <table:table-cell office:value-type="float" office:value="87131" calcext:value-type="float">
            <text:p>87131</text:p>
          </table:table-cell>
          <table:table-cell office:value-type="float" office:value="97124" calcext:value-type="float">
            <text:p>97124</text:p>
          </table:table-cell>
          <table:table-cell office:value-type="float" office:value="97944" calcext:value-type="float">
            <text:p>97944</text:p>
          </table:table-cell>
          <table:table-cell table:formula="of:=ABS([.D962]-[.E962])" office:value-type="float" office:value="820" calcext:value-type="float">
            <text:p>820</text:p>
          </table:table-cell>
          <table:table-cell table:number-columns-repeated="2"/>
          <table:table-cell table:formula="of:=COUNTIF([.C$2:.C$1001];[.B962])" office:value-type="float" office:value="0" calcext:value-type="float">
            <text:p>0</text:p>
          </table:table-cell>
          <table:table-cell table:formula="of:=[.I962]*[.B96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6615 <text:s text:c="2"/>84237</text:p>
          </table:table-cell>
          <table:table-cell office:value-type="float" office:value="76615" calcext:value-type="float">
            <text:p>76615</text:p>
          </table:table-cell>
          <table:table-cell office:value-type="float" office:value="84237" calcext:value-type="float">
            <text:p>84237</text:p>
          </table:table-cell>
          <table:table-cell office:value-type="float" office:value="97165" calcext:value-type="float">
            <text:p>97165</text:p>
          </table:table-cell>
          <table:table-cell office:value-type="float" office:value="98199" calcext:value-type="float">
            <text:p>98199</text:p>
          </table:table-cell>
          <table:table-cell table:formula="of:=ABS([.D963]-[.E963])" office:value-type="float" office:value="1034" calcext:value-type="float">
            <text:p>1034</text:p>
          </table:table-cell>
          <table:table-cell table:number-columns-repeated="2"/>
          <table:table-cell table:formula="of:=COUNTIF([.C$2:.C$1001];[.B963])" office:value-type="float" office:value="0" calcext:value-type="float">
            <text:p>0</text:p>
          </table:table-cell>
          <table:table-cell table:formula="of:=[.I963]*[.B96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8433 <text:s text:c="2"/>86471</text:p>
          </table:table-cell>
          <table:table-cell office:value-type="float" office:value="88433" calcext:value-type="float">
            <text:p>88433</text:p>
          </table:table-cell>
          <table:table-cell office:value-type="float" office:value="86471" calcext:value-type="float">
            <text:p>86471</text:p>
          </table:table-cell>
          <table:table-cell office:value-type="float" office:value="97380" calcext:value-type="float">
            <text:p>97380</text:p>
          </table:table-cell>
          <table:table-cell office:value-type="float" office:value="98282" calcext:value-type="float">
            <text:p>98282</text:p>
          </table:table-cell>
          <table:table-cell table:formula="of:=ABS([.D964]-[.E964])" office:value-type="float" office:value="902" calcext:value-type="float">
            <text:p>902</text:p>
          </table:table-cell>
          <table:table-cell table:number-columns-repeated="2"/>
          <table:table-cell table:formula="of:=COUNTIF([.C$2:.C$1001];[.B964])" office:value-type="float" office:value="0" calcext:value-type="float">
            <text:p>0</text:p>
          </table:table-cell>
          <table:table-cell table:formula="of:=[.I964]*[.B96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880 <text:s text:c="2"/>74358</text:p>
          </table:table-cell>
          <table:table-cell office:value-type="float" office:value="11880" calcext:value-type="float">
            <text:p>11880</text:p>
          </table:table-cell>
          <table:table-cell office:value-type="float" office:value="74358" calcext:value-type="float">
            <text:p>74358</text:p>
          </table:table-cell>
          <table:table-cell office:value-type="float" office:value="97390" calcext:value-type="float">
            <text:p>97390</text:p>
          </table:table-cell>
          <table:table-cell office:value-type="float" office:value="98294" calcext:value-type="float">
            <text:p>98294</text:p>
          </table:table-cell>
          <table:table-cell table:formula="of:=ABS([.D965]-[.E965])" office:value-type="float" office:value="904" calcext:value-type="float">
            <text:p>904</text:p>
          </table:table-cell>
          <table:table-cell table:number-columns-repeated="2"/>
          <table:table-cell table:formula="of:=COUNTIF([.C$2:.C$1001];[.B965])" office:value-type="float" office:value="0" calcext:value-type="float">
            <text:p>0</text:p>
          </table:table-cell>
          <table:table-cell table:formula="of:=[.I965]*[.B96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7516 <text:s text:c="2"/>54382</text:p>
          </table:table-cell>
          <table:table-cell office:value-type="float" office:value="27516" calcext:value-type="float">
            <text:p>27516</text:p>
          </table:table-cell>
          <table:table-cell office:value-type="float" office:value="54382" calcext:value-type="float">
            <text:p>54382</text:p>
          </table:table-cell>
          <table:table-cell office:value-type="float" office:value="97392" calcext:value-type="float">
            <text:p>97392</text:p>
          </table:table-cell>
          <table:table-cell office:value-type="float" office:value="98303" calcext:value-type="float">
            <text:p>98303</text:p>
          </table:table-cell>
          <table:table-cell table:formula="of:=ABS([.D966]-[.E966])" office:value-type="float" office:value="911" calcext:value-type="float">
            <text:p>911</text:p>
          </table:table-cell>
          <table:table-cell table:number-columns-repeated="2"/>
          <table:table-cell table:formula="of:=COUNTIF([.C$2:.C$1001];[.B966])" office:value-type="float" office:value="0" calcext:value-type="float">
            <text:p>0</text:p>
          </table:table-cell>
          <table:table-cell table:formula="of:=[.I966]*[.B96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0874 <text:s text:c="2"/>52601</text:p>
          </table:table-cell>
          <table:table-cell office:value-type="float" office:value="90874" calcext:value-type="float">
            <text:p>90874</text:p>
          </table:table-cell>
          <table:table-cell office:value-type="float" office:value="52601" calcext:value-type="float">
            <text:p>52601</text:p>
          </table:table-cell>
          <table:table-cell office:value-type="float" office:value="97533" calcext:value-type="float">
            <text:p>97533</text:p>
          </table:table-cell>
          <table:table-cell office:value-type="float" office:value="98303" calcext:value-type="float">
            <text:p>98303</text:p>
          </table:table-cell>
          <table:table-cell table:formula="of:=ABS([.D967]-[.E967])" office:value-type="float" office:value="770" calcext:value-type="float">
            <text:p>770</text:p>
          </table:table-cell>
          <table:table-cell table:number-columns-repeated="2"/>
          <table:table-cell table:formula="of:=COUNTIF([.C$2:.C$1001];[.B967])" office:value-type="float" office:value="0" calcext:value-type="float">
            <text:p>0</text:p>
          </table:table-cell>
          <table:table-cell table:formula="of:=[.I967]*[.B96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5239 <text:s text:c="2"/>98303</text:p>
          </table:table-cell>
          <table:table-cell office:value-type="float" office:value="95239" calcext:value-type="float">
            <text:p>95239</text:p>
          </table:table-cell>
          <table:table-cell office:value-type="float" office:value="98303" calcext:value-type="float">
            <text:p>98303</text:p>
          </table:table-cell>
          <table:table-cell office:value-type="float" office:value="97553" calcext:value-type="float">
            <text:p>97553</text:p>
          </table:table-cell>
          <table:table-cell office:value-type="float" office:value="98303" calcext:value-type="float">
            <text:p>98303</text:p>
          </table:table-cell>
          <table:table-cell table:formula="of:=ABS([.D968]-[.E968])" office:value-type="float" office:value="750" calcext:value-type="float">
            <text:p>750</text:p>
          </table:table-cell>
          <table:table-cell table:number-columns-repeated="2"/>
          <table:table-cell table:formula="of:=COUNTIF([.C$2:.C$1001];[.B968])" office:value-type="float" office:value="0" calcext:value-type="float">
            <text:p>0</text:p>
          </table:table-cell>
          <table:table-cell table:formula="of:=[.I968]*[.B96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5641 <text:s text:c="2"/>18223</text:p>
          </table:table-cell>
          <table:table-cell office:value-type="float" office:value="35641" calcext:value-type="float">
            <text:p>35641</text:p>
          </table:table-cell>
          <table:table-cell office:value-type="float" office:value="18223" calcext:value-type="float">
            <text:p>18223</text:p>
          </table:table-cell>
          <table:table-cell office:value-type="float" office:value="97715" calcext:value-type="float">
            <text:p>97715</text:p>
          </table:table-cell>
          <table:table-cell office:value-type="float" office:value="98303" calcext:value-type="float">
            <text:p>98303</text:p>
          </table:table-cell>
          <table:table-cell table:formula="of:=ABS([.D969]-[.E969])" office:value-type="float" office:value="588" calcext:value-type="float">
            <text:p>588</text:p>
          </table:table-cell>
          <table:table-cell table:number-columns-repeated="2"/>
          <table:table-cell table:formula="of:=COUNTIF([.C$2:.C$1001];[.B969])" office:value-type="float" office:value="0" calcext:value-type="float">
            <text:p>0</text:p>
          </table:table-cell>
          <table:table-cell table:formula="of:=[.I969]*[.B96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3150 <text:s text:c="2"/>13439</text:p>
          </table:table-cell>
          <table:table-cell office:value-type="float" office:value="93150" calcext:value-type="float">
            <text:p>93150</text:p>
          </table:table-cell>
          <table:table-cell office:value-type="float" office:value="13439" calcext:value-type="float">
            <text:p>13439</text:p>
          </table:table-cell>
          <table:table-cell office:value-type="float" office:value="97729" calcext:value-type="float">
            <text:p>97729</text:p>
          </table:table-cell>
          <table:table-cell office:value-type="float" office:value="98303" calcext:value-type="float">
            <text:p>98303</text:p>
          </table:table-cell>
          <table:table-cell table:formula="of:=ABS([.D970]-[.E970])" office:value-type="float" office:value="574" calcext:value-type="float">
            <text:p>574</text:p>
          </table:table-cell>
          <table:table-cell table:number-columns-repeated="2"/>
          <table:table-cell table:formula="of:=COUNTIF([.C$2:.C$1001];[.B970])" office:value-type="float" office:value="0" calcext:value-type="float">
            <text:p>0</text:p>
          </table:table-cell>
          <table:table-cell table:formula="of:=[.I970]*[.B97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926 <text:s text:c="2"/>14395</text:p>
          </table:table-cell>
          <table:table-cell office:value-type="float" office:value="23926" calcext:value-type="float">
            <text:p>23926</text:p>
          </table:table-cell>
          <table:table-cell office:value-type="float" office:value="14395" calcext:value-type="float">
            <text:p>14395</text:p>
          </table:table-cell>
          <table:table-cell office:value-type="float" office:value="97775" calcext:value-type="float">
            <text:p>97775</text:p>
          </table:table-cell>
          <table:table-cell office:value-type="float" office:value="98303" calcext:value-type="float">
            <text:p>98303</text:p>
          </table:table-cell>
          <table:table-cell table:formula="of:=ABS([.D971]-[.E971])" office:value-type="float" office:value="528" calcext:value-type="float">
            <text:p>528</text:p>
          </table:table-cell>
          <table:table-cell table:number-columns-repeated="2"/>
          <table:table-cell table:formula="of:=COUNTIF([.C$2:.C$1001];[.B971])" office:value-type="float" office:value="0" calcext:value-type="float">
            <text:p>0</text:p>
          </table:table-cell>
          <table:table-cell table:formula="of:=[.I971]*[.B97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8954 <text:s text:c="2"/>80564</text:p>
          </table:table-cell>
          <table:table-cell office:value-type="float" office:value="68954" calcext:value-type="float">
            <text:p>68954</text:p>
          </table:table-cell>
          <table:table-cell office:value-type="float" office:value="80564" calcext:value-type="float">
            <text:p>80564</text:p>
          </table:table-cell>
          <table:table-cell office:value-type="float" office:value="97799" calcext:value-type="float">
            <text:p>97799</text:p>
          </table:table-cell>
          <table:table-cell office:value-type="float" office:value="98303" calcext:value-type="float">
            <text:p>98303</text:p>
          </table:table-cell>
          <table:table-cell table:formula="of:=ABS([.D972]-[.E972])" office:value-type="float" office:value="504" calcext:value-type="float">
            <text:p>504</text:p>
          </table:table-cell>
          <table:table-cell table:number-columns-repeated="2"/>
          <table:table-cell table:formula="of:=COUNTIF([.C$2:.C$1001];[.B972])" office:value-type="float" office:value="0" calcext:value-type="float">
            <text:p>0</text:p>
          </table:table-cell>
          <table:table-cell table:formula="of:=[.I972]*[.B97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7708 <text:s text:c="2"/>28415</text:p>
          </table:table-cell>
          <table:table-cell office:value-type="float" office:value="67708" calcext:value-type="float">
            <text:p>67708</text:p>
          </table:table-cell>
          <table:table-cell office:value-type="float" office:value="28415" calcext:value-type="float">
            <text:p>28415</text:p>
          </table:table-cell>
          <table:table-cell office:value-type="float" office:value="97890" calcext:value-type="float">
            <text:p>97890</text:p>
          </table:table-cell>
          <table:table-cell office:value-type="float" office:value="98303" calcext:value-type="float">
            <text:p>98303</text:p>
          </table:table-cell>
          <table:table-cell table:formula="of:=ABS([.D973]-[.E973])" office:value-type="float" office:value="413" calcext:value-type="float">
            <text:p>413</text:p>
          </table:table-cell>
          <table:table-cell table:number-columns-repeated="2"/>
          <table:table-cell table:formula="of:=COUNTIF([.C$2:.C$1001];[.B973])" office:value-type="float" office:value="0" calcext:value-type="float">
            <text:p>0</text:p>
          </table:table-cell>
          <table:table-cell table:formula="of:=[.I973]*[.B97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4348 <text:s text:c="2"/>11420</text:p>
          </table:table-cell>
          <table:table-cell office:value-type="float" office:value="54348" calcext:value-type="float">
            <text:p>54348</text:p>
          </table:table-cell>
          <table:table-cell office:value-type="float" office:value="11420" calcext:value-type="float">
            <text:p>11420</text:p>
          </table:table-cell>
          <table:table-cell office:value-type="float" office:value="97891" calcext:value-type="float">
            <text:p>97891</text:p>
          </table:table-cell>
          <table:table-cell office:value-type="float" office:value="98303" calcext:value-type="float">
            <text:p>98303</text:p>
          </table:table-cell>
          <table:table-cell table:formula="of:=ABS([.D974]-[.E974])" office:value-type="float" office:value="412" calcext:value-type="float">
            <text:p>412</text:p>
          </table:table-cell>
          <table:table-cell table:number-columns-repeated="2"/>
          <table:table-cell table:formula="of:=COUNTIF([.C$2:.C$1001];[.B974])" office:value-type="float" office:value="0" calcext:value-type="float">
            <text:p>0</text:p>
          </table:table-cell>
          <table:table-cell table:formula="of:=[.I974]*[.B97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2006 <text:s text:c="2"/>70313</text:p>
          </table:table-cell>
          <table:table-cell office:value-type="float" office:value="32006" calcext:value-type="float">
            <text:p>32006</text:p>
          </table:table-cell>
          <table:table-cell office:value-type="float" office:value="70313" calcext:value-type="float">
            <text:p>70313</text:p>
          </table:table-cell>
          <table:table-cell office:value-type="float" office:value="97982" calcext:value-type="float">
            <text:p>97982</text:p>
          </table:table-cell>
          <table:table-cell office:value-type="float" office:value="98303" calcext:value-type="float">
            <text:p>98303</text:p>
          </table:table-cell>
          <table:table-cell table:formula="of:=ABS([.D975]-[.E975])" office:value-type="float" office:value="321" calcext:value-type="float">
            <text:p>321</text:p>
          </table:table-cell>
          <table:table-cell table:number-columns-repeated="2"/>
          <table:table-cell table:formula="of:=COUNTIF([.C$2:.C$1001];[.B975])" office:value-type="float" office:value="0" calcext:value-type="float">
            <text:p>0</text:p>
          </table:table-cell>
          <table:table-cell table:formula="of:=[.I975]*[.B97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9793 <text:s text:c="2"/>59594</text:p>
          </table:table-cell>
          <table:table-cell office:value-type="float" office:value="89793" calcext:value-type="float">
            <text:p>89793</text:p>
          </table:table-cell>
          <table:table-cell office:value-type="float" office:value="59594" calcext:value-type="float">
            <text:p>59594</text:p>
          </table:table-cell>
          <table:table-cell office:value-type="float" office:value="98014" calcext:value-type="float">
            <text:p>98014</text:p>
          </table:table-cell>
          <table:table-cell office:value-type="float" office:value="98303" calcext:value-type="float">
            <text:p>98303</text:p>
          </table:table-cell>
          <table:table-cell table:formula="of:=ABS([.D976]-[.E976])" office:value-type="float" office:value="289" calcext:value-type="float">
            <text:p>289</text:p>
          </table:table-cell>
          <table:table-cell table:number-columns-repeated="2"/>
          <table:table-cell table:formula="of:=COUNTIF([.C$2:.C$1001];[.B976])" office:value-type="float" office:value="0" calcext:value-type="float">
            <text:p>0</text:p>
          </table:table-cell>
          <table:table-cell table:formula="of:=[.I976]*[.B97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7625 <text:s text:c="2"/>20243</text:p>
          </table:table-cell>
          <table:table-cell office:value-type="float" office:value="47625" calcext:value-type="float">
            <text:p>47625</text:p>
          </table:table-cell>
          <table:table-cell office:value-type="float" office:value="20243" calcext:value-type="float">
            <text:p>20243</text:p>
          </table:table-cell>
          <table:table-cell office:value-type="float" office:value="98158" calcext:value-type="float">
            <text:p>98158</text:p>
          </table:table-cell>
          <table:table-cell office:value-type="float" office:value="98303" calcext:value-type="float">
            <text:p>98303</text:p>
          </table:table-cell>
          <table:table-cell table:formula="of:=ABS([.D977]-[.E977])" office:value-type="float" office:value="145" calcext:value-type="float">
            <text:p>145</text:p>
          </table:table-cell>
          <table:table-cell table:number-columns-repeated="2"/>
          <table:table-cell table:formula="of:=COUNTIF([.C$2:.C$1001];[.B977])" office:value-type="float" office:value="0" calcext:value-type="float">
            <text:p>0</text:p>
          </table:table-cell>
          <table:table-cell table:formula="of:=[.I977]*[.B97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2304 <text:s text:c="2"/>15951</text:p>
          </table:table-cell>
          <table:table-cell office:value-type="float" office:value="42304" calcext:value-type="float">
            <text:p>42304</text:p>
          </table:table-cell>
          <table:table-cell office:value-type="float" office:value="15951" calcext:value-type="float">
            <text:p>15951</text:p>
          </table:table-cell>
          <table:table-cell office:value-type="float" office:value="98229" calcext:value-type="float">
            <text:p>98229</text:p>
          </table:table-cell>
          <table:table-cell office:value-type="float" office:value="98303" calcext:value-type="float">
            <text:p>98303</text:p>
          </table:table-cell>
          <table:table-cell table:formula="of:=ABS([.D978]-[.E978])" office:value-type="float" office:value="74" calcext:value-type="float">
            <text:p>74</text:p>
          </table:table-cell>
          <table:table-cell table:number-columns-repeated="2"/>
          <table:table-cell table:formula="of:=COUNTIF([.C$2:.C$1001];[.B978])" office:value-type="float" office:value="2" calcext:value-type="float">
            <text:p>2</text:p>
          </table:table-cell>
          <table:table-cell table:formula="of:=[.I978]*[.B978]" office:value-type="float" office:value="84608" calcext:value-type="float">
            <text:p>8460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8069 <text:s text:c="2"/>91705</text:p>
          </table:table-cell>
          <table:table-cell office:value-type="float" office:value="48069" calcext:value-type="float">
            <text:p>48069</text:p>
          </table:table-cell>
          <table:table-cell office:value-type="float" office:value="91705" calcext:value-type="float">
            <text:p>91705</text:p>
          </table:table-cell>
          <table:table-cell office:value-type="float" office:value="98231" calcext:value-type="float">
            <text:p>98231</text:p>
          </table:table-cell>
          <table:table-cell office:value-type="float" office:value="98409" calcext:value-type="float">
            <text:p>98409</text:p>
          </table:table-cell>
          <table:table-cell table:formula="of:=ABS([.D979]-[.E979])" office:value-type="float" office:value="178" calcext:value-type="float">
            <text:p>178</text:p>
          </table:table-cell>
          <table:table-cell table:number-columns-repeated="2"/>
          <table:table-cell table:formula="of:=COUNTIF([.C$2:.C$1001];[.B979])" office:value-type="float" office:value="0" calcext:value-type="float">
            <text:p>0</text:p>
          </table:table-cell>
          <table:table-cell table:formula="of:=[.I979]*[.B97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492 <text:s text:c="2"/>92921</text:p>
          </table:table-cell>
          <table:table-cell office:value-type="float" office:value="44492" calcext:value-type="float">
            <text:p>44492</text:p>
          </table:table-cell>
          <table:table-cell office:value-type="float" office:value="92921" calcext:value-type="float">
            <text:p>92921</text:p>
          </table:table-cell>
          <table:table-cell office:value-type="float" office:value="98243" calcext:value-type="float">
            <text:p>98243</text:p>
          </table:table-cell>
          <table:table-cell office:value-type="float" office:value="98409" calcext:value-type="float">
            <text:p>98409</text:p>
          </table:table-cell>
          <table:table-cell table:formula="of:=ABS([.D980]-[.E980])" office:value-type="float" office:value="166" calcext:value-type="float">
            <text:p>166</text:p>
          </table:table-cell>
          <table:table-cell table:number-columns-repeated="2"/>
          <table:table-cell table:formula="of:=COUNTIF([.C$2:.C$1001];[.B980])" office:value-type="float" office:value="0" calcext:value-type="float">
            <text:p>0</text:p>
          </table:table-cell>
          <table:table-cell table:formula="of:=[.I980]*[.B98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8981 <text:s text:c="2"/>42304</text:p>
          </table:table-cell>
          <table:table-cell office:value-type="float" office:value="18981" calcext:value-type="float">
            <text:p>18981</text:p>
          </table:table-cell>
          <table:table-cell office:value-type="float" office:value="42304" calcext:value-type="float">
            <text:p>42304</text:p>
          </table:table-cell>
          <table:table-cell office:value-type="float" office:value="98303" calcext:value-type="float">
            <text:p>98303</text:p>
          </table:table-cell>
          <table:table-cell office:value-type="float" office:value="98409" calcext:value-type="float">
            <text:p>98409</text:p>
          </table:table-cell>
          <table:table-cell table:formula="of:=ABS([.D981]-[.E981])" office:value-type="float" office:value="106" calcext:value-type="float">
            <text:p>106</text:p>
          </table:table-cell>
          <table:table-cell table:number-columns-repeated="2"/>
          <table:table-cell table:formula="of:=COUNTIF([.C$2:.C$1001];[.B981])" office:value-type="float" office:value="0" calcext:value-type="float">
            <text:p>0</text:p>
          </table:table-cell>
          <table:table-cell table:formula="of:=[.I981]*[.B98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501 <text:s text:c="2"/>71398</text:p>
          </table:table-cell>
          <table:table-cell office:value-type="float" office:value="13501" calcext:value-type="float">
            <text:p>13501</text:p>
          </table:table-cell>
          <table:table-cell office:value-type="float" office:value="71398" calcext:value-type="float">
            <text:p>71398</text:p>
          </table:table-cell>
          <table:table-cell office:value-type="float" office:value="98318" calcext:value-type="float">
            <text:p>98318</text:p>
          </table:table-cell>
          <table:table-cell office:value-type="float" office:value="98409" calcext:value-type="float">
            <text:p>98409</text:p>
          </table:table-cell>
          <table:table-cell table:formula="of:=ABS([.D982]-[.E982])" office:value-type="float" office:value="91" calcext:value-type="float">
            <text:p>91</text:p>
          </table:table-cell>
          <table:table-cell table:number-columns-repeated="2"/>
          <table:table-cell table:formula="of:=COUNTIF([.C$2:.C$1001];[.B982])" office:value-type="float" office:value="0" calcext:value-type="float">
            <text:p>0</text:p>
          </table:table-cell>
          <table:table-cell table:formula="of:=[.I982]*[.B98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868 <text:s text:c="2"/>18580</text:p>
          </table:table-cell>
          <table:table-cell office:value-type="float" office:value="64868" calcext:value-type="float">
            <text:p>64868</text:p>
          </table:table-cell>
          <table:table-cell office:value-type="float" office:value="18580" calcext:value-type="float">
            <text:p>18580</text:p>
          </table:table-cell>
          <table:table-cell office:value-type="float" office:value="98364" calcext:value-type="float">
            <text:p>98364</text:p>
          </table:table-cell>
          <table:table-cell office:value-type="float" office:value="98409" calcext:value-type="float">
            <text:p>98409</text:p>
          </table:table-cell>
          <table:table-cell table:formula="of:=ABS([.D983]-[.E983])" office:value-type="float" office:value="45" calcext:value-type="float">
            <text:p>45</text:p>
          </table:table-cell>
          <table:table-cell table:number-columns-repeated="2"/>
          <table:table-cell table:formula="of:=COUNTIF([.C$2:.C$1001];[.B983])" office:value-type="float" office:value="11" calcext:value-type="float">
            <text:p>11</text:p>
          </table:table-cell>
          <table:table-cell table:formula="of:=[.I983]*[.B983]" office:value-type="float" office:value="713548" calcext:value-type="float">
            <text:p>7135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8280 <text:s text:c="2"/>87499</text:p>
          </table:table-cell>
          <table:table-cell office:value-type="float" office:value="38280" calcext:value-type="float">
            <text:p>38280</text:p>
          </table:table-cell>
          <table:table-cell office:value-type="float" office:value="87499" calcext:value-type="float">
            <text:p>87499</text:p>
          </table:table-cell>
          <table:table-cell office:value-type="float" office:value="98405" calcext:value-type="float">
            <text:p>98405</text:p>
          </table:table-cell>
          <table:table-cell office:value-type="float" office:value="98409" calcext:value-type="float">
            <text:p>98409</text:p>
          </table:table-cell>
          <table:table-cell table:formula="of:=ABS([.D984]-[.E984])" office:value-type="float" office:value="4" calcext:value-type="float">
            <text:p>4</text:p>
          </table:table-cell>
          <table:table-cell table:number-columns-repeated="2"/>
          <table:table-cell table:formula="of:=COUNTIF([.C$2:.C$1001];[.B984])" office:value-type="float" office:value="0" calcext:value-type="float">
            <text:p>0</text:p>
          </table:table-cell>
          <table:table-cell table:formula="of:=[.I984]*[.B98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0480 <text:s text:c="2"/>96879</text:p>
          </table:table-cell>
          <table:table-cell office:value-type="float" office:value="40480" calcext:value-type="float">
            <text:p>40480</text:p>
          </table:table-cell>
          <table:table-cell office:value-type="float" office:value="96879" calcext:value-type="float">
            <text:p>96879</text:p>
          </table:table-cell>
          <table:table-cell office:value-type="float" office:value="98409" calcext:value-type="float">
            <text:p>98409</text:p>
          </table:table-cell>
          <table:table-cell office:value-type="float" office:value="98409" calcext:value-type="float">
            <text:p>98409</text:p>
          </table:table-cell>
          <table:table-cell table:formula="of:=ABS([.D985]-[.E985])" office:value-type="float" office:value="0" calcext:value-type="float">
            <text:p>0</text:p>
          </table:table-cell>
          <table:table-cell table:number-columns-repeated="2"/>
          <table:table-cell table:formula="of:=COUNTIF([.C$2:.C$1001];[.B985])" office:value-type="float" office:value="0" calcext:value-type="float">
            <text:p>0</text:p>
          </table:table-cell>
          <table:table-cell table:formula="of:=[.I985]*[.B98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6161 <text:s text:c="2"/>87470</text:p>
          </table:table-cell>
          <table:table-cell office:value-type="float" office:value="76161" calcext:value-type="float">
            <text:p>76161</text:p>
          </table:table-cell>
          <table:table-cell office:value-type="float" office:value="87470" calcext:value-type="float">
            <text:p>87470</text:p>
          </table:table-cell>
          <table:table-cell office:value-type="float" office:value="98465" calcext:value-type="float">
            <text:p>98465</text:p>
          </table:table-cell>
          <table:table-cell office:value-type="float" office:value="98409" calcext:value-type="float">
            <text:p>98409</text:p>
          </table:table-cell>
          <table:table-cell table:formula="of:=ABS([.D986]-[.E986])" office:value-type="float" office:value="56" calcext:value-type="float">
            <text:p>56</text:p>
          </table:table-cell>
          <table:table-cell table:number-columns-repeated="2"/>
          <table:table-cell table:formula="of:=COUNTIF([.C$2:.C$1001];[.B986])" office:value-type="float" office:value="0" calcext:value-type="float">
            <text:p>0</text:p>
          </table:table-cell>
          <table:table-cell table:formula="of:=[.I986]*[.B98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440 <text:s text:c="2"/>26034</text:p>
          </table:table-cell>
          <table:table-cell office:value-type="float" office:value="53440" calcext:value-type="float">
            <text:p>53440</text:p>
          </table:table-cell>
          <table:table-cell office:value-type="float" office:value="26034" calcext:value-type="float">
            <text:p>26034</text:p>
          </table:table-cell>
          <table:table-cell office:value-type="float" office:value="98473" calcext:value-type="float">
            <text:p>98473</text:p>
          </table:table-cell>
          <table:table-cell office:value-type="float" office:value="98409" calcext:value-type="float">
            <text:p>98409</text:p>
          </table:table-cell>
          <table:table-cell table:formula="of:=ABS([.D987]-[.E987])" office:value-type="float" office:value="64" calcext:value-type="float">
            <text:p>64</text:p>
          </table:table-cell>
          <table:table-cell table:number-columns-repeated="2"/>
          <table:table-cell table:formula="of:=COUNTIF([.C$2:.C$1001];[.B987])" office:value-type="float" office:value="0" calcext:value-type="float">
            <text:p>0</text:p>
          </table:table-cell>
          <table:table-cell table:formula="of:=[.I987]*[.B98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9706 <text:s text:c="2"/>54382</text:p>
          </table:table-cell>
          <table:table-cell office:value-type="float" office:value="99706" calcext:value-type="float">
            <text:p>99706</text:p>
          </table:table-cell>
          <table:table-cell office:value-type="float" office:value="54382" calcext:value-type="float">
            <text:p>54382</text:p>
          </table:table-cell>
          <table:table-cell office:value-type="float" office:value="98505" calcext:value-type="float">
            <text:p>98505</text:p>
          </table:table-cell>
          <table:table-cell office:value-type="float" office:value="98409" calcext:value-type="float">
            <text:p>98409</text:p>
          </table:table-cell>
          <table:table-cell table:formula="of:=ABS([.D988]-[.E988])" office:value-type="float" office:value="96" calcext:value-type="float">
            <text:p>96</text:p>
          </table:table-cell>
          <table:table-cell table:number-columns-repeated="2"/>
          <table:table-cell table:formula="of:=COUNTIF([.C$2:.C$1001];[.B988])" office:value-type="float" office:value="0" calcext:value-type="float">
            <text:p>0</text:p>
          </table:table-cell>
          <table:table-cell table:formula="of:=[.I988]*[.B98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2102 <text:s text:c="2"/>95972</text:p>
          </table:table-cell>
          <table:table-cell office:value-type="float" office:value="22102" calcext:value-type="float">
            <text:p>22102</text:p>
          </table:table-cell>
          <table:table-cell office:value-type="float" office:value="95972" calcext:value-type="float">
            <text:p>95972</text:p>
          </table:table-cell>
          <table:table-cell office:value-type="float" office:value="98554" calcext:value-type="float">
            <text:p>98554</text:p>
          </table:table-cell>
          <table:table-cell office:value-type="float" office:value="98409" calcext:value-type="float">
            <text:p>98409</text:p>
          </table:table-cell>
          <table:table-cell table:formula="of:=ABS([.D989]-[.E989])" office:value-type="float" office:value="145" calcext:value-type="float">
            <text:p>145</text:p>
          </table:table-cell>
          <table:table-cell table:number-columns-repeated="2"/>
          <table:table-cell table:formula="of:=COUNTIF([.C$2:.C$1001];[.B989])" office:value-type="float" office:value="0" calcext:value-type="float">
            <text:p>0</text:p>
          </table:table-cell>
          <table:table-cell table:formula="of:=[.I989]*[.B98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433 <text:s text:c="2"/>56267</text:p>
          </table:table-cell>
          <table:table-cell office:value-type="float" office:value="23433" calcext:value-type="float">
            <text:p>23433</text:p>
          </table:table-cell>
          <table:table-cell office:value-type="float" office:value="56267" calcext:value-type="float">
            <text:p>56267</text:p>
          </table:table-cell>
          <table:table-cell office:value-type="float" office:value="98976" calcext:value-type="float">
            <text:p>98976</text:p>
          </table:table-cell>
          <table:table-cell office:value-type="float" office:value="98409" calcext:value-type="float">
            <text:p>98409</text:p>
          </table:table-cell>
          <table:table-cell table:formula="of:=ABS([.D990]-[.E990])" office:value-type="float" office:value="567" calcext:value-type="float">
            <text:p>567</text:p>
          </table:table-cell>
          <table:table-cell table:number-columns-repeated="2"/>
          <table:table-cell table:formula="of:=COUNTIF([.C$2:.C$1001];[.B990])" office:value-type="float" office:value="0" calcext:value-type="float">
            <text:p>0</text:p>
          </table:table-cell>
          <table:table-cell table:formula="of:=[.I990]*[.B99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0986 <text:s text:c="2"/>83482</text:p>
          </table:table-cell>
          <table:table-cell office:value-type="float" office:value="70986" calcext:value-type="float">
            <text:p>70986</text:p>
          </table:table-cell>
          <table:table-cell office:value-type="float" office:value="83482" calcext:value-type="float">
            <text:p>83482</text:p>
          </table:table-cell>
          <table:table-cell office:value-type="float" office:value="99020" calcext:value-type="float">
            <text:p>99020</text:p>
          </table:table-cell>
          <table:table-cell office:value-type="float" office:value="98409" calcext:value-type="float">
            <text:p>98409</text:p>
          </table:table-cell>
          <table:table-cell table:formula="of:=ABS([.D991]-[.E991])" office:value-type="float" office:value="611" calcext:value-type="float">
            <text:p>611</text:p>
          </table:table-cell>
          <table:table-cell table:number-columns-repeated="2"/>
          <table:table-cell table:formula="of:=COUNTIF([.C$2:.C$1001];[.B991])" office:value-type="float" office:value="0" calcext:value-type="float">
            <text:p>0</text:p>
          </table:table-cell>
          <table:table-cell table:formula="of:=[.I991]*[.B99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9356 <text:s text:c="2"/>98303</text:p>
          </table:table-cell>
          <table:table-cell office:value-type="float" office:value="49356" calcext:value-type="float">
            <text:p>49356</text:p>
          </table:table-cell>
          <table:table-cell office:value-type="float" office:value="98303" calcext:value-type="float">
            <text:p>98303</text:p>
          </table:table-cell>
          <table:table-cell office:value-type="float" office:value="99057" calcext:value-type="float">
            <text:p>99057</text:p>
          </table:table-cell>
          <table:table-cell office:value-type="float" office:value="98409" calcext:value-type="float">
            <text:p>98409</text:p>
          </table:table-cell>
          <table:table-cell table:formula="of:=ABS([.D992]-[.E992])" office:value-type="float" office:value="648" calcext:value-type="float">
            <text:p>648</text:p>
          </table:table-cell>
          <table:table-cell table:number-columns-repeated="2"/>
          <table:table-cell table:formula="of:=COUNTIF([.C$2:.C$1001];[.B992])" office:value-type="float" office:value="0" calcext:value-type="float">
            <text:p>0</text:p>
          </table:table-cell>
          <table:table-cell table:formula="of:=[.I992]*[.B99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792 <text:s text:c="2"/>48432</text:p>
          </table:table-cell>
          <table:table-cell office:value-type="float" office:value="25792" calcext:value-type="float">
            <text:p>25792</text:p>
          </table:table-cell>
          <table:table-cell office:value-type="float" office:value="48432" calcext:value-type="float">
            <text:p>48432</text:p>
          </table:table-cell>
          <table:table-cell office:value-type="float" office:value="99204" calcext:value-type="float">
            <text:p>99204</text:p>
          </table:table-cell>
          <table:table-cell office:value-type="float" office:value="98409" calcext:value-type="float">
            <text:p>98409</text:p>
          </table:table-cell>
          <table:table-cell table:formula="of:=ABS([.D993]-[.E993])" office:value-type="float" office:value="795" calcext:value-type="float">
            <text:p>795</text:p>
          </table:table-cell>
          <table:table-cell table:number-columns-repeated="2"/>
          <table:table-cell table:formula="of:=COUNTIF([.C$2:.C$1001];[.B993])" office:value-type="float" office:value="0" calcext:value-type="float">
            <text:p>0</text:p>
          </table:table-cell>
          <table:table-cell table:formula="of:=[.I993]*[.B99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7046 <text:s text:c="2"/>20622</text:p>
          </table:table-cell>
          <table:table-cell office:value-type="float" office:value="87046" calcext:value-type="float">
            <text:p>87046</text:p>
          </table:table-cell>
          <table:table-cell office:value-type="float" office:value="20622" calcext:value-type="float">
            <text:p>20622</text:p>
          </table:table-cell>
          <table:table-cell office:value-type="float" office:value="99407" calcext:value-type="float">
            <text:p>99407</text:p>
          </table:table-cell>
          <table:table-cell office:value-type="float" office:value="98442" calcext:value-type="float">
            <text:p>98442</text:p>
          </table:table-cell>
          <table:table-cell table:formula="of:=ABS([.D994]-[.E994])" office:value-type="float" office:value="965" calcext:value-type="float">
            <text:p>965</text:p>
          </table:table-cell>
          <table:table-cell table:number-columns-repeated="2"/>
          <table:table-cell table:formula="of:=COUNTIF([.C$2:.C$1001];[.B994])" office:value-type="float" office:value="0" calcext:value-type="float">
            <text:p>0</text:p>
          </table:table-cell>
          <table:table-cell table:formula="of:=[.I994]*[.B99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4220 <text:s text:c="2"/>54382</text:p>
          </table:table-cell>
          <table:table-cell office:value-type="float" office:value="44220" calcext:value-type="float">
            <text:p>44220</text:p>
          </table:table-cell>
          <table:table-cell office:value-type="float" office:value="54382" calcext:value-type="float">
            <text:p>54382</text:p>
          </table:table-cell>
          <table:table-cell office:value-type="float" office:value="99596" calcext:value-type="float">
            <text:p>99596</text:p>
          </table:table-cell>
          <table:table-cell office:value-type="float" office:value="98617" calcext:value-type="float">
            <text:p>98617</text:p>
          </table:table-cell>
          <table:table-cell table:formula="of:=ABS([.D995]-[.E995])" office:value-type="float" office:value="979" calcext:value-type="float">
            <text:p>979</text:p>
          </table:table-cell>
          <table:table-cell table:number-columns-repeated="2"/>
          <table:table-cell table:formula="of:=COUNTIF([.C$2:.C$1001];[.B995])" office:value-type="float" office:value="0" calcext:value-type="float">
            <text:p>0</text:p>
          </table:table-cell>
          <table:table-cell table:formula="of:=[.I995]*[.B99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076 <text:s text:c="2"/>22755</text:p>
          </table:table-cell>
          <table:table-cell office:value-type="float" office:value="19076" calcext:value-type="float">
            <text:p>19076</text:p>
          </table:table-cell>
          <table:table-cell office:value-type="float" office:value="22755" calcext:value-type="float">
            <text:p>22755</text:p>
          </table:table-cell>
          <table:table-cell office:value-type="float" office:value="99667" calcext:value-type="float">
            <text:p>99667</text:p>
          </table:table-cell>
          <table:table-cell office:value-type="float" office:value="98790" calcext:value-type="float">
            <text:p>98790</text:p>
          </table:table-cell>
          <table:table-cell table:formula="of:=ABS([.D996]-[.E996])" office:value-type="float" office:value="877" calcext:value-type="float">
            <text:p>877</text:p>
          </table:table-cell>
          <table:table-cell table:number-columns-repeated="2"/>
          <table:table-cell table:formula="of:=COUNTIF([.C$2:.C$1001];[.B996])" office:value-type="float" office:value="0" calcext:value-type="float">
            <text:p>0</text:p>
          </table:table-cell>
          <table:table-cell table:formula="of:=[.I996]*[.B99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811 <text:s text:c="2"/>96311</text:p>
          </table:table-cell>
          <table:table-cell office:value-type="float" office:value="66811" calcext:value-type="float">
            <text:p>66811</text:p>
          </table:table-cell>
          <table:table-cell office:value-type="float" office:value="96311" calcext:value-type="float">
            <text:p>96311</text:p>
          </table:table-cell>
          <table:table-cell office:value-type="float" office:value="99706" calcext:value-type="float">
            <text:p>99706</text:p>
          </table:table-cell>
          <table:table-cell office:value-type="float" office:value="98952" calcext:value-type="float">
            <text:p>98952</text:p>
          </table:table-cell>
          <table:table-cell table:formula="of:=ABS([.D997]-[.E997])" office:value-type="float" office:value="754" calcext:value-type="float">
            <text:p>754</text:p>
          </table:table-cell>
          <table:table-cell table:number-columns-repeated="2"/>
          <table:table-cell table:formula="of:=COUNTIF([.C$2:.C$1001];[.B997])" office:value-type="float" office:value="0" calcext:value-type="float">
            <text:p>0</text:p>
          </table:table-cell>
          <table:table-cell table:formula="of:=[.I997]*[.B99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0099 <text:s text:c="2"/>15951</text:p>
          </table:table-cell>
          <table:table-cell office:value-type="float" office:value="90099" calcext:value-type="float">
            <text:p>90099</text:p>
          </table:table-cell>
          <table:table-cell office:value-type="float" office:value="15951" calcext:value-type="float">
            <text:p>15951</text:p>
          </table:table-cell>
          <table:table-cell office:value-type="float" office:value="99714" calcext:value-type="float">
            <text:p>99714</text:p>
          </table:table-cell>
          <table:table-cell office:value-type="float" office:value="99283" calcext:value-type="float">
            <text:p>99283</text:p>
          </table:table-cell>
          <table:table-cell table:formula="of:=ABS([.D998]-[.E998])" office:value-type="float" office:value="431" calcext:value-type="float">
            <text:p>431</text:p>
          </table:table-cell>
          <table:table-cell table:number-columns-repeated="2"/>
          <table:table-cell table:formula="of:=COUNTIF([.C$2:.C$1001];[.B998])" office:value-type="float" office:value="0" calcext:value-type="float">
            <text:p>0</text:p>
          </table:table-cell>
          <table:table-cell table:formula="of:=[.I998]*[.B99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3595 <text:s text:c="2"/>70999</text:p>
          </table:table-cell>
          <table:table-cell office:value-type="float" office:value="33595" calcext:value-type="float">
            <text:p>33595</text:p>
          </table:table-cell>
          <table:table-cell office:value-type="float" office:value="70999" calcext:value-type="float">
            <text:p>70999</text:p>
          </table:table-cell>
          <table:table-cell office:value-type="float" office:value="99871" calcext:value-type="float">
            <text:p>99871</text:p>
          </table:table-cell>
          <table:table-cell office:value-type="float" office:value="99354" calcext:value-type="float">
            <text:p>99354</text:p>
          </table:table-cell>
          <table:table-cell table:formula="of:=ABS([.D999]-[.E999])" office:value-type="float" office:value="517" calcext:value-type="float">
            <text:p>517</text:p>
          </table:table-cell>
          <table:table-cell table:number-columns-repeated="2"/>
          <table:table-cell table:formula="of:=COUNTIF([.C$2:.C$1001];[.B999])" office:value-type="float" office:value="0" calcext:value-type="float">
            <text:p>0</text:p>
          </table:table-cell>
          <table:table-cell table:formula="of:=[.I999]*[.B99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173 <text:s text:c="2"/>20622</text:p>
          </table:table-cell>
          <table:table-cell office:value-type="float" office:value="19173" calcext:value-type="float">
            <text:p>19173</text:p>
          </table:table-cell>
          <table:table-cell office:value-type="float" office:value="20622" calcext:value-type="float">
            <text:p>20622</text:p>
          </table:table-cell>
          <table:table-cell office:value-type="float" office:value="99903" calcext:value-type="float">
            <text:p>99903</text:p>
          </table:table-cell>
          <table:table-cell office:value-type="float" office:value="99383" calcext:value-type="float">
            <text:p>99383</text:p>
          </table:table-cell>
          <table:table-cell table:formula="of:=ABS([.D1000]-[.E1000])" office:value-type="float" office:value="520" calcext:value-type="float">
            <text:p>520</text:p>
          </table:table-cell>
          <table:table-cell table:number-columns-repeated="2"/>
          <table:table-cell table:formula="of:=COUNTIF([.C$2:.C$1001];[.B1000])" office:value-type="float" office:value="0" calcext:value-type="float">
            <text:p>0</text:p>
          </table:table-cell>
          <table:table-cell table:formula="of:=[.I1000]*[.B100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964 <text:s text:c="2"/>56430 </text:p>
          </table:table-cell>
          <table:table-cell office:value-type="float" office:value="12964" calcext:value-type="float">
            <text:p>12964</text:p>
          </table:table-cell>
          <table:table-cell office:value-type="float" office:value="56430" calcext:value-type="float">
            <text:p>56430</text:p>
          </table:table-cell>
          <table:table-cell office:value-type="float" office:value="99959" calcext:value-type="float">
            <text:p>99959</text:p>
          </table:table-cell>
          <table:table-cell office:value-type="float" office:value="99885" calcext:value-type="float">
            <text:p>99885</text:p>
          </table:table-cell>
          <table:table-cell table:formula="of:=ABS([.D1001]-[.E1001])" office:value-type="float" office:value="74" calcext:value-type="float">
            <text:p>74</text:p>
          </table:table-cell>
          <table:table-cell table:number-columns-repeated="2"/>
          <table:table-cell table:formula="of:=COUNTIF([.C$2:.C$1001];[.B1001])" office:value-type="float" office:value="0" calcext:value-type="float">
            <text:p>0</text:p>
          </table:table-cell>
          <table:table-cell table:formula="of:=[.I1001]*[.B1001]" office:value-type="float" office:value="0" calcext:value-type="float">
            <text:p>0</text:p>
          </table:table-cell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13:21:19.901078700</meta:creation-date>
    <dc:date>2025-04-21T13:29:02.756788300</dc:date>
    <meta:editing-duration>PT7M43S</meta:editing-duration>
    <meta:editing-cycles>2</meta:editing-cycles>
    <meta:generator>LibreOffice/25.2.2.1$Windows_x86 LibreOffice_project/38d746d66d9b82fa248a2e90142b9dd3ddd1d6cd</meta:generator>
    <meta:document-statistic meta:table-count="1" meta:cell-count="8012" meta:object-count="0"/>
  </office:meta>
</office:document-meta>
</file>